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LJARAFE-DD-AT_IN">
            <text:p>ALJARAFE-DD-AT_IN</text:p>
          </table:table-cell>
          <table:table-cell table:style-name="pd1" office:value-type="string" office:string-value="ALJARAFE-O3-AT_IN">
            <text:p>ALJARAFE-O3-AT_IN</text:p>
          </table:table-cell>
        </table:table-row>
        <table:table-row>
          <table:table-cell table:style-name="pd1" office:value-type="date" office:date-value="2015-01-02T02:00:00">
            <text:p>Fri Jan  2 02:00:00 2015</text:p>
          </table:table-cell>
          <table:table-cell office:value-type="float" office:value="119.6667">
            <text:p>119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02T05:00:00">
            <text:p>Fri Jan  2 05:00:00 2015</text:p>
          </table:table-cell>
          <table:table-cell office:value-type="float" office:value="113.8333">
            <text:p>113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5-01-02T06:00:00">
            <text:p>Fri Jan  2 06:00:00 2015</text:p>
          </table:table-cell>
          <table:table-cell office:value-type="float" office:value="103.1667">
            <text:p>103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2T08:00:00">
            <text:p>Fri Jan  2 08:00:00 2015</text:p>
          </table:table-cell>
          <table:table-cell office:value-type="float" office:value="107.8333">
            <text:p>107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02T21:00:00">
            <text:p>Fri Jan  2 21:00:00 2015</text:p>
          </table:table-cell>
          <table:table-cell office:value-type="float" office:value="117.5">
            <text:p>117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02T22:00:00">
            <text:p>Fri Jan  2 22:00:00 2015</text:p>
          </table:table-cell>
          <table:table-cell office:value-type="float" office:value="146.5">
            <text:p>146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03T01:00:00">
            <text:p>Sat Jan  3 01:00:00 2015</text:p>
          </table:table-cell>
          <table:table-cell office:value-type="float" office:value="100.6667">
            <text:p>100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03T03:00:00">
            <text:p>Sat Jan  3 03:00:00 2015</text:p>
          </table:table-cell>
          <table:table-cell office:value-type="float" office:value="85.8333">
            <text:p>85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04T05:00:00">
            <text:p>Sun Jan  4 05:00:00 2015</text:p>
          </table:table-cell>
          <table:table-cell office:value-type="float" office:value="99.3333">
            <text:p>99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1-04T07:00:00">
            <text:p>Sun Jan  4 07:00:00 2015</text:p>
          </table:table-cell>
          <table:table-cell office:value-type="float" office:value="88.8333">
            <text:p>88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04T08:00:00">
            <text:p>Sun Jan  4 08:00:00 2015</text:p>
          </table:table-cell>
          <table:table-cell office:value-type="float" office:value="93.6667">
            <text:p>93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04T23:00:00">
            <text:p>Sun Jan  4 23:00:00 2015</text:p>
          </table:table-cell>
          <table:table-cell office:value-type="float" office:value="117.0">
            <text:p>117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5T01:00:00">
            <text:p>Mon Jan  5 01:00:00 2015</text:p>
          </table:table-cell>
          <table:table-cell office:value-type="float" office:value="193.0">
            <text:p>193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05T02:00:00">
            <text:p>Mon Jan  5 02:00:00 2015</text:p>
          </table:table-cell>
          <table:table-cell office:value-type="float" office:value="191.5">
            <text:p>191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5T04:00:00">
            <text:p>Mon Jan  5 04:00:00 2015</text:p>
          </table:table-cell>
          <table:table-cell office:value-type="float" office:value="48.1667">
            <text:p>4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6T00:00:00">
            <text:p>Tue Jan  6 00:00:00 2015</text:p>
          </table:table-cell>
          <table:table-cell office:value-type="float" office:value="95.8333">
            <text:p>95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06T03:00:00">
            <text:p>Tue Jan  6 03:00:00 2015</text:p>
          </table:table-cell>
          <table:table-cell office:value-type="float" office:value="62.1667">
            <text:p>62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6T04:00:00">
            <text:p>Tue Jan  6 04:00:00 2015</text:p>
          </table:table-cell>
          <table:table-cell office:value-type="float" office:value="94.3333">
            <text:p>94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1-06T06:00:00">
            <text:p>Tue Jan  6 06:00:00 2015</text:p>
          </table:table-cell>
          <table:table-cell office:value-type="float" office:value="57.6667">
            <text:p>57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1-06T07:00:00">
            <text:p>Tue Jan  6 07:00:00 2015</text:p>
          </table:table-cell>
          <table:table-cell office:value-type="float" office:value="80.0">
            <text:p>80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06T08:00:00">
            <text:p>Tue Jan  6 08:00:00 2015</text:p>
          </table:table-cell>
          <table:table-cell office:value-type="float" office:value="59.3333">
            <text:p>59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01-06T09:00:00">
            <text:p>Tue Jan  6 09:00:00 2015</text:p>
          </table:table-cell>
          <table:table-cell office:value-type="float" office:value="109.6667">
            <text:p>109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01:00:00">
            <text:p>Wed Jan  7 01:00:00 2015</text:p>
          </table:table-cell>
          <table:table-cell office:value-type="float" office:value="27.3333">
            <text:p>27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7T02:00:00">
            <text:p>Wed Jan  7 02:00:00 2015</text:p>
          </table:table-cell>
          <table:table-cell office:value-type="float" office:value="47.0">
            <text:p>47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07T04:00:00">
            <text:p>Wed Jan  7 04:00:00 2015</text:p>
          </table:table-cell>
          <table:table-cell office:value-type="float" office:value="97.5">
            <text:p>97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05:00:00">
            <text:p>Wed Jan  7 05:00:00 2015</text:p>
          </table:table-cell>
          <table:table-cell office:value-type="float" office:value="44.8333">
            <text:p>44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07T22:00:00">
            <text:p>Wed Jan  7 22:00:00 2015</text:p>
          </table:table-cell>
          <table:table-cell office:value-type="float" office:value="50.3333">
            <text:p>50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1-07T23:00:00">
            <text:p>Wed Jan  7 23:00:00 2015</text:p>
          </table:table-cell>
          <table:table-cell office:value-type="float" office:value="41.6667">
            <text:p>41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1-08T00:00:00">
            <text:p>Thu Jan  8 00:00:00 2015</text:p>
          </table:table-cell>
          <table:table-cell office:value-type="float" office:value="74.8333">
            <text:p>74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1-08T01:00:00">
            <text:p>Thu Jan  8 01:00:00 2015</text:p>
          </table:table-cell>
          <table:table-cell office:value-type="float" office:value="49.1667">
            <text:p>49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1-08T02:00:00">
            <text:p>Thu Jan  8 02:00:00 2015</text:p>
          </table:table-cell>
          <table:table-cell office:value-type="float" office:value="40.6667">
            <text:p>40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01-08T03:00:00">
            <text:p>Thu Jan  8 03:00:00 2015</text:p>
          </table:table-cell>
          <table:table-cell office:value-type="float" office:value="60.6667">
            <text:p>60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08T04:00:00">
            <text:p>Thu Jan  8 04:00:00 2015</text:p>
          </table:table-cell>
          <table:table-cell office:value-type="float" office:value="64.1667">
            <text:p>64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01-08T05:00:00">
            <text:p>Thu Jan  8 05:00:00 2015</text:p>
          </table:table-cell>
          <table:table-cell office:value-type="float" office:value="102.8333">
            <text:p>102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8T07:00:00">
            <text:p>Thu Jan  8 07:00:00 2015</text:p>
          </table:table-cell>
          <table:table-cell office:value-type="float" office:value="77.6667">
            <text:p>77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08T08:00:00">
            <text:p>Thu Jan  8 08:00:00 2015</text:p>
          </table:table-cell>
          <table:table-cell office:value-type="float" office:value="78.5">
            <text:p>78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08T09:00:00">
            <text:p>Thu Jan  8 09:00:00 2015</text:p>
          </table:table-cell>
          <table:table-cell office:value-type="float" office:value="87.8333">
            <text:p>87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1-08T10:00:00">
            <text:p>Thu Jan  8 10:00:00 2015</text:p>
          </table:table-cell>
          <table:table-cell office:value-type="float" office:value="86.8333">
            <text:p>86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08T22:00:00">
            <text:p>Thu Jan  8 22:00:00 2015</text:p>
          </table:table-cell>
          <table:table-cell office:value-type="float" office:value="47.8333">
            <text:p>47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9T00:00:00">
            <text:p>Fri Jan  9 00:00:00 2015</text:p>
          </table:table-cell>
          <table:table-cell office:value-type="float" office:value="101.6667">
            <text:p>101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09T01:00:00">
            <text:p>Fri Jan  9 01:00:00 2015</text:p>
          </table:table-cell>
          <table:table-cell office:value-type="float" office:value="89.6667">
            <text:p>89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09T02:00:00">
            <text:p>Fri Jan  9 02:00:00 2015</text:p>
          </table:table-cell>
          <table:table-cell office:value-type="float" office:value="90.3333">
            <text:p>90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01-09T03:00:00">
            <text:p>Fri Jan  9 03:00:00 2015</text:p>
          </table:table-cell>
          <table:table-cell office:value-type="float" office:value="72.5">
            <text:p>72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9T04:00:00">
            <text:p>Fri Jan  9 04:00:00 2015</text:p>
          </table:table-cell>
          <table:table-cell office:value-type="float" office:value="65.5">
            <text:p>65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01-09T05:00:00">
            <text:p>Fri Jan  9 05:00:00 2015</text:p>
          </table:table-cell>
          <table:table-cell office:value-type="float" office:value="55.5">
            <text:p>55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09T06:00:00">
            <text:p>Fri Jan  9 06:00:00 2015</text:p>
          </table:table-cell>
          <table:table-cell office:value-type="float" office:value="82.5">
            <text:p>82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09T07:00:00">
            <text:p>Fri Jan  9 07:00:00 2015</text:p>
          </table:table-cell>
          <table:table-cell office:value-type="float" office:value="77.5">
            <text:p>77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09T08:00:00">
            <text:p>Fri Jan  9 08:00:00 2015</text:p>
          </table:table-cell>
          <table:table-cell office:value-type="float" office:value="79.1667">
            <text:p>79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1-09T09:00:00">
            <text:p>Fri Jan  9 09:00:00 2015</text:p>
          </table:table-cell>
          <table:table-cell office:value-type="float" office:value="63.6667">
            <text:p>63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5-01-09T10:00:00">
            <text:p>Fri Jan  9 10:00:00 2015</text:p>
          </table:table-cell>
          <table:table-cell office:value-type="float" office:value="76.8333">
            <text:p>76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09T11:00:00">
            <text:p>Fri Jan  9 11:00:00 2015</text:p>
          </table:table-cell>
          <table:table-cell office:value-type="float" office:value="85.1667">
            <text:p>85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09T21:00:00">
            <text:p>Fri Jan  9 21:00:00 2015</text:p>
          </table:table-cell>
          <table:table-cell office:value-type="float" office:value="71.5">
            <text:p>71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01-10T00:00:00">
            <text:p>Sat Jan 10 00:00:00 2015</text:p>
          </table:table-cell>
          <table:table-cell office:value-type="float" office:value="128.6667">
            <text:p>128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0T03:00:00">
            <text:p>Sat Jan 10 03:00:00 2015</text:p>
          </table:table-cell>
          <table:table-cell office:value-type="float" office:value="140.3333">
            <text:p>140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0T04:00:00">
            <text:p>Sat Jan 10 04:00:00 2015</text:p>
          </table:table-cell>
          <table:table-cell office:value-type="float" office:value="132.0">
            <text:p>132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01-10T05:00:00">
            <text:p>Sat Jan 10 05:00:00 2015</text:p>
          </table:table-cell>
          <table:table-cell office:value-type="float" office:value="88.3333">
            <text:p>88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0T06:00:00">
            <text:p>Sat Jan 10 06:00:00 2015</text:p>
          </table:table-cell>
          <table:table-cell office:value-type="float" office:value="78.1667">
            <text:p>78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10T07:00:00">
            <text:p>Sat Jan 10 07:00:00 2015</text:p>
          </table:table-cell>
          <table:table-cell office:value-type="float" office:value="100.5">
            <text:p>100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1-10T08:00:00">
            <text:p>Sat Jan 10 08:00:00 2015</text:p>
          </table:table-cell>
          <table:table-cell office:value-type="float" office:value="83.1667">
            <text:p>83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10T09:00:00">
            <text:p>Sat Jan 10 09:00:00 2015</text:p>
          </table:table-cell>
          <table:table-cell office:value-type="float" office:value="94.1667">
            <text:p>94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10T10:00:00">
            <text:p>Sat Jan 10 10:00:00 2015</text:p>
          </table:table-cell>
          <table:table-cell office:value-type="float" office:value="87.6667">
            <text:p>87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11T00:00:00">
            <text:p>Sun Jan 11 00:00:00 2015</text:p>
          </table:table-cell>
          <table:table-cell office:value-type="float" office:value="26.5">
            <text:p>26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1T02:00:00">
            <text:p>Sun Jan 11 02:00:00 2015</text:p>
          </table:table-cell>
          <table:table-cell office:value-type="float" office:value="61.5">
            <text:p>61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11T03:00:00">
            <text:p>Sun Jan 11 03:00:00 2015</text:p>
          </table:table-cell>
          <table:table-cell office:value-type="float" office:value="91.0">
            <text:p>91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1-11T06:00:00">
            <text:p>Sun Jan 11 06:00:00 2015</text:p>
          </table:table-cell>
          <table:table-cell office:value-type="float" office:value="61.0">
            <text:p>61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11T07:00:00">
            <text:p>Sun Jan 11 07:00:00 2015</text:p>
          </table:table-cell>
          <table:table-cell office:value-type="float" office:value="88.3333">
            <text:p>88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11T23:00:00">
            <text:p>Sun Jan 11 23:00:00 2015</text:p>
          </table:table-cell>
          <table:table-cell office:value-type="float" office:value="89.3333">
            <text:p>89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2T00:00:00">
            <text:p>Mon Jan 12 00:00:00 2015</text:p>
          </table:table-cell>
          <table:table-cell office:value-type="float" office:value="69.8333">
            <text:p>69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12T01:00:00">
            <text:p>Mon Jan 12 01:00:00 2015</text:p>
          </table:table-cell>
          <table:table-cell office:value-type="float" office:value="66.3333">
            <text:p>66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1-12T02:00:00">
            <text:p>Mon Jan 12 02:00:00 2015</text:p>
          </table:table-cell>
          <table:table-cell office:value-type="float" office:value="62.1667">
            <text:p>62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12T03:00:00">
            <text:p>Mon Jan 12 03:00:00 2015</text:p>
          </table:table-cell>
          <table:table-cell office:value-type="float" office:value="37.5">
            <text:p>37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1-12T04:00:00">
            <text:p>Mon Jan 12 04:00:00 2015</text:p>
          </table:table-cell>
          <table:table-cell office:value-type="float" office:value="43.0">
            <text:p>43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2T05:00:00">
            <text:p>Mon Jan 12 05:00:00 2015</text:p>
          </table:table-cell>
          <table:table-cell office:value-type="float" office:value="47.0">
            <text:p>47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12T06:00:00">
            <text:p>Mon Jan 12 06:00:00 2015</text:p>
          </table:table-cell>
          <table:table-cell office:value-type="float" office:value="48.1667">
            <text:p>48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12T07:00:00">
            <text:p>Mon Jan 12 07:00:00 2015</text:p>
          </table:table-cell>
          <table:table-cell office:value-type="float" office:value="70.6667">
            <text:p>70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12T08:00:00">
            <text:p>Mon Jan 12 08:00:00 2015</text:p>
          </table:table-cell>
          <table:table-cell office:value-type="float" office:value="79.1667">
            <text:p>79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01-13T02:00:00">
            <text:p>Tue Jan 13 02:00:00 2015</text:p>
          </table:table-cell>
          <table:table-cell office:value-type="float" office:value="90.0">
            <text:p>90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13T04:00:00">
            <text:p>Tue Jan 13 04:00:00 2015</text:p>
          </table:table-cell>
          <table:table-cell office:value-type="float" office:value="130.0">
            <text:p>130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13T05:00:00">
            <text:p>Tue Jan 13 05:00:00 2015</text:p>
          </table:table-cell>
          <table:table-cell office:value-type="float" office:value="118.1667">
            <text:p>118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13T07:00:00">
            <text:p>Tue Jan 13 07:00:00 2015</text:p>
          </table:table-cell>
          <table:table-cell office:value-type="float" office:value="114.6667">
            <text:p>114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13T08:00:00">
            <text:p>Tue Jan 13 08:00:00 2015</text:p>
          </table:table-cell>
          <table:table-cell office:value-type="float" office:value="91.5">
            <text:p>91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13T09:00:00">
            <text:p>Tue Jan 13 09:00:00 2015</text:p>
          </table:table-cell>
          <table:table-cell office:value-type="float" office:value="90.0">
            <text:p>90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1-13T10:00:00">
            <text:p>Tue Jan 13 10:00:00 2015</text:p>
          </table:table-cell>
          <table:table-cell office:value-type="float" office:value="75.6667">
            <text:p>75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1-13T11:00:00">
            <text:p>Tue Jan 13 11:00:00 2015</text:p>
          </table:table-cell>
          <table:table-cell office:value-type="float" office:value="80.5">
            <text:p>80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3T12:00:00">
            <text:p>Tue Jan 13 12:00:00 2015</text:p>
          </table:table-cell>
          <table:table-cell office:value-type="float" office:value="68.3333">
            <text:p>68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3T13:00:00">
            <text:p>Tue Jan 13 13:00:00 2015</text:p>
          </table:table-cell>
          <table:table-cell office:value-type="float" office:value="78.0">
            <text:p>78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13T14:00:00">
            <text:p>Tue Jan 13 14:00:00 2015</text:p>
          </table:table-cell>
          <table:table-cell office:value-type="float" office:value="94.5">
            <text:p>94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01-13T15:00:00">
            <text:p>Tue Jan 13 15:00:00 2015</text:p>
          </table:table-cell>
          <table:table-cell office:value-type="float" office:value="82.3333">
            <text:p>82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1-13T17:00:00">
            <text:p>Tue Jan 13 17:00:00 2015</text:p>
          </table:table-cell>
          <table:table-cell office:value-type="float" office:value="130.5">
            <text:p>130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13T19:00:00">
            <text:p>Tue Jan 13 19:00:00 2015</text:p>
          </table:table-cell>
          <table:table-cell office:value-type="float" office:value="107.3333">
            <text:p>10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3T23:00:00">
            <text:p>Tue Jan 13 23:00:00 2015</text:p>
          </table:table-cell>
          <table:table-cell office:value-type="float" office:value="147.1667">
            <text:p>147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01-14T00:00:00">
            <text:p>Wed Jan 14 00:00:00 2015</text:p>
          </table:table-cell>
          <table:table-cell office:value-type="float" office:value="136.6667">
            <text:p>136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01-14T01:00:00">
            <text:p>Wed Jan 14 01:00:00 2015</text:p>
          </table:table-cell>
          <table:table-cell office:value-type="float" office:value="53.1667">
            <text:p>53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14T03:00:00">
            <text:p>Wed Jan 14 03:00:00 2015</text:p>
          </table:table-cell>
          <table:table-cell office:value-type="float" office:value="49.5">
            <text:p>49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01-14T04:00:00">
            <text:p>Wed Jan 14 04:00:00 2015</text:p>
          </table:table-cell>
          <table:table-cell office:value-type="float" office:value="63.1667">
            <text:p>63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4T05:00:00">
            <text:p>Wed Jan 14 05:00:00 2015</text:p>
          </table:table-cell>
          <table:table-cell office:value-type="float" office:value="105.8333">
            <text:p>105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14T06:00:00">
            <text:p>Wed Jan 14 06:00:00 2015</text:p>
          </table:table-cell>
          <table:table-cell office:value-type="float" office:value="81.0">
            <text:p>81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15T00:00:00">
            <text:p>Thu Jan 15 00:00:00 2015</text:p>
          </table:table-cell>
          <table:table-cell office:value-type="float" office:value="143.0">
            <text:p>143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15T01:00:00">
            <text:p>Thu Jan 15 01:00:00 2015</text:p>
          </table:table-cell>
          <table:table-cell office:value-type="float" office:value="53.1667">
            <text:p>53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15T03:00:00">
            <text:p>Thu Jan 15 03:00:00 2015</text:p>
          </table:table-cell>
          <table:table-cell office:value-type="float" office:value="123.5">
            <text:p>123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01-15T04:00:00">
            <text:p>Thu Jan 15 04:00:00 2015</text:p>
          </table:table-cell>
          <table:table-cell office:value-type="float" office:value="132.1667">
            <text:p>132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15T05:00:00">
            <text:p>Thu Jan 15 05:00:00 2015</text:p>
          </table:table-cell>
          <table:table-cell office:value-type="float" office:value="107.5">
            <text:p>107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15T06:00:00">
            <text:p>Thu Jan 15 06:00:00 2015</text:p>
          </table:table-cell>
          <table:table-cell office:value-type="float" office:value="68.1667">
            <text:p>68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01-15T07:00:00">
            <text:p>Thu Jan 15 07:00:00 2015</text:p>
          </table:table-cell>
          <table:table-cell office:value-type="float" office:value="83.6667">
            <text:p>8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16T06:00:00">
            <text:p>Fri Jan 16 06:00:00 2015</text:p>
          </table:table-cell>
          <table:table-cell office:value-type="float" office:value="279.1667">
            <text:p>279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1-16T07:00:00">
            <text:p>Fri Jan 16 07:00:00 2015</text:p>
          </table:table-cell>
          <table:table-cell office:value-type="float" office:value="226.8333">
            <text:p>226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1-16T08:00:00">
            <text:p>Fri Jan 16 08:00:00 2015</text:p>
          </table:table-cell>
          <table:table-cell office:value-type="float" office:value="242.8333">
            <text:p>242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16T09:00:00">
            <text:p>Fri Jan 16 09:00:00 2015</text:p>
          </table:table-cell>
          <table:table-cell office:value-type="float" office:value="269.0">
            <text:p>269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16T10:00:00">
            <text:p>Fri Jan 16 10:00:00 2015</text:p>
          </table:table-cell>
          <table:table-cell office:value-type="float" office:value="197.6667">
            <text:p>197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1-16T11:00:00">
            <text:p>Fri Jan 16 11:00:00 2015</text:p>
          </table:table-cell>
          <table:table-cell office:value-type="float" office:value="239.5">
            <text:p>239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1-16T12:00:00">
            <text:p>Fri Jan 16 12:00:00 2015</text:p>
          </table:table-cell>
          <table:table-cell office:value-type="float" office:value="276.8333">
            <text:p>276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01-16T13:00:00">
            <text:p>Fri Jan 16 13:00:00 2015</text:p>
          </table:table-cell>
          <table:table-cell office:value-type="float" office:value="268.6667">
            <text:p>268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01-16T14:00:00">
            <text:p>Fri Jan 16 14:00:00 2015</text:p>
          </table:table-cell>
          <table:table-cell office:value-type="float" office:value="248.0">
            <text:p>248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1-16T15:00:00">
            <text:p>Fri Jan 16 15:00:00 2015</text:p>
          </table:table-cell>
          <table:table-cell office:value-type="float" office:value="257.6667">
            <text:p>257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01-16T16:00:00">
            <text:p>Fri Jan 16 16:00:00 2015</text:p>
          </table:table-cell>
          <table:table-cell office:value-type="float" office:value="255.1667">
            <text:p>255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1-16T21:00:00">
            <text:p>Fri Jan 16 21:00:00 2015</text:p>
          </table:table-cell>
          <table:table-cell office:value-type="float" office:value="241.6667">
            <text:p>241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01-16T22:00:00">
            <text:p>Fri Jan 16 22:00:00 2015</text:p>
          </table:table-cell>
          <table:table-cell office:value-type="float" office:value="267.5">
            <text:p>267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5-01-16T23:00:00">
            <text:p>Fri Jan 16 23:00:00 2015</text:p>
          </table:table-cell>
          <table:table-cell office:value-type="float" office:value="286.8333">
            <text:p>286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17T04:00:00">
            <text:p>Sat Jan 17 04:00:00 2015</text:p>
          </table:table-cell>
          <table:table-cell office:value-type="float" office:value="198.1667">
            <text:p>198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17T05:00:00">
            <text:p>Sat Jan 17 05:00:00 2015</text:p>
          </table:table-cell>
          <table:table-cell office:value-type="float" office:value="209.0">
            <text:p>209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17T06:00:00">
            <text:p>Sat Jan 17 06:00:00 2015</text:p>
          </table:table-cell>
          <table:table-cell office:value-type="float" office:value="190.6667">
            <text:p>190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17T07:00:00">
            <text:p>Sat Jan 17 07:00:00 2015</text:p>
          </table:table-cell>
          <table:table-cell office:value-type="float" office:value="236.3333">
            <text:p>236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1-17T09:00:00">
            <text:p>Sat Jan 17 09:00:00 2015</text:p>
          </table:table-cell>
          <table:table-cell office:value-type="float" office:value="201.5">
            <text:p>201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01-18T06:00:00">
            <text:p>Sun Jan 18 06:00:00 2015</text:p>
          </table:table-cell>
          <table:table-cell office:value-type="float" office:value="95.0">
            <text:p>95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5-01-18T07:00:00">
            <text:p>Sun Jan 18 07:00:00 2015</text:p>
          </table:table-cell>
          <table:table-cell office:value-type="float" office:value="124.3333">
            <text:p>124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01-18T08:00:00">
            <text:p>Sun Jan 18 08:00:00 2015</text:p>
          </table:table-cell>
          <table:table-cell office:value-type="float" office:value="121.3333">
            <text:p>121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1-18T09:00:00">
            <text:p>Sun Jan 18 09:00:00 2015</text:p>
          </table:table-cell>
          <table:table-cell office:value-type="float" office:value="127.1667">
            <text:p>127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5-01-18T23:00:00">
            <text:p>Sun Jan 18 23:00:00 2015</text:p>
          </table:table-cell>
          <table:table-cell office:value-type="float" office:value="236.8333">
            <text:p>236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19T00:00:00">
            <text:p>Mon Jan 19 00:00:00 2015</text:p>
          </table:table-cell>
          <table:table-cell office:value-type="float" office:value="249.3333">
            <text:p>249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19T01:00:00">
            <text:p>Mon Jan 19 01:00:00 2015</text:p>
          </table:table-cell>
          <table:table-cell office:value-type="float" office:value="282.1667">
            <text:p>282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05-25T13:00:00">
            <text:p>Wed May 25 13:00:00 2016</text:p>
          </table:table-cell>
          <table:table-cell office:value-type="float" office:value="239.3333">
            <text:p>239.3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6-05-25T14:00:00">
            <text:p>Wed May 25 14:00:00 2016</text:p>
          </table:table-cell>
          <table:table-cell office:value-type="float" office:value="247.6667">
            <text:p>247.666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16-05-25T15:00:00">
            <text:p>Wed May 25 15:00:00 2016</text:p>
          </table:table-cell>
          <table:table-cell office:value-type="float" office:value="231.0">
            <text:p>231.0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6-05-25T16:00:00">
            <text:p>Wed May 25 16:00:00 2016</text:p>
          </table:table-cell>
          <table:table-cell office:value-type="float" office:value="225.1667">
            <text:p>225.1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16-05-26T04:00:00">
            <text:p>Thu May 26 04:00:00 2016</text:p>
          </table:table-cell>
          <table:table-cell office:value-type="float" office:value="201.6667">
            <text:p>201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6-05-26T05:00:00">
            <text:p>Thu May 26 05:00:00 2016</text:p>
          </table:table-cell>
          <table:table-cell office:value-type="float" office:value="171.8333">
            <text:p>171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5-26T06:00:00">
            <text:p>Thu May 26 06:00:00 2016</text:p>
          </table:table-cell>
          <table:table-cell office:value-type="float" office:value="182.0">
            <text:p>182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05-26T07:00:00">
            <text:p>Thu May 26 07:00:00 2016</text:p>
          </table:table-cell>
          <table:table-cell office:value-type="float" office:value="242.1667">
            <text:p>242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05-26T08:00:00">
            <text:p>Thu May 26 08:00:00 2016</text:p>
          </table:table-cell>
          <table:table-cell office:value-type="float" office:value="207.8333">
            <text:p>207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6-05-26T09:00:00">
            <text:p>Thu May 26 09:00:00 2016</text:p>
          </table:table-cell>
          <table:table-cell office:value-type="float" office:value="216.3333">
            <text:p>216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05-26T10:00:00">
            <text:p>Thu May 26 10:00:00 2016</text:p>
          </table:table-cell>
          <table:table-cell office:value-type="float" office:value="225.6667">
            <text:p>225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6-05-27T04:00:00">
            <text:p>Fri May 27 04:00:00 2016</text:p>
          </table:table-cell>
          <table:table-cell office:value-type="float" office:value="178.5">
            <text:p>178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5-27T05:00:00">
            <text:p>Fri May 27 05:00:00 2016</text:p>
          </table:table-cell>
          <table:table-cell office:value-type="float" office:value="174.0">
            <text:p>174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05-27T06:00:00">
            <text:p>Fri May 27 06:00:00 2016</text:p>
          </table:table-cell>
          <table:table-cell office:value-type="float" office:value="191.0">
            <text:p>191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05-27T07:00:00">
            <text:p>Fri May 27 07:00:00 2016</text:p>
          </table:table-cell>
          <table:table-cell office:value-type="float" office:value="230.3333">
            <text:p>230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6-05-27T08:00:00">
            <text:p>Fri May 27 08:00:00 2016</text:p>
          </table:table-cell>
          <table:table-cell office:value-type="float" office:value="287.3333">
            <text:p>287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6-05-27T09:00:00">
            <text:p>Fri May 27 09:00:00 2016</text:p>
          </table:table-cell>
          <table:table-cell office:value-type="float" office:value="143.3333">
            <text:p>143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05-28T03:00:00">
            <text:p>Sat May 28 03:00:00 2016</text:p>
          </table:table-cell>
          <table:table-cell office:value-type="float" office:value="234.6667">
            <text:p>234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05-28T04:00:00">
            <text:p>Sat May 28 04:00:00 2016</text:p>
          </table:table-cell>
          <table:table-cell office:value-type="float" office:value="177.8333">
            <text:p>177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05-28T05:00:00">
            <text:p>Sat May 28 05:00:00 2016</text:p>
          </table:table-cell>
          <table:table-cell office:value-type="float" office:value="170.1667">
            <text:p>170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05-28T06:00:00">
            <text:p>Sat May 28 06:00:00 2016</text:p>
          </table:table-cell>
          <table:table-cell office:value-type="float" office:value="142.3333">
            <text:p>142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05-28T07:00:00">
            <text:p>Sat May 28 07:00:00 2016</text:p>
          </table:table-cell>
          <table:table-cell office:value-type="float" office:value="173.8333">
            <text:p>173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6-05-28T08:00:00">
            <text:p>Sat May 28 08:00:00 2016</text:p>
          </table:table-cell>
          <table:table-cell office:value-type="float" office:value="171.1667">
            <text:p>171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05-29T04:00:00">
            <text:p>Sun May 29 04:00:00 2016</text:p>
          </table:table-cell>
          <table:table-cell office:value-type="float" office:value="275.0">
            <text:p>275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6-05-29T05:00:00">
            <text:p>Sun May 29 05:00:00 2016</text:p>
          </table:table-cell>
          <table:table-cell office:value-type="float" office:value="286.1667">
            <text:p>286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5-29T06:00:00">
            <text:p>Sun May 29 06:00:00 2016</text:p>
          </table:table-cell>
          <table:table-cell office:value-type="float" office:value="276.3333">
            <text:p>276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05-29T07:00:00">
            <text:p>Sun May 29 07:00:00 2016</text:p>
          </table:table-cell>
          <table:table-cell office:value-type="float" office:value="167.8333">
            <text:p>167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05-29T08:00:00">
            <text:p>Sun May 29 08:00:00 2016</text:p>
          </table:table-cell>
          <table:table-cell office:value-type="float" office:value="197.1667">
            <text:p>197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6-05-29T09:00:00">
            <text:p>Sun May 29 09:00:00 2016</text:p>
          </table:table-cell>
          <table:table-cell office:value-type="float" office:value="190.8333">
            <text:p>190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6-05-29T10:00:00">
            <text:p>Sun May 29 10:00:00 2016</text:p>
          </table:table-cell>
          <table:table-cell office:value-type="float" office:value="221.1667">
            <text:p>221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6-05-30T04:00:00">
            <text:p>Mon May 30 04:00:00 2016</text:p>
          </table:table-cell>
          <table:table-cell office:value-type="float" office:value="293.6667">
            <text:p>293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6-05-30T06:00:00">
            <text:p>Mon May 30 06:00:00 2016</text:p>
          </table:table-cell>
          <table:table-cell office:value-type="float" office:value="237.5">
            <text:p>237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5-30T09:00:00">
            <text:p>Mon May 30 09:00:00 2016</text:p>
          </table:table-cell>
          <table:table-cell office:value-type="float" office:value="178.5">
            <text:p>178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5-31T07:00:00">
            <text:p>Tue May 31 07:00:00 2016</text:p>
          </table:table-cell>
          <table:table-cell office:value-type="float" office:value="350.0">
            <text:p>350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05-31T08:00:00">
            <text:p>Tue May 31 08:00:00 2016</text:p>
          </table:table-cell>
          <table:table-cell office:value-type="float" office:value="341.6667">
            <text:p>341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6-05-31T09:00:00">
            <text:p>Tue May 31 09:00:00 2016</text:p>
          </table:table-cell>
          <table:table-cell office:value-type="float" office:value="342.1667">
            <text:p>342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05-31T10:00:00">
            <text:p>Tue May 31 10:00:00 2016</text:p>
          </table:table-cell>
          <table:table-cell office:value-type="float" office:value="233.1667">
            <text:p>233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6-02T12:00:00">
            <text:p>Thu Jun  2 12:00:00 2016</text:p>
          </table:table-cell>
          <table:table-cell office:value-type="float" office:value="216.1667">
            <text:p>216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6-06-03T05:00:00">
            <text:p>Fri Jun  3 05:00:00 2016</text:p>
          </table:table-cell>
          <table:table-cell office:value-type="float" office:value="214.5">
            <text:p>214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06-03T06:00:00">
            <text:p>Fri Jun  3 06:00:00 2016</text:p>
          </table:table-cell>
          <table:table-cell office:value-type="float" office:value="199.1667">
            <text:p>199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06-04T04:00:00">
            <text:p>Sat Jun  4 04:00:00 2016</text:p>
          </table:table-cell>
          <table:table-cell office:value-type="float" office:value="219.1667">
            <text:p>219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06-04T05:00:00">
            <text:p>Sat Jun  4 05:00:00 2016</text:p>
          </table:table-cell>
          <table:table-cell office:value-type="float" office:value="298.5">
            <text:p>298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06-04T06:00:00">
            <text:p>Sat Jun  4 06:00:00 2016</text:p>
          </table:table-cell>
          <table:table-cell office:value-type="float" office:value="331.1667">
            <text:p>331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06-04T07:00:00">
            <text:p>Sat Jun  4 07:00:00 2016</text:p>
          </table:table-cell>
          <table:table-cell office:value-type="float" office:value="335.3333">
            <text:p>335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6-06-04T08:00:00">
            <text:p>Sat Jun  4 08:00:00 2016</text:p>
          </table:table-cell>
          <table:table-cell office:value-type="float" office:value="330.0">
            <text:p>330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6-06-04T09:00:00">
            <text:p>Sat Jun  4 09:00:00 2016</text:p>
          </table:table-cell>
          <table:table-cell office:value-type="float" office:value="338.5">
            <text:p>338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6-06-05T00:00:00">
            <text:p>Sun Jun  5 00:00:00 2016</text:p>
          </table:table-cell>
          <table:table-cell office:value-type="float" office:value="190.6667">
            <text:p>190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06-05T01:00:00">
            <text:p>Sun Jun  5 01:00:00 2016</text:p>
          </table:table-cell>
          <table:table-cell office:value-type="float" office:value="182.0">
            <text:p>18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6-06-05T02:00:00">
            <text:p>Sun Jun  5 02:00:00 2016</text:p>
          </table:table-cell>
          <table:table-cell office:value-type="float" office:value="169.3333">
            <text:p>169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6-05T03:00:00">
            <text:p>Sun Jun  5 03:00:00 2016</text:p>
          </table:table-cell>
          <table:table-cell office:value-type="float" office:value="171.8333">
            <text:p>171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06-05T04:00:00">
            <text:p>Sun Jun  5 04:00:00 2016</text:p>
          </table:table-cell>
          <table:table-cell office:value-type="float" office:value="257.6667">
            <text:p>257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6-06-06T03:00:00">
            <text:p>Mon Jun  6 03:00:00 2016</text:p>
          </table:table-cell>
          <table:table-cell office:value-type="float" office:value="203.5">
            <text:p>203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06-06T04:00:00">
            <text:p>Mon Jun  6 04:00:00 2016</text:p>
          </table:table-cell>
          <table:table-cell office:value-type="float" office:value="227.3333">
            <text:p>227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06-06T05:00:00">
            <text:p>Mon Jun  6 05:00:00 2016</text:p>
          </table:table-cell>
          <table:table-cell office:value-type="float" office:value="271.3333">
            <text:p>271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6-06-06T06:00:00">
            <text:p>Mon Jun  6 06:00:00 2016</text:p>
          </table:table-cell>
          <table:table-cell office:value-type="float" office:value="107.1667">
            <text:p>107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06-07T05:00:00">
            <text:p>Tue Jun  7 05:00:00 2016</text:p>
          </table:table-cell>
          <table:table-cell office:value-type="float" office:value="265.5">
            <text:p>265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06-08T07:00:00">
            <text:p>Wed Jun  8 07:00:00 2016</text:p>
          </table:table-cell>
          <table:table-cell office:value-type="float" office:value="272.0">
            <text:p>272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6-06-09T04:00:00">
            <text:p>Thu Jun  9 04:00:00 2016</text:p>
          </table:table-cell>
          <table:table-cell office:value-type="float" office:value="209.5">
            <text:p>209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06-09T05:00:00">
            <text:p>Thu Jun  9 05:00:00 2016</text:p>
          </table:table-cell>
          <table:table-cell office:value-type="float" office:value="195.8333">
            <text:p>195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6-09T09:00:00">
            <text:p>Thu Jun  9 09:00:00 2016</text:p>
          </table:table-cell>
          <table:table-cell office:value-type="float" office:value="266.5">
            <text:p>266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6-06-10T02:00:00">
            <text:p>Fri Jun 10 02:00:00 2016</text:p>
          </table:table-cell>
          <table:table-cell office:value-type="float" office:value="243.5">
            <text:p>243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6-06-10T03:00:00">
            <text:p>Fri Jun 10 03:00:00 2016</text:p>
          </table:table-cell>
          <table:table-cell office:value-type="float" office:value="289.3333">
            <text:p>289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6-06-10T04:00:00">
            <text:p>Fri Jun 10 04:00:00 2016</text:p>
          </table:table-cell>
          <table:table-cell office:value-type="float" office:value="301.3333">
            <text:p>301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06-10T05:00:00">
            <text:p>Fri Jun 10 05:00:00 2016</text:p>
          </table:table-cell>
          <table:table-cell office:value-type="float" office:value="219.3333">
            <text:p>219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6-10T06:00:00">
            <text:p>Fri Jun 10 06:00:00 2016</text:p>
          </table:table-cell>
          <table:table-cell office:value-type="float" office:value="206.1667">
            <text:p>206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6-06-10T07:00:00">
            <text:p>Fri Jun 10 07:00:00 2016</text:p>
          </table:table-cell>
          <table:table-cell office:value-type="float" office:value="171.8333">
            <text:p>171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06-11T04:00:00">
            <text:p>Sat Jun 11 04:00:00 2016</text:p>
          </table:table-cell>
          <table:table-cell office:value-type="float" office:value="273.3333">
            <text:p>273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06-11T05:00:00">
            <text:p>Sat Jun 11 05:00:00 2016</text:p>
          </table:table-cell>
          <table:table-cell office:value-type="float" office:value="271.5">
            <text:p>271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06-11T06:00:00">
            <text:p>Sat Jun 11 06:00:00 2016</text:p>
          </table:table-cell>
          <table:table-cell office:value-type="float" office:value="295.5">
            <text:p>295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06-11T07:00:00">
            <text:p>Sat Jun 11 07:00:00 2016</text:p>
          </table:table-cell>
          <table:table-cell office:value-type="float" office:value="314.8333">
            <text:p>314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06-11T08:00:00">
            <text:p>Sat Jun 11 08:00:00 2016</text:p>
          </table:table-cell>
          <table:table-cell office:value-type="float" office:value="182.6667">
            <text:p>182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06-11T09:00:00">
            <text:p>Sat Jun 11 09:00:00 2016</text:p>
          </table:table-cell>
          <table:table-cell office:value-type="float" office:value="161.1667">
            <text:p>161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6-06-11T13:00:00">
            <text:p>Sat Jun 11 13:00:00 2016</text:p>
          </table:table-cell>
          <table:table-cell office:value-type="float" office:value="239.0">
            <text:p>239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6-06-12T03:00:00">
            <text:p>Sun Jun 12 03:00:00 2016</text:p>
          </table:table-cell>
          <table:table-cell office:value-type="float" office:value="190.3333">
            <text:p>190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06-12T04:00:00">
            <text:p>Sun Jun 12 04:00:00 2016</text:p>
          </table:table-cell>
          <table:table-cell office:value-type="float" office:value="216.1667">
            <text:p>216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6-06-12T07:00:00">
            <text:p>Sun Jun 12 07:00:00 2016</text:p>
          </table:table-cell>
          <table:table-cell office:value-type="float" office:value="232.3333">
            <text:p>232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06-12T08:00:00">
            <text:p>Sun Jun 12 08:00:00 2016</text:p>
          </table:table-cell>
          <table:table-cell office:value-type="float" office:value="283.0">
            <text:p>283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06-13T03:00:00">
            <text:p>Mon Jun 13 03:00:00 2016</text:p>
          </table:table-cell>
          <table:table-cell office:value-type="float" office:value="171.3333">
            <text:p>171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6-06-13T04:00:00">
            <text:p>Mon Jun 13 04:00:00 2016</text:p>
          </table:table-cell>
          <table:table-cell office:value-type="float" office:value="284.8333">
            <text:p>284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06-13T05:00:00">
            <text:p>Mon Jun 13 05:00:00 2016</text:p>
          </table:table-cell>
          <table:table-cell office:value-type="float" office:value="331.6667">
            <text:p>331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6-06-13T06:00:00">
            <text:p>Mon Jun 13 06:00:00 2016</text:p>
          </table:table-cell>
          <table:table-cell office:value-type="float" office:value="338.0">
            <text:p>338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06-13T07:00:00">
            <text:p>Mon Jun 13 07:00:00 2016</text:p>
          </table:table-cell>
          <table:table-cell office:value-type="float" office:value="272.8333">
            <text:p>272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6-06-13T08:00:00">
            <text:p>Mon Jun 13 08:00:00 2016</text:p>
          </table:table-cell>
          <table:table-cell office:value-type="float" office:value="206.1667">
            <text:p>206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6-06-14T12:00:00">
            <text:p>Tue Jun 14 12:00:00 2016</text:p>
          </table:table-cell>
          <table:table-cell office:value-type="float" office:value="262.6667">
            <text:p>262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06-14T13:00:00">
            <text:p>Tue Jun 14 13:00:00 2016</text:p>
          </table:table-cell>
          <table:table-cell office:value-type="float" office:value="262.3333">
            <text:p>262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6-06-14T14:00:00">
            <text:p>Tue Jun 14 14:00:00 2016</text:p>
          </table:table-cell>
          <table:table-cell office:value-type="float" office:value="251.0">
            <text:p>251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6-06-14T23:00:00">
            <text:p>Tue Jun 14 23:00:00 2016</text:p>
          </table:table-cell>
          <table:table-cell office:value-type="float" office:value="261.1667">
            <text:p>261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6-06-15T00:00:00">
            <text:p>Wed Jun 15 00:00:00 2016</text:p>
          </table:table-cell>
          <table:table-cell office:value-type="float" office:value="263.3333">
            <text:p>263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06-15T01:00:00">
            <text:p>Wed Jun 15 01:00:00 2016</text:p>
          </table:table-cell>
          <table:table-cell office:value-type="float" office:value="274.3333">
            <text:p>274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6-06-15T02:00:00">
            <text:p>Wed Jun 15 02:00:00 2016</text:p>
          </table:table-cell>
          <table:table-cell office:value-type="float" office:value="278.0">
            <text:p>278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6-15T03:00:00">
            <text:p>Wed Jun 15 03:00:00 2016</text:p>
          </table:table-cell>
          <table:table-cell office:value-type="float" office:value="264.0">
            <text:p>264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06-15T04:00:00">
            <text:p>Wed Jun 15 04:00:00 2016</text:p>
          </table:table-cell>
          <table:table-cell office:value-type="float" office:value="252.6667">
            <text:p>252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6-06-15T05:00:00">
            <text:p>Wed Jun 15 05:00:00 2016</text:p>
          </table:table-cell>
          <table:table-cell office:value-type="float" office:value="245.8333">
            <text:p>245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06-15T06:00:00">
            <text:p>Wed Jun 15 06:00:00 2016</text:p>
          </table:table-cell>
          <table:table-cell office:value-type="float" office:value="256.8333">
            <text:p>256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6-06-15T07:00:00">
            <text:p>Wed Jun 15 07:00:00 2016</text:p>
          </table:table-cell>
          <table:table-cell office:value-type="float" office:value="259.3333">
            <text:p>259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06-16T02:00:00">
            <text:p>Thu Jun 16 02:00:00 2016</text:p>
          </table:table-cell>
          <table:table-cell office:value-type="float" office:value="256.3333">
            <text:p>256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6-06-16T03:00:00">
            <text:p>Thu Jun 16 03:00:00 2016</text:p>
          </table:table-cell>
          <table:table-cell office:value-type="float" office:value="260.5">
            <text:p>260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6-06-16T04:00:00">
            <text:p>Thu Jun 16 04:00:00 2016</text:p>
          </table:table-cell>
          <table:table-cell office:value-type="float" office:value="264.3333">
            <text:p>264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6-06-16T05:00:00">
            <text:p>Thu Jun 16 05:00:00 2016</text:p>
          </table:table-cell>
          <table:table-cell office:value-type="float" office:value="262.0">
            <text:p>262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6-06-16T06:00:00">
            <text:p>Thu Jun 16 06:00:00 2016</text:p>
          </table:table-cell>
          <table:table-cell office:value-type="float" office:value="270.0">
            <text:p>270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6-06-16T07:00:00">
            <text:p>Thu Jun 16 07:00:00 2016</text:p>
          </table:table-cell>
          <table:table-cell office:value-type="float" office:value="255.5">
            <text:p>255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6-06-16T08:00:00">
            <text:p>Thu Jun 16 08:00:00 2016</text:p>
          </table:table-cell>
          <table:table-cell office:value-type="float" office:value="264.0">
            <text:p>264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6-06-16T09:00:00">
            <text:p>Thu Jun 16 09:00:00 2016</text:p>
          </table:table-cell>
          <table:table-cell office:value-type="float" office:value="258.3333">
            <text:p>258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06-16T10:00:00">
            <text:p>Thu Jun 16 10:00:00 2016</text:p>
          </table:table-cell>
          <table:table-cell office:value-type="float" office:value="250.5">
            <text:p>250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06-16T11:00:00">
            <text:p>Thu Jun 16 11:00:00 2016</text:p>
          </table:table-cell>
          <table:table-cell office:value-type="float" office:value="259.3333">
            <text:p>259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06-17T03:00:00">
            <text:p>Fri Jun 17 03:00:00 2016</text:p>
          </table:table-cell>
          <table:table-cell office:value-type="float" office:value="205.6667">
            <text:p>205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6-06-17T04:00:00">
            <text:p>Fri Jun 17 04:00:00 2016</text:p>
          </table:table-cell>
          <table:table-cell office:value-type="float" office:value="292.6667">
            <text:p>292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6-06-17T05:00:00">
            <text:p>Fri Jun 17 05:00:00 2016</text:p>
          </table:table-cell>
          <table:table-cell office:value-type="float" office:value="176.1667">
            <text:p>176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06-17T06:00:00">
            <text:p>Fri Jun 17 06:00:00 2016</text:p>
          </table:table-cell>
          <table:table-cell office:value-type="float" office:value="294.3333">
            <text:p>294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06-17T07:00:00">
            <text:p>Fri Jun 17 07:00:00 2016</text:p>
          </table:table-cell>
          <table:table-cell office:value-type="float" office:value="240.0">
            <text:p>240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6-06-17T08:00:00">
            <text:p>Fri Jun 17 08:00:00 2016</text:p>
          </table:table-cell>
          <table:table-cell office:value-type="float" office:value="143.5">
            <text:p>143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6-06-18T05:00:00">
            <text:p>Sat Jun 18 05:00:00 2016</text:p>
          </table:table-cell>
          <table:table-cell office:value-type="float" office:value="178.0">
            <text:p>178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6-19T01:00:00">
            <text:p>Sun Jun 19 01:00:00 2016</text:p>
          </table:table-cell>
          <table:table-cell office:value-type="float" office:value="284.6667">
            <text:p>284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06-19T02:00:00">
            <text:p>Sun Jun 19 02:00:00 2016</text:p>
          </table:table-cell>
          <table:table-cell office:value-type="float" office:value="231.6667">
            <text:p>231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6-06-21T06:00:00">
            <text:p>Tue Jun 21 06:00:00 2016</text:p>
          </table:table-cell>
          <table:table-cell office:value-type="float" office:value="324.1667">
            <text:p>324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6-06-22T03:00:00">
            <text:p>Wed Jun 22 03:00:00 2016</text:p>
          </table:table-cell>
          <table:table-cell office:value-type="float" office:value="346.5">
            <text:p>346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06-23T04:00:00">
            <text:p>Thu Jun 23 04:00:00 2016</text:p>
          </table:table-cell>
          <table:table-cell office:value-type="float" office:value="286.3333">
            <text:p>286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6-06-23T05:00:00">
            <text:p>Thu Jun 23 05:00:00 2016</text:p>
          </table:table-cell>
          <table:table-cell office:value-type="float" office:value="269.1667">
            <text:p>269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6-06-23T06:00:00">
            <text:p>Thu Jun 23 06:00:00 2016</text:p>
          </table:table-cell>
          <table:table-cell office:value-type="float" office:value="268.8333">
            <text:p>268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6-06-23T07:00:00">
            <text:p>Thu Jun 23 07:00:00 2016</text:p>
          </table:table-cell>
          <table:table-cell office:value-type="float" office:value="283.8333">
            <text:p>283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6-23T08:00:00">
            <text:p>Thu Jun 23 08:00:00 2016</text:p>
          </table:table-cell>
          <table:table-cell office:value-type="float" office:value="319.3333">
            <text:p>319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6-06-23T09:00:00">
            <text:p>Thu Jun 23 09:00:00 2016</text:p>
          </table:table-cell>
          <table:table-cell office:value-type="float" office:value="291.8333">
            <text:p>291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6-06-24T06:00:00">
            <text:p>Fri Jun 24 06:00:00 2016</text:p>
          </table:table-cell>
          <table:table-cell office:value-type="float" office:value="194.8333">
            <text:p>194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06-24T07:00:00">
            <text:p>Fri Jun 24 07:00:00 2016</text:p>
          </table:table-cell>
          <table:table-cell office:value-type="float" office:value="240.8333">
            <text:p>240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6-24T08:00:00">
            <text:p>Fri Jun 24 08:00:00 2016</text:p>
          </table:table-cell>
          <table:table-cell office:value-type="float" office:value="194.0">
            <text:p>194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06-25T04:00:00">
            <text:p>Sat Jun 25 04:00:00 2016</text:p>
          </table:table-cell>
          <table:table-cell office:value-type="float" office:value="200.6667">
            <text:p>200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6-06-25T06:00:00">
            <text:p>Sat Jun 25 06:00:00 2016</text:p>
          </table:table-cell>
          <table:table-cell office:value-type="float" office:value="183.0">
            <text:p>183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06-25T07:00:00">
            <text:p>Sat Jun 25 07:00:00 2016</text:p>
          </table:table-cell>
          <table:table-cell office:value-type="float" office:value="216.1667">
            <text:p>216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6-06-25T08:00:00">
            <text:p>Sat Jun 25 08:00:00 2016</text:p>
          </table:table-cell>
          <table:table-cell office:value-type="float" office:value="222.8333">
            <text:p>222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6-06-26T04:00:00">
            <text:p>Sun Jun 26 04:00:00 2016</text:p>
          </table:table-cell>
          <table:table-cell office:value-type="float" office:value="200.0">
            <text:p>200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6-26T05:00:00">
            <text:p>Sun Jun 26 05:00:00 2016</text:p>
          </table:table-cell>
          <table:table-cell office:value-type="float" office:value="192.3333">
            <text:p>192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6-26T06:00:00">
            <text:p>Sun Jun 26 06:00:00 2016</text:p>
          </table:table-cell>
          <table:table-cell office:value-type="float" office:value="192.5">
            <text:p>192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6-06-26T07:00:00">
            <text:p>Sun Jun 26 07:00:00 2016</text:p>
          </table:table-cell>
          <table:table-cell office:value-type="float" office:value="200.0">
            <text:p>200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06-26T08:00:00">
            <text:p>Sun Jun 26 08:00:00 2016</text:p>
          </table:table-cell>
          <table:table-cell office:value-type="float" office:value="195.8333">
            <text:p>195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6-06-26T09:00:00">
            <text:p>Sun Jun 26 09:00:00 2016</text:p>
          </table:table-cell>
          <table:table-cell office:value-type="float" office:value="192.1667">
            <text:p>192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06-27T02:00:00">
            <text:p>Mon Jun 27 02:00:00 2016</text:p>
          </table:table-cell>
          <table:table-cell office:value-type="float" office:value="240.6667">
            <text:p>240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6-27T03:00:00">
            <text:p>Mon Jun 27 03:00:00 2016</text:p>
          </table:table-cell>
          <table:table-cell office:value-type="float" office:value="257.3333">
            <text:p>257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6-06-27T04:00:00">
            <text:p>Mon Jun 27 04:00:00 2016</text:p>
          </table:table-cell>
          <table:table-cell office:value-type="float" office:value="247.0">
            <text:p>247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06-28T06:00:00">
            <text:p>Tue Jun 28 06:00:00 2016</text:p>
          </table:table-cell>
          <table:table-cell office:value-type="float" office:value="244.0">
            <text:p>244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6-28T07:00:00">
            <text:p>Tue Jun 28 07:00:00 2016</text:p>
          </table:table-cell>
          <table:table-cell office:value-type="float" office:value="271.8333">
            <text:p>271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06-28T08:00:00">
            <text:p>Tue Jun 28 08:00:00 2016</text:p>
          </table:table-cell>
          <table:table-cell office:value-type="float" office:value="189.0">
            <text:p>18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6-29T06:00:00">
            <text:p>Wed Jun 29 06:00:00 2016</text:p>
          </table:table-cell>
          <table:table-cell office:value-type="float" office:value="301.5">
            <text:p>301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06-29T07:00:00">
            <text:p>Wed Jun 29 07:00:00 2016</text:p>
          </table:table-cell>
          <table:table-cell office:value-type="float" office:value="226.6667">
            <text:p>226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06-29T09:00:00">
            <text:p>Wed Jun 29 09:00:00 2016</text:p>
          </table:table-cell>
          <table:table-cell office:value-type="float" office:value="182.0">
            <text:p>182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06-29T10:00:00">
            <text:p>Wed Jun 29 10:00:00 2016</text:p>
          </table:table-cell>
          <table:table-cell office:value-type="float" office:value="224.6667">
            <text:p>224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6-06-29T11:00:00">
            <text:p>Wed Jun 29 11:00:00 2016</text:p>
          </table:table-cell>
          <table:table-cell office:value-type="float" office:value="217.6667">
            <text:p>217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6-06-30T03:00:00">
            <text:p>Thu Jun 30 03:00:00 2016</text:p>
          </table:table-cell>
          <table:table-cell office:value-type="float" office:value="210.1667">
            <text:p>210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6-06-30T04:00:00">
            <text:p>Thu Jun 30 04:00:00 2016</text:p>
          </table:table-cell>
          <table:table-cell office:value-type="float" office:value="216.6667">
            <text:p>216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06-30T05:00:00">
            <text:p>Thu Jun 30 05:00:00 2016</text:p>
          </table:table-cell>
          <table:table-cell office:value-type="float" office:value="210.3333">
            <text:p>210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6-06-30T06:00:00">
            <text:p>Thu Jun 30 06:00:00 2016</text:p>
          </table:table-cell>
          <table:table-cell office:value-type="float" office:value="206.3333">
            <text:p>206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6-06-30T07:00:00">
            <text:p>Thu Jun 30 07:00:00 2016</text:p>
          </table:table-cell>
          <table:table-cell office:value-type="float" office:value="204.1667">
            <text:p>204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6-07-23T04:00:00">
            <text:p>Sat Jul 23 04:00:00 2016</text:p>
          </table:table-cell>
          <table:table-cell office:value-type="float" office:value="198.8333">
            <text:p>198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07-23T05:00:00">
            <text:p>Sat Jul 23 05:00:00 2016</text:p>
          </table:table-cell>
          <table:table-cell office:value-type="float" office:value="214.6667">
            <text:p>214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07-23T06:00:00">
            <text:p>Sat Jul 23 06:00:00 2016</text:p>
          </table:table-cell>
          <table:table-cell office:value-type="float" office:value="236.5">
            <text:p>236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6-07-23T07:00:00">
            <text:p>Sat Jul 23 07:00:00 2016</text:p>
          </table:table-cell>
          <table:table-cell office:value-type="float" office:value="200.8333">
            <text:p>200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07-23T08:00:00">
            <text:p>Sat Jul 23 08:00:00 2016</text:p>
          </table:table-cell>
          <table:table-cell office:value-type="float" office:value="213.6667">
            <text:p>213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07-24T05:00:00">
            <text:p>Sun Jul 24 05:00:00 2016</text:p>
          </table:table-cell>
          <table:table-cell office:value-type="float" office:value="272.3333">
            <text:p>272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07-24T06:00:00">
            <text:p>Sun Jul 24 06:00:00 2016</text:p>
          </table:table-cell>
          <table:table-cell office:value-type="float" office:value="335.8333">
            <text:p>335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07-25T04:00:00">
            <text:p>Mon Jul 25 04:00:00 2016</text:p>
          </table:table-cell>
          <table:table-cell office:value-type="float" office:value="227.3333">
            <text:p>227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6-07-25T05:00:00">
            <text:p>Mon Jul 25 05:00:00 2016</text:p>
          </table:table-cell>
          <table:table-cell office:value-type="float" office:value="268.8333">
            <text:p>268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6-07-25T06:00:00">
            <text:p>Mon Jul 25 06:00:00 2016</text:p>
          </table:table-cell>
          <table:table-cell office:value-type="float" office:value="336.6667">
            <text:p>336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6-07-26T07:00:00">
            <text:p>Tue Jul 26 07:00:00 2016</text:p>
          </table:table-cell>
          <table:table-cell office:value-type="float" office:value="214.5">
            <text:p>214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6-07-26T08:00:00">
            <text:p>Tue Jul 26 08:00:00 2016</text:p>
          </table:table-cell>
          <table:table-cell office:value-type="float" office:value="221.6667">
            <text:p>221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07-27T06:00:00">
            <text:p>Wed Jul 27 06:00:00 2016</text:p>
          </table:table-cell>
          <table:table-cell office:value-type="float" office:value="176.8333">
            <text:p>176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7-27T07:00:00">
            <text:p>Wed Jul 27 07:00:00 2016</text:p>
          </table:table-cell>
          <table:table-cell office:value-type="float" office:value="172.0">
            <text:p>172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07-27T08:00:00">
            <text:p>Wed Jul 27 08:00:00 2016</text:p>
          </table:table-cell>
          <table:table-cell office:value-type="float" office:value="175.6667">
            <text:p>175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6-07-28T05:00:00">
            <text:p>Thu Jul 28 05:00:00 2016</text:p>
          </table:table-cell>
          <table:table-cell office:value-type="float" office:value="208.8333">
            <text:p>208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7-28T06:00:00">
            <text:p>Thu Jul 28 06:00:00 2016</text:p>
          </table:table-cell>
          <table:table-cell office:value-type="float" office:value="224.0">
            <text:p>224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6-07-28T07:00:00">
            <text:p>Thu Jul 28 07:00:00 2016</text:p>
          </table:table-cell>
          <table:table-cell office:value-type="float" office:value="208.8333">
            <text:p>208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7-28T08:00:00">
            <text:p>Thu Jul 28 08:00:00 2016</text:p>
          </table:table-cell>
          <table:table-cell office:value-type="float" office:value="217.3333">
            <text:p>217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07-28T09:00:00">
            <text:p>Thu Jul 28 09:00:00 2016</text:p>
          </table:table-cell>
          <table:table-cell office:value-type="float" office:value="214.8333">
            <text:p>214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7-28T10:00:00">
            <text:p>Thu Jul 28 10:00:00 2016</text:p>
          </table:table-cell>
          <table:table-cell office:value-type="float" office:value="195.3333">
            <text:p>195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07-29T05:00:00">
            <text:p>Fri Jul 29 05:00:00 2016</text:p>
          </table:table-cell>
          <table:table-cell office:value-type="float" office:value="298.3333">
            <text:p>298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6-07-29T10:00:00">
            <text:p>Fri Jul 29 10:00:00 2016</text:p>
          </table:table-cell>
          <table:table-cell office:value-type="float" office:value="171.0">
            <text:p>171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6-07-29T11:00:00">
            <text:p>Fri Jul 29 11:00:00 2016</text:p>
          </table:table-cell>
          <table:table-cell office:value-type="float" office:value="259.1667">
            <text:p>259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6-07-30T04:00:00">
            <text:p>Sat Jul 30 04:00:00 2016</text:p>
          </table:table-cell>
          <table:table-cell office:value-type="float" office:value="213.3333">
            <text:p>213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7-30T05:00:00">
            <text:p>Sat Jul 30 05:00:00 2016</text:p>
          </table:table-cell>
          <table:table-cell office:value-type="float" office:value="218.0">
            <text:p>218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7-30T06:00:00">
            <text:p>Sat Jul 30 06:00:00 2016</text:p>
          </table:table-cell>
          <table:table-cell office:value-type="float" office:value="203.8333">
            <text:p>203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07-31T08:00:00">
            <text:p>Sun Jul 31 08:00:00 2016</text:p>
          </table:table-cell>
          <table:table-cell office:value-type="float" office:value="185.5">
            <text:p>185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07-31T09:00:00">
            <text:p>Sun Jul 31 09:00:00 2016</text:p>
          </table:table-cell>
          <table:table-cell office:value-type="float" office:value="194.1667">
            <text:p>194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07-31T10:00:00">
            <text:p>Sun Jul 31 10:00:00 2016</text:p>
          </table:table-cell>
          <table:table-cell office:value-type="float" office:value="198.1667">
            <text:p>198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08-01T04:00:00">
            <text:p>Mon Aug  1 04:00:00 2016</text:p>
          </table:table-cell>
          <table:table-cell office:value-type="float" office:value="195.0">
            <text:p>195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08-01T05:00:00">
            <text:p>Mon Aug  1 05:00:00 2016</text:p>
          </table:table-cell>
          <table:table-cell office:value-type="float" office:value="157.0">
            <text:p>157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6-08-01T06:00:00">
            <text:p>Mon Aug  1 06:00:00 2016</text:p>
          </table:table-cell>
          <table:table-cell office:value-type="float" office:value="229.0">
            <text:p>229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08-01T07:00:00">
            <text:p>Mon Aug  1 07:00:00 2016</text:p>
          </table:table-cell>
          <table:table-cell office:value-type="float" office:value="231.5">
            <text:p>231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6-08-01T08:00:00">
            <text:p>Mon Aug  1 08:00:00 2016</text:p>
          </table:table-cell>
          <table:table-cell office:value-type="float" office:value="169.0">
            <text:p>169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08-02T03:00:00">
            <text:p>Tue Aug  2 03:00:00 2016</text:p>
          </table:table-cell>
          <table:table-cell office:value-type="float" office:value="207.3333">
            <text:p>207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08-02T04:00:00">
            <text:p>Tue Aug  2 04:00:00 2016</text:p>
          </table:table-cell>
          <table:table-cell office:value-type="float" office:value="231.3333">
            <text:p>231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6-08-02T05:00:00">
            <text:p>Tue Aug  2 05:00:00 2016</text:p>
          </table:table-cell>
          <table:table-cell office:value-type="float" office:value="220.8333">
            <text:p>220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08-02T06:00:00">
            <text:p>Tue Aug  2 06:00:00 2016</text:p>
          </table:table-cell>
          <table:table-cell office:value-type="float" office:value="270.3333">
            <text:p>270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08-03T06:00:00">
            <text:p>Wed Aug  3 06:00:00 2016</text:p>
          </table:table-cell>
          <table:table-cell office:value-type="float" office:value="165.5">
            <text:p>165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8-03T07:00:00">
            <text:p>Wed Aug  3 07:00:00 2016</text:p>
          </table:table-cell>
          <table:table-cell office:value-type="float" office:value="221.3333">
            <text:p>221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08-03T08:00:00">
            <text:p>Wed Aug  3 08:00:00 2016</text:p>
          </table:table-cell>
          <table:table-cell office:value-type="float" office:value="235.5">
            <text:p>235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6-08-03T09:00:00">
            <text:p>Wed Aug  3 09:00:00 2016</text:p>
          </table:table-cell>
          <table:table-cell office:value-type="float" office:value="222.3333">
            <text:p>222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08-04T05:00:00">
            <text:p>Thu Aug  4 05:00:00 2016</text:p>
          </table:table-cell>
          <table:table-cell office:value-type="float" office:value="196.0">
            <text:p>196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08-04T06:00:00">
            <text:p>Thu Aug  4 06:00:00 2016</text:p>
          </table:table-cell>
          <table:table-cell office:value-type="float" office:value="215.8333">
            <text:p>215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6-08-04T09:00:00">
            <text:p>Thu Aug  4 09:00:00 2016</text:p>
          </table:table-cell>
          <table:table-cell office:value-type="float" office:value="213.0">
            <text:p>213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08-04T10:00:00">
            <text:p>Thu Aug  4 10:00:00 2016</text:p>
          </table:table-cell>
          <table:table-cell office:value-type="float" office:value="143.6667">
            <text:p>143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08-05T02:00:00">
            <text:p>Fri Aug  5 02:00:00 2016</text:p>
          </table:table-cell>
          <table:table-cell office:value-type="float" office:value="319.3333">
            <text:p>319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08-05T03:00:00">
            <text:p>Fri Aug  5 03:00:00 2016</text:p>
          </table:table-cell>
          <table:table-cell office:value-type="float" office:value="291.3333">
            <text:p>291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6-08-05T04:00:00">
            <text:p>Fri Aug  5 04:00:00 2016</text:p>
          </table:table-cell>
          <table:table-cell office:value-type="float" office:value="272.1667">
            <text:p>272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8-05T05:00:00">
            <text:p>Fri Aug  5 05:00:00 2016</text:p>
          </table:table-cell>
          <table:table-cell office:value-type="float" office:value="311.8333">
            <text:p>311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6-08-05T06:00:00">
            <text:p>Fri Aug  5 06:00:00 2016</text:p>
          </table:table-cell>
          <table:table-cell office:value-type="float" office:value="338.0">
            <text:p>338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08-05T07:00:00">
            <text:p>Fri Aug  5 07:00:00 2016</text:p>
          </table:table-cell>
          <table:table-cell office:value-type="float" office:value="342.3333">
            <text:p>342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08-05T08:00:00">
            <text:p>Fri Aug  5 08:00:00 2016</text:p>
          </table:table-cell>
          <table:table-cell office:value-type="float" office:value="332.8333">
            <text:p>332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08-05T09:00:00">
            <text:p>Fri Aug  5 09:00:00 2016</text:p>
          </table:table-cell>
          <table:table-cell office:value-type="float" office:value="326.3333">
            <text:p>326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8-06T03:00:00">
            <text:p>Sat Aug  6 03:00:00 2016</text:p>
          </table:table-cell>
          <table:table-cell office:value-type="float" office:value="279.0">
            <text:p>279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6-08-06T04:00:00">
            <text:p>Sat Aug  6 04:00:00 2016</text:p>
          </table:table-cell>
          <table:table-cell office:value-type="float" office:value="282.0">
            <text:p>282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6-08-06T05:00:00">
            <text:p>Sat Aug  6 05:00:00 2016</text:p>
          </table:table-cell>
          <table:table-cell office:value-type="float" office:value="310.0">
            <text:p>310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6-08-07T03:00:00">
            <text:p>Sun Aug  7 03:00:00 2016</text:p>
          </table:table-cell>
          <table:table-cell office:value-type="float" office:value="223.3333">
            <text:p>223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08-07T04:00:00">
            <text:p>Sun Aug  7 04:00:00 2016</text:p>
          </table:table-cell>
          <table:table-cell office:value-type="float" office:value="235.5">
            <text:p>235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8-07T05:00:00">
            <text:p>Sun Aug  7 05:00:00 2016</text:p>
          </table:table-cell>
          <table:table-cell office:value-type="float" office:value="261.8333">
            <text:p>261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08-07T06:00:00">
            <text:p>Sun Aug  7 06:00:00 2016</text:p>
          </table:table-cell>
          <table:table-cell office:value-type="float" office:value="331.6667">
            <text:p>331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6-08-07T08:00:00">
            <text:p>Sun Aug  7 08:00:00 2016</text:p>
          </table:table-cell>
          <table:table-cell office:value-type="float" office:value="174.5">
            <text:p>174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08-08T03:00:00">
            <text:p>Mon Aug  8 03:00:00 2016</text:p>
          </table:table-cell>
          <table:table-cell office:value-type="float" office:value="314.3333">
            <text:p>314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6-08-08T04:00:00">
            <text:p>Mon Aug  8 04:00:00 2016</text:p>
          </table:table-cell>
          <table:table-cell office:value-type="float" office:value="236.8333">
            <text:p>236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6-08-09T04:00:00">
            <text:p>Tue Aug  9 04:00:00 2016</text:p>
          </table:table-cell>
          <table:table-cell office:value-type="float" office:value="293.1667">
            <text:p>293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6-08-09T06:00:00">
            <text:p>Tue Aug  9 06:00:00 2016</text:p>
          </table:table-cell>
          <table:table-cell office:value-type="float" office:value="236.0">
            <text:p>236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6-08-09T08:00:00">
            <text:p>Tue Aug  9 08:00:00 2016</text:p>
          </table:table-cell>
          <table:table-cell office:value-type="float" office:value="293.0">
            <text:p>293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8-10T08:00:00">
            <text:p>Wed Aug 10 08:00:00 2016</text:p>
          </table:table-cell>
          <table:table-cell office:value-type="float" office:value="220.5">
            <text:p>220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6-08-11T08:00:00">
            <text:p>Thu Aug 11 08:00:00 2016</text:p>
          </table:table-cell>
          <table:table-cell office:value-type="float" office:value="238.0">
            <text:p>238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6-08-12T03:00:00">
            <text:p>Fri Aug 12 03:00:00 2016</text:p>
          </table:table-cell>
          <table:table-cell office:value-type="float" office:value="310.5">
            <text:p>310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6-08-12T04:00:00">
            <text:p>Fri Aug 12 04:00:00 2016</text:p>
          </table:table-cell>
          <table:table-cell office:value-type="float" office:value="231.3333">
            <text:p>231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6-08-12T06:00:00">
            <text:p>Fri Aug 12 06:00:00 2016</text:p>
          </table:table-cell>
          <table:table-cell office:value-type="float" office:value="183.0">
            <text:p>183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08-13T04:00:00">
            <text:p>Sat Aug 13 04:00:00 2016</text:p>
          </table:table-cell>
          <table:table-cell office:value-type="float" office:value="293.0">
            <text:p>293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6-08-13T05:00:00">
            <text:p>Sat Aug 13 05:00:00 2016</text:p>
          </table:table-cell>
          <table:table-cell office:value-type="float" office:value="295.6667">
            <text:p>295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6-08-14T03:00:00">
            <text:p>Sun Aug 14 03:00:00 2016</text:p>
          </table:table-cell>
          <table:table-cell office:value-type="float" office:value="289.8333">
            <text:p>289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6-08-15T04:00:00">
            <text:p>Mon Aug 15 04:00:00 2016</text:p>
          </table:table-cell>
          <table:table-cell office:value-type="float" office:value="287.5">
            <text:p>287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6-08-15T05:00:00">
            <text:p>Mon Aug 15 05:00:00 2016</text:p>
          </table:table-cell>
          <table:table-cell office:value-type="float" office:value="302.3333">
            <text:p>302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6-08-15T06:00:00">
            <text:p>Mon Aug 15 06:00:00 2016</text:p>
          </table:table-cell>
          <table:table-cell office:value-type="float" office:value="299.3333">
            <text:p>299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6-08-16T02:00:00">
            <text:p>Tue Aug 16 02:00:00 2016</text:p>
          </table:table-cell>
          <table:table-cell office:value-type="float" office:value="281.8333">
            <text:p>281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8-16T03:00:00">
            <text:p>Tue Aug 16 03:00:00 2016</text:p>
          </table:table-cell>
          <table:table-cell office:value-type="float" office:value="247.5">
            <text:p>247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08-16T04:00:00">
            <text:p>Tue Aug 16 04:00:00 2016</text:p>
          </table:table-cell>
          <table:table-cell office:value-type="float" office:value="178.3333">
            <text:p>178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08-16T05:00:00">
            <text:p>Tue Aug 16 05:00:00 2016</text:p>
          </table:table-cell>
          <table:table-cell office:value-type="float" office:value="187.5">
            <text:p>187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6-08-16T07:00:00">
            <text:p>Tue Aug 16 07:00:00 2016</text:p>
          </table:table-cell>
          <table:table-cell office:value-type="float" office:value="273.0">
            <text:p>273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08-16T08:00:00">
            <text:p>Tue Aug 16 08:00:00 2016</text:p>
          </table:table-cell>
          <table:table-cell office:value-type="float" office:value="313.3333">
            <text:p>313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08-16T09:00:00">
            <text:p>Tue Aug 16 09:00:00 2016</text:p>
          </table:table-cell>
          <table:table-cell office:value-type="float" office:value="234.1667">
            <text:p>234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6-08-17T04:00:00">
            <text:p>Wed Aug 17 04:00:00 2016</text:p>
          </table:table-cell>
          <table:table-cell office:value-type="float" office:value="208.5">
            <text:p>208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6-08-17T05:00:00">
            <text:p>Wed Aug 17 05:00:00 2016</text:p>
          </table:table-cell>
          <table:table-cell office:value-type="float" office:value="217.6667">
            <text:p>217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08-17T06:00:00">
            <text:p>Wed Aug 17 06:00:00 2016</text:p>
          </table:table-cell>
          <table:table-cell office:value-type="float" office:value="222.0">
            <text:p>222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08-18T02:00:00">
            <text:p>Thu Aug 18 02:00:00 2016</text:p>
          </table:table-cell>
          <table:table-cell office:value-type="float" office:value="164.3333">
            <text:p>164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8-18T03:00:00">
            <text:p>Thu Aug 18 03:00:00 2016</text:p>
          </table:table-cell>
          <table:table-cell office:value-type="float" office:value="237.0">
            <text:p>237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6-08-18T04:00:00">
            <text:p>Thu Aug 18 04:00:00 2016</text:p>
          </table:table-cell>
          <table:table-cell office:value-type="float" office:value="310.5">
            <text:p>310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08-18T05:00:00">
            <text:p>Thu Aug 18 05:00:00 2016</text:p>
          </table:table-cell>
          <table:table-cell office:value-type="float" office:value="228.8333">
            <text:p>228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08-19T04:00:00">
            <text:p>Fri Aug 19 04:00:00 2016</text:p>
          </table:table-cell>
          <table:table-cell office:value-type="float" office:value="161.8333">
            <text:p>161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08-19T05:00:00">
            <text:p>Fri Aug 19 05:00:00 2016</text:p>
          </table:table-cell>
          <table:table-cell office:value-type="float" office:value="133.0">
            <text:p>133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08-19T06:00:00">
            <text:p>Fri Aug 19 06:00:00 2016</text:p>
          </table:table-cell>
          <table:table-cell office:value-type="float" office:value="136.3333">
            <text:p>136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08-19T07:00:00">
            <text:p>Fri Aug 19 07:00:00 2016</text:p>
          </table:table-cell>
          <table:table-cell office:value-type="float" office:value="194.5">
            <text:p>194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6-08-20T02:00:00">
            <text:p>Sat Aug 20 02:00:00 2016</text:p>
          </table:table-cell>
          <table:table-cell office:value-type="float" office:value="284.5">
            <text:p>284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6-08-20T03:00:00">
            <text:p>Sat Aug 20 03:00:00 2016</text:p>
          </table:table-cell>
          <table:table-cell office:value-type="float" office:value="254.5">
            <text:p>254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08-20T04:00:00">
            <text:p>Sat Aug 20 04:00:00 2016</text:p>
          </table:table-cell>
          <table:table-cell office:value-type="float" office:value="201.1667">
            <text:p>201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08-20T05:00:00">
            <text:p>Sat Aug 20 05:00:00 2016</text:p>
          </table:table-cell>
          <table:table-cell office:value-type="float" office:value="288.6667">
            <text:p>288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08-20T06:00:00">
            <text:p>Sat Aug 20 06:00:00 2016</text:p>
          </table:table-cell>
          <table:table-cell office:value-type="float" office:value="329.0">
            <text:p>329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6-08-20T07:00:00">
            <text:p>Sat Aug 20 07:00:00 2016</text:p>
          </table:table-cell>
          <table:table-cell office:value-type="float" office:value="339.0">
            <text:p>339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08-21T05:00:00">
            <text:p>Sun Aug 21 05:00:00 2016</text:p>
          </table:table-cell>
          <table:table-cell office:value-type="float" office:value="197.0">
            <text:p>197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8-21T06:00:00">
            <text:p>Sun Aug 21 06:00:00 2016</text:p>
          </table:table-cell>
          <table:table-cell office:value-type="float" office:value="266.6667">
            <text:p>266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6-08-21T07:00:00">
            <text:p>Sun Aug 21 07:00:00 2016</text:p>
          </table:table-cell>
          <table:table-cell office:value-type="float" office:value="135.1667">
            <text:p>135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08-21T09:00:00">
            <text:p>Sun Aug 21 09:00:00 2016</text:p>
          </table:table-cell>
          <table:table-cell office:value-type="float" office:value="240.5">
            <text:p>240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6-08-22T04:00:00">
            <text:p>Mon Aug 22 04:00:00 2016</text:p>
          </table:table-cell>
          <table:table-cell office:value-type="float" office:value="283.3333">
            <text:p>283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8-22T05:00:00">
            <text:p>Mon Aug 22 05:00:00 2016</text:p>
          </table:table-cell>
          <table:table-cell office:value-type="float" office:value="332.6667">
            <text:p>332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6-08-23T04:00:00">
            <text:p>Tue Aug 23 04:00:00 2016</text:p>
          </table:table-cell>
          <table:table-cell office:value-type="float" office:value="296.3333">
            <text:p>296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8-23T06:00:00">
            <text:p>Tue Aug 23 06:00:00 2016</text:p>
          </table:table-cell>
          <table:table-cell office:value-type="float" office:value="231.0">
            <text:p>231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6-08-23T08:00:00">
            <text:p>Tue Aug 23 08:00:00 2016</text:p>
          </table:table-cell>
          <table:table-cell office:value-type="float" office:value="237.1667">
            <text:p>237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08-24T03:00:00">
            <text:p>Wed Aug 24 03:00:00 2016</text:p>
          </table:table-cell>
          <table:table-cell office:value-type="float" office:value="302.1667">
            <text:p>302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6-08-24T04:00:00">
            <text:p>Wed Aug 24 04:00:00 2016</text:p>
          </table:table-cell>
          <table:table-cell office:value-type="float" office:value="331.1667">
            <text:p>331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6-08-24T06:00:00">
            <text:p>Wed Aug 24 06:00:00 2016</text:p>
          </table:table-cell>
          <table:table-cell office:value-type="float" office:value="353.8333">
            <text:p>353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6-08-25T03:00:00">
            <text:p>Thu Aug 25 03:00:00 2016</text:p>
          </table:table-cell>
          <table:table-cell office:value-type="float" office:value="291.3333">
            <text:p>291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8-25T06:00:00">
            <text:p>Thu Aug 25 06:00:00 2016</text:p>
          </table:table-cell>
          <table:table-cell office:value-type="float" office:value="297.1667">
            <text:p>297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08-26T04:00:00">
            <text:p>Fri Aug 26 04:00:00 2016</text:p>
          </table:table-cell>
          <table:table-cell office:value-type="float" office:value="210.1667">
            <text:p>210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8-27T04:00:00">
            <text:p>Sat Aug 27 04:00:00 2016</text:p>
          </table:table-cell>
          <table:table-cell office:value-type="float" office:value="279.8333">
            <text:p>279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08-28T03:00:00">
            <text:p>Sun Aug 28 03:00:00 2016</text:p>
          </table:table-cell>
          <table:table-cell office:value-type="float" office:value="272.8333">
            <text:p>272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6-08-28T06:00:00">
            <text:p>Sun Aug 28 06:00:00 2016</text:p>
          </table:table-cell>
          <table:table-cell office:value-type="float" office:value="170.3333">
            <text:p>170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08-28T07:00:00">
            <text:p>Sun Aug 28 07:00:00 2016</text:p>
          </table:table-cell>
          <table:table-cell office:value-type="float" office:value="208.8333">
            <text:p>208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8-28T08:00:00">
            <text:p>Sun Aug 28 08:00:00 2016</text:p>
          </table:table-cell>
          <table:table-cell office:value-type="float" office:value="209.3333">
            <text:p>209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08-28T09:00:00">
            <text:p>Sun Aug 28 09:00:00 2016</text:p>
          </table:table-cell>
          <table:table-cell office:value-type="float" office:value="202.1667">
            <text:p>202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08-29T03:00:00">
            <text:p>Mon Aug 29 03:00:00 2016</text:p>
          </table:table-cell>
          <table:table-cell office:value-type="float" office:value="216.0">
            <text:p>216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08-29T05:00:00">
            <text:p>Mon Aug 29 05:00:00 2016</text:p>
          </table:table-cell>
          <table:table-cell office:value-type="float" office:value="215.3333">
            <text:p>215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08-29T06:00:00">
            <text:p>Mon Aug 29 06:00:00 2016</text:p>
          </table:table-cell>
          <table:table-cell office:value-type="float" office:value="273.6667">
            <text:p>273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6-08-30T03:00:00">
            <text:p>Tue Aug 30 03:00:00 2016</text:p>
          </table:table-cell>
          <table:table-cell office:value-type="float" office:value="181.0">
            <text:p>181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08-30T04:00:00">
            <text:p>Tue Aug 30 04:00:00 2016</text:p>
          </table:table-cell>
          <table:table-cell office:value-type="float" office:value="176.6667">
            <text:p>176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6-08-30T05:00:00">
            <text:p>Tue Aug 30 05:00:00 2016</text:p>
          </table:table-cell>
          <table:table-cell office:value-type="float" office:value="191.5">
            <text:p>191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08-30T06:00:00">
            <text:p>Tue Aug 30 06:00:00 2016</text:p>
          </table:table-cell>
          <table:table-cell office:value-type="float" office:value="209.1667">
            <text:p>209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08-30T07:00:00">
            <text:p>Tue Aug 30 07:00:00 2016</text:p>
          </table:table-cell>
          <table:table-cell office:value-type="float" office:value="176.8333">
            <text:p>176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08-30T08:00:00">
            <text:p>Tue Aug 30 08:00:00 2016</text:p>
          </table:table-cell>
          <table:table-cell office:value-type="float" office:value="191.0">
            <text:p>191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6-08-31T04:00:00">
            <text:p>Wed Aug 31 04:00:00 2016</text:p>
          </table:table-cell>
          <table:table-cell office:value-type="float" office:value="194.1667">
            <text:p>194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08-31T05:00:00">
            <text:p>Wed Aug 31 05:00:00 2016</text:p>
          </table:table-cell>
          <table:table-cell office:value-type="float" office:value="200.5">
            <text:p>200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08-31T06:00:00">
            <text:p>Wed Aug 31 06:00:00 2016</text:p>
          </table:table-cell>
          <table:table-cell office:value-type="float" office:value="204.8333">
            <text:p>20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08-31T07:00:00">
            <text:p>Wed Aug 31 07:00:00 2016</text:p>
          </table:table-cell>
          <table:table-cell office:value-type="float" office:value="190.5">
            <text:p>190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8-31T08:00:00">
            <text:p>Wed Aug 31 08:00:00 2016</text:p>
          </table:table-cell>
          <table:table-cell office:value-type="float" office:value="193.3333">
            <text:p>193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6-08-31T09:00:00">
            <text:p>Wed Aug 31 09:00:00 2016</text:p>
          </table:table-cell>
          <table:table-cell office:value-type="float" office:value="200.1667">
            <text:p>200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09-01T04:00:00">
            <text:p>Thu Sep  1 04:00:00 2016</text:p>
          </table:table-cell>
          <table:table-cell office:value-type="float" office:value="261.3333">
            <text:p>261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9-02T04:00:00">
            <text:p>Fri Sep  2 04:00:00 2016</text:p>
          </table:table-cell>
          <table:table-cell office:value-type="float" office:value="266.5">
            <text:p>266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09-02T05:00:00">
            <text:p>Fri Sep  2 05:00:00 2016</text:p>
          </table:table-cell>
          <table:table-cell office:value-type="float" office:value="276.5">
            <text:p>276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6-09-02T06:00:00">
            <text:p>Fri Sep  2 06:00:00 2016</text:p>
          </table:table-cell>
          <table:table-cell office:value-type="float" office:value="190.3333">
            <text:p>190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09-02T08:00:00">
            <text:p>Fri Sep  2 08:00:00 2016</text:p>
          </table:table-cell>
          <table:table-cell office:value-type="float" office:value="190.6667">
            <text:p>190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09-02T09:00:00">
            <text:p>Fri Sep  2 09:00:00 2016</text:p>
          </table:table-cell>
          <table:table-cell office:value-type="float" office:value="165.6667">
            <text:p>165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09-03T05:00:00">
            <text:p>Sat Sep  3 05:00:00 2016</text:p>
          </table:table-cell>
          <table:table-cell office:value-type="float" office:value="311.0">
            <text:p>311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6-09-03T09:00:00">
            <text:p>Sat Sep  3 09:00:00 2016</text:p>
          </table:table-cell>
          <table:table-cell office:value-type="float" office:value="197.5">
            <text:p>197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09-04T07:00:00">
            <text:p>Sun Sep  4 07:00:00 2016</text:p>
          </table:table-cell>
          <table:table-cell office:value-type="float" office:value="209.1667">
            <text:p>209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09-05T04:00:00">
            <text:p>Mon Sep  5 04:00:00 2016</text:p>
          </table:table-cell>
          <table:table-cell office:value-type="float" office:value="208.5">
            <text:p>208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9-05T05:00:00">
            <text:p>Mon Sep  5 05:00:00 2016</text:p>
          </table:table-cell>
          <table:table-cell office:value-type="float" office:value="268.3333">
            <text:p>268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6-09-06T08:00:00">
            <text:p>Tue Sep  6 08:00:00 2016</text:p>
          </table:table-cell>
          <table:table-cell office:value-type="float" office:value="169.0">
            <text:p>169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6-09-06T09:00:00">
            <text:p>Tue Sep  6 09:00:00 2016</text:p>
          </table:table-cell>
          <table:table-cell office:value-type="float" office:value="229.8333">
            <text:p>229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6-09-07T22:00:00">
            <text:p>Wed Sep  7 22:00:00 2016</text:p>
          </table:table-cell>
          <table:table-cell office:value-type="float" office:value="186.0">
            <text:p>186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09-07T23:00:00">
            <text:p>Wed Sep  7 23:00:00 2016</text:p>
          </table:table-cell>
          <table:table-cell office:value-type="float" office:value="186.8333">
            <text:p>186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09-08T00:00:00">
            <text:p>Thu Sep  8 00:00:00 2016</text:p>
          </table:table-cell>
          <table:table-cell office:value-type="float" office:value="188.6667">
            <text:p>188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6-09-08T01:00:00">
            <text:p>Thu Sep  8 01:00:00 2016</text:p>
          </table:table-cell>
          <table:table-cell office:value-type="float" office:value="194.1667">
            <text:p>194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09-08T02:00:00">
            <text:p>Thu Sep  8 02:00:00 2016</text:p>
          </table:table-cell>
          <table:table-cell office:value-type="float" office:value="195.3333">
            <text:p>195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6-09-09T03:00:00">
            <text:p>Fri Sep  9 03:00:00 2016</text:p>
          </table:table-cell>
          <table:table-cell office:value-type="float" office:value="193.5">
            <text:p>193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9-09T04:00:00">
            <text:p>Fri Sep  9 04:00:00 2016</text:p>
          </table:table-cell>
          <table:table-cell office:value-type="float" office:value="237.5">
            <text:p>237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6-09-09T08:00:00">
            <text:p>Fri Sep  9 08:00:00 2016</text:p>
          </table:table-cell>
          <table:table-cell office:value-type="float" office:value="136.6667">
            <text:p>136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09-09T09:00:00">
            <text:p>Fri Sep  9 09:00:00 2016</text:p>
          </table:table-cell>
          <table:table-cell office:value-type="float" office:value="274.5">
            <text:p>274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09-09T10:00:00">
            <text:p>Fri Sep  9 10:00:00 2016</text:p>
          </table:table-cell>
          <table:table-cell office:value-type="float" office:value="292.0">
            <text:p>292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09-10T04:00:00">
            <text:p>Sat Sep 10 04:00:00 2016</text:p>
          </table:table-cell>
          <table:table-cell office:value-type="float" office:value="173.3333">
            <text:p>173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9-10T05:00:00">
            <text:p>Sat Sep 10 05:00:00 2016</text:p>
          </table:table-cell>
          <table:table-cell office:value-type="float" office:value="309.1667">
            <text:p>309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6-09-10T09:00:00">
            <text:p>Sat Sep 10 09:00:00 2016</text:p>
          </table:table-cell>
          <table:table-cell office:value-type="float" office:value="177.6667">
            <text:p>177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6-09-11T04:00:00">
            <text:p>Sun Sep 11 04:00:00 2016</text:p>
          </table:table-cell>
          <table:table-cell office:value-type="float" office:value="173.8333">
            <text:p>173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6-09-12T04:00:00">
            <text:p>Mon Sep 12 04:00:00 2016</text:p>
          </table:table-cell>
          <table:table-cell office:value-type="float" office:value="304.8333">
            <text:p>304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6-09-12T09:00:00">
            <text:p>Mon Sep 12 09:00:00 2016</text:p>
          </table:table-cell>
          <table:table-cell office:value-type="float" office:value="179.8333">
            <text:p>179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6-09-13T05:00:00">
            <text:p>Tue Sep 13 05:00:00 2016</text:p>
          </table:table-cell>
          <table:table-cell office:value-type="float" office:value="197.3333">
            <text:p>197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09-13T06:00:00">
            <text:p>Tue Sep 13 06:00:00 2016</text:p>
          </table:table-cell>
          <table:table-cell office:value-type="float" office:value="190.1667">
            <text:p>190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6-09-13T07:00:00">
            <text:p>Tue Sep 13 07:00:00 2016</text:p>
          </table:table-cell>
          <table:table-cell office:value-type="float" office:value="189.0">
            <text:p>189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09-13T08:00:00">
            <text:p>Tue Sep 13 08:00:00 2016</text:p>
          </table:table-cell>
          <table:table-cell office:value-type="float" office:value="191.6667">
            <text:p>191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09-13T09:00:00">
            <text:p>Tue Sep 13 09:00:00 2016</text:p>
          </table:table-cell>
          <table:table-cell office:value-type="float" office:value="181.8333">
            <text:p>181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6-09-13T10:00:00">
            <text:p>Tue Sep 13 10:00:00 2016</text:p>
          </table:table-cell>
          <table:table-cell office:value-type="float" office:value="188.1667">
            <text:p>188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09-14T04:00:00">
            <text:p>Wed Sep 14 04:00:00 2016</text:p>
          </table:table-cell>
          <table:table-cell office:value-type="float" office:value="310.8333">
            <text:p>310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9-14T07:00:00">
            <text:p>Wed Sep 14 07:00:00 2016</text:p>
          </table:table-cell>
          <table:table-cell office:value-type="float" office:value="318.1667">
            <text:p>318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6-09-14T11:00:00">
            <text:p>Wed Sep 14 11:00:00 2016</text:p>
          </table:table-cell>
          <table:table-cell office:value-type="float" office:value="251.6667">
            <text:p>251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6-09-15T02:00:00">
            <text:p>Thu Sep 15 02:00:00 2016</text:p>
          </table:table-cell>
          <table:table-cell office:value-type="float" office:value="286.5">
            <text:p>286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09-15T03:00:00">
            <text:p>Thu Sep 15 03:00:00 2016</text:p>
          </table:table-cell>
          <table:table-cell office:value-type="float" office:value="312.3333">
            <text:p>312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09-15T04:00:00">
            <text:p>Thu Sep 15 04:00:00 2016</text:p>
          </table:table-cell>
          <table:table-cell office:value-type="float" office:value="272.6667">
            <text:p>272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6-09-15T05:00:00">
            <text:p>Thu Sep 15 05:00:00 2016</text:p>
          </table:table-cell>
          <table:table-cell office:value-type="float" office:value="234.0">
            <text:p>234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09-15T06:00:00">
            <text:p>Thu Sep 15 06:00:00 2016</text:p>
          </table:table-cell>
          <table:table-cell office:value-type="float" office:value="329.6667">
            <text:p>329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09-15T07:00:00">
            <text:p>Thu Sep 15 07:00:00 2016</text:p>
          </table:table-cell>
          <table:table-cell office:value-type="float" office:value="259.8333">
            <text:p>259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09-15T08:00:00">
            <text:p>Thu Sep 15 08:00:00 2016</text:p>
          </table:table-cell>
          <table:table-cell office:value-type="float" office:value="308.6667">
            <text:p>308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09-15T09:00:00">
            <text:p>Thu Sep 15 09:00:00 2016</text:p>
          </table:table-cell>
          <table:table-cell office:value-type="float" office:value="231.5">
            <text:p>231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6-09-15T10:00:00">
            <text:p>Thu Sep 15 10:00:00 2016</text:p>
          </table:table-cell>
          <table:table-cell office:value-type="float" office:value="181.8333">
            <text:p>181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09-16T02:00:00">
            <text:p>Fri Sep 16 02:00:00 2016</text:p>
          </table:table-cell>
          <table:table-cell office:value-type="float" office:value="323.8333">
            <text:p>323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09-16T03:00:00">
            <text:p>Fri Sep 16 03:00:00 2016</text:p>
          </table:table-cell>
          <table:table-cell office:value-type="float" office:value="274.8333">
            <text:p>274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09-16T06:00:00">
            <text:p>Fri Sep 16 06:00:00 2016</text:p>
          </table:table-cell>
          <table:table-cell office:value-type="float" office:value="289.5">
            <text:p>289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09-16T08:00:00">
            <text:p>Fri Sep 16 08:00:00 2016</text:p>
          </table:table-cell>
          <table:table-cell office:value-type="float" office:value="249.0">
            <text:p>249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09-16T09:00:00">
            <text:p>Fri Sep 16 09:00:00 2016</text:p>
          </table:table-cell>
          <table:table-cell office:value-type="float" office:value="152.8333">
            <text:p>152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09-17T03:00:00">
            <text:p>Sat Sep 17 03:00:00 2016</text:p>
          </table:table-cell>
          <table:table-cell office:value-type="float" office:value="185.6667">
            <text:p>185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09-17T04:00:00">
            <text:p>Sat Sep 17 04:00:00 2016</text:p>
          </table:table-cell>
          <table:table-cell office:value-type="float" office:value="295.0">
            <text:p>295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6-09-17T05:00:00">
            <text:p>Sat Sep 17 05:00:00 2016</text:p>
          </table:table-cell>
          <table:table-cell office:value-type="float" office:value="234.0">
            <text:p>234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09-18T02:00:00">
            <text:p>Sun Sep 18 02:00:00 2016</text:p>
          </table:table-cell>
          <table:table-cell office:value-type="float" office:value="190.0">
            <text:p>190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6-09-18T03:00:00">
            <text:p>Sun Sep 18 03:00:00 2016</text:p>
          </table:table-cell>
          <table:table-cell office:value-type="float" office:value="169.8333">
            <text:p>169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6-09-18T05:00:00">
            <text:p>Sun Sep 18 05:00:00 2016</text:p>
          </table:table-cell>
          <table:table-cell office:value-type="float" office:value="142.5">
            <text:p>142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09-18T06:00:00">
            <text:p>Sun Sep 18 06:00:00 2016</text:p>
          </table:table-cell>
          <table:table-cell office:value-type="float" office:value="197.0">
            <text:p>197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6-09-18T07:00:00">
            <text:p>Sun Sep 18 07:00:00 2016</text:p>
          </table:table-cell>
          <table:table-cell office:value-type="float" office:value="146.6667">
            <text:p>146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09-19T04:00:00">
            <text:p>Mon Sep 19 04:00:00 2016</text:p>
          </table:table-cell>
          <table:table-cell office:value-type="float" office:value="271.3333">
            <text:p>271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9-19T06:00:00">
            <text:p>Mon Sep 19 06:00:00 2016</text:p>
          </table:table-cell>
          <table:table-cell office:value-type="float" office:value="174.3333">
            <text:p>174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09-19T07:00:00">
            <text:p>Mon Sep 19 07:00:00 2016</text:p>
          </table:table-cell>
          <table:table-cell office:value-type="float" office:value="177.6667">
            <text:p>177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09-20T04:00:00">
            <text:p>Tue Sep 20 04:00:00 2016</text:p>
          </table:table-cell>
          <table:table-cell office:value-type="float" office:value="225.3333">
            <text:p>225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6-09-20T05:00:00">
            <text:p>Tue Sep 20 05:00:00 2016</text:p>
          </table:table-cell>
          <table:table-cell office:value-type="float" office:value="199.6667">
            <text:p>199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9-20T06:00:00">
            <text:p>Tue Sep 20 06:00:00 2016</text:p>
          </table:table-cell>
          <table:table-cell office:value-type="float" office:value="200.5">
            <text:p>200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09-20T07:00:00">
            <text:p>Tue Sep 20 07:00:00 2016</text:p>
          </table:table-cell>
          <table:table-cell office:value-type="float" office:value="214.1667">
            <text:p>214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6-09-20T08:00:00">
            <text:p>Tue Sep 20 08:00:00 2016</text:p>
          </table:table-cell>
          <table:table-cell office:value-type="float" office:value="173.3333">
            <text:p>173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09-20T09:00:00">
            <text:p>Tue Sep 20 09:00:00 2016</text:p>
          </table:table-cell>
          <table:table-cell office:value-type="float" office:value="152.3333">
            <text:p>152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09-21T03:00:00">
            <text:p>Wed Sep 21 03:00:00 2016</text:p>
          </table:table-cell>
          <table:table-cell office:value-type="float" office:value="196.8333">
            <text:p>196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09-21T04:00:00">
            <text:p>Wed Sep 21 04:00:00 2016</text:p>
          </table:table-cell>
          <table:table-cell office:value-type="float" office:value="285.5">
            <text:p>285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6-09-21T05:00:00">
            <text:p>Wed Sep 21 05:00:00 2016</text:p>
          </table:table-cell>
          <table:table-cell office:value-type="float" office:value="278.1667">
            <text:p>278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9-21T08:00:00">
            <text:p>Wed Sep 21 08:00:00 2016</text:p>
          </table:table-cell>
          <table:table-cell office:value-type="float" office:value="237.0">
            <text:p>237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09-21T12:00:00">
            <text:p>Wed Sep 21 12:00:00 2016</text:p>
          </table:table-cell>
          <table:table-cell office:value-type="float" office:value="261.6667">
            <text:p>261.6667</text:p>
          </table:table-cell>
          <table:table-cell office:value-type="float" office:value="52.6">
            <text:p>52.6</text:p>
          </table:table-cell>
        </table:table-row>
        <table:table-row>
          <table:table-cell table:style-name="pd1" office:value-type="date" office:date-value="2016-09-22T04:00:00">
            <text:p>Thu Sep 22 04:00:00 2016</text:p>
          </table:table-cell>
          <table:table-cell office:value-type="float" office:value="183.1667">
            <text:p>183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09-22T05:00:00">
            <text:p>Thu Sep 22 05:00:00 2016</text:p>
          </table:table-cell>
          <table:table-cell office:value-type="float" office:value="228.6667">
            <text:p>228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6-09-22T06:00:00">
            <text:p>Thu Sep 22 06:00:00 2016</text:p>
          </table:table-cell>
          <table:table-cell office:value-type="float" office:value="253.8333">
            <text:p>253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6-09-23T05:00:00">
            <text:p>Fri Sep 23 05:00:00 2016</text:p>
          </table:table-cell>
          <table:table-cell office:value-type="float" office:value="178.1667">
            <text:p>178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6-09-24T04:00:00">
            <text:p>Sat Sep 24 04:00:00 2016</text:p>
          </table:table-cell>
          <table:table-cell office:value-type="float" office:value="176.8333">
            <text:p>176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6-09-24T05:00:00">
            <text:p>Sat Sep 24 05:00:00 2016</text:p>
          </table:table-cell>
          <table:table-cell office:value-type="float" office:value="247.5">
            <text:p>247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6-09-24T06:00:00">
            <text:p>Sat Sep 24 06:00:00 2016</text:p>
          </table:table-cell>
          <table:table-cell office:value-type="float" office:value="256.8333">
            <text:p>256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09-25T04:00:00">
            <text:p>Sun Sep 25 04:00:00 2016</text:p>
          </table:table-cell>
          <table:table-cell office:value-type="float" office:value="213.1667">
            <text:p>213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9-25T05:00:00">
            <text:p>Sun Sep 25 05:00:00 2016</text:p>
          </table:table-cell>
          <table:table-cell office:value-type="float" office:value="153.0">
            <text:p>153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6-09-25T06:00:00">
            <text:p>Sun Sep 25 06:00:00 2016</text:p>
          </table:table-cell>
          <table:table-cell office:value-type="float" office:value="141.8333">
            <text:p>141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09-25T07:00:00">
            <text:p>Sun Sep 25 07:00:00 2016</text:p>
          </table:table-cell>
          <table:table-cell office:value-type="float" office:value="134.6667">
            <text:p>134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6-09-25T09:00:00">
            <text:p>Sun Sep 25 09:00:00 2016</text:p>
          </table:table-cell>
          <table:table-cell office:value-type="float" office:value="184.3333">
            <text:p>184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09-26T04:00:00">
            <text:p>Mon Sep 26 04:00:00 2016</text:p>
          </table:table-cell>
          <table:table-cell office:value-type="float" office:value="224.1667">
            <text:p>224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9-26T05:00:00">
            <text:p>Mon Sep 26 05:00:00 2016</text:p>
          </table:table-cell>
          <table:table-cell office:value-type="float" office:value="247.1667">
            <text:p>247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09-26T06:00:00">
            <text:p>Mon Sep 26 06:00:00 2016</text:p>
          </table:table-cell>
          <table:table-cell office:value-type="float" office:value="295.5">
            <text:p>295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09-26T09:00:00">
            <text:p>Mon Sep 26 09:00:00 2016</text:p>
          </table:table-cell>
          <table:table-cell office:value-type="float" office:value="183.1667">
            <text:p>183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09-27T05:00:00">
            <text:p>Tue Sep 27 05:00:00 2016</text:p>
          </table:table-cell>
          <table:table-cell office:value-type="float" office:value="250.0">
            <text:p>250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6-09-27T06:00:00">
            <text:p>Tue Sep 27 06:00:00 2016</text:p>
          </table:table-cell>
          <table:table-cell office:value-type="float" office:value="281.8333">
            <text:p>281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6-09-27T07:00:00">
            <text:p>Tue Sep 27 07:00:00 2016</text:p>
          </table:table-cell>
          <table:table-cell office:value-type="float" office:value="292.0">
            <text:p>292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6-09-27T08:00:00">
            <text:p>Tue Sep 27 08:00:00 2016</text:p>
          </table:table-cell>
          <table:table-cell office:value-type="float" office:value="314.3333">
            <text:p>314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09-27T09:00:00">
            <text:p>Tue Sep 27 09:00:00 2016</text:p>
          </table:table-cell>
          <table:table-cell office:value-type="float" office:value="130.6667">
            <text:p>130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09-28T05:00:00">
            <text:p>Wed Sep 28 05:00:00 2016</text:p>
          </table:table-cell>
          <table:table-cell office:value-type="float" office:value="225.3333">
            <text:p>225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6-10-01T07:00:00">
            <text:p>Sat Oct  1 07:00:00 2016</text:p>
          </table:table-cell>
          <table:table-cell office:value-type="float" office:value="179.5">
            <text:p>179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6-10-02T04:00:00">
            <text:p>Sun Oct  2 04:00:00 2016</text:p>
          </table:table-cell>
          <table:table-cell office:value-type="float" office:value="232.8333">
            <text:p>232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10-02T05:00:00">
            <text:p>Sun Oct  2 05:00:00 2016</text:p>
          </table:table-cell>
          <table:table-cell office:value-type="float" office:value="223.0">
            <text:p>223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0-02T06:00:00">
            <text:p>Sun Oct  2 06:00:00 2016</text:p>
          </table:table-cell>
          <table:table-cell office:value-type="float" office:value="216.0">
            <text:p>216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10-02T07:00:00">
            <text:p>Sun Oct  2 07:00:00 2016</text:p>
          </table:table-cell>
          <table:table-cell office:value-type="float" office:value="198.0">
            <text:p>198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6-10-02T08:00:00">
            <text:p>Sun Oct  2 08:00:00 2016</text:p>
          </table:table-cell>
          <table:table-cell office:value-type="float" office:value="252.6667">
            <text:p>252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10-03T03:00:00">
            <text:p>Mon Oct  3 03:00:00 2016</text:p>
          </table:table-cell>
          <table:table-cell office:value-type="float" office:value="172.3333">
            <text:p>172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6-10-03T04:00:00">
            <text:p>Mon Oct  3 04:00:00 2016</text:p>
          </table:table-cell>
          <table:table-cell office:value-type="float" office:value="297.3333">
            <text:p>297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6-10-04T05:00:00">
            <text:p>Tue Oct  4 05:00:00 2016</text:p>
          </table:table-cell>
          <table:table-cell office:value-type="float" office:value="215.1667">
            <text:p>215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10-05T04:00:00">
            <text:p>Wed Oct  5 04:00:00 2016</text:p>
          </table:table-cell>
          <table:table-cell office:value-type="float" office:value="228.1667">
            <text:p>228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0-05T05:00:00">
            <text:p>Wed Oct  5 05:00:00 2016</text:p>
          </table:table-cell>
          <table:table-cell office:value-type="float" office:value="280.5">
            <text:p>280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6-10-05T06:00:00">
            <text:p>Wed Oct  5 06:00:00 2016</text:p>
          </table:table-cell>
          <table:table-cell office:value-type="float" office:value="281.5">
            <text:p>281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0-06T05:00:00">
            <text:p>Thu Oct  6 05:00:00 2016</text:p>
          </table:table-cell>
          <table:table-cell office:value-type="float" office:value="180.1667">
            <text:p>180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10-06T06:00:00">
            <text:p>Thu Oct  6 06:00:00 2016</text:p>
          </table:table-cell>
          <table:table-cell office:value-type="float" office:value="199.8333">
            <text:p>199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0-06T07:00:00">
            <text:p>Thu Oct  6 07:00:00 2016</text:p>
          </table:table-cell>
          <table:table-cell office:value-type="float" office:value="133.8333">
            <text:p>133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6-10-06T09:00:00">
            <text:p>Thu Oct  6 09:00:00 2016</text:p>
          </table:table-cell>
          <table:table-cell office:value-type="float" office:value="112.1667">
            <text:p>112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0-08T03:00:00">
            <text:p>Sat Oct  8 03:00:00 2016</text:p>
          </table:table-cell>
          <table:table-cell office:value-type="float" office:value="226.5">
            <text:p>226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0-08T04:00:00">
            <text:p>Sat Oct  8 04:00:00 2016</text:p>
          </table:table-cell>
          <table:table-cell office:value-type="float" office:value="215.6667">
            <text:p>215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10-08T05:00:00">
            <text:p>Sat Oct  8 05:00:00 2016</text:p>
          </table:table-cell>
          <table:table-cell office:value-type="float" office:value="271.6667">
            <text:p>271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10-08T06:00:00">
            <text:p>Sat Oct  8 06:00:00 2016</text:p>
          </table:table-cell>
          <table:table-cell office:value-type="float" office:value="279.6667">
            <text:p>279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10-09T04:00:00">
            <text:p>Sun Oct  9 04:00:00 2016</text:p>
          </table:table-cell>
          <table:table-cell office:value-type="float" office:value="155.8333">
            <text:p>155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10-09T05:00:00">
            <text:p>Sun Oct  9 05:00:00 2016</text:p>
          </table:table-cell>
          <table:table-cell office:value-type="float" office:value="126.5">
            <text:p>126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0-09T08:00:00">
            <text:p>Sun Oct  9 08:00:00 2016</text:p>
          </table:table-cell>
          <table:table-cell office:value-type="float" office:value="182.8333">
            <text:p>182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0-09T09:00:00">
            <text:p>Sun Oct  9 09:00:00 2016</text:p>
          </table:table-cell>
          <table:table-cell office:value-type="float" office:value="152.5">
            <text:p>152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6-10-10T03:00:00">
            <text:p>Mon Oct 10 03:00:00 2016</text:p>
          </table:table-cell>
          <table:table-cell office:value-type="float" office:value="243.5">
            <text:p>243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10-10T04:00:00">
            <text:p>Mon Oct 10 04:00:00 2016</text:p>
          </table:table-cell>
          <table:table-cell office:value-type="float" office:value="219.6667">
            <text:p>219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6-10-14T14:00:00">
            <text:p>Fri Oct 14 14:00:00 2016</text:p>
          </table:table-cell>
          <table:table-cell office:value-type="float" office:value="257.5">
            <text:p>257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6-10-14T15:00:00">
            <text:p>Fri Oct 14 15:00:00 2016</text:p>
          </table:table-cell>
          <table:table-cell office:value-type="float" office:value="269.8333">
            <text:p>269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6-10-14T16:00:00">
            <text:p>Fri Oct 14 16:00:00 2016</text:p>
          </table:table-cell>
          <table:table-cell office:value-type="float" office:value="232.3333">
            <text:p>232.3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6-10-14T17:00:00">
            <text:p>Fri Oct 14 17:00:00 2016</text:p>
          </table:table-cell>
          <table:table-cell office:value-type="float" office:value="194.3333">
            <text:p>194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6-10-14T18:00:00">
            <text:p>Fri Oct 14 18:00:00 2016</text:p>
          </table:table-cell>
          <table:table-cell office:value-type="float" office:value="199.6667">
            <text:p>199.6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6-10-14T19:00:00">
            <text:p>Fri Oct 14 19:00:00 2016</text:p>
          </table:table-cell>
          <table:table-cell office:value-type="float" office:value="174.5">
            <text:p>174.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6-10-14T20:00:00">
            <text:p>Fri Oct 14 20:00:00 2016</text:p>
          </table:table-cell>
          <table:table-cell office:value-type="float" office:value="181.8333">
            <text:p>181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10-15T03:00:00">
            <text:p>Sat Oct 15 03:00:00 2016</text:p>
          </table:table-cell>
          <table:table-cell office:value-type="float" office:value="210.6667">
            <text:p>210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10-16T04:00:00">
            <text:p>Sun Oct 16 04:00:00 2016</text:p>
          </table:table-cell>
          <table:table-cell office:value-type="float" office:value="170.0">
            <text:p>170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10-16T05:00:00">
            <text:p>Sun Oct 16 05:00:00 2016</text:p>
          </table:table-cell>
          <table:table-cell office:value-type="float" office:value="250.1667">
            <text:p>250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10-16T06:00:00">
            <text:p>Sun Oct 16 06:00:00 2016</text:p>
          </table:table-cell>
          <table:table-cell office:value-type="float" office:value="133.1667">
            <text:p>133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6-10-17T04:00:00">
            <text:p>Mon Oct 17 04:00:00 2016</text:p>
          </table:table-cell>
          <table:table-cell office:value-type="float" office:value="256.6667">
            <text:p>256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10-17T05:00:00">
            <text:p>Mon Oct 17 05:00:00 2016</text:p>
          </table:table-cell>
          <table:table-cell office:value-type="float" office:value="277.0">
            <text:p>277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10-17T06:00:00">
            <text:p>Mon Oct 17 06:00:00 2016</text:p>
          </table:table-cell>
          <table:table-cell office:value-type="float" office:value="172.1667">
            <text:p>172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6-10-17T09:00:00">
            <text:p>Mon Oct 17 09:00:00 2016</text:p>
          </table:table-cell>
          <table:table-cell office:value-type="float" office:value="130.3333">
            <text:p>130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0-18T04:00:00">
            <text:p>Tue Oct 18 04:00:00 2016</text:p>
          </table:table-cell>
          <table:table-cell office:value-type="float" office:value="126.8333">
            <text:p>126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6-10-18T06:00:00">
            <text:p>Tue Oct 18 06:00:00 2016</text:p>
          </table:table-cell>
          <table:table-cell office:value-type="float" office:value="130.1667">
            <text:p>13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6-10-18T08:00:00">
            <text:p>Tue Oct 18 08:00:00 2016</text:p>
          </table:table-cell>
          <table:table-cell office:value-type="float" office:value="67.8333">
            <text:p>67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10-19T01:00:00">
            <text:p>Wed Oct 19 01:00:00 2016</text:p>
          </table:table-cell>
          <table:table-cell office:value-type="float" office:value="210.5">
            <text:p>210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10-19T02:00:00">
            <text:p>Wed Oct 19 02:00:00 2016</text:p>
          </table:table-cell>
          <table:table-cell office:value-type="float" office:value="210.8333">
            <text:p>210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0-19T03:00:00">
            <text:p>Wed Oct 19 03:00:00 2016</text:p>
          </table:table-cell>
          <table:table-cell office:value-type="float" office:value="158.6667">
            <text:p>158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0-19T04:00:00">
            <text:p>Wed Oct 19 04:00:00 2016</text:p>
          </table:table-cell>
          <table:table-cell office:value-type="float" office:value="155.6667">
            <text:p>155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0-19T05:00:00">
            <text:p>Wed Oct 19 05:00:00 2016</text:p>
          </table:table-cell>
          <table:table-cell office:value-type="float" office:value="220.0">
            <text:p>220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6-10-20T04:00:00">
            <text:p>Thu Oct 20 04:00:00 2016</text:p>
          </table:table-cell>
          <table:table-cell office:value-type="float" office:value="234.3333">
            <text:p>234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10-20T05:00:00">
            <text:p>Thu Oct 20 05:00:00 2016</text:p>
          </table:table-cell>
          <table:table-cell office:value-type="float" office:value="213.3333">
            <text:p>213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6-10-20T06:00:00">
            <text:p>Thu Oct 20 06:00:00 2016</text:p>
          </table:table-cell>
          <table:table-cell office:value-type="float" office:value="199.6667">
            <text:p>199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0-20T07:00:00">
            <text:p>Thu Oct 20 07:00:00 2016</text:p>
          </table:table-cell>
          <table:table-cell office:value-type="float" office:value="194.8333">
            <text:p>194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0-20T08:00:00">
            <text:p>Thu Oct 20 08:00:00 2016</text:p>
          </table:table-cell>
          <table:table-cell office:value-type="float" office:value="194.8333">
            <text:p>194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6-10-20T09:00:00">
            <text:p>Thu Oct 20 09:00:00 2016</text:p>
          </table:table-cell>
          <table:table-cell office:value-type="float" office:value="165.6667">
            <text:p>165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10-20T13:00:00">
            <text:p>Thu Oct 20 13:00:00 2016</text:p>
          </table:table-cell>
          <table:table-cell office:value-type="float" office:value="186.1667">
            <text:p>186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10-20T14:00:00">
            <text:p>Thu Oct 20 14:00:00 2016</text:p>
          </table:table-cell>
          <table:table-cell office:value-type="float" office:value="164.0">
            <text:p>164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10-21T03:00:00">
            <text:p>Fri Oct 21 03:00:00 2016</text:p>
          </table:table-cell>
          <table:table-cell office:value-type="float" office:value="181.1667">
            <text:p>181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10-21T04:00:00">
            <text:p>Fri Oct 21 04:00:00 2016</text:p>
          </table:table-cell>
          <table:table-cell office:value-type="float" office:value="197.1667">
            <text:p>197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6-10-21T05:00:00">
            <text:p>Fri Oct 21 05:00:00 2016</text:p>
          </table:table-cell>
          <table:table-cell office:value-type="float" office:value="161.5">
            <text:p>161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10-21T06:00:00">
            <text:p>Fri Oct 21 06:00:00 2016</text:p>
          </table:table-cell>
          <table:table-cell office:value-type="float" office:value="239.6667">
            <text:p>239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6-10-21T07:00:00">
            <text:p>Fri Oct 21 07:00:00 2016</text:p>
          </table:table-cell>
          <table:table-cell office:value-type="float" office:value="154.1667">
            <text:p>154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10-22T05:00:00">
            <text:p>Sat Oct 22 05:00:00 2016</text:p>
          </table:table-cell>
          <table:table-cell office:value-type="float" office:value="166.6667">
            <text:p>166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10-22T06:00:00">
            <text:p>Sat Oct 22 06:00:00 2016</text:p>
          </table:table-cell>
          <table:table-cell office:value-type="float" office:value="164.8333">
            <text:p>164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0-22T07:00:00">
            <text:p>Sat Oct 22 07:00:00 2016</text:p>
          </table:table-cell>
          <table:table-cell office:value-type="float" office:value="174.1667">
            <text:p>174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10-22T08:00:00">
            <text:p>Sat Oct 22 08:00:00 2016</text:p>
          </table:table-cell>
          <table:table-cell office:value-type="float" office:value="160.6667">
            <text:p>160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6-10-22T09:00:00">
            <text:p>Sat Oct 22 09:00:00 2016</text:p>
          </table:table-cell>
          <table:table-cell office:value-type="float" office:value="165.6667">
            <text:p>165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10-22T10:00:00">
            <text:p>Sat Oct 22 10:00:00 2016</text:p>
          </table:table-cell>
          <table:table-cell office:value-type="float" office:value="182.6667">
            <text:p>18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0-23T02:00:00">
            <text:p>Sun Oct 23 02:00:00 2016</text:p>
          </table:table-cell>
          <table:table-cell office:value-type="float" office:value="196.8333">
            <text:p>196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10-23T03:00:00">
            <text:p>Sun Oct 23 03:00:00 2016</text:p>
          </table:table-cell>
          <table:table-cell office:value-type="float" office:value="194.8333">
            <text:p>194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6-10-23T04:00:00">
            <text:p>Sun Oct 23 04:00:00 2016</text:p>
          </table:table-cell>
          <table:table-cell office:value-type="float" office:value="189.3333">
            <text:p>189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6-10-23T05:00:00">
            <text:p>Sun Oct 23 05:00:00 2016</text:p>
          </table:table-cell>
          <table:table-cell office:value-type="float" office:value="188.8333">
            <text:p>188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6-10-23T06:00:00">
            <text:p>Sun Oct 23 06:00:00 2016</text:p>
          </table:table-cell>
          <table:table-cell office:value-type="float" office:value="194.3333">
            <text:p>194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6-10-23T07:00:00">
            <text:p>Sun Oct 23 07:00:00 2016</text:p>
          </table:table-cell>
          <table:table-cell office:value-type="float" office:value="188.8333">
            <text:p>188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10-23T08:00:00">
            <text:p>Sun Oct 23 08:00:00 2016</text:p>
          </table:table-cell>
          <table:table-cell office:value-type="float" office:value="223.5">
            <text:p>223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10-23T09:00:00">
            <text:p>Sun Oct 23 09:00:00 2016</text:p>
          </table:table-cell>
          <table:table-cell office:value-type="float" office:value="214.5">
            <text:p>214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10-23T19:00:00">
            <text:p>Sun Oct 23 19:00:00 2016</text:p>
          </table:table-cell>
          <table:table-cell office:value-type="float" office:value="211.8333">
            <text:p>211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6-10-25T06:00:00">
            <text:p>Tue Oct 25 06:00:00 2016</text:p>
          </table:table-cell>
          <table:table-cell office:value-type="float" office:value="123.3333">
            <text:p>123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10-25T07:00:00">
            <text:p>Tue Oct 25 07:00:00 2016</text:p>
          </table:table-cell>
          <table:table-cell office:value-type="float" office:value="127.8333">
            <text:p>127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6-10-25T08:00:00">
            <text:p>Tue Oct 25 08:00:00 2016</text:p>
          </table:table-cell>
          <table:table-cell office:value-type="float" office:value="130.1667">
            <text:p>130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10-25T09:00:00">
            <text:p>Tue Oct 25 09:00:00 2016</text:p>
          </table:table-cell>
          <table:table-cell office:value-type="float" office:value="100.0">
            <text:p>100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6-10-26T05:00:00">
            <text:p>Wed Oct 26 05:00:00 2016</text:p>
          </table:table-cell>
          <table:table-cell office:value-type="float" office:value="119.5">
            <text:p>119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0-28T00:00:00">
            <text:p>Fri Oct 28 00:00:00 2016</text:p>
          </table:table-cell>
          <table:table-cell office:value-type="float" office:value="172.1667">
            <text:p>172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6-10-28T01:00:00">
            <text:p>Fri Oct 28 01:00:00 2016</text:p>
          </table:table-cell>
          <table:table-cell office:value-type="float" office:value="182.5">
            <text:p>182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0-28T04:00:00">
            <text:p>Fri Oct 28 04:00:00 2016</text:p>
          </table:table-cell>
          <table:table-cell office:value-type="float" office:value="126.0">
            <text:p>126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0-28T05:00:00">
            <text:p>Fri Oct 28 05:00:00 2016</text:p>
          </table:table-cell>
          <table:table-cell office:value-type="float" office:value="126.0">
            <text:p>126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10-28T09:00:00">
            <text:p>Fri Oct 28 09:00:00 2016</text:p>
          </table:table-cell>
          <table:table-cell office:value-type="float" office:value="122.8333">
            <text:p>122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10-29T23:00:00">
            <text:p>Sat Oct 29 23:00:00 2016</text:p>
          </table:table-cell>
          <table:table-cell office:value-type="float" office:value="283.1667">
            <text:p>283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6-10-30T22:00:00">
            <text:p>Sun Oct 30 22:00:00 2016</text:p>
          </table:table-cell>
          <table:table-cell office:value-type="float" office:value="232.1667">
            <text:p>232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6-10-31T00:00:00">
            <text:p>Mon Oct 31 00:00:00 2016</text:p>
          </table:table-cell>
          <table:table-cell office:value-type="float" office:value="190.8333">
            <text:p>190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6-10-31T04:00:00">
            <text:p>Mon Oct 31 04:00:00 2016</text:p>
          </table:table-cell>
          <table:table-cell office:value-type="float" office:value="296.1667">
            <text:p>296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0-31T23:00:00">
            <text:p>Mon Oct 31 23:00:00 2016</text:p>
          </table:table-cell>
          <table:table-cell office:value-type="float" office:value="235.5">
            <text:p>235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11-01T01:00:00">
            <text:p>Tue Nov  1 01:00:00 2016</text:p>
          </table:table-cell>
          <table:table-cell office:value-type="float" office:value="180.1667">
            <text:p>180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11-01T02:00:00">
            <text:p>Tue Nov  1 02:00:00 2016</text:p>
          </table:table-cell>
          <table:table-cell office:value-type="float" office:value="176.0">
            <text:p>176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6-11-01T03:00:00">
            <text:p>Tue Nov  1 03:00:00 2016</text:p>
          </table:table-cell>
          <table:table-cell office:value-type="float" office:value="184.8333">
            <text:p>184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1-01T04:00:00">
            <text:p>Tue Nov  1 04:00:00 2016</text:p>
          </table:table-cell>
          <table:table-cell office:value-type="float" office:value="124.5">
            <text:p>124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6-11-01T19:00:00">
            <text:p>Tue Nov  1 19:00:00 2016</text:p>
          </table:table-cell>
          <table:table-cell office:value-type="float" office:value="232.3333">
            <text:p>232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6-11-03T06:00:00">
            <text:p>Thu Nov  3 06:00:00 2016</text:p>
          </table:table-cell>
          <table:table-cell office:value-type="float" office:value="122.1667">
            <text:p>122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11-03T07:00:00">
            <text:p>Thu Nov  3 07:00:00 2016</text:p>
          </table:table-cell>
          <table:table-cell office:value-type="float" office:value="68.6667">
            <text:p>68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11-04T08:00:00">
            <text:p>Fri Nov  4 08:00:00 2016</text:p>
          </table:table-cell>
          <table:table-cell office:value-type="float" office:value="120.3333">
            <text:p>120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6-11-04T09:00:00">
            <text:p>Fri Nov  4 09:00:00 2016</text:p>
          </table:table-cell>
          <table:table-cell office:value-type="float" office:value="124.5">
            <text:p>124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11-06T01:00:00">
            <text:p>Sun Nov  6 01:00:00 2016</text:p>
          </table:table-cell>
          <table:table-cell office:value-type="float" office:value="266.3333">
            <text:p>266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6-11-06T02:00:00">
            <text:p>Sun Nov  6 02:00:00 2016</text:p>
          </table:table-cell>
          <table:table-cell office:value-type="float" office:value="261.0">
            <text:p>261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6-11-06T04:00:00">
            <text:p>Sun Nov  6 04:00:00 2016</text:p>
          </table:table-cell>
          <table:table-cell office:value-type="float" office:value="244.8333">
            <text:p>244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6-11-06T05:00:00">
            <text:p>Sun Nov  6 05:00:00 2016</text:p>
          </table:table-cell>
          <table:table-cell office:value-type="float" office:value="224.8333">
            <text:p>224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11-06T06:00:00">
            <text:p>Sun Nov  6 06:00:00 2016</text:p>
          </table:table-cell>
          <table:table-cell office:value-type="float" office:value="245.5">
            <text:p>245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6-11-06T07:00:00">
            <text:p>Sun Nov  6 07:00:00 2016</text:p>
          </table:table-cell>
          <table:table-cell office:value-type="float" office:value="297.1667">
            <text:p>297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6-11-06T08:00:00">
            <text:p>Sun Nov  6 08:00:00 2016</text:p>
          </table:table-cell>
          <table:table-cell office:value-type="float" office:value="318.6667">
            <text:p>318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1-06T09:00:00">
            <text:p>Sun Nov  6 09:00:00 2016</text:p>
          </table:table-cell>
          <table:table-cell office:value-type="float" office:value="288.3333">
            <text:p>288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11-06T10:00:00">
            <text:p>Sun Nov  6 10:00:00 2016</text:p>
          </table:table-cell>
          <table:table-cell office:value-type="float" office:value="224.6667">
            <text:p>224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1-06T11:00:00">
            <text:p>Sun Nov  6 11:00:00 2016</text:p>
          </table:table-cell>
          <table:table-cell office:value-type="float" office:value="263.1667">
            <text:p>263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6-11-06T22:00:00">
            <text:p>Sun Nov  6 22:00:00 2016</text:p>
          </table:table-cell>
          <table:table-cell office:value-type="float" office:value="297.3333">
            <text:p>297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6-11-06T23:00:00">
            <text:p>Sun Nov  6 23:00:00 2016</text:p>
          </table:table-cell>
          <table:table-cell office:value-type="float" office:value="308.8333">
            <text:p>308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1-07T00:00:00">
            <text:p>Mon Nov  7 00:00:00 2016</text:p>
          </table:table-cell>
          <table:table-cell office:value-type="float" office:value="330.6667">
            <text:p>330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6-11-07T01:00:00">
            <text:p>Mon Nov  7 01:00:00 2016</text:p>
          </table:table-cell>
          <table:table-cell office:value-type="float" office:value="322.3333">
            <text:p>322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1-07T02:00:00">
            <text:p>Mon Nov  7 02:00:00 2016</text:p>
          </table:table-cell>
          <table:table-cell office:value-type="float" office:value="299.8333">
            <text:p>299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1-07T03:00:00">
            <text:p>Mon Nov  7 03:00:00 2016</text:p>
          </table:table-cell>
          <table:table-cell office:value-type="float" office:value="300.6667">
            <text:p>300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1-07T04:00:00">
            <text:p>Mon Nov  7 04:00:00 2016</text:p>
          </table:table-cell>
          <table:table-cell office:value-type="float" office:value="309.1667">
            <text:p>309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11-07T05:00:00">
            <text:p>Mon Nov  7 05:00:00 2016</text:p>
          </table:table-cell>
          <table:table-cell office:value-type="float" office:value="312.1667">
            <text:p>312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6-11-07T06:00:00">
            <text:p>Mon Nov  7 06:00:00 2016</text:p>
          </table:table-cell>
          <table:table-cell office:value-type="float" office:value="326.1667">
            <text:p>326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6-11-07T07:00:00">
            <text:p>Mon Nov  7 07:00:00 2016</text:p>
          </table:table-cell>
          <table:table-cell office:value-type="float" office:value="256.3333">
            <text:p>256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6-11-07T15:00:00">
            <text:p>Mon Nov  7 15:00:00 2016</text:p>
          </table:table-cell>
          <table:table-cell office:value-type="float" office:value="246.6667">
            <text:p>246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11-07T16:00:00">
            <text:p>Mon Nov  7 16:00:00 2016</text:p>
          </table:table-cell>
          <table:table-cell office:value-type="float" office:value="276.3333">
            <text:p>276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6-11-07T17:00:00">
            <text:p>Mon Nov  7 17:00:00 2016</text:p>
          </table:table-cell>
          <table:table-cell office:value-type="float" office:value="301.5">
            <text:p>301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6-11-07T18:00:00">
            <text:p>Mon Nov  7 18:00:00 2016</text:p>
          </table:table-cell>
          <table:table-cell office:value-type="float" office:value="301.1667">
            <text:p>301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07T19:00:00">
            <text:p>Mon Nov  7 19:00:00 2016</text:p>
          </table:table-cell>
          <table:table-cell office:value-type="float" office:value="299.6667">
            <text:p>299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11-07T20:00:00">
            <text:p>Mon Nov  7 20:00:00 2016</text:p>
          </table:table-cell>
          <table:table-cell office:value-type="float" office:value="302.6667">
            <text:p>302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11-07T21:00:00">
            <text:p>Mon Nov  7 21:00:00 2016</text:p>
          </table:table-cell>
          <table:table-cell office:value-type="float" office:value="310.3333">
            <text:p>310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6-11-07T22:00:00">
            <text:p>Mon Nov  7 22:00:00 2016</text:p>
          </table:table-cell>
          <table:table-cell office:value-type="float" office:value="300.8333">
            <text:p>300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1-07T23:00:00">
            <text:p>Mon Nov  7 23:00:00 2016</text:p>
          </table:table-cell>
          <table:table-cell office:value-type="float" office:value="291.8333">
            <text:p>291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1-08T00:00:00">
            <text:p>Tue Nov  8 00:00:00 2016</text:p>
          </table:table-cell>
          <table:table-cell office:value-type="float" office:value="300.6667">
            <text:p>300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11-08T01:00:00">
            <text:p>Tue Nov  8 01:00:00 2016</text:p>
          </table:table-cell>
          <table:table-cell office:value-type="float" office:value="305.8333">
            <text:p>305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6-11-08T04:00:00">
            <text:p>Tue Nov  8 04:00:00 2016</text:p>
          </table:table-cell>
          <table:table-cell office:value-type="float" office:value="280.1667">
            <text:p>280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1-08T08:00:00">
            <text:p>Tue Nov  8 08:00:00 2016</text:p>
          </table:table-cell>
          <table:table-cell office:value-type="float" office:value="246.1667">
            <text:p>246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1-08T09:00:00">
            <text:p>Tue Nov  8 09:00:00 2016</text:p>
          </table:table-cell>
          <table:table-cell office:value-type="float" office:value="227.5">
            <text:p>227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1-08T10:00:00">
            <text:p>Tue Nov  8 10:00:00 2016</text:p>
          </table:table-cell>
          <table:table-cell office:value-type="float" office:value="180.5">
            <text:p>180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1-08T11:00:00">
            <text:p>Tue Nov  8 11:00:00 2016</text:p>
          </table:table-cell>
          <table:table-cell office:value-type="float" office:value="172.8333">
            <text:p>172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11-08T13:00:00">
            <text:p>Tue Nov  8 13:00:00 2016</text:p>
          </table:table-cell>
          <table:table-cell office:value-type="float" office:value="183.3333">
            <text:p>183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11-09T04:00:00">
            <text:p>Wed Nov  9 04:00:00 2016</text:p>
          </table:table-cell>
          <table:table-cell office:value-type="float" office:value="141.3333">
            <text:p>141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6-11-09T05:00:00">
            <text:p>Wed Nov  9 05:00:00 2016</text:p>
          </table:table-cell>
          <table:table-cell office:value-type="float" office:value="175.0">
            <text:p>175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6-11-09T06:00:00">
            <text:p>Wed Nov  9 06:00:00 2016</text:p>
          </table:table-cell>
          <table:table-cell office:value-type="float" office:value="177.8333">
            <text:p>177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6-11-09T07:00:00">
            <text:p>Wed Nov  9 07:00:00 2016</text:p>
          </table:table-cell>
          <table:table-cell office:value-type="float" office:value="105.5">
            <text:p>105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1-09T09:00:00">
            <text:p>Wed Nov  9 09:00:00 2016</text:p>
          </table:table-cell>
          <table:table-cell office:value-type="float" office:value="153.8333">
            <text:p>15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1-09T10:00:00">
            <text:p>Wed Nov  9 10:00:00 2016</text:p>
          </table:table-cell>
          <table:table-cell office:value-type="float" office:value="182.6667">
            <text:p>182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11T01:00:00">
            <text:p>Fri Nov 11 01:00:00 2016</text:p>
          </table:table-cell>
          <table:table-cell office:value-type="float" office:value="125.8333">
            <text:p>125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1-12T22:00:00">
            <text:p>Sat Nov 12 22:00:00 2016</text:p>
          </table:table-cell>
          <table:table-cell office:value-type="float" office:value="171.0">
            <text:p>171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1-13T06:00:00">
            <text:p>Sun Nov 13 06:00:00 2016</text:p>
          </table:table-cell>
          <table:table-cell office:value-type="float" office:value="77.6667">
            <text:p>77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11-15T04:00:00">
            <text:p>Tue Nov 15 04:00:00 2016</text:p>
          </table:table-cell>
          <table:table-cell office:value-type="float" office:value="179.3333">
            <text:p>179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11-16T06:00:00">
            <text:p>Wed Nov 16 06:00:00 2016</text:p>
          </table:table-cell>
          <table:table-cell office:value-type="float" office:value="184.6667">
            <text:p>184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6-11-16T22:00:00">
            <text:p>Wed Nov 16 22:00:00 2016</text:p>
          </table:table-cell>
          <table:table-cell office:value-type="float" office:value="69.1667">
            <text:p>69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1-17T04:00:00">
            <text:p>Thu Nov 17 04:00:00 2016</text:p>
          </table:table-cell>
          <table:table-cell office:value-type="float" office:value="76.0">
            <text:p>76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11-17T22:00:00">
            <text:p>Thu Nov 17 22:00:00 2016</text:p>
          </table:table-cell>
          <table:table-cell office:value-type="float" office:value="170.8333">
            <text:p>170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1-18T00:00:00">
            <text:p>Fri Nov 18 00:00:00 2016</text:p>
          </table:table-cell>
          <table:table-cell office:value-type="float" office:value="82.6667">
            <text:p>82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18T01:00:00">
            <text:p>Fri Nov 18 01:00:00 2016</text:p>
          </table:table-cell>
          <table:table-cell office:value-type="float" office:value="85.0">
            <text:p>85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1-19T02:00:00">
            <text:p>Sat Nov 19 02:00:00 2016</text:p>
          </table:table-cell>
          <table:table-cell office:value-type="float" office:value="221.3333">
            <text:p>221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6-11-19T04:00:00">
            <text:p>Sat Nov 19 04:00:00 2016</text:p>
          </table:table-cell>
          <table:table-cell office:value-type="float" office:value="227.6667">
            <text:p>227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11-19T05:00:00">
            <text:p>Sat Nov 19 05:00:00 2016</text:p>
          </table:table-cell>
          <table:table-cell office:value-type="float" office:value="79.6667">
            <text:p>79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11-19T06:00:00">
            <text:p>Sat Nov 19 06:00:00 2016</text:p>
          </table:table-cell>
          <table:table-cell office:value-type="float" office:value="177.5">
            <text:p>17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1-20T02:00:00">
            <text:p>Sun Nov 20 02:00:00 2016</text:p>
          </table:table-cell>
          <table:table-cell office:value-type="float" office:value="246.8333">
            <text:p>246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1-20T03:00:00">
            <text:p>Sun Nov 20 03:00:00 2016</text:p>
          </table:table-cell>
          <table:table-cell office:value-type="float" office:value="234.1667">
            <text:p>234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6-11-20T04:00:00">
            <text:p>Sun Nov 20 04:00:00 2016</text:p>
          </table:table-cell>
          <table:table-cell office:value-type="float" office:value="156.6667">
            <text:p>156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1-20T05:00:00">
            <text:p>Sun Nov 20 05:00:00 2016</text:p>
          </table:table-cell>
          <table:table-cell office:value-type="float" office:value="190.0">
            <text:p>190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6-11-20T06:00:00">
            <text:p>Sun Nov 20 06:00:00 2016</text:p>
          </table:table-cell>
          <table:table-cell office:value-type="float" office:value="159.8333">
            <text:p>159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11-20T07:00:00">
            <text:p>Sun Nov 20 07:00:00 2016</text:p>
          </table:table-cell>
          <table:table-cell office:value-type="float" office:value="161.1667">
            <text:p>161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11-20T08:00:00">
            <text:p>Sun Nov 20 08:00:00 2016</text:p>
          </table:table-cell>
          <table:table-cell office:value-type="float" office:value="171.5">
            <text:p>171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11-20T09:00:00">
            <text:p>Sun Nov 20 09:00:00 2016</text:p>
          </table:table-cell>
          <table:table-cell office:value-type="float" office:value="207.1667">
            <text:p>207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11-21T04:00:00">
            <text:p>Mon Nov 21 04:00:00 2016</text:p>
          </table:table-cell>
          <table:table-cell office:value-type="float" office:value="198.8333">
            <text:p>198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11-21T05:00:00">
            <text:p>Mon Nov 21 05:00:00 2016</text:p>
          </table:table-cell>
          <table:table-cell office:value-type="float" office:value="204.0">
            <text:p>204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6-11-21T06:00:00">
            <text:p>Mon Nov 21 06:00:00 2016</text:p>
          </table:table-cell>
          <table:table-cell office:value-type="float" office:value="209.0">
            <text:p>209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1-21T07:00:00">
            <text:p>Mon Nov 21 07:00:00 2016</text:p>
          </table:table-cell>
          <table:table-cell office:value-type="float" office:value="202.8333">
            <text:p>202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6-11-21T08:00:00">
            <text:p>Mon Nov 21 08:00:00 2016</text:p>
          </table:table-cell>
          <table:table-cell office:value-type="float" office:value="207.6667">
            <text:p>207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6-11-21T09:00:00">
            <text:p>Mon Nov 21 09:00:00 2016</text:p>
          </table:table-cell>
          <table:table-cell office:value-type="float" office:value="208.0">
            <text:p>208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1-21T10:00:00">
            <text:p>Mon Nov 21 10:00:00 2016</text:p>
          </table:table-cell>
          <table:table-cell office:value-type="float" office:value="203.8333">
            <text:p>203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6-11-21T11:00:00">
            <text:p>Mon Nov 21 11:00:00 2016</text:p>
          </table:table-cell>
          <table:table-cell office:value-type="float" office:value="233.1667">
            <text:p>233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11-21T12:00:00">
            <text:p>Mon Nov 21 12:00:00 2016</text:p>
          </table:table-cell>
          <table:table-cell office:value-type="float" office:value="272.5">
            <text:p>272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11-21T14:00:00">
            <text:p>Mon Nov 21 14:00:00 2016</text:p>
          </table:table-cell>
          <table:table-cell office:value-type="float" office:value="239.6667">
            <text:p>239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6-11-21T16:00:00">
            <text:p>Mon Nov 21 16:00:00 2016</text:p>
          </table:table-cell>
          <table:table-cell office:value-type="float" office:value="250.8333">
            <text:p>250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6-11-21T21:00:00">
            <text:p>Mon Nov 21 21:00:00 2016</text:p>
          </table:table-cell>
          <table:table-cell office:value-type="float" office:value="214.6667">
            <text:p>214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11-21T22:00:00">
            <text:p>Mon Nov 21 22:00:00 2016</text:p>
          </table:table-cell>
          <table:table-cell office:value-type="float" office:value="288.0">
            <text:p>288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6-11-21T23:00:00">
            <text:p>Mon Nov 21 23:00:00 2016</text:p>
          </table:table-cell>
          <table:table-cell office:value-type="float" office:value="231.5">
            <text:p>231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1-22T00:00:00">
            <text:p>Tue Nov 22 00:00:00 2016</text:p>
          </table:table-cell>
          <table:table-cell office:value-type="float" office:value="305.1667">
            <text:p>305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11-22T02:00:00">
            <text:p>Tue Nov 22 02:00:00 2016</text:p>
          </table:table-cell>
          <table:table-cell office:value-type="float" office:value="269.8333">
            <text:p>269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1-22T03:00:00">
            <text:p>Tue Nov 22 03:00:00 2016</text:p>
          </table:table-cell>
          <table:table-cell office:value-type="float" office:value="232.8333">
            <text:p>232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11-22T05:00:00">
            <text:p>Tue Nov 22 05:00:00 2016</text:p>
          </table:table-cell>
          <table:table-cell office:value-type="float" office:value="160.8333">
            <text:p>160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11-22T06:00:00">
            <text:p>Tue Nov 22 06:00:00 2016</text:p>
          </table:table-cell>
          <table:table-cell office:value-type="float" office:value="233.8333">
            <text:p>233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6-11-23T13:00:00">
            <text:p>Wed Nov 23 13:00:00 2016</text:p>
          </table:table-cell>
          <table:table-cell office:value-type="float" office:value="187.3333">
            <text:p>187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6-11-23T14:00:00">
            <text:p>Wed Nov 23 14:00:00 2016</text:p>
          </table:table-cell>
          <table:table-cell office:value-type="float" office:value="185.0">
            <text:p>185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1-23T15:00:00">
            <text:p>Wed Nov 23 15:00:00 2016</text:p>
          </table:table-cell>
          <table:table-cell office:value-type="float" office:value="190.6667">
            <text:p>190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1-24T03:00:00">
            <text:p>Thu Nov 24 03:00:00 2016</text:p>
          </table:table-cell>
          <table:table-cell office:value-type="float" office:value="187.1667">
            <text:p>187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11-24T05:00:00">
            <text:p>Thu Nov 24 05:00:00 2016</text:p>
          </table:table-cell>
          <table:table-cell office:value-type="float" office:value="225.5">
            <text:p>225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11-24T06:00:00">
            <text:p>Thu Nov 24 06:00:00 2016</text:p>
          </table:table-cell>
          <table:table-cell office:value-type="float" office:value="187.5">
            <text:p>187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1-24T07:00:00">
            <text:p>Thu Nov 24 07:00:00 2016</text:p>
          </table:table-cell>
          <table:table-cell office:value-type="float" office:value="84.8333">
            <text:p>84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24T08:00:00">
            <text:p>Thu Nov 24 08:00:00 2016</text:p>
          </table:table-cell>
          <table:table-cell office:value-type="float" office:value="186.8333">
            <text:p>186.8333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16-11-25T04:00:00">
            <text:p>Fri Nov 25 04:00:00 2016</text:p>
          </table:table-cell>
          <table:table-cell office:value-type="float" office:value="154.3333">
            <text:p>154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6-11-25T05:00:00">
            <text:p>Fri Nov 25 05:00:00 2016</text:p>
          </table:table-cell>
          <table:table-cell office:value-type="float" office:value="147.8333">
            <text:p>147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11-25T06:00:00">
            <text:p>Fri Nov 25 06:00:00 2016</text:p>
          </table:table-cell>
          <table:table-cell office:value-type="float" office:value="155.0">
            <text:p>155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1-25T07:00:00">
            <text:p>Fri Nov 25 07:00:00 2016</text:p>
          </table:table-cell>
          <table:table-cell office:value-type="float" office:value="138.8333">
            <text:p>138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6-11-25T08:00:00">
            <text:p>Fri Nov 25 08:00:00 2016</text:p>
          </table:table-cell>
          <table:table-cell office:value-type="float" office:value="145.3333">
            <text:p>145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11-25T09:00:00">
            <text:p>Fri Nov 25 09:00:00 2016</text:p>
          </table:table-cell>
          <table:table-cell office:value-type="float" office:value="159.5">
            <text:p>159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1-25T10:00:00">
            <text:p>Fri Nov 25 10:00:00 2016</text:p>
          </table:table-cell>
          <table:table-cell office:value-type="float" office:value="163.1667">
            <text:p>163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1-26T14:00:00">
            <text:p>Sat Nov 26 14:00:00 2016</text:p>
          </table:table-cell>
          <table:table-cell office:value-type="float" office:value="193.3333">
            <text:p>193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1-26T15:00:00">
            <text:p>Sat Nov 26 15:00:00 2016</text:p>
          </table:table-cell>
          <table:table-cell office:value-type="float" office:value="180.1667">
            <text:p>180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1-26T16:00:00">
            <text:p>Sat Nov 26 16:00:00 2016</text:p>
          </table:table-cell>
          <table:table-cell office:value-type="float" office:value="168.8333">
            <text:p>168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1-26T17:00:00">
            <text:p>Sat Nov 26 17:00:00 2016</text:p>
          </table:table-cell>
          <table:table-cell office:value-type="float" office:value="164.5">
            <text:p>164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11-26T21:00:00">
            <text:p>Sat Nov 26 21:00:00 2016</text:p>
          </table:table-cell>
          <table:table-cell office:value-type="float" office:value="200.5">
            <text:p>200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11-27T01:00:00">
            <text:p>Sun Nov 27 01:00:00 2016</text:p>
          </table:table-cell>
          <table:table-cell office:value-type="float" office:value="217.8333">
            <text:p>217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1-27T19:00:00">
            <text:p>Sun Nov 27 19:00:00 2016</text:p>
          </table:table-cell>
          <table:table-cell office:value-type="float" office:value="179.1667">
            <text:p>179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11-29T02:00:00">
            <text:p>Tue Nov 29 02:00:00 2016</text:p>
          </table:table-cell>
          <table:table-cell office:value-type="float" office:value="127.8333">
            <text:p>127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1-30T19:00:00">
            <text:p>Wed Nov 30 19:00:00 2016</text:p>
          </table:table-cell>
          <table:table-cell office:value-type="float" office:value="126.0">
            <text:p>126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12-01T12:00:00">
            <text:p>Thu Dec  1 12:00:00 2016</text:p>
          </table:table-cell>
          <table:table-cell office:value-type="float" office:value="75.5">
            <text:p>75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2-01T13:00:00">
            <text:p>Thu Dec  1 13:00:00 2016</text:p>
          </table:table-cell>
          <table:table-cell office:value-type="float" office:value="178.8333">
            <text:p>178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6-12-02T22:00:00">
            <text:p>Fri Dec  2 22:00:00 2016</text:p>
          </table:table-cell>
          <table:table-cell office:value-type="float" office:value="97.1667">
            <text:p>97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2-02T23:00:00">
            <text:p>Fri Dec  2 23:00:00 2016</text:p>
          </table:table-cell>
          <table:table-cell office:value-type="float" office:value="104.1667">
            <text:p>104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12-03T00:00:00">
            <text:p>Sat Dec  3 00:00:00 2016</text:p>
          </table:table-cell>
          <table:table-cell office:value-type="float" office:value="89.8333">
            <text:p>89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6-12-03T01:00:00">
            <text:p>Sat Dec  3 01:00:00 2016</text:p>
          </table:table-cell>
          <table:table-cell office:value-type="float" office:value="75.5">
            <text:p>75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12-03T02:00:00">
            <text:p>Sat Dec  3 02:00:00 2016</text:p>
          </table:table-cell>
          <table:table-cell office:value-type="float" office:value="77.8333">
            <text:p>77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6-12-03T17:00:00">
            <text:p>Sat Dec  3 17:00:00 2016</text:p>
          </table:table-cell>
          <table:table-cell office:value-type="float" office:value="110.5">
            <text:p>110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12-03T18:00:00">
            <text:p>Sat Dec  3 18:00:00 2016</text:p>
          </table:table-cell>
          <table:table-cell office:value-type="float" office:value="85.1667">
            <text:p>85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12-03T19:00:00">
            <text:p>Sat Dec  3 19:00:00 2016</text:p>
          </table:table-cell>
          <table:table-cell office:value-type="float" office:value="106.8333">
            <text:p>106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12-03T20:00:00">
            <text:p>Sat Dec  3 20:00:00 2016</text:p>
          </table:table-cell>
          <table:table-cell office:value-type="float" office:value="141.8333">
            <text:p>141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6-12-03T21:00:00">
            <text:p>Sat Dec  3 21:00:00 2016</text:p>
          </table:table-cell>
          <table:table-cell office:value-type="float" office:value="159.3333">
            <text:p>159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6-12-04T18:00:00">
            <text:p>Sun Dec  4 18:00:00 2016</text:p>
          </table:table-cell>
          <table:table-cell office:value-type="float" office:value="142.0">
            <text:p>142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6-12-04T19:00:00">
            <text:p>Sun Dec  4 19:00:00 2016</text:p>
          </table:table-cell>
          <table:table-cell office:value-type="float" office:value="172.0">
            <text:p>172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12-05T21:00:00">
            <text:p>Mon Dec  5 21:00:00 2016</text:p>
          </table:table-cell>
          <table:table-cell office:value-type="float" office:value="183.3333">
            <text:p>183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2-06T22:00:00">
            <text:p>Tue Dec  6 22:00:00 2016</text:p>
          </table:table-cell>
          <table:table-cell office:value-type="float" office:value="113.6667">
            <text:p>113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12-06T23:00:00">
            <text:p>Tue Dec  6 23:00:00 2016</text:p>
          </table:table-cell>
          <table:table-cell office:value-type="float" office:value="154.1667">
            <text:p>154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12-07T01:00:00">
            <text:p>Wed Dec  7 01:00:00 2016</text:p>
          </table:table-cell>
          <table:table-cell office:value-type="float" office:value="157.6667">
            <text:p>157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12-07T02:00:00">
            <text:p>Wed Dec  7 02:00:00 2016</text:p>
          </table:table-cell>
          <table:table-cell office:value-type="float" office:value="106.0">
            <text:p>106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07T03:00:00">
            <text:p>Wed Dec  7 03:00:00 2016</text:p>
          </table:table-cell>
          <table:table-cell office:value-type="float" office:value="68.6667">
            <text:p>68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08T00:00:00">
            <text:p>Thu Dec  8 00:00:00 2016</text:p>
          </table:table-cell>
          <table:table-cell office:value-type="float" office:value="43.5">
            <text:p>43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2-08T01:00:00">
            <text:p>Thu Dec  8 01:00:00 2016</text:p>
          </table:table-cell>
          <table:table-cell office:value-type="float" office:value="29.6667">
            <text:p>29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6-12-09T03:00:00">
            <text:p>Fri Dec  9 03:00:00 2016</text:p>
          </table:table-cell>
          <table:table-cell office:value-type="float" office:value="237.5">
            <text:p>237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6-12-10T00:00:00">
            <text:p>Sat Dec 10 00:00:00 2016</text:p>
          </table:table-cell>
          <table:table-cell office:value-type="float" office:value="123.1667">
            <text:p>123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12-10T02:00:00">
            <text:p>Sat Dec 10 02:00:00 2016</text:p>
          </table:table-cell>
          <table:table-cell office:value-type="float" office:value="121.8333">
            <text:p>121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6-12-10T03:00:00">
            <text:p>Sat Dec 10 03:00:00 2016</text:p>
          </table:table-cell>
          <table:table-cell office:value-type="float" office:value="121.8333">
            <text:p>121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12-10T22:00:00">
            <text:p>Sat Dec 10 22:00:00 2016</text:p>
          </table:table-cell>
          <table:table-cell office:value-type="float" office:value="122.0">
            <text:p>122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12-11T22:00:00">
            <text:p>Sun Dec 11 22:00:00 2016</text:p>
          </table:table-cell>
          <table:table-cell office:value-type="float" office:value="120.0">
            <text:p>120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6-12-12T23:00:00">
            <text:p>Mon Dec 12 23:00:00 2016</text:p>
          </table:table-cell>
          <table:table-cell office:value-type="float" office:value="167.6667">
            <text:p>167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13T00:00:00">
            <text:p>Tue Dec 13 00:00:00 2016</text:p>
          </table:table-cell>
          <table:table-cell office:value-type="float" office:value="81.1667">
            <text:p>81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13T01:00:00">
            <text:p>Tue Dec 13 01:00:00 2016</text:p>
          </table:table-cell>
          <table:table-cell office:value-type="float" office:value="78.8333">
            <text:p>78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6-12-14T00:00:00">
            <text:p>Wed Dec 14 00:00:00 2016</text:p>
          </table:table-cell>
          <table:table-cell office:value-type="float" office:value="70.6667">
            <text:p>70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12-14T01:00:00">
            <text:p>Wed Dec 14 01:00:00 2016</text:p>
          </table:table-cell>
          <table:table-cell office:value-type="float" office:value="67.3333">
            <text:p>67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12-14T02:00:00">
            <text:p>Wed Dec 14 02:00:00 2016</text:p>
          </table:table-cell>
          <table:table-cell office:value-type="float" office:value="130.6667">
            <text:p>130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12-14T04:00:00">
            <text:p>Wed Dec 14 04:00:00 2016</text:p>
          </table:table-cell>
          <table:table-cell office:value-type="float" office:value="69.5">
            <text:p>69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6-12-14T07:00:00">
            <text:p>Wed Dec 14 07:00:00 2016</text:p>
          </table:table-cell>
          <table:table-cell office:value-type="float" office:value="73.0">
            <text:p>73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6-12-15T12:00:00">
            <text:p>Thu Dec 15 12:00:00 2016</text:p>
          </table:table-cell>
          <table:table-cell office:value-type="float" office:value="183.6667">
            <text:p>183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2-15T13:00:00">
            <text:p>Thu Dec 15 13:00:00 2016</text:p>
          </table:table-cell>
          <table:table-cell office:value-type="float" office:value="168.3333">
            <text:p>168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6-12-15T16:00:00">
            <text:p>Thu Dec 15 16:00:00 2016</text:p>
          </table:table-cell>
          <table:table-cell office:value-type="float" office:value="222.6667">
            <text:p>222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6-12-15T20:00:00">
            <text:p>Thu Dec 15 20:00:00 2016</text:p>
          </table:table-cell>
          <table:table-cell office:value-type="float" office:value="215.6667">
            <text:p>215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2-15T22:00:00">
            <text:p>Thu Dec 15 22:00:00 2016</text:p>
          </table:table-cell>
          <table:table-cell office:value-type="float" office:value="154.0">
            <text:p>154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12-15T23:00:00">
            <text:p>Thu Dec 15 23:00:00 2016</text:p>
          </table:table-cell>
          <table:table-cell office:value-type="float" office:value="139.0">
            <text:p>139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12-16T00:00:00">
            <text:p>Fri Dec 16 00:00:00 2016</text:p>
          </table:table-cell>
          <table:table-cell office:value-type="float" office:value="122.8333">
            <text:p>122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6-12-16T01:00:00">
            <text:p>Fri Dec 16 01:00:00 2016</text:p>
          </table:table-cell>
          <table:table-cell office:value-type="float" office:value="125.6667">
            <text:p>125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12-16T02:00:00">
            <text:p>Fri Dec 16 02:00:00 2016</text:p>
          </table:table-cell>
          <table:table-cell office:value-type="float" office:value="139.6667">
            <text:p>139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12-16T21:00:00">
            <text:p>Fri Dec 16 21:00:00 2016</text:p>
          </table:table-cell>
          <table:table-cell office:value-type="float" office:value="131.8333">
            <text:p>131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2-17T00:00:00">
            <text:p>Sat Dec 17 00:00:00 2016</text:p>
          </table:table-cell>
          <table:table-cell office:value-type="float" office:value="123.3333">
            <text:p>123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2-17T01:00:00">
            <text:p>Sat Dec 17 01:00:00 2016</text:p>
          </table:table-cell>
          <table:table-cell office:value-type="float" office:value="183.6667">
            <text:p>183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12-17T02:00:00">
            <text:p>Sat Dec 17 02:00:00 2016</text:p>
          </table:table-cell>
          <table:table-cell office:value-type="float" office:value="238.8333">
            <text:p>238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6-12-17T03:00:00">
            <text:p>Sat Dec 17 03:00:00 2016</text:p>
          </table:table-cell>
          <table:table-cell office:value-type="float" office:value="179.8333">
            <text:p>179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6-12-18T21:00:00">
            <text:p>Sun Dec 18 21:00:00 2016</text:p>
          </table:table-cell>
          <table:table-cell office:value-type="float" office:value="241.0">
            <text:p>241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6-12-19T01:00:00">
            <text:p>Mon Dec 19 01:00:00 2016</text:p>
          </table:table-cell>
          <table:table-cell office:value-type="float" office:value="333.5">
            <text:p>333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6-12-19T04:00:00">
            <text:p>Mon Dec 19 04:00:00 2016</text:p>
          </table:table-cell>
          <table:table-cell office:value-type="float" office:value="180.5">
            <text:p>180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2-19T06:00:00">
            <text:p>Mon Dec 19 06:00:00 2016</text:p>
          </table:table-cell>
          <table:table-cell office:value-type="float" office:value="291.1667">
            <text:p>29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2-19T08:00:00">
            <text:p>Mon Dec 19 08:00:00 2016</text:p>
          </table:table-cell>
          <table:table-cell office:value-type="float" office:value="236.1667">
            <text:p>236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6-12-19T16:00:00">
            <text:p>Mon Dec 19 16:00:00 2016</text:p>
          </table:table-cell>
          <table:table-cell office:value-type="float" office:value="279.8333">
            <text:p>279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12-19T17:00:00">
            <text:p>Mon Dec 19 17:00:00 2016</text:p>
          </table:table-cell>
          <table:table-cell office:value-type="float" office:value="261.8333">
            <text:p>261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2-19T18:00:00">
            <text:p>Mon Dec 19 18:00:00 2016</text:p>
          </table:table-cell>
          <table:table-cell office:value-type="float" office:value="278.8333">
            <text:p>278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2-19T19:00:00">
            <text:p>Mon Dec 19 19:00:00 2016</text:p>
          </table:table-cell>
          <table:table-cell office:value-type="float" office:value="287.6667">
            <text:p>287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6-12-19T23:00:00">
            <text:p>Mon Dec 19 23:00:00 2016</text:p>
          </table:table-cell>
          <table:table-cell office:value-type="float" office:value="288.3333">
            <text:p>288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12-20T01:00:00">
            <text:p>Tue Dec 20 01:00:00 2016</text:p>
          </table:table-cell>
          <table:table-cell office:value-type="float" office:value="179.6667">
            <text:p>179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2-20T02:00:00">
            <text:p>Tue Dec 20 02:00:00 2016</text:p>
          </table:table-cell>
          <table:table-cell office:value-type="float" office:value="252.1667">
            <text:p>252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12-20T03:00:00">
            <text:p>Tue Dec 20 03:00:00 2016</text:p>
          </table:table-cell>
          <table:table-cell office:value-type="float" office:value="210.5">
            <text:p>21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6-12-20T04:00:00">
            <text:p>Tue Dec 20 04:00:00 2016</text:p>
          </table:table-cell>
          <table:table-cell office:value-type="float" office:value="181.1667">
            <text:p>181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6-12-21T22:00:00">
            <text:p>Wed Dec 21 22:00:00 2016</text:p>
          </table:table-cell>
          <table:table-cell office:value-type="float" office:value="129.6667">
            <text:p>129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22T00:00:00">
            <text:p>Thu Dec 22 00:00:00 2016</text:p>
          </table:table-cell>
          <table:table-cell office:value-type="float" office:value="174.0">
            <text:p>174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6-12-22T06:00:00">
            <text:p>Thu Dec 22 06:00:00 2016</text:p>
          </table:table-cell>
          <table:table-cell office:value-type="float" office:value="129.1667">
            <text:p>129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6-12-22T19:00:00">
            <text:p>Thu Dec 22 19:00:00 2016</text:p>
          </table:table-cell>
          <table:table-cell office:value-type="float" office:value="67.8333">
            <text:p>67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6-12-22T23:00:00">
            <text:p>Thu Dec 22 23:00:00 2016</text:p>
          </table:table-cell>
          <table:table-cell office:value-type="float" office:value="62.6667">
            <text:p>62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6-12-23T00:00:00">
            <text:p>Fri Dec 23 00:00:00 2016</text:p>
          </table:table-cell>
          <table:table-cell office:value-type="float" office:value="63.6667">
            <text:p>63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6-12-23T20:00:00">
            <text:p>Fri Dec 23 20:00:00 2016</text:p>
          </table:table-cell>
          <table:table-cell office:value-type="float" office:value="127.3333">
            <text:p>127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12-25T02:00:00">
            <text:p>Sun Dec 25 02:00:00 2016</text:p>
          </table:table-cell>
          <table:table-cell office:value-type="float" office:value="239.3333">
            <text:p>239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6-12-25T03:00:00">
            <text:p>Sun Dec 25 03:00:00 2016</text:p>
          </table:table-cell>
          <table:table-cell office:value-type="float" office:value="123.6667">
            <text:p>123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12-26T22:00:00">
            <text:p>Mon Dec 26 22:00:00 2016</text:p>
          </table:table-cell>
          <table:table-cell office:value-type="float" office:value="115.1667">
            <text:p>115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6-12-29T01:00:00">
            <text:p>Thu Dec 29 01:00:00 2016</text:p>
          </table:table-cell>
          <table:table-cell office:value-type="float" office:value="178.3333">
            <text:p>178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6-12-29T03:00:00">
            <text:p>Thu Dec 29 03:00:00 2016</text:p>
          </table:table-cell>
          <table:table-cell office:value-type="float" office:value="181.0">
            <text:p>181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6-12-30T01:00:00">
            <text:p>Fri Dec 30 01:00:00 2016</text:p>
          </table:table-cell>
          <table:table-cell office:value-type="float" office:value="180.0">
            <text:p>180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12-30T23:00:00">
            <text:p>Fri Dec 30 23:00:00 2016</text:p>
          </table:table-cell>
          <table:table-cell office:value-type="float" office:value="128.5">
            <text:p>128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12-31T13:00:00">
            <text:p>Sat Dec 31 13:00:00 2016</text:p>
          </table:table-cell>
          <table:table-cell office:value-type="float" office:value="122.8333">
            <text:p>122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01-04T16:00:00">
            <text:p>Wed Jan  4 16:00:00 2017</text:p>
          </table:table-cell>
          <table:table-cell office:value-type="float" office:value="115.3333">
            <text:p>115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01-06T22:00:00">
            <text:p>Fri Jan  6 22:00:00 2017</text:p>
          </table:table-cell>
          <table:table-cell office:value-type="float" office:value="129.6667">
            <text:p>129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01-11T03:00:00">
            <text:p>Wed Jan 11 03:00:00 2017</text:p>
          </table:table-cell>
          <table:table-cell office:value-type="float" office:value="129.1667">
            <text:p>129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7-01-11T04:00:00">
            <text:p>Wed Jan 11 04:00:00 2017</text:p>
          </table:table-cell>
          <table:table-cell office:value-type="float" office:value="126.5">
            <text:p>126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01-11T05:00:00">
            <text:p>Wed Jan 11 05:00:00 2017</text:p>
          </table:table-cell>
          <table:table-cell office:value-type="float" office:value="76.5">
            <text:p>76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01-11T09:00:00">
            <text:p>Wed Jan 11 09:00:00 2017</text:p>
          </table:table-cell>
          <table:table-cell office:value-type="float" office:value="72.0">
            <text:p>72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12T01:00:00">
            <text:p>Thu Jan 12 01:00:00 2017</text:p>
          </table:table-cell>
          <table:table-cell office:value-type="float" office:value="120.0">
            <text:p>120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12T04:00:00">
            <text:p>Thu Jan 12 04:00:00 2017</text:p>
          </table:table-cell>
          <table:table-cell office:value-type="float" office:value="124.0">
            <text:p>124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7-01-12T05:00:00">
            <text:p>Thu Jan 12 05:00:00 2017</text:p>
          </table:table-cell>
          <table:table-cell office:value-type="float" office:value="66.1667">
            <text:p>66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01-13T06:00:00">
            <text:p>Fri Jan 13 06:00:00 2017</text:p>
          </table:table-cell>
          <table:table-cell office:value-type="float" office:value="184.0">
            <text:p>184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7-01-13T07:00:00">
            <text:p>Fri Jan 13 07:00:00 2017</text:p>
          </table:table-cell>
          <table:table-cell office:value-type="float" office:value="66.6667">
            <text:p>6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01-14T07:00:00">
            <text:p>Sat Jan 14 07:00:00 2017</text:p>
          </table:table-cell>
          <table:table-cell office:value-type="float" office:value="180.8333">
            <text:p>180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01-14T21:00:00">
            <text:p>Sat Jan 14 21:00:00 2017</text:p>
          </table:table-cell>
          <table:table-cell office:value-type="float" office:value="295.0">
            <text:p>295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7-01-15T21:00:00">
            <text:p>Sun Jan 15 21:00:00 2017</text:p>
          </table:table-cell>
          <table:table-cell office:value-type="float" office:value="234.8333">
            <text:p>234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7-01-16T19:00:00">
            <text:p>Mon Jan 16 19:00:00 2017</text:p>
          </table:table-cell>
          <table:table-cell office:value-type="float" office:value="196.6667">
            <text:p>196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7-01-17T01:00:00">
            <text:p>Tue Jan 17 01:00:00 2017</text:p>
          </table:table-cell>
          <table:table-cell office:value-type="float" office:value="181.3333">
            <text:p>181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7-01-17T07:00:00">
            <text:p>Tue Jan 17 07:00:00 2017</text:p>
          </table:table-cell>
          <table:table-cell office:value-type="float" office:value="126.6667">
            <text:p>126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7-01-17T08:00:00">
            <text:p>Tue Jan 17 08:00:00 2017</text:p>
          </table:table-cell>
          <table:table-cell office:value-type="float" office:value="173.0">
            <text:p>173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1-18T21:00:00">
            <text:p>Wed Jan 18 21:00:00 2017</text:p>
          </table:table-cell>
          <table:table-cell office:value-type="float" office:value="291.0">
            <text:p>291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7-01-18T22:00:00">
            <text:p>Wed Jan 18 22:00:00 2017</text:p>
          </table:table-cell>
          <table:table-cell office:value-type="float" office:value="127.8333">
            <text:p>127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7-01-18T23:00:00">
            <text:p>Wed Jan 18 23:00:00 2017</text:p>
          </table:table-cell>
          <table:table-cell office:value-type="float" office:value="176.1667">
            <text:p>176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7-01-19T02:00:00">
            <text:p>Thu Jan 19 02:00:00 2017</text:p>
          </table:table-cell>
          <table:table-cell office:value-type="float" office:value="236.8333">
            <text:p>236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7-01-19T05:00:00">
            <text:p>Thu Jan 19 05:00:00 2017</text:p>
          </table:table-cell>
          <table:table-cell office:value-type="float" office:value="132.1667">
            <text:p>132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7-01-19T07:00:00">
            <text:p>Thu Jan 19 07:00:00 2017</text:p>
          </table:table-cell>
          <table:table-cell office:value-type="float" office:value="185.5">
            <text:p>185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1-19T08:00:00">
            <text:p>Thu Jan 19 08:00:00 2017</text:p>
          </table:table-cell>
          <table:table-cell office:value-type="float" office:value="197.6667">
            <text:p>197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01-20T15:00:00">
            <text:p>Fri Jan 20 15:00:00 2017</text:p>
          </table:table-cell>
          <table:table-cell office:value-type="float" office:value="191.8333">
            <text:p>191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01-20T19:00:00">
            <text:p>Fri Jan 20 19:00:00 2017</text:p>
          </table:table-cell>
          <table:table-cell office:value-type="float" office:value="149.3333">
            <text:p>149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7-01-20T23:00:00">
            <text:p>Fri Jan 20 23:00:00 2017</text:p>
          </table:table-cell>
          <table:table-cell office:value-type="float" office:value="194.8333">
            <text:p>194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1-21T00:00:00">
            <text:p>Sat Jan 21 00:00:00 2017</text:p>
          </table:table-cell>
          <table:table-cell office:value-type="float" office:value="202.5">
            <text:p>202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21T01:00:00">
            <text:p>Sat Jan 21 01:00:00 2017</text:p>
          </table:table-cell>
          <table:table-cell office:value-type="float" office:value="87.3333">
            <text:p>87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1-21T02:00:00">
            <text:p>Sat Jan 21 02:00:00 2017</text:p>
          </table:table-cell>
          <table:table-cell office:value-type="float" office:value="87.0">
            <text:p>87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01-21T03:00:00">
            <text:p>Sat Jan 21 03:00:00 2017</text:p>
          </table:table-cell>
          <table:table-cell office:value-type="float" office:value="153.3333">
            <text:p>153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21T05:00:00">
            <text:p>Sat Jan 21 05:00:00 2017</text:p>
          </table:table-cell>
          <table:table-cell office:value-type="float" office:value="145.0">
            <text:p>145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01-22T05:00:00">
            <text:p>Sun Jan 22 05:00:00 2017</text:p>
          </table:table-cell>
          <table:table-cell office:value-type="float" office:value="152.5">
            <text:p>152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7-01-22T06:00:00">
            <text:p>Sun Jan 22 06:00:00 2017</text:p>
          </table:table-cell>
          <table:table-cell office:value-type="float" office:value="119.1667">
            <text:p>119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1-22T07:00:00">
            <text:p>Sun Jan 22 07:00:00 2017</text:p>
          </table:table-cell>
          <table:table-cell office:value-type="float" office:value="236.3333">
            <text:p>236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7-01-22T08:00:00">
            <text:p>Sun Jan 22 08:00:00 2017</text:p>
          </table:table-cell>
          <table:table-cell office:value-type="float" office:value="165.5">
            <text:p>165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22T09:00:00">
            <text:p>Sun Jan 22 09:00:00 2017</text:p>
          </table:table-cell>
          <table:table-cell office:value-type="float" office:value="237.8333">
            <text:p>237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7-01-22T10:00:00">
            <text:p>Sun Jan 22 10:00:00 2017</text:p>
          </table:table-cell>
          <table:table-cell office:value-type="float" office:value="204.5">
            <text:p>204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1-22T11:00:00">
            <text:p>Sun Jan 22 11:00:00 2017</text:p>
          </table:table-cell>
          <table:table-cell office:value-type="float" office:value="210.6667">
            <text:p>210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1-22T12:00:00">
            <text:p>Sun Jan 22 12:00:00 2017</text:p>
          </table:table-cell>
          <table:table-cell office:value-type="float" office:value="179.6667">
            <text:p>179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1-23T04:00:00">
            <text:p>Mon Jan 23 04:00:00 2017</text:p>
          </table:table-cell>
          <table:table-cell office:value-type="float" office:value="197.8333">
            <text:p>197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7-01-23T05:00:00">
            <text:p>Mon Jan 23 05:00:00 2017</text:p>
          </table:table-cell>
          <table:table-cell office:value-type="float" office:value="174.5">
            <text:p>174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1-23T07:00:00">
            <text:p>Mon Jan 23 07:00:00 2017</text:p>
          </table:table-cell>
          <table:table-cell office:value-type="float" office:value="126.3333">
            <text:p>126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24T04:00:00">
            <text:p>Tue Jan 24 04:00:00 2017</text:p>
          </table:table-cell>
          <table:table-cell office:value-type="float" office:value="133.8333">
            <text:p>133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7-01-24T07:00:00">
            <text:p>Tue Jan 24 07:00:00 2017</text:p>
          </table:table-cell>
          <table:table-cell office:value-type="float" office:value="214.6667">
            <text:p>214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01-25T14:00:00">
            <text:p>Wed Jan 25 14:00:00 2017</text:p>
          </table:table-cell>
          <table:table-cell office:value-type="float" office:value="142.3333">
            <text:p>142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7-01-27T07:00:00">
            <text:p>Fri Jan 27 07:00:00 2017</text:p>
          </table:table-cell>
          <table:table-cell office:value-type="float" office:value="208.6667">
            <text:p>208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7-01-27T08:00:00">
            <text:p>Fri Jan 27 08:00:00 2017</text:p>
          </table:table-cell>
          <table:table-cell office:value-type="float" office:value="181.1667">
            <text:p>181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7-01-27T09:00:00">
            <text:p>Fri Jan 27 09:00:00 2017</text:p>
          </table:table-cell>
          <table:table-cell office:value-type="float" office:value="191.8333">
            <text:p>191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7-01-27T10:00:00">
            <text:p>Fri Jan 27 10:00:00 2017</text:p>
          </table:table-cell>
          <table:table-cell office:value-type="float" office:value="199.6667">
            <text:p>199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7-01-27T11:00:00">
            <text:p>Fri Jan 27 11:00:00 2017</text:p>
          </table:table-cell>
          <table:table-cell office:value-type="float" office:value="227.6667">
            <text:p>227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01-27T12:00:00">
            <text:p>Fri Jan 27 12:00:00 2017</text:p>
          </table:table-cell>
          <table:table-cell office:value-type="float" office:value="233.6667">
            <text:p>233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7-01-27T13:00:00">
            <text:p>Fri Jan 27 13:00:00 2017</text:p>
          </table:table-cell>
          <table:table-cell office:value-type="float" office:value="247.6667">
            <text:p>247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01-27T14:00:00">
            <text:p>Fri Jan 27 14:00:00 2017</text:p>
          </table:table-cell>
          <table:table-cell office:value-type="float" office:value="252.1667">
            <text:p>252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7-01-28T00:00:00">
            <text:p>Sat Jan 28 00:00:00 2017</text:p>
          </table:table-cell>
          <table:table-cell office:value-type="float" office:value="235.5">
            <text:p>235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1-28T01:00:00">
            <text:p>Sat Jan 28 01:00:00 2017</text:p>
          </table:table-cell>
          <table:table-cell office:value-type="float" office:value="238.5">
            <text:p>238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7-01-28T02:00:00">
            <text:p>Sat Jan 28 02:00:00 2017</text:p>
          </table:table-cell>
          <table:table-cell office:value-type="float" office:value="229.1667">
            <text:p>229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7-01-28T03:00:00">
            <text:p>Sat Jan 28 03:00:00 2017</text:p>
          </table:table-cell>
          <table:table-cell office:value-type="float" office:value="230.8333">
            <text:p>230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01-28T04:00:00">
            <text:p>Sat Jan 28 04:00:00 2017</text:p>
          </table:table-cell>
          <table:table-cell office:value-type="float" office:value="168.8333">
            <text:p>168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01-28T05:00:00">
            <text:p>Sat Jan 28 05:00:00 2017</text:p>
          </table:table-cell>
          <table:table-cell office:value-type="float" office:value="150.0">
            <text:p>150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1-28T06:00:00">
            <text:p>Sat Jan 28 06:00:00 2017</text:p>
          </table:table-cell>
          <table:table-cell office:value-type="float" office:value="246.5">
            <text:p>246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28T07:00:00">
            <text:p>Sat Jan 28 07:00:00 2017</text:p>
          </table:table-cell>
          <table:table-cell office:value-type="float" office:value="298.1667">
            <text:p>298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7-01-29T02:00:00">
            <text:p>Sun Jan 29 02:00:00 2017</text:p>
          </table:table-cell>
          <table:table-cell office:value-type="float" office:value="291.3333">
            <text:p>291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1-29T03:00:00">
            <text:p>Sun Jan 29 03:00:00 2017</text:p>
          </table:table-cell>
          <table:table-cell office:value-type="float" office:value="258.3333">
            <text:p>258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1-30T04:00:00">
            <text:p>Mon Jan 30 04:00:00 2017</text:p>
          </table:table-cell>
          <table:table-cell office:value-type="float" office:value="178.3333">
            <text:p>178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7-01-31T01:00:00">
            <text:p>Tue Jan 31 01:00:00 2017</text:p>
          </table:table-cell>
          <table:table-cell office:value-type="float" office:value="225.5">
            <text:p>225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7-02-01T05:00:00">
            <text:p>Wed Feb  1 05:00:00 2017</text:p>
          </table:table-cell>
          <table:table-cell office:value-type="float" office:value="143.0">
            <text:p>143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7-02-01T06:00:00">
            <text:p>Wed Feb  1 06:00:00 2017</text:p>
          </table:table-cell>
          <table:table-cell office:value-type="float" office:value="151.8333">
            <text:p>151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7-02-01T07:00:00">
            <text:p>Wed Feb  1 07:00:00 2017</text:p>
          </table:table-cell>
          <table:table-cell office:value-type="float" office:value="147.8333">
            <text:p>147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02-01T08:00:00">
            <text:p>Wed Feb  1 08:00:00 2017</text:p>
          </table:table-cell>
          <table:table-cell office:value-type="float" office:value="208.5">
            <text:p>208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7-02-01T09:00:00">
            <text:p>Wed Feb  1 09:00:00 2017</text:p>
          </table:table-cell>
          <table:table-cell office:value-type="float" office:value="202.1667">
            <text:p>202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02-01T10:00:00">
            <text:p>Wed Feb  1 10:00:00 2017</text:p>
          </table:table-cell>
          <table:table-cell office:value-type="float" office:value="209.6667">
            <text:p>209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02-02T03:00:00">
            <text:p>Thu Feb  2 03:00:00 2017</text:p>
          </table:table-cell>
          <table:table-cell office:value-type="float" office:value="171.1667">
            <text:p>171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7-02-02T04:00:00">
            <text:p>Thu Feb  2 04:00:00 2017</text:p>
          </table:table-cell>
          <table:table-cell office:value-type="float" office:value="174.0">
            <text:p>174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7-02-02T05:00:00">
            <text:p>Thu Feb  2 05:00:00 2017</text:p>
          </table:table-cell>
          <table:table-cell office:value-type="float" office:value="167.6667">
            <text:p>167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2-02T06:00:00">
            <text:p>Thu Feb  2 06:00:00 2017</text:p>
          </table:table-cell>
          <table:table-cell office:value-type="float" office:value="174.3333">
            <text:p>174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7-02-02T07:00:00">
            <text:p>Thu Feb  2 07:00:00 2017</text:p>
          </table:table-cell>
          <table:table-cell office:value-type="float" office:value="171.1667">
            <text:p>171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7-02-02T08:00:00">
            <text:p>Thu Feb  2 08:00:00 2017</text:p>
          </table:table-cell>
          <table:table-cell office:value-type="float" office:value="185.6667">
            <text:p>185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2-02T09:00:00">
            <text:p>Thu Feb  2 09:00:00 2017</text:p>
          </table:table-cell>
          <table:table-cell office:value-type="float" office:value="195.3333">
            <text:p>195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02-02T22:00:00">
            <text:p>Thu Feb  2 22:00:00 2017</text:p>
          </table:table-cell>
          <table:table-cell office:value-type="float" office:value="234.3333">
            <text:p>234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2-02T23:00:00">
            <text:p>Thu Feb  2 23:00:00 2017</text:p>
          </table:table-cell>
          <table:table-cell office:value-type="float" office:value="217.8333">
            <text:p>217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7-02-03T00:00:00">
            <text:p>Fri Feb  3 00:00:00 2017</text:p>
          </table:table-cell>
          <table:table-cell office:value-type="float" office:value="187.0">
            <text:p>187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02-03T01:00:00">
            <text:p>Fri Feb  3 01:00:00 2017</text:p>
          </table:table-cell>
          <table:table-cell office:value-type="float" office:value="224.8333">
            <text:p>224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02-03T02:00:00">
            <text:p>Fri Feb  3 02:00:00 2017</text:p>
          </table:table-cell>
          <table:table-cell office:value-type="float" office:value="218.8333">
            <text:p>218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02-03T03:00:00">
            <text:p>Fri Feb  3 03:00:00 2017</text:p>
          </table:table-cell>
          <table:table-cell office:value-type="float" office:value="220.0">
            <text:p>220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7-02-03T04:00:00">
            <text:p>Fri Feb  3 04:00:00 2017</text:p>
          </table:table-cell>
          <table:table-cell office:value-type="float" office:value="221.0">
            <text:p>221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2-03T05:00:00">
            <text:p>Fri Feb  3 05:00:00 2017</text:p>
          </table:table-cell>
          <table:table-cell office:value-type="float" office:value="230.5">
            <text:p>230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2-04T04:00:00">
            <text:p>Sat Feb  4 04:00:00 2017</text:p>
          </table:table-cell>
          <table:table-cell office:value-type="float" office:value="214.6667">
            <text:p>214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2-04T05:00:00">
            <text:p>Sat Feb  4 05:00:00 2017</text:p>
          </table:table-cell>
          <table:table-cell office:value-type="float" office:value="209.8333">
            <text:p>209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7-02-04T06:00:00">
            <text:p>Sat Feb  4 06:00:00 2017</text:p>
          </table:table-cell>
          <table:table-cell office:value-type="float" office:value="203.1667">
            <text:p>203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7-02-04T07:00:00">
            <text:p>Sat Feb  4 07:00:00 2017</text:p>
          </table:table-cell>
          <table:table-cell office:value-type="float" office:value="204.8333">
            <text:p>204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7-02-04T08:00:00">
            <text:p>Sat Feb  4 08:00:00 2017</text:p>
          </table:table-cell>
          <table:table-cell office:value-type="float" office:value="199.1667">
            <text:p>199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7-02-04T09:00:00">
            <text:p>Sat Feb  4 09:00:00 2017</text:p>
          </table:table-cell>
          <table:table-cell office:value-type="float" office:value="199.1667">
            <text:p>199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7-02-04T10:00:00">
            <text:p>Sat Feb  4 10:00:00 2017</text:p>
          </table:table-cell>
          <table:table-cell office:value-type="float" office:value="194.8333">
            <text:p>194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7-02-05T01:00:00">
            <text:p>Sun Feb  5 01:00:00 2017</text:p>
          </table:table-cell>
          <table:table-cell office:value-type="float" office:value="209.8333">
            <text:p>209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7-02-05T02:00:00">
            <text:p>Sun Feb  5 02:00:00 2017</text:p>
          </table:table-cell>
          <table:table-cell office:value-type="float" office:value="207.1667">
            <text:p>207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02-05T03:00:00">
            <text:p>Sun Feb  5 03:00:00 2017</text:p>
          </table:table-cell>
          <table:table-cell office:value-type="float" office:value="215.0">
            <text:p>215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7-02-05T04:00:00">
            <text:p>Sun Feb  5 04:00:00 2017</text:p>
          </table:table-cell>
          <table:table-cell office:value-type="float" office:value="219.8333">
            <text:p>219.8333</text:p>
          </table:table-cell>
          <table:table-cell office:value-type="float" office:value="61.4">
            <text:p>61.4</text:p>
          </table:table-cell>
        </table:table-row>
        <table:table-row>
          <table:table-cell table:style-name="pd1" office:value-type="date" office:date-value="2017-02-05T05:00:00">
            <text:p>Sun Feb  5 05:00:00 2017</text:p>
          </table:table-cell>
          <table:table-cell office:value-type="float" office:value="242.1667">
            <text:p>242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02-05T06:00:00">
            <text:p>Sun Feb  5 06:00:00 2017</text:p>
          </table:table-cell>
          <table:table-cell office:value-type="float" office:value="219.1667">
            <text:p>219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2-05T07:00:00">
            <text:p>Sun Feb  5 07:00:00 2017</text:p>
          </table:table-cell>
          <table:table-cell office:value-type="float" office:value="210.1667">
            <text:p>210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2-05T08:00:00">
            <text:p>Sun Feb  5 08:00:00 2017</text:p>
          </table:table-cell>
          <table:table-cell office:value-type="float" office:value="200.3333">
            <text:p>200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7-02-05T09:00:00">
            <text:p>Sun Feb  5 09:00:00 2017</text:p>
          </table:table-cell>
          <table:table-cell office:value-type="float" office:value="199.3333">
            <text:p>199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7-02-05T10:00:00">
            <text:p>Sun Feb  5 10:00:00 2017</text:p>
          </table:table-cell>
          <table:table-cell office:value-type="float" office:value="204.6667">
            <text:p>204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02-05T11:00:00">
            <text:p>Sun Feb  5 11:00:00 2017</text:p>
          </table:table-cell>
          <table:table-cell office:value-type="float" office:value="242.6667">
            <text:p>242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7-02-05T12:00:00">
            <text:p>Sun Feb  5 12:00:00 2017</text:p>
          </table:table-cell>
          <table:table-cell office:value-type="float" office:value="269.6667">
            <text:p>269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7-02-05T13:00:00">
            <text:p>Sun Feb  5 13:00:00 2017</text:p>
          </table:table-cell>
          <table:table-cell office:value-type="float" office:value="273.8333">
            <text:p>273.8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7-02-05T14:00:00">
            <text:p>Sun Feb  5 14:00:00 2017</text:p>
          </table:table-cell>
          <table:table-cell office:value-type="float" office:value="274.3333">
            <text:p>274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7-02-05T22:00:00">
            <text:p>Sun Feb  5 22:00:00 2017</text:p>
          </table:table-cell>
          <table:table-cell office:value-type="float" office:value="289.3333">
            <text:p>289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7-02-05T23:00:00">
            <text:p>Sun Feb  5 23:00:00 2017</text:p>
          </table:table-cell>
          <table:table-cell office:value-type="float" office:value="294.6667">
            <text:p>294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02-06T00:00:00">
            <text:p>Mon Feb  6 00:00:00 2017</text:p>
          </table:table-cell>
          <table:table-cell office:value-type="float" office:value="313.5">
            <text:p>313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7-02-06T01:00:00">
            <text:p>Mon Feb  6 01:00:00 2017</text:p>
          </table:table-cell>
          <table:table-cell office:value-type="float" office:value="322.8333">
            <text:p>322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2-06T02:00:00">
            <text:p>Mon Feb  6 02:00:00 2017</text:p>
          </table:table-cell>
          <table:table-cell office:value-type="float" office:value="175.0">
            <text:p>175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02-06T03:00:00">
            <text:p>Mon Feb  6 03:00:00 2017</text:p>
          </table:table-cell>
          <table:table-cell office:value-type="float" office:value="325.6667">
            <text:p>325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7-02-06T04:00:00">
            <text:p>Mon Feb  6 04:00:00 2017</text:p>
          </table:table-cell>
          <table:table-cell office:value-type="float" office:value="309.0">
            <text:p>309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7-02-06T05:00:00">
            <text:p>Mon Feb  6 05:00:00 2017</text:p>
          </table:table-cell>
          <table:table-cell office:value-type="float" office:value="214.8333">
            <text:p>21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2-06T06:00:00">
            <text:p>Mon Feb  6 06:00:00 2017</text:p>
          </table:table-cell>
          <table:table-cell office:value-type="float" office:value="281.6667">
            <text:p>281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2-07T05:00:00">
            <text:p>Tue Feb  7 05:00:00 2017</text:p>
          </table:table-cell>
          <table:table-cell office:value-type="float" office:value="124.6667">
            <text:p>124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2-07T07:00:00">
            <text:p>Tue Feb  7 07:00:00 2017</text:p>
          </table:table-cell>
          <table:table-cell office:value-type="float" office:value="124.3333">
            <text:p>124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02-07T08:00:00">
            <text:p>Tue Feb  7 08:00:00 2017</text:p>
          </table:table-cell>
          <table:table-cell office:value-type="float" office:value="125.8333">
            <text:p>125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2-08T07:00:00">
            <text:p>Wed Feb  8 07:00:00 2017</text:p>
          </table:table-cell>
          <table:table-cell office:value-type="float" office:value="196.1667">
            <text:p>196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7-02-08T23:00:00">
            <text:p>Wed Feb  8 23:00:00 2017</text:p>
          </table:table-cell>
          <table:table-cell office:value-type="float" office:value="123.6667">
            <text:p>123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2-09T01:00:00">
            <text:p>Thu Feb  9 01:00:00 2017</text:p>
          </table:table-cell>
          <table:table-cell office:value-type="float" office:value="298.6667">
            <text:p>298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2-09T02:00:00">
            <text:p>Thu Feb  9 02:00:00 2017</text:p>
          </table:table-cell>
          <table:table-cell office:value-type="float" office:value="123.0">
            <text:p>123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7-02-09T22:00:00">
            <text:p>Thu Feb  9 22:00:00 2017</text:p>
          </table:table-cell>
          <table:table-cell office:value-type="float" office:value="228.1667">
            <text:p>228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2-10T01:00:00">
            <text:p>Fri Feb 10 01:00:00 2017</text:p>
          </table:table-cell>
          <table:table-cell office:value-type="float" office:value="208.0">
            <text:p>208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7-02-10T05:00:00">
            <text:p>Fri Feb 10 05:00:00 2017</text:p>
          </table:table-cell>
          <table:table-cell office:value-type="float" office:value="141.8333">
            <text:p>141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2-10T06:00:00">
            <text:p>Fri Feb 10 06:00:00 2017</text:p>
          </table:table-cell>
          <table:table-cell office:value-type="float" office:value="196.6667">
            <text:p>196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2-10T08:00:00">
            <text:p>Fri Feb 10 08:00:00 2017</text:p>
          </table:table-cell>
          <table:table-cell office:value-type="float" office:value="161.1667">
            <text:p>161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02-10T22:00:00">
            <text:p>Fri Feb 10 22:00:00 2017</text:p>
          </table:table-cell>
          <table:table-cell office:value-type="float" office:value="276.5">
            <text:p>276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02-11T02:00:00">
            <text:p>Sat Feb 11 02:00:00 2017</text:p>
          </table:table-cell>
          <table:table-cell office:value-type="float" office:value="125.0">
            <text:p>125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2-13T12:00:00">
            <text:p>Mon Feb 13 12:00:00 2017</text:p>
          </table:table-cell>
          <table:table-cell office:value-type="float" office:value="227.6667">
            <text:p>227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7-02-13T13:00:00">
            <text:p>Mon Feb 13 13:00:00 2017</text:p>
          </table:table-cell>
          <table:table-cell office:value-type="float" office:value="217.8333">
            <text:p>217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7-02-13T14:00:00">
            <text:p>Mon Feb 13 14:00:00 2017</text:p>
          </table:table-cell>
          <table:table-cell office:value-type="float" office:value="217.5">
            <text:p>217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7-02-13T15:00:00">
            <text:p>Mon Feb 13 15:00:00 2017</text:p>
          </table:table-cell>
          <table:table-cell office:value-type="float" office:value="222.1667">
            <text:p>222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2-13T16:00:00">
            <text:p>Mon Feb 13 16:00:00 2017</text:p>
          </table:table-cell>
          <table:table-cell office:value-type="float" office:value="215.1667">
            <text:p>215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7-02-13T17:00:00">
            <text:p>Mon Feb 13 17:00:00 2017</text:p>
          </table:table-cell>
          <table:table-cell office:value-type="float" office:value="207.1667">
            <text:p>207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7-02-13T22:00:00">
            <text:p>Mon Feb 13 22:00:00 2017</text:p>
          </table:table-cell>
          <table:table-cell office:value-type="float" office:value="205.1667">
            <text:p>205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7-02-14T01:00:00">
            <text:p>Tue Feb 14 01:00:00 2017</text:p>
          </table:table-cell>
          <table:table-cell office:value-type="float" office:value="170.0">
            <text:p>170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2-14T02:00:00">
            <text:p>Tue Feb 14 02:00:00 2017</text:p>
          </table:table-cell>
          <table:table-cell office:value-type="float" office:value="222.3333">
            <text:p>222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02-16T17:00:00">
            <text:p>Thu Feb 16 17:00:00 2017</text:p>
          </table:table-cell>
          <table:table-cell office:value-type="float" office:value="237.8333">
            <text:p>237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7-02-16T18:00:00">
            <text:p>Thu Feb 16 18:00:00 2017</text:p>
          </table:table-cell>
          <table:table-cell office:value-type="float" office:value="233.0">
            <text:p>233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02-16T23:00:00">
            <text:p>Thu Feb 16 23:00:00 2017</text:p>
          </table:table-cell>
          <table:table-cell office:value-type="float" office:value="233.3333">
            <text:p>233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02-17T00:00:00">
            <text:p>Fri Feb 17 00:00:00 2017</text:p>
          </table:table-cell>
          <table:table-cell office:value-type="float" office:value="178.8333">
            <text:p>178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7-02-17T05:00:00">
            <text:p>Fri Feb 17 05:00:00 2017</text:p>
          </table:table-cell>
          <table:table-cell office:value-type="float" office:value="124.8333">
            <text:p>124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02-17T07:00:00">
            <text:p>Fri Feb 17 07:00:00 2017</text:p>
          </table:table-cell>
          <table:table-cell office:value-type="float" office:value="179.3333">
            <text:p>179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7-02-18T04:00:00">
            <text:p>Sat Feb 18 04:00:00 2017</text:p>
          </table:table-cell>
          <table:table-cell office:value-type="float" office:value="126.3333">
            <text:p>126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02-18T05:00:00">
            <text:p>Sat Feb 18 05:00:00 2017</text:p>
          </table:table-cell>
          <table:table-cell office:value-type="float" office:value="193.5">
            <text:p>193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02-18T07:00:00">
            <text:p>Sat Feb 18 07:00:00 2017</text:p>
          </table:table-cell>
          <table:table-cell office:value-type="float" office:value="124.0">
            <text:p>124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7-02-19T06:00:00">
            <text:p>Sun Feb 19 06:00:00 2017</text:p>
          </table:table-cell>
          <table:table-cell office:value-type="float" office:value="126.1667">
            <text:p>126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7-02-21T21:00:00">
            <text:p>Tue Feb 21 21:00:00 2017</text:p>
          </table:table-cell>
          <table:table-cell office:value-type="float" office:value="216.6667">
            <text:p>216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7-02-21T22:00:00">
            <text:p>Tue Feb 21 22:00:00 2017</text:p>
          </table:table-cell>
          <table:table-cell office:value-type="float" office:value="243.8333">
            <text:p>243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2-21T23:00:00">
            <text:p>Tue Feb 21 23:00:00 2017</text:p>
          </table:table-cell>
          <table:table-cell office:value-type="float" office:value="304.3333">
            <text:p>304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7-02-22T00:00:00">
            <text:p>Wed Feb 22 00:00:00 2017</text:p>
          </table:table-cell>
          <table:table-cell office:value-type="float" office:value="176.1667">
            <text:p>176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7-02-22T01:00:00">
            <text:p>Wed Feb 22 01:00:00 2017</text:p>
          </table:table-cell>
          <table:table-cell office:value-type="float" office:value="279.8333">
            <text:p>279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02-22T02:00:00">
            <text:p>Wed Feb 22 02:00:00 2017</text:p>
          </table:table-cell>
          <table:table-cell office:value-type="float" office:value="125.5">
            <text:p>125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2-23T01:00:00">
            <text:p>Thu Feb 23 01:00:00 2017</text:p>
          </table:table-cell>
          <table:table-cell office:value-type="float" office:value="166.8333">
            <text:p>166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02-23T02:00:00">
            <text:p>Thu Feb 23 02:00:00 2017</text:p>
          </table:table-cell>
          <table:table-cell office:value-type="float" office:value="200.5">
            <text:p>200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7-02-23T03:00:00">
            <text:p>Thu Feb 23 03:00:00 2017</text:p>
          </table:table-cell>
          <table:table-cell office:value-type="float" office:value="187.1667">
            <text:p>187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7-02-23T04:00:00">
            <text:p>Thu Feb 23 04:00:00 2017</text:p>
          </table:table-cell>
          <table:table-cell office:value-type="float" office:value="206.8333">
            <text:p>206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7-02-23T05:00:00">
            <text:p>Thu Feb 23 05:00:00 2017</text:p>
          </table:table-cell>
          <table:table-cell office:value-type="float" office:value="215.1667">
            <text:p>215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02-23T19:00:00">
            <text:p>Thu Feb 23 19:00:00 2017</text:p>
          </table:table-cell>
          <table:table-cell office:value-type="float" office:value="184.6667">
            <text:p>184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7-02-24T02:00:00">
            <text:p>Fri Feb 24 02:00:00 2017</text:p>
          </table:table-cell>
          <table:table-cell office:value-type="float" office:value="141.0">
            <text:p>141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7-02-25T03:00:00">
            <text:p>Sat Feb 25 03:00:00 2017</text:p>
          </table:table-cell>
          <table:table-cell office:value-type="float" office:value="179.5">
            <text:p>179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7-02-25T04:00:00">
            <text:p>Sat Feb 25 04:00:00 2017</text:p>
          </table:table-cell>
          <table:table-cell office:value-type="float" office:value="156.8333">
            <text:p>156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7-02-25T10:00:00">
            <text:p>Sat Feb 25 10:00:00 2017</text:p>
          </table:table-cell>
          <table:table-cell office:value-type="float" office:value="167.8333">
            <text:p>167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7-02-25T12:00:00">
            <text:p>Sat Feb 25 12:00:00 2017</text:p>
          </table:table-cell>
          <table:table-cell office:value-type="float" office:value="135.3333">
            <text:p>135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02-25T23:00:00">
            <text:p>Sat Feb 25 23:00:00 2017</text:p>
          </table:table-cell>
          <table:table-cell office:value-type="float" office:value="252.5">
            <text:p>252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7-02-26T02:00:00">
            <text:p>Sun Feb 26 02:00:00 2017</text:p>
          </table:table-cell>
          <table:table-cell office:value-type="float" office:value="191.0">
            <text:p>191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2-26T03:00:00">
            <text:p>Sun Feb 26 03:00:00 2017</text:p>
          </table:table-cell>
          <table:table-cell office:value-type="float" office:value="188.5">
            <text:p>188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7-02-26T04:00:00">
            <text:p>Sun Feb 26 04:00:00 2017</text:p>
          </table:table-cell>
          <table:table-cell office:value-type="float" office:value="185.1667">
            <text:p>185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7-02-26T05:00:00">
            <text:p>Sun Feb 26 05:00:00 2017</text:p>
          </table:table-cell>
          <table:table-cell office:value-type="float" office:value="184.0">
            <text:p>184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2-26T06:00:00">
            <text:p>Sun Feb 26 06:00:00 2017</text:p>
          </table:table-cell>
          <table:table-cell office:value-type="float" office:value="190.6667">
            <text:p>190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7-02-26T07:00:00">
            <text:p>Sun Feb 26 07:00:00 2017</text:p>
          </table:table-cell>
          <table:table-cell office:value-type="float" office:value="234.6667">
            <text:p>234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7-02-26T08:00:00">
            <text:p>Sun Feb 26 08:00:00 2017</text:p>
          </table:table-cell>
          <table:table-cell office:value-type="float" office:value="207.8333">
            <text:p>207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02-27T04:00:00">
            <text:p>Mon Feb 27 04:00:00 2017</text:p>
          </table:table-cell>
          <table:table-cell office:value-type="float" office:value="145.0">
            <text:p>145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02-27T05:00:00">
            <text:p>Mon Feb 27 05:00:00 2017</text:p>
          </table:table-cell>
          <table:table-cell office:value-type="float" office:value="114.8333">
            <text:p>114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7-02-27T06:00:00">
            <text:p>Mon Feb 27 06:00:00 2017</text:p>
          </table:table-cell>
          <table:table-cell office:value-type="float" office:value="117.8333">
            <text:p>117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7-02-27T07:00:00">
            <text:p>Mon Feb 27 07:00:00 2017</text:p>
          </table:table-cell>
          <table:table-cell office:value-type="float" office:value="104.8333">
            <text:p>104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2-27T08:00:00">
            <text:p>Mon Feb 27 08:00:00 2017</text:p>
          </table:table-cell>
          <table:table-cell office:value-type="float" office:value="130.0">
            <text:p>130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17-02-27T09:00:00">
            <text:p>Mon Feb 27 09:00:00 2017</text:p>
          </table:table-cell>
          <table:table-cell office:value-type="float" office:value="174.1667">
            <text:p>174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2-27T10:00:00">
            <text:p>Mon Feb 27 10:00:00 2017</text:p>
          </table:table-cell>
          <table:table-cell office:value-type="float" office:value="211.1667">
            <text:p>211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02-27T11:00:00">
            <text:p>Mon Feb 27 11:00:00 2017</text:p>
          </table:table-cell>
          <table:table-cell office:value-type="float" office:value="210.1667">
            <text:p>210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7-02-27T12:00:00">
            <text:p>Mon Feb 27 12:00:00 2017</text:p>
          </table:table-cell>
          <table:table-cell office:value-type="float" office:value="172.6667">
            <text:p>172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7-02-28T03:00:00">
            <text:p>Tue Feb 28 03:00:00 2017</text:p>
          </table:table-cell>
          <table:table-cell office:value-type="float" office:value="304.8333">
            <text:p>304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2-28T04:00:00">
            <text:p>Tue Feb 28 04:00:00 2017</text:p>
          </table:table-cell>
          <table:table-cell office:value-type="float" office:value="299.5">
            <text:p>299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7-02-28T05:00:00">
            <text:p>Tue Feb 28 05:00:00 2017</text:p>
          </table:table-cell>
          <table:table-cell office:value-type="float" office:value="241.0">
            <text:p>241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7-02-28T06:00:00">
            <text:p>Tue Feb 28 06:00:00 2017</text:p>
          </table:table-cell>
          <table:table-cell office:value-type="float" office:value="280.0">
            <text:p>280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7-02-28T07:00:00">
            <text:p>Tue Feb 28 07:00:00 2017</text:p>
          </table:table-cell>
          <table:table-cell office:value-type="float" office:value="264.0">
            <text:p>264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02-28T08:00:00">
            <text:p>Tue Feb 28 08:00:00 2017</text:p>
          </table:table-cell>
          <table:table-cell office:value-type="float" office:value="180.8333">
            <text:p>180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7-02-28T09:00:00">
            <text:p>Tue Feb 28 09:00:00 2017</text:p>
          </table:table-cell>
          <table:table-cell office:value-type="float" office:value="170.6667">
            <text:p>170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2-28T10:00:00">
            <text:p>Tue Feb 28 10:00:00 2017</text:p>
          </table:table-cell>
          <table:table-cell office:value-type="float" office:value="206.3333">
            <text:p>206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7-02-28T11:00:00">
            <text:p>Tue Feb 28 11:00:00 2017</text:p>
          </table:table-cell>
          <table:table-cell office:value-type="float" office:value="262.0">
            <text:p>262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3-01T00:00:00">
            <text:p>Wed Mar  1 00:00:00 2017</text:p>
          </table:table-cell>
          <table:table-cell office:value-type="float" office:value="293.8333">
            <text:p>293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7-03-01T01:00:00">
            <text:p>Wed Mar  1 01:00:00 2017</text:p>
          </table:table-cell>
          <table:table-cell office:value-type="float" office:value="299.1667">
            <text:p>299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7-03-01T02:00:00">
            <text:p>Wed Mar  1 02:00:00 2017</text:p>
          </table:table-cell>
          <table:table-cell office:value-type="float" office:value="319.0">
            <text:p>319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7-03-01T04:00:00">
            <text:p>Wed Mar  1 04:00:00 2017</text:p>
          </table:table-cell>
          <table:table-cell office:value-type="float" office:value="292.1667">
            <text:p>292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7-03-03T04:00:00">
            <text:p>Fri Mar  3 04:00:00 2017</text:p>
          </table:table-cell>
          <table:table-cell office:value-type="float" office:value="165.8333">
            <text:p>165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7-03-03T05:00:00">
            <text:p>Fri Mar  3 05:00:00 2017</text:p>
          </table:table-cell>
          <table:table-cell office:value-type="float" office:value="162.0">
            <text:p>162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3-03T06:00:00">
            <text:p>Fri Mar  3 06:00:00 2017</text:p>
          </table:table-cell>
          <table:table-cell office:value-type="float" office:value="215.8333">
            <text:p>215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7-03-03T07:00:00">
            <text:p>Fri Mar  3 07:00:00 2017</text:p>
          </table:table-cell>
          <table:table-cell office:value-type="float" office:value="200.5">
            <text:p>200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7-03-03T08:00:00">
            <text:p>Fri Mar  3 08:00:00 2017</text:p>
          </table:table-cell>
          <table:table-cell office:value-type="float" office:value="191.0">
            <text:p>191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03-03T09:00:00">
            <text:p>Fri Mar  3 09:00:00 2017</text:p>
          </table:table-cell>
          <table:table-cell office:value-type="float" office:value="232.6667">
            <text:p>232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7-03-03T10:00:00">
            <text:p>Fri Mar  3 10:00:00 2017</text:p>
          </table:table-cell>
          <table:table-cell office:value-type="float" office:value="197.8333">
            <text:p>197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03-04T04:00:00">
            <text:p>Sat Mar  4 04:00:00 2017</text:p>
          </table:table-cell>
          <table:table-cell office:value-type="float" office:value="223.0">
            <text:p>223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7-03-04T05:00:00">
            <text:p>Sat Mar  4 05:00:00 2017</text:p>
          </table:table-cell>
          <table:table-cell office:value-type="float" office:value="186.8333">
            <text:p>186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7-03-04T08:00:00">
            <text:p>Sat Mar  4 08:00:00 2017</text:p>
          </table:table-cell>
          <table:table-cell office:value-type="float" office:value="150.1667">
            <text:p>150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7-03-04T09:00:00">
            <text:p>Sat Mar  4 09:00:00 2017</text:p>
          </table:table-cell>
          <table:table-cell office:value-type="float" office:value="174.6667">
            <text:p>174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7-03-04T10:00:00">
            <text:p>Sat Mar  4 10:00:00 2017</text:p>
          </table:table-cell>
          <table:table-cell office:value-type="float" office:value="193.0">
            <text:p>193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7-03-04T22:00:00">
            <text:p>Sat Mar  4 22:00:00 2017</text:p>
          </table:table-cell>
          <table:table-cell office:value-type="float" office:value="294.3333">
            <text:p>294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7-03-04T23:00:00">
            <text:p>Sat Mar  4 23:00:00 2017</text:p>
          </table:table-cell>
          <table:table-cell office:value-type="float" office:value="248.8333">
            <text:p>248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7-03-05T00:00:00">
            <text:p>Sun Mar  5 00:00:00 2017</text:p>
          </table:table-cell>
          <table:table-cell office:value-type="float" office:value="157.1667">
            <text:p>157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7-03-05T01:00:00">
            <text:p>Sun Mar  5 01:00:00 2017</text:p>
          </table:table-cell>
          <table:table-cell office:value-type="float" office:value="293.3333">
            <text:p>293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03-05T02:00:00">
            <text:p>Sun Mar  5 02:00:00 2017</text:p>
          </table:table-cell>
          <table:table-cell office:value-type="float" office:value="248.6667">
            <text:p>248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7-03-05T03:00:00">
            <text:p>Sun Mar  5 03:00:00 2017</text:p>
          </table:table-cell>
          <table:table-cell office:value-type="float" office:value="239.1667">
            <text:p>239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3-05T04:00:00">
            <text:p>Sun Mar  5 04:00:00 2017</text:p>
          </table:table-cell>
          <table:table-cell office:value-type="float" office:value="235.0">
            <text:p>235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7-03-05T05:00:00">
            <text:p>Sun Mar  5 05:00:00 2017</text:p>
          </table:table-cell>
          <table:table-cell office:value-type="float" office:value="227.3333">
            <text:p>227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3-07T04:00:00">
            <text:p>Tue Mar  7 04:00:00 2017</text:p>
          </table:table-cell>
          <table:table-cell office:value-type="float" office:value="175.5">
            <text:p>175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03-07T23:00:00">
            <text:p>Tue Mar  7 23:00:00 2017</text:p>
          </table:table-cell>
          <table:table-cell office:value-type="float" office:value="233.8333">
            <text:p>233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3-10T00:00:00">
            <text:p>Fri Mar 10 00:00:00 2017</text:p>
          </table:table-cell>
          <table:table-cell office:value-type="float" office:value="295.5">
            <text:p>295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03-10T01:00:00">
            <text:p>Fri Mar 10 01:00:00 2017</text:p>
          </table:table-cell>
          <table:table-cell office:value-type="float" office:value="120.5">
            <text:p>120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3-11T05:00:00">
            <text:p>Sat Mar 11 05:00:00 2017</text:p>
          </table:table-cell>
          <table:table-cell office:value-type="float" office:value="130.3333">
            <text:p>130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7-03-27T20:00:00">
            <text:p>Mon Mar 27 20:00:00 2017</text:p>
          </table:table-cell>
          <table:table-cell office:value-type="float" office:value="212.0">
            <text:p>212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7-03-27T21:00:00">
            <text:p>Mon Mar 27 21:00:00 2017</text:p>
          </table:table-cell>
          <table:table-cell office:value-type="float" office:value="207.5">
            <text:p>207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7-03-27T22:00:00">
            <text:p>Mon Mar 27 22:00:00 2017</text:p>
          </table:table-cell>
          <table:table-cell office:value-type="float" office:value="202.1667">
            <text:p>202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7-03-27T23:00:00">
            <text:p>Mon Mar 27 23:00:00 2017</text:p>
          </table:table-cell>
          <table:table-cell office:value-type="float" office:value="208.1667">
            <text:p>208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3-28T00:00:00">
            <text:p>Tue Mar 28 00:00:00 2017</text:p>
          </table:table-cell>
          <table:table-cell office:value-type="float" office:value="206.5">
            <text:p>206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03-28T01:00:00">
            <text:p>Tue Mar 28 01:00:00 2017</text:p>
          </table:table-cell>
          <table:table-cell office:value-type="float" office:value="160.1667">
            <text:p>16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7-03-28T02:00:00">
            <text:p>Tue Mar 28 02:00:00 2017</text:p>
          </table:table-cell>
          <table:table-cell office:value-type="float" office:value="158.5">
            <text:p>158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7-03-28T03:00:00">
            <text:p>Tue Mar 28 03:00:00 2017</text:p>
          </table:table-cell>
          <table:table-cell office:value-type="float" office:value="202.1667">
            <text:p>202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03-28T04:00:00">
            <text:p>Tue Mar 28 04:00:00 2017</text:p>
          </table:table-cell>
          <table:table-cell office:value-type="float" office:value="231.1667">
            <text:p>231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7-03-28T05:00:00">
            <text:p>Tue Mar 28 05:00:00 2017</text:p>
          </table:table-cell>
          <table:table-cell office:value-type="float" office:value="217.0">
            <text:p>217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7-03-30T05:00:00">
            <text:p>Thu Mar 30 05:00:00 2017</text:p>
          </table:table-cell>
          <table:table-cell office:value-type="float" office:value="182.1667">
            <text:p>182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7-04-01T12:00:00">
            <text:p>Sat Apr  1 12:00:00 2017</text:p>
          </table:table-cell>
          <table:table-cell office:value-type="float" office:value="328.8333">
            <text:p>328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7-04-01T13:00:00">
            <text:p>Sat Apr  1 13:00:00 2017</text:p>
          </table:table-cell>
          <table:table-cell office:value-type="float" office:value="311.0">
            <text:p>311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7-04-01T14:00:00">
            <text:p>Sat Apr  1 14:00:00 2017</text:p>
          </table:table-cell>
          <table:table-cell office:value-type="float" office:value="239.3333">
            <text:p>239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7-04-01T15:00:00">
            <text:p>Sat Apr  1 15:00:00 2017</text:p>
          </table:table-cell>
          <table:table-cell office:value-type="float" office:value="250.0">
            <text:p>250.0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7-04-01T16:00:00">
            <text:p>Sat Apr  1 16:00:00 2017</text:p>
          </table:table-cell>
          <table:table-cell office:value-type="float" office:value="232.0">
            <text:p>232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7-04-02T00:00:00">
            <text:p>Sun Apr  2 00:00:00 2017</text:p>
          </table:table-cell>
          <table:table-cell office:value-type="float" office:value="316.1667">
            <text:p>316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4-02T04:00:00">
            <text:p>Sun Apr  2 04:00:00 2017</text:p>
          </table:table-cell>
          <table:table-cell office:value-type="float" office:value="237.8333">
            <text:p>237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04-02T05:00:00">
            <text:p>Sun Apr  2 05:00:00 2017</text:p>
          </table:table-cell>
          <table:table-cell office:value-type="float" office:value="208.5">
            <text:p>208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4-03T01:00:00">
            <text:p>Mon Apr  3 01:00:00 2017</text:p>
          </table:table-cell>
          <table:table-cell office:value-type="float" office:value="333.0">
            <text:p>333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4-05T05:00:00">
            <text:p>Wed Apr  5 05:00:00 2017</text:p>
          </table:table-cell>
          <table:table-cell office:value-type="float" office:value="291.3333">
            <text:p>291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7-04-05T06:00:00">
            <text:p>Wed Apr  5 06:00:00 2017</text:p>
          </table:table-cell>
          <table:table-cell office:value-type="float" office:value="309.5">
            <text:p>309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04-11T08:00:00">
            <text:p>Tue Apr 11 08:00:00 2017</text:p>
          </table:table-cell>
          <table:table-cell office:value-type="float" office:value="180.1667">
            <text:p>180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7-04-12T06:00:00">
            <text:p>Wed Apr 12 06:00:00 2017</text:p>
          </table:table-cell>
          <table:table-cell office:value-type="float" office:value="219.0">
            <text:p>219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04-13T04:00:00">
            <text:p>Thu Apr 13 04:00:00 2017</text:p>
          </table:table-cell>
          <table:table-cell office:value-type="float" office:value="159.3333">
            <text:p>159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4-13T05:00:00">
            <text:p>Thu Apr 13 05:00:00 2017</text:p>
          </table:table-cell>
          <table:table-cell office:value-type="float" office:value="206.6667">
            <text:p>206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7-04-13T06:00:00">
            <text:p>Thu Apr 13 06:00:00 2017</text:p>
          </table:table-cell>
          <table:table-cell office:value-type="float" office:value="130.5">
            <text:p>130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7-04-13T07:00:00">
            <text:p>Thu Apr 13 07:00:00 2017</text:p>
          </table:table-cell>
          <table:table-cell office:value-type="float" office:value="175.5">
            <text:p>175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04-13T08:00:00">
            <text:p>Thu Apr 13 08:00:00 2017</text:p>
          </table:table-cell>
          <table:table-cell office:value-type="float" office:value="193.6667">
            <text:p>193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04-13T09:00:00">
            <text:p>Thu Apr 13 09:00:00 2017</text:p>
          </table:table-cell>
          <table:table-cell office:value-type="float" office:value="212.1667">
            <text:p>212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7-04-14T04:00:00">
            <text:p>Fri Apr 14 04:00:00 2017</text:p>
          </table:table-cell>
          <table:table-cell office:value-type="float" office:value="200.3333">
            <text:p>200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7-04-14T05:00:00">
            <text:p>Fri Apr 14 05:00:00 2017</text:p>
          </table:table-cell>
          <table:table-cell office:value-type="float" office:value="151.6667">
            <text:p>151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4-14T06:00:00">
            <text:p>Fri Apr 14 06:00:00 2017</text:p>
          </table:table-cell>
          <table:table-cell office:value-type="float" office:value="139.0">
            <text:p>139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4-14T07:00:00">
            <text:p>Fri Apr 14 07:00:00 2017</text:p>
          </table:table-cell>
          <table:table-cell office:value-type="float" office:value="146.8333">
            <text:p>146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7-04-14T08:00:00">
            <text:p>Fri Apr 14 08:00:00 2017</text:p>
          </table:table-cell>
          <table:table-cell office:value-type="float" office:value="141.5">
            <text:p>141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4-14T09:00:00">
            <text:p>Fri Apr 14 09:00:00 2017</text:p>
          </table:table-cell>
          <table:table-cell office:value-type="float" office:value="158.6667">
            <text:p>158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7-04-15T02:00:00">
            <text:p>Sat Apr 15 02:00:00 2017</text:p>
          </table:table-cell>
          <table:table-cell office:value-type="float" office:value="169.5">
            <text:p>169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7-04-15T03:00:00">
            <text:p>Sat Apr 15 03:00:00 2017</text:p>
          </table:table-cell>
          <table:table-cell office:value-type="float" office:value="190.5">
            <text:p>190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04-15T04:00:00">
            <text:p>Sat Apr 15 04:00:00 2017</text:p>
          </table:table-cell>
          <table:table-cell office:value-type="float" office:value="215.1667">
            <text:p>215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04-15T05:00:00">
            <text:p>Sat Apr 15 05:00:00 2017</text:p>
          </table:table-cell>
          <table:table-cell office:value-type="float" office:value="161.8333">
            <text:p>161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7-04-16T04:00:00">
            <text:p>Sun Apr 16 04:00:00 2017</text:p>
          </table:table-cell>
          <table:table-cell office:value-type="float" office:value="149.3333">
            <text:p>149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7-04-17T05:00:00">
            <text:p>Mon Apr 17 05:00:00 2017</text:p>
          </table:table-cell>
          <table:table-cell office:value-type="float" office:value="169.1667">
            <text:p>169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7-04-17T06:00:00">
            <text:p>Mon Apr 17 06:00:00 2017</text:p>
          </table:table-cell>
          <table:table-cell office:value-type="float" office:value="242.1667">
            <text:p>242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4-17T07:00:00">
            <text:p>Mon Apr 17 07:00:00 2017</text:p>
          </table:table-cell>
          <table:table-cell office:value-type="float" office:value="220.3333">
            <text:p>220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7-04-17T08:00:00">
            <text:p>Mon Apr 17 08:00:00 2017</text:p>
          </table:table-cell>
          <table:table-cell office:value-type="float" office:value="172.8333">
            <text:p>172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7-04-17T09:00:00">
            <text:p>Mon Apr 17 09:00:00 2017</text:p>
          </table:table-cell>
          <table:table-cell office:value-type="float" office:value="211.3333">
            <text:p>211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7-04-19T09:00:00">
            <text:p>Wed Apr 19 09:00:00 2017</text:p>
          </table:table-cell>
          <table:table-cell office:value-type="float" office:value="176.6667">
            <text:p>176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4-22T01:00:00">
            <text:p>Sat Apr 22 01:00:00 2017</text:p>
          </table:table-cell>
          <table:table-cell office:value-type="float" office:value="286.0">
            <text:p>286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7-04-22T02:00:00">
            <text:p>Sat Apr 22 02:00:00 2017</text:p>
          </table:table-cell>
          <table:table-cell office:value-type="float" office:value="307.8333">
            <text:p>307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04-22T03:00:00">
            <text:p>Sat Apr 22 03:00:00 2017</text:p>
          </table:table-cell>
          <table:table-cell office:value-type="float" office:value="295.3333">
            <text:p>295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7-04-23T03:00:00">
            <text:p>Sun Apr 23 03:00:00 2017</text:p>
          </table:table-cell>
          <table:table-cell office:value-type="float" office:value="255.6667">
            <text:p>255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4-23T04:00:00">
            <text:p>Sun Apr 23 04:00:00 2017</text:p>
          </table:table-cell>
          <table:table-cell office:value-type="float" office:value="284.0">
            <text:p>284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7-04-23T05:00:00">
            <text:p>Sun Apr 23 05:00:00 2017</text:p>
          </table:table-cell>
          <table:table-cell office:value-type="float" office:value="219.8333">
            <text:p>219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04-24T04:00:00">
            <text:p>Mon Apr 24 04:00:00 2017</text:p>
          </table:table-cell>
          <table:table-cell office:value-type="float" office:value="221.3333">
            <text:p>221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7-04-24T05:00:00">
            <text:p>Mon Apr 24 05:00:00 2017</text:p>
          </table:table-cell>
          <table:table-cell office:value-type="float" office:value="210.3333">
            <text:p>210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7-04-24T06:00:00">
            <text:p>Mon Apr 24 06:00:00 2017</text:p>
          </table:table-cell>
          <table:table-cell office:value-type="float" office:value="227.6667">
            <text:p>227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04-25T04:00:00">
            <text:p>Tue Apr 25 04:00:00 2017</text:p>
          </table:table-cell>
          <table:table-cell office:value-type="float" office:value="241.1667">
            <text:p>241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7-04-25T05:00:00">
            <text:p>Tue Apr 25 05:00:00 2017</text:p>
          </table:table-cell>
          <table:table-cell office:value-type="float" office:value="209.1667">
            <text:p>209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04-25T06:00:00">
            <text:p>Tue Apr 25 06:00:00 2017</text:p>
          </table:table-cell>
          <table:table-cell office:value-type="float" office:value="214.3333">
            <text:p>214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4-25T07:00:00">
            <text:p>Tue Apr 25 07:00:00 2017</text:p>
          </table:table-cell>
          <table:table-cell office:value-type="float" office:value="183.5">
            <text:p>183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7-04-25T09:00:00">
            <text:p>Tue Apr 25 09:00:00 2017</text:p>
          </table:table-cell>
          <table:table-cell office:value-type="float" office:value="143.1667">
            <text:p>143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7-04-26T06:00:00">
            <text:p>Wed Apr 26 06:00:00 2017</text:p>
          </table:table-cell>
          <table:table-cell office:value-type="float" office:value="170.1667">
            <text:p>170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7-04-26T07:00:00">
            <text:p>Wed Apr 26 07:00:00 2017</text:p>
          </table:table-cell>
          <table:table-cell office:value-type="float" office:value="238.8333">
            <text:p>238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4-26T08:00:00">
            <text:p>Wed Apr 26 08:00:00 2017</text:p>
          </table:table-cell>
          <table:table-cell office:value-type="float" office:value="251.5">
            <text:p>251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7-04-26T09:00:00">
            <text:p>Wed Apr 26 09:00:00 2017</text:p>
          </table:table-cell>
          <table:table-cell office:value-type="float" office:value="334.0">
            <text:p>334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7-04-26T10:00:00">
            <text:p>Wed Apr 26 10:00:00 2017</text:p>
          </table:table-cell>
          <table:table-cell office:value-type="float" office:value="321.1667">
            <text:p>321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7-04-27T04:00:00">
            <text:p>Thu Apr 27 04:00:00 2017</text:p>
          </table:table-cell>
          <table:table-cell office:value-type="float" office:value="191.6667">
            <text:p>191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7-04-27T05:00:00">
            <text:p>Thu Apr 27 05:00:00 2017</text:p>
          </table:table-cell>
          <table:table-cell office:value-type="float" office:value="265.0">
            <text:p>265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7-04-27T06:00:00">
            <text:p>Thu Apr 27 06:00:00 2017</text:p>
          </table:table-cell>
          <table:table-cell office:value-type="float" office:value="179.1667">
            <text:p>179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7-04-27T07:00:00">
            <text:p>Thu Apr 27 07:00:00 2017</text:p>
          </table:table-cell>
          <table:table-cell office:value-type="float" office:value="233.0">
            <text:p>233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7-04-27T08:00:00">
            <text:p>Thu Apr 27 08:00:00 2017</text:p>
          </table:table-cell>
          <table:table-cell office:value-type="float" office:value="276.5">
            <text:p>276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7-04-27T09:00:00">
            <text:p>Thu Apr 27 09:00:00 2017</text:p>
          </table:table-cell>
          <table:table-cell office:value-type="float" office:value="224.6667">
            <text:p>224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04-28T06:00:00">
            <text:p>Fri Apr 28 06:00:00 2017</text:p>
          </table:table-cell>
          <table:table-cell office:value-type="float" office:value="208.0">
            <text:p>208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4-28T19:00:00">
            <text:p>Fri Apr 28 19:00:00 2017</text:p>
          </table:table-cell>
          <table:table-cell office:value-type="float" office:value="133.6667">
            <text:p>133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7-04-29T09:00:00">
            <text:p>Sat Apr 29 09:00:00 2017</text:p>
          </table:table-cell>
          <table:table-cell office:value-type="float" office:value="182.1667">
            <text:p>182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7-04-30T05:00:00">
            <text:p>Sun Apr 30 05:00:00 2017</text:p>
          </table:table-cell>
          <table:table-cell office:value-type="float" office:value="243.1667">
            <text:p>243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7-04-30T06:00:00">
            <text:p>Sun Apr 30 06:00:00 2017</text:p>
          </table:table-cell>
          <table:table-cell office:value-type="float" office:value="245.3333">
            <text:p>245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04-30T07:00:00">
            <text:p>Sun Apr 30 07:00:00 2017</text:p>
          </table:table-cell>
          <table:table-cell office:value-type="float" office:value="260.0">
            <text:p>260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04-30T08:00:00">
            <text:p>Sun Apr 30 08:00:00 2017</text:p>
          </table:table-cell>
          <table:table-cell office:value-type="float" office:value="252.6667">
            <text:p>252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7-04-30T09:00:00">
            <text:p>Sun Apr 30 09:00:00 2017</text:p>
          </table:table-cell>
          <table:table-cell office:value-type="float" office:value="236.0">
            <text:p>236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5-01T00:00:00">
            <text:p>Mon May  1 00:00:00 2017</text:p>
          </table:table-cell>
          <table:table-cell office:value-type="float" office:value="233.8333">
            <text:p>233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05-01T01:00:00">
            <text:p>Mon May  1 01:00:00 2017</text:p>
          </table:table-cell>
          <table:table-cell office:value-type="float" office:value="268.0">
            <text:p>268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5-01T02:00:00">
            <text:p>Mon May  1 02:00:00 2017</text:p>
          </table:table-cell>
          <table:table-cell office:value-type="float" office:value="297.0">
            <text:p>297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7-05-01T03:00:00">
            <text:p>Mon May  1 03:00:00 2017</text:p>
          </table:table-cell>
          <table:table-cell office:value-type="float" office:value="330.1667">
            <text:p>330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5-01T04:00:00">
            <text:p>Mon May  1 04:00:00 2017</text:p>
          </table:table-cell>
          <table:table-cell office:value-type="float" office:value="344.5">
            <text:p>344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5-01T05:00:00">
            <text:p>Mon May  1 05:00:00 2017</text:p>
          </table:table-cell>
          <table:table-cell office:value-type="float" office:value="294.1667">
            <text:p>294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7-05-01T06:00:00">
            <text:p>Mon May  1 06:00:00 2017</text:p>
          </table:table-cell>
          <table:table-cell office:value-type="float" office:value="294.1667">
            <text:p>294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7-05-02T01:00:00">
            <text:p>Tue May  2 01:00:00 2017</text:p>
          </table:table-cell>
          <table:table-cell office:value-type="float" office:value="185.1667">
            <text:p>185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7-05-03T04:00:00">
            <text:p>Wed May  3 04:00:00 2017</text:p>
          </table:table-cell>
          <table:table-cell office:value-type="float" office:value="291.6667">
            <text:p>291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05-03T08:00:00">
            <text:p>Wed May  3 08:00:00 2017</text:p>
          </table:table-cell>
          <table:table-cell office:value-type="float" office:value="122.8333">
            <text:p>122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7-05-04T04:00:00">
            <text:p>Thu May  4 04:00:00 2017</text:p>
          </table:table-cell>
          <table:table-cell office:value-type="float" office:value="177.1667">
            <text:p>177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5-04T05:00:00">
            <text:p>Thu May  4 05:00:00 2017</text:p>
          </table:table-cell>
          <table:table-cell office:value-type="float" office:value="236.3333">
            <text:p>236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05-05T03:00:00">
            <text:p>Fri May  5 03:00:00 2017</text:p>
          </table:table-cell>
          <table:table-cell office:value-type="float" office:value="196.1667">
            <text:p>196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05-05T04:00:00">
            <text:p>Fri May  5 04:00:00 2017</text:p>
          </table:table-cell>
          <table:table-cell office:value-type="float" office:value="197.1667">
            <text:p>19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7-05-05T05:00:00">
            <text:p>Fri May  5 05:00:00 2017</text:p>
          </table:table-cell>
          <table:table-cell office:value-type="float" office:value="190.0">
            <text:p>190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7-05-05T06:00:00">
            <text:p>Fri May  5 06:00:00 2017</text:p>
          </table:table-cell>
          <table:table-cell office:value-type="float" office:value="189.1667">
            <text:p>189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7-05-05T07:00:00">
            <text:p>Fri May  5 07:00:00 2017</text:p>
          </table:table-cell>
          <table:table-cell office:value-type="float" office:value="165.3333">
            <text:p>165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7-05-05T08:00:00">
            <text:p>Fri May  5 08:00:00 2017</text:p>
          </table:table-cell>
          <table:table-cell office:value-type="float" office:value="155.5">
            <text:p>155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7-05-06T03:00:00">
            <text:p>Sat May  6 03:00:00 2017</text:p>
          </table:table-cell>
          <table:table-cell office:value-type="float" office:value="219.8333">
            <text:p>219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05-06T04:00:00">
            <text:p>Sat May  6 04:00:00 2017</text:p>
          </table:table-cell>
          <table:table-cell office:value-type="float" office:value="191.3333">
            <text:p>191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05-06T06:00:00">
            <text:p>Sat May  6 06:00:00 2017</text:p>
          </table:table-cell>
          <table:table-cell office:value-type="float" office:value="253.5">
            <text:p>253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5-06T07:00:00">
            <text:p>Sat May  6 07:00:00 2017</text:p>
          </table:table-cell>
          <table:table-cell office:value-type="float" office:value="197.1667">
            <text:p>197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7-05-08T04:00:00">
            <text:p>Mon May  8 04:00:00 2017</text:p>
          </table:table-cell>
          <table:table-cell office:value-type="float" office:value="184.6667">
            <text:p>184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5-08T05:00:00">
            <text:p>Mon May  8 05:00:00 2017</text:p>
          </table:table-cell>
          <table:table-cell office:value-type="float" office:value="181.6667">
            <text:p>181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5-09T05:00:00">
            <text:p>Tue May  9 05:00:00 2017</text:p>
          </table:table-cell>
          <table:table-cell office:value-type="float" office:value="163.0">
            <text:p>163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7-05-09T06:00:00">
            <text:p>Tue May  9 06:00:00 2017</text:p>
          </table:table-cell>
          <table:table-cell office:value-type="float" office:value="176.1667">
            <text:p>176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5-09T07:00:00">
            <text:p>Tue May  9 07:00:00 2017</text:p>
          </table:table-cell>
          <table:table-cell office:value-type="float" office:value="189.0">
            <text:p>189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05-09T08:00:00">
            <text:p>Tue May  9 08:00:00 2017</text:p>
          </table:table-cell>
          <table:table-cell office:value-type="float" office:value="230.1667">
            <text:p>230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05-09T09:00:00">
            <text:p>Tue May  9 09:00:00 2017</text:p>
          </table:table-cell>
          <table:table-cell office:value-type="float" office:value="214.3333">
            <text:p>214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7-05-09T10:00:00">
            <text:p>Tue May  9 10:00:00 2017</text:p>
          </table:table-cell>
          <table:table-cell office:value-type="float" office:value="213.0">
            <text:p>213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5-10T02:00:00">
            <text:p>Wed May 10 02:00:00 2017</text:p>
          </table:table-cell>
          <table:table-cell office:value-type="float" office:value="198.3333">
            <text:p>198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05-10T03:00:00">
            <text:p>Wed May 10 03:00:00 2017</text:p>
          </table:table-cell>
          <table:table-cell office:value-type="float" office:value="190.0">
            <text:p>190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05-10T04:00:00">
            <text:p>Wed May 10 04:00:00 2017</text:p>
          </table:table-cell>
          <table:table-cell office:value-type="float" office:value="208.5">
            <text:p>208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05-10T05:00:00">
            <text:p>Wed May 10 05:00:00 2017</text:p>
          </table:table-cell>
          <table:table-cell office:value-type="float" office:value="230.8333">
            <text:p>23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5-10T06:00:00">
            <text:p>Wed May 10 06:00:00 2017</text:p>
          </table:table-cell>
          <table:table-cell office:value-type="float" office:value="230.5">
            <text:p>230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7-05-10T07:00:00">
            <text:p>Wed May 10 07:00:00 2017</text:p>
          </table:table-cell>
          <table:table-cell office:value-type="float" office:value="192.3333">
            <text:p>192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05-11T04:00:00">
            <text:p>Thu May 11 04:00:00 2017</text:p>
          </table:table-cell>
          <table:table-cell office:value-type="float" office:value="208.0">
            <text:p>208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7-05-11T05:00:00">
            <text:p>Thu May 11 05:00:00 2017</text:p>
          </table:table-cell>
          <table:table-cell office:value-type="float" office:value="192.0">
            <text:p>192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5-11T06:00:00">
            <text:p>Thu May 11 06:00:00 2017</text:p>
          </table:table-cell>
          <table:table-cell office:value-type="float" office:value="189.3333">
            <text:p>189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7-05-11T07:00:00">
            <text:p>Thu May 11 07:00:00 2017</text:p>
          </table:table-cell>
          <table:table-cell office:value-type="float" office:value="211.5">
            <text:p>211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7-05-11T08:00:00">
            <text:p>Thu May 11 08:00:00 2017</text:p>
          </table:table-cell>
          <table:table-cell office:value-type="float" office:value="211.3333">
            <text:p>211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05-11T09:00:00">
            <text:p>Thu May 11 09:00:00 2017</text:p>
          </table:table-cell>
          <table:table-cell office:value-type="float" office:value="208.1667">
            <text:p>208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7-05-11T10:00:00">
            <text:p>Thu May 11 10:00:00 2017</text:p>
          </table:table-cell>
          <table:table-cell office:value-type="float" office:value="211.8333">
            <text:p>211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5-11T11:00:00">
            <text:p>Thu May 11 11:00:00 2017</text:p>
          </table:table-cell>
          <table:table-cell office:value-type="float" office:value="210.1667">
            <text:p>210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7-05-11T12:00:00">
            <text:p>Thu May 11 12:00:00 2017</text:p>
          </table:table-cell>
          <table:table-cell office:value-type="float" office:value="207.1667">
            <text:p>207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7-05-12T02:00:00">
            <text:p>Fri May 12 02:00:00 2017</text:p>
          </table:table-cell>
          <table:table-cell office:value-type="float" office:value="195.6667">
            <text:p>195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7-05-12T03:00:00">
            <text:p>Fri May 12 03:00:00 2017</text:p>
          </table:table-cell>
          <table:table-cell office:value-type="float" office:value="201.5">
            <text:p>201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7-05-12T04:00:00">
            <text:p>Fri May 12 04:00:00 2017</text:p>
          </table:table-cell>
          <table:table-cell office:value-type="float" office:value="213.8333">
            <text:p>213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7-05-12T05:00:00">
            <text:p>Fri May 12 05:00:00 2017</text:p>
          </table:table-cell>
          <table:table-cell office:value-type="float" office:value="182.6667">
            <text:p>182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5-12T07:00:00">
            <text:p>Fri May 12 07:00:00 2017</text:p>
          </table:table-cell>
          <table:table-cell office:value-type="float" office:value="191.8333">
            <text:p>191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05-13T03:00:00">
            <text:p>Sat May 13 03:00:00 2017</text:p>
          </table:table-cell>
          <table:table-cell office:value-type="float" office:value="218.8333">
            <text:p>218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7-05-13T04:00:00">
            <text:p>Sat May 13 04:00:00 2017</text:p>
          </table:table-cell>
          <table:table-cell office:value-type="float" office:value="234.5">
            <text:p>234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7-05-13T05:00:00">
            <text:p>Sat May 13 05:00:00 2017</text:p>
          </table:table-cell>
          <table:table-cell office:value-type="float" office:value="276.0">
            <text:p>276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7-05-13T06:00:00">
            <text:p>Sat May 13 06:00:00 2017</text:p>
          </table:table-cell>
          <table:table-cell office:value-type="float" office:value="204.6667">
            <text:p>204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7-05-13T07:00:00">
            <text:p>Sat May 13 07:00:00 2017</text:p>
          </table:table-cell>
          <table:table-cell office:value-type="float" office:value="218.1667">
            <text:p>218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5-13T08:00:00">
            <text:p>Sat May 13 08:00:00 2017</text:p>
          </table:table-cell>
          <table:table-cell office:value-type="float" office:value="146.5">
            <text:p>146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5-13T09:00:00">
            <text:p>Sat May 13 09:00:00 2017</text:p>
          </table:table-cell>
          <table:table-cell office:value-type="float" office:value="172.1667">
            <text:p>172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5-13T10:00:00">
            <text:p>Sat May 13 10:00:00 2017</text:p>
          </table:table-cell>
          <table:table-cell office:value-type="float" office:value="200.3333">
            <text:p>200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7-05-14T04:00:00">
            <text:p>Sun May 14 04:00:00 2017</text:p>
          </table:table-cell>
          <table:table-cell office:value-type="float" office:value="184.5">
            <text:p>184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7-05-14T05:00:00">
            <text:p>Sun May 14 05:00:00 2017</text:p>
          </table:table-cell>
          <table:table-cell office:value-type="float" office:value="210.3333">
            <text:p>210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7-05-14T06:00:00">
            <text:p>Sun May 14 06:00:00 2017</text:p>
          </table:table-cell>
          <table:table-cell office:value-type="float" office:value="252.0">
            <text:p>252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7-05-14T07:00:00">
            <text:p>Sun May 14 07:00:00 2017</text:p>
          </table:table-cell>
          <table:table-cell office:value-type="float" office:value="172.5">
            <text:p>172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7-05-17T04:00:00">
            <text:p>Wed May 17 04:00:00 2017</text:p>
          </table:table-cell>
          <table:table-cell office:value-type="float" office:value="296.5">
            <text:p>296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05-17T06:00:00">
            <text:p>Wed May 17 06:00:00 2017</text:p>
          </table:table-cell>
          <table:table-cell office:value-type="float" office:value="182.1667">
            <text:p>182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7-05-18T07:00:00">
            <text:p>Thu May 18 07:00:00 2017</text:p>
          </table:table-cell>
          <table:table-cell office:value-type="float" office:value="293.3333">
            <text:p>293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7-05-18T08:00:00">
            <text:p>Thu May 18 08:00:00 2017</text:p>
          </table:table-cell>
          <table:table-cell office:value-type="float" office:value="301.1667">
            <text:p>301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05-18T09:00:00">
            <text:p>Thu May 18 09:00:00 2017</text:p>
          </table:table-cell>
          <table:table-cell office:value-type="float" office:value="295.0">
            <text:p>295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5-18T10:00:00">
            <text:p>Thu May 18 10:00:00 2017</text:p>
          </table:table-cell>
          <table:table-cell office:value-type="float" office:value="298.5">
            <text:p>298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7-05-18T11:00:00">
            <text:p>Thu May 18 11:00:00 2017</text:p>
          </table:table-cell>
          <table:table-cell office:value-type="float" office:value="293.5">
            <text:p>293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7-05-18T12:00:00">
            <text:p>Thu May 18 12:00:00 2017</text:p>
          </table:table-cell>
          <table:table-cell office:value-type="float" office:value="303.0">
            <text:p>303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5-19T04:00:00">
            <text:p>Fri May 19 04:00:00 2017</text:p>
          </table:table-cell>
          <table:table-cell office:value-type="float" office:value="336.0">
            <text:p>336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7-05-19T05:00:00">
            <text:p>Fri May 19 05:00:00 2017</text:p>
          </table:table-cell>
          <table:table-cell office:value-type="float" office:value="329.0">
            <text:p>329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7-05-19T06:00:00">
            <text:p>Fri May 19 06:00:00 2017</text:p>
          </table:table-cell>
          <table:table-cell office:value-type="float" office:value="341.6667">
            <text:p>341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7-05-19T07:00:00">
            <text:p>Fri May 19 07:00:00 2017</text:p>
          </table:table-cell>
          <table:table-cell office:value-type="float" office:value="350.8333">
            <text:p>350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7-05-21T06:00:00">
            <text:p>Sun May 21 06:00:00 2017</text:p>
          </table:table-cell>
          <table:table-cell office:value-type="float" office:value="297.0">
            <text:p>297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7-05-22T03:00:00">
            <text:p>Mon May 22 03:00:00 2017</text:p>
          </table:table-cell>
          <table:table-cell office:value-type="float" office:value="258.0">
            <text:p>258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7-05-22T04:00:00">
            <text:p>Mon May 22 04:00:00 2017</text:p>
          </table:table-cell>
          <table:table-cell office:value-type="float" office:value="240.0">
            <text:p>240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7-05-22T05:00:00">
            <text:p>Mon May 22 05:00:00 2017</text:p>
          </table:table-cell>
          <table:table-cell office:value-type="float" office:value="243.8333">
            <text:p>243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7-05-22T06:00:00">
            <text:p>Mon May 22 06:00:00 2017</text:p>
          </table:table-cell>
          <table:table-cell office:value-type="float" office:value="227.0">
            <text:p>227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5-22T07:00:00">
            <text:p>Mon May 22 07:00:00 2017</text:p>
          </table:table-cell>
          <table:table-cell office:value-type="float" office:value="228.0">
            <text:p>228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05-22T08:00:00">
            <text:p>Mon May 22 08:00:00 2017</text:p>
          </table:table-cell>
          <table:table-cell office:value-type="float" office:value="247.5">
            <text:p>247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7-05-22T09:00:00">
            <text:p>Mon May 22 09:00:00 2017</text:p>
          </table:table-cell>
          <table:table-cell office:value-type="float" office:value="236.1667">
            <text:p>236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7-05-23T03:00:00">
            <text:p>Tue May 23 03:00:00 2017</text:p>
          </table:table-cell>
          <table:table-cell office:value-type="float" office:value="215.6667">
            <text:p>215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7-05-23T04:00:00">
            <text:p>Tue May 23 04:00:00 2017</text:p>
          </table:table-cell>
          <table:table-cell office:value-type="float" office:value="208.1667">
            <text:p>208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5-23T05:00:00">
            <text:p>Tue May 23 05:00:00 2017</text:p>
          </table:table-cell>
          <table:table-cell office:value-type="float" office:value="175.0">
            <text:p>175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5-23T06:00:00">
            <text:p>Tue May 23 06:00:00 2017</text:p>
          </table:table-cell>
          <table:table-cell office:value-type="float" office:value="178.5">
            <text:p>178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7-05-25T04:00:00">
            <text:p>Thu May 25 04:00:00 2017</text:p>
          </table:table-cell>
          <table:table-cell office:value-type="float" office:value="298.1667">
            <text:p>298.1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7-05-25T06:00:00">
            <text:p>Thu May 25 06:00:00 2017</text:p>
          </table:table-cell>
          <table:table-cell office:value-type="float" office:value="238.1667">
            <text:p>238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05-25T07:00:00">
            <text:p>Thu May 25 07:00:00 2017</text:p>
          </table:table-cell>
          <table:table-cell office:value-type="float" office:value="236.1667">
            <text:p>236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5-25T10:00:00">
            <text:p>Thu May 25 10:00:00 2017</text:p>
          </table:table-cell>
          <table:table-cell office:value-type="float" office:value="192.1667">
            <text:p>192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05-26T05:00:00">
            <text:p>Fri May 26 05:00:00 2017</text:p>
          </table:table-cell>
          <table:table-cell office:value-type="float" office:value="197.6667">
            <text:p>197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7-05-26T07:00:00">
            <text:p>Fri May 26 07:00:00 2017</text:p>
          </table:table-cell>
          <table:table-cell office:value-type="float" office:value="171.6667">
            <text:p>171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7-05-26T08:00:00">
            <text:p>Fri May 26 08:00:00 2017</text:p>
          </table:table-cell>
          <table:table-cell office:value-type="float" office:value="170.8333">
            <text:p>170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5-26T09:00:00">
            <text:p>Fri May 26 09:00:00 2017</text:p>
          </table:table-cell>
          <table:table-cell office:value-type="float" office:value="150.5">
            <text:p>150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7-05-27T09:00:00">
            <text:p>Sat May 27 09:00:00 2017</text:p>
          </table:table-cell>
          <table:table-cell office:value-type="float" office:value="173.5">
            <text:p>173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7-05-27T13:00:00">
            <text:p>Sat May 27 13:00:00 2017</text:p>
          </table:table-cell>
          <table:table-cell office:value-type="float" office:value="152.3333">
            <text:p>152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7-05-27T14:00:00">
            <text:p>Sat May 27 14:00:00 2017</text:p>
          </table:table-cell>
          <table:table-cell office:value-type="float" office:value="200.0">
            <text:p>200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7-05-27T15:00:00">
            <text:p>Sat May 27 15:00:00 2017</text:p>
          </table:table-cell>
          <table:table-cell office:value-type="float" office:value="196.3333">
            <text:p>196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7-05-28T04:00:00">
            <text:p>Sun May 28 04:00:00 2017</text:p>
          </table:table-cell>
          <table:table-cell office:value-type="float" office:value="241.6667">
            <text:p>241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7-05-28T05:00:00">
            <text:p>Sun May 28 05:00:00 2017</text:p>
          </table:table-cell>
          <table:table-cell office:value-type="float" office:value="274.5">
            <text:p>274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7-05-28T06:00:00">
            <text:p>Sun May 28 06:00:00 2017</text:p>
          </table:table-cell>
          <table:table-cell office:value-type="float" office:value="258.3333">
            <text:p>258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05-28T07:00:00">
            <text:p>Sun May 28 07:00:00 2017</text:p>
          </table:table-cell>
          <table:table-cell office:value-type="float" office:value="170.6667">
            <text:p>170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7-05-29T02:00:00">
            <text:p>Mon May 29 02:00:00 2017</text:p>
          </table:table-cell>
          <table:table-cell office:value-type="float" office:value="224.3333">
            <text:p>224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05-29T03:00:00">
            <text:p>Mon May 29 03:00:00 2017</text:p>
          </table:table-cell>
          <table:table-cell office:value-type="float" office:value="232.3333">
            <text:p>232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5-29T04:00:00">
            <text:p>Mon May 29 04:00:00 2017</text:p>
          </table:table-cell>
          <table:table-cell office:value-type="float" office:value="236.5">
            <text:p>236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7-05-29T05:00:00">
            <text:p>Mon May 29 05:00:00 2017</text:p>
          </table:table-cell>
          <table:table-cell office:value-type="float" office:value="213.8333">
            <text:p>213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7-05-29T06:00:00">
            <text:p>Mon May 29 06:00:00 2017</text:p>
          </table:table-cell>
          <table:table-cell office:value-type="float" office:value="159.5">
            <text:p>159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5-29T07:00:00">
            <text:p>Mon May 29 07:00:00 2017</text:p>
          </table:table-cell>
          <table:table-cell office:value-type="float" office:value="152.1667">
            <text:p>152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7-05-30T04:00:00">
            <text:p>Tue May 30 04:00:00 2017</text:p>
          </table:table-cell>
          <table:table-cell office:value-type="float" office:value="165.3333">
            <text:p>165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7-05-30T05:00:00">
            <text:p>Tue May 30 05:00:00 2017</text:p>
          </table:table-cell>
          <table:table-cell office:value-type="float" office:value="139.5">
            <text:p>139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5-30T06:00:00">
            <text:p>Tue May 30 06:00:00 2017</text:p>
          </table:table-cell>
          <table:table-cell office:value-type="float" office:value="168.8333">
            <text:p>168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05-30T07:00:00">
            <text:p>Tue May 30 07:00:00 2017</text:p>
          </table:table-cell>
          <table:table-cell office:value-type="float" office:value="202.1667">
            <text:p>202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05-30T08:00:00">
            <text:p>Tue May 30 08:00:00 2017</text:p>
          </table:table-cell>
          <table:table-cell office:value-type="float" office:value="191.8333">
            <text:p>191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7-05-30T09:00:00">
            <text:p>Tue May 30 09:00:00 2017</text:p>
          </table:table-cell>
          <table:table-cell office:value-type="float" office:value="179.6667">
            <text:p>179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7-05-30T10:00:00">
            <text:p>Tue May 30 10:00:00 2017</text:p>
          </table:table-cell>
          <table:table-cell office:value-type="float" office:value="185.8333">
            <text:p>185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7-05-31T04:00:00">
            <text:p>Wed May 31 04:00:00 2017</text:p>
          </table:table-cell>
          <table:table-cell office:value-type="float" office:value="197.1667">
            <text:p>197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05-31T05:00:00">
            <text:p>Wed May 31 05:00:00 2017</text:p>
          </table:table-cell>
          <table:table-cell office:value-type="float" office:value="183.5">
            <text:p>183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5-31T06:00:00">
            <text:p>Wed May 31 06:00:00 2017</text:p>
          </table:table-cell>
          <table:table-cell office:value-type="float" office:value="262.5">
            <text:p>262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7-05-31T07:00:00">
            <text:p>Wed May 31 07:00:00 2017</text:p>
          </table:table-cell>
          <table:table-cell office:value-type="float" office:value="186.8333">
            <text:p>186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6-01T08:00:00">
            <text:p>Thu Jun  1 08:00:00 2017</text:p>
          </table:table-cell>
          <table:table-cell office:value-type="float" office:value="290.8333">
            <text:p>290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7-06-01T10:00:00">
            <text:p>Thu Jun  1 10:00:00 2017</text:p>
          </table:table-cell>
          <table:table-cell office:value-type="float" office:value="290.3333">
            <text:p>290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6-01T11:00:00">
            <text:p>Thu Jun  1 11:00:00 2017</text:p>
          </table:table-cell>
          <table:table-cell office:value-type="float" office:value="292.8333">
            <text:p>292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7-06-02T04:00:00">
            <text:p>Fri Jun  2 04:00:00 2017</text:p>
          </table:table-cell>
          <table:table-cell office:value-type="float" office:value="212.5">
            <text:p>212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06-02T12:00:00">
            <text:p>Fri Jun  2 12:00:00 2017</text:p>
          </table:table-cell>
          <table:table-cell office:value-type="float" office:value="207.6667">
            <text:p>207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7-06-02T13:00:00">
            <text:p>Fri Jun  2 13:00:00 2017</text:p>
          </table:table-cell>
          <table:table-cell office:value-type="float" office:value="235.5">
            <text:p>235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7-06-03T05:00:00">
            <text:p>Sat Jun  3 05:00:00 2017</text:p>
          </table:table-cell>
          <table:table-cell office:value-type="float" office:value="211.0">
            <text:p>211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7-06-03T07:00:00">
            <text:p>Sat Jun  3 07:00:00 2017</text:p>
          </table:table-cell>
          <table:table-cell office:value-type="float" office:value="186.1667">
            <text:p>186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7-06-03T08:00:00">
            <text:p>Sat Jun  3 08:00:00 2017</text:p>
          </table:table-cell>
          <table:table-cell office:value-type="float" office:value="163.8333">
            <text:p>163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06-04T02:00:00">
            <text:p>Sun Jun  4 02:00:00 2017</text:p>
          </table:table-cell>
          <table:table-cell office:value-type="float" office:value="290.1667">
            <text:p>290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06-04T03:00:00">
            <text:p>Sun Jun  4 03:00:00 2017</text:p>
          </table:table-cell>
          <table:table-cell office:value-type="float" office:value="318.3333">
            <text:p>318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7-06-04T04:00:00">
            <text:p>Sun Jun  4 04:00:00 2017</text:p>
          </table:table-cell>
          <table:table-cell office:value-type="float" office:value="307.6667">
            <text:p>307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7-06-04T05:00:00">
            <text:p>Sun Jun  4 05:00:00 2017</text:p>
          </table:table-cell>
          <table:table-cell office:value-type="float" office:value="286.5">
            <text:p>286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7-06-04T06:00:00">
            <text:p>Sun Jun  4 06:00:00 2017</text:p>
          </table:table-cell>
          <table:table-cell office:value-type="float" office:value="264.5">
            <text:p>264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7-06-04T07:00:00">
            <text:p>Sun Jun  4 07:00:00 2017</text:p>
          </table:table-cell>
          <table:table-cell office:value-type="float" office:value="300.1667">
            <text:p>300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06-04T08:00:00">
            <text:p>Sun Jun  4 08:00:00 2017</text:p>
          </table:table-cell>
          <table:table-cell office:value-type="float" office:value="310.3333">
            <text:p>310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7-06-04T09:00:00">
            <text:p>Sun Jun  4 09:00:00 2017</text:p>
          </table:table-cell>
          <table:table-cell office:value-type="float" office:value="291.8333">
            <text:p>291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6-05T04:00:00">
            <text:p>Mon Jun  5 04:00:00 2017</text:p>
          </table:table-cell>
          <table:table-cell office:value-type="float" office:value="323.1667">
            <text:p>323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7-06-05T21:00:00">
            <text:p>Mon Jun  5 21:00:00 2017</text:p>
          </table:table-cell>
          <table:table-cell office:value-type="float" office:value="223.0">
            <text:p>223.0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7-06-05T22:00:00">
            <text:p>Mon Jun  5 22:00:00 2017</text:p>
          </table:table-cell>
          <table:table-cell office:value-type="float" office:value="220.3333">
            <text:p>220.3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7-06-05T23:00:00">
            <text:p>Mon Jun  5 23:00:00 2017</text:p>
          </table:table-cell>
          <table:table-cell office:value-type="float" office:value="199.0">
            <text:p>199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7-06-06T02:00:00">
            <text:p>Tue Jun  6 02:00:00 2017</text:p>
          </table:table-cell>
          <table:table-cell office:value-type="float" office:value="191.8333">
            <text:p>191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7-06-06T03:00:00">
            <text:p>Tue Jun  6 03:00:00 2017</text:p>
          </table:table-cell>
          <table:table-cell office:value-type="float" office:value="275.5">
            <text:p>275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06-06T04:00:00">
            <text:p>Tue Jun  6 04:00:00 2017</text:p>
          </table:table-cell>
          <table:table-cell office:value-type="float" office:value="305.6667">
            <text:p>305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7-06-06T05:00:00">
            <text:p>Tue Jun  6 05:00:00 2017</text:p>
          </table:table-cell>
          <table:table-cell office:value-type="float" office:value="310.0">
            <text:p>310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7-06-06T06:00:00">
            <text:p>Tue Jun  6 06:00:00 2017</text:p>
          </table:table-cell>
          <table:table-cell office:value-type="float" office:value="322.6667">
            <text:p>322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06-06T07:00:00">
            <text:p>Tue Jun  6 07:00:00 2017</text:p>
          </table:table-cell>
          <table:table-cell office:value-type="float" office:value="336.3333">
            <text:p>336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7-06-06T10:00:00">
            <text:p>Tue Jun  6 10:00:00 2017</text:p>
          </table:table-cell>
          <table:table-cell office:value-type="float" office:value="237.6667">
            <text:p>237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7-06-06T14:00:00">
            <text:p>Tue Jun  6 14:00:00 2017</text:p>
          </table:table-cell>
          <table:table-cell office:value-type="float" office:value="279.1667">
            <text:p>279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06-07T05:00:00">
            <text:p>Wed Jun  7 05:00:00 2017</text:p>
          </table:table-cell>
          <table:table-cell office:value-type="float" office:value="218.1667">
            <text:p>218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6-08T05:00:00">
            <text:p>Thu Jun  8 05:00:00 2017</text:p>
          </table:table-cell>
          <table:table-cell office:value-type="float" office:value="324.3333">
            <text:p>324.3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7-06-09T04:00:00">
            <text:p>Fri Jun  9 04:00:00 2017</text:p>
          </table:table-cell>
          <table:table-cell office:value-type="float" office:value="225.5">
            <text:p>225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7-06-09T05:00:00">
            <text:p>Fri Jun  9 05:00:00 2017</text:p>
          </table:table-cell>
          <table:table-cell office:value-type="float" office:value="227.0">
            <text:p>227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7-06-09T06:00:00">
            <text:p>Fri Jun  9 06:00:00 2017</text:p>
          </table:table-cell>
          <table:table-cell office:value-type="float" office:value="238.5">
            <text:p>238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06-10T11:00:00">
            <text:p>Sat Jun 10 11:00:00 2017</text:p>
          </table:table-cell>
          <table:table-cell office:value-type="float" office:value="180.0">
            <text:p>180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7-06-10T12:00:00">
            <text:p>Sat Jun 10 12:00:00 2017</text:p>
          </table:table-cell>
          <table:table-cell office:value-type="float" office:value="193.6667">
            <text:p>193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7-06-11T04:00:00">
            <text:p>Sun Jun 11 04:00:00 2017</text:p>
          </table:table-cell>
          <table:table-cell office:value-type="float" office:value="202.3333">
            <text:p>202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06-11T05:00:00">
            <text:p>Sun Jun 11 05:00:00 2017</text:p>
          </table:table-cell>
          <table:table-cell office:value-type="float" office:value="297.8333">
            <text:p>297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7-06-11T08:00:00">
            <text:p>Sun Jun 11 08:00:00 2017</text:p>
          </table:table-cell>
          <table:table-cell office:value-type="float" office:value="174.1667">
            <text:p>174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6-12T03:00:00">
            <text:p>Mon Jun 12 03:00:00 2017</text:p>
          </table:table-cell>
          <table:table-cell office:value-type="float" office:value="270.8333">
            <text:p>270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7-06-12T04:00:00">
            <text:p>Mon Jun 12 04:00:00 2017</text:p>
          </table:table-cell>
          <table:table-cell office:value-type="float" office:value="280.0">
            <text:p>280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7-06-12T05:00:00">
            <text:p>Mon Jun 12 05:00:00 2017</text:p>
          </table:table-cell>
          <table:table-cell office:value-type="float" office:value="331.8333">
            <text:p>331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7-06-13T09:00:00">
            <text:p>Tue Jun 13 09:00:00 2017</text:p>
          </table:table-cell>
          <table:table-cell office:value-type="float" office:value="268.8333">
            <text:p>268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06-13T10:00:00">
            <text:p>Tue Jun 13 10:00:00 2017</text:p>
          </table:table-cell>
          <table:table-cell office:value-type="float" office:value="252.3333">
            <text:p>252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6-13T11:00:00">
            <text:p>Tue Jun 13 11:00:00 2017</text:p>
          </table:table-cell>
          <table:table-cell office:value-type="float" office:value="244.8333">
            <text:p>244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7-06-13T20:00:00">
            <text:p>Tue Jun 13 20:00:00 2017</text:p>
          </table:table-cell>
          <table:table-cell office:value-type="float" office:value="214.8333">
            <text:p>214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7-06-13T21:00:00">
            <text:p>Tue Jun 13 21:00:00 2017</text:p>
          </table:table-cell>
          <table:table-cell office:value-type="float" office:value="217.1667">
            <text:p>217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7-06-13T22:00:00">
            <text:p>Tue Jun 13 22:00:00 2017</text:p>
          </table:table-cell>
          <table:table-cell office:value-type="float" office:value="219.1667">
            <text:p>219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6-13T23:00:00">
            <text:p>Tue Jun 13 23:00:00 2017</text:p>
          </table:table-cell>
          <table:table-cell office:value-type="float" office:value="215.5">
            <text:p>215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7-06-14T00:00:00">
            <text:p>Wed Jun 14 00:00:00 2017</text:p>
          </table:table-cell>
          <table:table-cell office:value-type="float" office:value="215.8333">
            <text:p>215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7-06-14T01:00:00">
            <text:p>Wed Jun 14 01:00:00 2017</text:p>
          </table:table-cell>
          <table:table-cell office:value-type="float" office:value="217.5">
            <text:p>217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06-14T08:00:00">
            <text:p>Wed Jun 14 08:00:00 2017</text:p>
          </table:table-cell>
          <table:table-cell office:value-type="float" office:value="171.5">
            <text:p>171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7-06-14T09:00:00">
            <text:p>Wed Jun 14 09:00:00 2017</text:p>
          </table:table-cell>
          <table:table-cell office:value-type="float" office:value="190.6667">
            <text:p>190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7-06-14T13:00:00">
            <text:p>Wed Jun 14 13:00:00 2017</text:p>
          </table:table-cell>
          <table:table-cell office:value-type="float" office:value="195.0">
            <text:p>195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7-06-14T14:00:00">
            <text:p>Wed Jun 14 14:00:00 2017</text:p>
          </table:table-cell>
          <table:table-cell office:value-type="float" office:value="189.8333">
            <text:p>189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7-06-15T05:00:00">
            <text:p>Thu Jun 15 05:00:00 2017</text:p>
          </table:table-cell>
          <table:table-cell office:value-type="float" office:value="197.3333">
            <text:p>197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7-06-15T06:00:00">
            <text:p>Thu Jun 15 06:00:00 2017</text:p>
          </table:table-cell>
          <table:table-cell office:value-type="float" office:value="184.6667">
            <text:p>184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06-15T07:00:00">
            <text:p>Thu Jun 15 07:00:00 2017</text:p>
          </table:table-cell>
          <table:table-cell office:value-type="float" office:value="151.3333">
            <text:p>151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7-06-15T08:00:00">
            <text:p>Thu Jun 15 08:00:00 2017</text:p>
          </table:table-cell>
          <table:table-cell office:value-type="float" office:value="194.0">
            <text:p>194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6-18T02:00:00">
            <text:p>Sun Jun 18 02:00:00 2017</text:p>
          </table:table-cell>
          <table:table-cell office:value-type="float" office:value="268.3333">
            <text:p>268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7-06-18T04:00:00">
            <text:p>Sun Jun 18 04:00:00 2017</text:p>
          </table:table-cell>
          <table:table-cell office:value-type="float" office:value="222.0">
            <text:p>222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7-06-18T05:00:00">
            <text:p>Sun Jun 18 05:00:00 2017</text:p>
          </table:table-cell>
          <table:table-cell office:value-type="float" office:value="274.8333">
            <text:p>274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6-19T03:00:00">
            <text:p>Mon Jun 19 03:00:00 2017</text:p>
          </table:table-cell>
          <table:table-cell office:value-type="float" office:value="233.1667">
            <text:p>233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6-19T05:00:00">
            <text:p>Mon Jun 19 05:00:00 2017</text:p>
          </table:table-cell>
          <table:table-cell office:value-type="float" office:value="212.3333">
            <text:p>212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7-06-19T06:00:00">
            <text:p>Mon Jun 19 06:00:00 2017</text:p>
          </table:table-cell>
          <table:table-cell office:value-type="float" office:value="237.1667">
            <text:p>237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7-06-21T04:00:00">
            <text:p>Wed Jun 21 04:00:00 2017</text:p>
          </table:table-cell>
          <table:table-cell office:value-type="float" office:value="241.6667">
            <text:p>241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7-06-21T07:00:00">
            <text:p>Wed Jun 21 07:00:00 2017</text:p>
          </table:table-cell>
          <table:table-cell office:value-type="float" office:value="265.6667">
            <text:p>265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7-06-21T08:00:00">
            <text:p>Wed Jun 21 08:00:00 2017</text:p>
          </table:table-cell>
          <table:table-cell office:value-type="float" office:value="272.1667">
            <text:p>272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7-06-21T09:00:00">
            <text:p>Wed Jun 21 09:00:00 2017</text:p>
          </table:table-cell>
          <table:table-cell office:value-type="float" office:value="245.8333">
            <text:p>245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7-06-23T14:00:00">
            <text:p>Fri Jun 23 14:00:00 2017</text:p>
          </table:table-cell>
          <table:table-cell office:value-type="float" office:value="182.5">
            <text:p>182.5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7-06-24T03:00:00">
            <text:p>Sat Jun 24 03:00:00 2017</text:p>
          </table:table-cell>
          <table:table-cell office:value-type="float" office:value="213.8333">
            <text:p>213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7-06-24T04:00:00">
            <text:p>Sat Jun 24 04:00:00 2017</text:p>
          </table:table-cell>
          <table:table-cell office:value-type="float" office:value="212.1667">
            <text:p>212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7-06-24T05:00:00">
            <text:p>Sat Jun 24 05:00:00 2017</text:p>
          </table:table-cell>
          <table:table-cell office:value-type="float" office:value="314.8333">
            <text:p>314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7-06-24T06:00:00">
            <text:p>Sat Jun 24 06:00:00 2017</text:p>
          </table:table-cell>
          <table:table-cell office:value-type="float" office:value="331.8333">
            <text:p>331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7-06-24T07:00:00">
            <text:p>Sat Jun 24 07:00:00 2017</text:p>
          </table:table-cell>
          <table:table-cell office:value-type="float" office:value="230.1667">
            <text:p>230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06-28T21:00:00">
            <text:p>Wed Jun 28 21:00:00 2017</text:p>
          </table:table-cell>
          <table:table-cell office:value-type="float" office:value="214.8333">
            <text:p>214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7-06-28T22:00:00">
            <text:p>Wed Jun 28 22:00:00 2017</text:p>
          </table:table-cell>
          <table:table-cell office:value-type="float" office:value="212.1667">
            <text:p>212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06-28T23:00:00">
            <text:p>Wed Jun 28 23:00:00 2017</text:p>
          </table:table-cell>
          <table:table-cell office:value-type="float" office:value="230.6667">
            <text:p>230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7-06-29T00:00:00">
            <text:p>Thu Jun 29 00:00:00 2017</text:p>
          </table:table-cell>
          <table:table-cell office:value-type="float" office:value="260.1667">
            <text:p>260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06-29T01:00:00">
            <text:p>Thu Jun 29 01:00:00 2017</text:p>
          </table:table-cell>
          <table:table-cell office:value-type="float" office:value="253.3333">
            <text:p>253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7-06-29T02:00:00">
            <text:p>Thu Jun 29 02:00:00 2017</text:p>
          </table:table-cell>
          <table:table-cell office:value-type="float" office:value="272.0">
            <text:p>272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7-06-29T11:00:00">
            <text:p>Thu Jun 29 11:00:00 2017</text:p>
          </table:table-cell>
          <table:table-cell office:value-type="float" office:value="298.8333">
            <text:p>298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7-06-29T13:00:00">
            <text:p>Thu Jun 29 13:00:00 2017</text:p>
          </table:table-cell>
          <table:table-cell office:value-type="float" office:value="287.6667">
            <text:p>287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7-06-29T15:00:00">
            <text:p>Thu Jun 29 15:00:00 2017</text:p>
          </table:table-cell>
          <table:table-cell office:value-type="float" office:value="282.5">
            <text:p>282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7-06-29T16:00:00">
            <text:p>Thu Jun 29 16:00:00 2017</text:p>
          </table:table-cell>
          <table:table-cell office:value-type="float" office:value="294.6667">
            <text:p>294.6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7-06-29T18:00:00">
            <text:p>Thu Jun 29 18:00:00 2017</text:p>
          </table:table-cell>
          <table:table-cell office:value-type="float" office:value="293.1667">
            <text:p>293.1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7-06-29T21:00:00">
            <text:p>Thu Jun 29 21:00:00 2017</text:p>
          </table:table-cell>
          <table:table-cell office:value-type="float" office:value="301.1667">
            <text:p>301.1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7-06-30T02:00:00">
            <text:p>Fri Jun 30 02:00:00 2017</text:p>
          </table:table-cell>
          <table:table-cell office:value-type="float" office:value="313.6667">
            <text:p>313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7-06-30T03:00:00">
            <text:p>Fri Jun 30 03:00:00 2017</text:p>
          </table:table-cell>
          <table:table-cell office:value-type="float" office:value="315.1667">
            <text:p>315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7-06-30T04:00:00">
            <text:p>Fri Jun 30 04:00:00 2017</text:p>
          </table:table-cell>
          <table:table-cell office:value-type="float" office:value="315.0">
            <text:p>315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7-06-30T05:00:00">
            <text:p>Fri Jun 30 05:00:00 2017</text:p>
          </table:table-cell>
          <table:table-cell office:value-type="float" office:value="307.1667">
            <text:p>307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7-06-30T06:00:00">
            <text:p>Fri Jun 30 06:00:00 2017</text:p>
          </table:table-cell>
          <table:table-cell office:value-type="float" office:value="305.3333">
            <text:p>305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7-06-30T07:00:00">
            <text:p>Fri Jun 30 07:00:00 2017</text:p>
          </table:table-cell>
          <table:table-cell office:value-type="float" office:value="301.8333">
            <text:p>301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6-30T08:00:00">
            <text:p>Fri Jun 30 08:00:00 2017</text:p>
          </table:table-cell>
          <table:table-cell office:value-type="float" office:value="308.5">
            <text:p>308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06-30T09:00:00">
            <text:p>Fri Jun 30 09:00:00 2017</text:p>
          </table:table-cell>
          <table:table-cell office:value-type="float" office:value="309.5">
            <text:p>309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7-06-30T10:00:00">
            <text:p>Fri Jun 30 10:00:00 2017</text:p>
          </table:table-cell>
          <table:table-cell office:value-type="float" office:value="316.8333">
            <text:p>316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7-06-30T11:00:00">
            <text:p>Fri Jun 30 11:00:00 2017</text:p>
          </table:table-cell>
          <table:table-cell office:value-type="float" office:value="317.5">
            <text:p>317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7-07-01T02:00:00">
            <text:p>Sat Jul  1 02:00:00 2017</text:p>
          </table:table-cell>
          <table:table-cell office:value-type="float" office:value="333.5">
            <text:p>333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7-01T03:00:00">
            <text:p>Sat Jul  1 03:00:00 2017</text:p>
          </table:table-cell>
          <table:table-cell office:value-type="float" office:value="335.0">
            <text:p>335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7-07-01T04:00:00">
            <text:p>Sat Jul  1 04:00:00 2017</text:p>
          </table:table-cell>
          <table:table-cell office:value-type="float" office:value="229.0">
            <text:p>229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07-01T06:00:00">
            <text:p>Sat Jul  1 06:00:00 2017</text:p>
          </table:table-cell>
          <table:table-cell office:value-type="float" office:value="240.3333">
            <text:p>240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7-07-01T07:00:00">
            <text:p>Sat Jul  1 07:00:00 2017</text:p>
          </table:table-cell>
          <table:table-cell office:value-type="float" office:value="179.0">
            <text:p>179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07-03T04:00:00">
            <text:p>Mon Jul  3 04:00:00 2017</text:p>
          </table:table-cell>
          <table:table-cell office:value-type="float" office:value="294.0">
            <text:p>294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7-07-04T03:00:00">
            <text:p>Tue Jul  4 03:00:00 2017</text:p>
          </table:table-cell>
          <table:table-cell office:value-type="float" office:value="308.3333">
            <text:p>308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07-04T04:00:00">
            <text:p>Tue Jul  4 04:00:00 2017</text:p>
          </table:table-cell>
          <table:table-cell office:value-type="float" office:value="277.5">
            <text:p>277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7-07-04T05:00:00">
            <text:p>Tue Jul  4 05:00:00 2017</text:p>
          </table:table-cell>
          <table:table-cell office:value-type="float" office:value="178.8333">
            <text:p>178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07-05T03:00:00">
            <text:p>Wed Jul  5 03:00:00 2017</text:p>
          </table:table-cell>
          <table:table-cell office:value-type="float" office:value="245.3333">
            <text:p>245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7-07-05T04:00:00">
            <text:p>Wed Jul  5 04:00:00 2017</text:p>
          </table:table-cell>
          <table:table-cell office:value-type="float" office:value="249.1667">
            <text:p>249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07-05T05:00:00">
            <text:p>Wed Jul  5 05:00:00 2017</text:p>
          </table:table-cell>
          <table:table-cell office:value-type="float" office:value="251.5">
            <text:p>251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7-05T06:00:00">
            <text:p>Wed Jul  5 06:00:00 2017</text:p>
          </table:table-cell>
          <table:table-cell office:value-type="float" office:value="248.3333">
            <text:p>248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7-05T07:00:00">
            <text:p>Wed Jul  5 07:00:00 2017</text:p>
          </table:table-cell>
          <table:table-cell office:value-type="float" office:value="247.0">
            <text:p>247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7-07-05T08:00:00">
            <text:p>Wed Jul  5 08:00:00 2017</text:p>
          </table:table-cell>
          <table:table-cell office:value-type="float" office:value="254.6667">
            <text:p>254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7-07-05T14:00:00">
            <text:p>Wed Jul  5 14:00:00 2017</text:p>
          </table:table-cell>
          <table:table-cell office:value-type="float" office:value="193.5">
            <text:p>193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7-07-06T19:00:00">
            <text:p>Thu Jul  6 19:00:00 2017</text:p>
          </table:table-cell>
          <table:table-cell office:value-type="float" office:value="178.5">
            <text:p>178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7-07-06T20:00:00">
            <text:p>Thu Jul  6 20:00:00 2017</text:p>
          </table:table-cell>
          <table:table-cell office:value-type="float" office:value="175.0">
            <text:p>175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7-07-06T21:00:00">
            <text:p>Thu Jul  6 21:00:00 2017</text:p>
          </table:table-cell>
          <table:table-cell office:value-type="float" office:value="188.5">
            <text:p>188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7-07-07T08:00:00">
            <text:p>Fri Jul  7 08:00:00 2017</text:p>
          </table:table-cell>
          <table:table-cell office:value-type="float" office:value="189.8333">
            <text:p>189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7-08T04:00:00">
            <text:p>Sat Jul  8 04:00:00 2017</text:p>
          </table:table-cell>
          <table:table-cell office:value-type="float" office:value="197.1667">
            <text:p>197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7-07-08T05:00:00">
            <text:p>Sat Jul  8 05:00:00 2017</text:p>
          </table:table-cell>
          <table:table-cell office:value-type="float" office:value="192.5">
            <text:p>192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7-07-08T06:00:00">
            <text:p>Sat Jul  8 06:00:00 2017</text:p>
          </table:table-cell>
          <table:table-cell office:value-type="float" office:value="185.0">
            <text:p>185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7-07-08T07:00:00">
            <text:p>Sat Jul  8 07:00:00 2017</text:p>
          </table:table-cell>
          <table:table-cell office:value-type="float" office:value="173.5">
            <text:p>173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7-07-08T08:00:00">
            <text:p>Sat Jul  8 08:00:00 2017</text:p>
          </table:table-cell>
          <table:table-cell office:value-type="float" office:value="177.0">
            <text:p>177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07-08T09:00:00">
            <text:p>Sat Jul  8 09:00:00 2017</text:p>
          </table:table-cell>
          <table:table-cell office:value-type="float" office:value="182.1667">
            <text:p>182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07-10T05:00:00">
            <text:p>Mon Jul 10 05:00:00 2017</text:p>
          </table:table-cell>
          <table:table-cell office:value-type="float" office:value="193.0">
            <text:p>19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7-07-10T06:00:00">
            <text:p>Mon Jul 10 06:00:00 2017</text:p>
          </table:table-cell>
          <table:table-cell office:value-type="float" office:value="263.5">
            <text:p>263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7-10T08:00:00">
            <text:p>Mon Jul 10 08:00:00 2017</text:p>
          </table:table-cell>
          <table:table-cell office:value-type="float" office:value="178.6667">
            <text:p>178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07-10T10:00:00">
            <text:p>Mon Jul 10 10:00:00 2017</text:p>
          </table:table-cell>
          <table:table-cell office:value-type="float" office:value="297.6667">
            <text:p>297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7-07-11T04:00:00">
            <text:p>Tue Jul 11 04:00:00 2017</text:p>
          </table:table-cell>
          <table:table-cell office:value-type="float" office:value="231.1667">
            <text:p>231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7-07-11T05:00:00">
            <text:p>Tue Jul 11 05:00:00 2017</text:p>
          </table:table-cell>
          <table:table-cell office:value-type="float" office:value="278.8333">
            <text:p>278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7-07-11T06:00:00">
            <text:p>Tue Jul 11 06:00:00 2017</text:p>
          </table:table-cell>
          <table:table-cell office:value-type="float" office:value="130.8333">
            <text:p>130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7-11T13:00:00">
            <text:p>Tue Jul 11 13:00:00 2017</text:p>
          </table:table-cell>
          <table:table-cell office:value-type="float" office:value="117.5">
            <text:p>117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7-07-12T04:00:00">
            <text:p>Wed Jul 12 04:00:00 2017</text:p>
          </table:table-cell>
          <table:table-cell office:value-type="float" office:value="223.1667">
            <text:p>223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7-07-12T05:00:00">
            <text:p>Wed Jul 12 05:00:00 2017</text:p>
          </table:table-cell>
          <table:table-cell office:value-type="float" office:value="306.6667">
            <text:p>306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07-13T04:00:00">
            <text:p>Thu Jul 13 04:00:00 2017</text:p>
          </table:table-cell>
          <table:table-cell office:value-type="float" office:value="199.1667">
            <text:p>199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7-07-13T05:00:00">
            <text:p>Thu Jul 13 05:00:00 2017</text:p>
          </table:table-cell>
          <table:table-cell office:value-type="float" office:value="270.3333">
            <text:p>270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7-14T03:00:00">
            <text:p>Fri Jul 14 03:00:00 2017</text:p>
          </table:table-cell>
          <table:table-cell office:value-type="float" office:value="268.8333">
            <text:p>268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7-07-14T06:00:00">
            <text:p>Fri Jul 14 06:00:00 2017</text:p>
          </table:table-cell>
          <table:table-cell office:value-type="float" office:value="191.6667">
            <text:p>191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7-07-14T07:00:00">
            <text:p>Fri Jul 14 07:00:00 2017</text:p>
          </table:table-cell>
          <table:table-cell office:value-type="float" office:value="296.3333">
            <text:p>296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07-14T08:00:00">
            <text:p>Fri Jul 14 08:00:00 2017</text:p>
          </table:table-cell>
          <table:table-cell office:value-type="float" office:value="177.5">
            <text:p>177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7-15T05:00:00">
            <text:p>Sat Jul 15 05:00:00 2017</text:p>
          </table:table-cell>
          <table:table-cell office:value-type="float" office:value="226.5">
            <text:p>226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7-07-15T06:00:00">
            <text:p>Sat Jul 15 06:00:00 2017</text:p>
          </table:table-cell>
          <table:table-cell office:value-type="float" office:value="216.1667">
            <text:p>216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7-07-15T07:00:00">
            <text:p>Sat Jul 15 07:00:00 2017</text:p>
          </table:table-cell>
          <table:table-cell office:value-type="float" office:value="182.0">
            <text:p>182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7-07-17T04:00:00">
            <text:p>Mon Jul 17 04:00:00 2017</text:p>
          </table:table-cell>
          <table:table-cell office:value-type="float" office:value="237.6667">
            <text:p>237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7-07-17T05:00:00">
            <text:p>Mon Jul 17 05:00:00 2017</text:p>
          </table:table-cell>
          <table:table-cell office:value-type="float" office:value="229.0">
            <text:p>229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7-07-17T06:00:00">
            <text:p>Mon Jul 17 06:00:00 2017</text:p>
          </table:table-cell>
          <table:table-cell office:value-type="float" office:value="219.5">
            <text:p>219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7-07-17T07:00:00">
            <text:p>Mon Jul 17 07:00:00 2017</text:p>
          </table:table-cell>
          <table:table-cell office:value-type="float" office:value="185.0">
            <text:p>185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7-07-17T08:00:00">
            <text:p>Mon Jul 17 08:00:00 2017</text:p>
          </table:table-cell>
          <table:table-cell office:value-type="float" office:value="332.3333">
            <text:p>332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7-07-18T04:00:00">
            <text:p>Tue Jul 18 04:00:00 2017</text:p>
          </table:table-cell>
          <table:table-cell office:value-type="float" office:value="285.0">
            <text:p>285.0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7-07-18T05:00:00">
            <text:p>Tue Jul 18 05:00:00 2017</text:p>
          </table:table-cell>
          <table:table-cell office:value-type="float" office:value="323.8333">
            <text:p>323.8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7-07-18T06:00:00">
            <text:p>Tue Jul 18 06:00:00 2017</text:p>
          </table:table-cell>
          <table:table-cell office:value-type="float" office:value="225.0">
            <text:p>225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7-07-18T07:00:00">
            <text:p>Tue Jul 18 07:00:00 2017</text:p>
          </table:table-cell>
          <table:table-cell office:value-type="float" office:value="278.3333">
            <text:p>278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07-19T06:00:00">
            <text:p>Wed Jul 19 06:00:00 2017</text:p>
          </table:table-cell>
          <table:table-cell office:value-type="float" office:value="196.5">
            <text:p>196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7-07-19T07:00:00">
            <text:p>Wed Jul 19 07:00:00 2017</text:p>
          </table:table-cell>
          <table:table-cell office:value-type="float" office:value="218.3333">
            <text:p>218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7-07-19T08:00:00">
            <text:p>Wed Jul 19 08:00:00 2017</text:p>
          </table:table-cell>
          <table:table-cell office:value-type="float" office:value="207.1667">
            <text:p>207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7-19T09:00:00">
            <text:p>Wed Jul 19 09:00:00 2017</text:p>
          </table:table-cell>
          <table:table-cell office:value-type="float" office:value="193.0">
            <text:p>193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07-20T03:00:00">
            <text:p>Thu Jul 20 03:00:00 2017</text:p>
          </table:table-cell>
          <table:table-cell office:value-type="float" office:value="157.8333">
            <text:p>157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7-07-20T04:00:00">
            <text:p>Thu Jul 20 04:00:00 2017</text:p>
          </table:table-cell>
          <table:table-cell office:value-type="float" office:value="146.5">
            <text:p>146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7-07-20T05:00:00">
            <text:p>Thu Jul 20 05:00:00 2017</text:p>
          </table:table-cell>
          <table:table-cell office:value-type="float" office:value="149.3333">
            <text:p>149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07-20T06:00:00">
            <text:p>Thu Jul 20 06:00:00 2017</text:p>
          </table:table-cell>
          <table:table-cell office:value-type="float" office:value="159.0">
            <text:p>159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7-20T07:00:00">
            <text:p>Thu Jul 20 07:00:00 2017</text:p>
          </table:table-cell>
          <table:table-cell office:value-type="float" office:value="118.5">
            <text:p>118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07-20T08:00:00">
            <text:p>Thu Jul 20 08:00:00 2017</text:p>
          </table:table-cell>
          <table:table-cell office:value-type="float" office:value="206.1667">
            <text:p>206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7-21T04:00:00">
            <text:p>Fri Jul 21 04:00:00 2017</text:p>
          </table:table-cell>
          <table:table-cell office:value-type="float" office:value="180.3333">
            <text:p>180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7-21T05:00:00">
            <text:p>Fri Jul 21 05:00:00 2017</text:p>
          </table:table-cell>
          <table:table-cell office:value-type="float" office:value="198.1667">
            <text:p>198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07-21T06:00:00">
            <text:p>Fri Jul 21 06:00:00 2017</text:p>
          </table:table-cell>
          <table:table-cell office:value-type="float" office:value="203.6667">
            <text:p>203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07-21T07:00:00">
            <text:p>Fri Jul 21 07:00:00 2017</text:p>
          </table:table-cell>
          <table:table-cell office:value-type="float" office:value="184.8333">
            <text:p>184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7-07-21T08:00:00">
            <text:p>Fri Jul 21 08:00:00 2017</text:p>
          </table:table-cell>
          <table:table-cell office:value-type="float" office:value="212.3333">
            <text:p>212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07-21T09:00:00">
            <text:p>Fri Jul 21 09:00:00 2017</text:p>
          </table:table-cell>
          <table:table-cell office:value-type="float" office:value="197.5">
            <text:p>197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7-07-22T03:00:00">
            <text:p>Sat Jul 22 03:00:00 2017</text:p>
          </table:table-cell>
          <table:table-cell office:value-type="float" office:value="199.5">
            <text:p>199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07-22T04:00:00">
            <text:p>Sat Jul 22 04:00:00 2017</text:p>
          </table:table-cell>
          <table:table-cell office:value-type="float" office:value="144.3333">
            <text:p>144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07-23T04:00:00">
            <text:p>Sun Jul 23 04:00:00 2017</text:p>
          </table:table-cell>
          <table:table-cell office:value-type="float" office:value="156.5">
            <text:p>156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07-23T05:00:00">
            <text:p>Sun Jul 23 05:00:00 2017</text:p>
          </table:table-cell>
          <table:table-cell office:value-type="float" office:value="204.1667">
            <text:p>204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7-23T06:00:00">
            <text:p>Sun Jul 23 06:00:00 2017</text:p>
          </table:table-cell>
          <table:table-cell office:value-type="float" office:value="189.1667">
            <text:p>189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7-07-23T07:00:00">
            <text:p>Sun Jul 23 07:00:00 2017</text:p>
          </table:table-cell>
          <table:table-cell office:value-type="float" office:value="161.3333">
            <text:p>161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7-07-23T08:00:00">
            <text:p>Sun Jul 23 08:00:00 2017</text:p>
          </table:table-cell>
          <table:table-cell office:value-type="float" office:value="248.3333">
            <text:p>248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7-07-24T04:00:00">
            <text:p>Mon Jul 24 04:00:00 2017</text:p>
          </table:table-cell>
          <table:table-cell office:value-type="float" office:value="224.3333">
            <text:p>224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7-07-24T06:00:00">
            <text:p>Mon Jul 24 06:00:00 2017</text:p>
          </table:table-cell>
          <table:table-cell office:value-type="float" office:value="212.5">
            <text:p>212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7-07-24T07:00:00">
            <text:p>Mon Jul 24 07:00:00 2017</text:p>
          </table:table-cell>
          <table:table-cell office:value-type="float" office:value="197.1667">
            <text:p>197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07-24T08:00:00">
            <text:p>Mon Jul 24 08:00:00 2017</text:p>
          </table:table-cell>
          <table:table-cell office:value-type="float" office:value="207.0">
            <text:p>207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7-07-25T04:00:00">
            <text:p>Tue Jul 25 04:00:00 2017</text:p>
          </table:table-cell>
          <table:table-cell office:value-type="float" office:value="188.8333">
            <text:p>188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7-07-25T05:00:00">
            <text:p>Tue Jul 25 05:00:00 2017</text:p>
          </table:table-cell>
          <table:table-cell office:value-type="float" office:value="215.0">
            <text:p>215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7-07-25T06:00:00">
            <text:p>Tue Jul 25 06:00:00 2017</text:p>
          </table:table-cell>
          <table:table-cell office:value-type="float" office:value="279.0">
            <text:p>279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7-07-25T07:00:00">
            <text:p>Tue Jul 25 07:00:00 2017</text:p>
          </table:table-cell>
          <table:table-cell office:value-type="float" office:value="152.3333">
            <text:p>152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7-25T09:00:00">
            <text:p>Tue Jul 25 09:00:00 2017</text:p>
          </table:table-cell>
          <table:table-cell office:value-type="float" office:value="187.6667">
            <text:p>187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07-26T04:00:00">
            <text:p>Wed Jul 26 04:00:00 2017</text:p>
          </table:table-cell>
          <table:table-cell office:value-type="float" office:value="292.0">
            <text:p>292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7-07-26T05:00:00">
            <text:p>Wed Jul 26 05:00:00 2017</text:p>
          </table:table-cell>
          <table:table-cell office:value-type="float" office:value="282.5">
            <text:p>282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07-26T06:00:00">
            <text:p>Wed Jul 26 06:00:00 2017</text:p>
          </table:table-cell>
          <table:table-cell office:value-type="float" office:value="241.0">
            <text:p>241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7-07-26T07:00:00">
            <text:p>Wed Jul 26 07:00:00 2017</text:p>
          </table:table-cell>
          <table:table-cell office:value-type="float" office:value="222.1667">
            <text:p>222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7-07-26T08:00:00">
            <text:p>Wed Jul 26 08:00:00 2017</text:p>
          </table:table-cell>
          <table:table-cell office:value-type="float" office:value="282.0">
            <text:p>282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07-26T09:00:00">
            <text:p>Wed Jul 26 09:00:00 2017</text:p>
          </table:table-cell>
          <table:table-cell office:value-type="float" office:value="244.6667">
            <text:p>244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7-26T10:00:00">
            <text:p>Wed Jul 26 10:00:00 2017</text:p>
          </table:table-cell>
          <table:table-cell office:value-type="float" office:value="227.3333">
            <text:p>227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7-07-27T04:00:00">
            <text:p>Thu Jul 27 04:00:00 2017</text:p>
          </table:table-cell>
          <table:table-cell office:value-type="float" office:value="181.3333">
            <text:p>181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7-07-27T05:00:00">
            <text:p>Thu Jul 27 05:00:00 2017</text:p>
          </table:table-cell>
          <table:table-cell office:value-type="float" office:value="214.8333">
            <text:p>214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7-07-27T06:00:00">
            <text:p>Thu Jul 27 06:00:00 2017</text:p>
          </table:table-cell>
          <table:table-cell office:value-type="float" office:value="231.5">
            <text:p>231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7-27T07:00:00">
            <text:p>Thu Jul 27 07:00:00 2017</text:p>
          </table:table-cell>
          <table:table-cell office:value-type="float" office:value="260.3333">
            <text:p>260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07-27T08:00:00">
            <text:p>Thu Jul 27 08:00:00 2017</text:p>
          </table:table-cell>
          <table:table-cell office:value-type="float" office:value="231.1667">
            <text:p>231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7-07-28T04:00:00">
            <text:p>Fri Jul 28 04:00:00 2017</text:p>
          </table:table-cell>
          <table:table-cell office:value-type="float" office:value="209.1667">
            <text:p>209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7-28T05:00:00">
            <text:p>Fri Jul 28 05:00:00 2017</text:p>
          </table:table-cell>
          <table:table-cell office:value-type="float" office:value="208.0">
            <text:p>208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07-28T06:00:00">
            <text:p>Fri Jul 28 06:00:00 2017</text:p>
          </table:table-cell>
          <table:table-cell office:value-type="float" office:value="292.1667">
            <text:p>292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7-28T09:00:00">
            <text:p>Fri Jul 28 09:00:00 2017</text:p>
          </table:table-cell>
          <table:table-cell office:value-type="float" office:value="90.8333">
            <text:p>9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7-29T03:00:00">
            <text:p>Sat Jul 29 03:00:00 2017</text:p>
          </table:table-cell>
          <table:table-cell office:value-type="float" office:value="216.5">
            <text:p>216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7-07-29T04:00:00">
            <text:p>Sat Jul 29 04:00:00 2017</text:p>
          </table:table-cell>
          <table:table-cell office:value-type="float" office:value="197.0">
            <text:p>197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7-07-29T05:00:00">
            <text:p>Sat Jul 29 05:00:00 2017</text:p>
          </table:table-cell>
          <table:table-cell office:value-type="float" office:value="202.1667">
            <text:p>202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7-29T06:00:00">
            <text:p>Sat Jul 29 06:00:00 2017</text:p>
          </table:table-cell>
          <table:table-cell office:value-type="float" office:value="248.3333">
            <text:p>248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7-07-29T07:00:00">
            <text:p>Sat Jul 29 07:00:00 2017</text:p>
          </table:table-cell>
          <table:table-cell office:value-type="float" office:value="124.0">
            <text:p>124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07-29T08:00:00">
            <text:p>Sat Jul 29 08:00:00 2017</text:p>
          </table:table-cell>
          <table:table-cell office:value-type="float" office:value="92.3333">
            <text:p>92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7-30T03:00:00">
            <text:p>Sun Jul 30 03:00:00 2017</text:p>
          </table:table-cell>
          <table:table-cell office:value-type="float" office:value="199.5">
            <text:p>199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07-30T04:00:00">
            <text:p>Sun Jul 30 04:00:00 2017</text:p>
          </table:table-cell>
          <table:table-cell office:value-type="float" office:value="163.8333">
            <text:p>163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07-30T08:00:00">
            <text:p>Sun Jul 30 08:00:00 2017</text:p>
          </table:table-cell>
          <table:table-cell office:value-type="float" office:value="161.1667">
            <text:p>161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7-07-30T09:00:00">
            <text:p>Sun Jul 30 09:00:00 2017</text:p>
          </table:table-cell>
          <table:table-cell office:value-type="float" office:value="202.5">
            <text:p>202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7-07-31T02:00:00">
            <text:p>Mon Jul 31 02:00:00 2017</text:p>
          </table:table-cell>
          <table:table-cell office:value-type="float" office:value="195.8333">
            <text:p>195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07-31T03:00:00">
            <text:p>Mon Jul 31 03:00:00 2017</text:p>
          </table:table-cell>
          <table:table-cell office:value-type="float" office:value="165.8333">
            <text:p>165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7-31T04:00:00">
            <text:p>Mon Jul 31 04:00:00 2017</text:p>
          </table:table-cell>
          <table:table-cell office:value-type="float" office:value="150.3333">
            <text:p>150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7-07-31T05:00:00">
            <text:p>Mon Jul 31 05:00:00 2017</text:p>
          </table:table-cell>
          <table:table-cell office:value-type="float" office:value="179.6667">
            <text:p>179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7-07-31T06:00:00">
            <text:p>Mon Jul 31 06:00:00 2017</text:p>
          </table:table-cell>
          <table:table-cell office:value-type="float" office:value="135.6667">
            <text:p>135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07-31T07:00:00">
            <text:p>Mon Jul 31 07:00:00 2017</text:p>
          </table:table-cell>
          <table:table-cell office:value-type="float" office:value="183.5">
            <text:p>183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7-07-31T08:00:00">
            <text:p>Mon Jul 31 08:00:00 2017</text:p>
          </table:table-cell>
          <table:table-cell office:value-type="float" office:value="201.0">
            <text:p>201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7-31T09:00:00">
            <text:p>Mon Jul 31 09:00:00 2017</text:p>
          </table:table-cell>
          <table:table-cell office:value-type="float" office:value="207.1667">
            <text:p>207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7-08-01T05:00:00">
            <text:p>Tue Aug  1 05:00:00 2017</text:p>
          </table:table-cell>
          <table:table-cell office:value-type="float" office:value="141.1667">
            <text:p>141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7-08-01T06:00:00">
            <text:p>Tue Aug  1 06:00:00 2017</text:p>
          </table:table-cell>
          <table:table-cell office:value-type="float" office:value="113.1667">
            <text:p>113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7-08-01T07:00:00">
            <text:p>Tue Aug  1 07:00:00 2017</text:p>
          </table:table-cell>
          <table:table-cell office:value-type="float" office:value="177.3333">
            <text:p>177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7-08-01T08:00:00">
            <text:p>Tue Aug  1 08:00:00 2017</text:p>
          </table:table-cell>
          <table:table-cell office:value-type="float" office:value="176.3333">
            <text:p>176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7-08-01T09:00:00">
            <text:p>Tue Aug  1 09:00:00 2017</text:p>
          </table:table-cell>
          <table:table-cell office:value-type="float" office:value="148.8333">
            <text:p>148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08-01T10:00:00">
            <text:p>Tue Aug  1 10:00:00 2017</text:p>
          </table:table-cell>
          <table:table-cell office:value-type="float" office:value="105.5">
            <text:p>105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7-08-02T05:00:00">
            <text:p>Wed Aug  2 05:00:00 2017</text:p>
          </table:table-cell>
          <table:table-cell office:value-type="float" office:value="269.6667">
            <text:p>269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08-02T06:00:00">
            <text:p>Wed Aug  2 06:00:00 2017</text:p>
          </table:table-cell>
          <table:table-cell office:value-type="float" office:value="341.6667">
            <text:p>341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8-02T07:00:00">
            <text:p>Wed Aug  2 07:00:00 2017</text:p>
          </table:table-cell>
          <table:table-cell office:value-type="float" office:value="226.8333">
            <text:p>226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7-08-02T10:00:00">
            <text:p>Wed Aug  2 10:00:00 2017</text:p>
          </table:table-cell>
          <table:table-cell office:value-type="float" office:value="228.6667">
            <text:p>228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7-08-02T12:00:00">
            <text:p>Wed Aug  2 12:00:00 2017</text:p>
          </table:table-cell>
          <table:table-cell office:value-type="float" office:value="121.0">
            <text:p>121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7-08-03T04:00:00">
            <text:p>Thu Aug  3 04:00:00 2017</text:p>
          </table:table-cell>
          <table:table-cell office:value-type="float" office:value="254.8333">
            <text:p>25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8-03T05:00:00">
            <text:p>Thu Aug  3 05:00:00 2017</text:p>
          </table:table-cell>
          <table:table-cell office:value-type="float" office:value="230.5">
            <text:p>230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7-08-04T04:00:00">
            <text:p>Fri Aug  4 04:00:00 2017</text:p>
          </table:table-cell>
          <table:table-cell office:value-type="float" office:value="271.0">
            <text:p>271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7-08-04T05:00:00">
            <text:p>Fri Aug  4 05:00:00 2017</text:p>
          </table:table-cell>
          <table:table-cell office:value-type="float" office:value="284.1667">
            <text:p>284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7-08-04T07:00:00">
            <text:p>Fri Aug  4 07:00:00 2017</text:p>
          </table:table-cell>
          <table:table-cell office:value-type="float" office:value="243.6667">
            <text:p>243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7-08-05T05:00:00">
            <text:p>Sat Aug  5 05:00:00 2017</text:p>
          </table:table-cell>
          <table:table-cell office:value-type="float" office:value="281.1667">
            <text:p>281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7-08-05T07:00:00">
            <text:p>Sat Aug  5 07:00:00 2017</text:p>
          </table:table-cell>
          <table:table-cell office:value-type="float" office:value="166.6667">
            <text:p>166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7-08-05T08:00:00">
            <text:p>Sat Aug  5 08:00:00 2017</text:p>
          </table:table-cell>
          <table:table-cell office:value-type="float" office:value="259.3333">
            <text:p>259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8-05T09:00:00">
            <text:p>Sat Aug  5 09:00:00 2017</text:p>
          </table:table-cell>
          <table:table-cell office:value-type="float" office:value="174.6667">
            <text:p>174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7-08-05T10:00:00">
            <text:p>Sat Aug  5 10:00:00 2017</text:p>
          </table:table-cell>
          <table:table-cell office:value-type="float" office:value="191.8333">
            <text:p>191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8-06T04:00:00">
            <text:p>Sun Aug  6 04:00:00 2017</text:p>
          </table:table-cell>
          <table:table-cell office:value-type="float" office:value="241.0">
            <text:p>241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7-08-06T05:00:00">
            <text:p>Sun Aug  6 05:00:00 2017</text:p>
          </table:table-cell>
          <table:table-cell office:value-type="float" office:value="200.3333">
            <text:p>200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7-08-06T06:00:00">
            <text:p>Sun Aug  6 06:00:00 2017</text:p>
          </table:table-cell>
          <table:table-cell office:value-type="float" office:value="220.5">
            <text:p>220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8-07T04:00:00">
            <text:p>Mon Aug  7 04:00:00 2017</text:p>
          </table:table-cell>
          <table:table-cell office:value-type="float" office:value="178.0">
            <text:p>178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7-08-07T05:00:00">
            <text:p>Mon Aug  7 05:00:00 2017</text:p>
          </table:table-cell>
          <table:table-cell office:value-type="float" office:value="200.3333">
            <text:p>200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7-08-07T06:00:00">
            <text:p>Mon Aug  7 06:00:00 2017</text:p>
          </table:table-cell>
          <table:table-cell office:value-type="float" office:value="234.8333">
            <text:p>234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7-08-07T07:00:00">
            <text:p>Mon Aug  7 07:00:00 2017</text:p>
          </table:table-cell>
          <table:table-cell office:value-type="float" office:value="199.5">
            <text:p>199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8-07T08:00:00">
            <text:p>Mon Aug  7 08:00:00 2017</text:p>
          </table:table-cell>
          <table:table-cell office:value-type="float" office:value="167.8333">
            <text:p>167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08-07T09:00:00">
            <text:p>Mon Aug  7 09:00:00 2017</text:p>
          </table:table-cell>
          <table:table-cell office:value-type="float" office:value="179.6667">
            <text:p>179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08-08T05:00:00">
            <text:p>Tue Aug  8 05:00:00 2017</text:p>
          </table:table-cell>
          <table:table-cell office:value-type="float" office:value="263.3333">
            <text:p>263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08-08T06:00:00">
            <text:p>Tue Aug  8 06:00:00 2017</text:p>
          </table:table-cell>
          <table:table-cell office:value-type="float" office:value="194.6667">
            <text:p>194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8-08T07:00:00">
            <text:p>Tue Aug  8 07:00:00 2017</text:p>
          </table:table-cell>
          <table:table-cell office:value-type="float" office:value="211.6667">
            <text:p>211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8-08T09:00:00">
            <text:p>Tue Aug  8 09:00:00 2017</text:p>
          </table:table-cell>
          <table:table-cell office:value-type="float" office:value="344.6667">
            <text:p>344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08-08T10:00:00">
            <text:p>Tue Aug  8 10:00:00 2017</text:p>
          </table:table-cell>
          <table:table-cell office:value-type="float" office:value="240.0">
            <text:p>240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8-09T03:00:00">
            <text:p>Wed Aug  9 03:00:00 2017</text:p>
          </table:table-cell>
          <table:table-cell office:value-type="float" office:value="311.5">
            <text:p>311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7-08-09T04:00:00">
            <text:p>Wed Aug  9 04:00:00 2017</text:p>
          </table:table-cell>
          <table:table-cell office:value-type="float" office:value="304.0">
            <text:p>304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7-08-09T05:00:00">
            <text:p>Wed Aug  9 05:00:00 2017</text:p>
          </table:table-cell>
          <table:table-cell office:value-type="float" office:value="294.8333">
            <text:p>294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8-09T06:00:00">
            <text:p>Wed Aug  9 06:00:00 2017</text:p>
          </table:table-cell>
          <table:table-cell office:value-type="float" office:value="295.3333">
            <text:p>295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7-08-27T05:00:00">
            <text:p>Sun Aug 27 05:00:00 2017</text:p>
          </table:table-cell>
          <table:table-cell office:value-type="float" office:value="305.3333">
            <text:p>305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7-08-27T06:00:00">
            <text:p>Sun Aug 27 06:00:00 2017</text:p>
          </table:table-cell>
          <table:table-cell office:value-type="float" office:value="272.3333">
            <text:p>272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7-08-27T11:00:00">
            <text:p>Sun Aug 27 11:00:00 2017</text:p>
          </table:table-cell>
          <table:table-cell office:value-type="float" office:value="192.3333">
            <text:p>192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08-27T12:00:00">
            <text:p>Sun Aug 27 12:00:00 2017</text:p>
          </table:table-cell>
          <table:table-cell office:value-type="float" office:value="261.1667">
            <text:p>261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7-08-27T13:00:00">
            <text:p>Sun Aug 27 13:00:00 2017</text:p>
          </table:table-cell>
          <table:table-cell office:value-type="float" office:value="181.8333">
            <text:p>181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8-27T14:00:00">
            <text:p>Sun Aug 27 14:00:00 2017</text:p>
          </table:table-cell>
          <table:table-cell office:value-type="float" office:value="180.1667">
            <text:p>180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8-28T05:00:00">
            <text:p>Mon Aug 28 05:00:00 2017</text:p>
          </table:table-cell>
          <table:table-cell office:value-type="float" office:value="175.8333">
            <text:p>175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08-28T06:00:00">
            <text:p>Mon Aug 28 06:00:00 2017</text:p>
          </table:table-cell>
          <table:table-cell office:value-type="float" office:value="225.6667">
            <text:p>225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7-08-28T07:00:00">
            <text:p>Mon Aug 28 07:00:00 2017</text:p>
          </table:table-cell>
          <table:table-cell office:value-type="float" office:value="186.1667">
            <text:p>186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8-28T08:00:00">
            <text:p>Mon Aug 28 08:00:00 2017</text:p>
          </table:table-cell>
          <table:table-cell office:value-type="float" office:value="156.6667">
            <text:p>156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8-28T09:00:00">
            <text:p>Mon Aug 28 09:00:00 2017</text:p>
          </table:table-cell>
          <table:table-cell office:value-type="float" office:value="221.8333">
            <text:p>221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08-29T05:00:00">
            <text:p>Tue Aug 29 05:00:00 2017</text:p>
          </table:table-cell>
          <table:table-cell office:value-type="float" office:value="155.1667">
            <text:p>155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7-08-29T06:00:00">
            <text:p>Tue Aug 29 06:00:00 2017</text:p>
          </table:table-cell>
          <table:table-cell office:value-type="float" office:value="178.6667">
            <text:p>178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7-08-29T07:00:00">
            <text:p>Tue Aug 29 07:00:00 2017</text:p>
          </table:table-cell>
          <table:table-cell office:value-type="float" office:value="198.6667">
            <text:p>198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7-08-29T08:00:00">
            <text:p>Tue Aug 29 08:00:00 2017</text:p>
          </table:table-cell>
          <table:table-cell office:value-type="float" office:value="165.3333">
            <text:p>165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8-29T09:00:00">
            <text:p>Tue Aug 29 09:00:00 2017</text:p>
          </table:table-cell>
          <table:table-cell office:value-type="float" office:value="139.0">
            <text:p>139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7-08-29T10:00:00">
            <text:p>Tue Aug 29 10:00:00 2017</text:p>
          </table:table-cell>
          <table:table-cell office:value-type="float" office:value="182.1667">
            <text:p>182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08-30T05:00:00">
            <text:p>Wed Aug 30 05:00:00 2017</text:p>
          </table:table-cell>
          <table:table-cell office:value-type="float" office:value="218.8333">
            <text:p>218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08-30T06:00:00">
            <text:p>Wed Aug 30 06:00:00 2017</text:p>
          </table:table-cell>
          <table:table-cell office:value-type="float" office:value="316.3333">
            <text:p>316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7-08-30T08:00:00">
            <text:p>Wed Aug 30 08:00:00 2017</text:p>
          </table:table-cell>
          <table:table-cell office:value-type="float" office:value="131.0">
            <text:p>131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8-31T04:00:00">
            <text:p>Thu Aug 31 04:00:00 2017</text:p>
          </table:table-cell>
          <table:table-cell office:value-type="float" office:value="237.6667">
            <text:p>237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7-08-31T05:00:00">
            <text:p>Thu Aug 31 05:00:00 2017</text:p>
          </table:table-cell>
          <table:table-cell office:value-type="float" office:value="270.6667">
            <text:p>270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8-31T08:00:00">
            <text:p>Thu Aug 31 08:00:00 2017</text:p>
          </table:table-cell>
          <table:table-cell office:value-type="float" office:value="96.3333">
            <text:p>96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05T17:00:00">
            <text:p>Wed Dec  5 17:00:00 2018</text:p>
          </table:table-cell>
          <table:table-cell office:value-type="float" office:value="126.5">
            <text:p>126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8-12-05T18:00:00">
            <text:p>Wed Dec  5 18:00:00 2018</text:p>
          </table:table-cell>
          <table:table-cell office:value-type="float" office:value="129.1667">
            <text:p>129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8-12-07T17:00:00">
            <text:p>Fri Dec  7 17:00:00 2018</text:p>
          </table:table-cell>
          <table:table-cell office:value-type="float" office:value="159.5">
            <text:p>159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8-12-08T02:00:00">
            <text:p>Sat Dec  8 02:00:00 2018</text:p>
          </table:table-cell>
          <table:table-cell office:value-type="float" office:value="125.3333">
            <text:p>125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08T04:00:00">
            <text:p>Sat Dec  8 04:00:00 2018</text:p>
          </table:table-cell>
          <table:table-cell office:value-type="float" office:value="122.5">
            <text:p>122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8-12-11T15:00:00">
            <text:p>Tue Dec 11 15:00:00 2018</text:p>
          </table:table-cell>
          <table:table-cell office:value-type="float" office:value="37.1667">
            <text:p>37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11T16:00:00">
            <text:p>Tue Dec 11 16:00:00 2018</text:p>
          </table:table-cell>
          <table:table-cell office:value-type="float" office:value="88.8333">
            <text:p>88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12-11T19:00:00">
            <text:p>Tue Dec 11 19:00:00 2018</text:p>
          </table:table-cell>
          <table:table-cell office:value-type="float" office:value="68.3333">
            <text:p>68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12T09:00:00">
            <text:p>Wed Dec 12 09:00:00 2018</text:p>
          </table:table-cell>
          <table:table-cell office:value-type="float" office:value="19.5">
            <text:p>19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12T12:00:00">
            <text:p>Wed Dec 12 12:00:00 2018</text:p>
          </table:table-cell>
          <table:table-cell office:value-type="float" office:value="40.3333">
            <text:p>40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12-12T13:00:00">
            <text:p>Wed Dec 12 13:00:00 2018</text:p>
          </table:table-cell>
          <table:table-cell office:value-type="float" office:value="37.3333">
            <text:p>37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12-13T06:00:00">
            <text:p>Thu Dec 13 06:00:00 2018</text:p>
          </table:table-cell>
          <table:table-cell office:value-type="float" office:value="189.1667">
            <text:p>189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2-13T23:00:00">
            <text:p>Thu Dec 13 23:00:00 2018</text:p>
          </table:table-cell>
          <table:table-cell office:value-type="float" office:value="258.1667">
            <text:p>258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8-12-14T00:00:00">
            <text:p>Fri Dec 14 00:00:00 2018</text:p>
          </table:table-cell>
          <table:table-cell office:value-type="float" office:value="266.1667">
            <text:p>266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8-12-14T01:00:00">
            <text:p>Fri Dec 14 01:00:00 2018</text:p>
          </table:table-cell>
          <table:table-cell office:value-type="float" office:value="258.3333">
            <text:p>258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12-14T02:00:00">
            <text:p>Fri Dec 14 02:00:00 2018</text:p>
          </table:table-cell>
          <table:table-cell office:value-type="float" office:value="277.3333">
            <text:p>277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8-12-14T03:00:00">
            <text:p>Fri Dec 14 03:00:00 2018</text:p>
          </table:table-cell>
          <table:table-cell office:value-type="float" office:value="222.8333">
            <text:p>222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8-12-14T04:00:00">
            <text:p>Fri Dec 14 04:00:00 2018</text:p>
          </table:table-cell>
          <table:table-cell office:value-type="float" office:value="245.3333">
            <text:p>245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8-12-14T05:00:00">
            <text:p>Fri Dec 14 05:00:00 2018</text:p>
          </table:table-cell>
          <table:table-cell office:value-type="float" office:value="314.0">
            <text:p>314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8-12-14T06:00:00">
            <text:p>Fri Dec 14 06:00:00 2018</text:p>
          </table:table-cell>
          <table:table-cell office:value-type="float" office:value="252.3333">
            <text:p>252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8-12-14T08:00:00">
            <text:p>Fri Dec 14 08:00:00 2018</text:p>
          </table:table-cell>
          <table:table-cell office:value-type="float" office:value="211.0">
            <text:p>211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8-12-14T09:00:00">
            <text:p>Fri Dec 14 09:00:00 2018</text:p>
          </table:table-cell>
          <table:table-cell office:value-type="float" office:value="224.1667">
            <text:p>224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8-12-14T10:00:00">
            <text:p>Fri Dec 14 10:00:00 2018</text:p>
          </table:table-cell>
          <table:table-cell office:value-type="float" office:value="245.8333">
            <text:p>245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15T03:00:00">
            <text:p>Sat Dec 15 03:00:00 2018</text:p>
          </table:table-cell>
          <table:table-cell office:value-type="float" office:value="158.5">
            <text:p>15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15T06:00:00">
            <text:p>Sat Dec 15 06:00:00 2018</text:p>
          </table:table-cell>
          <table:table-cell office:value-type="float" office:value="70.3333">
            <text:p>70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8-12-16T00:00:00">
            <text:p>Sun Dec 16 00:00:00 2018</text:p>
          </table:table-cell>
          <table:table-cell office:value-type="float" office:value="125.8333">
            <text:p>125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16T01:00:00">
            <text:p>Sun Dec 16 01:00:00 2018</text:p>
          </table:table-cell>
          <table:table-cell office:value-type="float" office:value="126.1667">
            <text:p>126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12-17T00:00:00">
            <text:p>Mon Dec 17 00:00:00 2018</text:p>
          </table:table-cell>
          <table:table-cell office:value-type="float" office:value="29.1667">
            <text:p>29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8-12-18T00:00:00">
            <text:p>Tue Dec 18 00:00:00 2018</text:p>
          </table:table-cell>
          <table:table-cell office:value-type="float" office:value="121.3333">
            <text:p>121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8-12-20T23:00:00">
            <text:p>Thu Dec 20 23:00:00 2018</text:p>
          </table:table-cell>
          <table:table-cell office:value-type="float" office:value="69.1667">
            <text:p>69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21T02:00:00">
            <text:p>Fri Dec 21 02:00:00 2018</text:p>
          </table:table-cell>
          <table:table-cell office:value-type="float" office:value="128.5">
            <text:p>128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8-12-21T04:00:00">
            <text:p>Fri Dec 21 04:00:00 2018</text:p>
          </table:table-cell>
          <table:table-cell office:value-type="float" office:value="72.1667">
            <text:p>72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12-21T05:00:00">
            <text:p>Fri Dec 21 05:00:00 2018</text:p>
          </table:table-cell>
          <table:table-cell office:value-type="float" office:value="124.5">
            <text:p>124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8-12-23T06:00:00">
            <text:p>Sun Dec 23 06:00:00 2018</text:p>
          </table:table-cell>
          <table:table-cell office:value-type="float" office:value="124.3333">
            <text:p>124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8-12-24T22:00:00">
            <text:p>Mon Dec 24 22:00:00 2018</text:p>
          </table:table-cell>
          <table:table-cell office:value-type="float" office:value="127.3333">
            <text:p>127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12-25T22:00:00">
            <text:p>Tue Dec 25 22:00:00 2018</text:p>
          </table:table-cell>
          <table:table-cell office:value-type="float" office:value="117.8333">
            <text:p>117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26T01:00:00">
            <text:p>Wed Dec 26 01:00:00 2018</text:p>
          </table:table-cell>
          <table:table-cell office:value-type="float" office:value="115.1667">
            <text:p>115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8-12-26T02:00:00">
            <text:p>Wed Dec 26 02:00:00 2018</text:p>
          </table:table-cell>
          <table:table-cell office:value-type="float" office:value="75.6667">
            <text:p>75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8-12-27T23:00:00">
            <text:p>Thu Dec 27 23:00:00 2018</text:p>
          </table:table-cell>
          <table:table-cell office:value-type="float" office:value="66.1667">
            <text:p>66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2-31T02:00:00">
            <text:p>Mon Dec 31 02:00:00 2018</text:p>
          </table:table-cell>
          <table:table-cell office:value-type="float" office:value="237.8333">
            <text:p>237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8-12-31T11:00:00">
            <text:p>Mon Dec 31 11:00:00 2018</text:p>
          </table:table-cell>
          <table:table-cell office:value-type="float" office:value="179.3333">
            <text:p>179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01T08:00:00">
            <text:p>Tue Jan  1 08:00:00 2019</text:p>
          </table:table-cell>
          <table:table-cell office:value-type="float" office:value="123.0">
            <text:p>123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01-01T23:00:00">
            <text:p>Tue Jan  1 23:00:00 2019</text:p>
          </table:table-cell>
          <table:table-cell office:value-type="float" office:value="108.5">
            <text:p>108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9-01-02T01:00:00">
            <text:p>Wed Jan  2 01:00:00 2019</text:p>
          </table:table-cell>
          <table:table-cell office:value-type="float" office:value="81.5">
            <text:p>81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1-08T18:00:00">
            <text:p>Tue Jan  8 18:00:00 2019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1-09T01:00:00">
            <text:p>Wed Jan  9 01:00:00 2019</text:p>
          </table:table-cell>
          <table:table-cell office:value-type="float" office:value="128.1667">
            <text:p>128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1-09T04:00:00">
            <text:p>Wed Jan  9 04:00:00 2019</text:p>
          </table:table-cell>
          <table:table-cell office:value-type="float" office:value="121.5">
            <text:p>121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01-09T06:00:00">
            <text:p>Wed Jan  9 06:00:00 2019</text:p>
          </table:table-cell>
          <table:table-cell office:value-type="float" office:value="122.3333">
            <text:p>122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1-10T02:00:00">
            <text:p>Thu Jan 10 02:00:00 2019</text:p>
          </table:table-cell>
          <table:table-cell office:value-type="float" office:value="150.5">
            <text:p>150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10T05:00:00">
            <text:p>Thu Jan 10 05:00:00 2019</text:p>
          </table:table-cell>
          <table:table-cell office:value-type="float" office:value="63.0">
            <text:p>6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01-10T07:00:00">
            <text:p>Thu Jan 10 07:00:00 2019</text:p>
          </table:table-cell>
          <table:table-cell office:value-type="float" office:value="67.1667">
            <text:p>67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01-11T09:00:00">
            <text:p>Fri Jan 11 09:00:00 2019</text:p>
          </table:table-cell>
          <table:table-cell office:value-type="float" office:value="69.0">
            <text:p>69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01-15T05:00:00">
            <text:p>Tue Jan 15 05:00:00 2019</text:p>
          </table:table-cell>
          <table:table-cell office:value-type="float" office:value="122.0">
            <text:p>122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1-17T03:00:00">
            <text:p>Thu Jan 17 03:00:00 2019</text:p>
          </table:table-cell>
          <table:table-cell office:value-type="float" office:value="91.1667">
            <text:p>91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18T04:00:00">
            <text:p>Fri Jan 18 04:00:00 2019</text:p>
          </table:table-cell>
          <table:table-cell office:value-type="float" office:value="180.1667">
            <text:p>18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1-18T10:00:00">
            <text:p>Fri Jan 18 10:00:00 2019</text:p>
          </table:table-cell>
          <table:table-cell office:value-type="float" office:value="61.1667">
            <text:p>61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19T09:00:00">
            <text:p>Sat Jan 19 09:00:00 2019</text:p>
          </table:table-cell>
          <table:table-cell office:value-type="float" office:value="240.5">
            <text:p>240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01-19T11:00:00">
            <text:p>Sat Jan 19 11:00:00 2019</text:p>
          </table:table-cell>
          <table:table-cell office:value-type="float" office:value="232.6667">
            <text:p>232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01-19T12:00:00">
            <text:p>Sat Jan 19 12:00:00 2019</text:p>
          </table:table-cell>
          <table:table-cell office:value-type="float" office:value="164.1667">
            <text:p>164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01-19T13:00:00">
            <text:p>Sat Jan 19 13:00:00 2019</text:p>
          </table:table-cell>
          <table:table-cell office:value-type="float" office:value="218.0">
            <text:p>218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01-19T22:00:00">
            <text:p>Sat Jan 19 22:00:00 2019</text:p>
          </table:table-cell>
          <table:table-cell office:value-type="float" office:value="199.0">
            <text:p>199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1-19T23:00:00">
            <text:p>Sat Jan 19 23:00:00 2019</text:p>
          </table:table-cell>
          <table:table-cell office:value-type="float" office:value="200.6667">
            <text:p>200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9-01-20T03:00:00">
            <text:p>Sun Jan 20 03:00:00 2019</text:p>
          </table:table-cell>
          <table:table-cell office:value-type="float" office:value="189.3333">
            <text:p>189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01-20T04:00:00">
            <text:p>Sun Jan 20 04:00:00 2019</text:p>
          </table:table-cell>
          <table:table-cell office:value-type="float" office:value="200.3333">
            <text:p>200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01-20T05:00:00">
            <text:p>Sun Jan 20 05:00:00 2019</text:p>
          </table:table-cell>
          <table:table-cell office:value-type="float" office:value="229.1667">
            <text:p>229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01-20T06:00:00">
            <text:p>Sun Jan 20 06:00:00 2019</text:p>
          </table:table-cell>
          <table:table-cell office:value-type="float" office:value="228.1667">
            <text:p>228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01-21T02:00:00">
            <text:p>Mon Jan 21 02:00:00 2019</text:p>
          </table:table-cell>
          <table:table-cell office:value-type="float" office:value="285.6667">
            <text:p>285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1-21T04:00:00">
            <text:p>Mon Jan 21 04:00:00 2019</text:p>
          </table:table-cell>
          <table:table-cell office:value-type="float" office:value="245.0">
            <text:p>245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9-01-21T06:00:00">
            <text:p>Mon Jan 21 06:00:00 2019</text:p>
          </table:table-cell>
          <table:table-cell office:value-type="float" office:value="269.1667">
            <text:p>269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01-21T07:00:00">
            <text:p>Mon Jan 21 07:00:00 2019</text:p>
          </table:table-cell>
          <table:table-cell office:value-type="float" office:value="239.1667">
            <text:p>239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01-21T08:00:00">
            <text:p>Mon Jan 21 08:00:00 2019</text:p>
          </table:table-cell>
          <table:table-cell office:value-type="float" office:value="212.3333">
            <text:p>212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01-22T06:00:00">
            <text:p>Tue Jan 22 06:00:00 2019</text:p>
          </table:table-cell>
          <table:table-cell office:value-type="float" office:value="126.0">
            <text:p>126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1-22T07:00:00">
            <text:p>Tue Jan 22 07:00:00 2019</text:p>
          </table:table-cell>
          <table:table-cell office:value-type="float" office:value="78.1667">
            <text:p>78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01-22T08:00:00">
            <text:p>Tue Jan 22 08:00:00 2019</text:p>
          </table:table-cell>
          <table:table-cell office:value-type="float" office:value="160.1667">
            <text:p>160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01-23T06:00:00">
            <text:p>Wed Jan 23 06:00:00 2019</text:p>
          </table:table-cell>
          <table:table-cell office:value-type="float" office:value="277.5">
            <text:p>277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1-23T07:00:00">
            <text:p>Wed Jan 23 07:00:00 2019</text:p>
          </table:table-cell>
          <table:table-cell office:value-type="float" office:value="190.6667">
            <text:p>190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01-23T08:00:00">
            <text:p>Wed Jan 23 08:00:00 2019</text:p>
          </table:table-cell>
          <table:table-cell office:value-type="float" office:value="193.3333">
            <text:p>193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1-23T09:00:00">
            <text:p>Wed Jan 23 09:00:00 2019</text:p>
          </table:table-cell>
          <table:table-cell office:value-type="float" office:value="245.1667">
            <text:p>245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1-23T10:00:00">
            <text:p>Wed Jan 23 10:00:00 2019</text:p>
          </table:table-cell>
          <table:table-cell office:value-type="float" office:value="298.5">
            <text:p>298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9-01-23T11:00:00">
            <text:p>Wed Jan 23 11:00:00 2019</text:p>
          </table:table-cell>
          <table:table-cell office:value-type="float" office:value="285.3333">
            <text:p>285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1-24T02:00:00">
            <text:p>Thu Jan 24 02:00:00 2019</text:p>
          </table:table-cell>
          <table:table-cell office:value-type="float" office:value="201.3333">
            <text:p>201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1-24T03:00:00">
            <text:p>Thu Jan 24 03:00:00 2019</text:p>
          </table:table-cell>
          <table:table-cell office:value-type="float" office:value="208.5">
            <text:p>208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1-24T04:00:00">
            <text:p>Thu Jan 24 04:00:00 2019</text:p>
          </table:table-cell>
          <table:table-cell office:value-type="float" office:value="189.0">
            <text:p>189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1-24T05:00:00">
            <text:p>Thu Jan 24 05:00:00 2019</text:p>
          </table:table-cell>
          <table:table-cell office:value-type="float" office:value="241.6667">
            <text:p>241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01-24T06:00:00">
            <text:p>Thu Jan 24 06:00:00 2019</text:p>
          </table:table-cell>
          <table:table-cell office:value-type="float" office:value="233.6667">
            <text:p>233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1-24T07:00:00">
            <text:p>Thu Jan 24 07:00:00 2019</text:p>
          </table:table-cell>
          <table:table-cell office:value-type="float" office:value="234.6667">
            <text:p>234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9-01-24T08:00:00">
            <text:p>Thu Jan 24 08:00:00 2019</text:p>
          </table:table-cell>
          <table:table-cell office:value-type="float" office:value="242.6667">
            <text:p>242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01-25T02:00:00">
            <text:p>Fri Jan 25 02:00:00 2019</text:p>
          </table:table-cell>
          <table:table-cell office:value-type="float" office:value="123.3333">
            <text:p>123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25T03:00:00">
            <text:p>Fri Jan 25 03:00:00 2019</text:p>
          </table:table-cell>
          <table:table-cell office:value-type="float" office:value="145.0">
            <text:p>145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01-25T05:00:00">
            <text:p>Fri Jan 25 05:00:00 2019</text:p>
          </table:table-cell>
          <table:table-cell office:value-type="float" office:value="116.5">
            <text:p>11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1-25T06:00:00">
            <text:p>Fri Jan 25 06:00:00 2019</text:p>
          </table:table-cell>
          <table:table-cell office:value-type="float" office:value="124.8333">
            <text:p>124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01-26T07:00:00">
            <text:p>Sat Jan 26 07:00:00 2019</text:p>
          </table:table-cell>
          <table:table-cell office:value-type="float" office:value="67.1667">
            <text:p>67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1-27T03:00:00">
            <text:p>Sun Jan 27 03:00:00 2019</text:p>
          </table:table-cell>
          <table:table-cell office:value-type="float" office:value="222.1667">
            <text:p>222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1-27T04:00:00">
            <text:p>Sun Jan 27 04:00:00 2019</text:p>
          </table:table-cell>
          <table:table-cell office:value-type="float" office:value="222.6667">
            <text:p>222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1-27T05:00:00">
            <text:p>Sun Jan 27 05:00:00 2019</text:p>
          </table:table-cell>
          <table:table-cell office:value-type="float" office:value="239.6667">
            <text:p>23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1-27T06:00:00">
            <text:p>Sun Jan 27 06:00:00 2019</text:p>
          </table:table-cell>
          <table:table-cell office:value-type="float" office:value="192.1667">
            <text:p>192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1-27T07:00:00">
            <text:p>Sun Jan 27 07:00:00 2019</text:p>
          </table:table-cell>
          <table:table-cell office:value-type="float" office:value="222.3333">
            <text:p>222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1-27T08:00:00">
            <text:p>Sun Jan 27 08:00:00 2019</text:p>
          </table:table-cell>
          <table:table-cell office:value-type="float" office:value="229.6667">
            <text:p>229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01-28T01:00:00">
            <text:p>Mon Jan 28 01:00:00 2019</text:p>
          </table:table-cell>
          <table:table-cell office:value-type="float" office:value="279.6667">
            <text:p>279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1-28T02:00:00">
            <text:p>Mon Jan 28 02:00:00 2019</text:p>
          </table:table-cell>
          <table:table-cell office:value-type="float" office:value="275.8333">
            <text:p>275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01-28T03:00:00">
            <text:p>Mon Jan 28 03:00:00 2019</text:p>
          </table:table-cell>
          <table:table-cell office:value-type="float" office:value="279.6667">
            <text:p>279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8T04:00:00">
            <text:p>Mon Jan 28 04:00:00 2019</text:p>
          </table:table-cell>
          <table:table-cell office:value-type="float" office:value="283.8333">
            <text:p>283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01-28T05:00:00">
            <text:p>Mon Jan 28 05:00:00 2019</text:p>
          </table:table-cell>
          <table:table-cell office:value-type="float" office:value="287.0">
            <text:p>287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01-28T06:00:00">
            <text:p>Mon Jan 28 06:00:00 2019</text:p>
          </table:table-cell>
          <table:table-cell office:value-type="float" office:value="295.5">
            <text:p>295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1-28T08:00:00">
            <text:p>Mon Jan 28 08:00:00 2019</text:p>
          </table:table-cell>
          <table:table-cell office:value-type="float" office:value="251.5">
            <text:p>251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1-28T09:00:00">
            <text:p>Mon Jan 28 09:00:00 2019</text:p>
          </table:table-cell>
          <table:table-cell office:value-type="float" office:value="150.3333">
            <text:p>150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28T10:00:00">
            <text:p>Mon Jan 28 10:00:00 2019</text:p>
          </table:table-cell>
          <table:table-cell office:value-type="float" office:value="196.6667">
            <text:p>196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9-01-28T11:00:00">
            <text:p>Mon Jan 28 11:00:00 2019</text:p>
          </table:table-cell>
          <table:table-cell office:value-type="float" office:value="204.0">
            <text:p>204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01-28T12:00:00">
            <text:p>Mon Jan 28 12:00:00 2019</text:p>
          </table:table-cell>
          <table:table-cell office:value-type="float" office:value="189.1667">
            <text:p>189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9-01-29T03:00:00">
            <text:p>Tue Jan 29 03:00:00 2019</text:p>
          </table:table-cell>
          <table:table-cell office:value-type="float" office:value="251.3333">
            <text:p>251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1-29T04:00:00">
            <text:p>Tue Jan 29 04:00:00 2019</text:p>
          </table:table-cell>
          <table:table-cell office:value-type="float" office:value="271.0">
            <text:p>271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1-29T05:00:00">
            <text:p>Tue Jan 29 05:00:00 2019</text:p>
          </table:table-cell>
          <table:table-cell office:value-type="float" office:value="277.6667">
            <text:p>277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01-29T07:00:00">
            <text:p>Tue Jan 29 07:00:00 2019</text:p>
          </table:table-cell>
          <table:table-cell office:value-type="float" office:value="271.0">
            <text:p>271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01-29T08:00:00">
            <text:p>Tue Jan 29 08:00:00 2019</text:p>
          </table:table-cell>
          <table:table-cell office:value-type="float" office:value="246.6667">
            <text:p>246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01-29T09:00:00">
            <text:p>Tue Jan 29 09:00:00 2019</text:p>
          </table:table-cell>
          <table:table-cell office:value-type="float" office:value="185.6667">
            <text:p>185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29T10:00:00">
            <text:p>Tue Jan 29 10:00:00 2019</text:p>
          </table:table-cell>
          <table:table-cell office:value-type="float" office:value="149.8333">
            <text:p>149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01-30T05:00:00">
            <text:p>Wed Jan 30 05:00:00 2019</text:p>
          </table:table-cell>
          <table:table-cell office:value-type="float" office:value="243.3333">
            <text:p>243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01-30T06:00:00">
            <text:p>Wed Jan 30 06:00:00 2019</text:p>
          </table:table-cell>
          <table:table-cell office:value-type="float" office:value="229.0">
            <text:p>229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01-30T07:00:00">
            <text:p>Wed Jan 30 07:00:00 2019</text:p>
          </table:table-cell>
          <table:table-cell office:value-type="float" office:value="241.1667">
            <text:p>241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01-30T08:00:00">
            <text:p>Wed Jan 30 08:00:00 2019</text:p>
          </table:table-cell>
          <table:table-cell office:value-type="float" office:value="246.3333">
            <text:p>246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01-30T09:00:00">
            <text:p>Wed Jan 30 09:00:00 2019</text:p>
          </table:table-cell>
          <table:table-cell office:value-type="float" office:value="255.5">
            <text:p>255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01-30T10:00:00">
            <text:p>Wed Jan 30 10:00:00 2019</text:p>
          </table:table-cell>
          <table:table-cell office:value-type="float" office:value="261.5">
            <text:p>261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01-30T11:00:00">
            <text:p>Wed Jan 30 11:00:00 2019</text:p>
          </table:table-cell>
          <table:table-cell office:value-type="float" office:value="262.6667">
            <text:p>262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01-30T12:00:00">
            <text:p>Wed Jan 30 12:00:00 2019</text:p>
          </table:table-cell>
          <table:table-cell office:value-type="float" office:value="252.8333">
            <text:p>252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01-30T13:00:00">
            <text:p>Wed Jan 30 13:00:00 2019</text:p>
          </table:table-cell>
          <table:table-cell office:value-type="float" office:value="256.3333">
            <text:p>256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1-30T14:00:00">
            <text:p>Wed Jan 30 14:00:00 2019</text:p>
          </table:table-cell>
          <table:table-cell office:value-type="float" office:value="235.1667">
            <text:p>235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01-30T15:00:00">
            <text:p>Wed Jan 30 15:00:00 2019</text:p>
          </table:table-cell>
          <table:table-cell office:value-type="float" office:value="232.3333">
            <text:p>232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9-01-30T20:00:00">
            <text:p>Wed Jan 30 20:00:00 2019</text:p>
          </table:table-cell>
          <table:table-cell office:value-type="float" office:value="187.8333">
            <text:p>187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1-30T21:00:00">
            <text:p>Wed Jan 30 21:00:00 2019</text:p>
          </table:table-cell>
          <table:table-cell office:value-type="float" office:value="190.5">
            <text:p>190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1-30T22:00:00">
            <text:p>Wed Jan 30 22:00:00 2019</text:p>
          </table:table-cell>
          <table:table-cell office:value-type="float" office:value="195.6667">
            <text:p>195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01-30T23:00:00">
            <text:p>Wed Jan 30 23:00:00 2019</text:p>
          </table:table-cell>
          <table:table-cell office:value-type="float" office:value="217.8333">
            <text:p>217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01-31T00:00:00">
            <text:p>Thu Jan 31 00:00:00 2019</text:p>
          </table:table-cell>
          <table:table-cell office:value-type="float" office:value="216.6667">
            <text:p>216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1-31T01:00:00">
            <text:p>Thu Jan 31 01:00:00 2019</text:p>
          </table:table-cell>
          <table:table-cell office:value-type="float" office:value="216.3333">
            <text:p>216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01-31T02:00:00">
            <text:p>Thu Jan 31 02:00:00 2019</text:p>
          </table:table-cell>
          <table:table-cell office:value-type="float" office:value="226.1667">
            <text:p>226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01-31T03:00:00">
            <text:p>Thu Jan 31 03:00:00 2019</text:p>
          </table:table-cell>
          <table:table-cell office:value-type="float" office:value="226.6667">
            <text:p>226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1-31T04:00:00">
            <text:p>Thu Jan 31 04:00:00 2019</text:p>
          </table:table-cell>
          <table:table-cell office:value-type="float" office:value="226.5">
            <text:p>226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01-31T05:00:00">
            <text:p>Thu Jan 31 05:00:00 2019</text:p>
          </table:table-cell>
          <table:table-cell office:value-type="float" office:value="220.6667">
            <text:p>220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1-31T06:00:00">
            <text:p>Thu Jan 31 06:00:00 2019</text:p>
          </table:table-cell>
          <table:table-cell office:value-type="float" office:value="210.5">
            <text:p>210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01-31T07:00:00">
            <text:p>Thu Jan 31 07:00:00 2019</text:p>
          </table:table-cell>
          <table:table-cell office:value-type="float" office:value="217.0">
            <text:p>217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01-31T08:00:00">
            <text:p>Thu Jan 31 08:00:00 2019</text:p>
          </table:table-cell>
          <table:table-cell office:value-type="float" office:value="221.5">
            <text:p>221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01-31T09:00:00">
            <text:p>Thu Jan 31 09:00:00 2019</text:p>
          </table:table-cell>
          <table:table-cell office:value-type="float" office:value="224.5">
            <text:p>224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01-31T10:00:00">
            <text:p>Thu Jan 31 10:00:00 2019</text:p>
          </table:table-cell>
          <table:table-cell office:value-type="float" office:value="229.0">
            <text:p>229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2-01T04:00:00">
            <text:p>Fri Feb  1 04:00:00 2019</text:p>
          </table:table-cell>
          <table:table-cell office:value-type="float" office:value="215.6667">
            <text:p>215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02-01T05:00:00">
            <text:p>Fri Feb  1 05:00:00 2019</text:p>
          </table:table-cell>
          <table:table-cell office:value-type="float" office:value="215.6667">
            <text:p>215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9-02-01T06:00:00">
            <text:p>Fri Feb  1 06:00:00 2019</text:p>
          </table:table-cell>
          <table:table-cell office:value-type="float" office:value="225.3333">
            <text:p>225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2-01T07:00:00">
            <text:p>Fri Feb  1 07:00:00 2019</text:p>
          </table:table-cell>
          <table:table-cell office:value-type="float" office:value="246.5">
            <text:p>246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2-01T08:00:00">
            <text:p>Fri Feb  1 08:00:00 2019</text:p>
          </table:table-cell>
          <table:table-cell office:value-type="float" office:value="269.3333">
            <text:p>269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02-01T09:00:00">
            <text:p>Fri Feb  1 09:00:00 2019</text:p>
          </table:table-cell>
          <table:table-cell office:value-type="float" office:value="248.1667">
            <text:p>248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02-01T10:00:00">
            <text:p>Fri Feb  1 10:00:00 2019</text:p>
          </table:table-cell>
          <table:table-cell office:value-type="float" office:value="227.3333">
            <text:p>227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02-01T11:00:00">
            <text:p>Fri Feb  1 11:00:00 2019</text:p>
          </table:table-cell>
          <table:table-cell office:value-type="float" office:value="251.6667">
            <text:p>251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9-02-01T12:00:00">
            <text:p>Fri Feb  1 12:00:00 2019</text:p>
          </table:table-cell>
          <table:table-cell office:value-type="float" office:value="258.1667">
            <text:p>258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9-02-01T22:00:00">
            <text:p>Fri Feb  1 22:00:00 2019</text:p>
          </table:table-cell>
          <table:table-cell office:value-type="float" office:value="272.5">
            <text:p>272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9-02-02T06:00:00">
            <text:p>Sat Feb  2 06:00:00 2019</text:p>
          </table:table-cell>
          <table:table-cell office:value-type="float" office:value="231.8333">
            <text:p>231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2-02T07:00:00">
            <text:p>Sat Feb  2 07:00:00 2019</text:p>
          </table:table-cell>
          <table:table-cell office:value-type="float" office:value="227.6667">
            <text:p>227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2-02T08:00:00">
            <text:p>Sat Feb  2 08:00:00 2019</text:p>
          </table:table-cell>
          <table:table-cell office:value-type="float" office:value="278.1667">
            <text:p>278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2-02T09:00:00">
            <text:p>Sat Feb  2 09:00:00 2019</text:p>
          </table:table-cell>
          <table:table-cell office:value-type="float" office:value="284.3333">
            <text:p>284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02-02T10:00:00">
            <text:p>Sat Feb  2 10:00:00 2019</text:p>
          </table:table-cell>
          <table:table-cell office:value-type="float" office:value="279.3333">
            <text:p>279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02-02T11:00:00">
            <text:p>Sat Feb  2 11:00:00 2019</text:p>
          </table:table-cell>
          <table:table-cell office:value-type="float" office:value="273.5">
            <text:p>273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02-02T12:00:00">
            <text:p>Sat Feb  2 12:00:00 2019</text:p>
          </table:table-cell>
          <table:table-cell office:value-type="float" office:value="291.3333">
            <text:p>291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2-02T13:00:00">
            <text:p>Sat Feb  2 13:00:00 2019</text:p>
          </table:table-cell>
          <table:table-cell office:value-type="float" office:value="303.0">
            <text:p>303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2-02T14:00:00">
            <text:p>Sat Feb  2 14:00:00 2019</text:p>
          </table:table-cell>
          <table:table-cell office:value-type="float" office:value="303.6667">
            <text:p>303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2-02T15:00:00">
            <text:p>Sat Feb  2 15:00:00 2019</text:p>
          </table:table-cell>
          <table:table-cell office:value-type="float" office:value="300.3333">
            <text:p>300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9-02-02T16:00:00">
            <text:p>Sat Feb  2 16:00:00 2019</text:p>
          </table:table-cell>
          <table:table-cell office:value-type="float" office:value="293.3333">
            <text:p>293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2-02T17:00:00">
            <text:p>Sat Feb  2 17:00:00 2019</text:p>
          </table:table-cell>
          <table:table-cell office:value-type="float" office:value="307.3333">
            <text:p>307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9-02-02T21:00:00">
            <text:p>Sat Feb  2 21:00:00 2019</text:p>
          </table:table-cell>
          <table:table-cell office:value-type="float" office:value="300.8333">
            <text:p>300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2-02T22:00:00">
            <text:p>Sat Feb  2 22:00:00 2019</text:p>
          </table:table-cell>
          <table:table-cell office:value-type="float" office:value="291.5">
            <text:p>291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2-02T23:00:00">
            <text:p>Sat Feb  2 23:00:00 2019</text:p>
          </table:table-cell>
          <table:table-cell office:value-type="float" office:value="292.3333">
            <text:p>292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2-03T02:00:00">
            <text:p>Sun Feb  3 02:00:00 2019</text:p>
          </table:table-cell>
          <table:table-cell office:value-type="float" office:value="197.6667">
            <text:p>197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2-03T03:00:00">
            <text:p>Sun Feb  3 03:00:00 2019</text:p>
          </table:table-cell>
          <table:table-cell office:value-type="float" office:value="272.5">
            <text:p>272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9-02-03T04:00:00">
            <text:p>Sun Feb  3 04:00:00 2019</text:p>
          </table:table-cell>
          <table:table-cell office:value-type="float" office:value="259.6667">
            <text:p>259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02-03T05:00:00">
            <text:p>Sun Feb  3 05:00:00 2019</text:p>
          </table:table-cell>
          <table:table-cell office:value-type="float" office:value="192.5">
            <text:p>192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2-03T08:00:00">
            <text:p>Sun Feb  3 08:00:00 2019</text:p>
          </table:table-cell>
          <table:table-cell office:value-type="float" office:value="238.3333">
            <text:p>238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2-04T02:00:00">
            <text:p>Mon Feb  4 02:00:00 2019</text:p>
          </table:table-cell>
          <table:table-cell office:value-type="float" office:value="177.5">
            <text:p>177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9-02-04T03:00:00">
            <text:p>Mon Feb  4 03:00:00 2019</text:p>
          </table:table-cell>
          <table:table-cell office:value-type="float" office:value="178.1667">
            <text:p>178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2-04T04:00:00">
            <text:p>Mon Feb  4 04:00:00 2019</text:p>
          </table:table-cell>
          <table:table-cell office:value-type="float" office:value="182.8333">
            <text:p>182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02-04T06:00:00">
            <text:p>Mon Feb  4 06:00:00 2019</text:p>
          </table:table-cell>
          <table:table-cell office:value-type="float" office:value="240.1667">
            <text:p>240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02-04T08:00:00">
            <text:p>Mon Feb  4 08:00:00 2019</text:p>
          </table:table-cell>
          <table:table-cell office:value-type="float" office:value="121.5">
            <text:p>121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02-07T00:00:00">
            <text:p>Thu Feb  7 00:00:00 2019</text:p>
          </table:table-cell>
          <table:table-cell office:value-type="float" office:value="209.8333">
            <text:p>209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2-07T03:00:00">
            <text:p>Thu Feb  7 03:00:00 2019</text:p>
          </table:table-cell>
          <table:table-cell office:value-type="float" office:value="144.3333">
            <text:p>144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2-09T04:00:00">
            <text:p>Sat Feb  9 04:00:00 2019</text:p>
          </table:table-cell>
          <table:table-cell office:value-type="float" office:value="181.1667">
            <text:p>181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02-09T05:00:00">
            <text:p>Sat Feb  9 05:00:00 2019</text:p>
          </table:table-cell>
          <table:table-cell office:value-type="float" office:value="73.6667">
            <text:p>7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02-09T07:00:00">
            <text:p>Sat Feb  9 07:00:00 2019</text:p>
          </table:table-cell>
          <table:table-cell office:value-type="float" office:value="56.8333">
            <text:p>56.8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19-02-09T08:00:00">
            <text:p>Sat Feb  9 08:00:00 2019</text:p>
          </table:table-cell>
          <table:table-cell office:value-type="float" office:value="151.0">
            <text:p>15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19-02-09T09:00:00">
            <text:p>Sat Feb  9 09:00:00 2019</text:p>
          </table:table-cell>
          <table:table-cell office:value-type="float" office:value="105.1667">
            <text:p>105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2-09T10:00:00">
            <text:p>Sat Feb  9 10:00:00 2019</text:p>
          </table:table-cell>
          <table:table-cell office:value-type="float" office:value="100.6667">
            <text:p>100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2-10T06:00:00">
            <text:p>Sun Feb 10 06:00:00 2019</text:p>
          </table:table-cell>
          <table:table-cell office:value-type="float" office:value="151.8333">
            <text:p>151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2-10T07:00:00">
            <text:p>Sun Feb 10 07:00:00 2019</text:p>
          </table:table-cell>
          <table:table-cell office:value-type="float" office:value="84.5">
            <text:p>84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02-10T08:00:00">
            <text:p>Sun Feb 10 08:00:00 2019</text:p>
          </table:table-cell>
          <table:table-cell office:value-type="float" office:value="82.5">
            <text:p>82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2-11T04:00:00">
            <text:p>Mon Feb 11 04:00:00 2019</text:p>
          </table:table-cell>
          <table:table-cell office:value-type="float" office:value="166.6667">
            <text:p>166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02-11T05:00:00">
            <text:p>Mon Feb 11 05:00:00 2019</text:p>
          </table:table-cell>
          <table:table-cell office:value-type="float" office:value="171.1667">
            <text:p>171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02-11T06:00:00">
            <text:p>Mon Feb 11 06:00:00 2019</text:p>
          </table:table-cell>
          <table:table-cell office:value-type="float" office:value="153.0">
            <text:p>153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2-11T07:00:00">
            <text:p>Mon Feb 11 07:00:00 2019</text:p>
          </table:table-cell>
          <table:table-cell office:value-type="float" office:value="156.3333">
            <text:p>156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02-11T08:00:00">
            <text:p>Mon Feb 11 08:00:00 2019</text:p>
          </table:table-cell>
          <table:table-cell office:value-type="float" office:value="243.5">
            <text:p>243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02-11T09:00:00">
            <text:p>Mon Feb 11 09:00:00 2019</text:p>
          </table:table-cell>
          <table:table-cell office:value-type="float" office:value="261.3333">
            <text:p>261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02-11T10:00:00">
            <text:p>Mon Feb 11 10:00:00 2019</text:p>
          </table:table-cell>
          <table:table-cell office:value-type="float" office:value="166.6667">
            <text:p>166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02-16T03:00:00">
            <text:p>Sat Feb 16 03:00:00 2019</text:p>
          </table:table-cell>
          <table:table-cell office:value-type="float" office:value="238.5">
            <text:p>238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02-16T08:00:00">
            <text:p>Sat Feb 16 08:00:00 2019</text:p>
          </table:table-cell>
          <table:table-cell office:value-type="float" office:value="180.5">
            <text:p>18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2-17T05:00:00">
            <text:p>Sun Feb 17 05:00:00 2019</text:p>
          </table:table-cell>
          <table:table-cell office:value-type="float" office:value="289.6667">
            <text:p>289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2-17T06:00:00">
            <text:p>Sun Feb 17 06:00:00 2019</text:p>
          </table:table-cell>
          <table:table-cell office:value-type="float" office:value="233.8333">
            <text:p>233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2-19T07:00:00">
            <text:p>Tue Feb 19 07:00:00 2019</text:p>
          </table:table-cell>
          <table:table-cell office:value-type="float" office:value="180.0">
            <text:p>180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02-19T09:00:00">
            <text:p>Tue Feb 19 09:00:00 2019</text:p>
          </table:table-cell>
          <table:table-cell office:value-type="float" office:value="157.0">
            <text:p>157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2-19T10:00:00">
            <text:p>Tue Feb 19 10:00:00 2019</text:p>
          </table:table-cell>
          <table:table-cell office:value-type="float" office:value="86.3333">
            <text:p>86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02-19T11:00:00">
            <text:p>Tue Feb 19 11:00:00 2019</text:p>
          </table:table-cell>
          <table:table-cell office:value-type="float" office:value="150.8333">
            <text:p>150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02-20T03:00:00">
            <text:p>Wed Feb 20 03:00:00 2019</text:p>
          </table:table-cell>
          <table:table-cell office:value-type="float" office:value="255.8333">
            <text:p>255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02-20T04:00:00">
            <text:p>Wed Feb 20 04:00:00 2019</text:p>
          </table:table-cell>
          <table:table-cell office:value-type="float" office:value="193.1667">
            <text:p>193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02-20T05:00:00">
            <text:p>Wed Feb 20 05:00:00 2019</text:p>
          </table:table-cell>
          <table:table-cell office:value-type="float" office:value="185.1667">
            <text:p>185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02-20T06:00:00">
            <text:p>Wed Feb 20 06:00:00 2019</text:p>
          </table:table-cell>
          <table:table-cell office:value-type="float" office:value="98.1667">
            <text:p>98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02-21T03:00:00">
            <text:p>Thu Feb 21 03:00:00 2019</text:p>
          </table:table-cell>
          <table:table-cell office:value-type="float" office:value="289.5">
            <text:p>289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02-22T05:00:00">
            <text:p>Fri Feb 22 05:00:00 2019</text:p>
          </table:table-cell>
          <table:table-cell office:value-type="float" office:value="292.5">
            <text:p>292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9-02-22T06:00:00">
            <text:p>Fri Feb 22 06:00:00 2019</text:p>
          </table:table-cell>
          <table:table-cell office:value-type="float" office:value="123.3333">
            <text:p>123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02-24T03:00:00">
            <text:p>Sun Feb 24 03:00:00 2019</text:p>
          </table:table-cell>
          <table:table-cell office:value-type="float" office:value="188.3333">
            <text:p>188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2-24T23:00:00">
            <text:p>Sun Feb 24 23:00:00 2019</text:p>
          </table:table-cell>
          <table:table-cell office:value-type="float" office:value="227.6667">
            <text:p>227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2-25T21:00:00">
            <text:p>Mon Feb 25 21:00:00 2019</text:p>
          </table:table-cell>
          <table:table-cell office:value-type="float" office:value="283.5">
            <text:p>283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02-25T22:00:00">
            <text:p>Mon Feb 25 22:00:00 2019</text:p>
          </table:table-cell>
          <table:table-cell office:value-type="float" office:value="287.6667">
            <text:p>287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02-26T04:00:00">
            <text:p>Tue Feb 26 04:00:00 2019</text:p>
          </table:table-cell>
          <table:table-cell office:value-type="float" office:value="178.0">
            <text:p>178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02-27T05:00:00">
            <text:p>Wed Feb 27 05:00:00 2019</text:p>
          </table:table-cell>
          <table:table-cell office:value-type="float" office:value="180.6667">
            <text:p>180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3-01T03:00:00">
            <text:p>Fri Mar  1 03:00:00 2019</text:p>
          </table:table-cell>
          <table:table-cell office:value-type="float" office:value="139.0">
            <text:p>139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3-01T04:00:00">
            <text:p>Fri Mar  1 04:00:00 2019</text:p>
          </table:table-cell>
          <table:table-cell office:value-type="float" office:value="152.5">
            <text:p>152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03-02T04:00:00">
            <text:p>Sat Mar  2 04:00:00 2019</text:p>
          </table:table-cell>
          <table:table-cell office:value-type="float" office:value="211.5">
            <text:p>211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03-02T06:00:00">
            <text:p>Sat Mar  2 06:00:00 2019</text:p>
          </table:table-cell>
          <table:table-cell office:value-type="float" office:value="153.1667">
            <text:p>153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9-03-02T08:00:00">
            <text:p>Sat Mar  2 08:00:00 2019</text:p>
          </table:table-cell>
          <table:table-cell office:value-type="float" office:value="93.0">
            <text:p>93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3-04T04:00:00">
            <text:p>Mon Mar  4 04:00:00 2019</text:p>
          </table:table-cell>
          <table:table-cell office:value-type="float" office:value="174.0">
            <text:p>174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03-04T05:00:00">
            <text:p>Mon Mar  4 05:00:00 2019</text:p>
          </table:table-cell>
          <table:table-cell office:value-type="float" office:value="224.3333">
            <text:p>224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3-04T06:00:00">
            <text:p>Mon Mar  4 06:00:00 2019</text:p>
          </table:table-cell>
          <table:table-cell office:value-type="float" office:value="252.6667">
            <text:p>252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3-04T07:00:00">
            <text:p>Mon Mar  4 07:00:00 2019</text:p>
          </table:table-cell>
          <table:table-cell office:value-type="float" office:value="166.8333">
            <text:p>166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3-04T08:00:00">
            <text:p>Mon Mar  4 08:00:00 2019</text:p>
          </table:table-cell>
          <table:table-cell office:value-type="float" office:value="172.0">
            <text:p>172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3-04T09:00:00">
            <text:p>Mon Mar  4 09:00:00 2019</text:p>
          </table:table-cell>
          <table:table-cell office:value-type="float" office:value="210.5">
            <text:p>210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3-05T02:00:00">
            <text:p>Tue Mar  5 02:00:00 2019</text:p>
          </table:table-cell>
          <table:table-cell office:value-type="float" office:value="208.8333">
            <text:p>208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3-05T03:00:00">
            <text:p>Tue Mar  5 03:00:00 2019</text:p>
          </table:table-cell>
          <table:table-cell office:value-type="float" office:value="206.0">
            <text:p>206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9-03-05T04:00:00">
            <text:p>Tue Mar  5 04:00:00 2019</text:p>
          </table:table-cell>
          <table:table-cell office:value-type="float" office:value="219.3333">
            <text:p>219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03-05T05:00:00">
            <text:p>Tue Mar  5 05:00:00 2019</text:p>
          </table:table-cell>
          <table:table-cell office:value-type="float" office:value="213.5">
            <text:p>213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9-03-05T06:00:00">
            <text:p>Tue Mar  5 06:00:00 2019</text:p>
          </table:table-cell>
          <table:table-cell office:value-type="float" office:value="232.3333">
            <text:p>232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03-05T07:00:00">
            <text:p>Tue Mar  5 07:00:00 2019</text:p>
          </table:table-cell>
          <table:table-cell office:value-type="float" office:value="238.5">
            <text:p>238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3-05T08:00:00">
            <text:p>Tue Mar  5 08:00:00 2019</text:p>
          </table:table-cell>
          <table:table-cell office:value-type="float" office:value="170.6667">
            <text:p>170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03-05T09:00:00">
            <text:p>Tue Mar  5 09:00:00 2019</text:p>
          </table:table-cell>
          <table:table-cell office:value-type="float" office:value="176.0">
            <text:p>176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03-05T10:00:00">
            <text:p>Tue Mar  5 10:00:00 2019</text:p>
          </table:table-cell>
          <table:table-cell office:value-type="float" office:value="198.8333">
            <text:p>198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3-05T23:00:00">
            <text:p>Tue Mar  5 23:00:00 2019</text:p>
          </table:table-cell>
          <table:table-cell office:value-type="float" office:value="206.0">
            <text:p>206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3-06T00:00:00">
            <text:p>Wed Mar  6 00:00:00 2019</text:p>
          </table:table-cell>
          <table:table-cell office:value-type="float" office:value="213.3333">
            <text:p>213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03-06T01:00:00">
            <text:p>Wed Mar  6 01:00:00 2019</text:p>
          </table:table-cell>
          <table:table-cell office:value-type="float" office:value="200.3333">
            <text:p>200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03-06T02:00:00">
            <text:p>Wed Mar  6 02:00:00 2019</text:p>
          </table:table-cell>
          <table:table-cell office:value-type="float" office:value="194.8333">
            <text:p>194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3-06T03:00:00">
            <text:p>Wed Mar  6 03:00:00 2019</text:p>
          </table:table-cell>
          <table:table-cell office:value-type="float" office:value="195.0">
            <text:p>195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3-06T04:00:00">
            <text:p>Wed Mar  6 04:00:00 2019</text:p>
          </table:table-cell>
          <table:table-cell office:value-type="float" office:value="177.8333">
            <text:p>177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3-06T05:00:00">
            <text:p>Wed Mar  6 05:00:00 2019</text:p>
          </table:table-cell>
          <table:table-cell office:value-type="float" office:value="184.6667">
            <text:p>184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3-06T06:00:00">
            <text:p>Wed Mar  6 06:00:00 2019</text:p>
          </table:table-cell>
          <table:table-cell office:value-type="float" office:value="182.5">
            <text:p>182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03-07T00:00:00">
            <text:p>Thu Mar  7 00:00:00 2019</text:p>
          </table:table-cell>
          <table:table-cell office:value-type="float" office:value="260.8333">
            <text:p>260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3-07T01:00:00">
            <text:p>Thu Mar  7 01:00:00 2019</text:p>
          </table:table-cell>
          <table:table-cell office:value-type="float" office:value="281.1667">
            <text:p>281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03-07T02:00:00">
            <text:p>Thu Mar  7 02:00:00 2019</text:p>
          </table:table-cell>
          <table:table-cell office:value-type="float" office:value="282.0">
            <text:p>282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03-07T03:00:00">
            <text:p>Thu Mar  7 03:00:00 2019</text:p>
          </table:table-cell>
          <table:table-cell office:value-type="float" office:value="288.6667">
            <text:p>288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03-07T04:00:00">
            <text:p>Thu Mar  7 04:00:00 2019</text:p>
          </table:table-cell>
          <table:table-cell office:value-type="float" office:value="294.6667">
            <text:p>294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03-07T05:00:00">
            <text:p>Thu Mar  7 05:00:00 2019</text:p>
          </table:table-cell>
          <table:table-cell office:value-type="float" office:value="305.1667">
            <text:p>305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03-07T06:00:00">
            <text:p>Thu Mar  7 06:00:00 2019</text:p>
          </table:table-cell>
          <table:table-cell office:value-type="float" office:value="265.8333">
            <text:p>265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03-07T07:00:00">
            <text:p>Thu Mar  7 07:00:00 2019</text:p>
          </table:table-cell>
          <table:table-cell office:value-type="float" office:value="193.8333">
            <text:p>193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3-07T09:00:00">
            <text:p>Thu Mar  7 09:00:00 2019</text:p>
          </table:table-cell>
          <table:table-cell office:value-type="float" office:value="190.3333">
            <text:p>190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3-07T10:00:00">
            <text:p>Thu Mar  7 10:00:00 2019</text:p>
          </table:table-cell>
          <table:table-cell office:value-type="float" office:value="209.1667">
            <text:p>209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03-08T04:00:00">
            <text:p>Fri Mar  8 04:00:00 2019</text:p>
          </table:table-cell>
          <table:table-cell office:value-type="float" office:value="190.0">
            <text:p>190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03-08T06:00:00">
            <text:p>Fri Mar  8 06:00:00 2019</text:p>
          </table:table-cell>
          <table:table-cell office:value-type="float" office:value="197.0">
            <text:p>197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03-08T08:00:00">
            <text:p>Fri Mar  8 08:00:00 2019</text:p>
          </table:table-cell>
          <table:table-cell office:value-type="float" office:value="75.5">
            <text:p>75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03-09T02:00:00">
            <text:p>Sat Mar  9 02:00:00 2019</text:p>
          </table:table-cell>
          <table:table-cell office:value-type="float" office:value="182.0">
            <text:p>182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9-03-10T02:00:00">
            <text:p>Sun Mar 10 02:00:00 2019</text:p>
          </table:table-cell>
          <table:table-cell office:value-type="float" office:value="217.3333">
            <text:p>217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9-03-11T05:00:00">
            <text:p>Mon Mar 11 05:00:00 2019</text:p>
          </table:table-cell>
          <table:table-cell office:value-type="float" office:value="174.5">
            <text:p>174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3-12T03:00:00">
            <text:p>Tue Mar 12 03:00:00 2019</text:p>
          </table:table-cell>
          <table:table-cell office:value-type="float" office:value="217.5">
            <text:p>217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03-12T04:00:00">
            <text:p>Tue Mar 12 04:00:00 2019</text:p>
          </table:table-cell>
          <table:table-cell office:value-type="float" office:value="257.0">
            <text:p>257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3-12T06:00:00">
            <text:p>Tue Mar 12 06:00:00 2019</text:p>
          </table:table-cell>
          <table:table-cell office:value-type="float" office:value="128.8333">
            <text:p>128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03-12T08:00:00">
            <text:p>Tue Mar 12 08:00:00 2019</text:p>
          </table:table-cell>
          <table:table-cell office:value-type="float" office:value="71.1667">
            <text:p>71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03-12T09:00:00">
            <text:p>Tue Mar 12 09:00:00 2019</text:p>
          </table:table-cell>
          <table:table-cell office:value-type="float" office:value="178.0">
            <text:p>178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03-13T04:00:00">
            <text:p>Wed Mar 13 04:00:00 2019</text:p>
          </table:table-cell>
          <table:table-cell office:value-type="float" office:value="331.1667">
            <text:p>331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3-13T06:00:00">
            <text:p>Wed Mar 13 06:00:00 2019</text:p>
          </table:table-cell>
          <table:table-cell office:value-type="float" office:value="338.1667">
            <text:p>338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03-13T07:00:00">
            <text:p>Wed Mar 13 07:00:00 2019</text:p>
          </table:table-cell>
          <table:table-cell office:value-type="float" office:value="325.6667">
            <text:p>325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03-13T08:00:00">
            <text:p>Wed Mar 13 08:00:00 2019</text:p>
          </table:table-cell>
          <table:table-cell office:value-type="float" office:value="320.1667">
            <text:p>320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9-03-13T09:00:00">
            <text:p>Wed Mar 13 09:00:00 2019</text:p>
          </table:table-cell>
          <table:table-cell office:value-type="float" office:value="325.8333">
            <text:p>325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03-16T00:00:00">
            <text:p>Sat Mar 16 00:00:00 2019</text:p>
          </table:table-cell>
          <table:table-cell office:value-type="float" office:value="258.6667">
            <text:p>258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3-16T01:00:00">
            <text:p>Sat Mar 16 01:00:00 2019</text:p>
          </table:table-cell>
          <table:table-cell office:value-type="float" office:value="224.0">
            <text:p>224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03-16T03:00:00">
            <text:p>Sat Mar 16 03:00:00 2019</text:p>
          </table:table-cell>
          <table:table-cell office:value-type="float" office:value="133.3333">
            <text:p>133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3-16T07:00:00">
            <text:p>Sat Mar 16 07:00:00 2019</text:p>
          </table:table-cell>
          <table:table-cell office:value-type="float" office:value="182.3333">
            <text:p>182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3-17T03:00:00">
            <text:p>Sun Mar 17 03:00:00 2019</text:p>
          </table:table-cell>
          <table:table-cell office:value-type="float" office:value="205.3333">
            <text:p>205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03-17T04:00:00">
            <text:p>Sun Mar 17 04:00:00 2019</text:p>
          </table:table-cell>
          <table:table-cell office:value-type="float" office:value="173.1667">
            <text:p>173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9-03-17T05:00:00">
            <text:p>Sun Mar 17 05:00:00 2019</text:p>
          </table:table-cell>
          <table:table-cell office:value-type="float" office:value="125.8333">
            <text:p>125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3-17T06:00:00">
            <text:p>Sun Mar 17 06:00:00 2019</text:p>
          </table:table-cell>
          <table:table-cell office:value-type="float" office:value="160.5">
            <text:p>160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3-17T07:00:00">
            <text:p>Sun Mar 17 07:00:00 2019</text:p>
          </table:table-cell>
          <table:table-cell office:value-type="float" office:value="194.6667">
            <text:p>194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3-17T08:00:00">
            <text:p>Sun Mar 17 08:00:00 2019</text:p>
          </table:table-cell>
          <table:table-cell office:value-type="float" office:value="175.0">
            <text:p>175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03-17T22:00:00">
            <text:p>Sun Mar 17 22:00:00 2019</text:p>
          </table:table-cell>
          <table:table-cell office:value-type="float" office:value="306.8333">
            <text:p>306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9-03-17T23:00:00">
            <text:p>Sun Mar 17 23:00:00 2019</text:p>
          </table:table-cell>
          <table:table-cell office:value-type="float" office:value="307.6667">
            <text:p>307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03-18T00:00:00">
            <text:p>Mon Mar 18 00:00:00 2019</text:p>
          </table:table-cell>
          <table:table-cell office:value-type="float" office:value="315.1667">
            <text:p>315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03-18T01:00:00">
            <text:p>Mon Mar 18 01:00:00 2019</text:p>
          </table:table-cell>
          <table:table-cell office:value-type="float" office:value="294.5">
            <text:p>294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3-18T02:00:00">
            <text:p>Mon Mar 18 02:00:00 2019</text:p>
          </table:table-cell>
          <table:table-cell office:value-type="float" office:value="297.5">
            <text:p>297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3-18T03:00:00">
            <text:p>Mon Mar 18 03:00:00 2019</text:p>
          </table:table-cell>
          <table:table-cell office:value-type="float" office:value="307.8333">
            <text:p>307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3-19T03:00:00">
            <text:p>Tue Mar 19 03:00:00 2019</text:p>
          </table:table-cell>
          <table:table-cell office:value-type="float" office:value="256.1667">
            <text:p>256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3-19T04:00:00">
            <text:p>Tue Mar 19 04:00:00 2019</text:p>
          </table:table-cell>
          <table:table-cell office:value-type="float" office:value="220.0">
            <text:p>220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03-19T06:00:00">
            <text:p>Tue Mar 19 06:00:00 2019</text:p>
          </table:table-cell>
          <table:table-cell office:value-type="float" office:value="290.1667">
            <text:p>290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03-19T07:00:00">
            <text:p>Tue Mar 19 07:00:00 2019</text:p>
          </table:table-cell>
          <table:table-cell office:value-type="float" office:value="124.5">
            <text:p>124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03-20T06:00:00">
            <text:p>Wed Mar 20 06:00:00 2019</text:p>
          </table:table-cell>
          <table:table-cell office:value-type="float" office:value="122.6667">
            <text:p>122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3-20T08:00:00">
            <text:p>Wed Mar 20 08:00:00 2019</text:p>
          </table:table-cell>
          <table:table-cell office:value-type="float" office:value="125.0">
            <text:p>125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9-03-30T01:00:00">
            <text:p>Sat Mar 30 01:00:00 2019</text:p>
          </table:table-cell>
          <table:table-cell office:value-type="float" office:value="288.8333">
            <text:p>288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03-30T02:00:00">
            <text:p>Sat Mar 30 02:00:00 2019</text:p>
          </table:table-cell>
          <table:table-cell office:value-type="float" office:value="304.8333">
            <text:p>304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3-30T03:00:00">
            <text:p>Sat Mar 30 03:00:00 2019</text:p>
          </table:table-cell>
          <table:table-cell office:value-type="float" office:value="217.8333">
            <text:p>217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03-30T04:00:00">
            <text:p>Sat Mar 30 04:00:00 2019</text:p>
          </table:table-cell>
          <table:table-cell office:value-type="float" office:value="179.3333">
            <text:p>179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03-31T01:00:00">
            <text:p>Sun Mar 31 01:00:00 2019</text:p>
          </table:table-cell>
          <table:table-cell office:value-type="float" office:value="304.8333">
            <text:p>304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3-31T02:00:00">
            <text:p>Sun Mar 31 02:00:00 2019</text:p>
          </table:table-cell>
          <table:table-cell office:value-type="float" office:value="275.8">
            <text:p>275.8</text:p>
          </table:table-cell>
          <table:table-cell office:value-type="float" office:value="75.2">
            <text:p>75.2</text:p>
          </table:table-cell>
        </table:table-row>
        <table:table-row>
          <table:table-cell table:style-name="pd1" office:value-type="date" office:date-value="2019-03-31T05:00:00">
            <text:p>Sun Mar 31 05:00:00 2019</text:p>
          </table:table-cell>
          <table:table-cell office:value-type="float" office:value="205.0">
            <text:p>205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4-02T05:00:00">
            <text:p>Tue Apr  2 05:00:00 2019</text:p>
          </table:table-cell>
          <table:table-cell office:value-type="float" office:value="184.1667">
            <text:p>184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4-02T08:00:00">
            <text:p>Tue Apr  2 08:00:00 2019</text:p>
          </table:table-cell>
          <table:table-cell office:value-type="float" office:value="132.1667">
            <text:p>132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9-04-03T04:00:00">
            <text:p>Wed Apr  3 04:00:00 2019</text:p>
          </table:table-cell>
          <table:table-cell office:value-type="float" office:value="245.3333">
            <text:p>245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4-03T05:00:00">
            <text:p>Wed Apr  3 05:00:00 2019</text:p>
          </table:table-cell>
          <table:table-cell office:value-type="float" office:value="306.8333">
            <text:p>306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04-03T06:00:00">
            <text:p>Wed Apr  3 06:00:00 2019</text:p>
          </table:table-cell>
          <table:table-cell office:value-type="float" office:value="216.1667">
            <text:p>216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4-04T04:00:00">
            <text:p>Thu Apr  4 04:00:00 2019</text:p>
          </table:table-cell>
          <table:table-cell office:value-type="float" office:value="326.6667">
            <text:p>326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04-04T05:00:00">
            <text:p>Thu Apr  4 05:00:00 2019</text:p>
          </table:table-cell>
          <table:table-cell office:value-type="float" office:value="326.5">
            <text:p>326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9-04-04T06:00:00">
            <text:p>Thu Apr  4 06:00:00 2019</text:p>
          </table:table-cell>
          <table:table-cell office:value-type="float" office:value="328.1667">
            <text:p>328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04-04T07:00:00">
            <text:p>Thu Apr  4 07:00:00 2019</text:p>
          </table:table-cell>
          <table:table-cell office:value-type="float" office:value="282.0">
            <text:p>282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9-04-04T08:00:00">
            <text:p>Thu Apr  4 08:00:00 2019</text:p>
          </table:table-cell>
          <table:table-cell office:value-type="float" office:value="212.1667">
            <text:p>212.1667</text:p>
          </table:table-cell>
          <table:table-cell office:value-type="float" office:value="41.6">
            <text:p>41.6</text:p>
          </table:table-cell>
        </table:table-row>
        <table:table-row>
          <table:table-cell table:style-name="pd1" office:value-type="date" office:date-value="2019-04-04T11:00:00">
            <text:p>Thu Apr  4 11:00:00 2019</text:p>
          </table:table-cell>
          <table:table-cell office:value-type="float" office:value="340.0">
            <text:p>340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9-04-04T12:00:00">
            <text:p>Thu Apr  4 12:00:00 2019</text:p>
          </table:table-cell>
          <table:table-cell office:value-type="float" office:value="304.8333">
            <text:p>304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9-04-04T13:00:00">
            <text:p>Thu Apr  4 13:00:00 2019</text:p>
          </table:table-cell>
          <table:table-cell office:value-type="float" office:value="272.8333">
            <text:p>272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9-04-05T07:00:00">
            <text:p>Fri Apr  5 07:00:00 2019</text:p>
          </table:table-cell>
          <table:table-cell office:value-type="float" office:value="198.0">
            <text:p>198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4-05T08:00:00">
            <text:p>Fri Apr  5 08:00:00 2019</text:p>
          </table:table-cell>
          <table:table-cell office:value-type="float" office:value="198.0">
            <text:p>198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4-05T09:00:00">
            <text:p>Fri Apr  5 09:00:00 2019</text:p>
          </table:table-cell>
          <table:table-cell office:value-type="float" office:value="187.1667">
            <text:p>187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4-06T03:00:00">
            <text:p>Sat Apr  6 03:00:00 2019</text:p>
          </table:table-cell>
          <table:table-cell office:value-type="float" office:value="227.3333">
            <text:p>227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4-06T04:00:00">
            <text:p>Sat Apr  6 04:00:00 2019</text:p>
          </table:table-cell>
          <table:table-cell office:value-type="float" office:value="222.3333">
            <text:p>222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4-06T05:00:00">
            <text:p>Sat Apr  6 05:00:00 2019</text:p>
          </table:table-cell>
          <table:table-cell office:value-type="float" office:value="241.0">
            <text:p>241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04-06T06:00:00">
            <text:p>Sat Apr  6 06:00:00 2019</text:p>
          </table:table-cell>
          <table:table-cell office:value-type="float" office:value="243.6667">
            <text:p>243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04-06T07:00:00">
            <text:p>Sat Apr  6 07:00:00 2019</text:p>
          </table:table-cell>
          <table:table-cell office:value-type="float" office:value="245.1667">
            <text:p>245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04-06T08:00:00">
            <text:p>Sat Apr  6 08:00:00 2019</text:p>
          </table:table-cell>
          <table:table-cell office:value-type="float" office:value="243.8333">
            <text:p>243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04-07T03:00:00">
            <text:p>Sun Apr  7 03:00:00 2019</text:p>
          </table:table-cell>
          <table:table-cell office:value-type="float" office:value="235.1667">
            <text:p>235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4-07T04:00:00">
            <text:p>Sun Apr  7 04:00:00 2019</text:p>
          </table:table-cell>
          <table:table-cell office:value-type="float" office:value="237.0">
            <text:p>237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4-07T05:00:00">
            <text:p>Sun Apr  7 05:00:00 2019</text:p>
          </table:table-cell>
          <table:table-cell office:value-type="float" office:value="245.8333">
            <text:p>245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04-07T06:00:00">
            <text:p>Sun Apr  7 06:00:00 2019</text:p>
          </table:table-cell>
          <table:table-cell office:value-type="float" office:value="257.0">
            <text:p>257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04-07T07:00:00">
            <text:p>Sun Apr  7 07:00:00 2019</text:p>
          </table:table-cell>
          <table:table-cell office:value-type="float" office:value="243.5">
            <text:p>243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04-07T08:00:00">
            <text:p>Sun Apr  7 08:00:00 2019</text:p>
          </table:table-cell>
          <table:table-cell office:value-type="float" office:value="241.3333">
            <text:p>241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4-07T09:00:00">
            <text:p>Sun Apr  7 09:00:00 2019</text:p>
          </table:table-cell>
          <table:table-cell office:value-type="float" office:value="236.1667">
            <text:p>236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4-07T10:00:00">
            <text:p>Sun Apr  7 10:00:00 2019</text:p>
          </table:table-cell>
          <table:table-cell office:value-type="float" office:value="256.1667">
            <text:p>256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04-07T11:00:00">
            <text:p>Sun Apr  7 11:00:00 2019</text:p>
          </table:table-cell>
          <table:table-cell office:value-type="float" office:value="243.3333">
            <text:p>243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4-08T00:00:00">
            <text:p>Mon Apr  8 00:00:00 2019</text:p>
          </table:table-cell>
          <table:table-cell office:value-type="float" office:value="204.8333">
            <text:p>204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4-08T01:00:00">
            <text:p>Mon Apr  8 01:00:00 2019</text:p>
          </table:table-cell>
          <table:table-cell office:value-type="float" office:value="203.0">
            <text:p>203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04-08T02:00:00">
            <text:p>Mon Apr  8 02:00:00 2019</text:p>
          </table:table-cell>
          <table:table-cell office:value-type="float" office:value="215.3333">
            <text:p>215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04-08T03:00:00">
            <text:p>Mon Apr  8 03:00:00 2019</text:p>
          </table:table-cell>
          <table:table-cell office:value-type="float" office:value="211.6667">
            <text:p>211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4-08T04:00:00">
            <text:p>Mon Apr  8 04:00:00 2019</text:p>
          </table:table-cell>
          <table:table-cell office:value-type="float" office:value="202.5">
            <text:p>202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04-08T05:00:00">
            <text:p>Mon Apr  8 05:00:00 2019</text:p>
          </table:table-cell>
          <table:table-cell office:value-type="float" office:value="207.6667">
            <text:p>207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04-08T06:00:00">
            <text:p>Mon Apr  8 06:00:00 2019</text:p>
          </table:table-cell>
          <table:table-cell office:value-type="float" office:value="216.6667">
            <text:p>216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04-09T05:00:00">
            <text:p>Tue Apr  9 05:00:00 2019</text:p>
          </table:table-cell>
          <table:table-cell office:value-type="float" office:value="268.0">
            <text:p>268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04-09T06:00:00">
            <text:p>Tue Apr  9 06:00:00 2019</text:p>
          </table:table-cell>
          <table:table-cell office:value-type="float" office:value="262.0">
            <text:p>262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04-09T07:00:00">
            <text:p>Tue Apr  9 07:00:00 2019</text:p>
          </table:table-cell>
          <table:table-cell office:value-type="float" office:value="266.1667">
            <text:p>266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4-09T08:00:00">
            <text:p>Tue Apr  9 08:00:00 2019</text:p>
          </table:table-cell>
          <table:table-cell office:value-type="float" office:value="268.8333">
            <text:p>268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4-09T09:00:00">
            <text:p>Tue Apr  9 09:00:00 2019</text:p>
          </table:table-cell>
          <table:table-cell office:value-type="float" office:value="248.6667">
            <text:p>248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04-09T10:00:00">
            <text:p>Tue Apr  9 10:00:00 2019</text:p>
          </table:table-cell>
          <table:table-cell office:value-type="float" office:value="205.8333">
            <text:p>205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4-09T11:00:00">
            <text:p>Tue Apr  9 11:00:00 2019</text:p>
          </table:table-cell>
          <table:table-cell office:value-type="float" office:value="247.8333">
            <text:p>247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04-09T12:00:00">
            <text:p>Tue Apr  9 12:00:00 2019</text:p>
          </table:table-cell>
          <table:table-cell office:value-type="float" office:value="257.6667">
            <text:p>257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4-10T04:00:00">
            <text:p>Wed Apr 10 04:00:00 2019</text:p>
          </table:table-cell>
          <table:table-cell office:value-type="float" office:value="314.3333">
            <text:p>314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04-10T05:00:00">
            <text:p>Wed Apr 10 05:00:00 2019</text:p>
          </table:table-cell>
          <table:table-cell office:value-type="float" office:value="298.8333">
            <text:p>298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4-10T06:00:00">
            <text:p>Wed Apr 10 06:00:00 2019</text:p>
          </table:table-cell>
          <table:table-cell office:value-type="float" office:value="258.6667">
            <text:p>258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04-10T07:00:00">
            <text:p>Wed Apr 10 07:00:00 2019</text:p>
          </table:table-cell>
          <table:table-cell office:value-type="float" office:value="208.1667">
            <text:p>208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04-10T08:00:00">
            <text:p>Wed Apr 10 08:00:00 2019</text:p>
          </table:table-cell>
          <table:table-cell office:value-type="float" office:value="270.3333">
            <text:p>270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4-10T09:00:00">
            <text:p>Wed Apr 10 09:00:00 2019</text:p>
          </table:table-cell>
          <table:table-cell office:value-type="float" office:value="273.1667">
            <text:p>273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04-10T10:00:00">
            <text:p>Wed Apr 10 10:00:00 2019</text:p>
          </table:table-cell>
          <table:table-cell office:value-type="float" office:value="243.3333">
            <text:p>243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04-11T04:00:00">
            <text:p>Thu Apr 11 04:00:00 2019</text:p>
          </table:table-cell>
          <table:table-cell office:value-type="float" office:value="285.0">
            <text:p>285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4-11T05:00:00">
            <text:p>Thu Apr 11 05:00:00 2019</text:p>
          </table:table-cell>
          <table:table-cell office:value-type="float" office:value="313.6667">
            <text:p>313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4-11T06:00:00">
            <text:p>Thu Apr 11 06:00:00 2019</text:p>
          </table:table-cell>
          <table:table-cell office:value-type="float" office:value="294.1667">
            <text:p>294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04-11T07:00:00">
            <text:p>Thu Apr 11 07:00:00 2019</text:p>
          </table:table-cell>
          <table:table-cell office:value-type="float" office:value="266.0">
            <text:p>266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4-11T10:00:00">
            <text:p>Thu Apr 11 10:00:00 2019</text:p>
          </table:table-cell>
          <table:table-cell office:value-type="float" office:value="288.5">
            <text:p>288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04-11T11:00:00">
            <text:p>Thu Apr 11 11:00:00 2019</text:p>
          </table:table-cell>
          <table:table-cell office:value-type="float" office:value="288.1667">
            <text:p>288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04-12T04:00:00">
            <text:p>Fri Apr 12 04:00:00 2019</text:p>
          </table:table-cell>
          <table:table-cell office:value-type="float" office:value="254.5">
            <text:p>254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04-12T06:00:00">
            <text:p>Fri Apr 12 06:00:00 2019</text:p>
          </table:table-cell>
          <table:table-cell office:value-type="float" office:value="126.0">
            <text:p>126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4-12T09:00:00">
            <text:p>Fri Apr 12 09:00:00 2019</text:p>
          </table:table-cell>
          <table:table-cell office:value-type="float" office:value="128.3333">
            <text:p>128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04-13T05:00:00">
            <text:p>Sat Apr 13 05:00:00 2019</text:p>
          </table:table-cell>
          <table:table-cell office:value-type="float" office:value="189.8333">
            <text:p>189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4-13T09:00:00">
            <text:p>Sat Apr 13 09:00:00 2019</text:p>
          </table:table-cell>
          <table:table-cell office:value-type="float" office:value="322.6667">
            <text:p>322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04-14T05:00:00">
            <text:p>Sun Apr 14 05:00:00 2019</text:p>
          </table:table-cell>
          <table:table-cell office:value-type="float" office:value="210.8333">
            <text:p>210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4-15T04:00:00">
            <text:p>Mon Apr 15 04:00:00 2019</text:p>
          </table:table-cell>
          <table:table-cell office:value-type="float" office:value="169.6667">
            <text:p>169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4-15T05:00:00">
            <text:p>Mon Apr 15 05:00:00 2019</text:p>
          </table:table-cell>
          <table:table-cell office:value-type="float" office:value="282.0">
            <text:p>282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4-15T06:00:00">
            <text:p>Mon Apr 15 06:00:00 2019</text:p>
          </table:table-cell>
          <table:table-cell office:value-type="float" office:value="126.0">
            <text:p>126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04-15T07:00:00">
            <text:p>Mon Apr 15 07:00:00 2019</text:p>
          </table:table-cell>
          <table:table-cell office:value-type="float" office:value="156.8333">
            <text:p>156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4-15T08:00:00">
            <text:p>Mon Apr 15 08:00:00 2019</text:p>
          </table:table-cell>
          <table:table-cell office:value-type="float" office:value="139.1667">
            <text:p>139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4-15T09:00:00">
            <text:p>Mon Apr 15 09:00:00 2019</text:p>
          </table:table-cell>
          <table:table-cell office:value-type="float" office:value="167.5">
            <text:p>167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4-16T06:00:00">
            <text:p>Tue Apr 16 06:00:00 2019</text:p>
          </table:table-cell>
          <table:table-cell office:value-type="float" office:value="107.3333">
            <text:p>107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04-16T07:00:00">
            <text:p>Tue Apr 16 07:00:00 2019</text:p>
          </table:table-cell>
          <table:table-cell office:value-type="float" office:value="133.5">
            <text:p>133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4-17T06:00:00">
            <text:p>Wed Apr 17 06:00:00 2019</text:p>
          </table:table-cell>
          <table:table-cell office:value-type="float" office:value="189.8333">
            <text:p>189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04-17T10:00:00">
            <text:p>Wed Apr 17 10:00:00 2019</text:p>
          </table:table-cell>
          <table:table-cell office:value-type="float" office:value="190.5">
            <text:p>190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4-18T05:00:00">
            <text:p>Thu Apr 18 05:00:00 2019</text:p>
          </table:table-cell>
          <table:table-cell office:value-type="float" office:value="299.5">
            <text:p>299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04-18T06:00:00">
            <text:p>Thu Apr 18 06:00:00 2019</text:p>
          </table:table-cell>
          <table:table-cell office:value-type="float" office:value="231.3333">
            <text:p>231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9-04-18T08:00:00">
            <text:p>Thu Apr 18 08:00:00 2019</text:p>
          </table:table-cell>
          <table:table-cell office:value-type="float" office:value="166.5">
            <text:p>166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4-18T09:00:00">
            <text:p>Thu Apr 18 09:00:00 2019</text:p>
          </table:table-cell>
          <table:table-cell office:value-type="float" office:value="252.5">
            <text:p>252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4-19T01:00:00">
            <text:p>Fri Apr 19 01:00:00 2019</text:p>
          </table:table-cell>
          <table:table-cell office:value-type="float" office:value="240.3333">
            <text:p>240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4-19T03:00:00">
            <text:p>Fri Apr 19 03:00:00 2019</text:p>
          </table:table-cell>
          <table:table-cell office:value-type="float" office:value="169.1667">
            <text:p>169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4-19T04:00:00">
            <text:p>Fri Apr 19 04:00:00 2019</text:p>
          </table:table-cell>
          <table:table-cell office:value-type="float" office:value="189.6667">
            <text:p>189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4-19T06:00:00">
            <text:p>Fri Apr 19 06:00:00 2019</text:p>
          </table:table-cell>
          <table:table-cell office:value-type="float" office:value="165.1667">
            <text:p>165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04-20T08:00:00">
            <text:p>Sat Apr 20 08:00:00 2019</text:p>
          </table:table-cell>
          <table:table-cell office:value-type="float" office:value="180.5">
            <text:p>180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04-21T09:00:00">
            <text:p>Sun Apr 21 09:00:00 2019</text:p>
          </table:table-cell>
          <table:table-cell office:value-type="float" office:value="294.1667">
            <text:p>294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4-21T10:00:00">
            <text:p>Sun Apr 21 10:00:00 2019</text:p>
          </table:table-cell>
          <table:table-cell office:value-type="float" office:value="355.6667">
            <text:p>355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04-22T03:00:00">
            <text:p>Mon Apr 22 03:00:00 2019</text:p>
          </table:table-cell>
          <table:table-cell office:value-type="float" office:value="235.8333">
            <text:p>235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4-22T04:00:00">
            <text:p>Mon Apr 22 04:00:00 2019</text:p>
          </table:table-cell>
          <table:table-cell office:value-type="float" office:value="296.8333">
            <text:p>296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04-22T05:00:00">
            <text:p>Mon Apr 22 05:00:00 2019</text:p>
          </table:table-cell>
          <table:table-cell office:value-type="float" office:value="248.3333">
            <text:p>248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9-04-22T06:00:00">
            <text:p>Mon Apr 22 06:00:00 2019</text:p>
          </table:table-cell>
          <table:table-cell office:value-type="float" office:value="226.5">
            <text:p>226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04-22T07:00:00">
            <text:p>Mon Apr 22 07:00:00 2019</text:p>
          </table:table-cell>
          <table:table-cell office:value-type="float" office:value="238.0">
            <text:p>238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9-04-23T07:00:00">
            <text:p>Tue Apr 23 07:00:00 2019</text:p>
          </table:table-cell>
          <table:table-cell office:value-type="float" office:value="273.0">
            <text:p>273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04-23T08:00:00">
            <text:p>Tue Apr 23 08:00:00 2019</text:p>
          </table:table-cell>
          <table:table-cell office:value-type="float" office:value="224.3333">
            <text:p>224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9-04-23T09:00:00">
            <text:p>Tue Apr 23 09:00:00 2019</text:p>
          </table:table-cell>
          <table:table-cell office:value-type="float" office:value="227.8333">
            <text:p>227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04-23T10:00:00">
            <text:p>Tue Apr 23 10:00:00 2019</text:p>
          </table:table-cell>
          <table:table-cell office:value-type="float" office:value="235.6667">
            <text:p>23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4-23T11:00:00">
            <text:p>Tue Apr 23 11:00:00 2019</text:p>
          </table:table-cell>
          <table:table-cell office:value-type="float" office:value="260.5">
            <text:p>260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4-23T12:00:00">
            <text:p>Tue Apr 23 12:00:00 2019</text:p>
          </table:table-cell>
          <table:table-cell office:value-type="float" office:value="252.3333">
            <text:p>252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9-04-24T04:00:00">
            <text:p>Wed Apr 24 04:00:00 2019</text:p>
          </table:table-cell>
          <table:table-cell office:value-type="float" office:value="213.8333">
            <text:p>213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04-24T07:00:00">
            <text:p>Wed Apr 24 07:00:00 2019</text:p>
          </table:table-cell>
          <table:table-cell office:value-type="float" office:value="164.6667">
            <text:p>164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4-24T08:00:00">
            <text:p>Wed Apr 24 08:00:00 2019</text:p>
          </table:table-cell>
          <table:table-cell office:value-type="float" office:value="186.8333">
            <text:p>186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4-24T09:00:00">
            <text:p>Wed Apr 24 09:00:00 2019</text:p>
          </table:table-cell>
          <table:table-cell office:value-type="float" office:value="176.0">
            <text:p>176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4-25T04:00:00">
            <text:p>Thu Apr 25 04:00:00 2019</text:p>
          </table:table-cell>
          <table:table-cell office:value-type="float" office:value="219.5">
            <text:p>219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4-25T05:00:00">
            <text:p>Thu Apr 25 05:00:00 2019</text:p>
          </table:table-cell>
          <table:table-cell office:value-type="float" office:value="225.5">
            <text:p>225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04-25T06:00:00">
            <text:p>Thu Apr 25 06:00:00 2019</text:p>
          </table:table-cell>
          <table:table-cell office:value-type="float" office:value="225.0">
            <text:p>225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4-25T07:00:00">
            <text:p>Thu Apr 25 07:00:00 2019</text:p>
          </table:table-cell>
          <table:table-cell office:value-type="float" office:value="220.6667">
            <text:p>220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4-25T08:00:00">
            <text:p>Thu Apr 25 08:00:00 2019</text:p>
          </table:table-cell>
          <table:table-cell office:value-type="float" office:value="220.0">
            <text:p>220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04-25T09:00:00">
            <text:p>Thu Apr 25 09:00:00 2019</text:p>
          </table:table-cell>
          <table:table-cell office:value-type="float" office:value="216.3333">
            <text:p>216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4-25T10:00:00">
            <text:p>Thu Apr 25 10:00:00 2019</text:p>
          </table:table-cell>
          <table:table-cell office:value-type="float" office:value="228.3333">
            <text:p>228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04-25T11:00:00">
            <text:p>Thu Apr 25 11:00:00 2019</text:p>
          </table:table-cell>
          <table:table-cell office:value-type="float" office:value="236.3333">
            <text:p>236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4-25T12:00:00">
            <text:p>Thu Apr 25 12:00:00 2019</text:p>
          </table:table-cell>
          <table:table-cell office:value-type="float" office:value="234.6667">
            <text:p>234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9-04-25T13:00:00">
            <text:p>Thu Apr 25 13:00:00 2019</text:p>
          </table:table-cell>
          <table:table-cell office:value-type="float" office:value="256.0">
            <text:p>256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9-04-26T02:00:00">
            <text:p>Fri Apr 26 02:00:00 2019</text:p>
          </table:table-cell>
          <table:table-cell office:value-type="float" office:value="292.6667">
            <text:p>292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4-26T03:00:00">
            <text:p>Fri Apr 26 03:00:00 2019</text:p>
          </table:table-cell>
          <table:table-cell office:value-type="float" office:value="299.6667">
            <text:p>299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4-26T04:00:00">
            <text:p>Fri Apr 26 04:00:00 2019</text:p>
          </table:table-cell>
          <table:table-cell office:value-type="float" office:value="325.8333">
            <text:p>325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04-26T05:00:00">
            <text:p>Fri Apr 26 05:00:00 2019</text:p>
          </table:table-cell>
          <table:table-cell office:value-type="float" office:value="341.0">
            <text:p>341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4-29T02:00:00">
            <text:p>Mon Apr 29 02:00:00 2019</text:p>
          </table:table-cell>
          <table:table-cell office:value-type="float" office:value="254.3333">
            <text:p>254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04-29T03:00:00">
            <text:p>Mon Apr 29 03:00:00 2019</text:p>
          </table:table-cell>
          <table:table-cell office:value-type="float" office:value="282.6667">
            <text:p>282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9-04-29T04:00:00">
            <text:p>Mon Apr 29 04:00:00 2019</text:p>
          </table:table-cell>
          <table:table-cell office:value-type="float" office:value="312.6667">
            <text:p>312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9-04-30T06:00:00">
            <text:p>Tue Apr 30 06:00:00 2019</text:p>
          </table:table-cell>
          <table:table-cell office:value-type="float" office:value="259.0">
            <text:p>259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4-30T07:00:00">
            <text:p>Tue Apr 30 07:00:00 2019</text:p>
          </table:table-cell>
          <table:table-cell office:value-type="float" office:value="287.1667">
            <text:p>287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4-30T08:00:00">
            <text:p>Tue Apr 30 08:00:00 2019</text:p>
          </table:table-cell>
          <table:table-cell office:value-type="float" office:value="265.5">
            <text:p>265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5-01T05:00:00">
            <text:p>Wed May  1 05:00:00 2019</text:p>
          </table:table-cell>
          <table:table-cell office:value-type="float" office:value="235.6667">
            <text:p>235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05-01T06:00:00">
            <text:p>Wed May  1 06:00:00 2019</text:p>
          </table:table-cell>
          <table:table-cell office:value-type="float" office:value="257.8333">
            <text:p>257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05-02T07:00:00">
            <text:p>Thu May  2 07:00:00 2019</text:p>
          </table:table-cell>
          <table:table-cell office:value-type="float" office:value="178.1667">
            <text:p>178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5-02T08:00:00">
            <text:p>Thu May  2 08:00:00 2019</text:p>
          </table:table-cell>
          <table:table-cell office:value-type="float" office:value="190.8333">
            <text:p>190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9-05-03T05:00:00">
            <text:p>Fri May  3 05:00:00 2019</text:p>
          </table:table-cell>
          <table:table-cell office:value-type="float" office:value="301.1667">
            <text:p>301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05-03T06:00:00">
            <text:p>Fri May  3 06:00:00 2019</text:p>
          </table:table-cell>
          <table:table-cell office:value-type="float" office:value="292.6667">
            <text:p>292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9-05-03T07:00:00">
            <text:p>Fri May  3 07:00:00 2019</text:p>
          </table:table-cell>
          <table:table-cell office:value-type="float" office:value="259.3333">
            <text:p>259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9-05-03T11:00:00">
            <text:p>Fri May  3 11:00:00 2019</text:p>
          </table:table-cell>
          <table:table-cell office:value-type="float" office:value="241.0">
            <text:p>241.0</text:p>
          </table:table-cell>
          <table:table-cell office:value-type="float" office:value="86.2">
            <text:p>86.2</text:p>
          </table:table-cell>
        </table:table-row>
        <table:table-row>
          <table:table-cell table:style-name="pd1" office:value-type="date" office:date-value="2019-05-03T12:00:00">
            <text:p>Fri May  3 12:00:00 2019</text:p>
          </table:table-cell>
          <table:table-cell office:value-type="float" office:value="220.3333">
            <text:p>220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5-05T05:00:00">
            <text:p>Sun May  5 05:00:00 2019</text:p>
          </table:table-cell>
          <table:table-cell office:value-type="float" office:value="208.3333">
            <text:p>208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9-05-05T06:00:00">
            <text:p>Sun May  5 06:00:00 2019</text:p>
          </table:table-cell>
          <table:table-cell office:value-type="float" office:value="209.3333">
            <text:p>209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9-05-05T07:00:00">
            <text:p>Sun May  5 07:00:00 2019</text:p>
          </table:table-cell>
          <table:table-cell office:value-type="float" office:value="208.8333">
            <text:p>208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9-05-07T03:00:00">
            <text:p>Tue May  7 03:00:00 2019</text:p>
          </table:table-cell>
          <table:table-cell office:value-type="float" office:value="216.3333">
            <text:p>216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5-07T04:00:00">
            <text:p>Tue May  7 04:00:00 2019</text:p>
          </table:table-cell>
          <table:table-cell office:value-type="float" office:value="193.5">
            <text:p>193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05-07T05:00:00">
            <text:p>Tue May  7 05:00:00 2019</text:p>
          </table:table-cell>
          <table:table-cell office:value-type="float" office:value="238.8333">
            <text:p>238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5-07T06:00:00">
            <text:p>Tue May  7 06:00:00 2019</text:p>
          </table:table-cell>
          <table:table-cell office:value-type="float" office:value="206.6667">
            <text:p>206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05-07T07:00:00">
            <text:p>Tue May  7 07:00:00 2019</text:p>
          </table:table-cell>
          <table:table-cell office:value-type="float" office:value="163.8333">
            <text:p>163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5-08T03:00:00">
            <text:p>Wed May  8 03:00:00 2019</text:p>
          </table:table-cell>
          <table:table-cell office:value-type="float" office:value="178.8333">
            <text:p>178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05-08T04:00:00">
            <text:p>Wed May  8 04:00:00 2019</text:p>
          </table:table-cell>
          <table:table-cell office:value-type="float" office:value="190.6667">
            <text:p>190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05-08T05:00:00">
            <text:p>Wed May  8 05:00:00 2019</text:p>
          </table:table-cell>
          <table:table-cell office:value-type="float" office:value="175.6667">
            <text:p>175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9-05-08T06:00:00">
            <text:p>Wed May  8 06:00:00 2019</text:p>
          </table:table-cell>
          <table:table-cell office:value-type="float" office:value="202.3333">
            <text:p>202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05-08T07:00:00">
            <text:p>Wed May  8 07:00:00 2019</text:p>
          </table:table-cell>
          <table:table-cell office:value-type="float" office:value="210.6667">
            <text:p>210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5-08T08:00:00">
            <text:p>Wed May  8 08:00:00 2019</text:p>
          </table:table-cell>
          <table:table-cell office:value-type="float" office:value="201.8333">
            <text:p>201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9-05-09T04:00:00">
            <text:p>Thu May  9 04:00:00 2019</text:p>
          </table:table-cell>
          <table:table-cell office:value-type="float" office:value="158.0">
            <text:p>158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05-09T05:00:00">
            <text:p>Thu May  9 05:00:00 2019</text:p>
          </table:table-cell>
          <table:table-cell office:value-type="float" office:value="171.1667">
            <text:p>171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05-09T06:00:00">
            <text:p>Thu May  9 06:00:00 2019</text:p>
          </table:table-cell>
          <table:table-cell office:value-type="float" office:value="163.3333">
            <text:p>163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05-09T07:00:00">
            <text:p>Thu May  9 07:00:00 2019</text:p>
          </table:table-cell>
          <table:table-cell office:value-type="float" office:value="173.3333">
            <text:p>173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9-05-09T08:00:00">
            <text:p>Thu May  9 08:00:00 2019</text:p>
          </table:table-cell>
          <table:table-cell office:value-type="float" office:value="180.6667">
            <text:p>180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5-09T09:00:00">
            <text:p>Thu May  9 09:00:00 2019</text:p>
          </table:table-cell>
          <table:table-cell office:value-type="float" office:value="190.8333">
            <text:p>190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05-09T10:00:00">
            <text:p>Thu May  9 10:00:00 2019</text:p>
          </table:table-cell>
          <table:table-cell office:value-type="float" office:value="183.3333">
            <text:p>183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05-10T03:00:00">
            <text:p>Fri May 10 03:00:00 2019</text:p>
          </table:table-cell>
          <table:table-cell office:value-type="float" office:value="228.1667">
            <text:p>228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5-10T04:00:00">
            <text:p>Fri May 10 04:00:00 2019</text:p>
          </table:table-cell>
          <table:table-cell office:value-type="float" office:value="178.8333">
            <text:p>178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05-10T05:00:00">
            <text:p>Fri May 10 05:00:00 2019</text:p>
          </table:table-cell>
          <table:table-cell office:value-type="float" office:value="137.1667">
            <text:p>137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05-10T06:00:00">
            <text:p>Fri May 10 06:00:00 2019</text:p>
          </table:table-cell>
          <table:table-cell office:value-type="float" office:value="204.1667">
            <text:p>204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05-10T07:00:00">
            <text:p>Fri May 10 07:00:00 2019</text:p>
          </table:table-cell>
          <table:table-cell office:value-type="float" office:value="127.3333">
            <text:p>127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05-10T08:00:00">
            <text:p>Fri May 10 08:00:00 2019</text:p>
          </table:table-cell>
          <table:table-cell office:value-type="float" office:value="180.5">
            <text:p>180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5-11T06:00:00">
            <text:p>Sat May 11 06:00:00 2019</text:p>
          </table:table-cell>
          <table:table-cell office:value-type="float" office:value="241.3333">
            <text:p>241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05-13T02:00:00">
            <text:p>Mon May 13 02:00:00 2019</text:p>
          </table:table-cell>
          <table:table-cell office:value-type="float" office:value="300.0">
            <text:p>300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05-13T03:00:00">
            <text:p>Mon May 13 03:00:00 2019</text:p>
          </table:table-cell>
          <table:table-cell office:value-type="float" office:value="214.1667">
            <text:p>214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5-13T04:00:00">
            <text:p>Mon May 13 04:00:00 2019</text:p>
          </table:table-cell>
          <table:table-cell office:value-type="float" office:value="170.5">
            <text:p>170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05-14T06:00:00">
            <text:p>Tue May 14 06:00:00 2019</text:p>
          </table:table-cell>
          <table:table-cell office:value-type="float" office:value="181.0">
            <text:p>181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5-15T05:00:00">
            <text:p>Wed May 15 05:00:00 2019</text:p>
          </table:table-cell>
          <table:table-cell office:value-type="float" office:value="276.6667">
            <text:p>276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19-05-15T06:00:00">
            <text:p>Wed May 15 06:00:00 2019</text:p>
          </table:table-cell>
          <table:table-cell office:value-type="float" office:value="248.1667">
            <text:p>248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9-05-15T09:00:00">
            <text:p>Wed May 15 09:00:00 2019</text:p>
          </table:table-cell>
          <table:table-cell office:value-type="float" office:value="179.8333">
            <text:p>179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05-15T10:00:00">
            <text:p>Wed May 15 10:00:00 2019</text:p>
          </table:table-cell>
          <table:table-cell office:value-type="float" office:value="192.5">
            <text:p>192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05-16T05:00:00">
            <text:p>Thu May 16 05:00:00 2019</text:p>
          </table:table-cell>
          <table:table-cell office:value-type="float" office:value="210.0">
            <text:p>210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05-16T06:00:00">
            <text:p>Thu May 16 06:00:00 2019</text:p>
          </table:table-cell>
          <table:table-cell office:value-type="float" office:value="212.3333">
            <text:p>212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5-16T07:00:00">
            <text:p>Thu May 16 07:00:00 2019</text:p>
          </table:table-cell>
          <table:table-cell office:value-type="float" office:value="194.3333">
            <text:p>194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05-16T08:00:00">
            <text:p>Thu May 16 08:00:00 2019</text:p>
          </table:table-cell>
          <table:table-cell office:value-type="float" office:value="140.3333">
            <text:p>140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05-16T09:00:00">
            <text:p>Thu May 16 09:00:00 2019</text:p>
          </table:table-cell>
          <table:table-cell office:value-type="float" office:value="161.8333">
            <text:p>161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05-17T04:00:00">
            <text:p>Fri May 17 04:00:00 2019</text:p>
          </table:table-cell>
          <table:table-cell office:value-type="float" office:value="310.8333">
            <text:p>310.8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9-05-17T05:00:00">
            <text:p>Fri May 17 05:00:00 2019</text:p>
          </table:table-cell>
          <table:table-cell office:value-type="float" office:value="317.3333">
            <text:p>317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9-05-17T06:00:00">
            <text:p>Fri May 17 06:00:00 2019</text:p>
          </table:table-cell>
          <table:table-cell office:value-type="float" office:value="318.1667">
            <text:p>318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5-17T07:00:00">
            <text:p>Fri May 17 07:00:00 2019</text:p>
          </table:table-cell>
          <table:table-cell office:value-type="float" office:value="317.3333">
            <text:p>317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9-05-17T08:00:00">
            <text:p>Fri May 17 08:00:00 2019</text:p>
          </table:table-cell>
          <table:table-cell office:value-type="float" office:value="317.0">
            <text:p>317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05-17T09:00:00">
            <text:p>Fri May 17 09:00:00 2019</text:p>
          </table:table-cell>
          <table:table-cell office:value-type="float" office:value="315.1667">
            <text:p>315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05-17T10:00:00">
            <text:p>Fri May 17 10:00:00 2019</text:p>
          </table:table-cell>
          <table:table-cell office:value-type="float" office:value="323.5">
            <text:p>323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5-17T11:00:00">
            <text:p>Fri May 17 11:00:00 2019</text:p>
          </table:table-cell>
          <table:table-cell office:value-type="float" office:value="317.0">
            <text:p>317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9-05-17T12:00:00">
            <text:p>Fri May 17 12:00:00 2019</text:p>
          </table:table-cell>
          <table:table-cell office:value-type="float" office:value="320.0">
            <text:p>320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9-05-17T13:00:00">
            <text:p>Fri May 17 13:00:00 2019</text:p>
          </table:table-cell>
          <table:table-cell office:value-type="float" office:value="285.8333">
            <text:p>285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9-05-17T14:00:00">
            <text:p>Fri May 17 14:00:00 2019</text:p>
          </table:table-cell>
          <table:table-cell office:value-type="float" office:value="308.5">
            <text:p>308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05-17T15:00:00">
            <text:p>Fri May 17 15:00:00 2019</text:p>
          </table:table-cell>
          <table:table-cell office:value-type="float" office:value="298.3333">
            <text:p>298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5-17T16:00:00">
            <text:p>Fri May 17 16:00:00 2019</text:p>
          </table:table-cell>
          <table:table-cell office:value-type="float" office:value="300.5">
            <text:p>300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9-05-18T01:00:00">
            <text:p>Sat May 18 01:00:00 2019</text:p>
          </table:table-cell>
          <table:table-cell office:value-type="float" office:value="306.5">
            <text:p>306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5-18T02:00:00">
            <text:p>Sat May 18 02:00:00 2019</text:p>
          </table:table-cell>
          <table:table-cell office:value-type="float" office:value="316.0">
            <text:p>316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9-05-18T03:00:00">
            <text:p>Sat May 18 03:00:00 2019</text:p>
          </table:table-cell>
          <table:table-cell office:value-type="float" office:value="303.6667">
            <text:p>303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5-18T04:00:00">
            <text:p>Sat May 18 04:00:00 2019</text:p>
          </table:table-cell>
          <table:table-cell office:value-type="float" office:value="296.8333">
            <text:p>296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9-05-18T05:00:00">
            <text:p>Sat May 18 05:00:00 2019</text:p>
          </table:table-cell>
          <table:table-cell office:value-type="float" office:value="278.8333">
            <text:p>278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9-05-18T06:00:00">
            <text:p>Sat May 18 06:00:00 2019</text:p>
          </table:table-cell>
          <table:table-cell office:value-type="float" office:value="291.3333">
            <text:p>291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05-18T07:00:00">
            <text:p>Sat May 18 07:00:00 2019</text:p>
          </table:table-cell>
          <table:table-cell office:value-type="float" office:value="291.6667">
            <text:p>291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9-05-18T08:00:00">
            <text:p>Sat May 18 08:00:00 2019</text:p>
          </table:table-cell>
          <table:table-cell office:value-type="float" office:value="309.6667">
            <text:p>309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05-18T09:00:00">
            <text:p>Sat May 18 09:00:00 2019</text:p>
          </table:table-cell>
          <table:table-cell office:value-type="float" office:value="302.6667">
            <text:p>302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9-05-18T10:00:00">
            <text:p>Sat May 18 10:00:00 2019</text:p>
          </table:table-cell>
          <table:table-cell office:value-type="float" office:value="325.6667">
            <text:p>325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9-05-18T11:00:00">
            <text:p>Sat May 18 11:00:00 2019</text:p>
          </table:table-cell>
          <table:table-cell office:value-type="float" office:value="312.6667">
            <text:p>312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9-05-18T12:00:00">
            <text:p>Sat May 18 12:00:00 2019</text:p>
          </table:table-cell>
          <table:table-cell office:value-type="float" office:value="311.5">
            <text:p>311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05-18T13:00:00">
            <text:p>Sat May 18 13:00:00 2019</text:p>
          </table:table-cell>
          <table:table-cell office:value-type="float" office:value="314.3333">
            <text:p>314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9-05-18T14:00:00">
            <text:p>Sat May 18 14:00:00 2019</text:p>
          </table:table-cell>
          <table:table-cell office:value-type="float" office:value="306.8333">
            <text:p>306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9-05-19T00:00:00">
            <text:p>Sun May 19 00:00:00 2019</text:p>
          </table:table-cell>
          <table:table-cell office:value-type="float" office:value="291.0">
            <text:p>291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05-19T01:00:00">
            <text:p>Sun May 19 01:00:00 2019</text:p>
          </table:table-cell>
          <table:table-cell office:value-type="float" office:value="291.1667">
            <text:p>291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9-05-19T02:00:00">
            <text:p>Sun May 19 02:00:00 2019</text:p>
          </table:table-cell>
          <table:table-cell office:value-type="float" office:value="288.0">
            <text:p>288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9-05-19T03:00:00">
            <text:p>Sun May 19 03:00:00 2019</text:p>
          </table:table-cell>
          <table:table-cell office:value-type="float" office:value="285.0">
            <text:p>285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05-19T04:00:00">
            <text:p>Sun May 19 04:00:00 2019</text:p>
          </table:table-cell>
          <table:table-cell office:value-type="float" office:value="284.3333">
            <text:p>284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05-19T05:00:00">
            <text:p>Sun May 19 05:00:00 2019</text:p>
          </table:table-cell>
          <table:table-cell office:value-type="float" office:value="272.1667">
            <text:p>272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9-05-19T06:00:00">
            <text:p>Sun May 19 06:00:00 2019</text:p>
          </table:table-cell>
          <table:table-cell office:value-type="float" office:value="282.6667">
            <text:p>282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5-19T07:00:00">
            <text:p>Sun May 19 07:00:00 2019</text:p>
          </table:table-cell>
          <table:table-cell office:value-type="float" office:value="294.3333">
            <text:p>294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5-19T08:00:00">
            <text:p>Sun May 19 08:00:00 2019</text:p>
          </table:table-cell>
          <table:table-cell office:value-type="float" office:value="297.5">
            <text:p>297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9-05-19T09:00:00">
            <text:p>Sun May 19 09:00:00 2019</text:p>
          </table:table-cell>
          <table:table-cell office:value-type="float" office:value="299.8333">
            <text:p>299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05-19T10:00:00">
            <text:p>Sun May 19 10:00:00 2019</text:p>
          </table:table-cell>
          <table:table-cell office:value-type="float" office:value="320.6667">
            <text:p>320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9-05-19T11:00:00">
            <text:p>Sun May 19 11:00:00 2019</text:p>
          </table:table-cell>
          <table:table-cell office:value-type="float" office:value="302.3333">
            <text:p>302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9-05-19T12:00:00">
            <text:p>Sun May 19 12:00:00 2019</text:p>
          </table:table-cell>
          <table:table-cell office:value-type="float" office:value="315.1667">
            <text:p>315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9-05-19T22:00:00">
            <text:p>Sun May 19 22:00:00 2019</text:p>
          </table:table-cell>
          <table:table-cell office:value-type="float" office:value="234.5">
            <text:p>234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5-19T23:00:00">
            <text:p>Sun May 19 23:00:00 2019</text:p>
          </table:table-cell>
          <table:table-cell office:value-type="float" office:value="226.5">
            <text:p>226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05-20T00:00:00">
            <text:p>Mon May 20 00:00:00 2019</text:p>
          </table:table-cell>
          <table:table-cell office:value-type="float" office:value="186.1667">
            <text:p>186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5-20T01:00:00">
            <text:p>Mon May 20 01:00:00 2019</text:p>
          </table:table-cell>
          <table:table-cell office:value-type="float" office:value="195.6667">
            <text:p>195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5-20T02:00:00">
            <text:p>Mon May 20 02:00:00 2019</text:p>
          </table:table-cell>
          <table:table-cell office:value-type="float" office:value="193.0">
            <text:p>193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05-20T03:00:00">
            <text:p>Mon May 20 03:00:00 2019</text:p>
          </table:table-cell>
          <table:table-cell office:value-type="float" office:value="169.0">
            <text:p>169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05-20T04:00:00">
            <text:p>Mon May 20 04:00:00 2019</text:p>
          </table:table-cell>
          <table:table-cell office:value-type="float" office:value="172.0">
            <text:p>172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05-21T03:00:00">
            <text:p>Tue May 21 03:00:00 2019</text:p>
          </table:table-cell>
          <table:table-cell office:value-type="float" office:value="274.5">
            <text:p>274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5-21T16:00:00">
            <text:p>Tue May 21 16:00:00 2019</text:p>
          </table:table-cell>
          <table:table-cell office:value-type="float" office:value="195.1667">
            <text:p>195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5-21T17:00:00">
            <text:p>Tue May 21 17:00:00 2019</text:p>
          </table:table-cell>
          <table:table-cell office:value-type="float" office:value="170.1667">
            <text:p>170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05-21T18:00:00">
            <text:p>Tue May 21 18:00:00 2019</text:p>
          </table:table-cell>
          <table:table-cell office:value-type="float" office:value="154.6667">
            <text:p>154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5-21T19:00:00">
            <text:p>Tue May 21 19:00:00 2019</text:p>
          </table:table-cell>
          <table:table-cell office:value-type="float" office:value="181.8333">
            <text:p>181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05-21T20:00:00">
            <text:p>Tue May 21 20:00:00 2019</text:p>
          </table:table-cell>
          <table:table-cell office:value-type="float" office:value="205.3333">
            <text:p>205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5-21T21:00:00">
            <text:p>Tue May 21 21:00:00 2019</text:p>
          </table:table-cell>
          <table:table-cell office:value-type="float" office:value="212.1667">
            <text:p>212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5-21T22:00:00">
            <text:p>Tue May 21 22:00:00 2019</text:p>
          </table:table-cell>
          <table:table-cell office:value-type="float" office:value="222.0">
            <text:p>222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05-23T05:00:00">
            <text:p>Thu May 23 05:00:00 2019</text:p>
          </table:table-cell>
          <table:table-cell office:value-type="float" office:value="198.0">
            <text:p>198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05-23T06:00:00">
            <text:p>Thu May 23 06:00:00 2019</text:p>
          </table:table-cell>
          <table:table-cell office:value-type="float" office:value="199.0">
            <text:p>199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5-24T04:00:00">
            <text:p>Fri May 24 04:00:00 2019</text:p>
          </table:table-cell>
          <table:table-cell office:value-type="float" office:value="329.3333">
            <text:p>329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05-24T05:00:00">
            <text:p>Fri May 24 05:00:00 2019</text:p>
          </table:table-cell>
          <table:table-cell office:value-type="float" office:value="288.3333">
            <text:p>288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5-24T06:00:00">
            <text:p>Fri May 24 06:00:00 2019</text:p>
          </table:table-cell>
          <table:table-cell office:value-type="float" office:value="298.6667">
            <text:p>298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05-24T07:00:00">
            <text:p>Fri May 24 07:00:00 2019</text:p>
          </table:table-cell>
          <table:table-cell office:value-type="float" office:value="229.6667">
            <text:p>229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05-24T08:00:00">
            <text:p>Fri May 24 08:00:00 2019</text:p>
          </table:table-cell>
          <table:table-cell office:value-type="float" office:value="327.0">
            <text:p>327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05-24T09:00:00">
            <text:p>Fri May 24 09:00:00 2019</text:p>
          </table:table-cell>
          <table:table-cell office:value-type="float" office:value="337.0">
            <text:p>337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5-25T05:00:00">
            <text:p>Sat May 25 05:00:00 2019</text:p>
          </table:table-cell>
          <table:table-cell office:value-type="float" office:value="230.8333">
            <text:p>230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05-25T06:00:00">
            <text:p>Sat May 25 06:00:00 2019</text:p>
          </table:table-cell>
          <table:table-cell office:value-type="float" office:value="239.8333">
            <text:p>239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5-25T07:00:00">
            <text:p>Sat May 25 07:00:00 2019</text:p>
          </table:table-cell>
          <table:table-cell office:value-type="float" office:value="312.8333">
            <text:p>312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5-25T08:00:00">
            <text:p>Sat May 25 08:00:00 2019</text:p>
          </table:table-cell>
          <table:table-cell office:value-type="float" office:value="336.6667">
            <text:p>336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9-05-25T09:00:00">
            <text:p>Sat May 25 09:00:00 2019</text:p>
          </table:table-cell>
          <table:table-cell office:value-type="float" office:value="296.3333">
            <text:p>296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05-26T04:00:00">
            <text:p>Sun May 26 04:00:00 2019</text:p>
          </table:table-cell>
          <table:table-cell office:value-type="float" office:value="234.8333">
            <text:p>234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05-26T05:00:00">
            <text:p>Sun May 26 05:00:00 2019</text:p>
          </table:table-cell>
          <table:table-cell office:value-type="float" office:value="234.0">
            <text:p>234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9-05-26T06:00:00">
            <text:p>Sun May 26 06:00:00 2019</text:p>
          </table:table-cell>
          <table:table-cell office:value-type="float" office:value="240.1667">
            <text:p>240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9-05-26T07:00:00">
            <text:p>Sun May 26 07:00:00 2019</text:p>
          </table:table-cell>
          <table:table-cell office:value-type="float" office:value="217.5">
            <text:p>217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9-05-26T08:00:00">
            <text:p>Sun May 26 08:00:00 2019</text:p>
          </table:table-cell>
          <table:table-cell office:value-type="float" office:value="215.0">
            <text:p>215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05-26T09:00:00">
            <text:p>Sun May 26 09:00:00 2019</text:p>
          </table:table-cell>
          <table:table-cell office:value-type="float" office:value="312.1667">
            <text:p>312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5-28T04:00:00">
            <text:p>Tue May 28 04:00:00 2019</text:p>
          </table:table-cell>
          <table:table-cell office:value-type="float" office:value="222.8333">
            <text:p>222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5-28T05:00:00">
            <text:p>Tue May 28 05:00:00 2019</text:p>
          </table:table-cell>
          <table:table-cell office:value-type="float" office:value="213.6667">
            <text:p>213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05-28T06:00:00">
            <text:p>Tue May 28 06:00:00 2019</text:p>
          </table:table-cell>
          <table:table-cell office:value-type="float" office:value="271.0">
            <text:p>271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5-28T07:00:00">
            <text:p>Tue May 28 07:00:00 2019</text:p>
          </table:table-cell>
          <table:table-cell office:value-type="float" office:value="174.0">
            <text:p>174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9-05-28T08:00:00">
            <text:p>Tue May 28 08:00:00 2019</text:p>
          </table:table-cell>
          <table:table-cell office:value-type="float" office:value="225.6667">
            <text:p>225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05-30T03:00:00">
            <text:p>Thu May 30 03:00:00 2019</text:p>
          </table:table-cell>
          <table:table-cell office:value-type="float" office:value="196.8333">
            <text:p>196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05-30T04:00:00">
            <text:p>Thu May 30 04:00:00 2019</text:p>
          </table:table-cell>
          <table:table-cell office:value-type="float" office:value="180.3333">
            <text:p>180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6-01T02:00:00">
            <text:p>Sat Jun  1 02:00:00 2019</text:p>
          </table:table-cell>
          <table:table-cell office:value-type="float" office:value="322.6667">
            <text:p>322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6-01T03:00:00">
            <text:p>Sat Jun  1 03:00:00 2019</text:p>
          </table:table-cell>
          <table:table-cell office:value-type="float" office:value="336.1667">
            <text:p>336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6-02T03:00:00">
            <text:p>Sun Jun  2 03:00:00 2019</text:p>
          </table:table-cell>
          <table:table-cell office:value-type="float" office:value="269.6667">
            <text:p>269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06-02T04:00:00">
            <text:p>Sun Jun  2 04:00:00 2019</text:p>
          </table:table-cell>
          <table:table-cell office:value-type="float" office:value="241.6667">
            <text:p>241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9-06-02T05:00:00">
            <text:p>Sun Jun  2 05:00:00 2019</text:p>
          </table:table-cell>
          <table:table-cell office:value-type="float" office:value="235.5">
            <text:p>235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06-02T06:00:00">
            <text:p>Sun Jun  2 06:00:00 2019</text:p>
          </table:table-cell>
          <table:table-cell office:value-type="float" office:value="245.1667">
            <text:p>245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9-06-03T05:00:00">
            <text:p>Mon Jun  3 05:00:00 2019</text:p>
          </table:table-cell>
          <table:table-cell office:value-type="float" office:value="270.6667">
            <text:p>270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9-06-04T07:00:00">
            <text:p>Tue Jun  4 07:00:00 2019</text:p>
          </table:table-cell>
          <table:table-cell office:value-type="float" office:value="167.0">
            <text:p>167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6-04T09:00:00">
            <text:p>Tue Jun  4 09:00:00 2019</text:p>
          </table:table-cell>
          <table:table-cell office:value-type="float" office:value="166.1667">
            <text:p>166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6-05T04:00:00">
            <text:p>Wed Jun  5 04:00:00 2019</text:p>
          </table:table-cell>
          <table:table-cell office:value-type="float" office:value="300.3333">
            <text:p>300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06-05T05:00:00">
            <text:p>Wed Jun  5 05:00:00 2019</text:p>
          </table:table-cell>
          <table:table-cell office:value-type="float" office:value="298.1667">
            <text:p>298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9-06-05T06:00:00">
            <text:p>Wed Jun  5 06:00:00 2019</text:p>
          </table:table-cell>
          <table:table-cell office:value-type="float" office:value="286.0">
            <text:p>286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6-05T07:00:00">
            <text:p>Wed Jun  5 07:00:00 2019</text:p>
          </table:table-cell>
          <table:table-cell office:value-type="float" office:value="275.1667">
            <text:p>275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6-05T08:00:00">
            <text:p>Wed Jun  5 08:00:00 2019</text:p>
          </table:table-cell>
          <table:table-cell office:value-type="float" office:value="262.3333">
            <text:p>262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6-05T14:00:00">
            <text:p>Wed Jun  5 14:00:00 2019</text:p>
          </table:table-cell>
          <table:table-cell office:value-type="float" office:value="278.8333">
            <text:p>278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06-05T15:00:00">
            <text:p>Wed Jun  5 15:00:00 2019</text:p>
          </table:table-cell>
          <table:table-cell office:value-type="float" office:value="308.8333">
            <text:p>308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9-06-05T16:00:00">
            <text:p>Wed Jun  5 16:00:00 2019</text:p>
          </table:table-cell>
          <table:table-cell office:value-type="float" office:value="290.1667">
            <text:p>290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06-05T17:00:00">
            <text:p>Wed Jun  5 17:00:00 2019</text:p>
          </table:table-cell>
          <table:table-cell office:value-type="float" office:value="292.8333">
            <text:p>292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6-05T18:00:00">
            <text:p>Wed Jun  5 18:00:00 2019</text:p>
          </table:table-cell>
          <table:table-cell office:value-type="float" office:value="272.6667">
            <text:p>272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9-06-05T19:00:00">
            <text:p>Wed Jun  5 19:00:00 2019</text:p>
          </table:table-cell>
          <table:table-cell office:value-type="float" office:value="300.6667">
            <text:p>300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9-06-05T20:00:00">
            <text:p>Wed Jun  5 20:00:00 2019</text:p>
          </table:table-cell>
          <table:table-cell office:value-type="float" office:value="296.3333">
            <text:p>296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9-06-05T21:00:00">
            <text:p>Wed Jun  5 21:00:00 2019</text:p>
          </table:table-cell>
          <table:table-cell office:value-type="float" office:value="289.3333">
            <text:p>289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9-06-05T22:00:00">
            <text:p>Wed Jun  5 22:00:00 2019</text:p>
          </table:table-cell>
          <table:table-cell office:value-type="float" office:value="226.6667">
            <text:p>226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06-05T23:00:00">
            <text:p>Wed Jun  5 23:00:00 2019</text:p>
          </table:table-cell>
          <table:table-cell office:value-type="float" office:value="239.6667">
            <text:p>239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9-06-06T00:00:00">
            <text:p>Thu Jun  6 00:00:00 2019</text:p>
          </table:table-cell>
          <table:table-cell office:value-type="float" office:value="255.5">
            <text:p>255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06-06T01:00:00">
            <text:p>Thu Jun  6 01:00:00 2019</text:p>
          </table:table-cell>
          <table:table-cell office:value-type="float" office:value="279.5">
            <text:p>279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06-06T02:00:00">
            <text:p>Thu Jun  6 02:00:00 2019</text:p>
          </table:table-cell>
          <table:table-cell office:value-type="float" office:value="279.8333">
            <text:p>279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6-06T03:00:00">
            <text:p>Thu Jun  6 03:00:00 2019</text:p>
          </table:table-cell>
          <table:table-cell office:value-type="float" office:value="314.0">
            <text:p>314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06-06T04:00:00">
            <text:p>Thu Jun  6 04:00:00 2019</text:p>
          </table:table-cell>
          <table:table-cell office:value-type="float" office:value="332.0">
            <text:p>332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6-06T09:00:00">
            <text:p>Thu Jun  6 09:00:00 2019</text:p>
          </table:table-cell>
          <table:table-cell office:value-type="float" office:value="179.0">
            <text:p>179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06-06T13:00:00">
            <text:p>Thu Jun  6 13:00:00 2019</text:p>
          </table:table-cell>
          <table:table-cell office:value-type="float" office:value="188.1667">
            <text:p>188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9-06-07T04:00:00">
            <text:p>Fri Jun  7 04:00:00 2019</text:p>
          </table:table-cell>
          <table:table-cell office:value-type="float" office:value="222.0">
            <text:p>222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06-07T05:00:00">
            <text:p>Fri Jun  7 05:00:00 2019</text:p>
          </table:table-cell>
          <table:table-cell office:value-type="float" office:value="231.6667">
            <text:p>231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6-07T06:00:00">
            <text:p>Fri Jun  7 06:00:00 2019</text:p>
          </table:table-cell>
          <table:table-cell office:value-type="float" office:value="277.5">
            <text:p>277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6-07T07:00:00">
            <text:p>Fri Jun  7 07:00:00 2019</text:p>
          </table:table-cell>
          <table:table-cell office:value-type="float" office:value="330.1667">
            <text:p>330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6-07T08:00:00">
            <text:p>Fri Jun  7 08:00:00 2019</text:p>
          </table:table-cell>
          <table:table-cell office:value-type="float" office:value="322.3333">
            <text:p>322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6-07T09:00:00">
            <text:p>Fri Jun  7 09:00:00 2019</text:p>
          </table:table-cell>
          <table:table-cell office:value-type="float" office:value="315.1667">
            <text:p>315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6-08T02:00:00">
            <text:p>Sat Jun  8 02:00:00 2019</text:p>
          </table:table-cell>
          <table:table-cell office:value-type="float" office:value="353.6667">
            <text:p>353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9-06-09T05:00:00">
            <text:p>Sun Jun  9 05:00:00 2019</text:p>
          </table:table-cell>
          <table:table-cell office:value-type="float" office:value="215.0">
            <text:p>215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06-09T07:00:00">
            <text:p>Sun Jun  9 07:00:00 2019</text:p>
          </table:table-cell>
          <table:table-cell office:value-type="float" office:value="187.1667">
            <text:p>187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06-09T08:00:00">
            <text:p>Sun Jun  9 08:00:00 2019</text:p>
          </table:table-cell>
          <table:table-cell office:value-type="float" office:value="204.1667">
            <text:p>204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9-06-09T09:00:00">
            <text:p>Sun Jun  9 09:00:00 2019</text:p>
          </table:table-cell>
          <table:table-cell office:value-type="float" office:value="184.1667">
            <text:p>184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06-10T01:00:00">
            <text:p>Mon Jun 10 01:00:00 2019</text:p>
          </table:table-cell>
          <table:table-cell office:value-type="float" office:value="285.0">
            <text:p>285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06-10T02:00:00">
            <text:p>Mon Jun 10 02:00:00 2019</text:p>
          </table:table-cell>
          <table:table-cell office:value-type="float" office:value="294.1667">
            <text:p>294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6-10T03:00:00">
            <text:p>Mon Jun 10 03:00:00 2019</text:p>
          </table:table-cell>
          <table:table-cell office:value-type="float" office:value="296.6667">
            <text:p>296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6-10T04:00:00">
            <text:p>Mon Jun 10 04:00:00 2019</text:p>
          </table:table-cell>
          <table:table-cell office:value-type="float" office:value="327.8333">
            <text:p>327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9-06-10T05:00:00">
            <text:p>Mon Jun 10 05:00:00 2019</text:p>
          </table:table-cell>
          <table:table-cell office:value-type="float" office:value="303.5">
            <text:p>303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6-10T06:00:00">
            <text:p>Mon Jun 10 06:00:00 2019</text:p>
          </table:table-cell>
          <table:table-cell office:value-type="float" office:value="306.8333">
            <text:p>306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06-10T07:00:00">
            <text:p>Mon Jun 10 07:00:00 2019</text:p>
          </table:table-cell>
          <table:table-cell office:value-type="float" office:value="290.1667">
            <text:p>290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06-10T08:00:00">
            <text:p>Mon Jun 10 08:00:00 2019</text:p>
          </table:table-cell>
          <table:table-cell office:value-type="float" office:value="294.5">
            <text:p>294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9-06-10T09:00:00">
            <text:p>Mon Jun 10 09:00:00 2019</text:p>
          </table:table-cell>
          <table:table-cell office:value-type="float" office:value="295.3333">
            <text:p>295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06-10T10:00:00">
            <text:p>Mon Jun 10 10:00:00 2019</text:p>
          </table:table-cell>
          <table:table-cell office:value-type="float" office:value="295.6667">
            <text:p>295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06-11T05:00:00">
            <text:p>Tue Jun 11 05:00:00 2019</text:p>
          </table:table-cell>
          <table:table-cell office:value-type="float" office:value="183.6667">
            <text:p>183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6-11T06:00:00">
            <text:p>Tue Jun 11 06:00:00 2019</text:p>
          </table:table-cell>
          <table:table-cell office:value-type="float" office:value="180.0">
            <text:p>180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06-11T07:00:00">
            <text:p>Tue Jun 11 07:00:00 2019</text:p>
          </table:table-cell>
          <table:table-cell office:value-type="float" office:value="231.3333">
            <text:p>231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06-11T08:00:00">
            <text:p>Tue Jun 11 08:00:00 2019</text:p>
          </table:table-cell>
          <table:table-cell office:value-type="float" office:value="253.0">
            <text:p>25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06-11T12:00:00">
            <text:p>Tue Jun 11 12:00:00 2019</text:p>
          </table:table-cell>
          <table:table-cell office:value-type="float" office:value="276.5">
            <text:p>276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9-06-12T03:00:00">
            <text:p>Wed Jun 12 03:00:00 2019</text:p>
          </table:table-cell>
          <table:table-cell office:value-type="float" office:value="227.1667">
            <text:p>227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06-12T04:00:00">
            <text:p>Wed Jun 12 04:00:00 2019</text:p>
          </table:table-cell>
          <table:table-cell office:value-type="float" office:value="203.0">
            <text:p>203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06-12T05:00:00">
            <text:p>Wed Jun 12 05:00:00 2019</text:p>
          </table:table-cell>
          <table:table-cell office:value-type="float" office:value="169.5">
            <text:p>169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6-12T06:00:00">
            <text:p>Wed Jun 12 06:00:00 2019</text:p>
          </table:table-cell>
          <table:table-cell office:value-type="float" office:value="265.1667">
            <text:p>265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06-12T07:00:00">
            <text:p>Wed Jun 12 07:00:00 2019</text:p>
          </table:table-cell>
          <table:table-cell office:value-type="float" office:value="180.6667">
            <text:p>180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06-12T08:00:00">
            <text:p>Wed Jun 12 08:00:00 2019</text:p>
          </table:table-cell>
          <table:table-cell office:value-type="float" office:value="268.1667">
            <text:p>268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6-12T09:00:00">
            <text:p>Wed Jun 12 09:00:00 2019</text:p>
          </table:table-cell>
          <table:table-cell office:value-type="float" office:value="231.0">
            <text:p>231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6-12T10:00:00">
            <text:p>Wed Jun 12 10:00:00 2019</text:p>
          </table:table-cell>
          <table:table-cell office:value-type="float" office:value="247.8333">
            <text:p>247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9-06-13T05:00:00">
            <text:p>Thu Jun 13 05:00:00 2019</text:p>
          </table:table-cell>
          <table:table-cell office:value-type="float" office:value="243.6667">
            <text:p>243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9-06-14T06:00:00">
            <text:p>Fri Jun 14 06:00:00 2019</text:p>
          </table:table-cell>
          <table:table-cell office:value-type="float" office:value="200.5">
            <text:p>200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6-14T07:00:00">
            <text:p>Fri Jun 14 07:00:00 2019</text:p>
          </table:table-cell>
          <table:table-cell office:value-type="float" office:value="189.8333">
            <text:p>189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6-14T09:00:00">
            <text:p>Fri Jun 14 09:00:00 2019</text:p>
          </table:table-cell>
          <table:table-cell office:value-type="float" office:value="186.1667">
            <text:p>186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06-14T10:00:00">
            <text:p>Fri Jun 14 10:00:00 2019</text:p>
          </table:table-cell>
          <table:table-cell office:value-type="float" office:value="219.8333">
            <text:p>219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6-15T04:00:00">
            <text:p>Sat Jun 15 04:00:00 2019</text:p>
          </table:table-cell>
          <table:table-cell office:value-type="float" office:value="275.3333">
            <text:p>275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6-15T05:00:00">
            <text:p>Sat Jun 15 05:00:00 2019</text:p>
          </table:table-cell>
          <table:table-cell office:value-type="float" office:value="186.1667">
            <text:p>186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06-15T07:00:00">
            <text:p>Sat Jun 15 07:00:00 2019</text:p>
          </table:table-cell>
          <table:table-cell office:value-type="float" office:value="178.1667">
            <text:p>178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6-16T03:00:00">
            <text:p>Sun Jun 16 03:00:00 2019</text:p>
          </table:table-cell>
          <table:table-cell office:value-type="float" office:value="180.0">
            <text:p>180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06-16T04:00:00">
            <text:p>Sun Jun 16 04:00:00 2019</text:p>
          </table:table-cell>
          <table:table-cell office:value-type="float" office:value="186.3333">
            <text:p>186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06-17T05:00:00">
            <text:p>Mon Jun 17 05:00:00 2019</text:p>
          </table:table-cell>
          <table:table-cell office:value-type="float" office:value="224.3333">
            <text:p>224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06-18T04:00:00">
            <text:p>Tue Jun 18 04:00:00 2019</text:p>
          </table:table-cell>
          <table:table-cell office:value-type="float" office:value="204.5">
            <text:p>204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06-18T05:00:00">
            <text:p>Tue Jun 18 05:00:00 2019</text:p>
          </table:table-cell>
          <table:table-cell office:value-type="float" office:value="182.6667">
            <text:p>182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6-18T06:00:00">
            <text:p>Tue Jun 18 06:00:00 2019</text:p>
          </table:table-cell>
          <table:table-cell office:value-type="float" office:value="157.0">
            <text:p>157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06-18T07:00:00">
            <text:p>Tue Jun 18 07:00:00 2019</text:p>
          </table:table-cell>
          <table:table-cell office:value-type="float" office:value="139.6667">
            <text:p>139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6-18T08:00:00">
            <text:p>Tue Jun 18 08:00:00 2019</text:p>
          </table:table-cell>
          <table:table-cell office:value-type="float" office:value="140.0">
            <text:p>140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6-18T09:00:00">
            <text:p>Tue Jun 18 09:00:00 2019</text:p>
          </table:table-cell>
          <table:table-cell office:value-type="float" office:value="176.1667">
            <text:p>176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6-19T00:00:00">
            <text:p>Wed Jun 19 00:00:00 2019</text:p>
          </table:table-cell>
          <table:table-cell office:value-type="float" office:value="221.3333">
            <text:p>221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06-19T01:00:00">
            <text:p>Wed Jun 19 01:00:00 2019</text:p>
          </table:table-cell>
          <table:table-cell office:value-type="float" office:value="224.6667">
            <text:p>224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6-19T02:00:00">
            <text:p>Wed Jun 19 02:00:00 2019</text:p>
          </table:table-cell>
          <table:table-cell office:value-type="float" office:value="220.8333">
            <text:p>220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6-19T03:00:00">
            <text:p>Wed Jun 19 03:00:00 2019</text:p>
          </table:table-cell>
          <table:table-cell office:value-type="float" office:value="209.1667">
            <text:p>209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9-06-19T04:00:00">
            <text:p>Wed Jun 19 04:00:00 2019</text:p>
          </table:table-cell>
          <table:table-cell office:value-type="float" office:value="190.5">
            <text:p>190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9-06-19T05:00:00">
            <text:p>Wed Jun 19 05:00:00 2019</text:p>
          </table:table-cell>
          <table:table-cell office:value-type="float" office:value="204.1667">
            <text:p>204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6-19T06:00:00">
            <text:p>Wed Jun 19 06:00:00 2019</text:p>
          </table:table-cell>
          <table:table-cell office:value-type="float" office:value="213.5">
            <text:p>213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06-19T07:00:00">
            <text:p>Wed Jun 19 07:00:00 2019</text:p>
          </table:table-cell>
          <table:table-cell office:value-type="float" office:value="221.3333">
            <text:p>221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6-19T08:00:00">
            <text:p>Wed Jun 19 08:00:00 2019</text:p>
          </table:table-cell>
          <table:table-cell office:value-type="float" office:value="228.1667">
            <text:p>228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06-20T02:00:00">
            <text:p>Thu Jun 20 02:00:00 2019</text:p>
          </table:table-cell>
          <table:table-cell office:value-type="float" office:value="193.6667">
            <text:p>193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6-20T03:00:00">
            <text:p>Thu Jun 20 03:00:00 2019</text:p>
          </table:table-cell>
          <table:table-cell office:value-type="float" office:value="203.3333">
            <text:p>203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6-20T04:00:00">
            <text:p>Thu Jun 20 04:00:00 2019</text:p>
          </table:table-cell>
          <table:table-cell office:value-type="float" office:value="207.5">
            <text:p>207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06-20T05:00:00">
            <text:p>Thu Jun 20 05:00:00 2019</text:p>
          </table:table-cell>
          <table:table-cell office:value-type="float" office:value="263.8333">
            <text:p>263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6-20T06:00:00">
            <text:p>Thu Jun 20 06:00:00 2019</text:p>
          </table:table-cell>
          <table:table-cell office:value-type="float" office:value="265.1667">
            <text:p>265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06-20T07:00:00">
            <text:p>Thu Jun 20 07:00:00 2019</text:p>
          </table:table-cell>
          <table:table-cell office:value-type="float" office:value="279.6667">
            <text:p>279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6-20T08:00:00">
            <text:p>Thu Jun 20 08:00:00 2019</text:p>
          </table:table-cell>
          <table:table-cell office:value-type="float" office:value="128.0">
            <text:p>128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6-21T03:00:00">
            <text:p>Fri Jun 21 03:00:00 2019</text:p>
          </table:table-cell>
          <table:table-cell office:value-type="float" office:value="270.6667">
            <text:p>270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6-21T04:00:00">
            <text:p>Fri Jun 21 04:00:00 2019</text:p>
          </table:table-cell>
          <table:table-cell office:value-type="float" office:value="278.6667">
            <text:p>278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06-21T05:00:00">
            <text:p>Fri Jun 21 05:00:00 2019</text:p>
          </table:table-cell>
          <table:table-cell office:value-type="float" office:value="308.5">
            <text:p>308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6-21T06:00:00">
            <text:p>Fri Jun 21 06:00:00 2019</text:p>
          </table:table-cell>
          <table:table-cell office:value-type="float" office:value="309.1667">
            <text:p>309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06-21T07:00:00">
            <text:p>Fri Jun 21 07:00:00 2019</text:p>
          </table:table-cell>
          <table:table-cell office:value-type="float" office:value="154.8333">
            <text:p>154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9-06-21T08:00:00">
            <text:p>Fri Jun 21 08:00:00 2019</text:p>
          </table:table-cell>
          <table:table-cell office:value-type="float" office:value="217.0">
            <text:p>217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06-21T09:00:00">
            <text:p>Fri Jun 21 09:00:00 2019</text:p>
          </table:table-cell>
          <table:table-cell office:value-type="float" office:value="292.8333">
            <text:p>292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6-22T03:00:00">
            <text:p>Sat Jun 22 03:00:00 2019</text:p>
          </table:table-cell>
          <table:table-cell office:value-type="float" office:value="167.6667">
            <text:p>167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6-22T04:00:00">
            <text:p>Sat Jun 22 04:00:00 2019</text:p>
          </table:table-cell>
          <table:table-cell office:value-type="float" office:value="216.0">
            <text:p>216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06-22T08:00:00">
            <text:p>Sat Jun 22 08:00:00 2019</text:p>
          </table:table-cell>
          <table:table-cell office:value-type="float" office:value="199.3333">
            <text:p>199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06-23T04:00:00">
            <text:p>Sun Jun 23 04:00:00 2019</text:p>
          </table:table-cell>
          <table:table-cell office:value-type="float" office:value="227.8333">
            <text:p>227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9-06-23T05:00:00">
            <text:p>Sun Jun 23 05:00:00 2019</text:p>
          </table:table-cell>
          <table:table-cell office:value-type="float" office:value="195.5">
            <text:p>195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6-23T06:00:00">
            <text:p>Sun Jun 23 06:00:00 2019</text:p>
          </table:table-cell>
          <table:table-cell office:value-type="float" office:value="184.6667">
            <text:p>184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6-23T09:00:00">
            <text:p>Sun Jun 23 09:00:00 2019</text:p>
          </table:table-cell>
          <table:table-cell office:value-type="float" office:value="201.3333">
            <text:p>201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6-23T10:00:00">
            <text:p>Sun Jun 23 10:00:00 2019</text:p>
          </table:table-cell>
          <table:table-cell office:value-type="float" office:value="278.6667">
            <text:p>278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06-24T04:00:00">
            <text:p>Mon Jun 24 04:00:00 2019</text:p>
          </table:table-cell>
          <table:table-cell office:value-type="float" office:value="169.3333">
            <text:p>169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06-24T05:00:00">
            <text:p>Mon Jun 24 05:00:00 2019</text:p>
          </table:table-cell>
          <table:table-cell office:value-type="float" office:value="194.8333">
            <text:p>194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06-24T06:00:00">
            <text:p>Mon Jun 24 06:00:00 2019</text:p>
          </table:table-cell>
          <table:table-cell office:value-type="float" office:value="191.1667">
            <text:p>191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6-24T07:00:00">
            <text:p>Mon Jun 24 07:00:00 2019</text:p>
          </table:table-cell>
          <table:table-cell office:value-type="float" office:value="194.3333">
            <text:p>194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6-24T08:00:00">
            <text:p>Mon Jun 24 08:00:00 2019</text:p>
          </table:table-cell>
          <table:table-cell office:value-type="float" office:value="197.5">
            <text:p>197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06-24T09:00:00">
            <text:p>Mon Jun 24 09:00:00 2019</text:p>
          </table:table-cell>
          <table:table-cell office:value-type="float" office:value="200.8333">
            <text:p>200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06-25T03:00:00">
            <text:p>Tue Jun 25 03:00:00 2019</text:p>
          </table:table-cell>
          <table:table-cell office:value-type="float" office:value="193.1667">
            <text:p>193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06-25T04:00:00">
            <text:p>Tue Jun 25 04:00:00 2019</text:p>
          </table:table-cell>
          <table:table-cell office:value-type="float" office:value="175.3333">
            <text:p>175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9-06-25T05:00:00">
            <text:p>Tue Jun 25 05:00:00 2019</text:p>
          </table:table-cell>
          <table:table-cell office:value-type="float" office:value="139.8333">
            <text:p>139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06-25T06:00:00">
            <text:p>Tue Jun 25 06:00:00 2019</text:p>
          </table:table-cell>
          <table:table-cell office:value-type="float" office:value="135.0">
            <text:p>135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06-25T07:00:00">
            <text:p>Tue Jun 25 07:00:00 2019</text:p>
          </table:table-cell>
          <table:table-cell office:value-type="float" office:value="149.3333">
            <text:p>149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6-25T08:00:00">
            <text:p>Tue Jun 25 08:00:00 2019</text:p>
          </table:table-cell>
          <table:table-cell office:value-type="float" office:value="222.5">
            <text:p>222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06-25T09:00:00">
            <text:p>Tue Jun 25 09:00:00 2019</text:p>
          </table:table-cell>
          <table:table-cell office:value-type="float" office:value="160.0">
            <text:p>160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06-25T10:00:00">
            <text:p>Tue Jun 25 10:00:00 2019</text:p>
          </table:table-cell>
          <table:table-cell office:value-type="float" office:value="178.8333">
            <text:p>178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06-25T11:00:00">
            <text:p>Tue Jun 25 11:00:00 2019</text:p>
          </table:table-cell>
          <table:table-cell office:value-type="float" office:value="180.5">
            <text:p>180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06-26T02:00:00">
            <text:p>Wed Jun 26 02:00:00 2019</text:p>
          </table:table-cell>
          <table:table-cell office:value-type="float" office:value="201.6667">
            <text:p>201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06-26T03:00:00">
            <text:p>Wed Jun 26 03:00:00 2019</text:p>
          </table:table-cell>
          <table:table-cell office:value-type="float" office:value="193.5">
            <text:p>193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6-26T04:00:00">
            <text:p>Wed Jun 26 04:00:00 2019</text:p>
          </table:table-cell>
          <table:table-cell office:value-type="float" office:value="164.0">
            <text:p>164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6-26T05:00:00">
            <text:p>Wed Jun 26 05:00:00 2019</text:p>
          </table:table-cell>
          <table:table-cell office:value-type="float" office:value="151.1667">
            <text:p>151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06-26T06:00:00">
            <text:p>Wed Jun 26 06:00:00 2019</text:p>
          </table:table-cell>
          <table:table-cell office:value-type="float" office:value="169.8333">
            <text:p>169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06-26T07:00:00">
            <text:p>Wed Jun 26 07:00:00 2019</text:p>
          </table:table-cell>
          <table:table-cell office:value-type="float" office:value="208.1667">
            <text:p>208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06-26T08:00:00">
            <text:p>Wed Jun 26 08:00:00 2019</text:p>
          </table:table-cell>
          <table:table-cell office:value-type="float" office:value="195.0">
            <text:p>195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06-27T05:00:00">
            <text:p>Thu Jun 27 05:00:00 2019</text:p>
          </table:table-cell>
          <table:table-cell office:value-type="float" office:value="183.3333">
            <text:p>183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9-06-27T06:00:00">
            <text:p>Thu Jun 27 06:00:00 2019</text:p>
          </table:table-cell>
          <table:table-cell office:value-type="float" office:value="156.8333">
            <text:p>156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6-27T07:00:00">
            <text:p>Thu Jun 27 07:00:00 2019</text:p>
          </table:table-cell>
          <table:table-cell office:value-type="float" office:value="145.6667">
            <text:p>145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6-27T08:00:00">
            <text:p>Thu Jun 27 08:00:00 2019</text:p>
          </table:table-cell>
          <table:table-cell office:value-type="float" office:value="161.6667">
            <text:p>161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06-27T09:00:00">
            <text:p>Thu Jun 27 09:00:00 2019</text:p>
          </table:table-cell>
          <table:table-cell office:value-type="float" office:value="169.5">
            <text:p>169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6-27T10:00:00">
            <text:p>Thu Jun 27 10:00:00 2019</text:p>
          </table:table-cell>
          <table:table-cell office:value-type="float" office:value="170.6667">
            <text:p>170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06-28T05:00:00">
            <text:p>Fri Jun 28 05:00:00 2019</text:p>
          </table:table-cell>
          <table:table-cell office:value-type="float" office:value="170.3333">
            <text:p>170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06-28T06:00:00">
            <text:p>Fri Jun 28 06:00:00 2019</text:p>
          </table:table-cell>
          <table:table-cell office:value-type="float" office:value="194.3333">
            <text:p>194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06-28T07:00:00">
            <text:p>Fri Jun 28 07:00:00 2019</text:p>
          </table:table-cell>
          <table:table-cell office:value-type="float" office:value="225.8333">
            <text:p>225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6-28T08:00:00">
            <text:p>Fri Jun 28 08:00:00 2019</text:p>
          </table:table-cell>
          <table:table-cell office:value-type="float" office:value="229.1667">
            <text:p>229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6-28T09:00:00">
            <text:p>Fri Jun 28 09:00:00 2019</text:p>
          </table:table-cell>
          <table:table-cell office:value-type="float" office:value="278.3333">
            <text:p>278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06-28T10:00:00">
            <text:p>Fri Jun 28 10:00:00 2019</text:p>
          </table:table-cell>
          <table:table-cell office:value-type="float" office:value="197.6667">
            <text:p>197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06-29T05:00:00">
            <text:p>Sat Jun 29 05:00:00 2019</text:p>
          </table:table-cell>
          <table:table-cell office:value-type="float" office:value="196.0">
            <text:p>196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06-29T06:00:00">
            <text:p>Sat Jun 29 06:00:00 2019</text:p>
          </table:table-cell>
          <table:table-cell office:value-type="float" office:value="182.0">
            <text:p>182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6-29T07:00:00">
            <text:p>Sat Jun 29 07:00:00 2019</text:p>
          </table:table-cell>
          <table:table-cell office:value-type="float" office:value="175.0">
            <text:p>175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6-29T08:00:00">
            <text:p>Sat Jun 29 08:00:00 2019</text:p>
          </table:table-cell>
          <table:table-cell office:value-type="float" office:value="222.0">
            <text:p>222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06-29T09:00:00">
            <text:p>Sat Jun 29 09:00:00 2019</text:p>
          </table:table-cell>
          <table:table-cell office:value-type="float" office:value="252.0">
            <text:p>252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06-29T10:00:00">
            <text:p>Sat Jun 29 10:00:00 2019</text:p>
          </table:table-cell>
          <table:table-cell office:value-type="float" office:value="263.6667">
            <text:p>263.6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9-06-29T11:00:00">
            <text:p>Sat Jun 29 11:00:00 2019</text:p>
          </table:table-cell>
          <table:table-cell office:value-type="float" office:value="247.3333">
            <text:p>247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9-06-30T04:00:00">
            <text:p>Sun Jun 30 04:00:00 2019</text:p>
          </table:table-cell>
          <table:table-cell office:value-type="float" office:value="210.1667">
            <text:p>210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6-30T05:00:00">
            <text:p>Sun Jun 30 05:00:00 2019</text:p>
          </table:table-cell>
          <table:table-cell office:value-type="float" office:value="212.3333">
            <text:p>212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6-30T06:00:00">
            <text:p>Sun Jun 30 06:00:00 2019</text:p>
          </table:table-cell>
          <table:table-cell office:value-type="float" office:value="201.6667">
            <text:p>201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06-30T07:00:00">
            <text:p>Sun Jun 30 07:00:00 2019</text:p>
          </table:table-cell>
          <table:table-cell office:value-type="float" office:value="177.1667">
            <text:p>177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6-30T08:00:00">
            <text:p>Sun Jun 30 08:00:00 2019</text:p>
          </table:table-cell>
          <table:table-cell office:value-type="float" office:value="192.5">
            <text:p>192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07-01T04:00:00">
            <text:p>Mon Jul  1 04:00:00 2019</text:p>
          </table:table-cell>
          <table:table-cell office:value-type="float" office:value="200.6667">
            <text:p>200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07-01T05:00:00">
            <text:p>Mon Jul  1 05:00:00 2019</text:p>
          </table:table-cell>
          <table:table-cell office:value-type="float" office:value="212.6667">
            <text:p>212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9-07-01T06:00:00">
            <text:p>Mon Jul  1 06:00:00 2019</text:p>
          </table:table-cell>
          <table:table-cell office:value-type="float" office:value="201.8333">
            <text:p>201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7-01T07:00:00">
            <text:p>Mon Jul  1 07:00:00 2019</text:p>
          </table:table-cell>
          <table:table-cell office:value-type="float" office:value="198.5">
            <text:p>198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7-02T04:00:00">
            <text:p>Tue Jul  2 04:00:00 2019</text:p>
          </table:table-cell>
          <table:table-cell office:value-type="float" office:value="188.8333">
            <text:p>188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07-02T05:00:00">
            <text:p>Tue Jul  2 05:00:00 2019</text:p>
          </table:table-cell>
          <table:table-cell office:value-type="float" office:value="194.3333">
            <text:p>194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07-02T06:00:00">
            <text:p>Tue Jul  2 06:00:00 2019</text:p>
          </table:table-cell>
          <table:table-cell office:value-type="float" office:value="158.1667">
            <text:p>158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7-02T07:00:00">
            <text:p>Tue Jul  2 07:00:00 2019</text:p>
          </table:table-cell>
          <table:table-cell office:value-type="float" office:value="152.6667">
            <text:p>152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7-02T08:00:00">
            <text:p>Tue Jul  2 08:00:00 2019</text:p>
          </table:table-cell>
          <table:table-cell office:value-type="float" office:value="150.0">
            <text:p>150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07-02T09:00:00">
            <text:p>Tue Jul  2 09:00:00 2019</text:p>
          </table:table-cell>
          <table:table-cell office:value-type="float" office:value="164.0">
            <text:p>164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07-03T05:00:00">
            <text:p>Wed Jul  3 05:00:00 2019</text:p>
          </table:table-cell>
          <table:table-cell office:value-type="float" office:value="186.5">
            <text:p>186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07-03T06:00:00">
            <text:p>Wed Jul  3 06:00:00 2019</text:p>
          </table:table-cell>
          <table:table-cell office:value-type="float" office:value="171.6667">
            <text:p>171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7-03T10:00:00">
            <text:p>Wed Jul  3 10:00:00 2019</text:p>
          </table:table-cell>
          <table:table-cell office:value-type="float" office:value="179.3333">
            <text:p>179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7-04T06:00:00">
            <text:p>Thu Jul  4 06:00:00 2019</text:p>
          </table:table-cell>
          <table:table-cell office:value-type="float" office:value="165.8333">
            <text:p>165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7-04T09:00:00">
            <text:p>Thu Jul  4 09:00:00 2019</text:p>
          </table:table-cell>
          <table:table-cell office:value-type="float" office:value="154.0">
            <text:p>154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7-05T04:00:00">
            <text:p>Fri Jul  5 04:00:00 2019</text:p>
          </table:table-cell>
          <table:table-cell office:value-type="float" office:value="160.6667">
            <text:p>160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7-05T05:00:00">
            <text:p>Fri Jul  5 05:00:00 2019</text:p>
          </table:table-cell>
          <table:table-cell office:value-type="float" office:value="144.6667">
            <text:p>144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7-05T08:00:00">
            <text:p>Fri Jul  5 08:00:00 2019</text:p>
          </table:table-cell>
          <table:table-cell office:value-type="float" office:value="189.5">
            <text:p>189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07-06T03:00:00">
            <text:p>Sat Jul  6 03:00:00 2019</text:p>
          </table:table-cell>
          <table:table-cell office:value-type="float" office:value="216.3333">
            <text:p>216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07-06T04:00:00">
            <text:p>Sat Jul  6 04:00:00 2019</text:p>
          </table:table-cell>
          <table:table-cell office:value-type="float" office:value="187.5">
            <text:p>187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07-06T05:00:00">
            <text:p>Sat Jul  6 05:00:00 2019</text:p>
          </table:table-cell>
          <table:table-cell office:value-type="float" office:value="152.1667">
            <text:p>152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7-06T06:00:00">
            <text:p>Sat Jul  6 06:00:00 2019</text:p>
          </table:table-cell>
          <table:table-cell office:value-type="float" office:value="190.1667">
            <text:p>190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07-06T07:00:00">
            <text:p>Sat Jul  6 07:00:00 2019</text:p>
          </table:table-cell>
          <table:table-cell office:value-type="float" office:value="238.5">
            <text:p>238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7-07T06:00:00">
            <text:p>Sun Jul  7 06:00:00 2019</text:p>
          </table:table-cell>
          <table:table-cell office:value-type="float" office:value="226.3333">
            <text:p>226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07-07T07:00:00">
            <text:p>Sun Jul  7 07:00:00 2019</text:p>
          </table:table-cell>
          <table:table-cell office:value-type="float" office:value="186.8333">
            <text:p>186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7-08T03:00:00">
            <text:p>Mon Jul  8 03:00:00 2019</text:p>
          </table:table-cell>
          <table:table-cell office:value-type="float" office:value="177.3333">
            <text:p>177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7-08T04:00:00">
            <text:p>Mon Jul  8 04:00:00 2019</text:p>
          </table:table-cell>
          <table:table-cell office:value-type="float" office:value="176.6667">
            <text:p>176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07-08T05:00:00">
            <text:p>Mon Jul  8 05:00:00 2019</text:p>
          </table:table-cell>
          <table:table-cell office:value-type="float" office:value="171.8333">
            <text:p>171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07-08T06:00:00">
            <text:p>Mon Jul  8 06:00:00 2019</text:p>
          </table:table-cell>
          <table:table-cell office:value-type="float" office:value="174.0">
            <text:p>174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07-08T07:00:00">
            <text:p>Mon Jul  8 07:00:00 2019</text:p>
          </table:table-cell>
          <table:table-cell office:value-type="float" office:value="176.0">
            <text:p>176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07-08T08:00:00">
            <text:p>Mon Jul  8 08:00:00 2019</text:p>
          </table:table-cell>
          <table:table-cell office:value-type="float" office:value="170.1667">
            <text:p>170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7-09T05:00:00">
            <text:p>Tue Jul  9 05:00:00 2019</text:p>
          </table:table-cell>
          <table:table-cell office:value-type="float" office:value="179.6667">
            <text:p>179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7-09T06:00:00">
            <text:p>Tue Jul  9 06:00:00 2019</text:p>
          </table:table-cell>
          <table:table-cell office:value-type="float" office:value="255.1667">
            <text:p>255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07-09T07:00:00">
            <text:p>Tue Jul  9 07:00:00 2019</text:p>
          </table:table-cell>
          <table:table-cell office:value-type="float" office:value="219.8333">
            <text:p>219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7-09T08:00:00">
            <text:p>Tue Jul  9 08:00:00 2019</text:p>
          </table:table-cell>
          <table:table-cell office:value-type="float" office:value="172.3333">
            <text:p>172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7-09T09:00:00">
            <text:p>Tue Jul  9 09:00:00 2019</text:p>
          </table:table-cell>
          <table:table-cell office:value-type="float" office:value="180.0">
            <text:p>180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9-07-09T10:00:00">
            <text:p>Tue Jul  9 10:00:00 2019</text:p>
          </table:table-cell>
          <table:table-cell office:value-type="float" office:value="145.1667">
            <text:p>145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07-10T04:00:00">
            <text:p>Wed Jul 10 04:00:00 2019</text:p>
          </table:table-cell>
          <table:table-cell office:value-type="float" office:value="160.8333">
            <text:p>160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07-10T05:00:00">
            <text:p>Wed Jul 10 05:00:00 2019</text:p>
          </table:table-cell>
          <table:table-cell office:value-type="float" office:value="140.5">
            <text:p>140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7-13T03:00:00">
            <text:p>Sat Jul 13 03:00:00 2019</text:p>
          </table:table-cell>
          <table:table-cell office:value-type="float" office:value="221.0">
            <text:p>221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07-13T04:00:00">
            <text:p>Sat Jul 13 04:00:00 2019</text:p>
          </table:table-cell>
          <table:table-cell office:value-type="float" office:value="220.1667">
            <text:p>220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07-13T05:00:00">
            <text:p>Sat Jul 13 05:00:00 2019</text:p>
          </table:table-cell>
          <table:table-cell office:value-type="float" office:value="217.3333">
            <text:p>217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07-13T06:00:00">
            <text:p>Sat Jul 13 06:00:00 2019</text:p>
          </table:table-cell>
          <table:table-cell office:value-type="float" office:value="215.5">
            <text:p>215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9-07-13T07:00:00">
            <text:p>Sat Jul 13 07:00:00 2019</text:p>
          </table:table-cell>
          <table:table-cell office:value-type="float" office:value="168.1667">
            <text:p>168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7-13T08:00:00">
            <text:p>Sat Jul 13 08:00:00 2019</text:p>
          </table:table-cell>
          <table:table-cell office:value-type="float" office:value="235.0">
            <text:p>235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07-14T07:00:00">
            <text:p>Sun Jul 14 07:00:00 2019</text:p>
          </table:table-cell>
          <table:table-cell office:value-type="float" office:value="222.5">
            <text:p>222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07-14T08:00:00">
            <text:p>Sun Jul 14 08:00:00 2019</text:p>
          </table:table-cell>
          <table:table-cell office:value-type="float" office:value="245.5">
            <text:p>245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7-14T09:00:00">
            <text:p>Sun Jul 14 09:00:00 2019</text:p>
          </table:table-cell>
          <table:table-cell office:value-type="float" office:value="153.8333">
            <text:p>153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07-14T10:00:00">
            <text:p>Sun Jul 14 10:00:00 2019</text:p>
          </table:table-cell>
          <table:table-cell office:value-type="float" office:value="108.5">
            <text:p>108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07-14T11:00:00">
            <text:p>Sun Jul 14 11:00:00 2019</text:p>
          </table:table-cell>
          <table:table-cell office:value-type="float" office:value="151.6667">
            <text:p>151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7-15T01:00:00">
            <text:p>Mon Jul 15 01:00:00 2019</text:p>
          </table:table-cell>
          <table:table-cell office:value-type="float" office:value="194.3333">
            <text:p>194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07-15T02:00:00">
            <text:p>Mon Jul 15 02:00:00 2019</text:p>
          </table:table-cell>
          <table:table-cell office:value-type="float" office:value="192.8333">
            <text:p>192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08-17T03:00:00">
            <text:p>Sat Aug 17 03:00:00 2019</text:p>
          </table:table-cell>
          <table:table-cell office:value-type="float" office:value="159.5">
            <text:p>159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08-17T04:00:00">
            <text:p>Sat Aug 17 04:00:00 2019</text:p>
          </table:table-cell>
          <table:table-cell office:value-type="float" office:value="203.5">
            <text:p>203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08-17T05:00:00">
            <text:p>Sat Aug 17 05:00:00 2019</text:p>
          </table:table-cell>
          <table:table-cell office:value-type="float" office:value="232.0">
            <text:p>232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08-17T06:00:00">
            <text:p>Sat Aug 17 06:00:00 2019</text:p>
          </table:table-cell>
          <table:table-cell office:value-type="float" office:value="215.3333">
            <text:p>215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08-18T03:00:00">
            <text:p>Sun Aug 18 03:00:00 2019</text:p>
          </table:table-cell>
          <table:table-cell office:value-type="float" office:value="166.1667">
            <text:p>166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08-18T04:00:00">
            <text:p>Sun Aug 18 04:00:00 2019</text:p>
          </table:table-cell>
          <table:table-cell office:value-type="float" office:value="176.1667">
            <text:p>176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8-18T05:00:00">
            <text:p>Sun Aug 18 05:00:00 2019</text:p>
          </table:table-cell>
          <table:table-cell office:value-type="float" office:value="167.8333">
            <text:p>167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08-18T06:00:00">
            <text:p>Sun Aug 18 06:00:00 2019</text:p>
          </table:table-cell>
          <table:table-cell office:value-type="float" office:value="205.8333">
            <text:p>205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9-08-18T07:00:00">
            <text:p>Sun Aug 18 07:00:00 2019</text:p>
          </table:table-cell>
          <table:table-cell office:value-type="float" office:value="234.0">
            <text:p>234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08-18T08:00:00">
            <text:p>Sun Aug 18 08:00:00 2019</text:p>
          </table:table-cell>
          <table:table-cell office:value-type="float" office:value="177.3333">
            <text:p>177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8-19T03:00:00">
            <text:p>Mon Aug 19 03:00:00 2019</text:p>
          </table:table-cell>
          <table:table-cell office:value-type="float" office:value="172.8333">
            <text:p>172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08-19T04:00:00">
            <text:p>Mon Aug 19 04:00:00 2019</text:p>
          </table:table-cell>
          <table:table-cell office:value-type="float" office:value="151.5">
            <text:p>151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08-19T05:00:00">
            <text:p>Mon Aug 19 05:00:00 2019</text:p>
          </table:table-cell>
          <table:table-cell office:value-type="float" office:value="171.6667">
            <text:p>171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8-19T06:00:00">
            <text:p>Mon Aug 19 06:00:00 2019</text:p>
          </table:table-cell>
          <table:table-cell office:value-type="float" office:value="151.0">
            <text:p>151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08-19T07:00:00">
            <text:p>Mon Aug 19 07:00:00 2019</text:p>
          </table:table-cell>
          <table:table-cell office:value-type="float" office:value="109.3333">
            <text:p>109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8-19T08:00:00">
            <text:p>Mon Aug 19 08:00:00 2019</text:p>
          </table:table-cell>
          <table:table-cell office:value-type="float" office:value="154.0">
            <text:p>154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8-19T09:00:00">
            <text:p>Mon Aug 19 09:00:00 2019</text:p>
          </table:table-cell>
          <table:table-cell office:value-type="float" office:value="207.3333">
            <text:p>207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08-20T05:00:00">
            <text:p>Tue Aug 20 05:00:00 2019</text:p>
          </table:table-cell>
          <table:table-cell office:value-type="float" office:value="160.8333">
            <text:p>160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8-20T06:00:00">
            <text:p>Tue Aug 20 06:00:00 2019</text:p>
          </table:table-cell>
          <table:table-cell office:value-type="float" office:value="181.1667">
            <text:p>181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9-08-20T07:00:00">
            <text:p>Tue Aug 20 07:00:00 2019</text:p>
          </table:table-cell>
          <table:table-cell office:value-type="float" office:value="199.3333">
            <text:p>199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08-20T08:00:00">
            <text:p>Tue Aug 20 08:00:00 2019</text:p>
          </table:table-cell>
          <table:table-cell office:value-type="float" office:value="297.6667">
            <text:p>297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8-20T09:00:00">
            <text:p>Tue Aug 20 09:00:00 2019</text:p>
          </table:table-cell>
          <table:table-cell office:value-type="float" office:value="219.0">
            <text:p>219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8-20T10:00:00">
            <text:p>Tue Aug 20 10:00:00 2019</text:p>
          </table:table-cell>
          <table:table-cell office:value-type="float" office:value="128.8333">
            <text:p>128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08-21T05:00:00">
            <text:p>Wed Aug 21 05:00:00 2019</text:p>
          </table:table-cell>
          <table:table-cell office:value-type="float" office:value="126.6667">
            <text:p>126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08-21T07:00:00">
            <text:p>Wed Aug 21 07:00:00 2019</text:p>
          </table:table-cell>
          <table:table-cell office:value-type="float" office:value="122.5">
            <text:p>122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9-08-24T04:00:00">
            <text:p>Sat Aug 24 04:00:00 2019</text:p>
          </table:table-cell>
          <table:table-cell office:value-type="float" office:value="273.1667">
            <text:p>273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9-08-24T05:00:00">
            <text:p>Sat Aug 24 05:00:00 2019</text:p>
          </table:table-cell>
          <table:table-cell office:value-type="float" office:value="285.6667">
            <text:p>285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9-08-24T06:00:00">
            <text:p>Sat Aug 24 06:00:00 2019</text:p>
          </table:table-cell>
          <table:table-cell office:value-type="float" office:value="290.5">
            <text:p>290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9-08-25T04:00:00">
            <text:p>Sun Aug 25 04:00:00 2019</text:p>
          </table:table-cell>
          <table:table-cell office:value-type="float" office:value="255.8333">
            <text:p>255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9-08-26T03:00:00">
            <text:p>Mon Aug 26 03:00:00 2019</text:p>
          </table:table-cell>
          <table:table-cell office:value-type="float" office:value="257.6667">
            <text:p>257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08-26T04:00:00">
            <text:p>Mon Aug 26 04:00:00 2019</text:p>
          </table:table-cell>
          <table:table-cell office:value-type="float" office:value="292.5">
            <text:p>292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9-08-26T05:00:00">
            <text:p>Mon Aug 26 05:00:00 2019</text:p>
          </table:table-cell>
          <table:table-cell office:value-type="float" office:value="321.6667">
            <text:p>321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08-26T06:00:00">
            <text:p>Mon Aug 26 06:00:00 2019</text:p>
          </table:table-cell>
          <table:table-cell office:value-type="float" office:value="271.5">
            <text:p>271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08-26T07:00:00">
            <text:p>Mon Aug 26 07:00:00 2019</text:p>
          </table:table-cell>
          <table:table-cell office:value-type="float" office:value="228.1667">
            <text:p>228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08-26T08:00:00">
            <text:p>Mon Aug 26 08:00:00 2019</text:p>
          </table:table-cell>
          <table:table-cell office:value-type="float" office:value="306.6667">
            <text:p>306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8-27T05:00:00">
            <text:p>Tue Aug 27 05:00:00 2019</text:p>
          </table:table-cell>
          <table:table-cell office:value-type="float" office:value="196.8333">
            <text:p>196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08-27T06:00:00">
            <text:p>Tue Aug 27 06:00:00 2019</text:p>
          </table:table-cell>
          <table:table-cell office:value-type="float" office:value="138.6667">
            <text:p>138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08-27T07:00:00">
            <text:p>Tue Aug 27 07:00:00 2019</text:p>
          </table:table-cell>
          <table:table-cell office:value-type="float" office:value="125.3333">
            <text:p>125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08-27T08:00:00">
            <text:p>Tue Aug 27 08:00:00 2019</text:p>
          </table:table-cell>
          <table:table-cell office:value-type="float" office:value="135.0">
            <text:p>135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8-27T09:00:00">
            <text:p>Tue Aug 27 09:00:00 2019</text:p>
          </table:table-cell>
          <table:table-cell office:value-type="float" office:value="163.0">
            <text:p>163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8-28T04:00:00">
            <text:p>Wed Aug 28 04:00:00 2019</text:p>
          </table:table-cell>
          <table:table-cell office:value-type="float" office:value="209.8333">
            <text:p>209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08-28T05:00:00">
            <text:p>Wed Aug 28 05:00:00 2019</text:p>
          </table:table-cell>
          <table:table-cell office:value-type="float" office:value="196.1667">
            <text:p>196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8-28T06:00:00">
            <text:p>Wed Aug 28 06:00:00 2019</text:p>
          </table:table-cell>
          <table:table-cell office:value-type="float" office:value="137.0">
            <text:p>137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08-29T04:00:00">
            <text:p>Thu Aug 29 04:00:00 2019</text:p>
          </table:table-cell>
          <table:table-cell office:value-type="float" office:value="210.1667">
            <text:p>210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08-29T05:00:00">
            <text:p>Thu Aug 29 05:00:00 2019</text:p>
          </table:table-cell>
          <table:table-cell office:value-type="float" office:value="243.0">
            <text:p>243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8-29T06:00:00">
            <text:p>Thu Aug 29 06:00:00 2019</text:p>
          </table:table-cell>
          <table:table-cell office:value-type="float" office:value="313.1667">
            <text:p>313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9-08-29T09:00:00">
            <text:p>Thu Aug 29 09:00:00 2019</text:p>
          </table:table-cell>
          <table:table-cell office:value-type="float" office:value="204.3333">
            <text:p>204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8-30T08:00:00">
            <text:p>Fri Aug 30 08:00:00 2019</text:p>
          </table:table-cell>
          <table:table-cell office:value-type="float" office:value="180.6667">
            <text:p>180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9-08-30T09:00:00">
            <text:p>Fri Aug 30 09:00:00 2019</text:p>
          </table:table-cell>
          <table:table-cell office:value-type="float" office:value="182.8333">
            <text:p>182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08-31T06:00:00">
            <text:p>Sat Aug 31 06:00:00 2019</text:p>
          </table:table-cell>
          <table:table-cell office:value-type="float" office:value="265.0">
            <text:p>265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9-08-31T07:00:00">
            <text:p>Sat Aug 31 07:00:00 2019</text:p>
          </table:table-cell>
          <table:table-cell office:value-type="float" office:value="234.3333">
            <text:p>234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08-31T08:00:00">
            <text:p>Sat Aug 31 08:00:00 2019</text:p>
          </table:table-cell>
          <table:table-cell office:value-type="float" office:value="198.1667">
            <text:p>198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9-08-31T09:00:00">
            <text:p>Sat Aug 31 09:00:00 2019</text:p>
          </table:table-cell>
          <table:table-cell office:value-type="float" office:value="174.3333">
            <text:p>174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9-01T05:00:00">
            <text:p>Sun Sep  1 05:00:00 2019</text:p>
          </table:table-cell>
          <table:table-cell office:value-type="float" office:value="205.6667">
            <text:p>205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09-01T06:00:00">
            <text:p>Sun Sep  1 06:00:00 2019</text:p>
          </table:table-cell>
          <table:table-cell office:value-type="float" office:value="189.0">
            <text:p>189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9-01T07:00:00">
            <text:p>Sun Sep  1 07:00:00 2019</text:p>
          </table:table-cell>
          <table:table-cell office:value-type="float" office:value="230.1667">
            <text:p>230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9-01T08:00:00">
            <text:p>Sun Sep  1 08:00:00 2019</text:p>
          </table:table-cell>
          <table:table-cell office:value-type="float" office:value="153.0">
            <text:p>153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9-01T09:00:00">
            <text:p>Sun Sep  1 09:00:00 2019</text:p>
          </table:table-cell>
          <table:table-cell office:value-type="float" office:value="173.6667">
            <text:p>173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09-02T03:00:00">
            <text:p>Mon Sep  2 03:00:00 2019</text:p>
          </table:table-cell>
          <table:table-cell office:value-type="float" office:value="164.8333">
            <text:p>164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9-02T04:00:00">
            <text:p>Mon Sep  2 04:00:00 2019</text:p>
          </table:table-cell>
          <table:table-cell office:value-type="float" office:value="179.1667">
            <text:p>179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09-02T05:00:00">
            <text:p>Mon Sep  2 05:00:00 2019</text:p>
          </table:table-cell>
          <table:table-cell office:value-type="float" office:value="175.0">
            <text:p>175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09-02T06:00:00">
            <text:p>Mon Sep  2 06:00:00 2019</text:p>
          </table:table-cell>
          <table:table-cell office:value-type="float" office:value="222.8333">
            <text:p>222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9-02T07:00:00">
            <text:p>Mon Sep  2 07:00:00 2019</text:p>
          </table:table-cell>
          <table:table-cell office:value-type="float" office:value="135.6667">
            <text:p>135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9-03T05:00:00">
            <text:p>Tue Sep  3 05:00:00 2019</text:p>
          </table:table-cell>
          <table:table-cell office:value-type="float" office:value="224.5">
            <text:p>224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9-09-03T06:00:00">
            <text:p>Tue Sep  3 06:00:00 2019</text:p>
          </table:table-cell>
          <table:table-cell office:value-type="float" office:value="179.0">
            <text:p>179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9-03T07:00:00">
            <text:p>Tue Sep  3 07:00:00 2019</text:p>
          </table:table-cell>
          <table:table-cell office:value-type="float" office:value="222.5">
            <text:p>222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9-03T08:00:00">
            <text:p>Tue Sep  3 08:00:00 2019</text:p>
          </table:table-cell>
          <table:table-cell office:value-type="float" office:value="189.5">
            <text:p>189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9-04T05:00:00">
            <text:p>Wed Sep  4 05:00:00 2019</text:p>
          </table:table-cell>
          <table:table-cell office:value-type="float" office:value="223.3333">
            <text:p>223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9-04T06:00:00">
            <text:p>Wed Sep  4 06:00:00 2019</text:p>
          </table:table-cell>
          <table:table-cell office:value-type="float" office:value="219.6667">
            <text:p>219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9-04T07:00:00">
            <text:p>Wed Sep  4 07:00:00 2019</text:p>
          </table:table-cell>
          <table:table-cell office:value-type="float" office:value="215.6667">
            <text:p>215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9-04T08:00:00">
            <text:p>Wed Sep  4 08:00:00 2019</text:p>
          </table:table-cell>
          <table:table-cell office:value-type="float" office:value="196.1667">
            <text:p>196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9-05T05:00:00">
            <text:p>Thu Sep  5 05:00:00 2019</text:p>
          </table:table-cell>
          <table:table-cell office:value-type="float" office:value="226.6667">
            <text:p>226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09-05T06:00:00">
            <text:p>Thu Sep  5 06:00:00 2019</text:p>
          </table:table-cell>
          <table:table-cell office:value-type="float" office:value="261.0">
            <text:p>261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09-05T07:00:00">
            <text:p>Thu Sep  5 07:00:00 2019</text:p>
          </table:table-cell>
          <table:table-cell office:value-type="float" office:value="228.1667">
            <text:p>228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9-05T08:00:00">
            <text:p>Thu Sep  5 08:00:00 2019</text:p>
          </table:table-cell>
          <table:table-cell office:value-type="float" office:value="261.3333">
            <text:p>261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09-05T09:00:00">
            <text:p>Thu Sep  5 09:00:00 2019</text:p>
          </table:table-cell>
          <table:table-cell office:value-type="float" office:value="193.1667">
            <text:p>193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9-09-05T10:00:00">
            <text:p>Thu Sep  5 10:00:00 2019</text:p>
          </table:table-cell>
          <table:table-cell office:value-type="float" office:value="169.1667">
            <text:p>169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09-06T07:00:00">
            <text:p>Fri Sep  6 07:00:00 2019</text:p>
          </table:table-cell>
          <table:table-cell office:value-type="float" office:value="236.6667">
            <text:p>236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09-06T08:00:00">
            <text:p>Fri Sep  6 08:00:00 2019</text:p>
          </table:table-cell>
          <table:table-cell office:value-type="float" office:value="232.3333">
            <text:p>232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09-07T05:00:00">
            <text:p>Sat Sep  7 05:00:00 2019</text:p>
          </table:table-cell>
          <table:table-cell office:value-type="float" office:value="285.5">
            <text:p>285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9-07T06:00:00">
            <text:p>Sat Sep  7 06:00:00 2019</text:p>
          </table:table-cell>
          <table:table-cell office:value-type="float" office:value="324.6667">
            <text:p>324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09-07T07:00:00">
            <text:p>Sat Sep  7 07:00:00 2019</text:p>
          </table:table-cell>
          <table:table-cell office:value-type="float" office:value="181.1667">
            <text:p>181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9-07T09:00:00">
            <text:p>Sat Sep  7 09:00:00 2019</text:p>
          </table:table-cell>
          <table:table-cell office:value-type="float" office:value="342.6667">
            <text:p>342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09-08T03:00:00">
            <text:p>Sun Sep  8 03:00:00 2019</text:p>
          </table:table-cell>
          <table:table-cell office:value-type="float" office:value="265.6667">
            <text:p>265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9-08T04:00:00">
            <text:p>Sun Sep  8 04:00:00 2019</text:p>
          </table:table-cell>
          <table:table-cell office:value-type="float" office:value="283.1667">
            <text:p>283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9-08T05:00:00">
            <text:p>Sun Sep  8 05:00:00 2019</text:p>
          </table:table-cell>
          <table:table-cell office:value-type="float" office:value="318.3333">
            <text:p>318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09-09T05:00:00">
            <text:p>Mon Sep  9 05:00:00 2019</text:p>
          </table:table-cell>
          <table:table-cell office:value-type="float" office:value="170.5">
            <text:p>170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09-09T06:00:00">
            <text:p>Mon Sep  9 06:00:00 2019</text:p>
          </table:table-cell>
          <table:table-cell office:value-type="float" office:value="192.5">
            <text:p>192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09-09T07:00:00">
            <text:p>Mon Sep  9 07:00:00 2019</text:p>
          </table:table-cell>
          <table:table-cell office:value-type="float" office:value="213.0">
            <text:p>213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09-09T08:00:00">
            <text:p>Mon Sep  9 08:00:00 2019</text:p>
          </table:table-cell>
          <table:table-cell office:value-type="float" office:value="219.3333">
            <text:p>219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09-09T09:00:00">
            <text:p>Mon Sep  9 09:00:00 2019</text:p>
          </table:table-cell>
          <table:table-cell office:value-type="float" office:value="255.1667">
            <text:p>255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09-09T10:00:00">
            <text:p>Mon Sep  9 10:00:00 2019</text:p>
          </table:table-cell>
          <table:table-cell office:value-type="float" office:value="272.1667">
            <text:p>272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9-10T04:00:00">
            <text:p>Tue Sep 10 04:00:00 2019</text:p>
          </table:table-cell>
          <table:table-cell office:value-type="float" office:value="256.8333">
            <text:p>256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09-10T05:00:00">
            <text:p>Tue Sep 10 05:00:00 2019</text:p>
          </table:table-cell>
          <table:table-cell office:value-type="float" office:value="265.0">
            <text:p>265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09-10T06:00:00">
            <text:p>Tue Sep 10 06:00:00 2019</text:p>
          </table:table-cell>
          <table:table-cell office:value-type="float" office:value="254.5">
            <text:p>254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9-09-10T07:00:00">
            <text:p>Tue Sep 10 07:00:00 2019</text:p>
          </table:table-cell>
          <table:table-cell office:value-type="float" office:value="278.0">
            <text:p>278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9-10T08:00:00">
            <text:p>Tue Sep 10 08:00:00 2019</text:p>
          </table:table-cell>
          <table:table-cell office:value-type="float" office:value="280.5">
            <text:p>280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9-10T09:00:00">
            <text:p>Tue Sep 10 09:00:00 2019</text:p>
          </table:table-cell>
          <table:table-cell office:value-type="float" office:value="282.0">
            <text:p>282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09-10T10:00:00">
            <text:p>Tue Sep 10 10:00:00 2019</text:p>
          </table:table-cell>
          <table:table-cell office:value-type="float" office:value="293.1667">
            <text:p>293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09-11T03:00:00">
            <text:p>Wed Sep 11 03:00:00 2019</text:p>
          </table:table-cell>
          <table:table-cell office:value-type="float" office:value="343.1667">
            <text:p>343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9-11T04:00:00">
            <text:p>Wed Sep 11 04:00:00 2019</text:p>
          </table:table-cell>
          <table:table-cell office:value-type="float" office:value="349.5">
            <text:p>349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9-11T09:00:00">
            <text:p>Wed Sep 11 09:00:00 2019</text:p>
          </table:table-cell>
          <table:table-cell office:value-type="float" office:value="231.5">
            <text:p>231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09-11T10:00:00">
            <text:p>Wed Sep 11 10:00:00 2019</text:p>
          </table:table-cell>
          <table:table-cell office:value-type="float" office:value="184.6667">
            <text:p>184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9-09-15T02:00:00">
            <text:p>Sun Sep 15 02:00:00 2019</text:p>
          </table:table-cell>
          <table:table-cell office:value-type="float" office:value="235.3333">
            <text:p>235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09-15T03:00:00">
            <text:p>Sun Sep 15 03:00:00 2019</text:p>
          </table:table-cell>
          <table:table-cell office:value-type="float" office:value="330.1667">
            <text:p>330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09-15T05:00:00">
            <text:p>Sun Sep 15 05:00:00 2019</text:p>
          </table:table-cell>
          <table:table-cell office:value-type="float" office:value="242.5">
            <text:p>242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9-15T07:00:00">
            <text:p>Sun Sep 15 07:00:00 2019</text:p>
          </table:table-cell>
          <table:table-cell office:value-type="float" office:value="196.1667">
            <text:p>196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9-09-16T03:00:00">
            <text:p>Mon Sep 16 03:00:00 2019</text:p>
          </table:table-cell>
          <table:table-cell office:value-type="float" office:value="202.8333">
            <text:p>202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09-16T04:00:00">
            <text:p>Mon Sep 16 04:00:00 2019</text:p>
          </table:table-cell>
          <table:table-cell office:value-type="float" office:value="192.1667">
            <text:p>192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09-16T05:00:00">
            <text:p>Mon Sep 16 05:00:00 2019</text:p>
          </table:table-cell>
          <table:table-cell office:value-type="float" office:value="191.6667">
            <text:p>191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9-16T06:00:00">
            <text:p>Mon Sep 16 06:00:00 2019</text:p>
          </table:table-cell>
          <table:table-cell office:value-type="float" office:value="208.5">
            <text:p>208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9-09-16T07:00:00">
            <text:p>Mon Sep 16 07:00:00 2019</text:p>
          </table:table-cell>
          <table:table-cell office:value-type="float" office:value="227.5">
            <text:p>227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9-16T08:00:00">
            <text:p>Mon Sep 16 08:00:00 2019</text:p>
          </table:table-cell>
          <table:table-cell office:value-type="float" office:value="254.8333">
            <text:p>254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9-17T03:00:00">
            <text:p>Tue Sep 17 03:00:00 2019</text:p>
          </table:table-cell>
          <table:table-cell office:value-type="float" office:value="167.5">
            <text:p>167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09-17T04:00:00">
            <text:p>Tue Sep 17 04:00:00 2019</text:p>
          </table:table-cell>
          <table:table-cell office:value-type="float" office:value="215.6667">
            <text:p>215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09-17T05:00:00">
            <text:p>Tue Sep 17 05:00:00 2019</text:p>
          </table:table-cell>
          <table:table-cell office:value-type="float" office:value="273.0">
            <text:p>273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9-18T05:00:00">
            <text:p>Wed Sep 18 05:00:00 2019</text:p>
          </table:table-cell>
          <table:table-cell office:value-type="float" office:value="179.8333">
            <text:p>179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09-18T09:00:00">
            <text:p>Wed Sep 18 09:00:00 2019</text:p>
          </table:table-cell>
          <table:table-cell office:value-type="float" office:value="155.0">
            <text:p>155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09-19T05:00:00">
            <text:p>Thu Sep 19 05:00:00 2019</text:p>
          </table:table-cell>
          <table:table-cell office:value-type="float" office:value="137.6667">
            <text:p>137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9-19T06:00:00">
            <text:p>Thu Sep 19 06:00:00 2019</text:p>
          </table:table-cell>
          <table:table-cell office:value-type="float" office:value="110.8333">
            <text:p>110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9-19T08:00:00">
            <text:p>Thu Sep 19 08:00:00 2019</text:p>
          </table:table-cell>
          <table:table-cell office:value-type="float" office:value="90.6667">
            <text:p>90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09-20T03:00:00">
            <text:p>Fri Sep 20 03:00:00 2019</text:p>
          </table:table-cell>
          <table:table-cell office:value-type="float" office:value="161.1667">
            <text:p>161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09-20T04:00:00">
            <text:p>Fri Sep 20 04:00:00 2019</text:p>
          </table:table-cell>
          <table:table-cell office:value-type="float" office:value="172.1667">
            <text:p>172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9-20T05:00:00">
            <text:p>Fri Sep 20 05:00:00 2019</text:p>
          </table:table-cell>
          <table:table-cell office:value-type="float" office:value="169.0">
            <text:p>169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9-20T06:00:00">
            <text:p>Fri Sep 20 06:00:00 2019</text:p>
          </table:table-cell>
          <table:table-cell office:value-type="float" office:value="143.5">
            <text:p>143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09-20T07:00:00">
            <text:p>Fri Sep 20 07:00:00 2019</text:p>
          </table:table-cell>
          <table:table-cell office:value-type="float" office:value="189.0">
            <text:p>189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09-21T04:00:00">
            <text:p>Sat Sep 21 04:00:00 2019</text:p>
          </table:table-cell>
          <table:table-cell office:value-type="float" office:value="222.3333">
            <text:p>222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09-21T05:00:00">
            <text:p>Sat Sep 21 05:00:00 2019</text:p>
          </table:table-cell>
          <table:table-cell office:value-type="float" office:value="223.5">
            <text:p>223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09-21T06:00:00">
            <text:p>Sat Sep 21 06:00:00 2019</text:p>
          </table:table-cell>
          <table:table-cell office:value-type="float" office:value="211.1667">
            <text:p>211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9-21T07:00:00">
            <text:p>Sat Sep 21 07:00:00 2019</text:p>
          </table:table-cell>
          <table:table-cell office:value-type="float" office:value="174.0">
            <text:p>174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9-21T08:00:00">
            <text:p>Sat Sep 21 08:00:00 2019</text:p>
          </table:table-cell>
          <table:table-cell office:value-type="float" office:value="109.1667">
            <text:p>109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09-21T09:00:00">
            <text:p>Sat Sep 21 09:00:00 2019</text:p>
          </table:table-cell>
          <table:table-cell office:value-type="float" office:value="106.6667">
            <text:p>106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9-21T10:00:00">
            <text:p>Sat Sep 21 10:00:00 2019</text:p>
          </table:table-cell>
          <table:table-cell office:value-type="float" office:value="141.3333">
            <text:p>141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09-22T02:00:00">
            <text:p>Sun Sep 22 02:00:00 2019</text:p>
          </table:table-cell>
          <table:table-cell office:value-type="float" office:value="174.3333">
            <text:p>174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09-22T03:00:00">
            <text:p>Sun Sep 22 03:00:00 2019</text:p>
          </table:table-cell>
          <table:table-cell office:value-type="float" office:value="167.3333">
            <text:p>167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09-22T04:00:00">
            <text:p>Sun Sep 22 04:00:00 2019</text:p>
          </table:table-cell>
          <table:table-cell office:value-type="float" office:value="158.3333">
            <text:p>158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09-22T05:00:00">
            <text:p>Sun Sep 22 05:00:00 2019</text:p>
          </table:table-cell>
          <table:table-cell office:value-type="float" office:value="156.1667">
            <text:p>156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09-22T06:00:00">
            <text:p>Sun Sep 22 06:00:00 2019</text:p>
          </table:table-cell>
          <table:table-cell office:value-type="float" office:value="159.5">
            <text:p>159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9-22T07:00:00">
            <text:p>Sun Sep 22 07:00:00 2019</text:p>
          </table:table-cell>
          <table:table-cell office:value-type="float" office:value="183.8333">
            <text:p>183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09-22T08:00:00">
            <text:p>Sun Sep 22 08:00:00 2019</text:p>
          </table:table-cell>
          <table:table-cell office:value-type="float" office:value="203.8333">
            <text:p>203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09-23T01:00:00">
            <text:p>Mon Sep 23 01:00:00 2019</text:p>
          </table:table-cell>
          <table:table-cell office:value-type="float" office:value="286.8333">
            <text:p>286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9-23T03:00:00">
            <text:p>Mon Sep 23 03:00:00 2019</text:p>
          </table:table-cell>
          <table:table-cell office:value-type="float" office:value="138.0">
            <text:p>138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9-09-23T04:00:00">
            <text:p>Mon Sep 23 04:00:00 2019</text:p>
          </table:table-cell>
          <table:table-cell office:value-type="float" office:value="230.3333">
            <text:p>230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9-23T05:00:00">
            <text:p>Mon Sep 23 05:00:00 2019</text:p>
          </table:table-cell>
          <table:table-cell office:value-type="float" office:value="290.5">
            <text:p>290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9-23T06:00:00">
            <text:p>Mon Sep 23 06:00:00 2019</text:p>
          </table:table-cell>
          <table:table-cell office:value-type="float" office:value="230.0">
            <text:p>230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9-24T04:00:00">
            <text:p>Tue Sep 24 04:00:00 2019</text:p>
          </table:table-cell>
          <table:table-cell office:value-type="float" office:value="222.0">
            <text:p>222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09-24T05:00:00">
            <text:p>Tue Sep 24 05:00:00 2019</text:p>
          </table:table-cell>
          <table:table-cell office:value-type="float" office:value="250.0">
            <text:p>250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9-24T06:00:00">
            <text:p>Tue Sep 24 06:00:00 2019</text:p>
          </table:table-cell>
          <table:table-cell office:value-type="float" office:value="214.3333">
            <text:p>214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9-24T07:00:00">
            <text:p>Tue Sep 24 07:00:00 2019</text:p>
          </table:table-cell>
          <table:table-cell office:value-type="float" office:value="221.5">
            <text:p>221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9-24T09:00:00">
            <text:p>Tue Sep 24 09:00:00 2019</text:p>
          </table:table-cell>
          <table:table-cell office:value-type="float" office:value="178.8333">
            <text:p>17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9-25T03:00:00">
            <text:p>Wed Sep 25 03:00:00 2019</text:p>
          </table:table-cell>
          <table:table-cell office:value-type="float" office:value="323.3333">
            <text:p>323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09-25T04:00:00">
            <text:p>Wed Sep 25 04:00:00 2019</text:p>
          </table:table-cell>
          <table:table-cell office:value-type="float" office:value="333.8333">
            <text:p>333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9-25T05:00:00">
            <text:p>Wed Sep 25 05:00:00 2019</text:p>
          </table:table-cell>
          <table:table-cell office:value-type="float" office:value="336.1667">
            <text:p>336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9-25T06:00:00">
            <text:p>Wed Sep 25 06:00:00 2019</text:p>
          </table:table-cell>
          <table:table-cell office:value-type="float" office:value="342.1667">
            <text:p>342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09-25T07:00:00">
            <text:p>Wed Sep 25 07:00:00 2019</text:p>
          </table:table-cell>
          <table:table-cell office:value-type="float" office:value="339.6667">
            <text:p>339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09-25T08:00:00">
            <text:p>Wed Sep 25 08:00:00 2019</text:p>
          </table:table-cell>
          <table:table-cell office:value-type="float" office:value="338.5">
            <text:p>338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09-25T09:00:00">
            <text:p>Wed Sep 25 09:00:00 2019</text:p>
          </table:table-cell>
          <table:table-cell office:value-type="float" office:value="289.6667">
            <text:p>289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9-09-26T02:00:00">
            <text:p>Thu Sep 26 02:00:00 2019</text:p>
          </table:table-cell>
          <table:table-cell office:value-type="float" office:value="240.0">
            <text:p>240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09-26T03:00:00">
            <text:p>Thu Sep 26 03:00:00 2019</text:p>
          </table:table-cell>
          <table:table-cell office:value-type="float" office:value="149.1667">
            <text:p>149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9-26T04:00:00">
            <text:p>Thu Sep 26 04:00:00 2019</text:p>
          </table:table-cell>
          <table:table-cell office:value-type="float" office:value="281.5">
            <text:p>281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09-26T05:00:00">
            <text:p>Thu Sep 26 05:00:00 2019</text:p>
          </table:table-cell>
          <table:table-cell office:value-type="float" office:value="232.3333">
            <text:p>232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09-27T04:00:00">
            <text:p>Fri Sep 27 04:00:00 2019</text:p>
          </table:table-cell>
          <table:table-cell office:value-type="float" office:value="210.3333">
            <text:p>210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9-27T05:00:00">
            <text:p>Fri Sep 27 05:00:00 2019</text:p>
          </table:table-cell>
          <table:table-cell office:value-type="float" office:value="267.8333">
            <text:p>267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09-27T06:00:00">
            <text:p>Fri Sep 27 06:00:00 2019</text:p>
          </table:table-cell>
          <table:table-cell office:value-type="float" office:value="279.5">
            <text:p>279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09-28T04:00:00">
            <text:p>Sat Sep 28 04:00:00 2019</text:p>
          </table:table-cell>
          <table:table-cell office:value-type="float" office:value="132.6667">
            <text:p>132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9-28T05:00:00">
            <text:p>Sat Sep 28 05:00:00 2019</text:p>
          </table:table-cell>
          <table:table-cell office:value-type="float" office:value="149.1667">
            <text:p>149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09-29T03:00:00">
            <text:p>Sun Sep 29 03:00:00 2019</text:p>
          </table:table-cell>
          <table:table-cell office:value-type="float" office:value="222.6667">
            <text:p>222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9-29T04:00:00">
            <text:p>Sun Sep 29 04:00:00 2019</text:p>
          </table:table-cell>
          <table:table-cell office:value-type="float" office:value="296.1667">
            <text:p>296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09-29T05:00:00">
            <text:p>Sun Sep 29 05:00:00 2019</text:p>
          </table:table-cell>
          <table:table-cell office:value-type="float" office:value="138.5">
            <text:p>138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9-29T08:00:00">
            <text:p>Sun Sep 29 08:00:00 2019</text:p>
          </table:table-cell>
          <table:table-cell office:value-type="float" office:value="125.3333">
            <text:p>125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9-30T03:00:00">
            <text:p>Mon Sep 30 03:00:00 2019</text:p>
          </table:table-cell>
          <table:table-cell office:value-type="float" office:value="191.1667">
            <text:p>191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09-30T04:00:00">
            <text:p>Mon Sep 30 04:00:00 2019</text:p>
          </table:table-cell>
          <table:table-cell office:value-type="float" office:value="210.1667">
            <text:p>210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09-30T05:00:00">
            <text:p>Mon Sep 30 05:00:00 2019</text:p>
          </table:table-cell>
          <table:table-cell office:value-type="float" office:value="204.0">
            <text:p>204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9-30T06:00:00">
            <text:p>Mon Sep 30 06:00:00 2019</text:p>
          </table:table-cell>
          <table:table-cell office:value-type="float" office:value="217.3333">
            <text:p>217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9-30T07:00:00">
            <text:p>Mon Sep 30 07:00:00 2019</text:p>
          </table:table-cell>
          <table:table-cell office:value-type="float" office:value="166.6667">
            <text:p>166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09-30T08:00:00">
            <text:p>Mon Sep 30 08:00:00 2019</text:p>
          </table:table-cell>
          <table:table-cell office:value-type="float" office:value="208.8333">
            <text:p>208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9-30T09:00:00">
            <text:p>Mon Sep 30 09:00:00 2019</text:p>
          </table:table-cell>
          <table:table-cell office:value-type="float" office:value="239.5">
            <text:p>239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0-01T04:00:00">
            <text:p>Tue Oct  1 04:00:00 2019</text:p>
          </table:table-cell>
          <table:table-cell office:value-type="float" office:value="171.8333">
            <text:p>171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0-01T05:00:00">
            <text:p>Tue Oct  1 05:00:00 2019</text:p>
          </table:table-cell>
          <table:table-cell office:value-type="float" office:value="199.6667">
            <text:p>199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10-01T06:00:00">
            <text:p>Tue Oct  1 06:00:00 2019</text:p>
          </table:table-cell>
          <table:table-cell office:value-type="float" office:value="176.6667">
            <text:p>176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0-01T07:00:00">
            <text:p>Tue Oct  1 07:00:00 2019</text:p>
          </table:table-cell>
          <table:table-cell office:value-type="float" office:value="169.6667">
            <text:p>169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0-01T09:00:00">
            <text:p>Tue Oct  1 09:00:00 2019</text:p>
          </table:table-cell>
          <table:table-cell office:value-type="float" office:value="145.8333">
            <text:p>145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10-02T06:00:00">
            <text:p>Wed Oct  2 06:00:00 2019</text:p>
          </table:table-cell>
          <table:table-cell office:value-type="float" office:value="308.8333">
            <text:p>308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0-02T07:00:00">
            <text:p>Wed Oct  2 07:00:00 2019</text:p>
          </table:table-cell>
          <table:table-cell office:value-type="float" office:value="174.6667">
            <text:p>174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0-02T08:00:00">
            <text:p>Wed Oct  2 08:00:00 2019</text:p>
          </table:table-cell>
          <table:table-cell office:value-type="float" office:value="177.6667">
            <text:p>177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0-02T09:00:00">
            <text:p>Wed Oct  2 09:00:00 2019</text:p>
          </table:table-cell>
          <table:table-cell office:value-type="float" office:value="231.0">
            <text:p>231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10-02T12:00:00">
            <text:p>Wed Oct  2 12:00:00 2019</text:p>
          </table:table-cell>
          <table:table-cell office:value-type="float" office:value="196.3333">
            <text:p>196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10-02T13:00:00">
            <text:p>Wed Oct  2 13:00:00 2019</text:p>
          </table:table-cell>
          <table:table-cell office:value-type="float" office:value="223.1667">
            <text:p>223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9-10-02T14:00:00">
            <text:p>Wed Oct  2 14:00:00 2019</text:p>
          </table:table-cell>
          <table:table-cell office:value-type="float" office:value="231.6667">
            <text:p>231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9-10-03T03:00:00">
            <text:p>Thu Oct  3 03:00:00 2019</text:p>
          </table:table-cell>
          <table:table-cell office:value-type="float" office:value="201.8333">
            <text:p>201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0-03T04:00:00">
            <text:p>Thu Oct  3 04:00:00 2019</text:p>
          </table:table-cell>
          <table:table-cell office:value-type="float" office:value="184.3333">
            <text:p>184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0-03T05:00:00">
            <text:p>Thu Oct  3 05:00:00 2019</text:p>
          </table:table-cell>
          <table:table-cell office:value-type="float" office:value="251.6667">
            <text:p>251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0-03T06:00:00">
            <text:p>Thu Oct  3 06:00:00 2019</text:p>
          </table:table-cell>
          <table:table-cell office:value-type="float" office:value="216.1667">
            <text:p>216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0-03T07:00:00">
            <text:p>Thu Oct  3 07:00:00 2019</text:p>
          </table:table-cell>
          <table:table-cell office:value-type="float" office:value="178.0">
            <text:p>178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10-03T13:00:00">
            <text:p>Thu Oct  3 13:00:00 2019</text:p>
          </table:table-cell>
          <table:table-cell office:value-type="float" office:value="181.0">
            <text:p>181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0-05T03:00:00">
            <text:p>Sat Oct  5 03:00:00 2019</text:p>
          </table:table-cell>
          <table:table-cell office:value-type="float" office:value="190.6667">
            <text:p>190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0-05T04:00:00">
            <text:p>Sat Oct  5 04:00:00 2019</text:p>
          </table:table-cell>
          <table:table-cell office:value-type="float" office:value="296.3333">
            <text:p>296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0-05T07:00:00">
            <text:p>Sat Oct  5 07:00:00 2019</text:p>
          </table:table-cell>
          <table:table-cell office:value-type="float" office:value="74.3333">
            <text:p>74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9-10-05T08:00:00">
            <text:p>Sat Oct  5 08:00:00 2019</text:p>
          </table:table-cell>
          <table:table-cell office:value-type="float" office:value="129.0">
            <text:p>129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0-06T03:00:00">
            <text:p>Sun Oct  6 03:00:00 2019</text:p>
          </table:table-cell>
          <table:table-cell office:value-type="float" office:value="224.6667">
            <text:p>224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10-06T04:00:00">
            <text:p>Sun Oct  6 04:00:00 2019</text:p>
          </table:table-cell>
          <table:table-cell office:value-type="float" office:value="258.8333">
            <text:p>258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0-06T05:00:00">
            <text:p>Sun Oct  6 05:00:00 2019</text:p>
          </table:table-cell>
          <table:table-cell office:value-type="float" office:value="90.3333">
            <text:p>90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10-06T06:00:00">
            <text:p>Sun Oct  6 06:00:00 2019</text:p>
          </table:table-cell>
          <table:table-cell office:value-type="float" office:value="143.0">
            <text:p>143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10-06T08:00:00">
            <text:p>Sun Oct  6 08:00:00 2019</text:p>
          </table:table-cell>
          <table:table-cell office:value-type="float" office:value="256.1667">
            <text:p>256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0-06T09:00:00">
            <text:p>Sun Oct  6 09:00:00 2019</text:p>
          </table:table-cell>
          <table:table-cell office:value-type="float" office:value="124.0">
            <text:p>124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0-07T04:00:00">
            <text:p>Mon Oct  7 04:00:00 2019</text:p>
          </table:table-cell>
          <table:table-cell office:value-type="float" office:value="320.5">
            <text:p>320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0-07T05:00:00">
            <text:p>Mon Oct  7 05:00:00 2019</text:p>
          </table:table-cell>
          <table:table-cell office:value-type="float" office:value="141.8333">
            <text:p>141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0-07T06:00:00">
            <text:p>Mon Oct  7 06:00:00 2019</text:p>
          </table:table-cell>
          <table:table-cell office:value-type="float" office:value="178.5">
            <text:p>178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9-10-07T08:00:00">
            <text:p>Mon Oct  7 08:00:00 2019</text:p>
          </table:table-cell>
          <table:table-cell office:value-type="float" office:value="79.8333">
            <text:p>79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0-07T09:00:00">
            <text:p>Mon Oct  7 09:00:00 2019</text:p>
          </table:table-cell>
          <table:table-cell office:value-type="float" office:value="127.1667">
            <text:p>127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0-08T04:00:00">
            <text:p>Tue Oct  8 04:00:00 2019</text:p>
          </table:table-cell>
          <table:table-cell office:value-type="float" office:value="175.8333">
            <text:p>175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10-08T05:00:00">
            <text:p>Tue Oct  8 05:00:00 2019</text:p>
          </table:table-cell>
          <table:table-cell office:value-type="float" office:value="176.6667">
            <text:p>176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0-08T07:00:00">
            <text:p>Tue Oct  8 07:00:00 2019</text:p>
          </table:table-cell>
          <table:table-cell office:value-type="float" office:value="122.8333">
            <text:p>122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9-10-08T08:00:00">
            <text:p>Tue Oct  8 08:00:00 2019</text:p>
          </table:table-cell>
          <table:table-cell office:value-type="float" office:value="194.3333">
            <text:p>194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9-10-08T09:00:00">
            <text:p>Tue Oct  8 09:00:00 2019</text:p>
          </table:table-cell>
          <table:table-cell office:value-type="float" office:value="230.1667">
            <text:p>230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10-08T10:00:00">
            <text:p>Tue Oct  8 10:00:00 2019</text:p>
          </table:table-cell>
          <table:table-cell office:value-type="float" office:value="180.3333">
            <text:p>180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9-10-09T06:00:00">
            <text:p>Wed Oct  9 06:00:00 2019</text:p>
          </table:table-cell>
          <table:table-cell office:value-type="float" office:value="174.1667">
            <text:p>174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0-09T07:00:00">
            <text:p>Wed Oct  9 07:00:00 2019</text:p>
          </table:table-cell>
          <table:table-cell office:value-type="float" office:value="224.8333">
            <text:p>224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0-09T08:00:00">
            <text:p>Wed Oct  9 08:00:00 2019</text:p>
          </table:table-cell>
          <table:table-cell office:value-type="float" office:value="184.6667">
            <text:p>184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0-09T09:00:00">
            <text:p>Wed Oct  9 09:00:00 2019</text:p>
          </table:table-cell>
          <table:table-cell office:value-type="float" office:value="257.5">
            <text:p>257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10-09T10:00:00">
            <text:p>Wed Oct  9 10:00:00 2019</text:p>
          </table:table-cell>
          <table:table-cell office:value-type="float" office:value="146.8333">
            <text:p>146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0-10T04:00:00">
            <text:p>Thu Oct 10 04:00:00 2019</text:p>
          </table:table-cell>
          <table:table-cell office:value-type="float" office:value="214.0">
            <text:p>214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9-10-10T05:00:00">
            <text:p>Thu Oct 10 05:00:00 2019</text:p>
          </table:table-cell>
          <table:table-cell office:value-type="float" office:value="247.1667">
            <text:p>247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0-10T06:00:00">
            <text:p>Thu Oct 10 06:00:00 2019</text:p>
          </table:table-cell>
          <table:table-cell office:value-type="float" office:value="299.3333">
            <text:p>299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0-10T07:00:00">
            <text:p>Thu Oct 10 07:00:00 2019</text:p>
          </table:table-cell>
          <table:table-cell office:value-type="float" office:value="324.3333">
            <text:p>324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10-11T06:00:00">
            <text:p>Fri Oct 11 06:00:00 2019</text:p>
          </table:table-cell>
          <table:table-cell office:value-type="float" office:value="179.6667">
            <text:p>179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0-12T06:00:00">
            <text:p>Sat Oct 12 06:00:00 2019</text:p>
          </table:table-cell>
          <table:table-cell office:value-type="float" office:value="121.0">
            <text:p>121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0-12T07:00:00">
            <text:p>Sat Oct 12 07:00:00 2019</text:p>
          </table:table-cell>
          <table:table-cell office:value-type="float" office:value="237.3333">
            <text:p>237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10-12T09:00:00">
            <text:p>Sat Oct 12 09:00:00 2019</text:p>
          </table:table-cell>
          <table:table-cell office:value-type="float" office:value="327.3333">
            <text:p>327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0-13T04:00:00">
            <text:p>Sun Oct 13 04:00:00 2019</text:p>
          </table:table-cell>
          <table:table-cell office:value-type="float" office:value="271.5">
            <text:p>271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0-13T05:00:00">
            <text:p>Sun Oct 13 05:00:00 2019</text:p>
          </table:table-cell>
          <table:table-cell office:value-type="float" office:value="298.8333">
            <text:p>298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10-13T06:00:00">
            <text:p>Sun Oct 13 06:00:00 2019</text:p>
          </table:table-cell>
          <table:table-cell office:value-type="float" office:value="247.1667">
            <text:p>247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0-13T08:00:00">
            <text:p>Sun Oct 13 08:00:00 2019</text:p>
          </table:table-cell>
          <table:table-cell office:value-type="float" office:value="294.0">
            <text:p>294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10-14T03:00:00">
            <text:p>Mon Oct 14 03:00:00 2019</text:p>
          </table:table-cell>
          <table:table-cell office:value-type="float" office:value="212.8333">
            <text:p>212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0-14T04:00:00">
            <text:p>Mon Oct 14 04:00:00 2019</text:p>
          </table:table-cell>
          <table:table-cell office:value-type="float" office:value="221.5">
            <text:p>221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0-14T05:00:00">
            <text:p>Mon Oct 14 05:00:00 2019</text:p>
          </table:table-cell>
          <table:table-cell office:value-type="float" office:value="224.0">
            <text:p>224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10-14T06:00:00">
            <text:p>Mon Oct 14 06:00:00 2019</text:p>
          </table:table-cell>
          <table:table-cell office:value-type="float" office:value="208.8333">
            <text:p>208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10-14T07:00:00">
            <text:p>Mon Oct 14 07:00:00 2019</text:p>
          </table:table-cell>
          <table:table-cell office:value-type="float" office:value="203.5">
            <text:p>203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0-14T08:00:00">
            <text:p>Mon Oct 14 08:00:00 2019</text:p>
          </table:table-cell>
          <table:table-cell office:value-type="float" office:value="203.0">
            <text:p>203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10-14T09:00:00">
            <text:p>Mon Oct 14 09:00:00 2019</text:p>
          </table:table-cell>
          <table:table-cell office:value-type="float" office:value="201.1667">
            <text:p>201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10-15T00:00:00">
            <text:p>Tue Oct 15 00:00:00 2019</text:p>
          </table:table-cell>
          <table:table-cell office:value-type="float" office:value="269.1667">
            <text:p>269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0-15T01:00:00">
            <text:p>Tue Oct 15 01:00:00 2019</text:p>
          </table:table-cell>
          <table:table-cell office:value-type="float" office:value="284.6667">
            <text:p>284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0-15T05:00:00">
            <text:p>Tue Oct 15 05:00:00 2019</text:p>
          </table:table-cell>
          <table:table-cell office:value-type="float" office:value="282.0">
            <text:p>282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0-15T09:00:00">
            <text:p>Tue Oct 15 09:00:00 2019</text:p>
          </table:table-cell>
          <table:table-cell office:value-type="float" office:value="136.8333">
            <text:p>136.8333</text:p>
          </table:table-cell>
          <table:table-cell office:value-type="float" office:value="9.8">
            <text:p>9.8</text:p>
          </table:table-cell>
        </table:table-row>
        <table:table-row>
          <table:table-cell table:style-name="pd1" office:value-type="date" office:date-value="2019-10-15T15:00:00">
            <text:p>Tue Oct 15 15:00:00 2019</text:p>
          </table:table-cell>
          <table:table-cell office:value-type="float" office:value="203.3333">
            <text:p>203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10-17T05:00:00">
            <text:p>Thu Oct 17 05:00:00 2019</text:p>
          </table:table-cell>
          <table:table-cell office:value-type="float" office:value="237.5">
            <text:p>237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0-17T06:00:00">
            <text:p>Thu Oct 17 06:00:00 2019</text:p>
          </table:table-cell>
          <table:table-cell office:value-type="float" office:value="230.8333">
            <text:p>230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10-17T08:00:00">
            <text:p>Thu Oct 17 08:00:00 2019</text:p>
          </table:table-cell>
          <table:table-cell office:value-type="float" office:value="104.0">
            <text:p>104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0-17T09:00:00">
            <text:p>Thu Oct 17 09:00:00 2019</text:p>
          </table:table-cell>
          <table:table-cell office:value-type="float" office:value="274.0">
            <text:p>274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0-17T10:00:00">
            <text:p>Thu Oct 17 10:00:00 2019</text:p>
          </table:table-cell>
          <table:table-cell office:value-type="float" office:value="186.8333">
            <text:p>186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0-18T04:00:00">
            <text:p>Fri Oct 18 04:00:00 2019</text:p>
          </table:table-cell>
          <table:table-cell office:value-type="float" office:value="207.5">
            <text:p>207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10-18T05:00:00">
            <text:p>Fri Oct 18 05:00:00 2019</text:p>
          </table:table-cell>
          <table:table-cell office:value-type="float" office:value="204.1667">
            <text:p>204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10-18T06:00:00">
            <text:p>Fri Oct 18 06:00:00 2019</text:p>
          </table:table-cell>
          <table:table-cell office:value-type="float" office:value="185.8333">
            <text:p>185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10-18T07:00:00">
            <text:p>Fri Oct 18 07:00:00 2019</text:p>
          </table:table-cell>
          <table:table-cell office:value-type="float" office:value="71.8333">
            <text:p>71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10-18T08:00:00">
            <text:p>Fri Oct 18 08:00:00 2019</text:p>
          </table:table-cell>
          <table:table-cell office:value-type="float" office:value="161.8333">
            <text:p>161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9-10-18T09:00:00">
            <text:p>Fri Oct 18 09:00:00 2019</text:p>
          </table:table-cell>
          <table:table-cell office:value-type="float" office:value="196.3333">
            <text:p>196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0-19T03:00:00">
            <text:p>Sat Oct 19 03:00:00 2019</text:p>
          </table:table-cell>
          <table:table-cell office:value-type="float" office:value="194.6667">
            <text:p>194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10-19T04:00:00">
            <text:p>Sat Oct 19 04:00:00 2019</text:p>
          </table:table-cell>
          <table:table-cell office:value-type="float" office:value="235.6667">
            <text:p>235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10-19T05:00:00">
            <text:p>Sat Oct 19 05:00:00 2019</text:p>
          </table:table-cell>
          <table:table-cell office:value-type="float" office:value="205.6667">
            <text:p>205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0-19T07:00:00">
            <text:p>Sat Oct 19 07:00:00 2019</text:p>
          </table:table-cell>
          <table:table-cell office:value-type="float" office:value="64.3333">
            <text:p>64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0-19T08:00:00">
            <text:p>Sat Oct 19 08:00:00 2019</text:p>
          </table:table-cell>
          <table:table-cell office:value-type="float" office:value="135.5">
            <text:p>135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10-19T09:00:00">
            <text:p>Sat Oct 19 09:00:00 2019</text:p>
          </table:table-cell>
          <table:table-cell office:value-type="float" office:value="163.3333">
            <text:p>163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9-10-19T10:00:00">
            <text:p>Sat Oct 19 10:00:00 2019</text:p>
          </table:table-cell>
          <table:table-cell office:value-type="float" office:value="161.6667">
            <text:p>161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10-20T03:00:00">
            <text:p>Sun Oct 20 03:00:00 2019</text:p>
          </table:table-cell>
          <table:table-cell office:value-type="float" office:value="209.3333">
            <text:p>209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10-20T04:00:00">
            <text:p>Sun Oct 20 04:00:00 2019</text:p>
          </table:table-cell>
          <table:table-cell office:value-type="float" office:value="227.8333">
            <text:p>227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10-20T05:00:00">
            <text:p>Sun Oct 20 05:00:00 2019</text:p>
          </table:table-cell>
          <table:table-cell office:value-type="float" office:value="223.3333">
            <text:p>223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10-20T06:00:00">
            <text:p>Sun Oct 20 06:00:00 2019</text:p>
          </table:table-cell>
          <table:table-cell office:value-type="float" office:value="224.6667">
            <text:p>224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0-20T07:00:00">
            <text:p>Sun Oct 20 07:00:00 2019</text:p>
          </table:table-cell>
          <table:table-cell office:value-type="float" office:value="237.5">
            <text:p>237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10-21T02:00:00">
            <text:p>Mon Oct 21 02:00:00 2019</text:p>
          </table:table-cell>
          <table:table-cell office:value-type="float" office:value="230.1667">
            <text:p>230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0-21T08:00:00">
            <text:p>Mon Oct 21 08:00:00 2019</text:p>
          </table:table-cell>
          <table:table-cell office:value-type="float" office:value="181.8333">
            <text:p>181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10-21T09:00:00">
            <text:p>Mon Oct 21 09:00:00 2019</text:p>
          </table:table-cell>
          <table:table-cell office:value-type="float" office:value="235.8333">
            <text:p>235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0-22T05:00:00">
            <text:p>Tue Oct 22 05:00:00 2019</text:p>
          </table:table-cell>
          <table:table-cell office:value-type="float" office:value="133.0">
            <text:p>133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0-22T06:00:00">
            <text:p>Tue Oct 22 06:00:00 2019</text:p>
          </table:table-cell>
          <table:table-cell office:value-type="float" office:value="241.3333">
            <text:p>241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10-22T07:00:00">
            <text:p>Tue Oct 22 07:00:00 2019</text:p>
          </table:table-cell>
          <table:table-cell office:value-type="float" office:value="126.0">
            <text:p>126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0-22T08:00:00">
            <text:p>Tue Oct 22 08:00:00 2019</text:p>
          </table:table-cell>
          <table:table-cell office:value-type="float" office:value="124.5">
            <text:p>124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0-23T03:00:00">
            <text:p>Wed Oct 23 03:00:00 2019</text:p>
          </table:table-cell>
          <table:table-cell office:value-type="float" office:value="242.6667">
            <text:p>242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10-23T04:00:00">
            <text:p>Wed Oct 23 04:00:00 2019</text:p>
          </table:table-cell>
          <table:table-cell office:value-type="float" office:value="169.3333">
            <text:p>169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10-23T05:00:00">
            <text:p>Wed Oct 23 05:00:00 2019</text:p>
          </table:table-cell>
          <table:table-cell office:value-type="float" office:value="227.6667">
            <text:p>227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0-23T06:00:00">
            <text:p>Wed Oct 23 06:00:00 2019</text:p>
          </table:table-cell>
          <table:table-cell office:value-type="float" office:value="255.1667">
            <text:p>255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0-23T07:00:00">
            <text:p>Wed Oct 23 07:00:00 2019</text:p>
          </table:table-cell>
          <table:table-cell office:value-type="float" office:value="272.3333">
            <text:p>272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10-23T08:00:00">
            <text:p>Wed Oct 23 08:00:00 2019</text:p>
          </table:table-cell>
          <table:table-cell office:value-type="float" office:value="252.0">
            <text:p>252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9-10-23T15:00:00">
            <text:p>Wed Oct 23 15:00:00 2019</text:p>
          </table:table-cell>
          <table:table-cell office:value-type="float" office:value="242.3333">
            <text:p>242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0-23T16:00:00">
            <text:p>Wed Oct 23 16:00:00 2019</text:p>
          </table:table-cell>
          <table:table-cell office:value-type="float" office:value="242.1667">
            <text:p>242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9-10-24T10:00:00">
            <text:p>Thu Oct 24 10:00:00 2019</text:p>
          </table:table-cell>
          <table:table-cell office:value-type="float" office:value="212.6667">
            <text:p>212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0-24T11:00:00">
            <text:p>Thu Oct 24 11:00:00 2019</text:p>
          </table:table-cell>
          <table:table-cell office:value-type="float" office:value="206.0">
            <text:p>206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0-24T12:00:00">
            <text:p>Thu Oct 24 12:00:00 2019</text:p>
          </table:table-cell>
          <table:table-cell office:value-type="float" office:value="121.3333">
            <text:p>121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10-24T13:00:00">
            <text:p>Thu Oct 24 13:00:00 2019</text:p>
          </table:table-cell>
          <table:table-cell office:value-type="float" office:value="214.0">
            <text:p>214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10-25T23:00:00">
            <text:p>Fri Oct 25 23:00:00 2019</text:p>
          </table:table-cell>
          <table:table-cell office:value-type="float" office:value="169.3333">
            <text:p>169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9-10-26T02:00:00">
            <text:p>Sat Oct 26 02:00:00 2019</text:p>
          </table:table-cell>
          <table:table-cell office:value-type="float" office:value="221.8333">
            <text:p>221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27T02:00:00">
            <text:p>Sun Oct 27 02:00:00 2019</text:p>
          </table:table-cell>
          <table:table-cell office:value-type="float" office:value="116.6667">
            <text:p>116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0-27T03:00:00">
            <text:p>Sun Oct 27 03:00:00 2019</text:p>
          </table:table-cell>
          <table:table-cell office:value-type="float" office:value="189.6667">
            <text:p>189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10-27T04:00:00">
            <text:p>Sun Oct 27 04:00:00 2019</text:p>
          </table:table-cell>
          <table:table-cell office:value-type="float" office:value="274.6667">
            <text:p>274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0-27T05:00:00">
            <text:p>Sun Oct 27 05:00:00 2019</text:p>
          </table:table-cell>
          <table:table-cell office:value-type="float" office:value="71.1667">
            <text:p>71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10-27T07:00:00">
            <text:p>Sun Oct 27 07:00:00 2019</text:p>
          </table:table-cell>
          <table:table-cell office:value-type="float" office:value="174.3333">
            <text:p>174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10-27T08:00:00">
            <text:p>Sun Oct 27 08:00:00 2019</text:p>
          </table:table-cell>
          <table:table-cell office:value-type="float" office:value="234.3333">
            <text:p>234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10-28T04:00:00">
            <text:p>Mon Oct 28 04:00:00 2019</text:p>
          </table:table-cell>
          <table:table-cell office:value-type="float" office:value="239.6667">
            <text:p>239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10-28T05:00:00">
            <text:p>Mon Oct 28 05:00:00 2019</text:p>
          </table:table-cell>
          <table:table-cell office:value-type="float" office:value="227.3333">
            <text:p>227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10-28T06:00:00">
            <text:p>Mon Oct 28 06:00:00 2019</text:p>
          </table:table-cell>
          <table:table-cell office:value-type="float" office:value="204.5">
            <text:p>204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0-28T07:00:00">
            <text:p>Mon Oct 28 07:00:00 2019</text:p>
          </table:table-cell>
          <table:table-cell office:value-type="float" office:value="284.6667">
            <text:p>284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0-29T01:00:00">
            <text:p>Tue Oct 29 01:00:00 2019</text:p>
          </table:table-cell>
          <table:table-cell office:value-type="float" office:value="229.5">
            <text:p>229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10-29T02:00:00">
            <text:p>Tue Oct 29 02:00:00 2019</text:p>
          </table:table-cell>
          <table:table-cell office:value-type="float" office:value="180.8333">
            <text:p>180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10-29T03:00:00">
            <text:p>Tue Oct 29 03:00:00 2019</text:p>
          </table:table-cell>
          <table:table-cell office:value-type="float" office:value="150.1667">
            <text:p>150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10-29T04:00:00">
            <text:p>Tue Oct 29 04:00:00 2019</text:p>
          </table:table-cell>
          <table:table-cell office:value-type="float" office:value="184.6667">
            <text:p>184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0-29T05:00:00">
            <text:p>Tue Oct 29 05:00:00 2019</text:p>
          </table:table-cell>
          <table:table-cell office:value-type="float" office:value="156.1667">
            <text:p>156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0-29T06:00:00">
            <text:p>Tue Oct 29 06:00:00 2019</text:p>
          </table:table-cell>
          <table:table-cell office:value-type="float" office:value="194.8333">
            <text:p>194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0-29T07:00:00">
            <text:p>Tue Oct 29 07:00:00 2019</text:p>
          </table:table-cell>
          <table:table-cell office:value-type="float" office:value="216.3333">
            <text:p>216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10-30T02:00:00">
            <text:p>Wed Oct 30 02:00:00 2019</text:p>
          </table:table-cell>
          <table:table-cell office:value-type="float" office:value="198.3333">
            <text:p>198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9-10-30T03:00:00">
            <text:p>Wed Oct 30 03:00:00 2019</text:p>
          </table:table-cell>
          <table:table-cell office:value-type="float" office:value="140.6667">
            <text:p>140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10-30T04:00:00">
            <text:p>Wed Oct 30 04:00:00 2019</text:p>
          </table:table-cell>
          <table:table-cell office:value-type="float" office:value="73.6667">
            <text:p>73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10-30T05:00:00">
            <text:p>Wed Oct 30 05:00:00 2019</text:p>
          </table:table-cell>
          <table:table-cell office:value-type="float" office:value="77.0">
            <text:p>77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10-30T06:00:00">
            <text:p>Wed Oct 30 06:00:00 2019</text:p>
          </table:table-cell>
          <table:table-cell office:value-type="float" office:value="210.8333">
            <text:p>210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10-30T07:00:00">
            <text:p>Wed Oct 30 07:00:00 2019</text:p>
          </table:table-cell>
          <table:table-cell office:value-type="float" office:value="87.6667">
            <text:p>87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10-30T08:00:00">
            <text:p>Wed Oct 30 08:00:00 2019</text:p>
          </table:table-cell>
          <table:table-cell office:value-type="float" office:value="138.0">
            <text:p>138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0-31T03:00:00">
            <text:p>Thu Oct 31 03:00:00 2019</text:p>
          </table:table-cell>
          <table:table-cell office:value-type="float" office:value="160.6667">
            <text:p>160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9-10-31T04:00:00">
            <text:p>Thu Oct 31 04:00:00 2019</text:p>
          </table:table-cell>
          <table:table-cell office:value-type="float" office:value="162.8333">
            <text:p>162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10-31T05:00:00">
            <text:p>Thu Oct 31 05:00:00 2019</text:p>
          </table:table-cell>
          <table:table-cell office:value-type="float" office:value="201.5">
            <text:p>201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9-10-31T06:00:00">
            <text:p>Thu Oct 31 06:00:00 2019</text:p>
          </table:table-cell>
          <table:table-cell office:value-type="float" office:value="171.5">
            <text:p>171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10-31T07:00:00">
            <text:p>Thu Oct 31 07:00:00 2019</text:p>
          </table:table-cell>
          <table:table-cell office:value-type="float" office:value="195.1667">
            <text:p>195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1-02T00:00:00">
            <text:p>Sat Nov  2 00:00:00 2019</text:p>
          </table:table-cell>
          <table:table-cell office:value-type="float" office:value="177.8333">
            <text:p>177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1-02T02:00:00">
            <text:p>Sat Nov  2 02:00:00 2019</text:p>
          </table:table-cell>
          <table:table-cell office:value-type="float" office:value="190.3333">
            <text:p>190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1-02T03:00:00">
            <text:p>Sat Nov  2 03:00:00 2019</text:p>
          </table:table-cell>
          <table:table-cell office:value-type="float" office:value="190.8333">
            <text:p>190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1-03T01:00:00">
            <text:p>Sun Nov  3 01:00:00 2019</text:p>
          </table:table-cell>
          <table:table-cell office:value-type="float" office:value="221.0">
            <text:p>221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1-03T02:00:00">
            <text:p>Sun Nov  3 02:00:00 2019</text:p>
          </table:table-cell>
          <table:table-cell office:value-type="float" office:value="221.0">
            <text:p>221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1-03T03:00:00">
            <text:p>Sun Nov  3 03:00:00 2019</text:p>
          </table:table-cell>
          <table:table-cell office:value-type="float" office:value="230.5">
            <text:p>230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1-03T04:00:00">
            <text:p>Sun Nov  3 04:00:00 2019</text:p>
          </table:table-cell>
          <table:table-cell office:value-type="float" office:value="232.5">
            <text:p>232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11-03T05:00:00">
            <text:p>Sun Nov  3 05:00:00 2019</text:p>
          </table:table-cell>
          <table:table-cell office:value-type="float" office:value="223.3333">
            <text:p>223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11-03T22:00:00">
            <text:p>Sun Nov  3 22:00:00 2019</text:p>
          </table:table-cell>
          <table:table-cell office:value-type="float" office:value="218.6667">
            <text:p>218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1-03T23:00:00">
            <text:p>Sun Nov  3 23:00:00 2019</text:p>
          </table:table-cell>
          <table:table-cell office:value-type="float" office:value="237.1667">
            <text:p>237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11-04T00:00:00">
            <text:p>Mon Nov  4 00:00:00 2019</text:p>
          </table:table-cell>
          <table:table-cell office:value-type="float" office:value="242.6667">
            <text:p>242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1-04T01:00:00">
            <text:p>Mon Nov  4 01:00:00 2019</text:p>
          </table:table-cell>
          <table:table-cell office:value-type="float" office:value="250.8333">
            <text:p>250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11-04T02:00:00">
            <text:p>Mon Nov  4 02:00:00 2019</text:p>
          </table:table-cell>
          <table:table-cell office:value-type="float" office:value="247.8333">
            <text:p>247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11-04T03:00:00">
            <text:p>Mon Nov  4 03:00:00 2019</text:p>
          </table:table-cell>
          <table:table-cell office:value-type="float" office:value="242.5">
            <text:p>242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1-04T04:00:00">
            <text:p>Mon Nov  4 04:00:00 2019</text:p>
          </table:table-cell>
          <table:table-cell office:value-type="float" office:value="245.5">
            <text:p>245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1-04T05:00:00">
            <text:p>Mon Nov  4 05:00:00 2019</text:p>
          </table:table-cell>
          <table:table-cell office:value-type="float" office:value="221.5">
            <text:p>221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1-04T06:00:00">
            <text:p>Mon Nov  4 06:00:00 2019</text:p>
          </table:table-cell>
          <table:table-cell office:value-type="float" office:value="206.6667">
            <text:p>206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1-04T07:00:00">
            <text:p>Mon Nov  4 07:00:00 2019</text:p>
          </table:table-cell>
          <table:table-cell office:value-type="float" office:value="226.6667">
            <text:p>226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11-04T08:00:00">
            <text:p>Mon Nov  4 08:00:00 2019</text:p>
          </table:table-cell>
          <table:table-cell office:value-type="float" office:value="220.1667">
            <text:p>220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1-04T09:00:00">
            <text:p>Mon Nov  4 09:00:00 2019</text:p>
          </table:table-cell>
          <table:table-cell office:value-type="float" office:value="226.5">
            <text:p>226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1-05T04:00:00">
            <text:p>Tue Nov  5 04:00:00 2019</text:p>
          </table:table-cell>
          <table:table-cell office:value-type="float" office:value="268.5">
            <text:p>268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11-05T05:00:00">
            <text:p>Tue Nov  5 05:00:00 2019</text:p>
          </table:table-cell>
          <table:table-cell office:value-type="float" office:value="276.1667">
            <text:p>276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1-05T06:00:00">
            <text:p>Tue Nov  5 06:00:00 2019</text:p>
          </table:table-cell>
          <table:table-cell office:value-type="float" office:value="273.0">
            <text:p>273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1-05T07:00:00">
            <text:p>Tue Nov  5 07:00:00 2019</text:p>
          </table:table-cell>
          <table:table-cell office:value-type="float" office:value="270.8333">
            <text:p>270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11-05T08:00:00">
            <text:p>Tue Nov  5 08:00:00 2019</text:p>
          </table:table-cell>
          <table:table-cell office:value-type="float" office:value="263.6667">
            <text:p>263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11-05T09:00:00">
            <text:p>Tue Nov  5 09:00:00 2019</text:p>
          </table:table-cell>
          <table:table-cell office:value-type="float" office:value="226.3333">
            <text:p>226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1-05T10:00:00">
            <text:p>Tue Nov  5 10:00:00 2019</text:p>
          </table:table-cell>
          <table:table-cell office:value-type="float" office:value="228.0">
            <text:p>228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05T11:00:00">
            <text:p>Tue Nov  5 11:00:00 2019</text:p>
          </table:table-cell>
          <table:table-cell office:value-type="float" office:value="251.8333">
            <text:p>251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11-05T12:00:00">
            <text:p>Tue Nov  5 12:00:00 2019</text:p>
          </table:table-cell>
          <table:table-cell office:value-type="float" office:value="273.6667">
            <text:p>273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05T13:00:00">
            <text:p>Tue Nov  5 13:00:00 2019</text:p>
          </table:table-cell>
          <table:table-cell office:value-type="float" office:value="268.6667">
            <text:p>268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11-05T23:00:00">
            <text:p>Tue Nov  5 23:00:00 2019</text:p>
          </table:table-cell>
          <table:table-cell office:value-type="float" office:value="280.0">
            <text:p>280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1-06T00:00:00">
            <text:p>Wed Nov  6 00:00:00 2019</text:p>
          </table:table-cell>
          <table:table-cell office:value-type="float" office:value="292.1667">
            <text:p>292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11-06T01:00:00">
            <text:p>Wed Nov  6 01:00:00 2019</text:p>
          </table:table-cell>
          <table:table-cell office:value-type="float" office:value="277.6667">
            <text:p>277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9-11-06T02:00:00">
            <text:p>Wed Nov  6 02:00:00 2019</text:p>
          </table:table-cell>
          <table:table-cell office:value-type="float" office:value="236.0">
            <text:p>236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1-06T03:00:00">
            <text:p>Wed Nov  6 03:00:00 2019</text:p>
          </table:table-cell>
          <table:table-cell office:value-type="float" office:value="235.1667">
            <text:p>235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11-06T04:00:00">
            <text:p>Wed Nov  6 04:00:00 2019</text:p>
          </table:table-cell>
          <table:table-cell office:value-type="float" office:value="237.6667">
            <text:p>237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1-06T05:00:00">
            <text:p>Wed Nov  6 05:00:00 2019</text:p>
          </table:table-cell>
          <table:table-cell office:value-type="float" office:value="293.5">
            <text:p>293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11-06T06:00:00">
            <text:p>Wed Nov  6 06:00:00 2019</text:p>
          </table:table-cell>
          <table:table-cell office:value-type="float" office:value="262.0">
            <text:p>262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1-06T07:00:00">
            <text:p>Wed Nov  6 07:00:00 2019</text:p>
          </table:table-cell>
          <table:table-cell office:value-type="float" office:value="241.5">
            <text:p>241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1-06T09:00:00">
            <text:p>Wed Nov  6 09:00:00 2019</text:p>
          </table:table-cell>
          <table:table-cell office:value-type="float" office:value="241.3333">
            <text:p>241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1-07T04:00:00">
            <text:p>Thu Nov  7 04:00:00 2019</text:p>
          </table:table-cell>
          <table:table-cell office:value-type="float" office:value="170.6667">
            <text:p>170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11-07T05:00:00">
            <text:p>Thu Nov  7 05:00:00 2019</text:p>
          </table:table-cell>
          <table:table-cell office:value-type="float" office:value="198.5">
            <text:p>198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1-07T06:00:00">
            <text:p>Thu Nov  7 06:00:00 2019</text:p>
          </table:table-cell>
          <table:table-cell office:value-type="float" office:value="156.5">
            <text:p>156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11-07T07:00:00">
            <text:p>Thu Nov  7 07:00:00 2019</text:p>
          </table:table-cell>
          <table:table-cell office:value-type="float" office:value="165.0">
            <text:p>165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11-07T08:00:00">
            <text:p>Thu Nov  7 08:00:00 2019</text:p>
          </table:table-cell>
          <table:table-cell office:value-type="float" office:value="192.0">
            <text:p>192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1-07T09:00:00">
            <text:p>Thu Nov  7 09:00:00 2019</text:p>
          </table:table-cell>
          <table:table-cell office:value-type="float" office:value="186.6667">
            <text:p>186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11-07T10:00:00">
            <text:p>Thu Nov  7 10:00:00 2019</text:p>
          </table:table-cell>
          <table:table-cell office:value-type="float" office:value="197.6667">
            <text:p>197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1-08T02:00:00">
            <text:p>Fri Nov  8 02:00:00 2019</text:p>
          </table:table-cell>
          <table:table-cell office:value-type="float" office:value="265.3333">
            <text:p>265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8T03:00:00">
            <text:p>Fri Nov  8 03:00:00 2019</text:p>
          </table:table-cell>
          <table:table-cell office:value-type="float" office:value="273.6667">
            <text:p>273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1-08T04:00:00">
            <text:p>Fri Nov  8 04:00:00 2019</text:p>
          </table:table-cell>
          <table:table-cell office:value-type="float" office:value="259.3333">
            <text:p>259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1-08T05:00:00">
            <text:p>Fri Nov  8 05:00:00 2019</text:p>
          </table:table-cell>
          <table:table-cell office:value-type="float" office:value="265.1667">
            <text:p>26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11-08T06:00:00">
            <text:p>Fri Nov  8 06:00:00 2019</text:p>
          </table:table-cell>
          <table:table-cell office:value-type="float" office:value="273.6667">
            <text:p>273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9-11-08T07:00:00">
            <text:p>Fri Nov  8 07:00:00 2019</text:p>
          </table:table-cell>
          <table:table-cell office:value-type="float" office:value="261.8333">
            <text:p>261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11-08T08:00:00">
            <text:p>Fri Nov  8 08:00:00 2019</text:p>
          </table:table-cell>
          <table:table-cell office:value-type="float" office:value="262.3333">
            <text:p>262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11-09T02:00:00">
            <text:p>Sat Nov  9 02:00:00 2019</text:p>
          </table:table-cell>
          <table:table-cell office:value-type="float" office:value="181.3333">
            <text:p>181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1-09T04:00:00">
            <text:p>Sat Nov  9 04:00:00 2019</text:p>
          </table:table-cell>
          <table:table-cell office:value-type="float" office:value="175.5">
            <text:p>175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1-09T05:00:00">
            <text:p>Sat Nov  9 05:00:00 2019</text:p>
          </table:table-cell>
          <table:table-cell office:value-type="float" office:value="128.1667">
            <text:p>128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11-09T06:00:00">
            <text:p>Sat Nov  9 06:00:00 2019</text:p>
          </table:table-cell>
          <table:table-cell office:value-type="float" office:value="185.3333">
            <text:p>185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1-09T08:00:00">
            <text:p>Sat Nov  9 08:00:00 2019</text:p>
          </table:table-cell>
          <table:table-cell office:value-type="float" office:value="131.1667">
            <text:p>131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1-09T09:00:00">
            <text:p>Sat Nov  9 09:00:00 2019</text:p>
          </table:table-cell>
          <table:table-cell office:value-type="float" office:value="170.5">
            <text:p>170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1-10T03:00:00">
            <text:p>Sun Nov 10 03:00:00 2019</text:p>
          </table:table-cell>
          <table:table-cell office:value-type="float" office:value="285.1667">
            <text:p>285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1-10T05:00:00">
            <text:p>Sun Nov 10 05:00:00 2019</text:p>
          </table:table-cell>
          <table:table-cell office:value-type="float" office:value="303.0">
            <text:p>303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11-10T06:00:00">
            <text:p>Sun Nov 10 06:00:00 2019</text:p>
          </table:table-cell>
          <table:table-cell office:value-type="float" office:value="296.1667">
            <text:p>296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0T07:00:00">
            <text:p>Sun Nov 10 07:00:00 2019</text:p>
          </table:table-cell>
          <table:table-cell office:value-type="float" office:value="258.1667">
            <text:p>258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11-10T08:00:00">
            <text:p>Sun Nov 10 08:00:00 2019</text:p>
          </table:table-cell>
          <table:table-cell office:value-type="float" office:value="265.8333">
            <text:p>265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9-11-10T23:00:00">
            <text:p>Sun Nov 10 23:00:00 2019</text:p>
          </table:table-cell>
          <table:table-cell office:value-type="float" office:value="280.5">
            <text:p>280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1-11T00:00:00">
            <text:p>Mon Nov 11 00:00:00 2019</text:p>
          </table:table-cell>
          <table:table-cell office:value-type="float" office:value="262.0">
            <text:p>262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11-11T01:00:00">
            <text:p>Mon Nov 11 01:00:00 2019</text:p>
          </table:table-cell>
          <table:table-cell office:value-type="float" office:value="259.0">
            <text:p>259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1-11T02:00:00">
            <text:p>Mon Nov 11 02:00:00 2019</text:p>
          </table:table-cell>
          <table:table-cell office:value-type="float" office:value="256.8333">
            <text:p>256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1-11T03:00:00">
            <text:p>Mon Nov 11 03:00:00 2019</text:p>
          </table:table-cell>
          <table:table-cell office:value-type="float" office:value="266.3333">
            <text:p>266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1-11T04:00:00">
            <text:p>Mon Nov 11 04:00:00 2019</text:p>
          </table:table-cell>
          <table:table-cell office:value-type="float" office:value="259.1667">
            <text:p>259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1-11T05:00:00">
            <text:p>Mon Nov 11 05:00:00 2019</text:p>
          </table:table-cell>
          <table:table-cell office:value-type="float" office:value="266.3333">
            <text:p>266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11-11T06:00:00">
            <text:p>Mon Nov 11 06:00:00 2019</text:p>
          </table:table-cell>
          <table:table-cell office:value-type="float" office:value="282.3333">
            <text:p>282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11-11T07:00:00">
            <text:p>Mon Nov 11 07:00:00 2019</text:p>
          </table:table-cell>
          <table:table-cell office:value-type="float" office:value="287.0">
            <text:p>287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9-11-11T08:00:00">
            <text:p>Mon Nov 11 08:00:00 2019</text:p>
          </table:table-cell>
          <table:table-cell office:value-type="float" office:value="287.3333">
            <text:p>287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11-11T09:00:00">
            <text:p>Mon Nov 11 09:00:00 2019</text:p>
          </table:table-cell>
          <table:table-cell office:value-type="float" office:value="285.6667">
            <text:p>285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11-11T10:00:00">
            <text:p>Mon Nov 11 10:00:00 2019</text:p>
          </table:table-cell>
          <table:table-cell office:value-type="float" office:value="212.5">
            <text:p>21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11-13T04:00:00">
            <text:p>Wed Nov 13 04:00:00 2019</text:p>
          </table:table-cell>
          <table:table-cell office:value-type="float" office:value="208.3333">
            <text:p>208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9-11-13T05:00:00">
            <text:p>Wed Nov 13 05:00:00 2019</text:p>
          </table:table-cell>
          <table:table-cell office:value-type="float" office:value="212.1667">
            <text:p>212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11-13T06:00:00">
            <text:p>Wed Nov 13 06:00:00 2019</text:p>
          </table:table-cell>
          <table:table-cell office:value-type="float" office:value="203.3333">
            <text:p>203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1-13T07:00:00">
            <text:p>Wed Nov 13 07:00:00 2019</text:p>
          </table:table-cell>
          <table:table-cell office:value-type="float" office:value="195.1667">
            <text:p>195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1-13T08:00:00">
            <text:p>Wed Nov 13 08:00:00 2019</text:p>
          </table:table-cell>
          <table:table-cell office:value-type="float" office:value="200.6667">
            <text:p>200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1-13T09:00:00">
            <text:p>Wed Nov 13 09:00:00 2019</text:p>
          </table:table-cell>
          <table:table-cell office:value-type="float" office:value="212.5">
            <text:p>212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11-13T10:00:00">
            <text:p>Wed Nov 13 10:00:00 2019</text:p>
          </table:table-cell>
          <table:table-cell office:value-type="float" office:value="221.8333">
            <text:p>221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1-13T11:00:00">
            <text:p>Wed Nov 13 11:00:00 2019</text:p>
          </table:table-cell>
          <table:table-cell office:value-type="float" office:value="234.0">
            <text:p>234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3T12:00:00">
            <text:p>Wed Nov 13 12:00:00 2019</text:p>
          </table:table-cell>
          <table:table-cell office:value-type="float" office:value="238.0">
            <text:p>238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1-13T20:00:00">
            <text:p>Wed Nov 13 20:00:00 2019</text:p>
          </table:table-cell>
          <table:table-cell office:value-type="float" office:value="241.1667">
            <text:p>241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11-13T21:00:00">
            <text:p>Wed Nov 13 21:00:00 2019</text:p>
          </table:table-cell>
          <table:table-cell office:value-type="float" office:value="224.0">
            <text:p>224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1-13T22:00:00">
            <text:p>Wed Nov 13 22:00:00 2019</text:p>
          </table:table-cell>
          <table:table-cell office:value-type="float" office:value="242.0">
            <text:p>242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11-13T23:00:00">
            <text:p>Wed Nov 13 23:00:00 2019</text:p>
          </table:table-cell>
          <table:table-cell office:value-type="float" office:value="232.3333">
            <text:p>232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11-14T00:00:00">
            <text:p>Thu Nov 14 00:00:00 2019</text:p>
          </table:table-cell>
          <table:table-cell office:value-type="float" office:value="235.8333">
            <text:p>235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11-14T01:00:00">
            <text:p>Thu Nov 14 01:00:00 2019</text:p>
          </table:table-cell>
          <table:table-cell office:value-type="float" office:value="261.0">
            <text:p>261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1-14T02:00:00">
            <text:p>Thu Nov 14 02:00:00 2019</text:p>
          </table:table-cell>
          <table:table-cell office:value-type="float" office:value="250.8333">
            <text:p>250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11-14T05:00:00">
            <text:p>Thu Nov 14 05:00:00 2019</text:p>
          </table:table-cell>
          <table:table-cell office:value-type="float" office:value="244.8333">
            <text:p>244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1-14T06:00:00">
            <text:p>Thu Nov 14 06:00:00 2019</text:p>
          </table:table-cell>
          <table:table-cell office:value-type="float" office:value="217.1667">
            <text:p>217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11-14T07:00:00">
            <text:p>Thu Nov 14 07:00:00 2019</text:p>
          </table:table-cell>
          <table:table-cell office:value-type="float" office:value="216.8333">
            <text:p>216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11-14T08:00:00">
            <text:p>Thu Nov 14 08:00:00 2019</text:p>
          </table:table-cell>
          <table:table-cell office:value-type="float" office:value="213.1667">
            <text:p>213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11-15T03:00:00">
            <text:p>Fri Nov 15 03:00:00 2019</text:p>
          </table:table-cell>
          <table:table-cell office:value-type="float" office:value="231.1667">
            <text:p>231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1-15T04:00:00">
            <text:p>Fri Nov 15 04:00:00 2019</text:p>
          </table:table-cell>
          <table:table-cell office:value-type="float" office:value="239.3333">
            <text:p>239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5T05:00:00">
            <text:p>Fri Nov 15 05:00:00 2019</text:p>
          </table:table-cell>
          <table:table-cell office:value-type="float" office:value="241.3333">
            <text:p>241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1-15T06:00:00">
            <text:p>Fri Nov 15 06:00:00 2019</text:p>
          </table:table-cell>
          <table:table-cell office:value-type="float" office:value="236.6667">
            <text:p>236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11-15T07:00:00">
            <text:p>Fri Nov 15 07:00:00 2019</text:p>
          </table:table-cell>
          <table:table-cell office:value-type="float" office:value="214.6667">
            <text:p>214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11-15T08:00:00">
            <text:p>Fri Nov 15 08:00:00 2019</text:p>
          </table:table-cell>
          <table:table-cell office:value-type="float" office:value="157.3333">
            <text:p>157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1-15T09:00:00">
            <text:p>Fri Nov 15 09:00:00 2019</text:p>
          </table:table-cell>
          <table:table-cell office:value-type="float" office:value="203.3333">
            <text:p>203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1-15T10:00:00">
            <text:p>Fri Nov 15 10:00:00 2019</text:p>
          </table:table-cell>
          <table:table-cell office:value-type="float" office:value="230.5">
            <text:p>230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1-15T11:00:00">
            <text:p>Fri Nov 15 11:00:00 2019</text:p>
          </table:table-cell>
          <table:table-cell office:value-type="float" office:value="234.3333">
            <text:p>234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15T12:00:00">
            <text:p>Fri Nov 15 12:00:00 2019</text:p>
          </table:table-cell>
          <table:table-cell office:value-type="float" office:value="233.1667">
            <text:p>233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9-11-16T08:00:00">
            <text:p>Sat Nov 16 08:00:00 2019</text:p>
          </table:table-cell>
          <table:table-cell office:value-type="float" office:value="230.8333">
            <text:p>230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1-16T09:00:00">
            <text:p>Sat Nov 16 09:00:00 2019</text:p>
          </table:table-cell>
          <table:table-cell office:value-type="float" office:value="197.5">
            <text:p>197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1-16T11:00:00">
            <text:p>Sat Nov 16 11:00:00 2019</text:p>
          </table:table-cell>
          <table:table-cell office:value-type="float" office:value="181.1667">
            <text:p>181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11-16T12:00:00">
            <text:p>Sat Nov 16 12:00:00 2019</text:p>
          </table:table-cell>
          <table:table-cell office:value-type="float" office:value="233.3333">
            <text:p>233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1-16T13:00:00">
            <text:p>Sat Nov 16 13:00:00 2019</text:p>
          </table:table-cell>
          <table:table-cell office:value-type="float" office:value="193.6667">
            <text:p>193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9-11-16T15:00:00">
            <text:p>Sat Nov 16 15:00:00 2019</text:p>
          </table:table-cell>
          <table:table-cell office:value-type="float" office:value="232.5">
            <text:p>232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11-17T00:00:00">
            <text:p>Sun Nov 17 00:00:00 2019</text:p>
          </table:table-cell>
          <table:table-cell office:value-type="float" office:value="209.1667">
            <text:p>209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11-17T01:00:00">
            <text:p>Sun Nov 17 01:00:00 2019</text:p>
          </table:table-cell>
          <table:table-cell office:value-type="float" office:value="242.3333">
            <text:p>242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17T02:00:00">
            <text:p>Sun Nov 17 02:00:00 2019</text:p>
          </table:table-cell>
          <table:table-cell office:value-type="float" office:value="237.6667">
            <text:p>237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9-11-17T04:00:00">
            <text:p>Sun Nov 17 04:00:00 2019</text:p>
          </table:table-cell>
          <table:table-cell office:value-type="float" office:value="128.5">
            <text:p>128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1-17T05:00:00">
            <text:p>Sun Nov 17 05:00:00 2019</text:p>
          </table:table-cell>
          <table:table-cell office:value-type="float" office:value="237.6667">
            <text:p>237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17T06:00:00">
            <text:p>Sun Nov 17 06:00:00 2019</text:p>
          </table:table-cell>
          <table:table-cell office:value-type="float" office:value="150.5">
            <text:p>150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1-17T07:00:00">
            <text:p>Sun Nov 17 07:00:00 2019</text:p>
          </table:table-cell>
          <table:table-cell office:value-type="float" office:value="157.6667">
            <text:p>157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1-17T08:00:00">
            <text:p>Sun Nov 17 08:00:00 2019</text:p>
          </table:table-cell>
          <table:table-cell office:value-type="float" office:value="171.3333">
            <text:p>171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9-11-18T14:00:00">
            <text:p>Mon Nov 18 14:00:00 2019</text:p>
          </table:table-cell>
          <table:table-cell office:value-type="float" office:value="128.6667">
            <text:p>128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11-18T21:00:00">
            <text:p>Mon Nov 18 21:00:00 2019</text:p>
          </table:table-cell>
          <table:table-cell office:value-type="float" office:value="235.6667">
            <text:p>235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11-19T05:00:00">
            <text:p>Tue Nov 19 05:00:00 2019</text:p>
          </table:table-cell>
          <table:table-cell office:value-type="float" office:value="185.0">
            <text:p>185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11-20T00:00:00">
            <text:p>Wed Nov 20 00:00:00 2019</text:p>
          </table:table-cell>
          <table:table-cell office:value-type="float" office:value="120.6667">
            <text:p>120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1-20T06:00:00">
            <text:p>Wed Nov 20 06:00:00 2019</text:p>
          </table:table-cell>
          <table:table-cell office:value-type="float" office:value="51.3333">
            <text:p>51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11-20T07:00:00">
            <text:p>Wed Nov 20 07:00:00 2019</text:p>
          </table:table-cell>
          <table:table-cell office:value-type="float" office:value="48.1667">
            <text:p>48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11-21T06:00:00">
            <text:p>Thu Nov 21 06:00:00 2019</text:p>
          </table:table-cell>
          <table:table-cell office:value-type="float" office:value="24.3333">
            <text:p>2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1-21T08:00:00">
            <text:p>Thu Nov 21 08:00:00 2019</text:p>
          </table:table-cell>
          <table:table-cell office:value-type="float" office:value="14.8333">
            <text:p>1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11-22T08:00:00">
            <text:p>Fri Nov 22 08:00:00 2019</text:p>
          </table:table-cell>
          <table:table-cell office:value-type="float" office:value="134.5">
            <text:p>134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9-11-22T09:00:00">
            <text:p>Fri Nov 22 09:00:00 2019</text:p>
          </table:table-cell>
          <table:table-cell office:value-type="float" office:value="152.5">
            <text:p>152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9-11-22T10:00:00">
            <text:p>Fri Nov 22 10:00:00 2019</text:p>
          </table:table-cell>
          <table:table-cell office:value-type="float" office:value="171.1667">
            <text:p>171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1-23T02:00:00">
            <text:p>Sat Nov 23 02:00:00 2019</text:p>
          </table:table-cell>
          <table:table-cell office:value-type="float" office:value="193.0">
            <text:p>193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11-23T03:00:00">
            <text:p>Sat Nov 23 03:00:00 2019</text:p>
          </table:table-cell>
          <table:table-cell office:value-type="float" office:value="200.6667">
            <text:p>200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11-23T04:00:00">
            <text:p>Sat Nov 23 04:00:00 2019</text:p>
          </table:table-cell>
          <table:table-cell office:value-type="float" office:value="202.1667">
            <text:p>202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1-23T05:00:00">
            <text:p>Sat Nov 23 05:00:00 2019</text:p>
          </table:table-cell>
          <table:table-cell office:value-type="float" office:value="201.3333">
            <text:p>201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1-23T06:00:00">
            <text:p>Sat Nov 23 06:00:00 2019</text:p>
          </table:table-cell>
          <table:table-cell office:value-type="float" office:value="240.5">
            <text:p>240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11-23T07:00:00">
            <text:p>Sat Nov 23 07:00:00 2019</text:p>
          </table:table-cell>
          <table:table-cell office:value-type="float" office:value="224.8333">
            <text:p>224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11-23T08:00:00">
            <text:p>Sat Nov 23 08:00:00 2019</text:p>
          </table:table-cell>
          <table:table-cell office:value-type="float" office:value="216.1667">
            <text:p>216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11-23T09:00:00">
            <text:p>Sat Nov 23 09:00:00 2019</text:p>
          </table:table-cell>
          <table:table-cell office:value-type="float" office:value="218.1667">
            <text:p>218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1-23T10:00:00">
            <text:p>Sat Nov 23 10:00:00 2019</text:p>
          </table:table-cell>
          <table:table-cell office:value-type="float" office:value="211.1667">
            <text:p>211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23T20:00:00">
            <text:p>Sat Nov 23 20:00:00 2019</text:p>
          </table:table-cell>
          <table:table-cell office:value-type="float" office:value="285.6667">
            <text:p>285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1-23T21:00:00">
            <text:p>Sat Nov 23 21:00:00 2019</text:p>
          </table:table-cell>
          <table:table-cell office:value-type="float" office:value="290.3333">
            <text:p>290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23T22:00:00">
            <text:p>Sat Nov 23 22:00:00 2019</text:p>
          </table:table-cell>
          <table:table-cell office:value-type="float" office:value="273.8333">
            <text:p>273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11-23T23:00:00">
            <text:p>Sat Nov 23 23:00:00 2019</text:p>
          </table:table-cell>
          <table:table-cell office:value-type="float" office:value="279.8333">
            <text:p>279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1-24T00:00:00">
            <text:p>Sun Nov 24 00:00:00 2019</text:p>
          </table:table-cell>
          <table:table-cell office:value-type="float" office:value="275.5">
            <text:p>275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11-24T01:00:00">
            <text:p>Sun Nov 24 01:00:00 2019</text:p>
          </table:table-cell>
          <table:table-cell office:value-type="float" office:value="283.1667">
            <text:p>283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1-24T02:00:00">
            <text:p>Sun Nov 24 02:00:00 2019</text:p>
          </table:table-cell>
          <table:table-cell office:value-type="float" office:value="289.1667">
            <text:p>289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1-24T03:00:00">
            <text:p>Sun Nov 24 03:00:00 2019</text:p>
          </table:table-cell>
          <table:table-cell office:value-type="float" office:value="290.1667">
            <text:p>290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1-24T04:00:00">
            <text:p>Sun Nov 24 04:00:00 2019</text:p>
          </table:table-cell>
          <table:table-cell office:value-type="float" office:value="282.8333">
            <text:p>282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11-24T05:00:00">
            <text:p>Sun Nov 24 05:00:00 2019</text:p>
          </table:table-cell>
          <table:table-cell office:value-type="float" office:value="228.0">
            <text:p>228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11-24T06:00:00">
            <text:p>Sun Nov 24 06:00:00 2019</text:p>
          </table:table-cell>
          <table:table-cell office:value-type="float" office:value="202.0">
            <text:p>202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1-24T08:00:00">
            <text:p>Sun Nov 24 08:00:00 2019</text:p>
          </table:table-cell>
          <table:table-cell office:value-type="float" office:value="220.8333">
            <text:p>220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11-25T03:00:00">
            <text:p>Mon Nov 25 03:00:00 2019</text:p>
          </table:table-cell>
          <table:table-cell office:value-type="float" office:value="193.8333">
            <text:p>193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11-25T04:00:00">
            <text:p>Mon Nov 25 04:00:00 2019</text:p>
          </table:table-cell>
          <table:table-cell office:value-type="float" office:value="212.8333">
            <text:p>212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11-25T05:00:00">
            <text:p>Mon Nov 25 05:00:00 2019</text:p>
          </table:table-cell>
          <table:table-cell office:value-type="float" office:value="151.6667">
            <text:p>151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11-25T06:00:00">
            <text:p>Mon Nov 25 06:00:00 2019</text:p>
          </table:table-cell>
          <table:table-cell office:value-type="float" office:value="145.6667">
            <text:p>145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1-25T07:00:00">
            <text:p>Mon Nov 25 07:00:00 2019</text:p>
          </table:table-cell>
          <table:table-cell office:value-type="float" office:value="158.0">
            <text:p>158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11-25T08:00:00">
            <text:p>Mon Nov 25 08:00:00 2019</text:p>
          </table:table-cell>
          <table:table-cell office:value-type="float" office:value="178.3333">
            <text:p>178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1-25T09:00:00">
            <text:p>Mon Nov 25 09:00:00 2019</text:p>
          </table:table-cell>
          <table:table-cell office:value-type="float" office:value="184.3333">
            <text:p>184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11-25T10:00:00">
            <text:p>Mon Nov 25 10:00:00 2019</text:p>
          </table:table-cell>
          <table:table-cell office:value-type="float" office:value="190.3333">
            <text:p>190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11-26T03:00:00">
            <text:p>Tue Nov 26 03:00:00 2019</text:p>
          </table:table-cell>
          <table:table-cell office:value-type="float" office:value="199.5">
            <text:p>199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11-26T04:00:00">
            <text:p>Tue Nov 26 04:00:00 2019</text:p>
          </table:table-cell>
          <table:table-cell office:value-type="float" office:value="150.8333">
            <text:p>150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1-26T05:00:00">
            <text:p>Tue Nov 26 05:00:00 2019</text:p>
          </table:table-cell>
          <table:table-cell office:value-type="float" office:value="171.3333">
            <text:p>171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1-26T07:00:00">
            <text:p>Tue Nov 26 07:00:00 2019</text:p>
          </table:table-cell>
          <table:table-cell office:value-type="float" office:value="172.6667">
            <text:p>172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11-26T08:00:00">
            <text:p>Tue Nov 26 08:00:00 2019</text:p>
          </table:table-cell>
          <table:table-cell office:value-type="float" office:value="161.5">
            <text:p>161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1-27T13:00:00">
            <text:p>Wed Nov 27 13:00:00 2019</text:p>
          </table:table-cell>
          <table:table-cell office:value-type="float" office:value="168.0">
            <text:p>168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11-28T02:00:00">
            <text:p>Thu Nov 28 02:00:00 2019</text:p>
          </table:table-cell>
          <table:table-cell office:value-type="float" office:value="107.6667">
            <text:p>107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11-28T03:00:00">
            <text:p>Thu Nov 28 03:00:00 2019</text:p>
          </table:table-cell>
          <table:table-cell office:value-type="float" office:value="122.0">
            <text:p>122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9-11-28T04:00:00">
            <text:p>Thu Nov 28 04:00:00 2019</text:p>
          </table:table-cell>
          <table:table-cell office:value-type="float" office:value="133.0">
            <text:p>133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11-28T06:00:00">
            <text:p>Thu Nov 28 06:00:00 2019</text:p>
          </table:table-cell>
          <table:table-cell office:value-type="float" office:value="72.0">
            <text:p>72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1-28T07:00:00">
            <text:p>Thu Nov 28 07:00:00 2019</text:p>
          </table:table-cell>
          <table:table-cell office:value-type="float" office:value="154.6667">
            <text:p>154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01-10T01:00:00">
            <text:p>Fri Jan 10 01:00:00 2020</text:p>
          </table:table-cell>
          <table:table-cell office:value-type="float" office:value="139.6667">
            <text:p>13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0-01-10T04:00:00">
            <text:p>Fri Jan 10 04:00:00 2020</text:p>
          </table:table-cell>
          <table:table-cell office:value-type="float" office:value="179.8333">
            <text:p>179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10T05:00:00">
            <text:p>Fri Jan 10 05:00:00 2020</text:p>
          </table:table-cell>
          <table:table-cell office:value-type="float" office:value="78.5">
            <text:p>78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10T06:00:00">
            <text:p>Fri Jan 10 06:00:00 2020</text:p>
          </table:table-cell>
          <table:table-cell office:value-type="float" office:value="113.0">
            <text:p>113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11T20:00:00">
            <text:p>Sat Jan 11 20:00:00 2020</text:p>
          </table:table-cell>
          <table:table-cell office:value-type="float" office:value="96.5">
            <text:p>96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1-11T21:00:00">
            <text:p>Sat Jan 11 21:00:00 2020</text:p>
          </table:table-cell>
          <table:table-cell office:value-type="float" office:value="92.1667">
            <text:p>92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1-12T00:00:00">
            <text:p>Sun Jan 12 00:00:00 2020</text:p>
          </table:table-cell>
          <table:table-cell office:value-type="float" office:value="83.8333">
            <text:p>83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01-15T01:00:00">
            <text:p>Wed Jan 15 01:00:00 2020</text:p>
          </table:table-cell>
          <table:table-cell office:value-type="float" office:value="43.5">
            <text:p>4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0-01-15T02:00:00">
            <text:p>Wed Jan 15 02:00:00 2020</text:p>
          </table:table-cell>
          <table:table-cell office:value-type="float" office:value="51.3333">
            <text:p>51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0-01-15T05:00:00">
            <text:p>Wed Jan 15 05:00:00 2020</text:p>
          </table:table-cell>
          <table:table-cell office:value-type="float" office:value="37.8333">
            <text:p>37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01-15T06:00:00">
            <text:p>Wed Jan 15 06:00:00 2020</text:p>
          </table:table-cell>
          <table:table-cell office:value-type="float" office:value="36.3333">
            <text:p>36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01-15T07:00:00">
            <text:p>Wed Jan 15 07:00:00 2020</text:p>
          </table:table-cell>
          <table:table-cell office:value-type="float" office:value="24.0">
            <text:p>24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1-16T08:00:00">
            <text:p>Thu Jan 16 08:00:00 2020</text:p>
          </table:table-cell>
          <table:table-cell office:value-type="float" office:value="30.6667">
            <text:p>30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01-16T09:00:00">
            <text:p>Thu Jan 16 09:00:00 2020</text:p>
          </table:table-cell>
          <table:table-cell office:value-type="float" office:value="32.6667">
            <text:p>32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17T01:00:00">
            <text:p>Fri Jan 17 01:00:00 2020</text:p>
          </table:table-cell>
          <table:table-cell office:value-type="float" office:value="190.0">
            <text:p>190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01-17T04:00:00">
            <text:p>Fri Jan 17 04:00:00 2020</text:p>
          </table:table-cell>
          <table:table-cell office:value-type="float" office:value="213.1667">
            <text:p>213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01-17T07:00:00">
            <text:p>Fri Jan 17 07:00:00 2020</text:p>
          </table:table-cell>
          <table:table-cell office:value-type="float" office:value="117.0">
            <text:p>117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1-17T08:00:00">
            <text:p>Fri Jan 17 08:00:00 2020</text:p>
          </table:table-cell>
          <table:table-cell office:value-type="float" office:value="83.5">
            <text:p>8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1-18T00:00:00">
            <text:p>Sat Jan 18 00:00:00 2020</text:p>
          </table:table-cell>
          <table:table-cell office:value-type="float" office:value="79.5">
            <text:p>79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1-18T04:00:00">
            <text:p>Sat Jan 18 04:00:00 2020</text:p>
          </table:table-cell>
          <table:table-cell office:value-type="float" office:value="60.3333">
            <text:p>60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18T06:00:00">
            <text:p>Sat Jan 18 06:00:00 2020</text:p>
          </table:table-cell>
          <table:table-cell office:value-type="float" office:value="42.1667">
            <text:p>42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1-18T07:00:00">
            <text:p>Sat Jan 18 07:00:00 2020</text:p>
          </table:table-cell>
          <table:table-cell office:value-type="float" office:value="93.5">
            <text:p>93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01-18T08:00:00">
            <text:p>Sat Jan 18 08:00:00 2020</text:p>
          </table:table-cell>
          <table:table-cell office:value-type="float" office:value="77.6667">
            <text:p>77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1-19T07:00:00">
            <text:p>Sun Jan 19 07:00:00 2020</text:p>
          </table:table-cell>
          <table:table-cell office:value-type="float" office:value="213.3333">
            <text:p>213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1-19T10:00:00">
            <text:p>Sun Jan 19 10:00:00 2020</text:p>
          </table:table-cell>
          <table:table-cell office:value-type="float" office:value="142.8333">
            <text:p>142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01-19T14:00:00">
            <text:p>Sun Jan 19 14:00:00 2020</text:p>
          </table:table-cell>
          <table:table-cell office:value-type="float" office:value="179.0">
            <text:p>179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01-22T06:00:00">
            <text:p>Wed Jan 22 06:00:00 2020</text:p>
          </table:table-cell>
          <table:table-cell office:value-type="float" office:value="95.8333">
            <text:p>95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1-22T07:00:00">
            <text:p>Wed Jan 22 07:00:00 2020</text:p>
          </table:table-cell>
          <table:table-cell office:value-type="float" office:value="122.5">
            <text:p>122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1-22T08:00:00">
            <text:p>Wed Jan 22 08:00:00 2020</text:p>
          </table:table-cell>
          <table:table-cell office:value-type="float" office:value="115.6667">
            <text:p>115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1-22T21:00:00">
            <text:p>Wed Jan 22 21:00:00 2020</text:p>
          </table:table-cell>
          <table:table-cell office:value-type="float" office:value="102.8333">
            <text:p>102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1-23T08:00:00">
            <text:p>Thu Jan 23 08:00:00 2020</text:p>
          </table:table-cell>
          <table:table-cell office:value-type="float" office:value="128.8333">
            <text:p>128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1-23T09:00:00">
            <text:p>Thu Jan 23 09:00:00 2020</text:p>
          </table:table-cell>
          <table:table-cell office:value-type="float" office:value="84.1667">
            <text:p>84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01-23T18:00:00">
            <text:p>Thu Jan 23 18:00:00 2020</text:p>
          </table:table-cell>
          <table:table-cell office:value-type="float" office:value="67.0">
            <text:p>67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01-23T19:00:00">
            <text:p>Thu Jan 23 19:00:00 2020</text:p>
          </table:table-cell>
          <table:table-cell office:value-type="float" office:value="120.6667">
            <text:p>120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01-24T09:00:00">
            <text:p>Fri Jan 24 09:00:00 2020</text:p>
          </table:table-cell>
          <table:table-cell office:value-type="float" office:value="51.8333">
            <text:p>51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0-01-24T10:00:00">
            <text:p>Fri Jan 24 10:00:00 2020</text:p>
          </table:table-cell>
          <table:table-cell office:value-type="float" office:value="48.6667">
            <text:p>48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0-01-24T11:00:00">
            <text:p>Fri Jan 24 11:00:00 2020</text:p>
          </table:table-cell>
          <table:table-cell office:value-type="float" office:value="38.0">
            <text:p>3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24T12:00:00">
            <text:p>Fri Jan 24 12:00:00 2020</text:p>
          </table:table-cell>
          <table:table-cell office:value-type="float" office:value="36.8333">
            <text:p>36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24T13:00:00">
            <text:p>Fri Jan 24 13:00:00 2020</text:p>
          </table:table-cell>
          <table:table-cell office:value-type="float" office:value="45.6667">
            <text:p>45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1-24T14:00:00">
            <text:p>Fri Jan 24 14:00:00 2020</text:p>
          </table:table-cell>
          <table:table-cell office:value-type="float" office:value="60.3333">
            <text:p>60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25T09:00:00">
            <text:p>Sat Jan 25 09:00:00 2020</text:p>
          </table:table-cell>
          <table:table-cell office:value-type="float" office:value="111.0">
            <text:p>111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1-25T10:00:00">
            <text:p>Sat Jan 25 10:00:00 2020</text:p>
          </table:table-cell>
          <table:table-cell office:value-type="float" office:value="134.5">
            <text:p>134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1-25T11:00:00">
            <text:p>Sat Jan 25 11:00:00 2020</text:p>
          </table:table-cell>
          <table:table-cell office:value-type="float" office:value="122.0">
            <text:p>122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1-25T12:00:00">
            <text:p>Sat Jan 25 12:00:00 2020</text:p>
          </table:table-cell>
          <table:table-cell office:value-type="float" office:value="133.1667">
            <text:p>133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1-25T13:00:00">
            <text:p>Sat Jan 25 13:00:00 2020</text:p>
          </table:table-cell>
          <table:table-cell office:value-type="float" office:value="143.6667">
            <text:p>143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1-25T14:00:00">
            <text:p>Sat Jan 25 14:00:00 2020</text:p>
          </table:table-cell>
          <table:table-cell office:value-type="float" office:value="165.8333">
            <text:p>165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01-25T15:00:00">
            <text:p>Sat Jan 25 15:00:00 2020</text:p>
          </table:table-cell>
          <table:table-cell office:value-type="float" office:value="159.1667">
            <text:p>159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01-25T16:00:00">
            <text:p>Sat Jan 25 16:00:00 2020</text:p>
          </table:table-cell>
          <table:table-cell office:value-type="float" office:value="207.6667">
            <text:p>207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1-25T21:00:00">
            <text:p>Sat Jan 25 21:00:00 2020</text:p>
          </table:table-cell>
          <table:table-cell office:value-type="float" office:value="172.0">
            <text:p>172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26T01:00:00">
            <text:p>Sun Jan 26 01:00:00 2020</text:p>
          </table:table-cell>
          <table:table-cell office:value-type="float" office:value="252.6667">
            <text:p>252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1-27T09:00:00">
            <text:p>Mon Jan 27 09:00:00 2020</text:p>
          </table:table-cell>
          <table:table-cell office:value-type="float" office:value="71.5">
            <text:p>7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01-27T10:00:00">
            <text:p>Mon Jan 27 10:00:00 2020</text:p>
          </table:table-cell>
          <table:table-cell office:value-type="float" office:value="47.6667">
            <text:p>4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1-28T04:00:00">
            <text:p>Tue Jan 28 04:00:00 2020</text:p>
          </table:table-cell>
          <table:table-cell office:value-type="float" office:value="123.6667">
            <text:p>123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1-28T05:00:00">
            <text:p>Tue Jan 28 05:00:00 2020</text:p>
          </table:table-cell>
          <table:table-cell office:value-type="float" office:value="180.5">
            <text:p>180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1-28T06:00:00">
            <text:p>Tue Jan 28 06:00:00 2020</text:p>
          </table:table-cell>
          <table:table-cell office:value-type="float" office:value="74.1667">
            <text:p>74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1-28T07:00:00">
            <text:p>Tue Jan 28 07:00:00 2020</text:p>
          </table:table-cell>
          <table:table-cell office:value-type="float" office:value="89.8333">
            <text:p>89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01-28T08:00:00">
            <text:p>Tue Jan 28 08:00:00 2020</text:p>
          </table:table-cell>
          <table:table-cell office:value-type="float" office:value="55.6667">
            <text:p>55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1-28T10:00:00">
            <text:p>Tue Jan 28 10:00:00 2020</text:p>
          </table:table-cell>
          <table:table-cell office:value-type="float" office:value="58.0">
            <text:p>58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01-29T02:00:00">
            <text:p>Wed Jan 29 02:00:00 2020</text:p>
          </table:table-cell>
          <table:table-cell office:value-type="float" office:value="78.5">
            <text:p>78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0-01-29T06:00:00">
            <text:p>Wed Jan 29 06:00:00 2020</text:p>
          </table:table-cell>
          <table:table-cell office:value-type="float" office:value="34.8333">
            <text:p>34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1-29T07:00:00">
            <text:p>Wed Jan 29 07:00:00 2020</text:p>
          </table:table-cell>
          <table:table-cell office:value-type="float" office:value="28.5">
            <text:p>28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1-29T08:00:00">
            <text:p>Wed Jan 29 08:00:00 2020</text:p>
          </table:table-cell>
          <table:table-cell office:value-type="float" office:value="37.5">
            <text:p>37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29T09:00:00">
            <text:p>Wed Jan 29 09:00:00 2020</text:p>
          </table:table-cell>
          <table:table-cell office:value-type="float" office:value="33.1667">
            <text:p>3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0-01-30T03:00:00">
            <text:p>Thu Jan 30 03:00:00 2020</text:p>
          </table:table-cell>
          <table:table-cell office:value-type="float" office:value="87.6667">
            <text:p>87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01-30T09:00:00">
            <text:p>Thu Jan 30 09:00:00 2020</text:p>
          </table:table-cell>
          <table:table-cell office:value-type="float" office:value="53.6667">
            <text:p>53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0-01-31T05:00:00">
            <text:p>Fri Jan 31 05:00:00 2020</text:p>
          </table:table-cell>
          <table:table-cell office:value-type="float" office:value="133.5">
            <text:p>13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0-01-31T06:00:00">
            <text:p>Fri Jan 31 06:00:00 2020</text:p>
          </table:table-cell>
          <table:table-cell office:value-type="float" office:value="68.6667">
            <text:p>68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1-31T07:00:00">
            <text:p>Fri Jan 31 07:00:00 2020</text:p>
          </table:table-cell>
          <table:table-cell office:value-type="float" office:value="98.8333">
            <text:p>98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1-31T09:00:00">
            <text:p>Fri Jan 31 09:00:00 2020</text:p>
          </table:table-cell>
          <table:table-cell office:value-type="float" office:value="40.1667">
            <text:p>40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1-31T10:00:00">
            <text:p>Fri Jan 31 10:00:00 2020</text:p>
          </table:table-cell>
          <table:table-cell office:value-type="float" office:value="28.1667">
            <text:p>2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0-02-01T03:00:00">
            <text:p>Sat Feb  1 03:00:00 2020</text:p>
          </table:table-cell>
          <table:table-cell office:value-type="float" office:value="47.5">
            <text:p>47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2-01T04:00:00">
            <text:p>Sat Feb  1 04:00:00 2020</text:p>
          </table:table-cell>
          <table:table-cell office:value-type="float" office:value="176.8333">
            <text:p>176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2-01T05:00:00">
            <text:p>Sat Feb  1 05:00:00 2020</text:p>
          </table:table-cell>
          <table:table-cell office:value-type="float" office:value="142.8333">
            <text:p>14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2-02T03:00:00">
            <text:p>Sun Feb  2 03:00:00 2020</text:p>
          </table:table-cell>
          <table:table-cell office:value-type="float" office:value="31.3333">
            <text:p>31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02-02T04:00:00">
            <text:p>Sun Feb  2 04:00:00 2020</text:p>
          </table:table-cell>
          <table:table-cell office:value-type="float" office:value="34.1667">
            <text:p>34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0-02-02T05:00:00">
            <text:p>Sun Feb  2 05:00:00 2020</text:p>
          </table:table-cell>
          <table:table-cell office:value-type="float" office:value="42.0">
            <text:p>42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02-02T06:00:00">
            <text:p>Sun Feb  2 06:00:00 2020</text:p>
          </table:table-cell>
          <table:table-cell office:value-type="float" office:value="40.8333">
            <text:p>40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02-02T07:00:00">
            <text:p>Sun Feb  2 07:00:00 2020</text:p>
          </table:table-cell>
          <table:table-cell office:value-type="float" office:value="39.3333">
            <text:p>39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2-04T13:00:00">
            <text:p>Tue Feb  4 13:00:00 2020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2-08T07:00:00">
            <text:p>Sat Feb  8 07:00:00 2020</text:p>
          </table:table-cell>
          <table:table-cell office:value-type="float" office:value="209.8333">
            <text:p>209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02-08T08:00:00">
            <text:p>Sat Feb  8 08:00:00 2020</text:p>
          </table:table-cell>
          <table:table-cell office:value-type="float" office:value="192.3333">
            <text:p>192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2-08T09:00:00">
            <text:p>Sat Feb  8 09:00:00 2020</text:p>
          </table:table-cell>
          <table:table-cell office:value-type="float" office:value="174.5">
            <text:p>174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2-09T00:00:00">
            <text:p>Sun Feb  9 00:00:00 2020</text:p>
          </table:table-cell>
          <table:table-cell office:value-type="float" office:value="185.1667">
            <text:p>185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2-09T01:00:00">
            <text:p>Sun Feb  9 01:00:00 2020</text:p>
          </table:table-cell>
          <table:table-cell office:value-type="float" office:value="183.0">
            <text:p>183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2-09T02:00:00">
            <text:p>Sun Feb  9 02:00:00 2020</text:p>
          </table:table-cell>
          <table:table-cell office:value-type="float" office:value="161.6667">
            <text:p>161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2-09T03:00:00">
            <text:p>Sun Feb  9 03:00:00 2020</text:p>
          </table:table-cell>
          <table:table-cell office:value-type="float" office:value="224.1667">
            <text:p>224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02-09T05:00:00">
            <text:p>Sun Feb  9 05:00:00 2020</text:p>
          </table:table-cell>
          <table:table-cell office:value-type="float" office:value="115.0">
            <text:p>115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2-09T06:00:00">
            <text:p>Sun Feb  9 06:00:00 2020</text:p>
          </table:table-cell>
          <table:table-cell office:value-type="float" office:value="196.0">
            <text:p>196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2-09T07:00:00">
            <text:p>Sun Feb  9 07:00:00 2020</text:p>
          </table:table-cell>
          <table:table-cell office:value-type="float" office:value="149.8333">
            <text:p>149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2-11T06:00:00">
            <text:p>Tue Feb 11 06:00:00 2020</text:p>
          </table:table-cell>
          <table:table-cell office:value-type="float" office:value="88.0">
            <text:p>88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02-12T04:00:00">
            <text:p>Wed Feb 12 04:00:00 2020</text:p>
          </table:table-cell>
          <table:table-cell office:value-type="float" office:value="213.6667">
            <text:p>213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2-12T05:00:00">
            <text:p>Wed Feb 12 05:00:00 2020</text:p>
          </table:table-cell>
          <table:table-cell office:value-type="float" office:value="176.3333">
            <text:p>176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2-12T07:00:00">
            <text:p>Wed Feb 12 07:00:00 2020</text:p>
          </table:table-cell>
          <table:table-cell office:value-type="float" office:value="207.5">
            <text:p>207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2-12T11:00:00">
            <text:p>Wed Feb 12 11:00:00 2020</text:p>
          </table:table-cell>
          <table:table-cell office:value-type="float" office:value="200.3333">
            <text:p>200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2-13T04:00:00">
            <text:p>Thu Feb 13 04:00:00 2020</text:p>
          </table:table-cell>
          <table:table-cell office:value-type="float" office:value="179.1667">
            <text:p>179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2-13T10:00:00">
            <text:p>Thu Feb 13 10:00:00 2020</text:p>
          </table:table-cell>
          <table:table-cell office:value-type="float" office:value="134.3333">
            <text:p>134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15T12:00:00">
            <text:p>Sat Feb 15 12:00:00 2020</text:p>
          </table:table-cell>
          <table:table-cell office:value-type="float" office:value="90.1667">
            <text:p>90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02-15T14:00:00">
            <text:p>Sat Feb 15 14:00:00 2020</text:p>
          </table:table-cell>
          <table:table-cell office:value-type="float" office:value="53.5">
            <text:p>53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2-16T03:00:00">
            <text:p>Sun Feb 16 03:00:00 2020</text:p>
          </table:table-cell>
          <table:table-cell office:value-type="float" office:value="247.1667">
            <text:p>247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02-16T04:00:00">
            <text:p>Sun Feb 16 04:00:00 2020</text:p>
          </table:table-cell>
          <table:table-cell office:value-type="float" office:value="193.3333">
            <text:p>193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2-17T04:00:00">
            <text:p>Mon Feb 17 04:00:00 2020</text:p>
          </table:table-cell>
          <table:table-cell office:value-type="float" office:value="225.5">
            <text:p>225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17T05:00:00">
            <text:p>Mon Feb 17 05:00:00 2020</text:p>
          </table:table-cell>
          <table:table-cell office:value-type="float" office:value="104.3333">
            <text:p>104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17T08:00:00">
            <text:p>Mon Feb 17 08:00:00 2020</text:p>
          </table:table-cell>
          <table:table-cell office:value-type="float" office:value="164.5">
            <text:p>16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0-02-18T14:00:00">
            <text:p>Tue Feb 18 14:00:00 2020</text:p>
          </table:table-cell>
          <table:table-cell office:value-type="float" office:value="167.6667">
            <text:p>167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2-18T15:00:00">
            <text:p>Tue Feb 18 15:00:00 2020</text:p>
          </table:table-cell>
          <table:table-cell office:value-type="float" office:value="164.6667">
            <text:p>164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02-19T05:00:00">
            <text:p>Wed Feb 19 05:00:00 2020</text:p>
          </table:table-cell>
          <table:table-cell office:value-type="float" office:value="147.0">
            <text:p>147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2-19T06:00:00">
            <text:p>Wed Feb 19 06:00:00 2020</text:p>
          </table:table-cell>
          <table:table-cell office:value-type="float" office:value="102.1667">
            <text:p>102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2-25T04:00:00">
            <text:p>Tue Feb 25 04:00:00 2020</text:p>
          </table:table-cell>
          <table:table-cell office:value-type="float" office:value="226.5">
            <text:p>226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02-25T05:00:00">
            <text:p>Tue Feb 25 05:00:00 2020</text:p>
          </table:table-cell>
          <table:table-cell office:value-type="float" office:value="241.6667">
            <text:p>241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25T06:00:00">
            <text:p>Tue Feb 25 06:00:00 2020</text:p>
          </table:table-cell>
          <table:table-cell office:value-type="float" office:value="245.8333">
            <text:p>245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2-25T07:00:00">
            <text:p>Tue Feb 25 07:00:00 2020</text:p>
          </table:table-cell>
          <table:table-cell office:value-type="float" office:value="118.8333">
            <text:p>118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2-25T08:00:00">
            <text:p>Tue Feb 25 08:00:00 2020</text:p>
          </table:table-cell>
          <table:table-cell office:value-type="float" office:value="196.6667">
            <text:p>196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25T09:00:00">
            <text:p>Tue Feb 25 09:00:00 2020</text:p>
          </table:table-cell>
          <table:table-cell office:value-type="float" office:value="164.5">
            <text:p>164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25T10:00:00">
            <text:p>Tue Feb 25 10:00:00 2020</text:p>
          </table:table-cell>
          <table:table-cell office:value-type="float" office:value="155.1667">
            <text:p>155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2-25T11:00:00">
            <text:p>Tue Feb 25 11:00:00 2020</text:p>
          </table:table-cell>
          <table:table-cell office:value-type="float" office:value="177.1667">
            <text:p>177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2-26T00:00:00">
            <text:p>Wed Feb 26 00:00:00 2020</text:p>
          </table:table-cell>
          <table:table-cell office:value-type="float" office:value="222.1667">
            <text:p>222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02-26T02:00:00">
            <text:p>Wed Feb 26 02:00:00 2020</text:p>
          </table:table-cell>
          <table:table-cell office:value-type="float" office:value="242.1667">
            <text:p>242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2-26T03:00:00">
            <text:p>Wed Feb 26 03:00:00 2020</text:p>
          </table:table-cell>
          <table:table-cell office:value-type="float" office:value="237.0">
            <text:p>237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2-26T04:00:00">
            <text:p>Wed Feb 26 04:00:00 2020</text:p>
          </table:table-cell>
          <table:table-cell office:value-type="float" office:value="202.0">
            <text:p>202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0-02-26T05:00:00">
            <text:p>Wed Feb 26 05:00:00 2020</text:p>
          </table:table-cell>
          <table:table-cell office:value-type="float" office:value="195.8333">
            <text:p>195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2-26T06:00:00">
            <text:p>Wed Feb 26 06:00:00 2020</text:p>
          </table:table-cell>
          <table:table-cell office:value-type="float" office:value="199.3333">
            <text:p>199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2-27T06:00:00">
            <text:p>Thu Feb 27 06:00:00 2020</text:p>
          </table:table-cell>
          <table:table-cell office:value-type="float" office:value="111.1667">
            <text:p>111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2-29T03:00:00">
            <text:p>Sat Feb 29 03:00:00 2020</text:p>
          </table:table-cell>
          <table:table-cell office:value-type="float" office:value="193.8333">
            <text:p>193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02-29T04:00:00">
            <text:p>Sat Feb 29 04:00:00 2020</text:p>
          </table:table-cell>
          <table:table-cell office:value-type="float" office:value="222.5">
            <text:p>222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2-29T05:00:00">
            <text:p>Sat Feb 29 05:00:00 2020</text:p>
          </table:table-cell>
          <table:table-cell office:value-type="float" office:value="228.5">
            <text:p>228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02-29T06:00:00">
            <text:p>Sat Feb 29 06:00:00 2020</text:p>
          </table:table-cell>
          <table:table-cell office:value-type="float" office:value="249.3333">
            <text:p>249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2-29T07:00:00">
            <text:p>Sat Feb 29 07:00:00 2020</text:p>
          </table:table-cell>
          <table:table-cell office:value-type="float" office:value="269.1667">
            <text:p>269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2-29T08:00:00">
            <text:p>Sat Feb 29 08:00:00 2020</text:p>
          </table:table-cell>
          <table:table-cell office:value-type="float" office:value="249.8333">
            <text:p>249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2-29T09:00:00">
            <text:p>Sat Feb 29 09:00:00 2020</text:p>
          </table:table-cell>
          <table:table-cell office:value-type="float" office:value="246.1667">
            <text:p>246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2-29T10:00:00">
            <text:p>Sat Feb 29 10:00:00 2020</text:p>
          </table:table-cell>
          <table:table-cell office:value-type="float" office:value="244.5">
            <text:p>244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2-29T23:00:00">
            <text:p>Sat Feb 29 23:00:00 2020</text:p>
          </table:table-cell>
          <table:table-cell office:value-type="float" office:value="239.6667">
            <text:p>239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03-01T00:00:00">
            <text:p>Sun Mar  1 00:00:00 2020</text:p>
          </table:table-cell>
          <table:table-cell office:value-type="float" office:value="209.1667">
            <text:p>209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3-01T01:00:00">
            <text:p>Sun Mar  1 01:00:00 2020</text:p>
          </table:table-cell>
          <table:table-cell office:value-type="float" office:value="227.1667">
            <text:p>227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3-01T02:00:00">
            <text:p>Sun Mar  1 02:00:00 2020</text:p>
          </table:table-cell>
          <table:table-cell office:value-type="float" office:value="238.5">
            <text:p>23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03-01T03:00:00">
            <text:p>Sun Mar  1 03:00:00 2020</text:p>
          </table:table-cell>
          <table:table-cell office:value-type="float" office:value="247.0">
            <text:p>247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3-01T04:00:00">
            <text:p>Sun Mar  1 04:00:00 2020</text:p>
          </table:table-cell>
          <table:table-cell office:value-type="float" office:value="254.5">
            <text:p>254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3-01T08:00:00">
            <text:p>Sun Mar  1 08:00:00 2020</text:p>
          </table:table-cell>
          <table:table-cell office:value-type="float" office:value="224.6667">
            <text:p>224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03-01T09:00:00">
            <text:p>Sun Mar  1 09:00:00 2020</text:p>
          </table:table-cell>
          <table:table-cell office:value-type="float" office:value="184.3333">
            <text:p>184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3-02T03:00:00">
            <text:p>Mon Mar  2 03:00:00 2020</text:p>
          </table:table-cell>
          <table:table-cell office:value-type="float" office:value="225.0">
            <text:p>225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3-02T04:00:00">
            <text:p>Mon Mar  2 04:00:00 2020</text:p>
          </table:table-cell>
          <table:table-cell office:value-type="float" office:value="233.5">
            <text:p>233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3-02T05:00:00">
            <text:p>Mon Mar  2 05:00:00 2020</text:p>
          </table:table-cell>
          <table:table-cell office:value-type="float" office:value="243.3333">
            <text:p>243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3-02T06:00:00">
            <text:p>Mon Mar  2 06:00:00 2020</text:p>
          </table:table-cell>
          <table:table-cell office:value-type="float" office:value="244.1667">
            <text:p>244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3-02T07:00:00">
            <text:p>Mon Mar  2 07:00:00 2020</text:p>
          </table:table-cell>
          <table:table-cell office:value-type="float" office:value="229.8333">
            <text:p>229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3-02T08:00:00">
            <text:p>Mon Mar  2 08:00:00 2020</text:p>
          </table:table-cell>
          <table:table-cell office:value-type="float" office:value="236.1667">
            <text:p>236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3-02T09:00:00">
            <text:p>Mon Mar  2 09:00:00 2020</text:p>
          </table:table-cell>
          <table:table-cell office:value-type="float" office:value="224.5">
            <text:p>224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3-02T10:00:00">
            <text:p>Mon Mar  2 10:00:00 2020</text:p>
          </table:table-cell>
          <table:table-cell office:value-type="float" office:value="217.1667">
            <text:p>217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3-02T11:00:00">
            <text:p>Mon Mar  2 11:00:00 2020</text:p>
          </table:table-cell>
          <table:table-cell office:value-type="float" office:value="241.8333">
            <text:p>241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3-03T00:00:00">
            <text:p>Tue Mar  3 00:00:00 2020</text:p>
          </table:table-cell>
          <table:table-cell office:value-type="float" office:value="293.8333">
            <text:p>293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03-03T01:00:00">
            <text:p>Tue Mar  3 01:00:00 2020</text:p>
          </table:table-cell>
          <table:table-cell office:value-type="float" office:value="295.6667">
            <text:p>295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3-03T02:00:00">
            <text:p>Tue Mar  3 02:00:00 2020</text:p>
          </table:table-cell>
          <table:table-cell office:value-type="float" office:value="311.0">
            <text:p>311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3-03T03:00:00">
            <text:p>Tue Mar  3 03:00:00 2020</text:p>
          </table:table-cell>
          <table:table-cell office:value-type="float" office:value="318.3333">
            <text:p>318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3-03T04:00:00">
            <text:p>Tue Mar  3 04:00:00 2020</text:p>
          </table:table-cell>
          <table:table-cell office:value-type="float" office:value="318.6667">
            <text:p>318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3-03T05:00:00">
            <text:p>Tue Mar  3 05:00:00 2020</text:p>
          </table:table-cell>
          <table:table-cell office:value-type="float" office:value="306.1667">
            <text:p>306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03-03T06:00:00">
            <text:p>Tue Mar  3 06:00:00 2020</text:p>
          </table:table-cell>
          <table:table-cell office:value-type="float" office:value="307.6667">
            <text:p>307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3-03T07:00:00">
            <text:p>Tue Mar  3 07:00:00 2020</text:p>
          </table:table-cell>
          <table:table-cell office:value-type="float" office:value="288.3333">
            <text:p>288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3-03T08:00:00">
            <text:p>Tue Mar  3 08:00:00 2020</text:p>
          </table:table-cell>
          <table:table-cell office:value-type="float" office:value="277.0">
            <text:p>277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3-03T09:00:00">
            <text:p>Tue Mar  3 09:00:00 2020</text:p>
          </table:table-cell>
          <table:table-cell office:value-type="float" office:value="223.0">
            <text:p>223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03-03T10:00:00">
            <text:p>Tue Mar  3 10:00:00 2020</text:p>
          </table:table-cell>
          <table:table-cell office:value-type="float" office:value="227.6667">
            <text:p>227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3-04T02:00:00">
            <text:p>Wed Mar  4 02:00:00 2020</text:p>
          </table:table-cell>
          <table:table-cell office:value-type="float" office:value="168.6667">
            <text:p>168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03-04T03:00:00">
            <text:p>Wed Mar  4 03:00:00 2020</text:p>
          </table:table-cell>
          <table:table-cell office:value-type="float" office:value="212.6667">
            <text:p>212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03-04T04:00:00">
            <text:p>Wed Mar  4 04:00:00 2020</text:p>
          </table:table-cell>
          <table:table-cell office:value-type="float" office:value="230.1667">
            <text:p>230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3-04T05:00:00">
            <text:p>Wed Mar  4 05:00:00 2020</text:p>
          </table:table-cell>
          <table:table-cell office:value-type="float" office:value="190.5">
            <text:p>190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3-04T06:00:00">
            <text:p>Wed Mar  4 06:00:00 2020</text:p>
          </table:table-cell>
          <table:table-cell office:value-type="float" office:value="218.8333">
            <text:p>218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3-04T08:00:00">
            <text:p>Wed Mar  4 08:00:00 2020</text:p>
          </table:table-cell>
          <table:table-cell office:value-type="float" office:value="215.1667">
            <text:p>215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3-05T04:00:00">
            <text:p>Thu Mar  5 04:00:00 2020</text:p>
          </table:table-cell>
          <table:table-cell office:value-type="float" office:value="126.8333">
            <text:p>126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03-06T04:00:00">
            <text:p>Fri Mar  6 04:00:00 2020</text:p>
          </table:table-cell>
          <table:table-cell office:value-type="float" office:value="291.5">
            <text:p>291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3-06T05:00:00">
            <text:p>Fri Mar  6 05:00:00 2020</text:p>
          </table:table-cell>
          <table:table-cell office:value-type="float" office:value="260.3333">
            <text:p>260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3-06T06:00:00">
            <text:p>Fri Mar  6 06:00:00 2020</text:p>
          </table:table-cell>
          <table:table-cell office:value-type="float" office:value="303.3333">
            <text:p>303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0-03-06T07:00:00">
            <text:p>Fri Mar  6 07:00:00 2020</text:p>
          </table:table-cell>
          <table:table-cell office:value-type="float" office:value="296.6667">
            <text:p>296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3-06T08:00:00">
            <text:p>Fri Mar  6 08:00:00 2020</text:p>
          </table:table-cell>
          <table:table-cell office:value-type="float" office:value="287.1667">
            <text:p>287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3-06T13:00:00">
            <text:p>Fri Mar  6 13:00:00 2020</text:p>
          </table:table-cell>
          <table:table-cell office:value-type="float" office:value="307.1667">
            <text:p>307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3-06T14:00:00">
            <text:p>Fri Mar  6 14:00:00 2020</text:p>
          </table:table-cell>
          <table:table-cell office:value-type="float" office:value="304.0">
            <text:p>304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3-07T02:00:00">
            <text:p>Sat Mar  7 02:00:00 2020</text:p>
          </table:table-cell>
          <table:table-cell office:value-type="float" office:value="298.3333">
            <text:p>298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03-07T03:00:00">
            <text:p>Sat Mar  7 03:00:00 2020</text:p>
          </table:table-cell>
          <table:table-cell office:value-type="float" office:value="305.1667">
            <text:p>305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03-07T04:00:00">
            <text:p>Sat Mar  7 04:00:00 2020</text:p>
          </table:table-cell>
          <table:table-cell office:value-type="float" office:value="334.1667">
            <text:p>334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3-07T23:00:00">
            <text:p>Sat Mar  7 23:00:00 2020</text:p>
          </table:table-cell>
          <table:table-cell office:value-type="float" office:value="235.5">
            <text:p>235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3-09T07:00:00">
            <text:p>Mon Mar  9 07:00:00 2020</text:p>
          </table:table-cell>
          <table:table-cell office:value-type="float" office:value="278.3333">
            <text:p>278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3-09T09:00:00">
            <text:p>Mon Mar  9 09:00:00 2020</text:p>
          </table:table-cell>
          <table:table-cell office:value-type="float" office:value="134.8333">
            <text:p>134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3-11T03:00:00">
            <text:p>Wed Mar 11 03:00:00 2020</text:p>
          </table:table-cell>
          <table:table-cell office:value-type="float" office:value="208.6667">
            <text:p>208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03-11T05:00:00">
            <text:p>Wed Mar 11 05:00:00 2020</text:p>
          </table:table-cell>
          <table:table-cell office:value-type="float" office:value="155.5">
            <text:p>155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3-11T06:00:00">
            <text:p>Wed Mar 11 06:00:00 2020</text:p>
          </table:table-cell>
          <table:table-cell office:value-type="float" office:value="133.5">
            <text:p>133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3-12T04:00:00">
            <text:p>Thu Mar 12 04:00:00 2020</text:p>
          </table:table-cell>
          <table:table-cell office:value-type="float" office:value="228.0">
            <text:p>228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0-03-12T06:00:00">
            <text:p>Thu Mar 12 06:00:00 2020</text:p>
          </table:table-cell>
          <table:table-cell office:value-type="float" office:value="201.0">
            <text:p>201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3-13T02:00:00">
            <text:p>Fri Mar 13 02:00:00 2020</text:p>
          </table:table-cell>
          <table:table-cell office:value-type="float" office:value="222.6667">
            <text:p>222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3-13T03:00:00">
            <text:p>Fri Mar 13 03:00:00 2020</text:p>
          </table:table-cell>
          <table:table-cell office:value-type="float" office:value="227.1667">
            <text:p>227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3-13T04:00:00">
            <text:p>Fri Mar 13 04:00:00 2020</text:p>
          </table:table-cell>
          <table:table-cell office:value-type="float" office:value="234.0">
            <text:p>234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03-13T05:00:00">
            <text:p>Fri Mar 13 05:00:00 2020</text:p>
          </table:table-cell>
          <table:table-cell office:value-type="float" office:value="224.0">
            <text:p>224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03-13T06:00:00">
            <text:p>Fri Mar 13 06:00:00 2020</text:p>
          </table:table-cell>
          <table:table-cell office:value-type="float" office:value="249.8333">
            <text:p>249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0-03-13T07:00:00">
            <text:p>Fri Mar 13 07:00:00 2020</text:p>
          </table:table-cell>
          <table:table-cell office:value-type="float" office:value="253.8333">
            <text:p>253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0-03-13T08:00:00">
            <text:p>Fri Mar 13 08:00:00 2020</text:p>
          </table:table-cell>
          <table:table-cell office:value-type="float" office:value="186.8333">
            <text:p>186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0-03-14T00:00:00">
            <text:p>Sat Mar 14 00:00:00 2020</text:p>
          </table:table-cell>
          <table:table-cell office:value-type="float" office:value="223.1667">
            <text:p>223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03-14T01:00:00">
            <text:p>Sat Mar 14 01:00:00 2020</text:p>
          </table:table-cell>
          <table:table-cell office:value-type="float" office:value="234.0">
            <text:p>234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3-14T02:00:00">
            <text:p>Sat Mar 14 02:00:00 2020</text:p>
          </table:table-cell>
          <table:table-cell office:value-type="float" office:value="235.1667">
            <text:p>235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3-14T03:00:00">
            <text:p>Sat Mar 14 03:00:00 2020</text:p>
          </table:table-cell>
          <table:table-cell office:value-type="float" office:value="250.8333">
            <text:p>250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03-14T04:00:00">
            <text:p>Sat Mar 14 04:00:00 2020</text:p>
          </table:table-cell>
          <table:table-cell office:value-type="float" office:value="280.3333">
            <text:p>280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3-14T05:00:00">
            <text:p>Sat Mar 14 05:00:00 2020</text:p>
          </table:table-cell>
          <table:table-cell office:value-type="float" office:value="333.8333">
            <text:p>333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3-15T02:00:00">
            <text:p>Sun Mar 15 02:00:00 2020</text:p>
          </table:table-cell>
          <table:table-cell office:value-type="float" office:value="201.8333">
            <text:p>201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03-15T03:00:00">
            <text:p>Sun Mar 15 03:00:00 2020</text:p>
          </table:table-cell>
          <table:table-cell office:value-type="float" office:value="220.6667">
            <text:p>220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3-15T04:00:00">
            <text:p>Sun Mar 15 04:00:00 2020</text:p>
          </table:table-cell>
          <table:table-cell office:value-type="float" office:value="200.1667">
            <text:p>200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3-15T05:00:00">
            <text:p>Sun Mar 15 05:00:00 2020</text:p>
          </table:table-cell>
          <table:table-cell office:value-type="float" office:value="219.6667">
            <text:p>219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3-15T06:00:00">
            <text:p>Sun Mar 15 06:00:00 2020</text:p>
          </table:table-cell>
          <table:table-cell office:value-type="float" office:value="220.3333">
            <text:p>220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03-15T07:00:00">
            <text:p>Sun Mar 15 07:00:00 2020</text:p>
          </table:table-cell>
          <table:table-cell office:value-type="float" office:value="205.3333">
            <text:p>205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3-16T05:00:00">
            <text:p>Mon Mar 16 05:00:00 2020</text:p>
          </table:table-cell>
          <table:table-cell office:value-type="float" office:value="331.5">
            <text:p>331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0-03-16T06:00:00">
            <text:p>Mon Mar 16 06:00:00 2020</text:p>
          </table:table-cell>
          <table:table-cell office:value-type="float" office:value="342.3333">
            <text:p>342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0-03-16T07:00:00">
            <text:p>Mon Mar 16 07:00:00 2020</text:p>
          </table:table-cell>
          <table:table-cell office:value-type="float" office:value="344.0">
            <text:p>344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0-03-16T08:00:00">
            <text:p>Mon Mar 16 08:00:00 2020</text:p>
          </table:table-cell>
          <table:table-cell office:value-type="float" office:value="307.6667">
            <text:p>307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03-16T09:00:00">
            <text:p>Mon Mar 16 09:00:00 2020</text:p>
          </table:table-cell>
          <table:table-cell office:value-type="float" office:value="278.8333">
            <text:p>278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03-16T10:00:00">
            <text:p>Mon Mar 16 10:00:00 2020</text:p>
          </table:table-cell>
          <table:table-cell office:value-type="float" office:value="328.0">
            <text:p>328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0-03-16T11:00:00">
            <text:p>Mon Mar 16 11:00:00 2020</text:p>
          </table:table-cell>
          <table:table-cell office:value-type="float" office:value="298.1667">
            <text:p>298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0-03-16T12:00:00">
            <text:p>Mon Mar 16 12:00:00 2020</text:p>
          </table:table-cell>
          <table:table-cell office:value-type="float" office:value="302.3333">
            <text:p>302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0-03-16T13:00:00">
            <text:p>Mon Mar 16 13:00:00 2020</text:p>
          </table:table-cell>
          <table:table-cell office:value-type="float" office:value="309.3333">
            <text:p>309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0-03-16T14:00:00">
            <text:p>Mon Mar 16 14:00:00 2020</text:p>
          </table:table-cell>
          <table:table-cell office:value-type="float" office:value="306.3333">
            <text:p>306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0-03-16T15:00:00">
            <text:p>Mon Mar 16 15:00:00 2020</text:p>
          </table:table-cell>
          <table:table-cell office:value-type="float" office:value="309.3333">
            <text:p>309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03-16T16:00:00">
            <text:p>Mon Mar 16 16:00:00 2020</text:p>
          </table:table-cell>
          <table:table-cell office:value-type="float" office:value="315.3333">
            <text:p>315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0-03-16T17:00:00">
            <text:p>Mon Mar 16 17:00:00 2020</text:p>
          </table:table-cell>
          <table:table-cell office:value-type="float" office:value="318.5">
            <text:p>318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0-03-16T18:00:00">
            <text:p>Mon Mar 16 18:00:00 2020</text:p>
          </table:table-cell>
          <table:table-cell office:value-type="float" office:value="334.8333">
            <text:p>334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0-03-16T19:00:00">
            <text:p>Mon Mar 16 19:00:00 2020</text:p>
          </table:table-cell>
          <table:table-cell office:value-type="float" office:value="331.0">
            <text:p>331.0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0-03-16T20:00:00">
            <text:p>Mon Mar 16 20:00:00 2020</text:p>
          </table:table-cell>
          <table:table-cell office:value-type="float" office:value="350.6667">
            <text:p>350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0-03-16T21:00:00">
            <text:p>Mon Mar 16 21:00:00 2020</text:p>
          </table:table-cell>
          <table:table-cell office:value-type="float" office:value="289.6667">
            <text:p>289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0-03-17T00:00:00">
            <text:p>Tue Mar 17 00:00:00 2020</text:p>
          </table:table-cell>
          <table:table-cell office:value-type="float" office:value="322.0">
            <text:p>322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03-19T02:00:00">
            <text:p>Thu Mar 19 02:00:00 2020</text:p>
          </table:table-cell>
          <table:table-cell office:value-type="float" office:value="237.0">
            <text:p>237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3-19T03:00:00">
            <text:p>Thu Mar 19 03:00:00 2020</text:p>
          </table:table-cell>
          <table:table-cell office:value-type="float" office:value="165.1667">
            <text:p>165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3-19T04:00:00">
            <text:p>Thu Mar 19 04:00:00 2020</text:p>
          </table:table-cell>
          <table:table-cell office:value-type="float" office:value="346.8333">
            <text:p>346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3-20T00:00:00">
            <text:p>Fri Mar 20 00:00:00 2020</text:p>
          </table:table-cell>
          <table:table-cell office:value-type="float" office:value="254.8333">
            <text:p>254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3-20T01:00:00">
            <text:p>Fri Mar 20 01:00:00 2020</text:p>
          </table:table-cell>
          <table:table-cell office:value-type="float" office:value="241.1667">
            <text:p>241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3-20T02:00:00">
            <text:p>Fri Mar 20 02:00:00 2020</text:p>
          </table:table-cell>
          <table:table-cell office:value-type="float" office:value="268.5">
            <text:p>268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3-20T03:00:00">
            <text:p>Fri Mar 20 03:00:00 2020</text:p>
          </table:table-cell>
          <table:table-cell office:value-type="float" office:value="310.5">
            <text:p>310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03-21T05:00:00">
            <text:p>Sat Mar 21 05:00:00 2020</text:p>
          </table:table-cell>
          <table:table-cell office:value-type="float" office:value="248.0">
            <text:p>248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3-21T06:00:00">
            <text:p>Sat Mar 21 06:00:00 2020</text:p>
          </table:table-cell>
          <table:table-cell office:value-type="float" office:value="268.0">
            <text:p>268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3-21T07:00:00">
            <text:p>Sat Mar 21 07:00:00 2020</text:p>
          </table:table-cell>
          <table:table-cell office:value-type="float" office:value="136.1667">
            <text:p>136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3-21T08:00:00">
            <text:p>Sat Mar 21 08:00:00 2020</text:p>
          </table:table-cell>
          <table:table-cell office:value-type="float" office:value="162.8333">
            <text:p>162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03-21T09:00:00">
            <text:p>Sat Mar 21 09:00:00 2020</text:p>
          </table:table-cell>
          <table:table-cell office:value-type="float" office:value="160.8333">
            <text:p>160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3-21T10:00:00">
            <text:p>Sat Mar 21 10:00:00 2020</text:p>
          </table:table-cell>
          <table:table-cell office:value-type="float" office:value="150.5">
            <text:p>150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3-21T11:00:00">
            <text:p>Sat Mar 21 11:00:00 2020</text:p>
          </table:table-cell>
          <table:table-cell office:value-type="float" office:value="154.6667">
            <text:p>154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03-22T05:00:00">
            <text:p>Sun Mar 22 05:00:00 2020</text:p>
          </table:table-cell>
          <table:table-cell office:value-type="float" office:value="116.6667">
            <text:p>116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3-22T06:00:00">
            <text:p>Sun Mar 22 06:00:00 2020</text:p>
          </table:table-cell>
          <table:table-cell office:value-type="float" office:value="140.0">
            <text:p>140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03-23T03:00:00">
            <text:p>Mon Mar 23 03:00:00 2020</text:p>
          </table:table-cell>
          <table:table-cell office:value-type="float" office:value="134.5">
            <text:p>134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03-25T00:00:00">
            <text:p>Wed Mar 25 00:00:00 2020</text:p>
          </table:table-cell>
          <table:table-cell office:value-type="float" office:value="246.3333">
            <text:p>246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3-26T02:00:00">
            <text:p>Thu Mar 26 02:00:00 2020</text:p>
          </table:table-cell>
          <table:table-cell office:value-type="float" office:value="223.6667">
            <text:p>223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03-26T03:00:00">
            <text:p>Thu Mar 26 03:00:00 2020</text:p>
          </table:table-cell>
          <table:table-cell office:value-type="float" office:value="215.6667">
            <text:p>215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3-26T04:00:00">
            <text:p>Thu Mar 26 04:00:00 2020</text:p>
          </table:table-cell>
          <table:table-cell office:value-type="float" office:value="222.8333">
            <text:p>222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3-26T05:00:00">
            <text:p>Thu Mar 26 05:00:00 2020</text:p>
          </table:table-cell>
          <table:table-cell office:value-type="float" office:value="231.1667">
            <text:p>231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03-26T06:00:00">
            <text:p>Thu Mar 26 06:00:00 2020</text:p>
          </table:table-cell>
          <table:table-cell office:value-type="float" office:value="225.3333">
            <text:p>225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03-26T07:00:00">
            <text:p>Thu Mar 26 07:00:00 2020</text:p>
          </table:table-cell>
          <table:table-cell office:value-type="float" office:value="207.6667">
            <text:p>207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3-26T08:00:00">
            <text:p>Thu Mar 26 08:00:00 2020</text:p>
          </table:table-cell>
          <table:table-cell office:value-type="float" office:value="226.6667">
            <text:p>226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3-26T09:00:00">
            <text:p>Thu Mar 26 09:00:00 2020</text:p>
          </table:table-cell>
          <table:table-cell office:value-type="float" office:value="234.8333">
            <text:p>234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0-03-26T10:00:00">
            <text:p>Thu Mar 26 10:00:00 2020</text:p>
          </table:table-cell>
          <table:table-cell office:value-type="float" office:value="242.3333">
            <text:p>242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3-26T11:00:00">
            <text:p>Thu Mar 26 11:00:00 2020</text:p>
          </table:table-cell>
          <table:table-cell office:value-type="float" office:value="276.0">
            <text:p>276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3-27T03:00:00">
            <text:p>Fri Mar 27 03:00:00 2020</text:p>
          </table:table-cell>
          <table:table-cell office:value-type="float" office:value="279.5">
            <text:p>279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03-27T04:00:00">
            <text:p>Fri Mar 27 04:00:00 2020</text:p>
          </table:table-cell>
          <table:table-cell office:value-type="float" office:value="295.0">
            <text:p>295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3-27T05:00:00">
            <text:p>Fri Mar 27 05:00:00 2020</text:p>
          </table:table-cell>
          <table:table-cell office:value-type="float" office:value="291.6667">
            <text:p>291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3-27T06:00:00">
            <text:p>Fri Mar 27 06:00:00 2020</text:p>
          </table:table-cell>
          <table:table-cell office:value-type="float" office:value="240.5">
            <text:p>240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03-27T07:00:00">
            <text:p>Fri Mar 27 07:00:00 2020</text:p>
          </table:table-cell>
          <table:table-cell office:value-type="float" office:value="216.6667">
            <text:p>216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3-27T08:00:00">
            <text:p>Fri Mar 27 08:00:00 2020</text:p>
          </table:table-cell>
          <table:table-cell office:value-type="float" office:value="184.0">
            <text:p>184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3-27T09:00:00">
            <text:p>Fri Mar 27 09:00:00 2020</text:p>
          </table:table-cell>
          <table:table-cell office:value-type="float" office:value="190.6667">
            <text:p>190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3-27T10:00:00">
            <text:p>Fri Mar 27 10:00:00 2020</text:p>
          </table:table-cell>
          <table:table-cell office:value-type="float" office:value="237.5">
            <text:p>23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3-27T11:00:00">
            <text:p>Fri Mar 27 11:00:00 2020</text:p>
          </table:table-cell>
          <table:table-cell office:value-type="float" office:value="237.1667">
            <text:p>237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03-28T03:00:00">
            <text:p>Sat Mar 28 03:00:00 2020</text:p>
          </table:table-cell>
          <table:table-cell office:value-type="float" office:value="143.6667">
            <text:p>143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3-29T05:00:00">
            <text:p>Sun Mar 29 05:00:00 2020</text:p>
          </table:table-cell>
          <table:table-cell office:value-type="float" office:value="306.3333">
            <text:p>306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0-03-29T06:00:00">
            <text:p>Sun Mar 29 06:00:00 2020</text:p>
          </table:table-cell>
          <table:table-cell office:value-type="float" office:value="325.6667">
            <text:p>325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03-29T07:00:00">
            <text:p>Sun Mar 29 07:00:00 2020</text:p>
          </table:table-cell>
          <table:table-cell office:value-type="float" office:value="324.8333">
            <text:p>324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03-30T04:00:00">
            <text:p>Mon Mar 30 04:00:00 2020</text:p>
          </table:table-cell>
          <table:table-cell office:value-type="float" office:value="255.0">
            <text:p>255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3-30T05:00:00">
            <text:p>Mon Mar 30 05:00:00 2020</text:p>
          </table:table-cell>
          <table:table-cell office:value-type="float" office:value="224.5">
            <text:p>224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3-30T06:00:00">
            <text:p>Mon Mar 30 06:00:00 2020</text:p>
          </table:table-cell>
          <table:table-cell office:value-type="float" office:value="192.3333">
            <text:p>192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03-30T07:00:00">
            <text:p>Mon Mar 30 07:00:00 2020</text:p>
          </table:table-cell>
          <table:table-cell office:value-type="float" office:value="195.3333">
            <text:p>195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3-31T06:00:00">
            <text:p>Tue Mar 31 06:00:00 2020</text:p>
          </table:table-cell>
          <table:table-cell office:value-type="float" office:value="193.1667">
            <text:p>193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3-31T07:00:00">
            <text:p>Tue Mar 31 07:00:00 2020</text:p>
          </table:table-cell>
          <table:table-cell office:value-type="float" office:value="201.5">
            <text:p>201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3-31T08:00:00">
            <text:p>Tue Mar 31 08:00:00 2020</text:p>
          </table:table-cell>
          <table:table-cell office:value-type="float" office:value="205.8333">
            <text:p>205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0-03-31T09:00:00">
            <text:p>Tue Mar 31 09:00:00 2020</text:p>
          </table:table-cell>
          <table:table-cell office:value-type="float" office:value="217.0">
            <text:p>217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4-01T02:00:00">
            <text:p>Wed Apr  1 02:00:00 2020</text:p>
          </table:table-cell>
          <table:table-cell office:value-type="float" office:value="267.3333">
            <text:p>267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4-01T03:00:00">
            <text:p>Wed Apr  1 03:00:00 2020</text:p>
          </table:table-cell>
          <table:table-cell office:value-type="float" office:value="314.6667">
            <text:p>314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4-01T04:00:00">
            <text:p>Wed Apr  1 04:00:00 2020</text:p>
          </table:table-cell>
          <table:table-cell office:value-type="float" office:value="233.1667">
            <text:p>233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04-01T05:00:00">
            <text:p>Wed Apr  1 05:00:00 2020</text:p>
          </table:table-cell>
          <table:table-cell office:value-type="float" office:value="219.1667">
            <text:p>219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4-01T06:00:00">
            <text:p>Wed Apr  1 06:00:00 2020</text:p>
          </table:table-cell>
          <table:table-cell office:value-type="float" office:value="307.5">
            <text:p>307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4-01T07:00:00">
            <text:p>Wed Apr  1 07:00:00 2020</text:p>
          </table:table-cell>
          <table:table-cell office:value-type="float" office:value="339.1667">
            <text:p>339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4-02T04:00:00">
            <text:p>Thu Apr  2 04:00:00 2020</text:p>
          </table:table-cell>
          <table:table-cell office:value-type="float" office:value="216.1667">
            <text:p>216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0-04-02T05:00:00">
            <text:p>Thu Apr  2 05:00:00 2020</text:p>
          </table:table-cell>
          <table:table-cell office:value-type="float" office:value="214.6667">
            <text:p>214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4-02T06:00:00">
            <text:p>Thu Apr  2 06:00:00 2020</text:p>
          </table:table-cell>
          <table:table-cell office:value-type="float" office:value="237.6667">
            <text:p>237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04-02T07:00:00">
            <text:p>Thu Apr  2 07:00:00 2020</text:p>
          </table:table-cell>
          <table:table-cell office:value-type="float" office:value="307.8333">
            <text:p>307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0-04-02T08:00:00">
            <text:p>Thu Apr  2 08:00:00 2020</text:p>
          </table:table-cell>
          <table:table-cell office:value-type="float" office:value="316.0">
            <text:p>316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04-02T09:00:00">
            <text:p>Thu Apr  2 09:00:00 2020</text:p>
          </table:table-cell>
          <table:table-cell office:value-type="float" office:value="177.5">
            <text:p>177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4-03T05:00:00">
            <text:p>Fri Apr  3 05:00:00 2020</text:p>
          </table:table-cell>
          <table:table-cell office:value-type="float" office:value="145.6667">
            <text:p>145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4-03T08:00:00">
            <text:p>Fri Apr  3 08:00:00 2020</text:p>
          </table:table-cell>
          <table:table-cell office:value-type="float" office:value="92.1667">
            <text:p>92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4-05T03:00:00">
            <text:p>Sun Apr  5 03:00:00 2020</text:p>
          </table:table-cell>
          <table:table-cell office:value-type="float" office:value="295.0">
            <text:p>295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4-06T04:00:00">
            <text:p>Mon Apr  6 04:00:00 2020</text:p>
          </table:table-cell>
          <table:table-cell office:value-type="float" office:value="195.6667">
            <text:p>195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04-06T05:00:00">
            <text:p>Mon Apr  6 05:00:00 2020</text:p>
          </table:table-cell>
          <table:table-cell office:value-type="float" office:value="209.6667">
            <text:p>209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4-07T04:00:00">
            <text:p>Tue Apr  7 04:00:00 2020</text:p>
          </table:table-cell>
          <table:table-cell office:value-type="float" office:value="227.0">
            <text:p>227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4-07T05:00:00">
            <text:p>Tue Apr  7 05:00:00 2020</text:p>
          </table:table-cell>
          <table:table-cell office:value-type="float" office:value="259.6667">
            <text:p>259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4-07T06:00:00">
            <text:p>Tue Apr  7 06:00:00 2020</text:p>
          </table:table-cell>
          <table:table-cell office:value-type="float" office:value="182.0">
            <text:p>182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04-07T07:00:00">
            <text:p>Tue Apr  7 07:00:00 2020</text:p>
          </table:table-cell>
          <table:table-cell office:value-type="float" office:value="200.5">
            <text:p>200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4-07T10:00:00">
            <text:p>Tue Apr  7 10:00:00 2020</text:p>
          </table:table-cell>
          <table:table-cell office:value-type="float" office:value="204.8333">
            <text:p>204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4-08T03:00:00">
            <text:p>Wed Apr  8 03:00:00 2020</text:p>
          </table:table-cell>
          <table:table-cell office:value-type="float" office:value="219.8333">
            <text:p>219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4-08T04:00:00">
            <text:p>Wed Apr  8 04:00:00 2020</text:p>
          </table:table-cell>
          <table:table-cell office:value-type="float" office:value="232.5">
            <text:p>232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04-08T05:00:00">
            <text:p>Wed Apr  8 05:00:00 2020</text:p>
          </table:table-cell>
          <table:table-cell office:value-type="float" office:value="251.0">
            <text:p>251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04-08T06:00:00">
            <text:p>Wed Apr  8 06:00:00 2020</text:p>
          </table:table-cell>
          <table:table-cell office:value-type="float" office:value="282.1667">
            <text:p>282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4-09T03:00:00">
            <text:p>Thu Apr  9 03:00:00 2020</text:p>
          </table:table-cell>
          <table:table-cell office:value-type="float" office:value="254.5">
            <text:p>254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0-04-09T04:00:00">
            <text:p>Thu Apr  9 04:00:00 2020</text:p>
          </table:table-cell>
          <table:table-cell office:value-type="float" office:value="256.0">
            <text:p>256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0-04-09T05:00:00">
            <text:p>Thu Apr  9 05:00:00 2020</text:p>
          </table:table-cell>
          <table:table-cell office:value-type="float" office:value="252.5">
            <text:p>252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4-09T06:00:00">
            <text:p>Thu Apr  9 06:00:00 2020</text:p>
          </table:table-cell>
          <table:table-cell office:value-type="float" office:value="269.1667">
            <text:p>269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0-04-09T07:00:00">
            <text:p>Thu Apr  9 07:00:00 2020</text:p>
          </table:table-cell>
          <table:table-cell office:value-type="float" office:value="279.1667">
            <text:p>279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4-09T08:00:00">
            <text:p>Thu Apr  9 08:00:00 2020</text:p>
          </table:table-cell>
          <table:table-cell office:value-type="float" office:value="276.6667">
            <text:p>276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04-09T09:00:00">
            <text:p>Thu Apr  9 09:00:00 2020</text:p>
          </table:table-cell>
          <table:table-cell office:value-type="float" office:value="302.5">
            <text:p>302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4-09T10:00:00">
            <text:p>Thu Apr  9 10:00:00 2020</text:p>
          </table:table-cell>
          <table:table-cell office:value-type="float" office:value="220.6667">
            <text:p>220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4-09T11:00:00">
            <text:p>Thu Apr  9 11:00:00 2020</text:p>
          </table:table-cell>
          <table:table-cell office:value-type="float" office:value="297.0">
            <text:p>297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4-10T03:00:00">
            <text:p>Fri Apr 10 03:00:00 2020</text:p>
          </table:table-cell>
          <table:table-cell office:value-type="float" office:value="313.0">
            <text:p>313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04-10T05:00:00">
            <text:p>Fri Apr 10 05:00:00 2020</text:p>
          </table:table-cell>
          <table:table-cell office:value-type="float" office:value="207.0">
            <text:p>207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4-10T09:00:00">
            <text:p>Fri Apr 10 09:00:00 2020</text:p>
          </table:table-cell>
          <table:table-cell office:value-type="float" office:value="151.3333">
            <text:p>151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4-11T04:00:00">
            <text:p>Sat Apr 11 04:00:00 2020</text:p>
          </table:table-cell>
          <table:table-cell office:value-type="float" office:value="247.8333">
            <text:p>247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0-04-11T05:00:00">
            <text:p>Sat Apr 11 05:00:00 2020</text:p>
          </table:table-cell>
          <table:table-cell office:value-type="float" office:value="262.5">
            <text:p>262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0-04-12T03:00:00">
            <text:p>Sun Apr 12 03:00:00 2020</text:p>
          </table:table-cell>
          <table:table-cell office:value-type="float" office:value="307.6667">
            <text:p>307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0-04-12T04:00:00">
            <text:p>Sun Apr 12 04:00:00 2020</text:p>
          </table:table-cell>
          <table:table-cell office:value-type="float" office:value="335.1667">
            <text:p>335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4-13T05:00:00">
            <text:p>Mon Apr 13 05:00:00 2020</text:p>
          </table:table-cell>
          <table:table-cell office:value-type="float" office:value="222.1667">
            <text:p>222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04-13T06:00:00">
            <text:p>Mon Apr 13 06:00:00 2020</text:p>
          </table:table-cell>
          <table:table-cell office:value-type="float" office:value="218.3333">
            <text:p>218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4-13T07:00:00">
            <text:p>Mon Apr 13 07:00:00 2020</text:p>
          </table:table-cell>
          <table:table-cell office:value-type="float" office:value="198.0">
            <text:p>198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4-13T08:00:00">
            <text:p>Mon Apr 13 08:00:00 2020</text:p>
          </table:table-cell>
          <table:table-cell office:value-type="float" office:value="166.1667">
            <text:p>166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4-13T09:00:00">
            <text:p>Mon Apr 13 09:00:00 2020</text:p>
          </table:table-cell>
          <table:table-cell office:value-type="float" office:value="177.5">
            <text:p>177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4-13T10:00:00">
            <text:p>Mon Apr 13 10:00:00 2020</text:p>
          </table:table-cell>
          <table:table-cell office:value-type="float" office:value="207.5">
            <text:p>207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4-14T04:00:00">
            <text:p>Tue Apr 14 04:00:00 2020</text:p>
          </table:table-cell>
          <table:table-cell office:value-type="float" office:value="162.1667">
            <text:p>162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04-14T05:00:00">
            <text:p>Tue Apr 14 05:00:00 2020</text:p>
          </table:table-cell>
          <table:table-cell office:value-type="float" office:value="146.0">
            <text:p>146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4-14T06:00:00">
            <text:p>Tue Apr 14 06:00:00 2020</text:p>
          </table:table-cell>
          <table:table-cell office:value-type="float" office:value="149.8333">
            <text:p>149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4-15T04:00:00">
            <text:p>Wed Apr 15 04:00:00 2020</text:p>
          </table:table-cell>
          <table:table-cell office:value-type="float" office:value="220.6667">
            <text:p>220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04-15T06:00:00">
            <text:p>Wed Apr 15 06:00:00 2020</text:p>
          </table:table-cell>
          <table:table-cell office:value-type="float" office:value="153.6667">
            <text:p>153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4-15T07:00:00">
            <text:p>Wed Apr 15 07:00:00 2020</text:p>
          </table:table-cell>
          <table:table-cell office:value-type="float" office:value="173.8333">
            <text:p>173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4-15T08:00:00">
            <text:p>Wed Apr 15 08:00:00 2020</text:p>
          </table:table-cell>
          <table:table-cell office:value-type="float" office:value="171.6667">
            <text:p>171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04-15T09:00:00">
            <text:p>Wed Apr 15 09:00:00 2020</text:p>
          </table:table-cell>
          <table:table-cell office:value-type="float" office:value="178.6667">
            <text:p>178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0-04-15T10:00:00">
            <text:p>Wed Apr 15 10:00:00 2020</text:p>
          </table:table-cell>
          <table:table-cell office:value-type="float" office:value="211.3333">
            <text:p>211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0-04-16T03:00:00">
            <text:p>Thu Apr 16 03:00:00 2020</text:p>
          </table:table-cell>
          <table:table-cell office:value-type="float" office:value="204.6667">
            <text:p>204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04-16T04:00:00">
            <text:p>Thu Apr 16 04:00:00 2020</text:p>
          </table:table-cell>
          <table:table-cell office:value-type="float" office:value="176.6667">
            <text:p>176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4-16T06:00:00">
            <text:p>Thu Apr 16 06:00:00 2020</text:p>
          </table:table-cell>
          <table:table-cell office:value-type="float" office:value="181.3333">
            <text:p>181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4-17T04:00:00">
            <text:p>Fri Apr 17 04:00:00 2020</text:p>
          </table:table-cell>
          <table:table-cell office:value-type="float" office:value="221.5">
            <text:p>221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04-17T05:00:00">
            <text:p>Fri Apr 17 05:00:00 2020</text:p>
          </table:table-cell>
          <table:table-cell office:value-type="float" office:value="207.8333">
            <text:p>207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4-17T06:00:00">
            <text:p>Fri Apr 17 06:00:00 2020</text:p>
          </table:table-cell>
          <table:table-cell office:value-type="float" office:value="176.5">
            <text:p>176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4-17T07:00:00">
            <text:p>Fri Apr 17 07:00:00 2020</text:p>
          </table:table-cell>
          <table:table-cell office:value-type="float" office:value="162.0">
            <text:p>162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04-17T09:00:00">
            <text:p>Fri Apr 17 09:00:00 2020</text:p>
          </table:table-cell>
          <table:table-cell office:value-type="float" office:value="127.3333">
            <text:p>127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4-18T01:00:00">
            <text:p>Sat Apr 18 01:00:00 2020</text:p>
          </table:table-cell>
          <table:table-cell office:value-type="float" office:value="311.6667">
            <text:p>311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04-18T02:00:00">
            <text:p>Sat Apr 18 02:00:00 2020</text:p>
          </table:table-cell>
          <table:table-cell office:value-type="float" office:value="314.0">
            <text:p>314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4-18T03:00:00">
            <text:p>Sat Apr 18 03:00:00 2020</text:p>
          </table:table-cell>
          <table:table-cell office:value-type="float" office:value="196.0">
            <text:p>196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4-18T04:00:00">
            <text:p>Sat Apr 18 04:00:00 2020</text:p>
          </table:table-cell>
          <table:table-cell office:value-type="float" office:value="212.8333">
            <text:p>212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4-18T06:00:00">
            <text:p>Sat Apr 18 06:00:00 2020</text:p>
          </table:table-cell>
          <table:table-cell office:value-type="float" office:value="132.8333">
            <text:p>132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04-18T08:00:00">
            <text:p>Sat Apr 18 08:00:00 2020</text:p>
          </table:table-cell>
          <table:table-cell office:value-type="float" office:value="185.1667">
            <text:p>185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4-19T02:00:00">
            <text:p>Sun Apr 19 02:00:00 2020</text:p>
          </table:table-cell>
          <table:table-cell office:value-type="float" office:value="333.8333">
            <text:p>333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4-19T03:00:00">
            <text:p>Sun Apr 19 03:00:00 2020</text:p>
          </table:table-cell>
          <table:table-cell office:value-type="float" office:value="226.8333">
            <text:p>226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4-19T04:00:00">
            <text:p>Sun Apr 19 04:00:00 2020</text:p>
          </table:table-cell>
          <table:table-cell office:value-type="float" office:value="228.6667">
            <text:p>228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04-19T05:00:00">
            <text:p>Sun Apr 19 05:00:00 2020</text:p>
          </table:table-cell>
          <table:table-cell office:value-type="float" office:value="130.5">
            <text:p>130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4-19T06:00:00">
            <text:p>Sun Apr 19 06:00:00 2020</text:p>
          </table:table-cell>
          <table:table-cell office:value-type="float" office:value="165.1667">
            <text:p>165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4-19T07:00:00">
            <text:p>Sun Apr 19 07:00:00 2020</text:p>
          </table:table-cell>
          <table:table-cell office:value-type="float" office:value="194.6667">
            <text:p>194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04-19T08:00:00">
            <text:p>Sun Apr 19 08:00:00 2020</text:p>
          </table:table-cell>
          <table:table-cell office:value-type="float" office:value="224.3333">
            <text:p>224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4-19T09:00:00">
            <text:p>Sun Apr 19 09:00:00 2020</text:p>
          </table:table-cell>
          <table:table-cell office:value-type="float" office:value="167.1667">
            <text:p>167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4-20T04:00:00">
            <text:p>Mon Apr 20 04:00:00 2020</text:p>
          </table:table-cell>
          <table:table-cell office:value-type="float" office:value="273.1667">
            <text:p>273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04-20T05:00:00">
            <text:p>Mon Apr 20 05:00:00 2020</text:p>
          </table:table-cell>
          <table:table-cell office:value-type="float" office:value="254.1667">
            <text:p>254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04-20T06:00:00">
            <text:p>Mon Apr 20 06:00:00 2020</text:p>
          </table:table-cell>
          <table:table-cell office:value-type="float" office:value="250.6667">
            <text:p>250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4-20T07:00:00">
            <text:p>Mon Apr 20 07:00:00 2020</text:p>
          </table:table-cell>
          <table:table-cell office:value-type="float" office:value="253.0">
            <text:p>253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4-20T08:00:00">
            <text:p>Mon Apr 20 08:00:00 2020</text:p>
          </table:table-cell>
          <table:table-cell office:value-type="float" office:value="288.1667">
            <text:p>288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4-20T09:00:00">
            <text:p>Mon Apr 20 09:00:00 2020</text:p>
          </table:table-cell>
          <table:table-cell office:value-type="float" office:value="276.5">
            <text:p>276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04-20T10:00:00">
            <text:p>Mon Apr 20 10:00:00 2020</text:p>
          </table:table-cell>
          <table:table-cell office:value-type="float" office:value="223.3333">
            <text:p>223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4-20T11:00:00">
            <text:p>Mon Apr 20 11:00:00 2020</text:p>
          </table:table-cell>
          <table:table-cell office:value-type="float" office:value="236.8333">
            <text:p>236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4-20T12:00:00">
            <text:p>Mon Apr 20 12:00:00 2020</text:p>
          </table:table-cell>
          <table:table-cell office:value-type="float" office:value="249.6667">
            <text:p>249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0-04-21T04:00:00">
            <text:p>Tue Apr 21 04:00:00 2020</text:p>
          </table:table-cell>
          <table:table-cell office:value-type="float" office:value="211.6667">
            <text:p>211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4-21T05:00:00">
            <text:p>Tue Apr 21 05:00:00 2020</text:p>
          </table:table-cell>
          <table:table-cell office:value-type="float" office:value="215.8333">
            <text:p>215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4-21T06:00:00">
            <text:p>Tue Apr 21 06:00:00 2020</text:p>
          </table:table-cell>
          <table:table-cell office:value-type="float" office:value="245.5">
            <text:p>245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4-21T07:00:00">
            <text:p>Tue Apr 21 07:00:00 2020</text:p>
          </table:table-cell>
          <table:table-cell office:value-type="float" office:value="282.3333">
            <text:p>282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4-21T08:00:00">
            <text:p>Tue Apr 21 08:00:00 2020</text:p>
          </table:table-cell>
          <table:table-cell office:value-type="float" office:value="171.5">
            <text:p>171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4-21T09:00:00">
            <text:p>Tue Apr 21 09:00:00 2020</text:p>
          </table:table-cell>
          <table:table-cell office:value-type="float" office:value="156.8333">
            <text:p>156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4-22T02:00:00">
            <text:p>Wed Apr 22 02:00:00 2020</text:p>
          </table:table-cell>
          <table:table-cell office:value-type="float" office:value="284.3333">
            <text:p>284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4-22T03:00:00">
            <text:p>Wed Apr 22 03:00:00 2020</text:p>
          </table:table-cell>
          <table:table-cell office:value-type="float" office:value="283.5">
            <text:p>283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4-22T04:00:00">
            <text:p>Wed Apr 22 04:00:00 2020</text:p>
          </table:table-cell>
          <table:table-cell office:value-type="float" office:value="196.5">
            <text:p>196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4-22T05:00:00">
            <text:p>Wed Apr 22 05:00:00 2020</text:p>
          </table:table-cell>
          <table:table-cell office:value-type="float" office:value="207.1667">
            <text:p>207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4-22T06:00:00">
            <text:p>Wed Apr 22 06:00:00 2020</text:p>
          </table:table-cell>
          <table:table-cell office:value-type="float" office:value="286.3333">
            <text:p>286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4-22T07:00:00">
            <text:p>Wed Apr 22 07:00:00 2020</text:p>
          </table:table-cell>
          <table:table-cell office:value-type="float" office:value="265.0">
            <text:p>265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4-22T08:00:00">
            <text:p>Wed Apr 22 08:00:00 2020</text:p>
          </table:table-cell>
          <table:table-cell office:value-type="float" office:value="201.6667">
            <text:p>201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4-22T09:00:00">
            <text:p>Wed Apr 22 09:00:00 2020</text:p>
          </table:table-cell>
          <table:table-cell office:value-type="float" office:value="213.0">
            <text:p>213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0-04-25T03:00:00">
            <text:p>Sat Apr 25 03:00:00 2020</text:p>
          </table:table-cell>
          <table:table-cell office:value-type="float" office:value="273.6667">
            <text:p>273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04-25T04:00:00">
            <text:p>Sat Apr 25 04:00:00 2020</text:p>
          </table:table-cell>
          <table:table-cell office:value-type="float" office:value="304.0">
            <text:p>304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0-04-25T05:00:00">
            <text:p>Sat Apr 25 05:00:00 2020</text:p>
          </table:table-cell>
          <table:table-cell office:value-type="float" office:value="261.0">
            <text:p>261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4-25T06:00:00">
            <text:p>Sat Apr 25 06:00:00 2020</text:p>
          </table:table-cell>
          <table:table-cell office:value-type="float" office:value="242.3333">
            <text:p>242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04-25T07:00:00">
            <text:p>Sat Apr 25 07:00:00 2020</text:p>
          </table:table-cell>
          <table:table-cell office:value-type="float" office:value="255.3333">
            <text:p>255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4-25T08:00:00">
            <text:p>Sat Apr 25 08:00:00 2020</text:p>
          </table:table-cell>
          <table:table-cell office:value-type="float" office:value="251.8333">
            <text:p>251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4-25T09:00:00">
            <text:p>Sat Apr 25 09:00:00 2020</text:p>
          </table:table-cell>
          <table:table-cell office:value-type="float" office:value="248.6667">
            <text:p>248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4-25T10:00:00">
            <text:p>Sat Apr 25 10:00:00 2020</text:p>
          </table:table-cell>
          <table:table-cell office:value-type="float" office:value="250.6667">
            <text:p>250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4-26T05:00:00">
            <text:p>Sun Apr 26 05:00:00 2020</text:p>
          </table:table-cell>
          <table:table-cell office:value-type="float" office:value="194.1667">
            <text:p>194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4-26T06:00:00">
            <text:p>Sun Apr 26 06:00:00 2020</text:p>
          </table:table-cell>
          <table:table-cell office:value-type="float" office:value="203.6667">
            <text:p>203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4-26T07:00:00">
            <text:p>Sun Apr 26 07:00:00 2020</text:p>
          </table:table-cell>
          <table:table-cell office:value-type="float" office:value="228.3333">
            <text:p>228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4-26T08:00:00">
            <text:p>Sun Apr 26 08:00:00 2020</text:p>
          </table:table-cell>
          <table:table-cell office:value-type="float" office:value="245.3333">
            <text:p>245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4-26T09:00:00">
            <text:p>Sun Apr 26 09:00:00 2020</text:p>
          </table:table-cell>
          <table:table-cell office:value-type="float" office:value="230.5">
            <text:p>230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0-04-26T10:00:00">
            <text:p>Sun Apr 26 10:00:00 2020</text:p>
          </table:table-cell>
          <table:table-cell office:value-type="float" office:value="259.3333">
            <text:p>259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4-26T11:00:00">
            <text:p>Sun Apr 26 11:00:00 2020</text:p>
          </table:table-cell>
          <table:table-cell office:value-type="float" office:value="268.3333">
            <text:p>268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04-26T12:00:00">
            <text:p>Sun Apr 26 12:00:00 2020</text:p>
          </table:table-cell>
          <table:table-cell office:value-type="float" office:value="244.5">
            <text:p>244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4-26T13:00:00">
            <text:p>Sun Apr 26 13:00:00 2020</text:p>
          </table:table-cell>
          <table:table-cell office:value-type="float" office:value="274.0">
            <text:p>274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0-04-27T04:00:00">
            <text:p>Mon Apr 27 04:00:00 2020</text:p>
          </table:table-cell>
          <table:table-cell office:value-type="float" office:value="225.3333">
            <text:p>225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4-27T05:00:00">
            <text:p>Mon Apr 27 05:00:00 2020</text:p>
          </table:table-cell>
          <table:table-cell office:value-type="float" office:value="203.5">
            <text:p>203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4-27T06:00:00">
            <text:p>Mon Apr 27 06:00:00 2020</text:p>
          </table:table-cell>
          <table:table-cell office:value-type="float" office:value="247.3333">
            <text:p>247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4-27T07:00:00">
            <text:p>Mon Apr 27 07:00:00 2020</text:p>
          </table:table-cell>
          <table:table-cell office:value-type="float" office:value="139.6667">
            <text:p>139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4-27T08:00:00">
            <text:p>Mon Apr 27 08:00:00 2020</text:p>
          </table:table-cell>
          <table:table-cell office:value-type="float" office:value="154.1667">
            <text:p>154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4-27T09:00:00">
            <text:p>Mon Apr 27 09:00:00 2020</text:p>
          </table:table-cell>
          <table:table-cell office:value-type="float" office:value="173.0">
            <text:p>17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04-28T05:00:00">
            <text:p>Tue Apr 28 05:00:00 2020</text:p>
          </table:table-cell>
          <table:table-cell office:value-type="float" office:value="217.1667">
            <text:p>217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4-28T06:00:00">
            <text:p>Tue Apr 28 06:00:00 2020</text:p>
          </table:table-cell>
          <table:table-cell office:value-type="float" office:value="192.0">
            <text:p>192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04-30T04:00:00">
            <text:p>Thu Apr 30 04:00:00 2020</text:p>
          </table:table-cell>
          <table:table-cell office:value-type="float" office:value="200.6667">
            <text:p>200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04-30T05:00:00">
            <text:p>Thu Apr 30 05:00:00 2020</text:p>
          </table:table-cell>
          <table:table-cell office:value-type="float" office:value="216.1667">
            <text:p>216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4-30T06:00:00">
            <text:p>Thu Apr 30 06:00:00 2020</text:p>
          </table:table-cell>
          <table:table-cell office:value-type="float" office:value="200.8333">
            <text:p>200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04-30T07:00:00">
            <text:p>Thu Apr 30 07:00:00 2020</text:p>
          </table:table-cell>
          <table:table-cell office:value-type="float" office:value="215.0">
            <text:p>215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4-30T08:00:00">
            <text:p>Thu Apr 30 08:00:00 2020</text:p>
          </table:table-cell>
          <table:table-cell office:value-type="float" office:value="218.8333">
            <text:p>218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4-30T09:00:00">
            <text:p>Thu Apr 30 09:00:00 2020</text:p>
          </table:table-cell>
          <table:table-cell office:value-type="float" office:value="211.6667">
            <text:p>211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05-01T04:00:00">
            <text:p>Fri May  1 04:00:00 2020</text:p>
          </table:table-cell>
          <table:table-cell office:value-type="float" office:value="251.5">
            <text:p>251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05-02T02:00:00">
            <text:p>Sat May  2 02:00:00 2020</text:p>
          </table:table-cell>
          <table:table-cell office:value-type="float" office:value="230.3333">
            <text:p>230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5-02T03:00:00">
            <text:p>Sat May  2 03:00:00 2020</text:p>
          </table:table-cell>
          <table:table-cell office:value-type="float" office:value="176.6667">
            <text:p>176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5-02T04:00:00">
            <text:p>Sat May  2 04:00:00 2020</text:p>
          </table:table-cell>
          <table:table-cell office:value-type="float" office:value="110.1667">
            <text:p>110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5-02T06:00:00">
            <text:p>Sat May  2 06:00:00 2020</text:p>
          </table:table-cell>
          <table:table-cell office:value-type="float" office:value="134.8333">
            <text:p>134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0-05-02T07:00:00">
            <text:p>Sat May  2 07:00:00 2020</text:p>
          </table:table-cell>
          <table:table-cell office:value-type="float" office:value="83.1667">
            <text:p>83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5-03T03:00:00">
            <text:p>Sun May  3 03:00:00 2020</text:p>
          </table:table-cell>
          <table:table-cell office:value-type="float" office:value="212.1667">
            <text:p>212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05-03T04:00:00">
            <text:p>Sun May  3 04:00:00 2020</text:p>
          </table:table-cell>
          <table:table-cell office:value-type="float" office:value="100.3333">
            <text:p>100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05-04T08:00:00">
            <text:p>Mon May  4 08:00:00 2020</text:p>
          </table:table-cell>
          <table:table-cell office:value-type="float" office:value="137.5">
            <text:p>137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5-05T01:00:00">
            <text:p>Tue May  5 01:00:00 2020</text:p>
          </table:table-cell>
          <table:table-cell office:value-type="float" office:value="222.0">
            <text:p>222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5-05T02:00:00">
            <text:p>Tue May  5 02:00:00 2020</text:p>
          </table:table-cell>
          <table:table-cell office:value-type="float" office:value="215.5">
            <text:p>215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5-05T03:00:00">
            <text:p>Tue May  5 03:00:00 2020</text:p>
          </table:table-cell>
          <table:table-cell office:value-type="float" office:value="192.3333">
            <text:p>192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05-05T04:00:00">
            <text:p>Tue May  5 04:00:00 2020</text:p>
          </table:table-cell>
          <table:table-cell office:value-type="float" office:value="202.1667">
            <text:p>202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5-05T05:00:00">
            <text:p>Tue May  5 05:00:00 2020</text:p>
          </table:table-cell>
          <table:table-cell office:value-type="float" office:value="239.0">
            <text:p>239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05-05T06:00:00">
            <text:p>Tue May  5 06:00:00 2020</text:p>
          </table:table-cell>
          <table:table-cell office:value-type="float" office:value="181.0">
            <text:p>181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0-05-05T07:00:00">
            <text:p>Tue May  5 07:00:00 2020</text:p>
          </table:table-cell>
          <table:table-cell office:value-type="float" office:value="269.8333">
            <text:p>269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5-06T02:00:00">
            <text:p>Wed May  6 02:00:00 2020</text:p>
          </table:table-cell>
          <table:table-cell office:value-type="float" office:value="338.3333">
            <text:p>338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0-05-06T04:00:00">
            <text:p>Wed May  6 04:00:00 2020</text:p>
          </table:table-cell>
          <table:table-cell office:value-type="float" office:value="258.1667">
            <text:p>258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05-06T05:00:00">
            <text:p>Wed May  6 05:00:00 2020</text:p>
          </table:table-cell>
          <table:table-cell office:value-type="float" office:value="167.6667">
            <text:p>167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5-06T07:00:00">
            <text:p>Wed May  6 07:00:00 2020</text:p>
          </table:table-cell>
          <table:table-cell office:value-type="float" office:value="234.8333">
            <text:p>234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05-06T08:00:00">
            <text:p>Wed May  6 08:00:00 2020</text:p>
          </table:table-cell>
          <table:table-cell office:value-type="float" office:value="149.5">
            <text:p>149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0-05-08T02:00:00">
            <text:p>Fri May  8 02:00:00 2020</text:p>
          </table:table-cell>
          <table:table-cell office:value-type="float" office:value="306.0">
            <text:p>306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5-08T03:00:00">
            <text:p>Fri May  8 03:00:00 2020</text:p>
          </table:table-cell>
          <table:table-cell office:value-type="float" office:value="311.0">
            <text:p>311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5-08T04:00:00">
            <text:p>Fri May  8 04:00:00 2020</text:p>
          </table:table-cell>
          <table:table-cell office:value-type="float" office:value="311.3333">
            <text:p>311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05-08T05:00:00">
            <text:p>Fri May  8 05:00:00 2020</text:p>
          </table:table-cell>
          <table:table-cell office:value-type="float" office:value="312.3333">
            <text:p>312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5-08T06:00:00">
            <text:p>Fri May  8 06:00:00 2020</text:p>
          </table:table-cell>
          <table:table-cell office:value-type="float" office:value="309.8333">
            <text:p>309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5-08T07:00:00">
            <text:p>Fri May  8 07:00:00 2020</text:p>
          </table:table-cell>
          <table:table-cell office:value-type="float" office:value="274.0">
            <text:p>274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05-08T08:00:00">
            <text:p>Fri May  8 08:00:00 2020</text:p>
          </table:table-cell>
          <table:table-cell office:value-type="float" office:value="176.3333">
            <text:p>176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5-08T09:00:00">
            <text:p>Fri May  8 09:00:00 2020</text:p>
          </table:table-cell>
          <table:table-cell office:value-type="float" office:value="308.8333">
            <text:p>308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5-08T10:00:00">
            <text:p>Fri May  8 10:00:00 2020</text:p>
          </table:table-cell>
          <table:table-cell office:value-type="float" office:value="262.3333">
            <text:p>262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5-09T02:00:00">
            <text:p>Sat May  9 02:00:00 2020</text:p>
          </table:table-cell>
          <table:table-cell office:value-type="float" office:value="229.5">
            <text:p>229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0-05-09T03:00:00">
            <text:p>Sat May  9 03:00:00 2020</text:p>
          </table:table-cell>
          <table:table-cell office:value-type="float" office:value="193.8333">
            <text:p>193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5-09T04:00:00">
            <text:p>Sat May  9 04:00:00 2020</text:p>
          </table:table-cell>
          <table:table-cell office:value-type="float" office:value="186.3333">
            <text:p>186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5-09T05:00:00">
            <text:p>Sat May  9 05:00:00 2020</text:p>
          </table:table-cell>
          <table:table-cell office:value-type="float" office:value="176.3333">
            <text:p>176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5-09T06:00:00">
            <text:p>Sat May  9 06:00:00 2020</text:p>
          </table:table-cell>
          <table:table-cell office:value-type="float" office:value="170.8333">
            <text:p>170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5-09T07:00:00">
            <text:p>Sat May  9 07:00:00 2020</text:p>
          </table:table-cell>
          <table:table-cell office:value-type="float" office:value="187.0">
            <text:p>187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5-09T08:00:00">
            <text:p>Sat May  9 08:00:00 2020</text:p>
          </table:table-cell>
          <table:table-cell office:value-type="float" office:value="233.5">
            <text:p>233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5-10T02:00:00">
            <text:p>Sun May 10 02:00:00 2020</text:p>
          </table:table-cell>
          <table:table-cell office:value-type="float" office:value="249.6667">
            <text:p>249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5-10T03:00:00">
            <text:p>Sun May 10 03:00:00 2020</text:p>
          </table:table-cell>
          <table:table-cell office:value-type="float" office:value="247.3333">
            <text:p>247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5-10T04:00:00">
            <text:p>Sun May 10 04:00:00 2020</text:p>
          </table:table-cell>
          <table:table-cell office:value-type="float" office:value="251.5">
            <text:p>251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5-10T05:00:00">
            <text:p>Sun May 10 05:00:00 2020</text:p>
          </table:table-cell>
          <table:table-cell office:value-type="float" office:value="259.5">
            <text:p>259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5-10T06:00:00">
            <text:p>Sun May 10 06:00:00 2020</text:p>
          </table:table-cell>
          <table:table-cell office:value-type="float" office:value="250.5">
            <text:p>250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0-05-10T07:00:00">
            <text:p>Sun May 10 07:00:00 2020</text:p>
          </table:table-cell>
          <table:table-cell office:value-type="float" office:value="253.1667">
            <text:p>253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5-10T08:00:00">
            <text:p>Sun May 10 08:00:00 2020</text:p>
          </table:table-cell>
          <table:table-cell office:value-type="float" office:value="242.6667">
            <text:p>242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5-11T03:00:00">
            <text:p>Mon May 11 03:00:00 2020</text:p>
          </table:table-cell>
          <table:table-cell office:value-type="float" office:value="214.8333">
            <text:p>214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05-11T04:00:00">
            <text:p>Mon May 11 04:00:00 2020</text:p>
          </table:table-cell>
          <table:table-cell office:value-type="float" office:value="209.6667">
            <text:p>209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05-11T05:00:00">
            <text:p>Mon May 11 05:00:00 2020</text:p>
          </table:table-cell>
          <table:table-cell office:value-type="float" office:value="185.3333">
            <text:p>185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5-11T06:00:00">
            <text:p>Mon May 11 06:00:00 2020</text:p>
          </table:table-cell>
          <table:table-cell office:value-type="float" office:value="179.6667">
            <text:p>179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5-11T07:00:00">
            <text:p>Mon May 11 07:00:00 2020</text:p>
          </table:table-cell>
          <table:table-cell office:value-type="float" office:value="184.8333">
            <text:p>184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5-11T08:00:00">
            <text:p>Mon May 11 08:00:00 2020</text:p>
          </table:table-cell>
          <table:table-cell office:value-type="float" office:value="187.1667">
            <text:p>187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5-11T09:00:00">
            <text:p>Mon May 11 09:00:00 2020</text:p>
          </table:table-cell>
          <table:table-cell office:value-type="float" office:value="197.5">
            <text:p>197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5-11T10:00:00">
            <text:p>Mon May 11 10:00:00 2020</text:p>
          </table:table-cell>
          <table:table-cell office:value-type="float" office:value="212.5">
            <text:p>212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0-05-12T02:00:00">
            <text:p>Tue May 12 02:00:00 2020</text:p>
          </table:table-cell>
          <table:table-cell office:value-type="float" office:value="239.0">
            <text:p>239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5-12T03:00:00">
            <text:p>Tue May 12 03:00:00 2020</text:p>
          </table:table-cell>
          <table:table-cell office:value-type="float" office:value="250.1667">
            <text:p>250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5-12T04:00:00">
            <text:p>Tue May 12 04:00:00 2020</text:p>
          </table:table-cell>
          <table:table-cell office:value-type="float" office:value="169.1667">
            <text:p>169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5-12T07:00:00">
            <text:p>Tue May 12 07:00:00 2020</text:p>
          </table:table-cell>
          <table:table-cell office:value-type="float" office:value="220.8333">
            <text:p>220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5-13T04:00:00">
            <text:p>Wed May 13 04:00:00 2020</text:p>
          </table:table-cell>
          <table:table-cell office:value-type="float" office:value="172.8333">
            <text:p>172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5-13T05:00:00">
            <text:p>Wed May 13 05:00:00 2020</text:p>
          </table:table-cell>
          <table:table-cell office:value-type="float" office:value="177.0">
            <text:p>177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5-13T06:00:00">
            <text:p>Wed May 13 06:00:00 2020</text:p>
          </table:table-cell>
          <table:table-cell office:value-type="float" office:value="228.8333">
            <text:p>228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5-13T07:00:00">
            <text:p>Wed May 13 07:00:00 2020</text:p>
          </table:table-cell>
          <table:table-cell office:value-type="float" office:value="260.6667">
            <text:p>260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5-13T08:00:00">
            <text:p>Wed May 13 08:00:00 2020</text:p>
          </table:table-cell>
          <table:table-cell office:value-type="float" office:value="143.8333">
            <text:p>143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5-13T09:00:00">
            <text:p>Wed May 13 09:00:00 2020</text:p>
          </table:table-cell>
          <table:table-cell office:value-type="float" office:value="153.1667">
            <text:p>153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5-14T02:00:00">
            <text:p>Thu May 14 02:00:00 2020</text:p>
          </table:table-cell>
          <table:table-cell office:value-type="float" office:value="159.1667">
            <text:p>159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5-14T03:00:00">
            <text:p>Thu May 14 03:00:00 2020</text:p>
          </table:table-cell>
          <table:table-cell office:value-type="float" office:value="144.0">
            <text:p>144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5-14T06:00:00">
            <text:p>Thu May 14 06:00:00 2020</text:p>
          </table:table-cell>
          <table:table-cell office:value-type="float" office:value="185.8333">
            <text:p>185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5-14T07:00:00">
            <text:p>Thu May 14 07:00:00 2020</text:p>
          </table:table-cell>
          <table:table-cell office:value-type="float" office:value="189.6667">
            <text:p>189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5-16T03:00:00">
            <text:p>Sat May 16 03:00:00 2020</text:p>
          </table:table-cell>
          <table:table-cell office:value-type="float" office:value="294.1667">
            <text:p>294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05-16T07:00:00">
            <text:p>Sat May 16 07:00:00 2020</text:p>
          </table:table-cell>
          <table:table-cell office:value-type="float" office:value="159.5">
            <text:p>159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5-16T08:00:00">
            <text:p>Sat May 16 08:00:00 2020</text:p>
          </table:table-cell>
          <table:table-cell office:value-type="float" office:value="177.0">
            <text:p>177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05-16T09:00:00">
            <text:p>Sat May 16 09:00:00 2020</text:p>
          </table:table-cell>
          <table:table-cell office:value-type="float" office:value="241.3333">
            <text:p>241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5-17T04:00:00">
            <text:p>Sun May 17 04:00:00 2020</text:p>
          </table:table-cell>
          <table:table-cell office:value-type="float" office:value="202.1667">
            <text:p>202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5-17T05:00:00">
            <text:p>Sun May 17 05:00:00 2020</text:p>
          </table:table-cell>
          <table:table-cell office:value-type="float" office:value="226.8333">
            <text:p>226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05-17T06:00:00">
            <text:p>Sun May 17 06:00:00 2020</text:p>
          </table:table-cell>
          <table:table-cell office:value-type="float" office:value="293.1667">
            <text:p>293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5-17T07:00:00">
            <text:p>Sun May 17 07:00:00 2020</text:p>
          </table:table-cell>
          <table:table-cell office:value-type="float" office:value="88.6667">
            <text:p>88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05-18T03:00:00">
            <text:p>Mon May 18 03:00:00 2020</text:p>
          </table:table-cell>
          <table:table-cell office:value-type="float" office:value="220.3333">
            <text:p>220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5-18T04:00:00">
            <text:p>Mon May 18 04:00:00 2020</text:p>
          </table:table-cell>
          <table:table-cell office:value-type="float" office:value="218.3333">
            <text:p>218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5-18T05:00:00">
            <text:p>Mon May 18 05:00:00 2020</text:p>
          </table:table-cell>
          <table:table-cell office:value-type="float" office:value="163.1667">
            <text:p>163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05-18T06:00:00">
            <text:p>Mon May 18 06:00:00 2020</text:p>
          </table:table-cell>
          <table:table-cell office:value-type="float" office:value="139.3333">
            <text:p>139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5-19T04:00:00">
            <text:p>Tue May 19 04:00:00 2020</text:p>
          </table:table-cell>
          <table:table-cell office:value-type="float" office:value="225.1667">
            <text:p>225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5-19T05:00:00">
            <text:p>Tue May 19 05:00:00 2020</text:p>
          </table:table-cell>
          <table:table-cell office:value-type="float" office:value="214.1667">
            <text:p>214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5-19T07:00:00">
            <text:p>Tue May 19 07:00:00 2020</text:p>
          </table:table-cell>
          <table:table-cell office:value-type="float" office:value="214.8333">
            <text:p>214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5-20T04:00:00">
            <text:p>Wed May 20 04:00:00 2020</text:p>
          </table:table-cell>
          <table:table-cell office:value-type="float" office:value="252.5">
            <text:p>252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05-20T05:00:00">
            <text:p>Wed May 20 05:00:00 2020</text:p>
          </table:table-cell>
          <table:table-cell office:value-type="float" office:value="244.0">
            <text:p>244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5-21T04:00:00">
            <text:p>Thu May 21 04:00:00 2020</text:p>
          </table:table-cell>
          <table:table-cell office:value-type="float" office:value="226.3333">
            <text:p>226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5-21T05:00:00">
            <text:p>Thu May 21 05:00:00 2020</text:p>
          </table:table-cell>
          <table:table-cell office:value-type="float" office:value="287.6667">
            <text:p>287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5-21T07:00:00">
            <text:p>Thu May 21 07:00:00 2020</text:p>
          </table:table-cell>
          <table:table-cell office:value-type="float" office:value="188.1667">
            <text:p>188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0-05-21T08:00:00">
            <text:p>Thu May 21 08:00:00 2020</text:p>
          </table:table-cell>
          <table:table-cell office:value-type="float" office:value="259.1667">
            <text:p>259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5-21T09:00:00">
            <text:p>Thu May 21 09:00:00 2020</text:p>
          </table:table-cell>
          <table:table-cell office:value-type="float" office:value="232.6667">
            <text:p>232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5-22T03:00:00">
            <text:p>Fri May 22 03:00:00 2020</text:p>
          </table:table-cell>
          <table:table-cell office:value-type="float" office:value="203.5">
            <text:p>20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5-22T04:00:00">
            <text:p>Fri May 22 04:00:00 2020</text:p>
          </table:table-cell>
          <table:table-cell office:value-type="float" office:value="231.0">
            <text:p>231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05-22T05:00:00">
            <text:p>Fri May 22 05:00:00 2020</text:p>
          </table:table-cell>
          <table:table-cell office:value-type="float" office:value="138.3333">
            <text:p>138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5-23T04:00:00">
            <text:p>Sat May 23 04:00:00 2020</text:p>
          </table:table-cell>
          <table:table-cell office:value-type="float" office:value="282.3333">
            <text:p>282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05-23T05:00:00">
            <text:p>Sat May 23 05:00:00 2020</text:p>
          </table:table-cell>
          <table:table-cell office:value-type="float" office:value="198.3333">
            <text:p>198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5-24T04:00:00">
            <text:p>Sun May 24 04:00:00 2020</text:p>
          </table:table-cell>
          <table:table-cell office:value-type="float" office:value="229.8333">
            <text:p>229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0-05-24T05:00:00">
            <text:p>Sun May 24 05:00:00 2020</text:p>
          </table:table-cell>
          <table:table-cell office:value-type="float" office:value="221.1667">
            <text:p>221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5-24T06:00:00">
            <text:p>Sun May 24 06:00:00 2020</text:p>
          </table:table-cell>
          <table:table-cell office:value-type="float" office:value="286.0">
            <text:p>286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0-05-24T07:00:00">
            <text:p>Sun May 24 07:00:00 2020</text:p>
          </table:table-cell>
          <table:table-cell office:value-type="float" office:value="236.3333">
            <text:p>236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05-24T09:00:00">
            <text:p>Sun May 24 09:00:00 2020</text:p>
          </table:table-cell>
          <table:table-cell office:value-type="float" office:value="244.0">
            <text:p>244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5-25T03:00:00">
            <text:p>Mon May 25 03:00:00 2020</text:p>
          </table:table-cell>
          <table:table-cell office:value-type="float" office:value="284.6667">
            <text:p>284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5-25T04:00:00">
            <text:p>Mon May 25 04:00:00 2020</text:p>
          </table:table-cell>
          <table:table-cell office:value-type="float" office:value="302.0">
            <text:p>302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0-05-25T05:00:00">
            <text:p>Mon May 25 05:00:00 2020</text:p>
          </table:table-cell>
          <table:table-cell office:value-type="float" office:value="313.6667">
            <text:p>313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0-05-25T06:00:00">
            <text:p>Mon May 25 06:00:00 2020</text:p>
          </table:table-cell>
          <table:table-cell office:value-type="float" office:value="221.5">
            <text:p>221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0-05-27T02:00:00">
            <text:p>Wed May 27 02:00:00 2020</text:p>
          </table:table-cell>
          <table:table-cell office:value-type="float" office:value="312.6667">
            <text:p>312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05-27T03:00:00">
            <text:p>Wed May 27 03:00:00 2020</text:p>
          </table:table-cell>
          <table:table-cell office:value-type="float" office:value="344.5">
            <text:p>344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5-29T03:00:00">
            <text:p>Fri May 29 03:00:00 2020</text:p>
          </table:table-cell>
          <table:table-cell office:value-type="float" office:value="271.1667">
            <text:p>271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0-05-29T04:00:00">
            <text:p>Fri May 29 04:00:00 2020</text:p>
          </table:table-cell>
          <table:table-cell office:value-type="float" office:value="321.8333">
            <text:p>321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05-30T05:00:00">
            <text:p>Sat May 30 05:00:00 2020</text:p>
          </table:table-cell>
          <table:table-cell office:value-type="float" office:value="287.0">
            <text:p>287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0-05-30T06:00:00">
            <text:p>Sat May 30 06:00:00 2020</text:p>
          </table:table-cell>
          <table:table-cell office:value-type="float" office:value="275.8333">
            <text:p>275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05-31T03:00:00">
            <text:p>Sun May 31 03:00:00 2020</text:p>
          </table:table-cell>
          <table:table-cell office:value-type="float" office:value="319.3333">
            <text:p>319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0-05-31T04:00:00">
            <text:p>Sun May 31 04:00:00 2020</text:p>
          </table:table-cell>
          <table:table-cell office:value-type="float" office:value="318.6667">
            <text:p>318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0-06-01T03:00:00">
            <text:p>Mon Jun  1 03:00:00 2020</text:p>
          </table:table-cell>
          <table:table-cell office:value-type="float" office:value="198.5">
            <text:p>198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6-02T03:00:00">
            <text:p>Tue Jun  2 03:00:00 2020</text:p>
          </table:table-cell>
          <table:table-cell office:value-type="float" office:value="258.0">
            <text:p>258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06-02T04:00:00">
            <text:p>Tue Jun  2 04:00:00 2020</text:p>
          </table:table-cell>
          <table:table-cell office:value-type="float" office:value="271.6667">
            <text:p>271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06-02T05:00:00">
            <text:p>Tue Jun  2 05:00:00 2020</text:p>
          </table:table-cell>
          <table:table-cell office:value-type="float" office:value="260.0">
            <text:p>260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6-02T06:00:00">
            <text:p>Tue Jun  2 06:00:00 2020</text:p>
          </table:table-cell>
          <table:table-cell office:value-type="float" office:value="149.3333">
            <text:p>149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06-02T07:00:00">
            <text:p>Tue Jun  2 07:00:00 2020</text:p>
          </table:table-cell>
          <table:table-cell office:value-type="float" office:value="164.0">
            <text:p>164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6-02T08:00:00">
            <text:p>Tue Jun  2 08:00:00 2020</text:p>
          </table:table-cell>
          <table:table-cell office:value-type="float" office:value="150.1667">
            <text:p>150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6-02T09:00:00">
            <text:p>Tue Jun  2 09:00:00 2020</text:p>
          </table:table-cell>
          <table:table-cell office:value-type="float" office:value="189.3333">
            <text:p>189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6-03T03:00:00">
            <text:p>Wed Jun  3 03:00:00 2020</text:p>
          </table:table-cell>
          <table:table-cell office:value-type="float" office:value="188.8333">
            <text:p>188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6-03T04:00:00">
            <text:p>Wed Jun  3 04:00:00 2020</text:p>
          </table:table-cell>
          <table:table-cell office:value-type="float" office:value="187.8333">
            <text:p>187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06-03T05:00:00">
            <text:p>Wed Jun  3 05:00:00 2020</text:p>
          </table:table-cell>
          <table:table-cell office:value-type="float" office:value="201.8333">
            <text:p>201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6-03T06:00:00">
            <text:p>Wed Jun  3 06:00:00 2020</text:p>
          </table:table-cell>
          <table:table-cell office:value-type="float" office:value="213.0">
            <text:p>213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6-03T07:00:00">
            <text:p>Wed Jun  3 07:00:00 2020</text:p>
          </table:table-cell>
          <table:table-cell office:value-type="float" office:value="147.5">
            <text:p>147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6-04T02:00:00">
            <text:p>Thu Jun  4 02:00:00 2020</text:p>
          </table:table-cell>
          <table:table-cell office:value-type="float" office:value="205.3333">
            <text:p>205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6-04T03:00:00">
            <text:p>Thu Jun  4 03:00:00 2020</text:p>
          </table:table-cell>
          <table:table-cell office:value-type="float" office:value="251.0">
            <text:p>251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06-04T04:00:00">
            <text:p>Thu Jun  4 04:00:00 2020</text:p>
          </table:table-cell>
          <table:table-cell office:value-type="float" office:value="257.8333">
            <text:p>257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6-04T05:00:00">
            <text:p>Thu Jun  4 05:00:00 2020</text:p>
          </table:table-cell>
          <table:table-cell office:value-type="float" office:value="260.5">
            <text:p>260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6-04T06:00:00">
            <text:p>Thu Jun  4 06:00:00 2020</text:p>
          </table:table-cell>
          <table:table-cell office:value-type="float" office:value="260.8333">
            <text:p>260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6-04T07:00:00">
            <text:p>Thu Jun  4 07:00:00 2020</text:p>
          </table:table-cell>
          <table:table-cell office:value-type="float" office:value="263.0">
            <text:p>263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6-04T08:00:00">
            <text:p>Thu Jun  4 08:00:00 2020</text:p>
          </table:table-cell>
          <table:table-cell office:value-type="float" office:value="250.8333">
            <text:p>250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6-04T09:00:00">
            <text:p>Thu Jun  4 09:00:00 2020</text:p>
          </table:table-cell>
          <table:table-cell office:value-type="float" office:value="248.5">
            <text:p>248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6-05T03:00:00">
            <text:p>Fri Jun  5 03:00:00 2020</text:p>
          </table:table-cell>
          <table:table-cell office:value-type="float" office:value="222.3333">
            <text:p>222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6-05T04:00:00">
            <text:p>Fri Jun  5 04:00:00 2020</text:p>
          </table:table-cell>
          <table:table-cell office:value-type="float" office:value="210.0">
            <text:p>210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6-05T05:00:00">
            <text:p>Fri Jun  5 05:00:00 2020</text:p>
          </table:table-cell>
          <table:table-cell office:value-type="float" office:value="169.0">
            <text:p>169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06-05T06:00:00">
            <text:p>Fri Jun  5 06:00:00 2020</text:p>
          </table:table-cell>
          <table:table-cell office:value-type="float" office:value="169.6667">
            <text:p>169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06-05T07:00:00">
            <text:p>Fri Jun  5 07:00:00 2020</text:p>
          </table:table-cell>
          <table:table-cell office:value-type="float" office:value="167.8333">
            <text:p>167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6-05T08:00:00">
            <text:p>Fri Jun  5 08:00:00 2020</text:p>
          </table:table-cell>
          <table:table-cell office:value-type="float" office:value="169.6667">
            <text:p>169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6-05T09:00:00">
            <text:p>Fri Jun  5 09:00:00 2020</text:p>
          </table:table-cell>
          <table:table-cell office:value-type="float" office:value="198.5">
            <text:p>198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06-05T10:00:00">
            <text:p>Fri Jun  5 10:00:00 2020</text:p>
          </table:table-cell>
          <table:table-cell office:value-type="float" office:value="168.1667">
            <text:p>168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06-05T11:00:00">
            <text:p>Fri Jun  5 11:00:00 2020</text:p>
          </table:table-cell>
          <table:table-cell office:value-type="float" office:value="203.5">
            <text:p>203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6-06T04:00:00">
            <text:p>Sat Jun  6 04:00:00 2020</text:p>
          </table:table-cell>
          <table:table-cell office:value-type="float" office:value="185.1667">
            <text:p>185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6-06T05:00:00">
            <text:p>Sat Jun  6 05:00:00 2020</text:p>
          </table:table-cell>
          <table:table-cell office:value-type="float" office:value="177.3333">
            <text:p>177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06-06T06:00:00">
            <text:p>Sat Jun  6 06:00:00 2020</text:p>
          </table:table-cell>
          <table:table-cell office:value-type="float" office:value="184.6667">
            <text:p>184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6-06T07:00:00">
            <text:p>Sat Jun  6 07:00:00 2020</text:p>
          </table:table-cell>
          <table:table-cell office:value-type="float" office:value="141.1667">
            <text:p>141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06-07T03:00:00">
            <text:p>Sun Jun  7 03:00:00 2020</text:p>
          </table:table-cell>
          <table:table-cell office:value-type="float" office:value="223.6667">
            <text:p>223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6-07T04:00:00">
            <text:p>Sun Jun  7 04:00:00 2020</text:p>
          </table:table-cell>
          <table:table-cell office:value-type="float" office:value="240.3333">
            <text:p>240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6-07T05:00:00">
            <text:p>Sun Jun  7 05:00:00 2020</text:p>
          </table:table-cell>
          <table:table-cell office:value-type="float" office:value="243.8333">
            <text:p>243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6-07T06:00:00">
            <text:p>Sun Jun  7 06:00:00 2020</text:p>
          </table:table-cell>
          <table:table-cell office:value-type="float" office:value="270.1667">
            <text:p>270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6-07T07:00:00">
            <text:p>Sun Jun  7 07:00:00 2020</text:p>
          </table:table-cell>
          <table:table-cell office:value-type="float" office:value="270.6667">
            <text:p>270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6-07T08:00:00">
            <text:p>Sun Jun  7 08:00:00 2020</text:p>
          </table:table-cell>
          <table:table-cell office:value-type="float" office:value="254.5">
            <text:p>254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06-07T09:00:00">
            <text:p>Sun Jun  7 09:00:00 2020</text:p>
          </table:table-cell>
          <table:table-cell office:value-type="float" office:value="251.6667">
            <text:p>251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6-07T10:00:00">
            <text:p>Sun Jun  7 10:00:00 2020</text:p>
          </table:table-cell>
          <table:table-cell office:value-type="float" office:value="262.0">
            <text:p>262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6-07T11:00:00">
            <text:p>Sun Jun  7 11:00:00 2020</text:p>
          </table:table-cell>
          <table:table-cell office:value-type="float" office:value="274.8333">
            <text:p>274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06-07T22:00:00">
            <text:p>Sun Jun  7 22:00:00 2020</text:p>
          </table:table-cell>
          <table:table-cell office:value-type="float" office:value="236.8333">
            <text:p>236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06-07T23:00:00">
            <text:p>Sun Jun  7 23:00:00 2020</text:p>
          </table:table-cell>
          <table:table-cell office:value-type="float" office:value="234.8333">
            <text:p>234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6-08T00:00:00">
            <text:p>Mon Jun  8 00:00:00 2020</text:p>
          </table:table-cell>
          <table:table-cell office:value-type="float" office:value="242.0">
            <text:p>242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6-09T05:00:00">
            <text:p>Tue Jun  9 05:00:00 2020</text:p>
          </table:table-cell>
          <table:table-cell office:value-type="float" office:value="183.0">
            <text:p>183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06-09T07:00:00">
            <text:p>Tue Jun  9 07:00:00 2020</text:p>
          </table:table-cell>
          <table:table-cell office:value-type="float" office:value="190.8333">
            <text:p>190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6-09T08:00:00">
            <text:p>Tue Jun  9 08:00:00 2020</text:p>
          </table:table-cell>
          <table:table-cell office:value-type="float" office:value="152.6667">
            <text:p>152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06-10T04:00:00">
            <text:p>Wed Jun 10 04:00:00 2020</text:p>
          </table:table-cell>
          <table:table-cell office:value-type="float" office:value="175.8333">
            <text:p>175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6-10T05:00:00">
            <text:p>Wed Jun 10 05:00:00 2020</text:p>
          </table:table-cell>
          <table:table-cell office:value-type="float" office:value="247.6667">
            <text:p>247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06-10T06:00:00">
            <text:p>Wed Jun 10 06:00:00 2020</text:p>
          </table:table-cell>
          <table:table-cell office:value-type="float" office:value="134.0">
            <text:p>134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6-10T09:00:00">
            <text:p>Wed Jun 10 09:00:00 2020</text:p>
          </table:table-cell>
          <table:table-cell office:value-type="float" office:value="129.1667">
            <text:p>129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6-11T05:00:00">
            <text:p>Thu Jun 11 05:00:00 2020</text:p>
          </table:table-cell>
          <table:table-cell office:value-type="float" office:value="202.1667">
            <text:p>202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6-11T06:00:00">
            <text:p>Thu Jun 11 06:00:00 2020</text:p>
          </table:table-cell>
          <table:table-cell office:value-type="float" office:value="212.8333">
            <text:p>212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6-11T07:00:00">
            <text:p>Thu Jun 11 07:00:00 2020</text:p>
          </table:table-cell>
          <table:table-cell office:value-type="float" office:value="232.3333">
            <text:p>232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6-11T08:00:00">
            <text:p>Thu Jun 11 08:00:00 2020</text:p>
          </table:table-cell>
          <table:table-cell office:value-type="float" office:value="238.1667">
            <text:p>238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6-11T09:00:00">
            <text:p>Thu Jun 11 09:00:00 2020</text:p>
          </table:table-cell>
          <table:table-cell office:value-type="float" office:value="233.3333">
            <text:p>233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06-11T10:00:00">
            <text:p>Thu Jun 11 10:00:00 2020</text:p>
          </table:table-cell>
          <table:table-cell office:value-type="float" office:value="241.0">
            <text:p>241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6-12T00:00:00">
            <text:p>Fri Jun 12 00:00:00 2020</text:p>
          </table:table-cell>
          <table:table-cell office:value-type="float" office:value="247.3333">
            <text:p>247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6-12T01:00:00">
            <text:p>Fri Jun 12 01:00:00 2020</text:p>
          </table:table-cell>
          <table:table-cell office:value-type="float" office:value="245.1667">
            <text:p>245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06-12T02:00:00">
            <text:p>Fri Jun 12 02:00:00 2020</text:p>
          </table:table-cell>
          <table:table-cell office:value-type="float" office:value="257.8333">
            <text:p>257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6-12T03:00:00">
            <text:p>Fri Jun 12 03:00:00 2020</text:p>
          </table:table-cell>
          <table:table-cell office:value-type="float" office:value="251.6667">
            <text:p>251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6-12T05:00:00">
            <text:p>Fri Jun 12 05:00:00 2020</text:p>
          </table:table-cell>
          <table:table-cell office:value-type="float" office:value="270.8333">
            <text:p>270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6-12T06:00:00">
            <text:p>Fri Jun 12 06:00:00 2020</text:p>
          </table:table-cell>
          <table:table-cell office:value-type="float" office:value="274.8333">
            <text:p>274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6-12T07:00:00">
            <text:p>Fri Jun 12 07:00:00 2020</text:p>
          </table:table-cell>
          <table:table-cell office:value-type="float" office:value="281.8333">
            <text:p>281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6-13T05:00:00">
            <text:p>Sat Jun 13 05:00:00 2020</text:p>
          </table:table-cell>
          <table:table-cell office:value-type="float" office:value="299.8333">
            <text:p>299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6-13T12:00:00">
            <text:p>Sat Jun 13 12:00:00 2020</text:p>
          </table:table-cell>
          <table:table-cell office:value-type="float" office:value="184.6667">
            <text:p>184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0-06-17T22:00:00">
            <text:p>Wed Jun 17 22:00:00 2020</text:p>
          </table:table-cell>
          <table:table-cell office:value-type="float" office:value="250.0">
            <text:p>250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6-18T01:00:00">
            <text:p>Thu Jun 18 01:00:00 2020</text:p>
          </table:table-cell>
          <table:table-cell office:value-type="float" office:value="236.8333">
            <text:p>236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6-18T02:00:00">
            <text:p>Thu Jun 18 02:00:00 2020</text:p>
          </table:table-cell>
          <table:table-cell office:value-type="float" office:value="200.1667">
            <text:p>200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06-18T03:00:00">
            <text:p>Thu Jun 18 03:00:00 2020</text:p>
          </table:table-cell>
          <table:table-cell office:value-type="float" office:value="177.8333">
            <text:p>177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6-18T04:00:00">
            <text:p>Thu Jun 18 04:00:00 2020</text:p>
          </table:table-cell>
          <table:table-cell office:value-type="float" office:value="163.8333">
            <text:p>163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6-18T05:00:00">
            <text:p>Thu Jun 18 05:00:00 2020</text:p>
          </table:table-cell>
          <table:table-cell office:value-type="float" office:value="153.0">
            <text:p>153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6-18T06:00:00">
            <text:p>Thu Jun 18 06:00:00 2020</text:p>
          </table:table-cell>
          <table:table-cell office:value-type="float" office:value="151.6667">
            <text:p>151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6-18T07:00:00">
            <text:p>Thu Jun 18 07:00:00 2020</text:p>
          </table:table-cell>
          <table:table-cell office:value-type="float" office:value="149.5">
            <text:p>149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6-18T08:00:00">
            <text:p>Thu Jun 18 08:00:00 2020</text:p>
          </table:table-cell>
          <table:table-cell office:value-type="float" office:value="116.0">
            <text:p>116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6-18T09:00:00">
            <text:p>Thu Jun 18 09:00:00 2020</text:p>
          </table:table-cell>
          <table:table-cell office:value-type="float" office:value="138.1667">
            <text:p>138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06-19T03:00:00">
            <text:p>Fri Jun 19 03:00:00 2020</text:p>
          </table:table-cell>
          <table:table-cell office:value-type="float" office:value="199.8333">
            <text:p>199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06-19T04:00:00">
            <text:p>Fri Jun 19 04:00:00 2020</text:p>
          </table:table-cell>
          <table:table-cell office:value-type="float" office:value="184.0">
            <text:p>184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06-19T05:00:00">
            <text:p>Fri Jun 19 05:00:00 2020</text:p>
          </table:table-cell>
          <table:table-cell office:value-type="float" office:value="178.0">
            <text:p>178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6-19T06:00:00">
            <text:p>Fri Jun 19 06:00:00 2020</text:p>
          </table:table-cell>
          <table:table-cell office:value-type="float" office:value="164.3333">
            <text:p>164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06-19T07:00:00">
            <text:p>Fri Jun 19 07:00:00 2020</text:p>
          </table:table-cell>
          <table:table-cell office:value-type="float" office:value="180.5">
            <text:p>180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6-19T08:00:00">
            <text:p>Fri Jun 19 08:00:00 2020</text:p>
          </table:table-cell>
          <table:table-cell office:value-type="float" office:value="189.6667">
            <text:p>189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6-19T09:00:00">
            <text:p>Fri Jun 19 09:00:00 2020</text:p>
          </table:table-cell>
          <table:table-cell office:value-type="float" office:value="189.8333">
            <text:p>189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6-20T03:00:00">
            <text:p>Sat Jun 20 03:00:00 2020</text:p>
          </table:table-cell>
          <table:table-cell office:value-type="float" office:value="232.8333">
            <text:p>232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6-20T04:00:00">
            <text:p>Sat Jun 20 04:00:00 2020</text:p>
          </table:table-cell>
          <table:table-cell office:value-type="float" office:value="220.3333">
            <text:p>220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06-20T05:00:00">
            <text:p>Sat Jun 20 05:00:00 2020</text:p>
          </table:table-cell>
          <table:table-cell office:value-type="float" office:value="149.0">
            <text:p>149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06-21T04:00:00">
            <text:p>Sun Jun 21 04:00:00 2020</text:p>
          </table:table-cell>
          <table:table-cell office:value-type="float" office:value="208.6667">
            <text:p>208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6-21T05:00:00">
            <text:p>Sun Jun 21 05:00:00 2020</text:p>
          </table:table-cell>
          <table:table-cell office:value-type="float" office:value="183.6667">
            <text:p>183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6-21T06:00:00">
            <text:p>Sun Jun 21 06:00:00 2020</text:p>
          </table:table-cell>
          <table:table-cell office:value-type="float" office:value="188.3333">
            <text:p>188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6-21T07:00:00">
            <text:p>Sun Jun 21 07:00:00 2020</text:p>
          </table:table-cell>
          <table:table-cell office:value-type="float" office:value="306.0">
            <text:p>306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6-21T08:00:00">
            <text:p>Sun Jun 21 08:00:00 2020</text:p>
          </table:table-cell>
          <table:table-cell office:value-type="float" office:value="340.6667">
            <text:p>340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6-22T03:00:00">
            <text:p>Mon Jun 22 03:00:00 2020</text:p>
          </table:table-cell>
          <table:table-cell office:value-type="float" office:value="236.0">
            <text:p>236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6-22T04:00:00">
            <text:p>Mon Jun 22 04:00:00 2020</text:p>
          </table:table-cell>
          <table:table-cell office:value-type="float" office:value="326.6667">
            <text:p>326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6-22T05:00:00">
            <text:p>Mon Jun 22 05:00:00 2020</text:p>
          </table:table-cell>
          <table:table-cell office:value-type="float" office:value="236.3333">
            <text:p>236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6-23T03:00:00">
            <text:p>Tue Jun 23 03:00:00 2020</text:p>
          </table:table-cell>
          <table:table-cell office:value-type="float" office:value="270.5">
            <text:p>270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0-06-23T05:00:00">
            <text:p>Tue Jun 23 05:00:00 2020</text:p>
          </table:table-cell>
          <table:table-cell office:value-type="float" office:value="288.6667">
            <text:p>288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6-24T03:00:00">
            <text:p>Wed Jun 24 03:00:00 2020</text:p>
          </table:table-cell>
          <table:table-cell office:value-type="float" office:value="293.6667">
            <text:p>293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0-06-24T04:00:00">
            <text:p>Wed Jun 24 04:00:00 2020</text:p>
          </table:table-cell>
          <table:table-cell office:value-type="float" office:value="284.0">
            <text:p>284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06-24T05:00:00">
            <text:p>Wed Jun 24 05:00:00 2020</text:p>
          </table:table-cell>
          <table:table-cell office:value-type="float" office:value="290.5">
            <text:p>290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6-24T06:00:00">
            <text:p>Wed Jun 24 06:00:00 2020</text:p>
          </table:table-cell>
          <table:table-cell office:value-type="float" office:value="291.8333">
            <text:p>291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6-24T07:00:00">
            <text:p>Wed Jun 24 07:00:00 2020</text:p>
          </table:table-cell>
          <table:table-cell office:value-type="float" office:value="224.3333">
            <text:p>224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0-06-24T08:00:00">
            <text:p>Wed Jun 24 08:00:00 2020</text:p>
          </table:table-cell>
          <table:table-cell office:value-type="float" office:value="183.8333">
            <text:p>183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6-24T14:00:00">
            <text:p>Wed Jun 24 14:00:00 2020</text:p>
          </table:table-cell>
          <table:table-cell office:value-type="float" office:value="205.3333">
            <text:p>205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0-06-25T04:00:00">
            <text:p>Thu Jun 25 04:00:00 2020</text:p>
          </table:table-cell>
          <table:table-cell office:value-type="float" office:value="253.3333">
            <text:p>253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6-25T05:00:00">
            <text:p>Thu Jun 25 05:00:00 2020</text:p>
          </table:table-cell>
          <table:table-cell office:value-type="float" office:value="259.1667">
            <text:p>259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0-06-25T06:00:00">
            <text:p>Thu Jun 25 06:00:00 2020</text:p>
          </table:table-cell>
          <table:table-cell office:value-type="float" office:value="246.1667">
            <text:p>246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0-06-25T07:00:00">
            <text:p>Thu Jun 25 07:00:00 2020</text:p>
          </table:table-cell>
          <table:table-cell office:value-type="float" office:value="238.3333">
            <text:p>238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6-25T08:00:00">
            <text:p>Thu Jun 25 08:00:00 2020</text:p>
          </table:table-cell>
          <table:table-cell office:value-type="float" office:value="248.6667">
            <text:p>248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06-25T09:00:00">
            <text:p>Thu Jun 25 09:00:00 2020</text:p>
          </table:table-cell>
          <table:table-cell office:value-type="float" office:value="246.8333">
            <text:p>246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6-25T10:00:00">
            <text:p>Thu Jun 25 10:00:00 2020</text:p>
          </table:table-cell>
          <table:table-cell office:value-type="float" office:value="231.1667">
            <text:p>231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0-06-25T11:00:00">
            <text:p>Thu Jun 25 11:00:00 2020</text:p>
          </table:table-cell>
          <table:table-cell office:value-type="float" office:value="212.3333">
            <text:p>212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6-26T03:00:00">
            <text:p>Fri Jun 26 03:00:00 2020</text:p>
          </table:table-cell>
          <table:table-cell office:value-type="float" office:value="216.0">
            <text:p>216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06-26T04:00:00">
            <text:p>Fri Jun 26 04:00:00 2020</text:p>
          </table:table-cell>
          <table:table-cell office:value-type="float" office:value="219.5">
            <text:p>219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6-26T05:00:00">
            <text:p>Fri Jun 26 05:00:00 2020</text:p>
          </table:table-cell>
          <table:table-cell office:value-type="float" office:value="218.1667">
            <text:p>218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0-06-26T06:00:00">
            <text:p>Fri Jun 26 06:00:00 2020</text:p>
          </table:table-cell>
          <table:table-cell office:value-type="float" office:value="194.3333">
            <text:p>194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06-26T07:00:00">
            <text:p>Fri Jun 26 07:00:00 2020</text:p>
          </table:table-cell>
          <table:table-cell office:value-type="float" office:value="173.8333">
            <text:p>173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6-26T08:00:00">
            <text:p>Fri Jun 26 08:00:00 2020</text:p>
          </table:table-cell>
          <table:table-cell office:value-type="float" office:value="182.6667">
            <text:p>182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6-27T03:00:00">
            <text:p>Sat Jun 27 03:00:00 2020</text:p>
          </table:table-cell>
          <table:table-cell office:value-type="float" office:value="211.5">
            <text:p>211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6-27T04:00:00">
            <text:p>Sat Jun 27 04:00:00 2020</text:p>
          </table:table-cell>
          <table:table-cell office:value-type="float" office:value="194.6667">
            <text:p>194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6-27T05:00:00">
            <text:p>Sat Jun 27 05:00:00 2020</text:p>
          </table:table-cell>
          <table:table-cell office:value-type="float" office:value="172.8333">
            <text:p>172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06-27T06:00:00">
            <text:p>Sat Jun 27 06:00:00 2020</text:p>
          </table:table-cell>
          <table:table-cell office:value-type="float" office:value="128.3333">
            <text:p>128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6-28T02:00:00">
            <text:p>Sun Jun 28 02:00:00 2020</text:p>
          </table:table-cell>
          <table:table-cell office:value-type="float" office:value="187.1667">
            <text:p>187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6-28T03:00:00">
            <text:p>Sun Jun 28 03:00:00 2020</text:p>
          </table:table-cell>
          <table:table-cell office:value-type="float" office:value="160.6667">
            <text:p>160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6-28T04:00:00">
            <text:p>Sun Jun 28 04:00:00 2020</text:p>
          </table:table-cell>
          <table:table-cell office:value-type="float" office:value="162.0">
            <text:p>162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6-28T05:00:00">
            <text:p>Sun Jun 28 05:00:00 2020</text:p>
          </table:table-cell>
          <table:table-cell office:value-type="float" office:value="220.8333">
            <text:p>220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6-28T06:00:00">
            <text:p>Sun Jun 28 06:00:00 2020</text:p>
          </table:table-cell>
          <table:table-cell office:value-type="float" office:value="222.3333">
            <text:p>222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6-28T08:00:00">
            <text:p>Sun Jun 28 08:00:00 2020</text:p>
          </table:table-cell>
          <table:table-cell office:value-type="float" office:value="200.3333">
            <text:p>200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6-29T03:00:00">
            <text:p>Mon Jun 29 03:00:00 2020</text:p>
          </table:table-cell>
          <table:table-cell office:value-type="float" office:value="206.0">
            <text:p>206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06-29T04:00:00">
            <text:p>Mon Jun 29 04:00:00 2020</text:p>
          </table:table-cell>
          <table:table-cell office:value-type="float" office:value="230.6667">
            <text:p>230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6-29T05:00:00">
            <text:p>Mon Jun 29 05:00:00 2020</text:p>
          </table:table-cell>
          <table:table-cell office:value-type="float" office:value="254.5">
            <text:p>254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6-29T06:00:00">
            <text:p>Mon Jun 29 06:00:00 2020</text:p>
          </table:table-cell>
          <table:table-cell office:value-type="float" office:value="257.5">
            <text:p>257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6-29T07:00:00">
            <text:p>Mon Jun 29 07:00:00 2020</text:p>
          </table:table-cell>
          <table:table-cell office:value-type="float" office:value="135.0">
            <text:p>135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06-29T12:00:00">
            <text:p>Mon Jun 29 12:00:00 2020</text:p>
          </table:table-cell>
          <table:table-cell office:value-type="float" office:value="244.8333">
            <text:p>244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0-06-30T04:00:00">
            <text:p>Tue Jun 30 04:00:00 2020</text:p>
          </table:table-cell>
          <table:table-cell office:value-type="float" office:value="254.3333">
            <text:p>254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06-30T05:00:00">
            <text:p>Tue Jun 30 05:00:00 2020</text:p>
          </table:table-cell>
          <table:table-cell office:value-type="float" office:value="278.5">
            <text:p>278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06-30T06:00:00">
            <text:p>Tue Jun 30 06:00:00 2020</text:p>
          </table:table-cell>
          <table:table-cell office:value-type="float" office:value="325.3333">
            <text:p>325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0-06-30T11:00:00">
            <text:p>Tue Jun 30 11:00:00 2020</text:p>
          </table:table-cell>
          <table:table-cell office:value-type="float" office:value="242.6667">
            <text:p>242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6-30T12:00:00">
            <text:p>Tue Jun 30 12:00:00 2020</text:p>
          </table:table-cell>
          <table:table-cell office:value-type="float" office:value="236.0">
            <text:p>236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0-06-30T13:00:00">
            <text:p>Tue Jun 30 13:00:00 2020</text:p>
          </table:table-cell>
          <table:table-cell office:value-type="float" office:value="208.0">
            <text:p>208.0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0-07-01T04:00:00">
            <text:p>Wed Jul  1 04:00:00 2020</text:p>
          </table:table-cell>
          <table:table-cell office:value-type="float" office:value="223.3333">
            <text:p>223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7-01T05:00:00">
            <text:p>Wed Jul  1 05:00:00 2020</text:p>
          </table:table-cell>
          <table:table-cell office:value-type="float" office:value="223.1667">
            <text:p>223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07-01T06:00:00">
            <text:p>Wed Jul  1 06:00:00 2020</text:p>
          </table:table-cell>
          <table:table-cell office:value-type="float" office:value="220.1667">
            <text:p>220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7-01T07:00:00">
            <text:p>Wed Jul  1 07:00:00 2020</text:p>
          </table:table-cell>
          <table:table-cell office:value-type="float" office:value="211.6667">
            <text:p>211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7-01T08:00:00">
            <text:p>Wed Jul  1 08:00:00 2020</text:p>
          </table:table-cell>
          <table:table-cell office:value-type="float" office:value="251.1667">
            <text:p>251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07-01T09:00:00">
            <text:p>Wed Jul  1 09:00:00 2020</text:p>
          </table:table-cell>
          <table:table-cell office:value-type="float" office:value="226.0">
            <text:p>226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7-02T04:00:00">
            <text:p>Thu Jul  2 04:00:00 2020</text:p>
          </table:table-cell>
          <table:table-cell office:value-type="float" office:value="225.3333">
            <text:p>225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7-02T05:00:00">
            <text:p>Thu Jul  2 05:00:00 2020</text:p>
          </table:table-cell>
          <table:table-cell office:value-type="float" office:value="189.0">
            <text:p>189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7-02T06:00:00">
            <text:p>Thu Jul  2 06:00:00 2020</text:p>
          </table:table-cell>
          <table:table-cell office:value-type="float" office:value="199.5">
            <text:p>199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7-02T07:00:00">
            <text:p>Thu Jul  2 07:00:00 2020</text:p>
          </table:table-cell>
          <table:table-cell office:value-type="float" office:value="173.8333">
            <text:p>173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7-02T08:00:00">
            <text:p>Thu Jul  2 08:00:00 2020</text:p>
          </table:table-cell>
          <table:table-cell office:value-type="float" office:value="230.8333">
            <text:p>230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7-02T09:00:00">
            <text:p>Thu Jul  2 09:00:00 2020</text:p>
          </table:table-cell>
          <table:table-cell office:value-type="float" office:value="216.1667">
            <text:p>216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7-02T10:00:00">
            <text:p>Thu Jul  2 10:00:00 2020</text:p>
          </table:table-cell>
          <table:table-cell office:value-type="float" office:value="197.6667">
            <text:p>197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07-03T02:00:00">
            <text:p>Fri Jul  3 02:00:00 2020</text:p>
          </table:table-cell>
          <table:table-cell office:value-type="float" office:value="320.5">
            <text:p>320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0-07-03T03:00:00">
            <text:p>Fri Jul  3 03:00:00 2020</text:p>
          </table:table-cell>
          <table:table-cell office:value-type="float" office:value="280.5">
            <text:p>280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0-07-03T04:00:00">
            <text:p>Fri Jul  3 04:00:00 2020</text:p>
          </table:table-cell>
          <table:table-cell office:value-type="float" office:value="284.3333">
            <text:p>284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7-03T05:00:00">
            <text:p>Fri Jul  3 05:00:00 2020</text:p>
          </table:table-cell>
          <table:table-cell office:value-type="float" office:value="338.3333">
            <text:p>338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07-03T06:00:00">
            <text:p>Fri Jul  3 06:00:00 2020</text:p>
          </table:table-cell>
          <table:table-cell office:value-type="float" office:value="318.0">
            <text:p>318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7-05T03:00:00">
            <text:p>Sun Jul  5 03:00:00 2020</text:p>
          </table:table-cell>
          <table:table-cell office:value-type="float" office:value="260.3333">
            <text:p>260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07-05T04:00:00">
            <text:p>Sun Jul  5 04:00:00 2020</text:p>
          </table:table-cell>
          <table:table-cell office:value-type="float" office:value="293.3333">
            <text:p>293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7-05T05:00:00">
            <text:p>Sun Jul  5 05:00:00 2020</text:p>
          </table:table-cell>
          <table:table-cell office:value-type="float" office:value="244.1667">
            <text:p>244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07-06T04:00:00">
            <text:p>Mon Jul  6 04:00:00 2020</text:p>
          </table:table-cell>
          <table:table-cell office:value-type="float" office:value="210.6667">
            <text:p>210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7-06T05:00:00">
            <text:p>Mon Jul  6 05:00:00 2020</text:p>
          </table:table-cell>
          <table:table-cell office:value-type="float" office:value="233.0">
            <text:p>233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7-06T06:00:00">
            <text:p>Mon Jul  6 06:00:00 2020</text:p>
          </table:table-cell>
          <table:table-cell office:value-type="float" office:value="234.1667">
            <text:p>234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0-07-06T07:00:00">
            <text:p>Mon Jul  6 07:00:00 2020</text:p>
          </table:table-cell>
          <table:table-cell office:value-type="float" office:value="241.0">
            <text:p>241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7-06T08:00:00">
            <text:p>Mon Jul  6 08:00:00 2020</text:p>
          </table:table-cell>
          <table:table-cell office:value-type="float" office:value="241.5">
            <text:p>241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7-06T09:00:00">
            <text:p>Mon Jul  6 09:00:00 2020</text:p>
          </table:table-cell>
          <table:table-cell office:value-type="float" office:value="207.0">
            <text:p>207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7-07T04:00:00">
            <text:p>Tue Jul  7 04:00:00 2020</text:p>
          </table:table-cell>
          <table:table-cell office:value-type="float" office:value="219.1667">
            <text:p>219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07-07T05:00:00">
            <text:p>Tue Jul  7 05:00:00 2020</text:p>
          </table:table-cell>
          <table:table-cell office:value-type="float" office:value="238.0">
            <text:p>238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07-07T06:00:00">
            <text:p>Tue Jul  7 06:00:00 2020</text:p>
          </table:table-cell>
          <table:table-cell office:value-type="float" office:value="217.3333">
            <text:p>217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0-07-07T08:00:00">
            <text:p>Tue Jul  7 08:00:00 2020</text:p>
          </table:table-cell>
          <table:table-cell office:value-type="float" office:value="261.3333">
            <text:p>261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7-08T05:00:00">
            <text:p>Wed Jul  8 05:00:00 2020</text:p>
          </table:table-cell>
          <table:table-cell office:value-type="float" office:value="203.8333">
            <text:p>203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7-08T06:00:00">
            <text:p>Wed Jul  8 06:00:00 2020</text:p>
          </table:table-cell>
          <table:table-cell office:value-type="float" office:value="176.3333">
            <text:p>176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7-08T07:00:00">
            <text:p>Wed Jul  8 07:00:00 2020</text:p>
          </table:table-cell>
          <table:table-cell office:value-type="float" office:value="169.1667">
            <text:p>169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7-08T08:00:00">
            <text:p>Wed Jul  8 08:00:00 2020</text:p>
          </table:table-cell>
          <table:table-cell office:value-type="float" office:value="172.6667">
            <text:p>172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7-08T09:00:00">
            <text:p>Wed Jul  8 09:00:00 2020</text:p>
          </table:table-cell>
          <table:table-cell office:value-type="float" office:value="183.6667">
            <text:p>183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07-08T10:00:00">
            <text:p>Wed Jul  8 10:00:00 2020</text:p>
          </table:table-cell>
          <table:table-cell office:value-type="float" office:value="202.8333">
            <text:p>202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7-09T03:00:00">
            <text:p>Thu Jul  9 03:00:00 2020</text:p>
          </table:table-cell>
          <table:table-cell office:value-type="float" office:value="221.3333">
            <text:p>221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0-07-09T04:00:00">
            <text:p>Thu Jul  9 04:00:00 2020</text:p>
          </table:table-cell>
          <table:table-cell office:value-type="float" office:value="204.8333">
            <text:p>204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7-09T05:00:00">
            <text:p>Thu Jul  9 05:00:00 2020</text:p>
          </table:table-cell>
          <table:table-cell office:value-type="float" office:value="215.0">
            <text:p>215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0-07-09T06:00:00">
            <text:p>Thu Jul  9 06:00:00 2020</text:p>
          </table:table-cell>
          <table:table-cell office:value-type="float" office:value="212.5">
            <text:p>212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7-09T07:00:00">
            <text:p>Thu Jul  9 07:00:00 2020</text:p>
          </table:table-cell>
          <table:table-cell office:value-type="float" office:value="178.8333">
            <text:p>178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7-09T08:00:00">
            <text:p>Thu Jul  9 08:00:00 2020</text:p>
          </table:table-cell>
          <table:table-cell office:value-type="float" office:value="184.1667">
            <text:p>184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7-10T03:00:00">
            <text:p>Fri Jul 10 03:00:00 2020</text:p>
          </table:table-cell>
          <table:table-cell office:value-type="float" office:value="215.8333">
            <text:p>215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7-10T04:00:00">
            <text:p>Fri Jul 10 04:00:00 2020</text:p>
          </table:table-cell>
          <table:table-cell office:value-type="float" office:value="211.1667">
            <text:p>211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7-10T05:00:00">
            <text:p>Fri Jul 10 05:00:00 2020</text:p>
          </table:table-cell>
          <table:table-cell office:value-type="float" office:value="196.5">
            <text:p>196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07-10T06:00:00">
            <text:p>Fri Jul 10 06:00:00 2020</text:p>
          </table:table-cell>
          <table:table-cell office:value-type="float" office:value="186.8333">
            <text:p>186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7-10T07:00:00">
            <text:p>Fri Jul 10 07:00:00 2020</text:p>
          </table:table-cell>
          <table:table-cell office:value-type="float" office:value="202.5">
            <text:p>202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7-10T08:00:00">
            <text:p>Fri Jul 10 08:00:00 2020</text:p>
          </table:table-cell>
          <table:table-cell office:value-type="float" office:value="216.5">
            <text:p>216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07-10T09:00:00">
            <text:p>Fri Jul 10 09:00:00 2020</text:p>
          </table:table-cell>
          <table:table-cell office:value-type="float" office:value="246.3333">
            <text:p>246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7-10T10:00:00">
            <text:p>Fri Jul 10 10:00:00 2020</text:p>
          </table:table-cell>
          <table:table-cell office:value-type="float" office:value="258.6667">
            <text:p>258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07-11T03:00:00">
            <text:p>Sat Jul 11 03:00:00 2020</text:p>
          </table:table-cell>
          <table:table-cell office:value-type="float" office:value="206.3333">
            <text:p>206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07-11T04:00:00">
            <text:p>Sat Jul 11 04:00:00 2020</text:p>
          </table:table-cell>
          <table:table-cell office:value-type="float" office:value="229.0">
            <text:p>229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7-11T05:00:00">
            <text:p>Sat Jul 11 05:00:00 2020</text:p>
          </table:table-cell>
          <table:table-cell office:value-type="float" office:value="254.1667">
            <text:p>254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7-12T01:00:00">
            <text:p>Sun Jul 12 01:00:00 2020</text:p>
          </table:table-cell>
          <table:table-cell office:value-type="float" office:value="289.5">
            <text:p>289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07-12T02:00:00">
            <text:p>Sun Jul 12 02:00:00 2020</text:p>
          </table:table-cell>
          <table:table-cell office:value-type="float" office:value="284.6667">
            <text:p>284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07-12T03:00:00">
            <text:p>Sun Jul 12 03:00:00 2020</text:p>
          </table:table-cell>
          <table:table-cell office:value-type="float" office:value="268.8333">
            <text:p>268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07-12T04:00:00">
            <text:p>Sun Jul 12 04:00:00 2020</text:p>
          </table:table-cell>
          <table:table-cell office:value-type="float" office:value="219.6667">
            <text:p>219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7-12T05:00:00">
            <text:p>Sun Jul 12 05:00:00 2020</text:p>
          </table:table-cell>
          <table:table-cell office:value-type="float" office:value="227.1667">
            <text:p>227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07-12T06:00:00">
            <text:p>Sun Jul 12 06:00:00 2020</text:p>
          </table:table-cell>
          <table:table-cell office:value-type="float" office:value="203.3333">
            <text:p>203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7-12T07:00:00">
            <text:p>Sun Jul 12 07:00:00 2020</text:p>
          </table:table-cell>
          <table:table-cell office:value-type="float" office:value="279.1667">
            <text:p>279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7-13T03:00:00">
            <text:p>Mon Jul 13 03:00:00 2020</text:p>
          </table:table-cell>
          <table:table-cell office:value-type="float" office:value="211.8333">
            <text:p>211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7-13T04:00:00">
            <text:p>Mon Jul 13 04:00:00 2020</text:p>
          </table:table-cell>
          <table:table-cell office:value-type="float" office:value="223.6667">
            <text:p>223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7-13T05:00:00">
            <text:p>Mon Jul 13 05:00:00 2020</text:p>
          </table:table-cell>
          <table:table-cell office:value-type="float" office:value="242.3333">
            <text:p>242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7-13T06:00:00">
            <text:p>Mon Jul 13 06:00:00 2020</text:p>
          </table:table-cell>
          <table:table-cell office:value-type="float" office:value="272.8333">
            <text:p>272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0-07-13T07:00:00">
            <text:p>Mon Jul 13 07:00:00 2020</text:p>
          </table:table-cell>
          <table:table-cell office:value-type="float" office:value="293.1667">
            <text:p>293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7-13T08:00:00">
            <text:p>Mon Jul 13 08:00:00 2020</text:p>
          </table:table-cell>
          <table:table-cell office:value-type="float" office:value="301.6667">
            <text:p>301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07-13T09:00:00">
            <text:p>Mon Jul 13 09:00:00 2020</text:p>
          </table:table-cell>
          <table:table-cell office:value-type="float" office:value="299.8333">
            <text:p>299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07-14T04:00:00">
            <text:p>Tue Jul 14 04:00:00 2020</text:p>
          </table:table-cell>
          <table:table-cell office:value-type="float" office:value="272.5">
            <text:p>272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7-14T05:00:00">
            <text:p>Tue Jul 14 05:00:00 2020</text:p>
          </table:table-cell>
          <table:table-cell office:value-type="float" office:value="284.5">
            <text:p>284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0-07-14T06:00:00">
            <text:p>Tue Jul 14 06:00:00 2020</text:p>
          </table:table-cell>
          <table:table-cell office:value-type="float" office:value="297.0">
            <text:p>297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7-14T07:00:00">
            <text:p>Tue Jul 14 07:00:00 2020</text:p>
          </table:table-cell>
          <table:table-cell office:value-type="float" office:value="318.8333">
            <text:p>318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7-14T10:00:00">
            <text:p>Tue Jul 14 10:00:00 2020</text:p>
          </table:table-cell>
          <table:table-cell office:value-type="float" office:value="282.5">
            <text:p>282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7-16T03:00:00">
            <text:p>Thu Jul 16 03:00:00 2020</text:p>
          </table:table-cell>
          <table:table-cell office:value-type="float" office:value="308.3333">
            <text:p>308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7-16T04:00:00">
            <text:p>Thu Jul 16 04:00:00 2020</text:p>
          </table:table-cell>
          <table:table-cell office:value-type="float" office:value="351.8333">
            <text:p>351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07-17T03:00:00">
            <text:p>Fri Jul 17 03:00:00 2020</text:p>
          </table:table-cell>
          <table:table-cell office:value-type="float" office:value="271.3333">
            <text:p>271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07-17T04:00:00">
            <text:p>Fri Jul 17 04:00:00 2020</text:p>
          </table:table-cell>
          <table:table-cell office:value-type="float" office:value="297.5">
            <text:p>297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7-17T05:00:00">
            <text:p>Fri Jul 17 05:00:00 2020</text:p>
          </table:table-cell>
          <table:table-cell office:value-type="float" office:value="314.3333">
            <text:p>314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07-17T06:00:00">
            <text:p>Fri Jul 17 06:00:00 2020</text:p>
          </table:table-cell>
          <table:table-cell office:value-type="float" office:value="273.0">
            <text:p>273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0-07-18T04:00:00">
            <text:p>Sat Jul 18 04:00:00 2020</text:p>
          </table:table-cell>
          <table:table-cell office:value-type="float" office:value="219.1667">
            <text:p>219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7-18T05:00:00">
            <text:p>Sat Jul 18 05:00:00 2020</text:p>
          </table:table-cell>
          <table:table-cell office:value-type="float" office:value="225.3333">
            <text:p>225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7-18T06:00:00">
            <text:p>Sat Jul 18 06:00:00 2020</text:p>
          </table:table-cell>
          <table:table-cell office:value-type="float" office:value="231.3333">
            <text:p>231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7-18T07:00:00">
            <text:p>Sat Jul 18 07:00:00 2020</text:p>
          </table:table-cell>
          <table:table-cell office:value-type="float" office:value="246.5">
            <text:p>246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7-18T08:00:00">
            <text:p>Sat Jul 18 08:00:00 2020</text:p>
          </table:table-cell>
          <table:table-cell office:value-type="float" office:value="261.8333">
            <text:p>261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0-07-18T09:00:00">
            <text:p>Sat Jul 18 09:00:00 2020</text:p>
          </table:table-cell>
          <table:table-cell office:value-type="float" office:value="260.6667">
            <text:p>260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07-18T10:00:00">
            <text:p>Sat Jul 18 10:00:00 2020</text:p>
          </table:table-cell>
          <table:table-cell office:value-type="float" office:value="261.5">
            <text:p>261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0-07-19T04:00:00">
            <text:p>Sun Jul 19 04:00:00 2020</text:p>
          </table:table-cell>
          <table:table-cell office:value-type="float" office:value="216.5">
            <text:p>216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7-19T05:00:00">
            <text:p>Sun Jul 19 05:00:00 2020</text:p>
          </table:table-cell>
          <table:table-cell office:value-type="float" office:value="200.1667">
            <text:p>200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7-19T06:00:00">
            <text:p>Sun Jul 19 06:00:00 2020</text:p>
          </table:table-cell>
          <table:table-cell office:value-type="float" office:value="189.1667">
            <text:p>189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7-19T07:00:00">
            <text:p>Sun Jul 19 07:00:00 2020</text:p>
          </table:table-cell>
          <table:table-cell office:value-type="float" office:value="206.5">
            <text:p>206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7-19T08:00:00">
            <text:p>Sun Jul 19 08:00:00 2020</text:p>
          </table:table-cell>
          <table:table-cell office:value-type="float" office:value="225.3333">
            <text:p>225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7-19T09:00:00">
            <text:p>Sun Jul 19 09:00:00 2020</text:p>
          </table:table-cell>
          <table:table-cell office:value-type="float" office:value="254.3333">
            <text:p>254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7-20T04:00:00">
            <text:p>Mon Jul 20 04:00:00 2020</text:p>
          </table:table-cell>
          <table:table-cell office:value-type="float" office:value="214.5">
            <text:p>214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7-20T05:00:00">
            <text:p>Mon Jul 20 05:00:00 2020</text:p>
          </table:table-cell>
          <table:table-cell office:value-type="float" office:value="277.3333">
            <text:p>277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7-20T06:00:00">
            <text:p>Mon Jul 20 06:00:00 2020</text:p>
          </table:table-cell>
          <table:table-cell office:value-type="float" office:value="270.1667">
            <text:p>270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7-21T03:00:00">
            <text:p>Tue Jul 21 03:00:00 2020</text:p>
          </table:table-cell>
          <table:table-cell office:value-type="float" office:value="308.8333">
            <text:p>308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07-21T04:00:00">
            <text:p>Tue Jul 21 04:00:00 2020</text:p>
          </table:table-cell>
          <table:table-cell office:value-type="float" office:value="309.5">
            <text:p>309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0-07-21T05:00:00">
            <text:p>Tue Jul 21 05:00:00 2020</text:p>
          </table:table-cell>
          <table:table-cell office:value-type="float" office:value="265.8333">
            <text:p>265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07-21T06:00:00">
            <text:p>Tue Jul 21 06:00:00 2020</text:p>
          </table:table-cell>
          <table:table-cell office:value-type="float" office:value="263.1667">
            <text:p>263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07-21T07:00:00">
            <text:p>Tue Jul 21 07:00:00 2020</text:p>
          </table:table-cell>
          <table:table-cell office:value-type="float" office:value="271.1667">
            <text:p>271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7-21T08:00:00">
            <text:p>Tue Jul 21 08:00:00 2020</text:p>
          </table:table-cell>
          <table:table-cell office:value-type="float" office:value="270.0">
            <text:p>270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7-21T09:00:00">
            <text:p>Tue Jul 21 09:00:00 2020</text:p>
          </table:table-cell>
          <table:table-cell office:value-type="float" office:value="266.8333">
            <text:p>266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07-22T04:00:00">
            <text:p>Wed Jul 22 04:00:00 2020</text:p>
          </table:table-cell>
          <table:table-cell office:value-type="float" office:value="302.8333">
            <text:p>302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7-22T05:00:00">
            <text:p>Wed Jul 22 05:00:00 2020</text:p>
          </table:table-cell>
          <table:table-cell office:value-type="float" office:value="307.0">
            <text:p>307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7-22T06:00:00">
            <text:p>Wed Jul 22 06:00:00 2020</text:p>
          </table:table-cell>
          <table:table-cell office:value-type="float" office:value="313.6667">
            <text:p>313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7-22T07:00:00">
            <text:p>Wed Jul 22 07:00:00 2020</text:p>
          </table:table-cell>
          <table:table-cell office:value-type="float" office:value="194.5">
            <text:p>194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7-22T08:00:00">
            <text:p>Wed Jul 22 08:00:00 2020</text:p>
          </table:table-cell>
          <table:table-cell office:value-type="float" office:value="153.5">
            <text:p>153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7-22T09:00:00">
            <text:p>Wed Jul 22 09:00:00 2020</text:p>
          </table:table-cell>
          <table:table-cell office:value-type="float" office:value="177.3333">
            <text:p>177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7-22T10:00:00">
            <text:p>Wed Jul 22 10:00:00 2020</text:p>
          </table:table-cell>
          <table:table-cell office:value-type="float" office:value="197.5">
            <text:p>197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07-22T11:00:00">
            <text:p>Wed Jul 22 11:00:00 2020</text:p>
          </table:table-cell>
          <table:table-cell office:value-type="float" office:value="229.3333">
            <text:p>229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7-23T04:00:00">
            <text:p>Thu Jul 23 04:00:00 2020</text:p>
          </table:table-cell>
          <table:table-cell office:value-type="float" office:value="220.0">
            <text:p>220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7-23T05:00:00">
            <text:p>Thu Jul 23 05:00:00 2020</text:p>
          </table:table-cell>
          <table:table-cell office:value-type="float" office:value="207.8333">
            <text:p>207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07-23T06:00:00">
            <text:p>Thu Jul 23 06:00:00 2020</text:p>
          </table:table-cell>
          <table:table-cell office:value-type="float" office:value="185.5">
            <text:p>185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7-23T07:00:00">
            <text:p>Thu Jul 23 07:00:00 2020</text:p>
          </table:table-cell>
          <table:table-cell office:value-type="float" office:value="191.8333">
            <text:p>191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7-23T08:00:00">
            <text:p>Thu Jul 23 08:00:00 2020</text:p>
          </table:table-cell>
          <table:table-cell office:value-type="float" office:value="220.0">
            <text:p>220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07-23T09:00:00">
            <text:p>Thu Jul 23 09:00:00 2020</text:p>
          </table:table-cell>
          <table:table-cell office:value-type="float" office:value="240.3333">
            <text:p>240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07-23T10:00:00">
            <text:p>Thu Jul 23 10:00:00 2020</text:p>
          </table:table-cell>
          <table:table-cell office:value-type="float" office:value="225.8333">
            <text:p>225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7-24T04:00:00">
            <text:p>Fri Jul 24 04:00:00 2020</text:p>
          </table:table-cell>
          <table:table-cell office:value-type="float" office:value="186.8333">
            <text:p>186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7-24T05:00:00">
            <text:p>Fri Jul 24 05:00:00 2020</text:p>
          </table:table-cell>
          <table:table-cell office:value-type="float" office:value="229.3333">
            <text:p>229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07-24T06:00:00">
            <text:p>Fri Jul 24 06:00:00 2020</text:p>
          </table:table-cell>
          <table:table-cell office:value-type="float" office:value="241.8333">
            <text:p>241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7-24T07:00:00">
            <text:p>Fri Jul 24 07:00:00 2020</text:p>
          </table:table-cell>
          <table:table-cell office:value-type="float" office:value="213.5">
            <text:p>213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07-24T08:00:00">
            <text:p>Fri Jul 24 08:00:00 2020</text:p>
          </table:table-cell>
          <table:table-cell office:value-type="float" office:value="225.5">
            <text:p>225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7-25T04:00:00">
            <text:p>Sat Jul 25 04:00:00 2020</text:p>
          </table:table-cell>
          <table:table-cell office:value-type="float" office:value="192.5">
            <text:p>192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07-25T05:00:00">
            <text:p>Sat Jul 25 05:00:00 2020</text:p>
          </table:table-cell>
          <table:table-cell office:value-type="float" office:value="258.8333">
            <text:p>258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7-25T06:00:00">
            <text:p>Sat Jul 25 06:00:00 2020</text:p>
          </table:table-cell>
          <table:table-cell office:value-type="float" office:value="308.8333">
            <text:p>308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07-25T09:00:00">
            <text:p>Sat Jul 25 09:00:00 2020</text:p>
          </table:table-cell>
          <table:table-cell office:value-type="float" office:value="185.0">
            <text:p>185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7-26T04:00:00">
            <text:p>Sun Jul 26 04:00:00 2020</text:p>
          </table:table-cell>
          <table:table-cell office:value-type="float" office:value="239.0">
            <text:p>239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7-26T05:00:00">
            <text:p>Sun Jul 26 05:00:00 2020</text:p>
          </table:table-cell>
          <table:table-cell office:value-type="float" office:value="246.5">
            <text:p>246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07-26T06:00:00">
            <text:p>Sun Jul 26 06:00:00 2020</text:p>
          </table:table-cell>
          <table:table-cell office:value-type="float" office:value="246.5">
            <text:p>246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0-07-26T07:00:00">
            <text:p>Sun Jul 26 07:00:00 2020</text:p>
          </table:table-cell>
          <table:table-cell office:value-type="float" office:value="285.3333">
            <text:p>285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07-27T03:00:00">
            <text:p>Mon Jul 27 03:00:00 2020</text:p>
          </table:table-cell>
          <table:table-cell office:value-type="float" office:value="283.3333">
            <text:p>283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0-07-27T04:00:00">
            <text:p>Mon Jul 27 04:00:00 2020</text:p>
          </table:table-cell>
          <table:table-cell office:value-type="float" office:value="308.6667">
            <text:p>308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7-27T05:00:00">
            <text:p>Mon Jul 27 05:00:00 2020</text:p>
          </table:table-cell>
          <table:table-cell office:value-type="float" office:value="295.8333">
            <text:p>295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7-27T06:00:00">
            <text:p>Mon Jul 27 06:00:00 2020</text:p>
          </table:table-cell>
          <table:table-cell office:value-type="float" office:value="269.0">
            <text:p>269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0-07-27T07:00:00">
            <text:p>Mon Jul 27 07:00:00 2020</text:p>
          </table:table-cell>
          <table:table-cell office:value-type="float" office:value="270.5">
            <text:p>270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0-07-27T08:00:00">
            <text:p>Mon Jul 27 08:00:00 2020</text:p>
          </table:table-cell>
          <table:table-cell office:value-type="float" office:value="263.1667">
            <text:p>263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7-27T09:00:00">
            <text:p>Mon Jul 27 09:00:00 2020</text:p>
          </table:table-cell>
          <table:table-cell office:value-type="float" office:value="259.8333">
            <text:p>259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7-28T03:00:00">
            <text:p>Tue Jul 28 03:00:00 2020</text:p>
          </table:table-cell>
          <table:table-cell office:value-type="float" office:value="233.1667">
            <text:p>233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7-28T04:00:00">
            <text:p>Tue Jul 28 04:00:00 2020</text:p>
          </table:table-cell>
          <table:table-cell office:value-type="float" office:value="229.5">
            <text:p>229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7-28T05:00:00">
            <text:p>Tue Jul 28 05:00:00 2020</text:p>
          </table:table-cell>
          <table:table-cell office:value-type="float" office:value="198.1667">
            <text:p>198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07-28T06:00:00">
            <text:p>Tue Jul 28 06:00:00 2020</text:p>
          </table:table-cell>
          <table:table-cell office:value-type="float" office:value="181.5">
            <text:p>181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07-28T07:00:00">
            <text:p>Tue Jul 28 07:00:00 2020</text:p>
          </table:table-cell>
          <table:table-cell office:value-type="float" office:value="195.0">
            <text:p>195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7-28T08:00:00">
            <text:p>Tue Jul 28 08:00:00 2020</text:p>
          </table:table-cell>
          <table:table-cell office:value-type="float" office:value="167.6667">
            <text:p>167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0-07-29T03:00:00">
            <text:p>Wed Jul 29 03:00:00 2020</text:p>
          </table:table-cell>
          <table:table-cell office:value-type="float" office:value="215.6667">
            <text:p>215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7-29T04:00:00">
            <text:p>Wed Jul 29 04:00:00 2020</text:p>
          </table:table-cell>
          <table:table-cell office:value-type="float" office:value="216.3333">
            <text:p>216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7-29T05:00:00">
            <text:p>Wed Jul 29 05:00:00 2020</text:p>
          </table:table-cell>
          <table:table-cell office:value-type="float" office:value="213.3333">
            <text:p>213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7-29T06:00:00">
            <text:p>Wed Jul 29 06:00:00 2020</text:p>
          </table:table-cell>
          <table:table-cell office:value-type="float" office:value="177.6667">
            <text:p>177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07-29T07:00:00">
            <text:p>Wed Jul 29 07:00:00 2020</text:p>
          </table:table-cell>
          <table:table-cell office:value-type="float" office:value="216.8333">
            <text:p>216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7-29T08:00:00">
            <text:p>Wed Jul 29 08:00:00 2020</text:p>
          </table:table-cell>
          <table:table-cell office:value-type="float" office:value="218.8333">
            <text:p>218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7-29T09:00:00">
            <text:p>Wed Jul 29 09:00:00 2020</text:p>
          </table:table-cell>
          <table:table-cell office:value-type="float" office:value="232.8333">
            <text:p>232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07-30T05:00:00">
            <text:p>Thu Jul 30 05:00:00 2020</text:p>
          </table:table-cell>
          <table:table-cell office:value-type="float" office:value="273.1667">
            <text:p>273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7-30T06:00:00">
            <text:p>Thu Jul 30 06:00:00 2020</text:p>
          </table:table-cell>
          <table:table-cell office:value-type="float" office:value="289.1667">
            <text:p>289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07-30T07:00:00">
            <text:p>Thu Jul 30 07:00:00 2020</text:p>
          </table:table-cell>
          <table:table-cell office:value-type="float" office:value="313.0">
            <text:p>313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07-30T08:00:00">
            <text:p>Thu Jul 30 08:00:00 2020</text:p>
          </table:table-cell>
          <table:table-cell office:value-type="float" office:value="317.3333">
            <text:p>317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7-30T09:00:00">
            <text:p>Thu Jul 30 09:00:00 2020</text:p>
          </table:table-cell>
          <table:table-cell office:value-type="float" office:value="295.3333">
            <text:p>295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07-30T10:00:00">
            <text:p>Thu Jul 30 10:00:00 2020</text:p>
          </table:table-cell>
          <table:table-cell office:value-type="float" office:value="269.1667">
            <text:p>269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07-30T11:00:00">
            <text:p>Thu Jul 30 11:00:00 2020</text:p>
          </table:table-cell>
          <table:table-cell office:value-type="float" office:value="246.8333">
            <text:p>246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07-30T12:00:00">
            <text:p>Thu Jul 30 12:00:00 2020</text:p>
          </table:table-cell>
          <table:table-cell office:value-type="float" office:value="238.8333">
            <text:p>238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0-07-31T03:00:00">
            <text:p>Fri Jul 31 03:00:00 2020</text:p>
          </table:table-cell>
          <table:table-cell office:value-type="float" office:value="209.0">
            <text:p>209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07-31T04:00:00">
            <text:p>Fri Jul 31 04:00:00 2020</text:p>
          </table:table-cell>
          <table:table-cell office:value-type="float" office:value="207.1667">
            <text:p>207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7-31T05:00:00">
            <text:p>Fri Jul 31 05:00:00 2020</text:p>
          </table:table-cell>
          <table:table-cell office:value-type="float" office:value="213.6667">
            <text:p>213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7-31T06:00:00">
            <text:p>Fri Jul 31 06:00:00 2020</text:p>
          </table:table-cell>
          <table:table-cell office:value-type="float" office:value="254.3333">
            <text:p>254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07-31T07:00:00">
            <text:p>Fri Jul 31 07:00:00 2020</text:p>
          </table:table-cell>
          <table:table-cell office:value-type="float" office:value="228.5">
            <text:p>228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7-31T08:00:00">
            <text:p>Fri Jul 31 08:00:00 2020</text:p>
          </table:table-cell>
          <table:table-cell office:value-type="float" office:value="185.3333">
            <text:p>185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8-01T03:00:00">
            <text:p>Sat Aug  1 03:00:00 2020</text:p>
          </table:table-cell>
          <table:table-cell office:value-type="float" office:value="231.8333">
            <text:p>231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8-01T04:00:00">
            <text:p>Sat Aug  1 04:00:00 2020</text:p>
          </table:table-cell>
          <table:table-cell office:value-type="float" office:value="238.6667">
            <text:p>238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08-01T05:00:00">
            <text:p>Sat Aug  1 05:00:00 2020</text:p>
          </table:table-cell>
          <table:table-cell office:value-type="float" office:value="237.8333">
            <text:p>237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8-01T06:00:00">
            <text:p>Sat Aug  1 06:00:00 2020</text:p>
          </table:table-cell>
          <table:table-cell office:value-type="float" office:value="261.0">
            <text:p>261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8-01T07:00:00">
            <text:p>Sat Aug  1 07:00:00 2020</text:p>
          </table:table-cell>
          <table:table-cell office:value-type="float" office:value="188.1667">
            <text:p>188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8-01T08:00:00">
            <text:p>Sat Aug  1 08:00:00 2020</text:p>
          </table:table-cell>
          <table:table-cell office:value-type="float" office:value="198.6667">
            <text:p>198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8-02T03:00:00">
            <text:p>Sun Aug  2 03:00:00 2020</text:p>
          </table:table-cell>
          <table:table-cell office:value-type="float" office:value="193.1667">
            <text:p>193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8-02T04:00:00">
            <text:p>Sun Aug  2 04:00:00 2020</text:p>
          </table:table-cell>
          <table:table-cell office:value-type="float" office:value="191.3333">
            <text:p>191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08-02T05:00:00">
            <text:p>Sun Aug  2 05:00:00 2020</text:p>
          </table:table-cell>
          <table:table-cell office:value-type="float" office:value="261.5">
            <text:p>261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8-02T06:00:00">
            <text:p>Sun Aug  2 06:00:00 2020</text:p>
          </table:table-cell>
          <table:table-cell office:value-type="float" office:value="143.3333">
            <text:p>143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8-02T07:00:00">
            <text:p>Sun Aug  2 07:00:00 2020</text:p>
          </table:table-cell>
          <table:table-cell office:value-type="float" office:value="186.0">
            <text:p>186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8-03T03:00:00">
            <text:p>Mon Aug  3 03:00:00 2020</text:p>
          </table:table-cell>
          <table:table-cell office:value-type="float" office:value="181.3333">
            <text:p>181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8-03T04:00:00">
            <text:p>Mon Aug  3 04:00:00 2020</text:p>
          </table:table-cell>
          <table:table-cell office:value-type="float" office:value="196.6667">
            <text:p>196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8-03T05:00:00">
            <text:p>Mon Aug  3 05:00:00 2020</text:p>
          </table:table-cell>
          <table:table-cell office:value-type="float" office:value="223.6667">
            <text:p>223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8-03T06:00:00">
            <text:p>Mon Aug  3 06:00:00 2020</text:p>
          </table:table-cell>
          <table:table-cell office:value-type="float" office:value="239.5">
            <text:p>239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8-03T07:00:00">
            <text:p>Mon Aug  3 07:00:00 2020</text:p>
          </table:table-cell>
          <table:table-cell office:value-type="float" office:value="225.8333">
            <text:p>225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8-03T08:00:00">
            <text:p>Mon Aug  3 08:00:00 2020</text:p>
          </table:table-cell>
          <table:table-cell office:value-type="float" office:value="205.1667">
            <text:p>205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8-04T03:00:00">
            <text:p>Tue Aug  4 03:00:00 2020</text:p>
          </table:table-cell>
          <table:table-cell office:value-type="float" office:value="117.5">
            <text:p>117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8-04T04:00:00">
            <text:p>Tue Aug  4 04:00:00 2020</text:p>
          </table:table-cell>
          <table:table-cell office:value-type="float" office:value="172.6667">
            <text:p>172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8-04T05:00:00">
            <text:p>Tue Aug  4 05:00:00 2020</text:p>
          </table:table-cell>
          <table:table-cell office:value-type="float" office:value="189.0">
            <text:p>189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8-04T06:00:00">
            <text:p>Tue Aug  4 06:00:00 2020</text:p>
          </table:table-cell>
          <table:table-cell office:value-type="float" office:value="205.5">
            <text:p>205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8-04T07:00:00">
            <text:p>Tue Aug  4 07:00:00 2020</text:p>
          </table:table-cell>
          <table:table-cell office:value-type="float" office:value="231.8333">
            <text:p>231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08-04T08:00:00">
            <text:p>Tue Aug  4 08:00:00 2020</text:p>
          </table:table-cell>
          <table:table-cell office:value-type="float" office:value="251.6667">
            <text:p>251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08-04T09:00:00">
            <text:p>Tue Aug  4 09:00:00 2020</text:p>
          </table:table-cell>
          <table:table-cell office:value-type="float" office:value="212.3333">
            <text:p>212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08-05T04:00:00">
            <text:p>Wed Aug  5 04:00:00 2020</text:p>
          </table:table-cell>
          <table:table-cell office:value-type="float" office:value="231.3333">
            <text:p>231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08-05T05:00:00">
            <text:p>Wed Aug  5 05:00:00 2020</text:p>
          </table:table-cell>
          <table:table-cell office:value-type="float" office:value="226.5">
            <text:p>226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8-05T06:00:00">
            <text:p>Wed Aug  5 06:00:00 2020</text:p>
          </table:table-cell>
          <table:table-cell office:value-type="float" office:value="270.0">
            <text:p>270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08-05T07:00:00">
            <text:p>Wed Aug  5 07:00:00 2020</text:p>
          </table:table-cell>
          <table:table-cell office:value-type="float" office:value="220.0">
            <text:p>220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8-05T10:00:00">
            <text:p>Wed Aug  5 10:00:00 2020</text:p>
          </table:table-cell>
          <table:table-cell office:value-type="float" office:value="161.1667">
            <text:p>161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8-06T03:00:00">
            <text:p>Thu Aug  6 03:00:00 2020</text:p>
          </table:table-cell>
          <table:table-cell office:value-type="float" office:value="229.6667">
            <text:p>229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8-06T04:00:00">
            <text:p>Thu Aug  6 04:00:00 2020</text:p>
          </table:table-cell>
          <table:table-cell office:value-type="float" office:value="199.0">
            <text:p>199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8-06T05:00:00">
            <text:p>Thu Aug  6 05:00:00 2020</text:p>
          </table:table-cell>
          <table:table-cell office:value-type="float" office:value="238.8333">
            <text:p>238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8-06T07:00:00">
            <text:p>Thu Aug  6 07:00:00 2020</text:p>
          </table:table-cell>
          <table:table-cell office:value-type="float" office:value="199.6667">
            <text:p>199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08-06T08:00:00">
            <text:p>Thu Aug  6 08:00:00 2020</text:p>
          </table:table-cell>
          <table:table-cell office:value-type="float" office:value="293.8333">
            <text:p>293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8-07T03:00:00">
            <text:p>Fri Aug  7 03:00:00 2020</text:p>
          </table:table-cell>
          <table:table-cell office:value-type="float" office:value="310.6667">
            <text:p>310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0-08-07T04:00:00">
            <text:p>Fri Aug  7 04:00:00 2020</text:p>
          </table:table-cell>
          <table:table-cell office:value-type="float" office:value="303.3333">
            <text:p>303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8-07T05:00:00">
            <text:p>Fri Aug  7 05:00:00 2020</text:p>
          </table:table-cell>
          <table:table-cell office:value-type="float" office:value="295.8333">
            <text:p>295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0-08-07T06:00:00">
            <text:p>Fri Aug  7 06:00:00 2020</text:p>
          </table:table-cell>
          <table:table-cell office:value-type="float" office:value="291.1667">
            <text:p>291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8-07T07:00:00">
            <text:p>Fri Aug  7 07:00:00 2020</text:p>
          </table:table-cell>
          <table:table-cell office:value-type="float" office:value="289.6667">
            <text:p>289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8-07T08:00:00">
            <text:p>Fri Aug  7 08:00:00 2020</text:p>
          </table:table-cell>
          <table:table-cell office:value-type="float" office:value="292.0">
            <text:p>292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8-07T09:00:00">
            <text:p>Fri Aug  7 09:00:00 2020</text:p>
          </table:table-cell>
          <table:table-cell office:value-type="float" office:value="290.3333">
            <text:p>290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8-08T02:00:00">
            <text:p>Sat Aug  8 02:00:00 2020</text:p>
          </table:table-cell>
          <table:table-cell office:value-type="float" office:value="286.6667">
            <text:p>286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08-08T03:00:00">
            <text:p>Sat Aug  8 03:00:00 2020</text:p>
          </table:table-cell>
          <table:table-cell office:value-type="float" office:value="311.3333">
            <text:p>311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8-08T04:00:00">
            <text:p>Sat Aug  8 04:00:00 2020</text:p>
          </table:table-cell>
          <table:table-cell office:value-type="float" office:value="252.1667">
            <text:p>252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0-08-08T05:00:00">
            <text:p>Sat Aug  8 05:00:00 2020</text:p>
          </table:table-cell>
          <table:table-cell office:value-type="float" office:value="231.6667">
            <text:p>231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8-08T06:00:00">
            <text:p>Sat Aug  8 06:00:00 2020</text:p>
          </table:table-cell>
          <table:table-cell office:value-type="float" office:value="254.8333">
            <text:p>254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08-08T07:00:00">
            <text:p>Sat Aug  8 07:00:00 2020</text:p>
          </table:table-cell>
          <table:table-cell office:value-type="float" office:value="245.1667">
            <text:p>245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8-08T10:00:00">
            <text:p>Sat Aug  8 10:00:00 2020</text:p>
          </table:table-cell>
          <table:table-cell office:value-type="float" office:value="225.5">
            <text:p>225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8-09T04:00:00">
            <text:p>Sun Aug  9 04:00:00 2020</text:p>
          </table:table-cell>
          <table:table-cell office:value-type="float" office:value="228.6667">
            <text:p>228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0-08-09T05:00:00">
            <text:p>Sun Aug  9 05:00:00 2020</text:p>
          </table:table-cell>
          <table:table-cell office:value-type="float" office:value="247.3333">
            <text:p>247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0-08-09T06:00:00">
            <text:p>Sun Aug  9 06:00:00 2020</text:p>
          </table:table-cell>
          <table:table-cell office:value-type="float" office:value="240.3333">
            <text:p>240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0-08-09T07:00:00">
            <text:p>Sun Aug  9 07:00:00 2020</text:p>
          </table:table-cell>
          <table:table-cell office:value-type="float" office:value="225.1667">
            <text:p>225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08-09T08:00:00">
            <text:p>Sun Aug  9 08:00:00 2020</text:p>
          </table:table-cell>
          <table:table-cell office:value-type="float" office:value="227.5">
            <text:p>227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08-09T09:00:00">
            <text:p>Sun Aug  9 09:00:00 2020</text:p>
          </table:table-cell>
          <table:table-cell office:value-type="float" office:value="194.3333">
            <text:p>194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8-10T03:00:00">
            <text:p>Mon Aug 10 03:00:00 2020</text:p>
          </table:table-cell>
          <table:table-cell office:value-type="float" office:value="196.6667">
            <text:p>196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8-10T04:00:00">
            <text:p>Mon Aug 10 04:00:00 2020</text:p>
          </table:table-cell>
          <table:table-cell office:value-type="float" office:value="206.1667">
            <text:p>206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8-10T05:00:00">
            <text:p>Mon Aug 10 05:00:00 2020</text:p>
          </table:table-cell>
          <table:table-cell office:value-type="float" office:value="234.8333">
            <text:p>234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08-10T06:00:00">
            <text:p>Mon Aug 10 06:00:00 2020</text:p>
          </table:table-cell>
          <table:table-cell office:value-type="float" office:value="235.3333">
            <text:p>235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8-10T07:00:00">
            <text:p>Mon Aug 10 07:00:00 2020</text:p>
          </table:table-cell>
          <table:table-cell office:value-type="float" office:value="237.5">
            <text:p>237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8-10T08:00:00">
            <text:p>Mon Aug 10 08:00:00 2020</text:p>
          </table:table-cell>
          <table:table-cell office:value-type="float" office:value="190.0">
            <text:p>190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8-11T04:00:00">
            <text:p>Tue Aug 11 04:00:00 2020</text:p>
          </table:table-cell>
          <table:table-cell office:value-type="float" office:value="289.6667">
            <text:p>289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0-08-11T05:00:00">
            <text:p>Tue Aug 11 05:00:00 2020</text:p>
          </table:table-cell>
          <table:table-cell office:value-type="float" office:value="180.3333">
            <text:p>180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0-08-11T06:00:00">
            <text:p>Tue Aug 11 06:00:00 2020</text:p>
          </table:table-cell>
          <table:table-cell office:value-type="float" office:value="180.0">
            <text:p>180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08-11T07:00:00">
            <text:p>Tue Aug 11 07:00:00 2020</text:p>
          </table:table-cell>
          <table:table-cell office:value-type="float" office:value="222.0">
            <text:p>222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0-08-11T08:00:00">
            <text:p>Tue Aug 11 08:00:00 2020</text:p>
          </table:table-cell>
          <table:table-cell office:value-type="float" office:value="248.3333">
            <text:p>248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08-11T09:00:00">
            <text:p>Tue Aug 11 09:00:00 2020</text:p>
          </table:table-cell>
          <table:table-cell office:value-type="float" office:value="198.1667">
            <text:p>198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0-08-12T04:00:00">
            <text:p>Wed Aug 12 04:00:00 2020</text:p>
          </table:table-cell>
          <table:table-cell office:value-type="float" office:value="210.8333">
            <text:p>210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08-12T05:00:00">
            <text:p>Wed Aug 12 05:00:00 2020</text:p>
          </table:table-cell>
          <table:table-cell office:value-type="float" office:value="208.6667">
            <text:p>208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8-12T06:00:00">
            <text:p>Wed Aug 12 06:00:00 2020</text:p>
          </table:table-cell>
          <table:table-cell office:value-type="float" office:value="193.8333">
            <text:p>193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08-12T07:00:00">
            <text:p>Wed Aug 12 07:00:00 2020</text:p>
          </table:table-cell>
          <table:table-cell office:value-type="float" office:value="209.3333">
            <text:p>209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8-12T08:00:00">
            <text:p>Wed Aug 12 08:00:00 2020</text:p>
          </table:table-cell>
          <table:table-cell office:value-type="float" office:value="221.3333">
            <text:p>221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08-12T09:00:00">
            <text:p>Wed Aug 12 09:00:00 2020</text:p>
          </table:table-cell>
          <table:table-cell office:value-type="float" office:value="195.3333">
            <text:p>195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08-13T04:00:00">
            <text:p>Thu Aug 13 04:00:00 2020</text:p>
          </table:table-cell>
          <table:table-cell office:value-type="float" office:value="178.3333">
            <text:p>178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08-13T05:00:00">
            <text:p>Thu Aug 13 05:00:00 2020</text:p>
          </table:table-cell>
          <table:table-cell office:value-type="float" office:value="138.6667">
            <text:p>138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8-14T04:00:00">
            <text:p>Fri Aug 14 04:00:00 2020</text:p>
          </table:table-cell>
          <table:table-cell office:value-type="float" office:value="185.3333">
            <text:p>185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8-14T05:00:00">
            <text:p>Fri Aug 14 05:00:00 2020</text:p>
          </table:table-cell>
          <table:table-cell office:value-type="float" office:value="186.5">
            <text:p>186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08-14T06:00:00">
            <text:p>Fri Aug 14 06:00:00 2020</text:p>
          </table:table-cell>
          <table:table-cell office:value-type="float" office:value="196.3333">
            <text:p>196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8-14T07:00:00">
            <text:p>Fri Aug 14 07:00:00 2020</text:p>
          </table:table-cell>
          <table:table-cell office:value-type="float" office:value="224.5">
            <text:p>224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08-14T09:00:00">
            <text:p>Fri Aug 14 09:00:00 2020</text:p>
          </table:table-cell>
          <table:table-cell office:value-type="float" office:value="144.8333">
            <text:p>144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8-15T03:00:00">
            <text:p>Sat Aug 15 03:00:00 2020</text:p>
          </table:table-cell>
          <table:table-cell office:value-type="float" office:value="205.8333">
            <text:p>205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08-15T04:00:00">
            <text:p>Sat Aug 15 04:00:00 2020</text:p>
          </table:table-cell>
          <table:table-cell office:value-type="float" office:value="212.0">
            <text:p>212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8-15T05:00:00">
            <text:p>Sat Aug 15 05:00:00 2020</text:p>
          </table:table-cell>
          <table:table-cell office:value-type="float" office:value="180.8333">
            <text:p>180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08-15T06:00:00">
            <text:p>Sat Aug 15 06:00:00 2020</text:p>
          </table:table-cell>
          <table:table-cell office:value-type="float" office:value="240.5">
            <text:p>240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08-15T07:00:00">
            <text:p>Sat Aug 15 07:00:00 2020</text:p>
          </table:table-cell>
          <table:table-cell office:value-type="float" office:value="204.1667">
            <text:p>204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8-15T08:00:00">
            <text:p>Sat Aug 15 08:00:00 2020</text:p>
          </table:table-cell>
          <table:table-cell office:value-type="float" office:value="173.1667">
            <text:p>173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8-16T02:00:00">
            <text:p>Sun Aug 16 02:00:00 2020</text:p>
          </table:table-cell>
          <table:table-cell office:value-type="float" office:value="241.1667">
            <text:p>241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8-16T03:00:00">
            <text:p>Sun Aug 16 03:00:00 2020</text:p>
          </table:table-cell>
          <table:table-cell office:value-type="float" office:value="322.6667">
            <text:p>322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8-16T04:00:00">
            <text:p>Sun Aug 16 04:00:00 2020</text:p>
          </table:table-cell>
          <table:table-cell office:value-type="float" office:value="345.3333">
            <text:p>345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08-16T05:00:00">
            <text:p>Sun Aug 16 05:00:00 2020</text:p>
          </table:table-cell>
          <table:table-cell office:value-type="float" office:value="234.5">
            <text:p>234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0-08-16T23:00:00">
            <text:p>Sun Aug 16 23:00:00 2020</text:p>
          </table:table-cell>
          <table:table-cell office:value-type="float" office:value="202.5">
            <text:p>202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8-17T00:00:00">
            <text:p>Mon Aug 17 00:00:00 2020</text:p>
          </table:table-cell>
          <table:table-cell office:value-type="float" office:value="210.6667">
            <text:p>210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8-17T01:00:00">
            <text:p>Mon Aug 17 01:00:00 2020</text:p>
          </table:table-cell>
          <table:table-cell office:value-type="float" office:value="188.0">
            <text:p>188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8-17T02:00:00">
            <text:p>Mon Aug 17 02:00:00 2020</text:p>
          </table:table-cell>
          <table:table-cell office:value-type="float" office:value="243.5">
            <text:p>243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8-17T03:00:00">
            <text:p>Mon Aug 17 03:00:00 2020</text:p>
          </table:table-cell>
          <table:table-cell office:value-type="float" office:value="156.0">
            <text:p>156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08-17T04:00:00">
            <text:p>Mon Aug 17 04:00:00 2020</text:p>
          </table:table-cell>
          <table:table-cell office:value-type="float" office:value="247.8333">
            <text:p>247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8-17T05:00:00">
            <text:p>Mon Aug 17 05:00:00 2020</text:p>
          </table:table-cell>
          <table:table-cell office:value-type="float" office:value="229.5">
            <text:p>229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0-08-17T06:00:00">
            <text:p>Mon Aug 17 06:00:00 2020</text:p>
          </table:table-cell>
          <table:table-cell office:value-type="float" office:value="228.1667">
            <text:p>228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09-10T06:00:00">
            <text:p>Thu Sep 10 06:00:00 2020</text:p>
          </table:table-cell>
          <table:table-cell office:value-type="float" office:value="241.3333">
            <text:p>241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09-10T07:00:00">
            <text:p>Thu Sep 10 07:00:00 2020</text:p>
          </table:table-cell>
          <table:table-cell office:value-type="float" office:value="224.1667">
            <text:p>224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9-10T08:00:00">
            <text:p>Thu Sep 10 08:00:00 2020</text:p>
          </table:table-cell>
          <table:table-cell office:value-type="float" office:value="274.1667">
            <text:p>274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9-10T09:00:00">
            <text:p>Thu Sep 10 09:00:00 2020</text:p>
          </table:table-cell>
          <table:table-cell office:value-type="float" office:value="308.6667">
            <text:p>308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9-10T10:00:00">
            <text:p>Thu Sep 10 10:00:00 2020</text:p>
          </table:table-cell>
          <table:table-cell office:value-type="float" office:value="278.0">
            <text:p>278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09-10T13:00:00">
            <text:p>Thu Sep 10 13:00:00 2020</text:p>
          </table:table-cell>
          <table:table-cell office:value-type="float" office:value="320.8333">
            <text:p>320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0-09-11T04:00:00">
            <text:p>Fri Sep 11 04:00:00 2020</text:p>
          </table:table-cell>
          <table:table-cell office:value-type="float" office:value="243.6667">
            <text:p>243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09-11T05:00:00">
            <text:p>Fri Sep 11 05:00:00 2020</text:p>
          </table:table-cell>
          <table:table-cell office:value-type="float" office:value="232.5">
            <text:p>232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9-11T06:00:00">
            <text:p>Fri Sep 11 06:00:00 2020</text:p>
          </table:table-cell>
          <table:table-cell office:value-type="float" office:value="240.1667">
            <text:p>240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09-12T05:00:00">
            <text:p>Sat Sep 12 05:00:00 2020</text:p>
          </table:table-cell>
          <table:table-cell office:value-type="float" office:value="201.1667">
            <text:p>201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09-14T04:00:00">
            <text:p>Mon Sep 14 04:00:00 2020</text:p>
          </table:table-cell>
          <table:table-cell office:value-type="float" office:value="331.3333">
            <text:p>331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9-14T05:00:00">
            <text:p>Mon Sep 14 05:00:00 2020</text:p>
          </table:table-cell>
          <table:table-cell office:value-type="float" office:value="274.5">
            <text:p>274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09-14T07:00:00">
            <text:p>Mon Sep 14 07:00:00 2020</text:p>
          </table:table-cell>
          <table:table-cell office:value-type="float" office:value="288.8333">
            <text:p>288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09-14T12:00:00">
            <text:p>Mon Sep 14 12:00:00 2020</text:p>
          </table:table-cell>
          <table:table-cell office:value-type="float" office:value="238.3333">
            <text:p>238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0-09-15T04:00:00">
            <text:p>Tue Sep 15 04:00:00 2020</text:p>
          </table:table-cell>
          <table:table-cell office:value-type="float" office:value="236.6667">
            <text:p>236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9-15T05:00:00">
            <text:p>Tue Sep 15 05:00:00 2020</text:p>
          </table:table-cell>
          <table:table-cell office:value-type="float" office:value="182.3333">
            <text:p>182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09-15T06:00:00">
            <text:p>Tue Sep 15 06:00:00 2020</text:p>
          </table:table-cell>
          <table:table-cell office:value-type="float" office:value="196.8333">
            <text:p>196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9-15T07:00:00">
            <text:p>Tue Sep 15 07:00:00 2020</text:p>
          </table:table-cell>
          <table:table-cell office:value-type="float" office:value="230.6667">
            <text:p>230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9-15T08:00:00">
            <text:p>Tue Sep 15 08:00:00 2020</text:p>
          </table:table-cell>
          <table:table-cell office:value-type="float" office:value="179.0">
            <text:p>179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9-15T09:00:00">
            <text:p>Tue Sep 15 09:00:00 2020</text:p>
          </table:table-cell>
          <table:table-cell office:value-type="float" office:value="121.5">
            <text:p>121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9-16T03:00:00">
            <text:p>Wed Sep 16 03:00:00 2020</text:p>
          </table:table-cell>
          <table:table-cell office:value-type="float" office:value="219.1667">
            <text:p>219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09-16T04:00:00">
            <text:p>Wed Sep 16 04:00:00 2020</text:p>
          </table:table-cell>
          <table:table-cell office:value-type="float" office:value="184.8333">
            <text:p>184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9-16T05:00:00">
            <text:p>Wed Sep 16 05:00:00 2020</text:p>
          </table:table-cell>
          <table:table-cell office:value-type="float" office:value="246.1667">
            <text:p>246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9-16T06:00:00">
            <text:p>Wed Sep 16 06:00:00 2020</text:p>
          </table:table-cell>
          <table:table-cell office:value-type="float" office:value="251.3333">
            <text:p>251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9-16T07:00:00">
            <text:p>Wed Sep 16 07:00:00 2020</text:p>
          </table:table-cell>
          <table:table-cell office:value-type="float" office:value="263.1667">
            <text:p>263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9-16T08:00:00">
            <text:p>Wed Sep 16 08:00:00 2020</text:p>
          </table:table-cell>
          <table:table-cell office:value-type="float" office:value="207.5">
            <text:p>207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09-16T12:00:00">
            <text:p>Wed Sep 16 12:00:00 2020</text:p>
          </table:table-cell>
          <table:table-cell office:value-type="float" office:value="170.0">
            <text:p>170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9-17T05:00:00">
            <text:p>Thu Sep 17 05:00:00 2020</text:p>
          </table:table-cell>
          <table:table-cell office:value-type="float" office:value="123.3333">
            <text:p>123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9-17T07:00:00">
            <text:p>Thu Sep 17 07:00:00 2020</text:p>
          </table:table-cell>
          <table:table-cell office:value-type="float" office:value="91.6667">
            <text:p>91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9-17T08:00:00">
            <text:p>Thu Sep 17 08:00:00 2020</text:p>
          </table:table-cell>
          <table:table-cell office:value-type="float" office:value="115.6667">
            <text:p>115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09-17T09:00:00">
            <text:p>Thu Sep 17 09:00:00 2020</text:p>
          </table:table-cell>
          <table:table-cell office:value-type="float" office:value="197.6667">
            <text:p>197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9-17T10:00:00">
            <text:p>Thu Sep 17 10:00:00 2020</text:p>
          </table:table-cell>
          <table:table-cell office:value-type="float" office:value="153.8333">
            <text:p>153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9-18T02:00:00">
            <text:p>Fri Sep 18 02:00:00 2020</text:p>
          </table:table-cell>
          <table:table-cell office:value-type="float" office:value="206.1667">
            <text:p>206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09-18T03:00:00">
            <text:p>Fri Sep 18 03:00:00 2020</text:p>
          </table:table-cell>
          <table:table-cell office:value-type="float" office:value="197.8333">
            <text:p>197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09-18T04:00:00">
            <text:p>Fri Sep 18 04:00:00 2020</text:p>
          </table:table-cell>
          <table:table-cell office:value-type="float" office:value="220.3333">
            <text:p>220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9-18T05:00:00">
            <text:p>Fri Sep 18 05:00:00 2020</text:p>
          </table:table-cell>
          <table:table-cell office:value-type="float" office:value="233.6667">
            <text:p>233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9-18T06:00:00">
            <text:p>Fri Sep 18 06:00:00 2020</text:p>
          </table:table-cell>
          <table:table-cell office:value-type="float" office:value="229.8333">
            <text:p>229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9-18T07:00:00">
            <text:p>Fri Sep 18 07:00:00 2020</text:p>
          </table:table-cell>
          <table:table-cell office:value-type="float" office:value="166.0">
            <text:p>166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9-18T08:00:00">
            <text:p>Fri Sep 18 08:00:00 2020</text:p>
          </table:table-cell>
          <table:table-cell office:value-type="float" office:value="186.1667">
            <text:p>186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9-19T02:00:00">
            <text:p>Sat Sep 19 02:00:00 2020</text:p>
          </table:table-cell>
          <table:table-cell office:value-type="float" office:value="221.3333">
            <text:p>221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9-19T03:00:00">
            <text:p>Sat Sep 19 03:00:00 2020</text:p>
          </table:table-cell>
          <table:table-cell office:value-type="float" office:value="221.6667">
            <text:p>221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09-19T04:00:00">
            <text:p>Sat Sep 19 04:00:00 2020</text:p>
          </table:table-cell>
          <table:table-cell office:value-type="float" office:value="223.3333">
            <text:p>223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09-19T05:00:00">
            <text:p>Sat Sep 19 05:00:00 2020</text:p>
          </table:table-cell>
          <table:table-cell office:value-type="float" office:value="216.6667">
            <text:p>216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9-19T06:00:00">
            <text:p>Sat Sep 19 06:00:00 2020</text:p>
          </table:table-cell>
          <table:table-cell office:value-type="float" office:value="204.3333">
            <text:p>204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9-19T07:00:00">
            <text:p>Sat Sep 19 07:00:00 2020</text:p>
          </table:table-cell>
          <table:table-cell office:value-type="float" office:value="186.5">
            <text:p>186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09-19T08:00:00">
            <text:p>Sat Sep 19 08:00:00 2020</text:p>
          </table:table-cell>
          <table:table-cell office:value-type="float" office:value="209.0">
            <text:p>209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09-19T09:00:00">
            <text:p>Sat Sep 19 09:00:00 2020</text:p>
          </table:table-cell>
          <table:table-cell office:value-type="float" office:value="181.5">
            <text:p>181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09-20T01:00:00">
            <text:p>Sun Sep 20 01:00:00 2020</text:p>
          </table:table-cell>
          <table:table-cell office:value-type="float" office:value="186.8333">
            <text:p>186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09-20T02:00:00">
            <text:p>Sun Sep 20 02:00:00 2020</text:p>
          </table:table-cell>
          <table:table-cell office:value-type="float" office:value="183.3333">
            <text:p>183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9-20T03:00:00">
            <text:p>Sun Sep 20 03:00:00 2020</text:p>
          </table:table-cell>
          <table:table-cell office:value-type="float" office:value="214.3333">
            <text:p>214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09-20T04:00:00">
            <text:p>Sun Sep 20 04:00:00 2020</text:p>
          </table:table-cell>
          <table:table-cell office:value-type="float" office:value="239.6667">
            <text:p>239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9-20T05:00:00">
            <text:p>Sun Sep 20 05:00:00 2020</text:p>
          </table:table-cell>
          <table:table-cell office:value-type="float" office:value="135.5">
            <text:p>135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9-20T06:00:00">
            <text:p>Sun Sep 20 06:00:00 2020</text:p>
          </table:table-cell>
          <table:table-cell office:value-type="float" office:value="89.8333">
            <text:p>89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9-20T07:00:00">
            <text:p>Sun Sep 20 07:00:00 2020</text:p>
          </table:table-cell>
          <table:table-cell office:value-type="float" office:value="96.0">
            <text:p>96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9-21T02:00:00">
            <text:p>Mon Sep 21 02:00:00 2020</text:p>
          </table:table-cell>
          <table:table-cell office:value-type="float" office:value="285.8333">
            <text:p>285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9-21T04:00:00">
            <text:p>Mon Sep 21 04:00:00 2020</text:p>
          </table:table-cell>
          <table:table-cell office:value-type="float" office:value="149.0">
            <text:p>149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9-21T05:00:00">
            <text:p>Mon Sep 21 05:00:00 2020</text:p>
          </table:table-cell>
          <table:table-cell office:value-type="float" office:value="197.8333">
            <text:p>197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9-21T06:00:00">
            <text:p>Mon Sep 21 06:00:00 2020</text:p>
          </table:table-cell>
          <table:table-cell office:value-type="float" office:value="50.5">
            <text:p>50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9-21T07:00:00">
            <text:p>Mon Sep 21 07:00:00 2020</text:p>
          </table:table-cell>
          <table:table-cell office:value-type="float" office:value="113.1667">
            <text:p>113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9-21T08:00:00">
            <text:p>Mon Sep 21 08:00:00 2020</text:p>
          </table:table-cell>
          <table:table-cell office:value-type="float" office:value="85.6667">
            <text:p>85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9-22T07:00:00">
            <text:p>Tue Sep 22 07:00:00 2020</text:p>
          </table:table-cell>
          <table:table-cell office:value-type="float" office:value="349.5">
            <text:p>349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9-22T08:00:00">
            <text:p>Tue Sep 22 08:00:00 2020</text:p>
          </table:table-cell>
          <table:table-cell office:value-type="float" office:value="117.6667">
            <text:p>117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9-23T04:00:00">
            <text:p>Wed Sep 23 04:00:00 2020</text:p>
          </table:table-cell>
          <table:table-cell office:value-type="float" office:value="184.5">
            <text:p>184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9-23T05:00:00">
            <text:p>Wed Sep 23 05:00:00 2020</text:p>
          </table:table-cell>
          <table:table-cell office:value-type="float" office:value="223.1667">
            <text:p>223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9-23T06:00:00">
            <text:p>Wed Sep 23 06:00:00 2020</text:p>
          </table:table-cell>
          <table:table-cell office:value-type="float" office:value="256.8333">
            <text:p>256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9-23T07:00:00">
            <text:p>Wed Sep 23 07:00:00 2020</text:p>
          </table:table-cell>
          <table:table-cell office:value-type="float" office:value="203.0">
            <text:p>203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9-23T08:00:00">
            <text:p>Wed Sep 23 08:00:00 2020</text:p>
          </table:table-cell>
          <table:table-cell office:value-type="float" office:value="194.0">
            <text:p>19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9-23T09:00:00">
            <text:p>Wed Sep 23 09:00:00 2020</text:p>
          </table:table-cell>
          <table:table-cell office:value-type="float" office:value="169.3333">
            <text:p>169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0-09-24T02:00:00">
            <text:p>Thu Sep 24 02:00:00 2020</text:p>
          </table:table-cell>
          <table:table-cell office:value-type="float" office:value="241.5">
            <text:p>241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9-24T03:00:00">
            <text:p>Thu Sep 24 03:00:00 2020</text:p>
          </table:table-cell>
          <table:table-cell office:value-type="float" office:value="283.3333">
            <text:p>283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9-24T04:00:00">
            <text:p>Thu Sep 24 04:00:00 2020</text:p>
          </table:table-cell>
          <table:table-cell office:value-type="float" office:value="197.6667">
            <text:p>197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9-24T05:00:00">
            <text:p>Thu Sep 24 05:00:00 2020</text:p>
          </table:table-cell>
          <table:table-cell office:value-type="float" office:value="107.3333">
            <text:p>107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09-24T06:00:00">
            <text:p>Thu Sep 24 06:00:00 2020</text:p>
          </table:table-cell>
          <table:table-cell office:value-type="float" office:value="48.6667">
            <text:p>48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9-24T07:00:00">
            <text:p>Thu Sep 24 07:00:00 2020</text:p>
          </table:table-cell>
          <table:table-cell office:value-type="float" office:value="204.8333">
            <text:p>20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9-24T08:00:00">
            <text:p>Thu Sep 24 08:00:00 2020</text:p>
          </table:table-cell>
          <table:table-cell office:value-type="float" office:value="54.8333">
            <text:p>54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0-09-26T04:00:00">
            <text:p>Sat Sep 26 04:00:00 2020</text:p>
          </table:table-cell>
          <table:table-cell office:value-type="float" office:value="234.0">
            <text:p>234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09-26T06:00:00">
            <text:p>Sat Sep 26 06:00:00 2020</text:p>
          </table:table-cell>
          <table:table-cell office:value-type="float" office:value="180.5">
            <text:p>180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09-26T07:00:00">
            <text:p>Sat Sep 26 07:00:00 2020</text:p>
          </table:table-cell>
          <table:table-cell office:value-type="float" office:value="346.0">
            <text:p>346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9-27T01:00:00">
            <text:p>Sun Sep 27 01:00:00 2020</text:p>
          </table:table-cell>
          <table:table-cell office:value-type="float" office:value="351.3333">
            <text:p>351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9-27T02:00:00">
            <text:p>Sun Sep 27 02:00:00 2020</text:p>
          </table:table-cell>
          <table:table-cell office:value-type="float" office:value="346.8333">
            <text:p>346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9-27T03:00:00">
            <text:p>Sun Sep 27 03:00:00 2020</text:p>
          </table:table-cell>
          <table:table-cell office:value-type="float" office:value="347.8333">
            <text:p>347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9-27T04:00:00">
            <text:p>Sun Sep 27 04:00:00 2020</text:p>
          </table:table-cell>
          <table:table-cell office:value-type="float" office:value="333.3333">
            <text:p>333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09-27T05:00:00">
            <text:p>Sun Sep 27 05:00:00 2020</text:p>
          </table:table-cell>
          <table:table-cell office:value-type="float" office:value="324.6667">
            <text:p>324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9-27T06:00:00">
            <text:p>Sun Sep 27 06:00:00 2020</text:p>
          </table:table-cell>
          <table:table-cell office:value-type="float" office:value="335.0">
            <text:p>335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9-27T07:00:00">
            <text:p>Sun Sep 27 07:00:00 2020</text:p>
          </table:table-cell>
          <table:table-cell office:value-type="float" office:value="325.6667">
            <text:p>325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9-27T09:00:00">
            <text:p>Sun Sep 27 09:00:00 2020</text:p>
          </table:table-cell>
          <table:table-cell office:value-type="float" office:value="313.0">
            <text:p>313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9-28T03:00:00">
            <text:p>Mon Sep 28 03:00:00 2020</text:p>
          </table:table-cell>
          <table:table-cell office:value-type="float" office:value="248.0">
            <text:p>248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9-28T04:00:00">
            <text:p>Mon Sep 28 04:00:00 2020</text:p>
          </table:table-cell>
          <table:table-cell office:value-type="float" office:value="286.8333">
            <text:p>286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9-29T04:00:00">
            <text:p>Tue Sep 29 04:00:00 2020</text:p>
          </table:table-cell>
          <table:table-cell office:value-type="float" office:value="210.0">
            <text:p>210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9-30T03:00:00">
            <text:p>Wed Sep 30 03:00:00 2020</text:p>
          </table:table-cell>
          <table:table-cell office:value-type="float" office:value="225.0">
            <text:p>225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9-30T04:00:00">
            <text:p>Wed Sep 30 04:00:00 2020</text:p>
          </table:table-cell>
          <table:table-cell office:value-type="float" office:value="225.8333">
            <text:p>225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9-30T05:00:00">
            <text:p>Wed Sep 30 05:00:00 2020</text:p>
          </table:table-cell>
          <table:table-cell office:value-type="float" office:value="210.3333">
            <text:p>210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9-30T06:00:00">
            <text:p>Wed Sep 30 06:00:00 2020</text:p>
          </table:table-cell>
          <table:table-cell office:value-type="float" office:value="244.3333">
            <text:p>244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9-30T13:00:00">
            <text:p>Wed Sep 30 13:00:00 2020</text:p>
          </table:table-cell>
          <table:table-cell office:value-type="float" office:value="212.1667">
            <text:p>212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9-30T14:00:00">
            <text:p>Wed Sep 30 14:00:00 2020</text:p>
          </table:table-cell>
          <table:table-cell office:value-type="float" office:value="224.6667">
            <text:p>224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10-01T04:00:00">
            <text:p>Thu Oct  1 04:00:00 2020</text:p>
          </table:table-cell>
          <table:table-cell office:value-type="float" office:value="169.6667">
            <text:p>169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0-01T05:00:00">
            <text:p>Thu Oct  1 05:00:00 2020</text:p>
          </table:table-cell>
          <table:table-cell office:value-type="float" office:value="215.0">
            <text:p>215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0-01T06:00:00">
            <text:p>Thu Oct  1 06:00:00 2020</text:p>
          </table:table-cell>
          <table:table-cell office:value-type="float" office:value="237.8333">
            <text:p>237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10-01T07:00:00">
            <text:p>Thu Oct  1 07:00:00 2020</text:p>
          </table:table-cell>
          <table:table-cell office:value-type="float" office:value="170.6667">
            <text:p>170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0-01T08:00:00">
            <text:p>Thu Oct  1 08:00:00 2020</text:p>
          </table:table-cell>
          <table:table-cell office:value-type="float" office:value="140.0">
            <text:p>140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0-01T09:00:00">
            <text:p>Thu Oct  1 09:00:00 2020</text:p>
          </table:table-cell>
          <table:table-cell office:value-type="float" office:value="202.6667">
            <text:p>202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0-01T10:00:00">
            <text:p>Thu Oct  1 10:00:00 2020</text:p>
          </table:table-cell>
          <table:table-cell office:value-type="float" office:value="249.6667">
            <text:p>249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0-02T02:00:00">
            <text:p>Fri Oct  2 02:00:00 2020</text:p>
          </table:table-cell>
          <table:table-cell office:value-type="float" office:value="279.0">
            <text:p>279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10-02T03:00:00">
            <text:p>Fri Oct  2 03:00:00 2020</text:p>
          </table:table-cell>
          <table:table-cell office:value-type="float" office:value="259.5">
            <text:p>259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10-02T04:00:00">
            <text:p>Fri Oct  2 04:00:00 2020</text:p>
          </table:table-cell>
          <table:table-cell office:value-type="float" office:value="254.5">
            <text:p>254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0-02T05:00:00">
            <text:p>Fri Oct  2 05:00:00 2020</text:p>
          </table:table-cell>
          <table:table-cell office:value-type="float" office:value="234.1667">
            <text:p>234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10-02T06:00:00">
            <text:p>Fri Oct  2 06:00:00 2020</text:p>
          </table:table-cell>
          <table:table-cell office:value-type="float" office:value="212.0">
            <text:p>212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0-02T07:00:00">
            <text:p>Fri Oct  2 07:00:00 2020</text:p>
          </table:table-cell>
          <table:table-cell office:value-type="float" office:value="190.1667">
            <text:p>190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02T08:00:00">
            <text:p>Fri Oct  2 08:00:00 2020</text:p>
          </table:table-cell>
          <table:table-cell office:value-type="float" office:value="219.5">
            <text:p>219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0-05T10:00:00">
            <text:p>Mon Oct  5 10:00:00 2020</text:p>
          </table:table-cell>
          <table:table-cell office:value-type="float" office:value="180.3333">
            <text:p>180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0-07T03:00:00">
            <text:p>Wed Oct  7 03:00:00 2020</text:p>
          </table:table-cell>
          <table:table-cell office:value-type="float" office:value="129.1667">
            <text:p>129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0-08T00:00:00">
            <text:p>Thu Oct  8 00:00:00 2020</text:p>
          </table:table-cell>
          <table:table-cell office:value-type="float" office:value="213.8333">
            <text:p>213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10-08T02:00:00">
            <text:p>Thu Oct  8 02:00:00 2020</text:p>
          </table:table-cell>
          <table:table-cell office:value-type="float" office:value="128.5">
            <text:p>128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10-08T03:00:00">
            <text:p>Thu Oct  8 03:00:00 2020</text:p>
          </table:table-cell>
          <table:table-cell office:value-type="float" office:value="168.3333">
            <text:p>168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0-08T04:00:00">
            <text:p>Thu Oct  8 04:00:00 2020</text:p>
          </table:table-cell>
          <table:table-cell office:value-type="float" office:value="132.3333">
            <text:p>132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0-09T04:00:00">
            <text:p>Fri Oct  9 04:00:00 2020</text:p>
          </table:table-cell>
          <table:table-cell office:value-type="float" office:value="258.8333">
            <text:p>258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10-10T04:00:00">
            <text:p>Sat Oct 10 04:00:00 2020</text:p>
          </table:table-cell>
          <table:table-cell office:value-type="float" office:value="266.1667">
            <text:p>266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10-10T05:00:00">
            <text:p>Sat Oct 10 05:00:00 2020</text:p>
          </table:table-cell>
          <table:table-cell office:value-type="float" office:value="305.5">
            <text:p>305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10-10T06:00:00">
            <text:p>Sat Oct 10 06:00:00 2020</text:p>
          </table:table-cell>
          <table:table-cell office:value-type="float" office:value="229.1667">
            <text:p>22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10-10T07:00:00">
            <text:p>Sat Oct 10 07:00:00 2020</text:p>
          </table:table-cell>
          <table:table-cell office:value-type="float" office:value="262.3333">
            <text:p>262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0-11T03:00:00">
            <text:p>Sun Oct 11 03:00:00 2020</text:p>
          </table:table-cell>
          <table:table-cell office:value-type="float" office:value="213.1667">
            <text:p>213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0-11T04:00:00">
            <text:p>Sun Oct 11 04:00:00 2020</text:p>
          </table:table-cell>
          <table:table-cell office:value-type="float" office:value="209.5">
            <text:p>209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10-11T05:00:00">
            <text:p>Sun Oct 11 05:00:00 2020</text:p>
          </table:table-cell>
          <table:table-cell office:value-type="float" office:value="235.5">
            <text:p>235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10-11T06:00:00">
            <text:p>Sun Oct 11 06:00:00 2020</text:p>
          </table:table-cell>
          <table:table-cell office:value-type="float" office:value="233.5">
            <text:p>233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10-11T07:00:00">
            <text:p>Sun Oct 11 07:00:00 2020</text:p>
          </table:table-cell>
          <table:table-cell office:value-type="float" office:value="242.5">
            <text:p>242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10-11T08:00:00">
            <text:p>Sun Oct 11 08:00:00 2020</text:p>
          </table:table-cell>
          <table:table-cell office:value-type="float" office:value="204.1667">
            <text:p>204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10-11T09:00:00">
            <text:p>Sun Oct 11 09:00:00 2020</text:p>
          </table:table-cell>
          <table:table-cell office:value-type="float" office:value="180.8333">
            <text:p>180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0-14T04:00:00">
            <text:p>Wed Oct 14 04:00:00 2020</text:p>
          </table:table-cell>
          <table:table-cell office:value-type="float" office:value="211.3333">
            <text:p>211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0-14T05:00:00">
            <text:p>Wed Oct 14 05:00:00 2020</text:p>
          </table:table-cell>
          <table:table-cell office:value-type="float" office:value="256.0">
            <text:p>256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14T06:00:00">
            <text:p>Wed Oct 14 06:00:00 2020</text:p>
          </table:table-cell>
          <table:table-cell office:value-type="float" office:value="283.5">
            <text:p>283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14T07:00:00">
            <text:p>Wed Oct 14 07:00:00 2020</text:p>
          </table:table-cell>
          <table:table-cell office:value-type="float" office:value="267.8333">
            <text:p>267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10-14T08:00:00">
            <text:p>Wed Oct 14 08:00:00 2020</text:p>
          </table:table-cell>
          <table:table-cell office:value-type="float" office:value="259.8333">
            <text:p>259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10-15T04:00:00">
            <text:p>Thu Oct 15 04:00:00 2020</text:p>
          </table:table-cell>
          <table:table-cell office:value-type="float" office:value="237.8333">
            <text:p>237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0-15T05:00:00">
            <text:p>Thu Oct 15 05:00:00 2020</text:p>
          </table:table-cell>
          <table:table-cell office:value-type="float" office:value="188.0">
            <text:p>188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0-15T06:00:00">
            <text:p>Thu Oct 15 06:00:00 2020</text:p>
          </table:table-cell>
          <table:table-cell office:value-type="float" office:value="180.3333">
            <text:p>180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0-15T07:00:00">
            <text:p>Thu Oct 15 07:00:00 2020</text:p>
          </table:table-cell>
          <table:table-cell office:value-type="float" office:value="154.1667">
            <text:p>154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0-10-15T08:00:00">
            <text:p>Thu Oct 15 08:00:00 2020</text:p>
          </table:table-cell>
          <table:table-cell office:value-type="float" office:value="139.5">
            <text:p>139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10-15T09:00:00">
            <text:p>Thu Oct 15 09:00:00 2020</text:p>
          </table:table-cell>
          <table:table-cell office:value-type="float" office:value="261.5">
            <text:p>261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10-16T13:00:00">
            <text:p>Fri Oct 16 13:00:00 2020</text:p>
          </table:table-cell>
          <table:table-cell office:value-type="float" office:value="91.5">
            <text:p>91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10-17T04:00:00">
            <text:p>Sat Oct 17 04:00:00 2020</text:p>
          </table:table-cell>
          <table:table-cell office:value-type="float" office:value="243.0">
            <text:p>243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10-17T05:00:00">
            <text:p>Sat Oct 17 05:00:00 2020</text:p>
          </table:table-cell>
          <table:table-cell office:value-type="float" office:value="252.5">
            <text:p>252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0-10-17T06:00:00">
            <text:p>Sat Oct 17 06:00:00 2020</text:p>
          </table:table-cell>
          <table:table-cell office:value-type="float" office:value="131.8333">
            <text:p>131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0-20T05:00:00">
            <text:p>Tue Oct 20 05:00:00 2020</text:p>
          </table:table-cell>
          <table:table-cell office:value-type="float" office:value="185.5">
            <text:p>185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10-20T06:00:00">
            <text:p>Tue Oct 20 06:00:00 2020</text:p>
          </table:table-cell>
          <table:table-cell office:value-type="float" office:value="187.6667">
            <text:p>187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10-20T07:00:00">
            <text:p>Tue Oct 20 07:00:00 2020</text:p>
          </table:table-cell>
          <table:table-cell office:value-type="float" office:value="187.3333">
            <text:p>187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10-20T08:00:00">
            <text:p>Tue Oct 20 08:00:00 2020</text:p>
          </table:table-cell>
          <table:table-cell office:value-type="float" office:value="189.3333">
            <text:p>189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10-20T09:00:00">
            <text:p>Tue Oct 20 09:00:00 2020</text:p>
          </table:table-cell>
          <table:table-cell office:value-type="float" office:value="204.8333">
            <text:p>204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10-20T10:00:00">
            <text:p>Tue Oct 20 10:00:00 2020</text:p>
          </table:table-cell>
          <table:table-cell office:value-type="float" office:value="192.6667">
            <text:p>192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10-20T23:00:00">
            <text:p>Tue Oct 20 23:00:00 2020</text:p>
          </table:table-cell>
          <table:table-cell office:value-type="float" office:value="216.5">
            <text:p>216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10-21T00:00:00">
            <text:p>Wed Oct 21 00:00:00 2020</text:p>
          </table:table-cell>
          <table:table-cell office:value-type="float" office:value="211.8333">
            <text:p>211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10-21T01:00:00">
            <text:p>Wed Oct 21 01:00:00 2020</text:p>
          </table:table-cell>
          <table:table-cell office:value-type="float" office:value="212.5">
            <text:p>212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0-21T02:00:00">
            <text:p>Wed Oct 21 02:00:00 2020</text:p>
          </table:table-cell>
          <table:table-cell office:value-type="float" office:value="211.1667">
            <text:p>211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0-21T03:00:00">
            <text:p>Wed Oct 21 03:00:00 2020</text:p>
          </table:table-cell>
          <table:table-cell office:value-type="float" office:value="201.0">
            <text:p>201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10-21T04:00:00">
            <text:p>Wed Oct 21 04:00:00 2020</text:p>
          </table:table-cell>
          <table:table-cell office:value-type="float" office:value="184.6667">
            <text:p>184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10-21T05:00:00">
            <text:p>Wed Oct 21 05:00:00 2020</text:p>
          </table:table-cell>
          <table:table-cell office:value-type="float" office:value="186.3333">
            <text:p>186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10-21T06:00:00">
            <text:p>Wed Oct 21 06:00:00 2020</text:p>
          </table:table-cell>
          <table:table-cell office:value-type="float" office:value="206.3333">
            <text:p>206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10-22T08:00:00">
            <text:p>Thu Oct 22 08:00:00 2020</text:p>
          </table:table-cell>
          <table:table-cell office:value-type="float" office:value="178.6667">
            <text:p>178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0-22T10:00:00">
            <text:p>Thu Oct 22 10:00:00 2020</text:p>
          </table:table-cell>
          <table:table-cell office:value-type="float" office:value="185.6667">
            <text:p>185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0-22T11:00:00">
            <text:p>Thu Oct 22 11:00:00 2020</text:p>
          </table:table-cell>
          <table:table-cell office:value-type="float" office:value="182.6667">
            <text:p>182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0-22T12:00:00">
            <text:p>Thu Oct 22 12:00:00 2020</text:p>
          </table:table-cell>
          <table:table-cell office:value-type="float" office:value="169.0">
            <text:p>169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0-23T14:00:00">
            <text:p>Fri Oct 23 14:00:00 2020</text:p>
          </table:table-cell>
          <table:table-cell office:value-type="float" office:value="152.0">
            <text:p>152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0-26T18:00:00">
            <text:p>Mon Oct 26 18:00:00 2020</text:p>
          </table:table-cell>
          <table:table-cell office:value-type="float" office:value="265.5">
            <text:p>265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0-10-27T01:00:00">
            <text:p>Tue Oct 27 01:00:00 2020</text:p>
          </table:table-cell>
          <table:table-cell office:value-type="float" office:value="123.6667">
            <text:p>123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0-30T01:00:00">
            <text:p>Fri Oct 30 01:00:00 2020</text:p>
          </table:table-cell>
          <table:table-cell office:value-type="float" office:value="81.0">
            <text:p>81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0-30T22:00:00">
            <text:p>Fri Oct 30 22:00:00 2020</text:p>
          </table:table-cell>
          <table:table-cell office:value-type="float" office:value="202.8333">
            <text:p>202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0-10-31T07:00:00">
            <text:p>Sat Oct 31 07:00:00 2020</text:p>
          </table:table-cell>
          <table:table-cell office:value-type="float" office:value="84.5">
            <text:p>84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11-01T01:00:00">
            <text:p>Sun Nov  1 01:00:00 2020</text:p>
          </table:table-cell>
          <table:table-cell office:value-type="float" office:value="253.5">
            <text:p>253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1-01T02:00:00">
            <text:p>Sun Nov  1 02:00:00 2020</text:p>
          </table:table-cell>
          <table:table-cell office:value-type="float" office:value="248.0">
            <text:p>248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1-03T04:00:00">
            <text:p>Tue Nov  3 04:00:00 2020</text:p>
          </table:table-cell>
          <table:table-cell office:value-type="float" office:value="102.5">
            <text:p>102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1-03T05:00:00">
            <text:p>Tue Nov  3 05:00:00 2020</text:p>
          </table:table-cell>
          <table:table-cell office:value-type="float" office:value="84.0">
            <text:p>84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1-04T01:00:00">
            <text:p>Wed Nov  4 01:00:00 2020</text:p>
          </table:table-cell>
          <table:table-cell office:value-type="float" office:value="40.6667">
            <text:p>40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1-04T03:00:00">
            <text:p>Wed Nov  4 03:00:00 2020</text:p>
          </table:table-cell>
          <table:table-cell office:value-type="float" office:value="97.3333">
            <text:p>97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0-11-05T07:00:00">
            <text:p>Thu Nov  5 07:00:00 2020</text:p>
          </table:table-cell>
          <table:table-cell office:value-type="float" office:value="143.3333">
            <text:p>143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1-05T08:00:00">
            <text:p>Thu Nov  5 08:00:00 2020</text:p>
          </table:table-cell>
          <table:table-cell office:value-type="float" office:value="163.8333">
            <text:p>163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1-06T01:00:00">
            <text:p>Fri Nov  6 01:00:00 2020</text:p>
          </table:table-cell>
          <table:table-cell office:value-type="float" office:value="97.6667">
            <text:p>97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11-06T02:00:00">
            <text:p>Fri Nov  6 02:00:00 2020</text:p>
          </table:table-cell>
          <table:table-cell office:value-type="float" office:value="186.1667">
            <text:p>186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11-07T07:00:00">
            <text:p>Sat Nov  7 07:00:00 2020</text:p>
          </table:table-cell>
          <table:table-cell office:value-type="float" office:value="199.8333">
            <text:p>199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0-11-07T09:00:00">
            <text:p>Sat Nov  7 09:00:00 2020</text:p>
          </table:table-cell>
          <table:table-cell office:value-type="float" office:value="212.6667">
            <text:p>212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1-07T14:00:00">
            <text:p>Sat Nov  7 14:00:00 2020</text:p>
          </table:table-cell>
          <table:table-cell office:value-type="float" office:value="218.8333">
            <text:p>218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0-11-07T15:00:00">
            <text:p>Sat Nov  7 15:00:00 2020</text:p>
          </table:table-cell>
          <table:table-cell office:value-type="float" office:value="226.3333">
            <text:p>226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0-11-07T21:00:00">
            <text:p>Sat Nov  7 21:00:00 2020</text:p>
          </table:table-cell>
          <table:table-cell office:value-type="float" office:value="238.6667">
            <text:p>238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11-07T22:00:00">
            <text:p>Sat Nov  7 22:00:00 2020</text:p>
          </table:table-cell>
          <table:table-cell office:value-type="float" office:value="243.0">
            <text:p>243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1-09T02:00:00">
            <text:p>Mon Nov  9 02:00:00 2020</text:p>
          </table:table-cell>
          <table:table-cell office:value-type="float" office:value="187.1667">
            <text:p>187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11-09T03:00:00">
            <text:p>Mon Nov  9 03:00:00 2020</text:p>
          </table:table-cell>
          <table:table-cell office:value-type="float" office:value="175.6667">
            <text:p>175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11-09T04:00:00">
            <text:p>Mon Nov  9 04:00:00 2020</text:p>
          </table:table-cell>
          <table:table-cell office:value-type="float" office:value="191.6667">
            <text:p>191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11-09T05:00:00">
            <text:p>Mon Nov  9 05:00:00 2020</text:p>
          </table:table-cell>
          <table:table-cell office:value-type="float" office:value="219.6667">
            <text:p>219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1-09T06:00:00">
            <text:p>Mon Nov  9 06:00:00 2020</text:p>
          </table:table-cell>
          <table:table-cell office:value-type="float" office:value="204.1667">
            <text:p>204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1-09T07:00:00">
            <text:p>Mon Nov  9 07:00:00 2020</text:p>
          </table:table-cell>
          <table:table-cell office:value-type="float" office:value="240.5">
            <text:p>240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1-13T00:00:00">
            <text:p>Fri Nov 13 00:00:00 2020</text:p>
          </table:table-cell>
          <table:table-cell office:value-type="float" office:value="182.8333">
            <text:p>182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11-14T02:00:00">
            <text:p>Sat Nov 14 02:00:00 2020</text:p>
          </table:table-cell>
          <table:table-cell office:value-type="float" office:value="189.3333">
            <text:p>189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11-14T03:00:00">
            <text:p>Sat Nov 14 03:00:00 2020</text:p>
          </table:table-cell>
          <table:table-cell office:value-type="float" office:value="192.1667">
            <text:p>192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0-11-14T04:00:00">
            <text:p>Sat Nov 14 04:00:00 2020</text:p>
          </table:table-cell>
          <table:table-cell office:value-type="float" office:value="178.6667">
            <text:p>178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1-14T05:00:00">
            <text:p>Sat Nov 14 05:00:00 2020</text:p>
          </table:table-cell>
          <table:table-cell office:value-type="float" office:value="169.0">
            <text:p>169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1-14T06:00:00">
            <text:p>Sat Nov 14 06:00:00 2020</text:p>
          </table:table-cell>
          <table:table-cell office:value-type="float" office:value="157.5">
            <text:p>157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11-14T07:00:00">
            <text:p>Sat Nov 14 07:00:00 2020</text:p>
          </table:table-cell>
          <table:table-cell office:value-type="float" office:value="167.0">
            <text:p>167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14T08:00:00">
            <text:p>Sat Nov 14 08:00:00 2020</text:p>
          </table:table-cell>
          <table:table-cell office:value-type="float" office:value="204.6667">
            <text:p>204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1-14T09:00:00">
            <text:p>Sat Nov 14 09:00:00 2020</text:p>
          </table:table-cell>
          <table:table-cell office:value-type="float" office:value="206.8333">
            <text:p>206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11-14T10:00:00">
            <text:p>Sat Nov 14 10:00:00 2020</text:p>
          </table:table-cell>
          <table:table-cell office:value-type="float" office:value="188.8333">
            <text:p>188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14T11:00:00">
            <text:p>Sat Nov 14 11:00:00 2020</text:p>
          </table:table-cell>
          <table:table-cell office:value-type="float" office:value="189.1667">
            <text:p>189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1-14T23:00:00">
            <text:p>Sat Nov 14 23:00:00 2020</text:p>
          </table:table-cell>
          <table:table-cell office:value-type="float" office:value="189.8333">
            <text:p>189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11-15T00:00:00">
            <text:p>Sun Nov 15 00:00:00 2020</text:p>
          </table:table-cell>
          <table:table-cell office:value-type="float" office:value="187.1667">
            <text:p>187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11-15T01:00:00">
            <text:p>Sun Nov 15 01:00:00 2020</text:p>
          </table:table-cell>
          <table:table-cell office:value-type="float" office:value="190.3333">
            <text:p>190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11-16T05:00:00">
            <text:p>Mon Nov 16 05:00:00 2020</text:p>
          </table:table-cell>
          <table:table-cell office:value-type="float" office:value="140.3333">
            <text:p>140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11-17T03:00:00">
            <text:p>Tue Nov 17 03:00:00 2020</text:p>
          </table:table-cell>
          <table:table-cell office:value-type="float" office:value="142.8333">
            <text:p>142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1-17T04:00:00">
            <text:p>Tue Nov 17 04:00:00 2020</text:p>
          </table:table-cell>
          <table:table-cell office:value-type="float" office:value="127.0">
            <text:p>127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11-17T05:00:00">
            <text:p>Tue Nov 17 05:00:00 2020</text:p>
          </table:table-cell>
          <table:table-cell office:value-type="float" office:value="34.3333">
            <text:p>34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7T06:00:00">
            <text:p>Tue Nov 17 06:00:00 2020</text:p>
          </table:table-cell>
          <table:table-cell office:value-type="float" office:value="29.0">
            <text:p>29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11-17T07:00:00">
            <text:p>Tue Nov 17 07:00:00 2020</text:p>
          </table:table-cell>
          <table:table-cell office:value-type="float" office:value="28.8333">
            <text:p>28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11-19T23:00:00">
            <text:p>Thu Nov 19 23:00:00 2020</text:p>
          </table:table-cell>
          <table:table-cell office:value-type="float" office:value="136.8333">
            <text:p>136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20T00:00:00">
            <text:p>Fri Nov 20 00:00:00 2020</text:p>
          </table:table-cell>
          <table:table-cell office:value-type="float" office:value="65.1667">
            <text:p>65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0T01:00:00">
            <text:p>Fri Nov 20 01:00:00 2020</text:p>
          </table:table-cell>
          <table:table-cell office:value-type="float" office:value="67.6667">
            <text:p>6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1-25T07:00:00">
            <text:p>Wed Nov 25 07:00:00 2020</text:p>
          </table:table-cell>
          <table:table-cell office:value-type="float" office:value="69.6667">
            <text:p>69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0-11-26T06:00:00">
            <text:p>Thu Nov 26 06:00:00 2020</text:p>
          </table:table-cell>
          <table:table-cell office:value-type="float" office:value="100.5">
            <text:p>100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1-26T07:00:00">
            <text:p>Thu Nov 26 07:00:00 2020</text:p>
          </table:table-cell>
          <table:table-cell office:value-type="float" office:value="122.6667">
            <text:p>12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1-26T08:00:00">
            <text:p>Thu Nov 26 08:00:00 2020</text:p>
          </table:table-cell>
          <table:table-cell office:value-type="float" office:value="101.6667">
            <text:p>101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1-26T15:00:00">
            <text:p>Thu Nov 26 15:00:00 2020</text:p>
          </table:table-cell>
          <table:table-cell office:value-type="float" office:value="160.6667">
            <text:p>160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11-26T16:00:00">
            <text:p>Thu Nov 26 16:00:00 2020</text:p>
          </table:table-cell>
          <table:table-cell office:value-type="float" office:value="169.8333">
            <text:p>169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0-11-26T17:00:00">
            <text:p>Thu Nov 26 17:00:00 2020</text:p>
          </table:table-cell>
          <table:table-cell office:value-type="float" office:value="173.3333">
            <text:p>173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11-26T18:00:00">
            <text:p>Thu Nov 26 18:00:00 2020</text:p>
          </table:table-cell>
          <table:table-cell office:value-type="float" office:value="222.3333">
            <text:p>222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1-27T13:00:00">
            <text:p>Fri Nov 27 13:00:00 2020</text:p>
          </table:table-cell>
          <table:table-cell office:value-type="float" office:value="185.1667">
            <text:p>185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11-28T04:00:00">
            <text:p>Sat Nov 28 04:00:00 2020</text:p>
          </table:table-cell>
          <table:table-cell office:value-type="float" office:value="177.5">
            <text:p>177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29T07:00:00">
            <text:p>Sun Nov 29 07:00:00 2020</text:p>
          </table:table-cell>
          <table:table-cell office:value-type="float" office:value="211.8333">
            <text:p>211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11-29T08:00:00">
            <text:p>Sun Nov 29 08:00:00 2020</text:p>
          </table:table-cell>
          <table:table-cell office:value-type="float" office:value="189.0">
            <text:p>189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11-29T09:00:00">
            <text:p>Sun Nov 29 09:00:00 2020</text:p>
          </table:table-cell>
          <table:table-cell office:value-type="float" office:value="174.5">
            <text:p>174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11-29T10:00:00">
            <text:p>Sun Nov 29 10:00:00 2020</text:p>
          </table:table-cell>
          <table:table-cell office:value-type="float" office:value="139.1667">
            <text:p>139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2-01T04:00:00">
            <text:p>Tue Dec  1 04:00:00 2020</text:p>
          </table:table-cell>
          <table:table-cell office:value-type="float" office:value="134.5">
            <text:p>134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2-01T23:00:00">
            <text:p>Tue Dec  1 23:00:00 2020</text:p>
          </table:table-cell>
          <table:table-cell office:value-type="float" office:value="124.8333">
            <text:p>124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2-02T01:00:00">
            <text:p>Wed Dec  2 01:00:00 2020</text:p>
          </table:table-cell>
          <table:table-cell office:value-type="float" office:value="131.3333">
            <text:p>131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2-02T04:00:00">
            <text:p>Wed Dec  2 04:00:00 2020</text:p>
          </table:table-cell>
          <table:table-cell office:value-type="float" office:value="48.3333">
            <text:p>48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2-02T05:00:00">
            <text:p>Wed Dec  2 05:00:00 2020</text:p>
          </table:table-cell>
          <table:table-cell office:value-type="float" office:value="98.0">
            <text:p>98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2-05T00:00:00">
            <text:p>Sat Dec  5 00:00:00 2020</text:p>
          </table:table-cell>
          <table:table-cell office:value-type="float" office:value="252.5">
            <text:p>252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12-05T01:00:00">
            <text:p>Sat Dec  5 01:00:00 2020</text:p>
          </table:table-cell>
          <table:table-cell office:value-type="float" office:value="267.8333">
            <text:p>267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12-05T02:00:00">
            <text:p>Sat Dec  5 02:00:00 2020</text:p>
          </table:table-cell>
          <table:table-cell office:value-type="float" office:value="229.6667">
            <text:p>22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12-05T03:00:00">
            <text:p>Sat Dec  5 03:00:00 2020</text:p>
          </table:table-cell>
          <table:table-cell office:value-type="float" office:value="248.3333">
            <text:p>248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2-05T04:00:00">
            <text:p>Sat Dec  5 04:00:00 2020</text:p>
          </table:table-cell>
          <table:table-cell office:value-type="float" office:value="267.0">
            <text:p>267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05T05:00:00">
            <text:p>Sat Dec  5 05:00:00 2020</text:p>
          </table:table-cell>
          <table:table-cell office:value-type="float" office:value="279.8333">
            <text:p>279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05T23:00:00">
            <text:p>Sat Dec  5 23:00:00 2020</text:p>
          </table:table-cell>
          <table:table-cell office:value-type="float" office:value="234.0">
            <text:p>234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12-06T00:00:00">
            <text:p>Sun Dec  6 00:00:00 2020</text:p>
          </table:table-cell>
          <table:table-cell office:value-type="float" office:value="180.1667">
            <text:p>180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12-06T01:00:00">
            <text:p>Sun Dec  6 01:00:00 2020</text:p>
          </table:table-cell>
          <table:table-cell office:value-type="float" office:value="213.5">
            <text:p>213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12-06T02:00:00">
            <text:p>Sun Dec  6 02:00:00 2020</text:p>
          </table:table-cell>
          <table:table-cell office:value-type="float" office:value="181.8333">
            <text:p>181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12-06T03:00:00">
            <text:p>Sun Dec  6 03:00:00 2020</text:p>
          </table:table-cell>
          <table:table-cell office:value-type="float" office:value="172.6667">
            <text:p>172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2-06T04:00:00">
            <text:p>Sun Dec  6 04:00:00 2020</text:p>
          </table:table-cell>
          <table:table-cell office:value-type="float" office:value="189.5">
            <text:p>189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2-06T05:00:00">
            <text:p>Sun Dec  6 05:00:00 2020</text:p>
          </table:table-cell>
          <table:table-cell office:value-type="float" office:value="156.3333">
            <text:p>156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2-07T01:00:00">
            <text:p>Mon Dec  7 01:00:00 2020</text:p>
          </table:table-cell>
          <table:table-cell office:value-type="float" office:value="232.5">
            <text:p>232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2-07T03:00:00">
            <text:p>Mon Dec  7 03:00:00 2020</text:p>
          </table:table-cell>
          <table:table-cell office:value-type="float" office:value="206.5">
            <text:p>206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2-07T05:00:00">
            <text:p>Mon Dec  7 05:00:00 2020</text:p>
          </table:table-cell>
          <table:table-cell office:value-type="float" office:value="202.0">
            <text:p>202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08T03:00:00">
            <text:p>Tue Dec  8 03:00:00 2020</text:p>
          </table:table-cell>
          <table:table-cell office:value-type="float" office:value="238.1667">
            <text:p>238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12-08T04:00:00">
            <text:p>Tue Dec  8 04:00:00 2020</text:p>
          </table:table-cell>
          <table:table-cell office:value-type="float" office:value="240.8333">
            <text:p>240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12-08T05:00:00">
            <text:p>Tue Dec  8 05:00:00 2020</text:p>
          </table:table-cell>
          <table:table-cell office:value-type="float" office:value="243.0">
            <text:p>243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12-08T06:00:00">
            <text:p>Tue Dec  8 06:00:00 2020</text:p>
          </table:table-cell>
          <table:table-cell office:value-type="float" office:value="241.0">
            <text:p>241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12-08T07:00:00">
            <text:p>Tue Dec  8 07:00:00 2020</text:p>
          </table:table-cell>
          <table:table-cell office:value-type="float" office:value="242.3333">
            <text:p>242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12-08T08:00:00">
            <text:p>Tue Dec  8 08:00:00 2020</text:p>
          </table:table-cell>
          <table:table-cell office:value-type="float" office:value="245.0">
            <text:p>245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12-08T09:00:00">
            <text:p>Tue Dec  8 09:00:00 2020</text:p>
          </table:table-cell>
          <table:table-cell office:value-type="float" office:value="246.1667">
            <text:p>246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12-08T10:00:00">
            <text:p>Tue Dec  8 10:00:00 2020</text:p>
          </table:table-cell>
          <table:table-cell office:value-type="float" office:value="242.8333">
            <text:p>242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12-08T11:00:00">
            <text:p>Tue Dec  8 11:00:00 2020</text:p>
          </table:table-cell>
          <table:table-cell office:value-type="float" office:value="249.5">
            <text:p>249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08T12:00:00">
            <text:p>Tue Dec  8 12:00:00 2020</text:p>
          </table:table-cell>
          <table:table-cell office:value-type="float" office:value="252.8333">
            <text:p>252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12-09T14:00:00">
            <text:p>Wed Dec  9 14:00:00 2020</text:p>
          </table:table-cell>
          <table:table-cell office:value-type="float" office:value="198.5">
            <text:p>198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09T16:00:00">
            <text:p>Wed Dec  9 16:00:00 2020</text:p>
          </table:table-cell>
          <table:table-cell office:value-type="float" office:value="215.3333">
            <text:p>215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12-09T17:00:00">
            <text:p>Wed Dec  9 17:00:00 2020</text:p>
          </table:table-cell>
          <table:table-cell office:value-type="float" office:value="219.0">
            <text:p>219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12-09T22:00:00">
            <text:p>Wed Dec  9 22:00:00 2020</text:p>
          </table:table-cell>
          <table:table-cell office:value-type="float" office:value="172.6667">
            <text:p>172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2-09T23:00:00">
            <text:p>Wed Dec  9 23:00:00 2020</text:p>
          </table:table-cell>
          <table:table-cell office:value-type="float" office:value="151.0">
            <text:p>151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2-10T00:00:00">
            <text:p>Thu Dec 10 00:00:00 2020</text:p>
          </table:table-cell>
          <table:table-cell office:value-type="float" office:value="189.0">
            <text:p>189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10T01:00:00">
            <text:p>Thu Dec 10 01:00:00 2020</text:p>
          </table:table-cell>
          <table:table-cell office:value-type="float" office:value="181.3333">
            <text:p>181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13T23:00:00">
            <text:p>Sun Dec 13 23:00:00 2020</text:p>
          </table:table-cell>
          <table:table-cell office:value-type="float" office:value="172.5">
            <text:p>172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2-14T00:00:00">
            <text:p>Mon Dec 14 00:00:00 2020</text:p>
          </table:table-cell>
          <table:table-cell office:value-type="float" office:value="134.5">
            <text:p>134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2-14T02:00:00">
            <text:p>Mon Dec 14 02:00:00 2020</text:p>
          </table:table-cell>
          <table:table-cell office:value-type="float" office:value="51.3333">
            <text:p>51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0-12-14T04:00:00">
            <text:p>Mon Dec 14 04:00:00 2020</text:p>
          </table:table-cell>
          <table:table-cell office:value-type="float" office:value="100.8333">
            <text:p>100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0-12-15T09:00:00">
            <text:p>Tue Dec 15 09:00:00 2020</text:p>
          </table:table-cell>
          <table:table-cell office:value-type="float" office:value="47.6667">
            <text:p>47.6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0-12-15T10:00:00">
            <text:p>Tue Dec 15 10:00:00 2020</text:p>
          </table:table-cell>
          <table:table-cell office:value-type="float" office:value="49.0">
            <text:p>49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0-12-15T12:00:00">
            <text:p>Tue Dec 15 12:00:00 2020</text:p>
          </table:table-cell>
          <table:table-cell office:value-type="float" office:value="65.3333">
            <text:p>65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2-16T04:00:00">
            <text:p>Wed Dec 16 04:00:00 2020</text:p>
          </table:table-cell>
          <table:table-cell office:value-type="float" office:value="64.3333">
            <text:p>6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0-12-16T05:00:00">
            <text:p>Wed Dec 16 05:00:00 2020</text:p>
          </table:table-cell>
          <table:table-cell office:value-type="float" office:value="54.1667">
            <text:p>54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2-16T06:00:00">
            <text:p>Wed Dec 16 06:00:00 2020</text:p>
          </table:table-cell>
          <table:table-cell office:value-type="float" office:value="69.0">
            <text:p>69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0-12-16T07:00:00">
            <text:p>Wed Dec 16 07:00:00 2020</text:p>
          </table:table-cell>
          <table:table-cell office:value-type="float" office:value="64.6667">
            <text:p>64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12-16T08:00:00">
            <text:p>Wed Dec 16 08:00:00 2020</text:p>
          </table:table-cell>
          <table:table-cell office:value-type="float" office:value="47.5">
            <text:p>4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0-12-16T09:00:00">
            <text:p>Wed Dec 16 09:00:00 2020</text:p>
          </table:table-cell>
          <table:table-cell office:value-type="float" office:value="47.1667">
            <text:p>47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0-12-17T06:00:00">
            <text:p>Thu Dec 17 06:00:00 2020</text:p>
          </table:table-cell>
          <table:table-cell office:value-type="float" office:value="172.5">
            <text:p>172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2-17T08:00:00">
            <text:p>Thu Dec 17 08:00:00 2020</text:p>
          </table:table-cell>
          <table:table-cell office:value-type="float" office:value="139.8333">
            <text:p>139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7T09:00:00">
            <text:p>Thu Dec 17 09:00:00 2020</text:p>
          </table:table-cell>
          <table:table-cell office:value-type="float" office:value="225.8333">
            <text:p>225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0-12-17T12:00:00">
            <text:p>Thu Dec 17 12:00:00 2020</text:p>
          </table:table-cell>
          <table:table-cell office:value-type="float" office:value="72.5">
            <text:p>72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18T21:00:00">
            <text:p>Fri Dec 18 21:00:00 2020</text:p>
          </table:table-cell>
          <table:table-cell office:value-type="float" office:value="46.6667">
            <text:p>4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0-12-19T09:00:00">
            <text:p>Sat Dec 19 09:00:00 2020</text:p>
          </table:table-cell>
          <table:table-cell office:value-type="float" office:value="41.6667">
            <text:p>4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2-19T11:00:00">
            <text:p>Sat Dec 19 11:00:00 2020</text:p>
          </table:table-cell>
          <table:table-cell office:value-type="float" office:value="37.1667">
            <text:p>37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2-20T16:00:00">
            <text:p>Sun Dec 20 16:00:00 2020</text:p>
          </table:table-cell>
          <table:table-cell office:value-type="float" office:value="152.6667">
            <text:p>152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12-20T17:00:00">
            <text:p>Sun Dec 20 17:00:00 2020</text:p>
          </table:table-cell>
          <table:table-cell office:value-type="float" office:value="183.3333">
            <text:p>183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12-20T18:00:00">
            <text:p>Sun Dec 20 18:00:00 2020</text:p>
          </table:table-cell>
          <table:table-cell office:value-type="float" office:value="148.5">
            <text:p>148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12-20T19:00:00">
            <text:p>Sun Dec 20 19:00:00 2020</text:p>
          </table:table-cell>
          <table:table-cell office:value-type="float" office:value="129.0">
            <text:p>129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12-20T22:00:00">
            <text:p>Sun Dec 20 22:00:00 2020</text:p>
          </table:table-cell>
          <table:table-cell office:value-type="float" office:value="135.0">
            <text:p>135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2-22T23:00:00">
            <text:p>Tue Dec 22 23:00:00 2020</text:p>
          </table:table-cell>
          <table:table-cell office:value-type="float" office:value="85.5">
            <text:p>85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12-23T02:00:00">
            <text:p>Wed Dec 23 02:00:00 2020</text:p>
          </table:table-cell>
          <table:table-cell office:value-type="float" office:value="44.0">
            <text:p>44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2-23T03:00:00">
            <text:p>Wed Dec 23 03:00:00 2020</text:p>
          </table:table-cell>
          <table:table-cell office:value-type="float" office:value="38.5">
            <text:p>38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2-23T04:00:00">
            <text:p>Wed Dec 23 04:00:00 2020</text:p>
          </table:table-cell>
          <table:table-cell office:value-type="float" office:value="50.1667">
            <text:p>50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12-23T05:00:00">
            <text:p>Wed Dec 23 05:00:00 2020</text:p>
          </table:table-cell>
          <table:table-cell office:value-type="float" office:value="41.3333">
            <text:p>41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2-23T06:00:00">
            <text:p>Wed Dec 23 06:00:00 2020</text:p>
          </table:table-cell>
          <table:table-cell office:value-type="float" office:value="30.5">
            <text:p>30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2-23T21:00:00">
            <text:p>Wed Dec 23 21:00:00 2020</text:p>
          </table:table-cell>
          <table:table-cell office:value-type="float" office:value="21.0">
            <text:p>21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12-24T02:00:00">
            <text:p>Thu Dec 24 02:00:00 2020</text:p>
          </table:table-cell>
          <table:table-cell office:value-type="float" office:value="31.5">
            <text:p>31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2-24T03:00:00">
            <text:p>Thu Dec 24 03:00:00 2020</text:p>
          </table:table-cell>
          <table:table-cell office:value-type="float" office:value="33.6667">
            <text:p>33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12-24T04:00:00">
            <text:p>Thu Dec 24 04:00:00 2020</text:p>
          </table:table-cell>
          <table:table-cell office:value-type="float" office:value="33.6667">
            <text:p>33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0-12-24T05:00:00">
            <text:p>Thu Dec 24 05:00:00 2020</text:p>
          </table:table-cell>
          <table:table-cell office:value-type="float" office:value="27.3333">
            <text:p>27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0-12-24T08:00:00">
            <text:p>Thu Dec 24 08:00:00 2020</text:p>
          </table:table-cell>
          <table:table-cell office:value-type="float" office:value="32.3333">
            <text:p>32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2-25T00:00:00">
            <text:p>Fri Dec 25 00:00:00 2020</text:p>
          </table:table-cell>
          <table:table-cell office:value-type="float" office:value="36.6667">
            <text:p>36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0-12-25T01:00:00">
            <text:p>Fri Dec 25 01:00:00 2020</text:p>
          </table:table-cell>
          <table:table-cell office:value-type="float" office:value="88.8333">
            <text:p>88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0-12-25T02:00:00">
            <text:p>Fri Dec 25 02:00:00 2020</text:p>
          </table:table-cell>
          <table:table-cell office:value-type="float" office:value="37.8333">
            <text:p>37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2-25T03:00:00">
            <text:p>Fri Dec 25 03:00:00 2020</text:p>
          </table:table-cell>
          <table:table-cell office:value-type="float" office:value="27.1667">
            <text:p>27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2-25T04:00:00">
            <text:p>Fri Dec 25 04:00:00 2020</text:p>
          </table:table-cell>
          <table:table-cell office:value-type="float" office:value="33.5">
            <text:p>33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12-25T05:00:00">
            <text:p>Fri Dec 25 05:00:00 2020</text:p>
          </table:table-cell>
          <table:table-cell office:value-type="float" office:value="35.6667">
            <text:p>35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2-25T06:00:00">
            <text:p>Fri Dec 25 06:00:00 2020</text:p>
          </table:table-cell>
          <table:table-cell office:value-type="float" office:value="39.3333">
            <text:p>39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2-28T02:00:00">
            <text:p>Mon Dec 28 02:00:00 2020</text:p>
          </table:table-cell>
          <table:table-cell office:value-type="float" office:value="211.0">
            <text:p>211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28T03:00:00">
            <text:p>Mon Dec 28 03:00:00 2020</text:p>
          </table:table-cell>
          <table:table-cell office:value-type="float" office:value="220.6667">
            <text:p>220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2-28T04:00:00">
            <text:p>Mon Dec 28 04:00:00 2020</text:p>
          </table:table-cell>
          <table:table-cell office:value-type="float" office:value="217.5">
            <text:p>217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2-28T23:00:00">
            <text:p>Mon Dec 28 23:00:00 2020</text:p>
          </table:table-cell>
          <table:table-cell office:value-type="float" office:value="289.5">
            <text:p>289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12-30T04:00:00">
            <text:p>Wed Dec 30 04:00:00 2020</text:p>
          </table:table-cell>
          <table:table-cell office:value-type="float" office:value="164.0">
            <text:p>164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12-30T06:00:00">
            <text:p>Wed Dec 30 06:00:00 2020</text:p>
          </table:table-cell>
          <table:table-cell office:value-type="float" office:value="212.6667">
            <text:p>212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2-30T10:00:00">
            <text:p>Wed Dec 30 10:00:00 2020</text:p>
          </table:table-cell>
          <table:table-cell office:value-type="float" office:value="193.3333">
            <text:p>193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12-30T22:00:00">
            <text:p>Wed Dec 30 22:00:00 2020</text:p>
          </table:table-cell>
          <table:table-cell office:value-type="float" office:value="178.6667">
            <text:p>178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02T04:00:00">
            <text:p>Sat Jan  2 04:00:00 2021</text:p>
          </table:table-cell>
          <table:table-cell office:value-type="float" office:value="222.3333">
            <text:p>222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01-02T07:00:00">
            <text:p>Sat Jan  2 07:00:00 2021</text:p>
          </table:table-cell>
          <table:table-cell office:value-type="float" office:value="223.8333">
            <text:p>223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1-03T03:00:00">
            <text:p>Sun Jan  3 03:00:00 2021</text:p>
          </table:table-cell>
          <table:table-cell office:value-type="float" office:value="145.3333">
            <text:p>14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01-03T07:00:00">
            <text:p>Sun Jan  3 07:00:00 2021</text:p>
          </table:table-cell>
          <table:table-cell office:value-type="float" office:value="75.0">
            <text:p>75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01-04T03:00:00">
            <text:p>Mon Jan  4 03:00:00 2021</text:p>
          </table:table-cell>
          <table:table-cell office:value-type="float" office:value="177.6667">
            <text:p>177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1-01-04T04:00:00">
            <text:p>Mon Jan  4 04:00:00 2021</text:p>
          </table:table-cell>
          <table:table-cell office:value-type="float" office:value="146.5">
            <text:p>146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1-04T05:00:00">
            <text:p>Mon Jan  4 05:00:00 2021</text:p>
          </table:table-cell>
          <table:table-cell office:value-type="float" office:value="177.6667">
            <text:p>177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1-04T06:00:00">
            <text:p>Mon Jan  4 06:00:00 2021</text:p>
          </table:table-cell>
          <table:table-cell office:value-type="float" office:value="91.8333">
            <text:p>91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01-04T07:00:00">
            <text:p>Mon Jan  4 07:00:00 2021</text:p>
          </table:table-cell>
          <table:table-cell office:value-type="float" office:value="51.5">
            <text:p>51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1-01-05T03:00:00">
            <text:p>Tue Jan  5 03:00:00 2021</text:p>
          </table:table-cell>
          <table:table-cell office:value-type="float" office:value="106.8333">
            <text:p>106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01-05T04:00:00">
            <text:p>Tue Jan  5 04:00:00 2021</text:p>
          </table:table-cell>
          <table:table-cell office:value-type="float" office:value="102.6667">
            <text:p>102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1-05T07:00:00">
            <text:p>Tue Jan  5 07:00:00 2021</text:p>
          </table:table-cell>
          <table:table-cell office:value-type="float" office:value="29.6667">
            <text:p>29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1-01-05T08:00:00">
            <text:p>Tue Jan  5 08:00:00 2021</text:p>
          </table:table-cell>
          <table:table-cell office:value-type="float" office:value="32.3333">
            <text:p>32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1-01-05T09:00:00">
            <text:p>Tue Jan  5 09:00:00 2021</text:p>
          </table:table-cell>
          <table:table-cell office:value-type="float" office:value="35.5">
            <text:p>35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01-10T00:00:00">
            <text:p>Sun Jan 10 00:00:00 2021</text:p>
          </table:table-cell>
          <table:table-cell office:value-type="float" office:value="156.8333">
            <text:p>156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01-10T05:00:00">
            <text:p>Sun Jan 10 05:00:00 2021</text:p>
          </table:table-cell>
          <table:table-cell office:value-type="float" office:value="203.6667">
            <text:p>203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1-10T06:00:00">
            <text:p>Sun Jan 10 06:00:00 2021</text:p>
          </table:table-cell>
          <table:table-cell office:value-type="float" office:value="151.5">
            <text:p>151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1-11T01:00:00">
            <text:p>Mon Jan 11 01:00:00 2021</text:p>
          </table:table-cell>
          <table:table-cell office:value-type="float" office:value="133.6667">
            <text:p>133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01-11T03:00:00">
            <text:p>Mon Jan 11 03:00:00 2021</text:p>
          </table:table-cell>
          <table:table-cell office:value-type="float" office:value="66.1667">
            <text:p>66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1-12T21:00:00">
            <text:p>Tue Jan 12 21:00:00 2021</text:p>
          </table:table-cell>
          <table:table-cell office:value-type="float" office:value="127.5">
            <text:p>127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1-13T16:00:00">
            <text:p>Wed Jan 13 16:00:00 2021</text:p>
          </table:table-cell>
          <table:table-cell office:value-type="float" office:value="129.1667">
            <text:p>129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1-14T00:00:00">
            <text:p>Thu Jan 14 00:00:00 2021</text:p>
          </table:table-cell>
          <table:table-cell office:value-type="float" office:value="130.8333">
            <text:p>130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01-14T05:00:00">
            <text:p>Thu Jan 14 05:00:00 2021</text:p>
          </table:table-cell>
          <table:table-cell office:value-type="float" office:value="35.1667">
            <text:p>3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1-01-14T23:00:00">
            <text:p>Thu Jan 14 23:00:00 2021</text:p>
          </table:table-cell>
          <table:table-cell office:value-type="float" office:value="99.8333">
            <text:p>99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01-15T00:00:00">
            <text:p>Fri Jan 15 00:00:00 2021</text:p>
          </table:table-cell>
          <table:table-cell office:value-type="float" office:value="44.1667">
            <text:p>44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1-15T01:00:00">
            <text:p>Fri Jan 15 01:00:00 2021</text:p>
          </table:table-cell>
          <table:table-cell office:value-type="float" office:value="38.0">
            <text:p>38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01-15T02:00:00">
            <text:p>Fri Jan 15 02:00:00 2021</text:p>
          </table:table-cell>
          <table:table-cell office:value-type="float" office:value="27.6667">
            <text:p>27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1-15T03:00:00">
            <text:p>Fri Jan 15 03:00:00 2021</text:p>
          </table:table-cell>
          <table:table-cell office:value-type="float" office:value="26.6667">
            <text:p>26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01-15T04:00:00">
            <text:p>Fri Jan 15 04:00:00 2021</text:p>
          </table:table-cell>
          <table:table-cell office:value-type="float" office:value="29.3333">
            <text:p>29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1-15T05:00:00">
            <text:p>Fri Jan 15 05:00:00 2021</text:p>
          </table:table-cell>
          <table:table-cell office:value-type="float" office:value="25.1667">
            <text:p>25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16T00:00:00">
            <text:p>Sat Jan 16 00:00:00 2021</text:p>
          </table:table-cell>
          <table:table-cell office:value-type="float" office:value="42.0">
            <text:p>4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1-01-16T01:00:00">
            <text:p>Sat Jan 16 01:00:00 2021</text:p>
          </table:table-cell>
          <table:table-cell office:value-type="float" office:value="31.3333">
            <text:p>31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1-17T22:00:00">
            <text:p>Sun Jan 17 22:00:00 2021</text:p>
          </table:table-cell>
          <table:table-cell office:value-type="float" office:value="181.8333">
            <text:p>181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1-01-18T01:00:00">
            <text:p>Mon Jan 18 01:00:00 2021</text:p>
          </table:table-cell>
          <table:table-cell office:value-type="float" office:value="121.5">
            <text:p>121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01-20T20:00:00">
            <text:p>Wed Jan 20 20:00:00 2021</text:p>
          </table:table-cell>
          <table:table-cell office:value-type="float" office:value="225.1667">
            <text:p>225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01-20T21:00:00">
            <text:p>Wed Jan 20 21:00:00 2021</text:p>
          </table:table-cell>
          <table:table-cell office:value-type="float" office:value="228.8333">
            <text:p>228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1-01-20T22:00:00">
            <text:p>Wed Jan 20 22:00:00 2021</text:p>
          </table:table-cell>
          <table:table-cell office:value-type="float" office:value="217.1667">
            <text:p>217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1-01-20T23:00:00">
            <text:p>Wed Jan 20 23:00:00 2021</text:p>
          </table:table-cell>
          <table:table-cell office:value-type="float" office:value="237.3333">
            <text:p>237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1-21T00:00:00">
            <text:p>Thu Jan 21 00:00:00 2021</text:p>
          </table:table-cell>
          <table:table-cell office:value-type="float" office:value="245.0">
            <text:p>245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1-21T01:00:00">
            <text:p>Thu Jan 21 01:00:00 2021</text:p>
          </table:table-cell>
          <table:table-cell office:value-type="float" office:value="240.1667">
            <text:p>240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01-21T02:00:00">
            <text:p>Thu Jan 21 02:00:00 2021</text:p>
          </table:table-cell>
          <table:table-cell office:value-type="float" office:value="236.8333">
            <text:p>236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1-21T03:00:00">
            <text:p>Thu Jan 21 03:00:00 2021</text:p>
          </table:table-cell>
          <table:table-cell office:value-type="float" office:value="225.5">
            <text:p>225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01-21T04:00:00">
            <text:p>Thu Jan 21 04:00:00 2021</text:p>
          </table:table-cell>
          <table:table-cell office:value-type="float" office:value="213.6667">
            <text:p>213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21T05:00:00">
            <text:p>Thu Jan 21 05:00:00 2021</text:p>
          </table:table-cell>
          <table:table-cell office:value-type="float" office:value="237.3333">
            <text:p>237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1-21T06:00:00">
            <text:p>Thu Jan 21 06:00:00 2021</text:p>
          </table:table-cell>
          <table:table-cell office:value-type="float" office:value="246.6667">
            <text:p>246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1-21T07:00:00">
            <text:p>Thu Jan 21 07:00:00 2021</text:p>
          </table:table-cell>
          <table:table-cell office:value-type="float" office:value="235.6667">
            <text:p>235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1-21T08:00:00">
            <text:p>Thu Jan 21 08:00:00 2021</text:p>
          </table:table-cell>
          <table:table-cell office:value-type="float" office:value="213.6667">
            <text:p>213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1-21T09:00:00">
            <text:p>Thu Jan 21 09:00:00 2021</text:p>
          </table:table-cell>
          <table:table-cell office:value-type="float" office:value="176.8333">
            <text:p>176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1-01-21T10:00:00">
            <text:p>Thu Jan 21 10:00:00 2021</text:p>
          </table:table-cell>
          <table:table-cell office:value-type="float" office:value="201.5">
            <text:p>201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01-21T11:00:00">
            <text:p>Thu Jan 21 11:00:00 2021</text:p>
          </table:table-cell>
          <table:table-cell office:value-type="float" office:value="211.0">
            <text:p>211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1-22T05:00:00">
            <text:p>Fri Jan 22 05:00:00 2021</text:p>
          </table:table-cell>
          <table:table-cell office:value-type="float" office:value="245.1667">
            <text:p>245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1-22T06:00:00">
            <text:p>Fri Jan 22 06:00:00 2021</text:p>
          </table:table-cell>
          <table:table-cell office:value-type="float" office:value="243.0">
            <text:p>243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1-22T07:00:00">
            <text:p>Fri Jan 22 07:00:00 2021</text:p>
          </table:table-cell>
          <table:table-cell office:value-type="float" office:value="244.1667">
            <text:p>244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1-22T08:00:00">
            <text:p>Fri Jan 22 08:00:00 2021</text:p>
          </table:table-cell>
          <table:table-cell office:value-type="float" office:value="245.0">
            <text:p>245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1-22T09:00:00">
            <text:p>Fri Jan 22 09:00:00 2021</text:p>
          </table:table-cell>
          <table:table-cell office:value-type="float" office:value="243.5">
            <text:p>243.5</text:p>
          </table:table-cell>
          <table:table-cell office:value-type="float" office:value="38.6">
            <text:p>38.6</text:p>
          </table:table-cell>
        </table:table-row>
        <table:table-row>
          <table:table-cell table:style-name="pd1" office:value-type="date" office:date-value="2021-01-22T12:00:00">
            <text:p>Fri Jan 22 12:00:00 2021</text:p>
          </table:table-cell>
          <table:table-cell office:value-type="float" office:value="261.6667">
            <text:p>261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01-22T13:00:00">
            <text:p>Fri Jan 22 13:00:00 2021</text:p>
          </table:table-cell>
          <table:table-cell office:value-type="float" office:value="264.1667">
            <text:p>264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1-01-23T00:00:00">
            <text:p>Sat Jan 23 00:00:00 2021</text:p>
          </table:table-cell>
          <table:table-cell office:value-type="float" office:value="251.8333">
            <text:p>251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01-23T01:00:00">
            <text:p>Sat Jan 23 01:00:00 2021</text:p>
          </table:table-cell>
          <table:table-cell office:value-type="float" office:value="255.1667">
            <text:p>255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1-23T02:00:00">
            <text:p>Sat Jan 23 02:00:00 2021</text:p>
          </table:table-cell>
          <table:table-cell office:value-type="float" office:value="254.8333">
            <text:p>254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1-23T03:00:00">
            <text:p>Sat Jan 23 03:00:00 2021</text:p>
          </table:table-cell>
          <table:table-cell office:value-type="float" office:value="269.1667">
            <text:p>269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1-23T04:00:00">
            <text:p>Sat Jan 23 04:00:00 2021</text:p>
          </table:table-cell>
          <table:table-cell office:value-type="float" office:value="283.5">
            <text:p>283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01-23T05:00:00">
            <text:p>Sat Jan 23 05:00:00 2021</text:p>
          </table:table-cell>
          <table:table-cell office:value-type="float" office:value="285.0">
            <text:p>285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1-23T06:00:00">
            <text:p>Sat Jan 23 06:00:00 2021</text:p>
          </table:table-cell>
          <table:table-cell office:value-type="float" office:value="284.8333">
            <text:p>284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23T07:00:00">
            <text:p>Sat Jan 23 07:00:00 2021</text:p>
          </table:table-cell>
          <table:table-cell office:value-type="float" office:value="230.8333">
            <text:p>230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1-23T08:00:00">
            <text:p>Sat Jan 23 08:00:00 2021</text:p>
          </table:table-cell>
          <table:table-cell office:value-type="float" office:value="233.0">
            <text:p>233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1-23T09:00:00">
            <text:p>Sat Jan 23 09:00:00 2021</text:p>
          </table:table-cell>
          <table:table-cell office:value-type="float" office:value="205.1667">
            <text:p>205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01-24T04:00:00">
            <text:p>Sun Jan 24 04:00:00 2021</text:p>
          </table:table-cell>
          <table:table-cell office:value-type="float" office:value="235.0">
            <text:p>235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1-24T05:00:00">
            <text:p>Sun Jan 24 05:00:00 2021</text:p>
          </table:table-cell>
          <table:table-cell office:value-type="float" office:value="236.1667">
            <text:p>236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01-24T06:00:00">
            <text:p>Sun Jan 24 06:00:00 2021</text:p>
          </table:table-cell>
          <table:table-cell office:value-type="float" office:value="236.3333">
            <text:p>236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1-01-24T07:00:00">
            <text:p>Sun Jan 24 07:00:00 2021</text:p>
          </table:table-cell>
          <table:table-cell office:value-type="float" office:value="232.3333">
            <text:p>232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01-24T08:00:00">
            <text:p>Sun Jan 24 08:00:00 2021</text:p>
          </table:table-cell>
          <table:table-cell office:value-type="float" office:value="242.6667">
            <text:p>242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1-24T09:00:00">
            <text:p>Sun Jan 24 09:00:00 2021</text:p>
          </table:table-cell>
          <table:table-cell office:value-type="float" office:value="246.6667">
            <text:p>246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24T23:00:00">
            <text:p>Sun Jan 24 23:00:00 2021</text:p>
          </table:table-cell>
          <table:table-cell office:value-type="float" office:value="254.5">
            <text:p>254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25T00:00:00">
            <text:p>Mon Jan 25 00:00:00 2021</text:p>
          </table:table-cell>
          <table:table-cell office:value-type="float" office:value="226.6667">
            <text:p>226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25T01:00:00">
            <text:p>Mon Jan 25 01:00:00 2021</text:p>
          </table:table-cell>
          <table:table-cell office:value-type="float" office:value="227.1667">
            <text:p>227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25T02:00:00">
            <text:p>Mon Jan 25 02:00:00 2021</text:p>
          </table:table-cell>
          <table:table-cell office:value-type="float" office:value="227.6667">
            <text:p>227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1-25T03:00:00">
            <text:p>Mon Jan 25 03:00:00 2021</text:p>
          </table:table-cell>
          <table:table-cell office:value-type="float" office:value="226.0">
            <text:p>226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01-25T04:00:00">
            <text:p>Mon Jan 25 04:00:00 2021</text:p>
          </table:table-cell>
          <table:table-cell office:value-type="float" office:value="200.5">
            <text:p>200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1-25T05:00:00">
            <text:p>Mon Jan 25 05:00:00 2021</text:p>
          </table:table-cell>
          <table:table-cell office:value-type="float" office:value="226.1667">
            <text:p>226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1-25T06:00:00">
            <text:p>Mon Jan 25 06:00:00 2021</text:p>
          </table:table-cell>
          <table:table-cell office:value-type="float" office:value="230.5">
            <text:p>230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1-25T07:00:00">
            <text:p>Mon Jan 25 07:00:00 2021</text:p>
          </table:table-cell>
          <table:table-cell office:value-type="float" office:value="220.8333">
            <text:p>220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1-26T06:00:00">
            <text:p>Tue Jan 26 06:00:00 2021</text:p>
          </table:table-cell>
          <table:table-cell office:value-type="float" office:value="224.8333">
            <text:p>224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1-26T07:00:00">
            <text:p>Tue Jan 26 07:00:00 2021</text:p>
          </table:table-cell>
          <table:table-cell office:value-type="float" office:value="193.8333">
            <text:p>193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26T08:00:00">
            <text:p>Tue Jan 26 08:00:00 2021</text:p>
          </table:table-cell>
          <table:table-cell office:value-type="float" office:value="205.5">
            <text:p>205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01-26T10:00:00">
            <text:p>Tue Jan 26 10:00:00 2021</text:p>
          </table:table-cell>
          <table:table-cell office:value-type="float" office:value="199.3333">
            <text:p>199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1-01-28T07:00:00">
            <text:p>Thu Jan 28 07:00:00 2021</text:p>
          </table:table-cell>
          <table:table-cell office:value-type="float" office:value="42.6667">
            <text:p>42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1-28T08:00:00">
            <text:p>Thu Jan 28 08:00:00 2021</text:p>
          </table:table-cell>
          <table:table-cell office:value-type="float" office:value="40.5">
            <text:p>40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01-28T09:00:00">
            <text:p>Thu Jan 28 09:00:00 2021</text:p>
          </table:table-cell>
          <table:table-cell office:value-type="float" office:value="37.5">
            <text:p>37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1-29T00:00:00">
            <text:p>Fri Jan 29 00:00:00 2021</text:p>
          </table:table-cell>
          <table:table-cell office:value-type="float" office:value="113.1667">
            <text:p>11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1-01-31T03:00:00">
            <text:p>Sun Jan 31 03:00:00 2021</text:p>
          </table:table-cell>
          <table:table-cell office:value-type="float" office:value="248.3333">
            <text:p>248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1-31T04:00:00">
            <text:p>Sun Jan 31 04:00:00 2021</text:p>
          </table:table-cell>
          <table:table-cell office:value-type="float" office:value="248.0">
            <text:p>248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1-31T05:00:00">
            <text:p>Sun Jan 31 05:00:00 2021</text:p>
          </table:table-cell>
          <table:table-cell office:value-type="float" office:value="251.6667">
            <text:p>251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01-31T06:00:00">
            <text:p>Sun Jan 31 06:00:00 2021</text:p>
          </table:table-cell>
          <table:table-cell office:value-type="float" office:value="260.0">
            <text:p>260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1-31T07:00:00">
            <text:p>Sun Jan 31 07:00:00 2021</text:p>
          </table:table-cell>
          <table:table-cell office:value-type="float" office:value="258.5">
            <text:p>258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1-31T08:00:00">
            <text:p>Sun Jan 31 08:00:00 2021</text:p>
          </table:table-cell>
          <table:table-cell office:value-type="float" office:value="228.5">
            <text:p>228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1-01-31T09:00:00">
            <text:p>Sun Jan 31 09:00:00 2021</text:p>
          </table:table-cell>
          <table:table-cell office:value-type="float" office:value="196.8333">
            <text:p>196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1-31T10:00:00">
            <text:p>Sun Jan 31 10:00:00 2021</text:p>
          </table:table-cell>
          <table:table-cell office:value-type="float" office:value="265.5">
            <text:p>265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1-31T23:00:00">
            <text:p>Sun Jan 31 23:00:00 2021</text:p>
          </table:table-cell>
          <table:table-cell office:value-type="float" office:value="251.5">
            <text:p>251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02-01T00:00:00">
            <text:p>Mon Feb  1 00:00:00 2021</text:p>
          </table:table-cell>
          <table:table-cell office:value-type="float" office:value="234.0">
            <text:p>234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02-01T01:00:00">
            <text:p>Mon Feb  1 01:00:00 2021</text:p>
          </table:table-cell>
          <table:table-cell office:value-type="float" office:value="244.6667">
            <text:p>244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2-01T02:00:00">
            <text:p>Mon Feb  1 02:00:00 2021</text:p>
          </table:table-cell>
          <table:table-cell office:value-type="float" office:value="249.8333">
            <text:p>249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02-01T03:00:00">
            <text:p>Mon Feb  1 03:00:00 2021</text:p>
          </table:table-cell>
          <table:table-cell office:value-type="float" office:value="254.5">
            <text:p>254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2-01T04:00:00">
            <text:p>Mon Feb  1 04:00:00 2021</text:p>
          </table:table-cell>
          <table:table-cell office:value-type="float" office:value="235.8333">
            <text:p>235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2-01T05:00:00">
            <text:p>Mon Feb  1 05:00:00 2021</text:p>
          </table:table-cell>
          <table:table-cell office:value-type="float" office:value="220.1667">
            <text:p>220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2-01T06:00:00">
            <text:p>Mon Feb  1 06:00:00 2021</text:p>
          </table:table-cell>
          <table:table-cell office:value-type="float" office:value="164.5">
            <text:p>16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2-01T07:00:00">
            <text:p>Mon Feb  1 07:00:00 2021</text:p>
          </table:table-cell>
          <table:table-cell office:value-type="float" office:value="188.6667">
            <text:p>188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02-01T08:00:00">
            <text:p>Mon Feb  1 08:00:00 2021</text:p>
          </table:table-cell>
          <table:table-cell office:value-type="float" office:value="224.1667">
            <text:p>224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2-02T02:00:00">
            <text:p>Tue Feb  2 02:00:00 2021</text:p>
          </table:table-cell>
          <table:table-cell office:value-type="float" office:value="203.3333">
            <text:p>203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2-03T06:00:00">
            <text:p>Wed Feb  3 06:00:00 2021</text:p>
          </table:table-cell>
          <table:table-cell office:value-type="float" office:value="155.1667">
            <text:p>155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2-04T03:00:00">
            <text:p>Thu Feb  4 03:00:00 2021</text:p>
          </table:table-cell>
          <table:table-cell office:value-type="float" office:value="178.1667">
            <text:p>178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2-04T04:00:00">
            <text:p>Thu Feb  4 04:00:00 2021</text:p>
          </table:table-cell>
          <table:table-cell office:value-type="float" office:value="167.8333">
            <text:p>167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2-04T05:00:00">
            <text:p>Thu Feb  4 05:00:00 2021</text:p>
          </table:table-cell>
          <table:table-cell office:value-type="float" office:value="152.3333">
            <text:p>152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2-04T06:00:00">
            <text:p>Thu Feb  4 06:00:00 2021</text:p>
          </table:table-cell>
          <table:table-cell office:value-type="float" office:value="148.1667">
            <text:p>148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2-04T07:00:00">
            <text:p>Thu Feb  4 07:00:00 2021</text:p>
          </table:table-cell>
          <table:table-cell office:value-type="float" office:value="113.6667">
            <text:p>113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2-04T08:00:00">
            <text:p>Thu Feb  4 08:00:00 2021</text:p>
          </table:table-cell>
          <table:table-cell office:value-type="float" office:value="113.6667">
            <text:p>113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2-05T05:00:00">
            <text:p>Fri Feb  5 05:00:00 2021</text:p>
          </table:table-cell>
          <table:table-cell office:value-type="float" office:value="82.6667">
            <text:p>82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1-02-05T06:00:00">
            <text:p>Fri Feb  5 06:00:00 2021</text:p>
          </table:table-cell>
          <table:table-cell office:value-type="float" office:value="117.0">
            <text:p>117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2-05T08:00:00">
            <text:p>Fri Feb  5 08:00:00 2021</text:p>
          </table:table-cell>
          <table:table-cell office:value-type="float" office:value="163.6667">
            <text:p>163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2-06T07:00:00">
            <text:p>Sat Feb  6 07:00:00 2021</text:p>
          </table:table-cell>
          <table:table-cell office:value-type="float" office:value="218.1667">
            <text:p>218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2-06T08:00:00">
            <text:p>Sat Feb  6 08:00:00 2021</text:p>
          </table:table-cell>
          <table:table-cell office:value-type="float" office:value="222.8333">
            <text:p>222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2-06T09:00:00">
            <text:p>Sat Feb  6 09:00:00 2021</text:p>
          </table:table-cell>
          <table:table-cell office:value-type="float" office:value="225.3333">
            <text:p>225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2-06T10:00:00">
            <text:p>Sat Feb  6 10:00:00 2021</text:p>
          </table:table-cell>
          <table:table-cell office:value-type="float" office:value="240.8333">
            <text:p>240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02-06T11:00:00">
            <text:p>Sat Feb  6 11:00:00 2021</text:p>
          </table:table-cell>
          <table:table-cell office:value-type="float" office:value="251.6667">
            <text:p>251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02-06T12:00:00">
            <text:p>Sat Feb  6 12:00:00 2021</text:p>
          </table:table-cell>
          <table:table-cell office:value-type="float" office:value="241.8333">
            <text:p>241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2-07T00:00:00">
            <text:p>Sun Feb  7 00:00:00 2021</text:p>
          </table:table-cell>
          <table:table-cell office:value-type="float" office:value="236.1667">
            <text:p>236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2-07T01:00:00">
            <text:p>Sun Feb  7 01:00:00 2021</text:p>
          </table:table-cell>
          <table:table-cell office:value-type="float" office:value="243.6667">
            <text:p>243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2-08T04:00:00">
            <text:p>Mon Feb  8 04:00:00 2021</text:p>
          </table:table-cell>
          <table:table-cell office:value-type="float" office:value="219.0">
            <text:p>219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2-08T05:00:00">
            <text:p>Mon Feb  8 05:00:00 2021</text:p>
          </table:table-cell>
          <table:table-cell office:value-type="float" office:value="224.6667">
            <text:p>224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02-08T06:00:00">
            <text:p>Mon Feb  8 06:00:00 2021</text:p>
          </table:table-cell>
          <table:table-cell office:value-type="float" office:value="250.3333">
            <text:p>250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1-02-08T07:00:00">
            <text:p>Mon Feb  8 07:00:00 2021</text:p>
          </table:table-cell>
          <table:table-cell office:value-type="float" office:value="267.1667">
            <text:p>267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02-08T08:00:00">
            <text:p>Mon Feb  8 08:00:00 2021</text:p>
          </table:table-cell>
          <table:table-cell office:value-type="float" office:value="244.1667">
            <text:p>244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1-02-08T09:00:00">
            <text:p>Mon Feb  8 09:00:00 2021</text:p>
          </table:table-cell>
          <table:table-cell office:value-type="float" office:value="177.6667">
            <text:p>177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2-08T10:00:00">
            <text:p>Mon Feb  8 10:00:00 2021</text:p>
          </table:table-cell>
          <table:table-cell office:value-type="float" office:value="216.8333">
            <text:p>216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2-08T11:00:00">
            <text:p>Mon Feb  8 11:00:00 2021</text:p>
          </table:table-cell>
          <table:table-cell office:value-type="float" office:value="233.8333">
            <text:p>233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2-08T12:00:00">
            <text:p>Mon Feb  8 12:00:00 2021</text:p>
          </table:table-cell>
          <table:table-cell office:value-type="float" office:value="250.3333">
            <text:p>250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2-08T13:00:00">
            <text:p>Mon Feb  8 13:00:00 2021</text:p>
          </table:table-cell>
          <table:table-cell office:value-type="float" office:value="254.0">
            <text:p>254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02-08T14:00:00">
            <text:p>Mon Feb  8 14:00:00 2021</text:p>
          </table:table-cell>
          <table:table-cell office:value-type="float" office:value="264.0">
            <text:p>264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2-08T17:00:00">
            <text:p>Mon Feb  8 17:00:00 2021</text:p>
          </table:table-cell>
          <table:table-cell office:value-type="float" office:value="244.5">
            <text:p>244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02-08T18:00:00">
            <text:p>Mon Feb  8 18:00:00 2021</text:p>
          </table:table-cell>
          <table:table-cell office:value-type="float" office:value="240.1667">
            <text:p>240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02-08T19:00:00">
            <text:p>Mon Feb  8 19:00:00 2021</text:p>
          </table:table-cell>
          <table:table-cell office:value-type="float" office:value="245.0">
            <text:p>245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2-08T20:00:00">
            <text:p>Mon Feb  8 20:00:00 2021</text:p>
          </table:table-cell>
          <table:table-cell office:value-type="float" office:value="238.5">
            <text:p>238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2-08T21:00:00">
            <text:p>Mon Feb  8 21:00:00 2021</text:p>
          </table:table-cell>
          <table:table-cell office:value-type="float" office:value="237.8333">
            <text:p>237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2-08T22:00:00">
            <text:p>Mon Feb  8 22:00:00 2021</text:p>
          </table:table-cell>
          <table:table-cell office:value-type="float" office:value="232.6667">
            <text:p>232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02-08T23:00:00">
            <text:p>Mon Feb  8 23:00:00 2021</text:p>
          </table:table-cell>
          <table:table-cell office:value-type="float" office:value="234.0">
            <text:p>234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2-09T00:00:00">
            <text:p>Tue Feb  9 00:00:00 2021</text:p>
          </table:table-cell>
          <table:table-cell office:value-type="float" office:value="253.3333">
            <text:p>253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2-09T01:00:00">
            <text:p>Tue Feb  9 01:00:00 2021</text:p>
          </table:table-cell>
          <table:table-cell office:value-type="float" office:value="264.0">
            <text:p>264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2-09T02:00:00">
            <text:p>Tue Feb  9 02:00:00 2021</text:p>
          </table:table-cell>
          <table:table-cell office:value-type="float" office:value="240.3333">
            <text:p>240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2-09T03:00:00">
            <text:p>Tue Feb  9 03:00:00 2021</text:p>
          </table:table-cell>
          <table:table-cell office:value-type="float" office:value="202.1667">
            <text:p>202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2-09T04:00:00">
            <text:p>Tue Feb  9 04:00:00 2021</text:p>
          </table:table-cell>
          <table:table-cell office:value-type="float" office:value="234.5">
            <text:p>234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2-09T05:00:00">
            <text:p>Tue Feb  9 05:00:00 2021</text:p>
          </table:table-cell>
          <table:table-cell office:value-type="float" office:value="228.3333">
            <text:p>228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09T06:00:00">
            <text:p>Tue Feb  9 06:00:00 2021</text:p>
          </table:table-cell>
          <table:table-cell office:value-type="float" office:value="225.5">
            <text:p>225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2-09T07:00:00">
            <text:p>Tue Feb  9 07:00:00 2021</text:p>
          </table:table-cell>
          <table:table-cell office:value-type="float" office:value="209.6667">
            <text:p>209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2-09T08:00:00">
            <text:p>Tue Feb  9 08:00:00 2021</text:p>
          </table:table-cell>
          <table:table-cell office:value-type="float" office:value="215.6667">
            <text:p>215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2-09T09:00:00">
            <text:p>Tue Feb  9 09:00:00 2021</text:p>
          </table:table-cell>
          <table:table-cell office:value-type="float" office:value="213.6667">
            <text:p>213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2-10T01:00:00">
            <text:p>Wed Feb 10 01:00:00 2021</text:p>
          </table:table-cell>
          <table:table-cell office:value-type="float" office:value="228.3333">
            <text:p>228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02-10T02:00:00">
            <text:p>Wed Feb 10 02:00:00 2021</text:p>
          </table:table-cell>
          <table:table-cell office:value-type="float" office:value="225.6667">
            <text:p>225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02-10T03:00:00">
            <text:p>Wed Feb 10 03:00:00 2021</text:p>
          </table:table-cell>
          <table:table-cell office:value-type="float" office:value="226.8333">
            <text:p>226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2-10T04:00:00">
            <text:p>Wed Feb 10 04:00:00 2021</text:p>
          </table:table-cell>
          <table:table-cell office:value-type="float" office:value="223.6667">
            <text:p>223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2-10T05:00:00">
            <text:p>Wed Feb 10 05:00:00 2021</text:p>
          </table:table-cell>
          <table:table-cell office:value-type="float" office:value="223.6667">
            <text:p>223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2-10T06:00:00">
            <text:p>Wed Feb 10 06:00:00 2021</text:p>
          </table:table-cell>
          <table:table-cell office:value-type="float" office:value="227.6667">
            <text:p>227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1-02-10T07:00:00">
            <text:p>Wed Feb 10 07:00:00 2021</text:p>
          </table:table-cell>
          <table:table-cell office:value-type="float" office:value="234.6667">
            <text:p>234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2-10T08:00:00">
            <text:p>Wed Feb 10 08:00:00 2021</text:p>
          </table:table-cell>
          <table:table-cell office:value-type="float" office:value="234.5">
            <text:p>234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2-10T09:00:00">
            <text:p>Wed Feb 10 09:00:00 2021</text:p>
          </table:table-cell>
          <table:table-cell office:value-type="float" office:value="229.8333">
            <text:p>229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2-10T10:00:00">
            <text:p>Wed Feb 10 10:00:00 2021</text:p>
          </table:table-cell>
          <table:table-cell office:value-type="float" office:value="230.3333">
            <text:p>230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1-02-10T11:00:00">
            <text:p>Wed Feb 10 11:00:00 2021</text:p>
          </table:table-cell>
          <table:table-cell office:value-type="float" office:value="234.3333">
            <text:p>234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1-02-10T12:00:00">
            <text:p>Wed Feb 10 12:00:00 2021</text:p>
          </table:table-cell>
          <table:table-cell office:value-type="float" office:value="242.8333">
            <text:p>242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1-02-10T13:00:00">
            <text:p>Wed Feb 10 13:00:00 2021</text:p>
          </table:table-cell>
          <table:table-cell office:value-type="float" office:value="248.3333">
            <text:p>248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2-10T14:00:00">
            <text:p>Wed Feb 10 14:00:00 2021</text:p>
          </table:table-cell>
          <table:table-cell office:value-type="float" office:value="248.1667">
            <text:p>248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1-02-10T15:00:00">
            <text:p>Wed Feb 10 15:00:00 2021</text:p>
          </table:table-cell>
          <table:table-cell office:value-type="float" office:value="247.0">
            <text:p>247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2-10T16:00:00">
            <text:p>Wed Feb 10 16:00:00 2021</text:p>
          </table:table-cell>
          <table:table-cell office:value-type="float" office:value="245.0">
            <text:p>245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2-10T17:00:00">
            <text:p>Wed Feb 10 17:00:00 2021</text:p>
          </table:table-cell>
          <table:table-cell office:value-type="float" office:value="244.5">
            <text:p>244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02-10T18:00:00">
            <text:p>Wed Feb 10 18:00:00 2021</text:p>
          </table:table-cell>
          <table:table-cell office:value-type="float" office:value="237.6667">
            <text:p>237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2-10T19:00:00">
            <text:p>Wed Feb 10 19:00:00 2021</text:p>
          </table:table-cell>
          <table:table-cell office:value-type="float" office:value="233.5">
            <text:p>233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2-10T20:00:00">
            <text:p>Wed Feb 10 20:00:00 2021</text:p>
          </table:table-cell>
          <table:table-cell office:value-type="float" office:value="231.0">
            <text:p>231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02-10T21:00:00">
            <text:p>Wed Feb 10 21:00:00 2021</text:p>
          </table:table-cell>
          <table:table-cell office:value-type="float" office:value="237.3333">
            <text:p>237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2-10T22:00:00">
            <text:p>Wed Feb 10 22:00:00 2021</text:p>
          </table:table-cell>
          <table:table-cell office:value-type="float" office:value="231.5">
            <text:p>231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02-10T23:00:00">
            <text:p>Wed Feb 10 23:00:00 2021</text:p>
          </table:table-cell>
          <table:table-cell office:value-type="float" office:value="236.5">
            <text:p>236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1-02-11T00:00:00">
            <text:p>Thu Feb 11 00:00:00 2021</text:p>
          </table:table-cell>
          <table:table-cell office:value-type="float" office:value="249.5">
            <text:p>249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02-11T01:00:00">
            <text:p>Thu Feb 11 01:00:00 2021</text:p>
          </table:table-cell>
          <table:table-cell office:value-type="float" office:value="260.1667">
            <text:p>260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2-11T02:00:00">
            <text:p>Thu Feb 11 02:00:00 2021</text:p>
          </table:table-cell>
          <table:table-cell office:value-type="float" office:value="210.5">
            <text:p>210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02-11T03:00:00">
            <text:p>Thu Feb 11 03:00:00 2021</text:p>
          </table:table-cell>
          <table:table-cell office:value-type="float" office:value="203.6667">
            <text:p>203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2-11T04:00:00">
            <text:p>Thu Feb 11 04:00:00 2021</text:p>
          </table:table-cell>
          <table:table-cell office:value-type="float" office:value="224.8333">
            <text:p>224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1-02-11T05:00:00">
            <text:p>Thu Feb 11 05:00:00 2021</text:p>
          </table:table-cell>
          <table:table-cell office:value-type="float" office:value="219.3333">
            <text:p>219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2-11T06:00:00">
            <text:p>Thu Feb 11 06:00:00 2021</text:p>
          </table:table-cell>
          <table:table-cell office:value-type="float" office:value="220.8333">
            <text:p>220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2-12T01:00:00">
            <text:p>Fri Feb 12 01:00:00 2021</text:p>
          </table:table-cell>
          <table:table-cell office:value-type="float" office:value="241.6667">
            <text:p>241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2-12T02:00:00">
            <text:p>Fri Feb 12 02:00:00 2021</text:p>
          </table:table-cell>
          <table:table-cell office:value-type="float" office:value="233.1667">
            <text:p>233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02-12T03:00:00">
            <text:p>Fri Feb 12 03:00:00 2021</text:p>
          </table:table-cell>
          <table:table-cell office:value-type="float" office:value="214.3333">
            <text:p>214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2-12T04:00:00">
            <text:p>Fri Feb 12 04:00:00 2021</text:p>
          </table:table-cell>
          <table:table-cell office:value-type="float" office:value="225.0">
            <text:p>225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2-12T05:00:00">
            <text:p>Fri Feb 12 05:00:00 2021</text:p>
          </table:table-cell>
          <table:table-cell office:value-type="float" office:value="220.3333">
            <text:p>220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2-12T06:00:00">
            <text:p>Fri Feb 12 06:00:00 2021</text:p>
          </table:table-cell>
          <table:table-cell office:value-type="float" office:value="235.0">
            <text:p>235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2-12T07:00:00">
            <text:p>Fri Feb 12 07:00:00 2021</text:p>
          </table:table-cell>
          <table:table-cell office:value-type="float" office:value="232.5">
            <text:p>232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2-16T22:00:00">
            <text:p>Tue Feb 16 22:00:00 2021</text:p>
          </table:table-cell>
          <table:table-cell office:value-type="float" office:value="225.1667">
            <text:p>225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02-18T02:00:00">
            <text:p>Thu Feb 18 02:00:00 2021</text:p>
          </table:table-cell>
          <table:table-cell office:value-type="float" office:value="217.6667">
            <text:p>217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2-18T03:00:00">
            <text:p>Thu Feb 18 03:00:00 2021</text:p>
          </table:table-cell>
          <table:table-cell office:value-type="float" office:value="229.8333">
            <text:p>229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1-02-18T04:00:00">
            <text:p>Thu Feb 18 04:00:00 2021</text:p>
          </table:table-cell>
          <table:table-cell office:value-type="float" office:value="222.0">
            <text:p>222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2-18T05:00:00">
            <text:p>Thu Feb 18 05:00:00 2021</text:p>
          </table:table-cell>
          <table:table-cell office:value-type="float" office:value="272.8333">
            <text:p>272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2-18T06:00:00">
            <text:p>Thu Feb 18 06:00:00 2021</text:p>
          </table:table-cell>
          <table:table-cell office:value-type="float" office:value="265.8333">
            <text:p>265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2-18T07:00:00">
            <text:p>Thu Feb 18 07:00:00 2021</text:p>
          </table:table-cell>
          <table:table-cell office:value-type="float" office:value="215.3333">
            <text:p>215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2-18T08:00:00">
            <text:p>Thu Feb 18 08:00:00 2021</text:p>
          </table:table-cell>
          <table:table-cell office:value-type="float" office:value="189.1667">
            <text:p>189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3-09T06:00:00">
            <text:p>Tue Mar  9 06:00:00 2021</text:p>
          </table:table-cell>
          <table:table-cell office:value-type="float" office:value="76.5">
            <text:p>76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3-10T02:00:00">
            <text:p>Wed Mar 10 02:00:00 2021</text:p>
          </table:table-cell>
          <table:table-cell office:value-type="float" office:value="90.0">
            <text:p>90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03-10T03:00:00">
            <text:p>Wed Mar 10 03:00:00 2021</text:p>
          </table:table-cell>
          <table:table-cell office:value-type="float" office:value="141.1667">
            <text:p>141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1-03-10T05:00:00">
            <text:p>Wed Mar 10 05:00:00 2021</text:p>
          </table:table-cell>
          <table:table-cell office:value-type="float" office:value="87.0">
            <text:p>87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3-10T06:00:00">
            <text:p>Wed Mar 10 06:00:00 2021</text:p>
          </table:table-cell>
          <table:table-cell office:value-type="float" office:value="74.5">
            <text:p>74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3-10T07:00:00">
            <text:p>Wed Mar 10 07:00:00 2021</text:p>
          </table:table-cell>
          <table:table-cell office:value-type="float" office:value="44.6667">
            <text:p>44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3-12T05:00:00">
            <text:p>Fri Mar 12 05:00:00 2021</text:p>
          </table:table-cell>
          <table:table-cell office:value-type="float" office:value="177.8333">
            <text:p>177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3-12T07:00:00">
            <text:p>Fri Mar 12 07:00:00 2021</text:p>
          </table:table-cell>
          <table:table-cell office:value-type="float" office:value="125.5">
            <text:p>125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3-12T08:00:00">
            <text:p>Fri Mar 12 08:00:00 2021</text:p>
          </table:table-cell>
          <table:table-cell office:value-type="float" office:value="130.8333">
            <text:p>130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3-12T10:00:00">
            <text:p>Fri Mar 12 10:00:00 2021</text:p>
          </table:table-cell>
          <table:table-cell office:value-type="float" office:value="182.0">
            <text:p>182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3-13T12:00:00">
            <text:p>Sat Mar 13 12:00:00 2021</text:p>
          </table:table-cell>
          <table:table-cell office:value-type="float" office:value="184.8333">
            <text:p>184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1-03-20T00:00:00">
            <text:p>Sat Mar 20 00:00:00 2021</text:p>
          </table:table-cell>
          <table:table-cell office:value-type="float" office:value="297.1667">
            <text:p>297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03-21T00:00:00">
            <text:p>Sun Mar 21 00:00:00 2021</text:p>
          </table:table-cell>
          <table:table-cell office:value-type="float" office:value="237.6667">
            <text:p>237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3-22T00:00:00">
            <text:p>Mon Mar 22 00:00:00 2021</text:p>
          </table:table-cell>
          <table:table-cell office:value-type="float" office:value="284.8333">
            <text:p>284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3-23T04:00:00">
            <text:p>Tue Mar 23 04:00:00 2021</text:p>
          </table:table-cell>
          <table:table-cell office:value-type="float" office:value="249.1667">
            <text:p>249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3-23T05:00:00">
            <text:p>Tue Mar 23 05:00:00 2021</text:p>
          </table:table-cell>
          <table:table-cell office:value-type="float" office:value="219.6667">
            <text:p>219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03-24T04:00:00">
            <text:p>Wed Mar 24 04:00:00 2021</text:p>
          </table:table-cell>
          <table:table-cell office:value-type="float" office:value="252.6667">
            <text:p>252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3-24T05:00:00">
            <text:p>Wed Mar 24 05:00:00 2021</text:p>
          </table:table-cell>
          <table:table-cell office:value-type="float" office:value="282.6667">
            <text:p>282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3-24T06:00:00">
            <text:p>Wed Mar 24 06:00:00 2021</text:p>
          </table:table-cell>
          <table:table-cell office:value-type="float" office:value="173.0">
            <text:p>173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3-24T09:00:00">
            <text:p>Wed Mar 24 09:00:00 2021</text:p>
          </table:table-cell>
          <table:table-cell office:value-type="float" office:value="124.8333">
            <text:p>124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3-24T10:00:00">
            <text:p>Wed Mar 24 10:00:00 2021</text:p>
          </table:table-cell>
          <table:table-cell office:value-type="float" office:value="238.1667">
            <text:p>238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3-25T03:00:00">
            <text:p>Thu Mar 25 03:00:00 2021</text:p>
          </table:table-cell>
          <table:table-cell office:value-type="float" office:value="242.6667">
            <text:p>242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3-25T04:00:00">
            <text:p>Thu Mar 25 04:00:00 2021</text:p>
          </table:table-cell>
          <table:table-cell office:value-type="float" office:value="227.8333">
            <text:p>227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3-25T05:00:00">
            <text:p>Thu Mar 25 05:00:00 2021</text:p>
          </table:table-cell>
          <table:table-cell office:value-type="float" office:value="196.8333">
            <text:p>196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3-25T06:00:00">
            <text:p>Thu Mar 25 06:00:00 2021</text:p>
          </table:table-cell>
          <table:table-cell office:value-type="float" office:value="242.6667">
            <text:p>242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03-26T02:00:00">
            <text:p>Fri Mar 26 02:00:00 2021</text:p>
          </table:table-cell>
          <table:table-cell office:value-type="float" office:value="196.6667">
            <text:p>196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03-26T03:00:00">
            <text:p>Fri Mar 26 03:00:00 2021</text:p>
          </table:table-cell>
          <table:table-cell office:value-type="float" office:value="158.8333">
            <text:p>158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03-26T04:00:00">
            <text:p>Fri Mar 26 04:00:00 2021</text:p>
          </table:table-cell>
          <table:table-cell office:value-type="float" office:value="153.6667">
            <text:p>153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03-29T02:00:00">
            <text:p>Mon Mar 29 02:00:00 2021</text:p>
          </table:table-cell>
          <table:table-cell office:value-type="float" office:value="244.1667">
            <text:p>244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3-29T03:00:00">
            <text:p>Mon Mar 29 03:00:00 2021</text:p>
          </table:table-cell>
          <table:table-cell office:value-type="float" office:value="187.3333">
            <text:p>187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03-30T01:00:00">
            <text:p>Tue Mar 30 01:00:00 2021</text:p>
          </table:table-cell>
          <table:table-cell office:value-type="float" office:value="251.5">
            <text:p>251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3-30T02:00:00">
            <text:p>Tue Mar 30 02:00:00 2021</text:p>
          </table:table-cell>
          <table:table-cell office:value-type="float" office:value="256.8333">
            <text:p>256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1-03-30T03:00:00">
            <text:p>Tue Mar 30 03:00:00 2021</text:p>
          </table:table-cell>
          <table:table-cell office:value-type="float" office:value="203.0">
            <text:p>203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1-03-30T06:00:00">
            <text:p>Tue Mar 30 06:00:00 2021</text:p>
          </table:table-cell>
          <table:table-cell office:value-type="float" office:value="307.0">
            <text:p>307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3-31T22:00:00">
            <text:p>Wed Mar 31 22:00:00 2021</text:p>
          </table:table-cell>
          <table:table-cell office:value-type="float" office:value="229.1667">
            <text:p>229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3-31T23:00:00">
            <text:p>Wed Mar 31 23:00:00 2021</text:p>
          </table:table-cell>
          <table:table-cell office:value-type="float" office:value="257.6667">
            <text:p>257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04-01T00:00:00">
            <text:p>Thu Apr  1 00:00:00 2021</text:p>
          </table:table-cell>
          <table:table-cell office:value-type="float" office:value="299.8333">
            <text:p>299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4-01T01:00:00">
            <text:p>Thu Apr  1 01:00:00 2021</text:p>
          </table:table-cell>
          <table:table-cell office:value-type="float" office:value="284.0">
            <text:p>284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4-01T02:00:00">
            <text:p>Thu Apr  1 02:00:00 2021</text:p>
          </table:table-cell>
          <table:table-cell office:value-type="float" office:value="309.5">
            <text:p>309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04-01T03:00:00">
            <text:p>Thu Apr  1 03:00:00 2021</text:p>
          </table:table-cell>
          <table:table-cell office:value-type="float" office:value="285.0">
            <text:p>285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4-01T06:00:00">
            <text:p>Thu Apr  1 06:00:00 2021</text:p>
          </table:table-cell>
          <table:table-cell office:value-type="float" office:value="184.5">
            <text:p>184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04-01T07:00:00">
            <text:p>Thu Apr  1 07:00:00 2021</text:p>
          </table:table-cell>
          <table:table-cell office:value-type="float" office:value="246.8333">
            <text:p>246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4-01T08:00:00">
            <text:p>Thu Apr  1 08:00:00 2021</text:p>
          </table:table-cell>
          <table:table-cell office:value-type="float" office:value="234.6667">
            <text:p>234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4-01T09:00:00">
            <text:p>Thu Apr  1 09:00:00 2021</text:p>
          </table:table-cell>
          <table:table-cell office:value-type="float" office:value="206.8333">
            <text:p>206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1-04-01T10:00:00">
            <text:p>Thu Apr  1 10:00:00 2021</text:p>
          </table:table-cell>
          <table:table-cell office:value-type="float" office:value="196.8333">
            <text:p>196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4-01T21:00:00">
            <text:p>Thu Apr  1 21:00:00 2021</text:p>
          </table:table-cell>
          <table:table-cell office:value-type="float" office:value="239.3333">
            <text:p>239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4-01T22:00:00">
            <text:p>Thu Apr  1 22:00:00 2021</text:p>
          </table:table-cell>
          <table:table-cell office:value-type="float" office:value="236.3333">
            <text:p>236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1-04-02T00:00:00">
            <text:p>Fri Apr  2 00:00:00 2021</text:p>
          </table:table-cell>
          <table:table-cell office:value-type="float" office:value="224.6667">
            <text:p>224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4-02T01:00:00">
            <text:p>Fri Apr  2 01:00:00 2021</text:p>
          </table:table-cell>
          <table:table-cell office:value-type="float" office:value="218.3333">
            <text:p>218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04-02T02:00:00">
            <text:p>Fri Apr  2 02:00:00 2021</text:p>
          </table:table-cell>
          <table:table-cell office:value-type="float" office:value="224.8333">
            <text:p>224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4-02T03:00:00">
            <text:p>Fri Apr  2 03:00:00 2021</text:p>
          </table:table-cell>
          <table:table-cell office:value-type="float" office:value="219.6667">
            <text:p>219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4-02T04:00:00">
            <text:p>Fri Apr  2 04:00:00 2021</text:p>
          </table:table-cell>
          <table:table-cell office:value-type="float" office:value="237.1667">
            <text:p>237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04-02T05:00:00">
            <text:p>Fri Apr  2 05:00:00 2021</text:p>
          </table:table-cell>
          <table:table-cell office:value-type="float" office:value="241.0">
            <text:p>241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1-04-02T06:00:00">
            <text:p>Fri Apr  2 06:00:00 2021</text:p>
          </table:table-cell>
          <table:table-cell office:value-type="float" office:value="238.5">
            <text:p>238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4-02T07:00:00">
            <text:p>Fri Apr  2 07:00:00 2021</text:p>
          </table:table-cell>
          <table:table-cell office:value-type="float" office:value="243.5">
            <text:p>243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1-04-02T08:00:00">
            <text:p>Fri Apr  2 08:00:00 2021</text:p>
          </table:table-cell>
          <table:table-cell office:value-type="float" office:value="274.8333">
            <text:p>274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4-02T09:00:00">
            <text:p>Fri Apr  2 09:00:00 2021</text:p>
          </table:table-cell>
          <table:table-cell office:value-type="float" office:value="264.5">
            <text:p>264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4-02T10:00:00">
            <text:p>Fri Apr  2 10:00:00 2021</text:p>
          </table:table-cell>
          <table:table-cell office:value-type="float" office:value="237.1667">
            <text:p>237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4-03T02:00:00">
            <text:p>Sat Apr  3 02:00:00 2021</text:p>
          </table:table-cell>
          <table:table-cell office:value-type="float" office:value="172.0">
            <text:p>172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4-03T03:00:00">
            <text:p>Sat Apr  3 03:00:00 2021</text:p>
          </table:table-cell>
          <table:table-cell office:value-type="float" office:value="230.3333">
            <text:p>230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04-03T04:00:00">
            <text:p>Sat Apr  3 04:00:00 2021</text:p>
          </table:table-cell>
          <table:table-cell office:value-type="float" office:value="200.5">
            <text:p>200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04-03T05:00:00">
            <text:p>Sat Apr  3 05:00:00 2021</text:p>
          </table:table-cell>
          <table:table-cell office:value-type="float" office:value="197.1667">
            <text:p>197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4-03T06:00:00">
            <text:p>Sat Apr  3 06:00:00 2021</text:p>
          </table:table-cell>
          <table:table-cell office:value-type="float" office:value="289.3333">
            <text:p>289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04-04T04:00:00">
            <text:p>Sun Apr  4 04:00:00 2021</text:p>
          </table:table-cell>
          <table:table-cell office:value-type="float" office:value="183.3333">
            <text:p>183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4-04T05:00:00">
            <text:p>Sun Apr  4 05:00:00 2021</text:p>
          </table:table-cell>
          <table:table-cell office:value-type="float" office:value="208.5">
            <text:p>208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4-04T06:00:00">
            <text:p>Sun Apr  4 06:00:00 2021</text:p>
          </table:table-cell>
          <table:table-cell office:value-type="float" office:value="239.1667">
            <text:p>239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4-04T07:00:00">
            <text:p>Sun Apr  4 07:00:00 2021</text:p>
          </table:table-cell>
          <table:table-cell office:value-type="float" office:value="151.5">
            <text:p>151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4-04T08:00:00">
            <text:p>Sun Apr  4 08:00:00 2021</text:p>
          </table:table-cell>
          <table:table-cell office:value-type="float" office:value="91.1667">
            <text:p>91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4-05T04:00:00">
            <text:p>Mon Apr  5 04:00:00 2021</text:p>
          </table:table-cell>
          <table:table-cell office:value-type="float" office:value="197.3333">
            <text:p>197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4-05T05:00:00">
            <text:p>Mon Apr  5 05:00:00 2021</text:p>
          </table:table-cell>
          <table:table-cell office:value-type="float" office:value="189.3333">
            <text:p>189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04-05T08:00:00">
            <text:p>Mon Apr  5 08:00:00 2021</text:p>
          </table:table-cell>
          <table:table-cell office:value-type="float" office:value="160.1667">
            <text:p>160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04-05T09:00:00">
            <text:p>Mon Apr  5 09:00:00 2021</text:p>
          </table:table-cell>
          <table:table-cell office:value-type="float" office:value="215.3333">
            <text:p>21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04-05T10:00:00">
            <text:p>Mon Apr  5 10:00:00 2021</text:p>
          </table:table-cell>
          <table:table-cell office:value-type="float" office:value="179.0">
            <text:p>179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4-06T04:00:00">
            <text:p>Tue Apr  6 04:00:00 2021</text:p>
          </table:table-cell>
          <table:table-cell office:value-type="float" office:value="196.6667">
            <text:p>196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4-06T05:00:00">
            <text:p>Tue Apr  6 05:00:00 2021</text:p>
          </table:table-cell>
          <table:table-cell office:value-type="float" office:value="155.0">
            <text:p>155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4-06T06:00:00">
            <text:p>Tue Apr  6 06:00:00 2021</text:p>
          </table:table-cell>
          <table:table-cell office:value-type="float" office:value="202.5">
            <text:p>202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04-06T07:00:00">
            <text:p>Tue Apr  6 07:00:00 2021</text:p>
          </table:table-cell>
          <table:table-cell office:value-type="float" office:value="191.3333">
            <text:p>191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4-06T08:00:00">
            <text:p>Tue Apr  6 08:00:00 2021</text:p>
          </table:table-cell>
          <table:table-cell office:value-type="float" office:value="111.1667">
            <text:p>111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04-07T05:00:00">
            <text:p>Wed Apr  7 05:00:00 2021</text:p>
          </table:table-cell>
          <table:table-cell office:value-type="float" office:value="221.5">
            <text:p>221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4-07T06:00:00">
            <text:p>Wed Apr  7 06:00:00 2021</text:p>
          </table:table-cell>
          <table:table-cell office:value-type="float" office:value="264.6667">
            <text:p>264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1-04-07T07:00:00">
            <text:p>Wed Apr  7 07:00:00 2021</text:p>
          </table:table-cell>
          <table:table-cell office:value-type="float" office:value="284.3333">
            <text:p>284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4-08T04:00:00">
            <text:p>Thu Apr  8 04:00:00 2021</text:p>
          </table:table-cell>
          <table:table-cell office:value-type="float" office:value="348.5">
            <text:p>348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4-08T10:00:00">
            <text:p>Thu Apr  8 10:00:00 2021</text:p>
          </table:table-cell>
          <table:table-cell office:value-type="float" office:value="143.0">
            <text:p>143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1-04-08T11:00:00">
            <text:p>Thu Apr  8 11:00:00 2021</text:p>
          </table:table-cell>
          <table:table-cell office:value-type="float" office:value="202.6667">
            <text:p>202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4-08T12:00:00">
            <text:p>Thu Apr  8 12:00:00 2021</text:p>
          </table:table-cell>
          <table:table-cell office:value-type="float" office:value="238.5">
            <text:p>238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1-04-09T03:00:00">
            <text:p>Fri Apr  9 03:00:00 2021</text:p>
          </table:table-cell>
          <table:table-cell office:value-type="float" office:value="319.8333">
            <text:p>319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04-09T04:00:00">
            <text:p>Fri Apr  9 04:00:00 2021</text:p>
          </table:table-cell>
          <table:table-cell office:value-type="float" office:value="345.5">
            <text:p>345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4-09T05:00:00">
            <text:p>Fri Apr  9 05:00:00 2021</text:p>
          </table:table-cell>
          <table:table-cell office:value-type="float" office:value="345.6667">
            <text:p>345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4-10T05:00:00">
            <text:p>Sat Apr 10 05:00:00 2021</text:p>
          </table:table-cell>
          <table:table-cell office:value-type="float" office:value="317.6667">
            <text:p>317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04-10T06:00:00">
            <text:p>Sat Apr 10 06:00:00 2021</text:p>
          </table:table-cell>
          <table:table-cell office:value-type="float" office:value="222.5">
            <text:p>222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4-11T02:00:00">
            <text:p>Sun Apr 11 02:00:00 2021</text:p>
          </table:table-cell>
          <table:table-cell office:value-type="float" office:value="197.8333">
            <text:p>197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4-11T03:00:00">
            <text:p>Sun Apr 11 03:00:00 2021</text:p>
          </table:table-cell>
          <table:table-cell office:value-type="float" office:value="209.5">
            <text:p>209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4-11T04:00:00">
            <text:p>Sun Apr 11 04:00:00 2021</text:p>
          </table:table-cell>
          <table:table-cell office:value-type="float" office:value="215.8333">
            <text:p>215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4-11T05:00:00">
            <text:p>Sun Apr 11 05:00:00 2021</text:p>
          </table:table-cell>
          <table:table-cell office:value-type="float" office:value="206.1667">
            <text:p>206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4-11T06:00:00">
            <text:p>Sun Apr 11 06:00:00 2021</text:p>
          </table:table-cell>
          <table:table-cell office:value-type="float" office:value="197.1667">
            <text:p>197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04-11T07:00:00">
            <text:p>Sun Apr 11 07:00:00 2021</text:p>
          </table:table-cell>
          <table:table-cell office:value-type="float" office:value="214.8333">
            <text:p>214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4-11T08:00:00">
            <text:p>Sun Apr 11 08:00:00 2021</text:p>
          </table:table-cell>
          <table:table-cell office:value-type="float" office:value="206.1667">
            <text:p>206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04-12T02:00:00">
            <text:p>Mon Apr 12 02:00:00 2021</text:p>
          </table:table-cell>
          <table:table-cell office:value-type="float" office:value="200.8333">
            <text:p>200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4-12T03:00:00">
            <text:p>Mon Apr 12 03:00:00 2021</text:p>
          </table:table-cell>
          <table:table-cell office:value-type="float" office:value="189.6667">
            <text:p>189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4-12T04:00:00">
            <text:p>Mon Apr 12 04:00:00 2021</text:p>
          </table:table-cell>
          <table:table-cell office:value-type="float" office:value="239.3333">
            <text:p>239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1-04-12T05:00:00">
            <text:p>Mon Apr 12 05:00:00 2021</text:p>
          </table:table-cell>
          <table:table-cell office:value-type="float" office:value="148.0">
            <text:p>148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4-13T04:00:00">
            <text:p>Tue Apr 13 04:00:00 2021</text:p>
          </table:table-cell>
          <table:table-cell office:value-type="float" office:value="311.8333">
            <text:p>311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1-04-13T05:00:00">
            <text:p>Tue Apr 13 05:00:00 2021</text:p>
          </table:table-cell>
          <table:table-cell office:value-type="float" office:value="332.1667">
            <text:p>332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4-13T06:00:00">
            <text:p>Tue Apr 13 06:00:00 2021</text:p>
          </table:table-cell>
          <table:table-cell office:value-type="float" office:value="185.5">
            <text:p>185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04-14T04:00:00">
            <text:p>Wed Apr 14 04:00:00 2021</text:p>
          </table:table-cell>
          <table:table-cell office:value-type="float" office:value="290.3333">
            <text:p>290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04-14T07:00:00">
            <text:p>Wed Apr 14 07:00:00 2021</text:p>
          </table:table-cell>
          <table:table-cell office:value-type="float" office:value="177.6667">
            <text:p>177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4-15T03:00:00">
            <text:p>Thu Apr 15 03:00:00 2021</text:p>
          </table:table-cell>
          <table:table-cell office:value-type="float" office:value="283.8333">
            <text:p>283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04-15T04:00:00">
            <text:p>Thu Apr 15 04:00:00 2021</text:p>
          </table:table-cell>
          <table:table-cell office:value-type="float" office:value="217.6667">
            <text:p>217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4-15T06:00:00">
            <text:p>Thu Apr 15 06:00:00 2021</text:p>
          </table:table-cell>
          <table:table-cell office:value-type="float" office:value="279.3333">
            <text:p>279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4-15T07:00:00">
            <text:p>Thu Apr 15 07:00:00 2021</text:p>
          </table:table-cell>
          <table:table-cell office:value-type="float" office:value="283.8333">
            <text:p>283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4-16T01:00:00">
            <text:p>Fri Apr 16 01:00:00 2021</text:p>
          </table:table-cell>
          <table:table-cell office:value-type="float" office:value="232.8333">
            <text:p>232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4-17T04:00:00">
            <text:p>Sat Apr 17 04:00:00 2021</text:p>
          </table:table-cell>
          <table:table-cell office:value-type="float" office:value="210.6667">
            <text:p>210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04-17T05:00:00">
            <text:p>Sat Apr 17 05:00:00 2021</text:p>
          </table:table-cell>
          <table:table-cell office:value-type="float" office:value="217.8333">
            <text:p>217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4-17T06:00:00">
            <text:p>Sat Apr 17 06:00:00 2021</text:p>
          </table:table-cell>
          <table:table-cell office:value-type="float" office:value="219.1667">
            <text:p>219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4-17T07:00:00">
            <text:p>Sat Apr 17 07:00:00 2021</text:p>
          </table:table-cell>
          <table:table-cell office:value-type="float" office:value="239.0">
            <text:p>239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4-17T08:00:00">
            <text:p>Sat Apr 17 08:00:00 2021</text:p>
          </table:table-cell>
          <table:table-cell office:value-type="float" office:value="270.1667">
            <text:p>270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04-17T09:00:00">
            <text:p>Sat Apr 17 09:00:00 2021</text:p>
          </table:table-cell>
          <table:table-cell office:value-type="float" office:value="262.0">
            <text:p>262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4-17T10:00:00">
            <text:p>Sat Apr 17 10:00:00 2021</text:p>
          </table:table-cell>
          <table:table-cell office:value-type="float" office:value="233.8333">
            <text:p>233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4-18T03:00:00">
            <text:p>Sun Apr 18 03:00:00 2021</text:p>
          </table:table-cell>
          <table:table-cell office:value-type="float" office:value="175.8333">
            <text:p>175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4-18T04:00:00">
            <text:p>Sun Apr 18 04:00:00 2021</text:p>
          </table:table-cell>
          <table:table-cell office:value-type="float" office:value="234.0">
            <text:p>234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4-19T04:00:00">
            <text:p>Mon Apr 19 04:00:00 2021</text:p>
          </table:table-cell>
          <table:table-cell office:value-type="float" office:value="178.5">
            <text:p>178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04-19T05:00:00">
            <text:p>Mon Apr 19 05:00:00 2021</text:p>
          </table:table-cell>
          <table:table-cell office:value-type="float" office:value="191.8333">
            <text:p>191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04-19T06:00:00">
            <text:p>Mon Apr 19 06:00:00 2021</text:p>
          </table:table-cell>
          <table:table-cell office:value-type="float" office:value="215.5">
            <text:p>215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4-19T07:00:00">
            <text:p>Mon Apr 19 07:00:00 2021</text:p>
          </table:table-cell>
          <table:table-cell office:value-type="float" office:value="157.8333">
            <text:p>157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4-19T08:00:00">
            <text:p>Mon Apr 19 08:00:00 2021</text:p>
          </table:table-cell>
          <table:table-cell office:value-type="float" office:value="166.5">
            <text:p>166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04-19T09:00:00">
            <text:p>Mon Apr 19 09:00:00 2021</text:p>
          </table:table-cell>
          <table:table-cell office:value-type="float" office:value="263.6667">
            <text:p>263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4-19T10:00:00">
            <text:p>Mon Apr 19 10:00:00 2021</text:p>
          </table:table-cell>
          <table:table-cell office:value-type="float" office:value="240.6667">
            <text:p>240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4-20T04:00:00">
            <text:p>Tue Apr 20 04:00:00 2021</text:p>
          </table:table-cell>
          <table:table-cell office:value-type="float" office:value="213.3333">
            <text:p>213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4-20T06:00:00">
            <text:p>Tue Apr 20 06:00:00 2021</text:p>
          </table:table-cell>
          <table:table-cell office:value-type="float" office:value="156.8333">
            <text:p>156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4-21T02:00:00">
            <text:p>Wed Apr 21 02:00:00 2021</text:p>
          </table:table-cell>
          <table:table-cell office:value-type="float" office:value="280.6667">
            <text:p>280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4-21T03:00:00">
            <text:p>Wed Apr 21 03:00:00 2021</text:p>
          </table:table-cell>
          <table:table-cell office:value-type="float" office:value="315.0">
            <text:p>315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4-21T04:00:00">
            <text:p>Wed Apr 21 04:00:00 2021</text:p>
          </table:table-cell>
          <table:table-cell office:value-type="float" office:value="284.1667">
            <text:p>284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04-21T05:00:00">
            <text:p>Wed Apr 21 05:00:00 2021</text:p>
          </table:table-cell>
          <table:table-cell office:value-type="float" office:value="240.5">
            <text:p>240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4-21T06:00:00">
            <text:p>Wed Apr 21 06:00:00 2021</text:p>
          </table:table-cell>
          <table:table-cell office:value-type="float" office:value="170.6667">
            <text:p>170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4-21T07:00:00">
            <text:p>Wed Apr 21 07:00:00 2021</text:p>
          </table:table-cell>
          <table:table-cell office:value-type="float" office:value="320.0">
            <text:p>320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04-21T08:00:00">
            <text:p>Wed Apr 21 08:00:00 2021</text:p>
          </table:table-cell>
          <table:table-cell office:value-type="float" office:value="285.0">
            <text:p>285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04-21T09:00:00">
            <text:p>Wed Apr 21 09:00:00 2021</text:p>
          </table:table-cell>
          <table:table-cell office:value-type="float" office:value="288.6667">
            <text:p>288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4-21T10:00:00">
            <text:p>Wed Apr 21 10:00:00 2021</text:p>
          </table:table-cell>
          <table:table-cell office:value-type="float" office:value="286.3333">
            <text:p>286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4-21T11:00:00">
            <text:p>Wed Apr 21 11:00:00 2021</text:p>
          </table:table-cell>
          <table:table-cell office:value-type="float" office:value="234.8333">
            <text:p>234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4-22T04:00:00">
            <text:p>Thu Apr 22 04:00:00 2021</text:p>
          </table:table-cell>
          <table:table-cell office:value-type="float" office:value="185.5">
            <text:p>185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4-22T05:00:00">
            <text:p>Thu Apr 22 05:00:00 2021</text:p>
          </table:table-cell>
          <table:table-cell office:value-type="float" office:value="191.5">
            <text:p>191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1-04-22T06:00:00">
            <text:p>Thu Apr 22 06:00:00 2021</text:p>
          </table:table-cell>
          <table:table-cell office:value-type="float" office:value="202.8333">
            <text:p>202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4-22T07:00:00">
            <text:p>Thu Apr 22 07:00:00 2021</text:p>
          </table:table-cell>
          <table:table-cell office:value-type="float" office:value="200.8333">
            <text:p>200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4-22T08:00:00">
            <text:p>Thu Apr 22 08:00:00 2021</text:p>
          </table:table-cell>
          <table:table-cell office:value-type="float" office:value="224.3333">
            <text:p>224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4-22T09:00:00">
            <text:p>Thu Apr 22 09:00:00 2021</text:p>
          </table:table-cell>
          <table:table-cell office:value-type="float" office:value="213.0">
            <text:p>213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4-23T05:00:00">
            <text:p>Fri Apr 23 05:00:00 2021</text:p>
          </table:table-cell>
          <table:table-cell office:value-type="float" office:value="137.8333">
            <text:p>137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1-04-24T03:00:00">
            <text:p>Sat Apr 24 03:00:00 2021</text:p>
          </table:table-cell>
          <table:table-cell office:value-type="float" office:value="335.0">
            <text:p>335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1-04-24T04:00:00">
            <text:p>Sat Apr 24 04:00:00 2021</text:p>
          </table:table-cell>
          <table:table-cell office:value-type="float" office:value="182.1667">
            <text:p>182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04-24T05:00:00">
            <text:p>Sat Apr 24 05:00:00 2021</text:p>
          </table:table-cell>
          <table:table-cell office:value-type="float" office:value="182.3333">
            <text:p>182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04-24T06:00:00">
            <text:p>Sat Apr 24 06:00:00 2021</text:p>
          </table:table-cell>
          <table:table-cell office:value-type="float" office:value="125.5">
            <text:p>125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04-24T10:00:00">
            <text:p>Sat Apr 24 10:00:00 2021</text:p>
          </table:table-cell>
          <table:table-cell office:value-type="float" office:value="239.6667">
            <text:p>239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4-24T11:00:00">
            <text:p>Sat Apr 24 11:00:00 2021</text:p>
          </table:table-cell>
          <table:table-cell office:value-type="float" office:value="254.5">
            <text:p>254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4-26T06:00:00">
            <text:p>Mon Apr 26 06:00:00 2021</text:p>
          </table:table-cell>
          <table:table-cell office:value-type="float" office:value="141.8333">
            <text:p>141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4-26T07:00:00">
            <text:p>Mon Apr 26 07:00:00 2021</text:p>
          </table:table-cell>
          <table:table-cell office:value-type="float" office:value="144.3333">
            <text:p>144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4-26T08:00:00">
            <text:p>Mon Apr 26 08:00:00 2021</text:p>
          </table:table-cell>
          <table:table-cell office:value-type="float" office:value="167.8333">
            <text:p>167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4-26T09:00:00">
            <text:p>Mon Apr 26 09:00:00 2021</text:p>
          </table:table-cell>
          <table:table-cell office:value-type="float" office:value="169.3333">
            <text:p>169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4-26T10:00:00">
            <text:p>Mon Apr 26 10:00:00 2021</text:p>
          </table:table-cell>
          <table:table-cell office:value-type="float" office:value="160.1667">
            <text:p>160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4-26T11:00:00">
            <text:p>Mon Apr 26 11:00:00 2021</text:p>
          </table:table-cell>
          <table:table-cell office:value-type="float" office:value="179.1667">
            <text:p>179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4-27T03:00:00">
            <text:p>Tue Apr 27 03:00:00 2021</text:p>
          </table:table-cell>
          <table:table-cell office:value-type="float" office:value="162.6667">
            <text:p>16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04-27T04:00:00">
            <text:p>Tue Apr 27 04:00:00 2021</text:p>
          </table:table-cell>
          <table:table-cell office:value-type="float" office:value="142.5">
            <text:p>142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4-27T05:00:00">
            <text:p>Tue Apr 27 05:00:00 2021</text:p>
          </table:table-cell>
          <table:table-cell office:value-type="float" office:value="170.5">
            <text:p>170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4-27T06:00:00">
            <text:p>Tue Apr 27 06:00:00 2021</text:p>
          </table:table-cell>
          <table:table-cell office:value-type="float" office:value="180.1667">
            <text:p>180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4-27T07:00:00">
            <text:p>Tue Apr 27 07:00:00 2021</text:p>
          </table:table-cell>
          <table:table-cell office:value-type="float" office:value="164.5">
            <text:p>164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4-27T10:00:00">
            <text:p>Tue Apr 27 10:00:00 2021</text:p>
          </table:table-cell>
          <table:table-cell office:value-type="float" office:value="211.0">
            <text:p>211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4-28T03:00:00">
            <text:p>Wed Apr 28 03:00:00 2021</text:p>
          </table:table-cell>
          <table:table-cell office:value-type="float" office:value="177.6667">
            <text:p>177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4-28T04:00:00">
            <text:p>Wed Apr 28 04:00:00 2021</text:p>
          </table:table-cell>
          <table:table-cell office:value-type="float" office:value="210.6667">
            <text:p>210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4-28T05:00:00">
            <text:p>Wed Apr 28 05:00:00 2021</text:p>
          </table:table-cell>
          <table:table-cell office:value-type="float" office:value="242.1667">
            <text:p>242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4-28T06:00:00">
            <text:p>Wed Apr 28 06:00:00 2021</text:p>
          </table:table-cell>
          <table:table-cell office:value-type="float" office:value="265.3333">
            <text:p>265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4-28T07:00:00">
            <text:p>Wed Apr 28 07:00:00 2021</text:p>
          </table:table-cell>
          <table:table-cell office:value-type="float" office:value="233.5">
            <text:p>233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4-28T08:00:00">
            <text:p>Wed Apr 28 08:00:00 2021</text:p>
          </table:table-cell>
          <table:table-cell office:value-type="float" office:value="199.6667">
            <text:p>199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1-04-28T09:00:00">
            <text:p>Wed Apr 28 09:00:00 2021</text:p>
          </table:table-cell>
          <table:table-cell office:value-type="float" office:value="200.3333">
            <text:p>200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1-04-29T03:00:00">
            <text:p>Thu Apr 29 03:00:00 2021</text:p>
          </table:table-cell>
          <table:table-cell office:value-type="float" office:value="267.3333">
            <text:p>267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1-04-29T04:00:00">
            <text:p>Thu Apr 29 04:00:00 2021</text:p>
          </table:table-cell>
          <table:table-cell office:value-type="float" office:value="247.8333">
            <text:p>247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4-29T05:00:00">
            <text:p>Thu Apr 29 05:00:00 2021</text:p>
          </table:table-cell>
          <table:table-cell office:value-type="float" office:value="269.5">
            <text:p>26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04-29T06:00:00">
            <text:p>Thu Apr 29 06:00:00 2021</text:p>
          </table:table-cell>
          <table:table-cell office:value-type="float" office:value="266.1667">
            <text:p>266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4-29T07:00:00">
            <text:p>Thu Apr 29 07:00:00 2021</text:p>
          </table:table-cell>
          <table:table-cell office:value-type="float" office:value="249.6667">
            <text:p>249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4-29T08:00:00">
            <text:p>Thu Apr 29 08:00:00 2021</text:p>
          </table:table-cell>
          <table:table-cell office:value-type="float" office:value="253.0">
            <text:p>253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4-29T09:00:00">
            <text:p>Thu Apr 29 09:00:00 2021</text:p>
          </table:table-cell>
          <table:table-cell office:value-type="float" office:value="275.8333">
            <text:p>275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4-29T13:00:00">
            <text:p>Thu Apr 29 13:00:00 2021</text:p>
          </table:table-cell>
          <table:table-cell office:value-type="float" office:value="278.8333">
            <text:p>278.8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1-04-30T05:00:00">
            <text:p>Fri Apr 30 05:00:00 2021</text:p>
          </table:table-cell>
          <table:table-cell office:value-type="float" office:value="295.1667">
            <text:p>295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04-30T07:00:00">
            <text:p>Fri Apr 30 07:00:00 2021</text:p>
          </table:table-cell>
          <table:table-cell office:value-type="float" office:value="133.8333">
            <text:p>133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1-04-30T09:00:00">
            <text:p>Fri Apr 30 09:00:00 2021</text:p>
          </table:table-cell>
          <table:table-cell office:value-type="float" office:value="181.0">
            <text:p>181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05-01T03:00:00">
            <text:p>Sat May  1 03:00:00 2021</text:p>
          </table:table-cell>
          <table:table-cell office:value-type="float" office:value="310.3333">
            <text:p>310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05-01T04:00:00">
            <text:p>Sat May  1 04:00:00 2021</text:p>
          </table:table-cell>
          <table:table-cell office:value-type="float" office:value="315.8333">
            <text:p>315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05-01T05:00:00">
            <text:p>Sat May  1 05:00:00 2021</text:p>
          </table:table-cell>
          <table:table-cell office:value-type="float" office:value="318.8333">
            <text:p>318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5-01T06:00:00">
            <text:p>Sat May  1 06:00:00 2021</text:p>
          </table:table-cell>
          <table:table-cell office:value-type="float" office:value="316.3333">
            <text:p>316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5-01T07:00:00">
            <text:p>Sat May  1 07:00:00 2021</text:p>
          </table:table-cell>
          <table:table-cell office:value-type="float" office:value="285.3333">
            <text:p>285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5-01T08:00:00">
            <text:p>Sat May  1 08:00:00 2021</text:p>
          </table:table-cell>
          <table:table-cell office:value-type="float" office:value="294.5">
            <text:p>294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5-01T09:00:00">
            <text:p>Sat May  1 09:00:00 2021</text:p>
          </table:table-cell>
          <table:table-cell office:value-type="float" office:value="270.8333">
            <text:p>270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5-01T10:00:00">
            <text:p>Sat May  1 10:00:00 2021</text:p>
          </table:table-cell>
          <table:table-cell office:value-type="float" office:value="275.5">
            <text:p>275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05-01T11:00:00">
            <text:p>Sat May  1 11:00:00 2021</text:p>
          </table:table-cell>
          <table:table-cell office:value-type="float" office:value="276.6667">
            <text:p>276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1-05-02T03:00:00">
            <text:p>Sun May  2 03:00:00 2021</text:p>
          </table:table-cell>
          <table:table-cell office:value-type="float" office:value="248.1667">
            <text:p>248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05-02T04:00:00">
            <text:p>Sun May  2 04:00:00 2021</text:p>
          </table:table-cell>
          <table:table-cell office:value-type="float" office:value="187.6667">
            <text:p>187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5-03T04:00:00">
            <text:p>Mon May  3 04:00:00 2021</text:p>
          </table:table-cell>
          <table:table-cell office:value-type="float" office:value="213.3333">
            <text:p>213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5-03T07:00:00">
            <text:p>Mon May  3 07:00:00 2021</text:p>
          </table:table-cell>
          <table:table-cell office:value-type="float" office:value="180.1667">
            <text:p>180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5-04T04:00:00">
            <text:p>Tue May  4 04:00:00 2021</text:p>
          </table:table-cell>
          <table:table-cell office:value-type="float" office:value="284.5">
            <text:p>284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1-05-05T05:00:00">
            <text:p>Wed May  5 05:00:00 2021</text:p>
          </table:table-cell>
          <table:table-cell office:value-type="float" office:value="204.8333">
            <text:p>204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5-05T06:00:00">
            <text:p>Wed May  5 06:00:00 2021</text:p>
          </table:table-cell>
          <table:table-cell office:value-type="float" office:value="272.3333">
            <text:p>272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05-05T07:00:00">
            <text:p>Wed May  5 07:00:00 2021</text:p>
          </table:table-cell>
          <table:table-cell office:value-type="float" office:value="190.0">
            <text:p>190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5-05T08:00:00">
            <text:p>Wed May  5 08:00:00 2021</text:p>
          </table:table-cell>
          <table:table-cell office:value-type="float" office:value="167.3333">
            <text:p>167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5-06T04:00:00">
            <text:p>Thu May  6 04:00:00 2021</text:p>
          </table:table-cell>
          <table:table-cell office:value-type="float" office:value="242.5">
            <text:p>242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5-06T05:00:00">
            <text:p>Thu May  6 05:00:00 2021</text:p>
          </table:table-cell>
          <table:table-cell office:value-type="float" office:value="281.5">
            <text:p>281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5-06T06:00:00">
            <text:p>Thu May  6 06:00:00 2021</text:p>
          </table:table-cell>
          <table:table-cell office:value-type="float" office:value="288.1667">
            <text:p>288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05-06T07:00:00">
            <text:p>Thu May  6 07:00:00 2021</text:p>
          </table:table-cell>
          <table:table-cell office:value-type="float" office:value="310.6667">
            <text:p>310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5-06T08:00:00">
            <text:p>Thu May  6 08:00:00 2021</text:p>
          </table:table-cell>
          <table:table-cell office:value-type="float" office:value="115.1667">
            <text:p>115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5-06T10:00:00">
            <text:p>Thu May  6 10:00:00 2021</text:p>
          </table:table-cell>
          <table:table-cell office:value-type="float" office:value="205.8333">
            <text:p>205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5-08T04:00:00">
            <text:p>Sat May  8 04:00:00 2021</text:p>
          </table:table-cell>
          <table:table-cell office:value-type="float" office:value="222.1667">
            <text:p>222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5-08T05:00:00">
            <text:p>Sat May  8 05:00:00 2021</text:p>
          </table:table-cell>
          <table:table-cell office:value-type="float" office:value="256.8333">
            <text:p>256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5-08T06:00:00">
            <text:p>Sat May  8 06:00:00 2021</text:p>
          </table:table-cell>
          <table:table-cell office:value-type="float" office:value="154.6667">
            <text:p>154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05-09T03:00:00">
            <text:p>Sun May  9 03:00:00 2021</text:p>
          </table:table-cell>
          <table:table-cell office:value-type="float" office:value="216.8333">
            <text:p>216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05-09T04:00:00">
            <text:p>Sun May  9 04:00:00 2021</text:p>
          </table:table-cell>
          <table:table-cell office:value-type="float" office:value="191.8333">
            <text:p>191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1-05-09T05:00:00">
            <text:p>Sun May  9 05:00:00 2021</text:p>
          </table:table-cell>
          <table:table-cell office:value-type="float" office:value="210.6667">
            <text:p>210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5-09T06:00:00">
            <text:p>Sun May  9 06:00:00 2021</text:p>
          </table:table-cell>
          <table:table-cell office:value-type="float" office:value="213.8333">
            <text:p>213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5-09T07:00:00">
            <text:p>Sun May  9 07:00:00 2021</text:p>
          </table:table-cell>
          <table:table-cell office:value-type="float" office:value="217.6667">
            <text:p>217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5-09T08:00:00">
            <text:p>Sun May  9 08:00:00 2021</text:p>
          </table:table-cell>
          <table:table-cell office:value-type="float" office:value="230.0">
            <text:p>230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05-09T09:00:00">
            <text:p>Sun May  9 09:00:00 2021</text:p>
          </table:table-cell>
          <table:table-cell office:value-type="float" office:value="245.0">
            <text:p>245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5-10T04:00:00">
            <text:p>Mon May 10 04:00:00 2021</text:p>
          </table:table-cell>
          <table:table-cell office:value-type="float" office:value="236.0">
            <text:p>236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5-10T05:00:00">
            <text:p>Mon May 10 05:00:00 2021</text:p>
          </table:table-cell>
          <table:table-cell office:value-type="float" office:value="249.3333">
            <text:p>249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5-10T06:00:00">
            <text:p>Mon May 10 06:00:00 2021</text:p>
          </table:table-cell>
          <table:table-cell office:value-type="float" office:value="216.3333">
            <text:p>216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5-10T07:00:00">
            <text:p>Mon May 10 07:00:00 2021</text:p>
          </table:table-cell>
          <table:table-cell office:value-type="float" office:value="207.0">
            <text:p>207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5-10T08:00:00">
            <text:p>Mon May 10 08:00:00 2021</text:p>
          </table:table-cell>
          <table:table-cell office:value-type="float" office:value="274.5">
            <text:p>274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1-05-10T09:00:00">
            <text:p>Mon May 10 09:00:00 2021</text:p>
          </table:table-cell>
          <table:table-cell office:value-type="float" office:value="270.3333">
            <text:p>270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5-10T10:00:00">
            <text:p>Mon May 10 10:00:00 2021</text:p>
          </table:table-cell>
          <table:table-cell office:value-type="float" office:value="249.8333">
            <text:p>249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5-10T11:00:00">
            <text:p>Mon May 10 11:00:00 2021</text:p>
          </table:table-cell>
          <table:table-cell office:value-type="float" office:value="234.8333">
            <text:p>234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5-11T03:00:00">
            <text:p>Tue May 11 03:00:00 2021</text:p>
          </table:table-cell>
          <table:table-cell office:value-type="float" office:value="262.1667">
            <text:p>262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5-11T04:00:00">
            <text:p>Tue May 11 04:00:00 2021</text:p>
          </table:table-cell>
          <table:table-cell office:value-type="float" office:value="286.8333">
            <text:p>286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05-11T05:00:00">
            <text:p>Tue May 11 05:00:00 2021</text:p>
          </table:table-cell>
          <table:table-cell office:value-type="float" office:value="304.3333">
            <text:p>304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5-11T06:00:00">
            <text:p>Tue May 11 06:00:00 2021</text:p>
          </table:table-cell>
          <table:table-cell office:value-type="float" office:value="306.5">
            <text:p>306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5-11T07:00:00">
            <text:p>Tue May 11 07:00:00 2021</text:p>
          </table:table-cell>
          <table:table-cell office:value-type="float" office:value="319.3333">
            <text:p>319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5-11T08:00:00">
            <text:p>Tue May 11 08:00:00 2021</text:p>
          </table:table-cell>
          <table:table-cell office:value-type="float" office:value="319.5">
            <text:p>319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5-11T09:00:00">
            <text:p>Tue May 11 09:00:00 2021</text:p>
          </table:table-cell>
          <table:table-cell office:value-type="float" office:value="284.5">
            <text:p>284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1-05-12T04:00:00">
            <text:p>Wed May 12 04:00:00 2021</text:p>
          </table:table-cell>
          <table:table-cell office:value-type="float" office:value="191.1667">
            <text:p>191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05-12T05:00:00">
            <text:p>Wed May 12 05:00:00 2021</text:p>
          </table:table-cell>
          <table:table-cell office:value-type="float" office:value="338.5">
            <text:p>338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5-12T06:00:00">
            <text:p>Wed May 12 06:00:00 2021</text:p>
          </table:table-cell>
          <table:table-cell office:value-type="float" office:value="238.8333">
            <text:p>238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05-12T07:00:00">
            <text:p>Wed May 12 07:00:00 2021</text:p>
          </table:table-cell>
          <table:table-cell office:value-type="float" office:value="186.5">
            <text:p>186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5-12T09:00:00">
            <text:p>Wed May 12 09:00:00 2021</text:p>
          </table:table-cell>
          <table:table-cell office:value-type="float" office:value="285.1667">
            <text:p>285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05-12T10:00:00">
            <text:p>Wed May 12 10:00:00 2021</text:p>
          </table:table-cell>
          <table:table-cell office:value-type="float" office:value="298.3333">
            <text:p>298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5-12T11:00:00">
            <text:p>Wed May 12 11:00:00 2021</text:p>
          </table:table-cell>
          <table:table-cell office:value-type="float" office:value="286.1667">
            <text:p>286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5-13T01:00:00">
            <text:p>Thu May 13 01:00:00 2021</text:p>
          </table:table-cell>
          <table:table-cell office:value-type="float" office:value="304.5">
            <text:p>304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5-13T04:00:00">
            <text:p>Thu May 13 04:00:00 2021</text:p>
          </table:table-cell>
          <table:table-cell office:value-type="float" office:value="182.8333">
            <text:p>182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5-13T07:00:00">
            <text:p>Thu May 13 07:00:00 2021</text:p>
          </table:table-cell>
          <table:table-cell office:value-type="float" office:value="297.3333">
            <text:p>297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5-13T08:00:00">
            <text:p>Thu May 13 08:00:00 2021</text:p>
          </table:table-cell>
          <table:table-cell office:value-type="float" office:value="181.3333">
            <text:p>181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5-13T13:00:00">
            <text:p>Thu May 13 13:00:00 2021</text:p>
          </table:table-cell>
          <table:table-cell office:value-type="float" office:value="223.5">
            <text:p>223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5-13T14:00:00">
            <text:p>Thu May 13 14:00:00 2021</text:p>
          </table:table-cell>
          <table:table-cell office:value-type="float" office:value="215.1667">
            <text:p>215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1-05-13T16:00:00">
            <text:p>Thu May 13 16:00:00 2021</text:p>
          </table:table-cell>
          <table:table-cell office:value-type="float" office:value="275.0">
            <text:p>275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05-13T17:00:00">
            <text:p>Thu May 13 17:00:00 2021</text:p>
          </table:table-cell>
          <table:table-cell office:value-type="float" office:value="284.6667">
            <text:p>284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1-05-14T01:00:00">
            <text:p>Fri May 14 01:00:00 2021</text:p>
          </table:table-cell>
          <table:table-cell office:value-type="float" office:value="307.0">
            <text:p>307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1-05-14T02:00:00">
            <text:p>Fri May 14 02:00:00 2021</text:p>
          </table:table-cell>
          <table:table-cell office:value-type="float" office:value="283.0">
            <text:p>283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1-05-14T03:00:00">
            <text:p>Fri May 14 03:00:00 2021</text:p>
          </table:table-cell>
          <table:table-cell office:value-type="float" office:value="283.1667">
            <text:p>283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5-14T04:00:00">
            <text:p>Fri May 14 04:00:00 2021</text:p>
          </table:table-cell>
          <table:table-cell office:value-type="float" office:value="287.3333">
            <text:p>287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1-05-14T05:00:00">
            <text:p>Fri May 14 05:00:00 2021</text:p>
          </table:table-cell>
          <table:table-cell office:value-type="float" office:value="316.0">
            <text:p>316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05-14T06:00:00">
            <text:p>Fri May 14 06:00:00 2021</text:p>
          </table:table-cell>
          <table:table-cell office:value-type="float" office:value="314.6667">
            <text:p>314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5-14T09:00:00">
            <text:p>Fri May 14 09:00:00 2021</text:p>
          </table:table-cell>
          <table:table-cell office:value-type="float" office:value="291.1667">
            <text:p>291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1-05-14T13:00:00">
            <text:p>Fri May 14 13:00:00 2021</text:p>
          </table:table-cell>
          <table:table-cell office:value-type="float" office:value="237.0">
            <text:p>237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1-05-17T08:00:00">
            <text:p>Mon May 17 08:00:00 2021</text:p>
          </table:table-cell>
          <table:table-cell office:value-type="float" office:value="179.3333">
            <text:p>179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05-18T02:00:00">
            <text:p>Tue May 18 02:00:00 2021</text:p>
          </table:table-cell>
          <table:table-cell office:value-type="float" office:value="352.6667">
            <text:p>352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5-18T03:00:00">
            <text:p>Tue May 18 03:00:00 2021</text:p>
          </table:table-cell>
          <table:table-cell office:value-type="float" office:value="292.6667">
            <text:p>292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05-18T04:00:00">
            <text:p>Tue May 18 04:00:00 2021</text:p>
          </table:table-cell>
          <table:table-cell office:value-type="float" office:value="291.8333">
            <text:p>291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05-18T21:00:00">
            <text:p>Tue May 18 21:00:00 2021</text:p>
          </table:table-cell>
          <table:table-cell office:value-type="float" office:value="253.0">
            <text:p>253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5-20T04:00:00">
            <text:p>Thu May 20 04:00:00 2021</text:p>
          </table:table-cell>
          <table:table-cell office:value-type="float" office:value="250.8333">
            <text:p>250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1-05-20T05:00:00">
            <text:p>Thu May 20 05:00:00 2021</text:p>
          </table:table-cell>
          <table:table-cell office:value-type="float" office:value="265.0">
            <text:p>265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05-20T06:00:00">
            <text:p>Thu May 20 06:00:00 2021</text:p>
          </table:table-cell>
          <table:table-cell office:value-type="float" office:value="281.1667">
            <text:p>281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5-20T07:00:00">
            <text:p>Thu May 20 07:00:00 2021</text:p>
          </table:table-cell>
          <table:table-cell office:value-type="float" office:value="297.3333">
            <text:p>297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05-20T08:00:00">
            <text:p>Thu May 20 08:00:00 2021</text:p>
          </table:table-cell>
          <table:table-cell office:value-type="float" office:value="305.3333">
            <text:p>305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5-20T09:00:00">
            <text:p>Thu May 20 09:00:00 2021</text:p>
          </table:table-cell>
          <table:table-cell office:value-type="float" office:value="306.6667">
            <text:p>306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5-20T10:00:00">
            <text:p>Thu May 20 10:00:00 2021</text:p>
          </table:table-cell>
          <table:table-cell office:value-type="float" office:value="298.6667">
            <text:p>298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5-21T04:00:00">
            <text:p>Fri May 21 04:00:00 2021</text:p>
          </table:table-cell>
          <table:table-cell office:value-type="float" office:value="257.8333">
            <text:p>257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1-05-21T05:00:00">
            <text:p>Fri May 21 05:00:00 2021</text:p>
          </table:table-cell>
          <table:table-cell office:value-type="float" office:value="269.5">
            <text:p>269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1-05-21T06:00:00">
            <text:p>Fri May 21 06:00:00 2021</text:p>
          </table:table-cell>
          <table:table-cell office:value-type="float" office:value="273.0">
            <text:p>273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5-21T07:00:00">
            <text:p>Fri May 21 07:00:00 2021</text:p>
          </table:table-cell>
          <table:table-cell office:value-type="float" office:value="292.0">
            <text:p>292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05-21T08:00:00">
            <text:p>Fri May 21 08:00:00 2021</text:p>
          </table:table-cell>
          <table:table-cell office:value-type="float" office:value="287.1667">
            <text:p>287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5-21T09:00:00">
            <text:p>Fri May 21 09:00:00 2021</text:p>
          </table:table-cell>
          <table:table-cell office:value-type="float" office:value="194.6667">
            <text:p>194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05-22T02:00:00">
            <text:p>Sat May 22 02:00:00 2021</text:p>
          </table:table-cell>
          <table:table-cell office:value-type="float" office:value="193.5">
            <text:p>193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5-22T03:00:00">
            <text:p>Sat May 22 03:00:00 2021</text:p>
          </table:table-cell>
          <table:table-cell office:value-type="float" office:value="278.1667">
            <text:p>278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05-22T04:00:00">
            <text:p>Sat May 22 04:00:00 2021</text:p>
          </table:table-cell>
          <table:table-cell office:value-type="float" office:value="348.0">
            <text:p>348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5-22T05:00:00">
            <text:p>Sat May 22 05:00:00 2021</text:p>
          </table:table-cell>
          <table:table-cell office:value-type="float" office:value="289.1667">
            <text:p>289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5-22T06:00:00">
            <text:p>Sat May 22 06:00:00 2021</text:p>
          </table:table-cell>
          <table:table-cell office:value-type="float" office:value="292.1667">
            <text:p>292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05-22T07:00:00">
            <text:p>Sat May 22 07:00:00 2021</text:p>
          </table:table-cell>
          <table:table-cell office:value-type="float" office:value="236.5">
            <text:p>236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5-23T03:00:00">
            <text:p>Sun May 23 03:00:00 2021</text:p>
          </table:table-cell>
          <table:table-cell office:value-type="float" office:value="336.0">
            <text:p>336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1-05-23T06:00:00">
            <text:p>Sun May 23 06:00:00 2021</text:p>
          </table:table-cell>
          <table:table-cell office:value-type="float" office:value="183.1667">
            <text:p>183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5-23T07:00:00">
            <text:p>Sun May 23 07:00:00 2021</text:p>
          </table:table-cell>
          <table:table-cell office:value-type="float" office:value="287.0">
            <text:p>287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05-23T08:00:00">
            <text:p>Sun May 23 08:00:00 2021</text:p>
          </table:table-cell>
          <table:table-cell office:value-type="float" office:value="340.0">
            <text:p>340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5-23T09:00:00">
            <text:p>Sun May 23 09:00:00 2021</text:p>
          </table:table-cell>
          <table:table-cell office:value-type="float" office:value="343.8333">
            <text:p>343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5-23T10:00:00">
            <text:p>Sun May 23 10:00:00 2021</text:p>
          </table:table-cell>
          <table:table-cell office:value-type="float" office:value="348.6667">
            <text:p>348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1-05-24T02:00:00">
            <text:p>Mon May 24 02:00:00 2021</text:p>
          </table:table-cell>
          <table:table-cell office:value-type="float" office:value="320.0">
            <text:p>320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1-05-24T03:00:00">
            <text:p>Mon May 24 03:00:00 2021</text:p>
          </table:table-cell>
          <table:table-cell office:value-type="float" office:value="328.0">
            <text:p>328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5-24T04:00:00">
            <text:p>Mon May 24 04:00:00 2021</text:p>
          </table:table-cell>
          <table:table-cell office:value-type="float" office:value="327.5">
            <text:p>327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1-05-24T05:00:00">
            <text:p>Mon May 24 05:00:00 2021</text:p>
          </table:table-cell>
          <table:table-cell office:value-type="float" office:value="281.1667">
            <text:p>281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05-24T06:00:00">
            <text:p>Mon May 24 06:00:00 2021</text:p>
          </table:table-cell>
          <table:table-cell office:value-type="float" office:value="343.1667">
            <text:p>343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5-25T01:00:00">
            <text:p>Tue May 25 01:00:00 2021</text:p>
          </table:table-cell>
          <table:table-cell office:value-type="float" office:value="288.0">
            <text:p>288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5-26T05:00:00">
            <text:p>Wed May 26 05:00:00 2021</text:p>
          </table:table-cell>
          <table:table-cell office:value-type="float" office:value="314.1667">
            <text:p>314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5-27T03:00:00">
            <text:p>Thu May 27 03:00:00 2021</text:p>
          </table:table-cell>
          <table:table-cell office:value-type="float" office:value="241.0">
            <text:p>241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05-27T04:00:00">
            <text:p>Thu May 27 04:00:00 2021</text:p>
          </table:table-cell>
          <table:table-cell office:value-type="float" office:value="230.6667">
            <text:p>230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5-27T05:00:00">
            <text:p>Thu May 27 05:00:00 2021</text:p>
          </table:table-cell>
          <table:table-cell office:value-type="float" office:value="217.8333">
            <text:p>217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5-27T06:00:00">
            <text:p>Thu May 27 06:00:00 2021</text:p>
          </table:table-cell>
          <table:table-cell office:value-type="float" office:value="281.6667">
            <text:p>281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5-29T05:00:00">
            <text:p>Sat May 29 05:00:00 2021</text:p>
          </table:table-cell>
          <table:table-cell office:value-type="float" office:value="265.0">
            <text:p>265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1-05-29T06:00:00">
            <text:p>Sat May 29 06:00:00 2021</text:p>
          </table:table-cell>
          <table:table-cell office:value-type="float" office:value="307.1667">
            <text:p>307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5-29T07:00:00">
            <text:p>Sat May 29 07:00:00 2021</text:p>
          </table:table-cell>
          <table:table-cell office:value-type="float" office:value="175.1667">
            <text:p>175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6-01T16:00:00">
            <text:p>Tue Jun  1 16:00:00 2021</text:p>
          </table:table-cell>
          <table:table-cell office:value-type="float" office:value="244.0">
            <text:p>244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6-01T17:00:00">
            <text:p>Tue Jun  1 17:00:00 2021</text:p>
          </table:table-cell>
          <table:table-cell office:value-type="float" office:value="248.1667">
            <text:p>248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1-06-01T18:00:00">
            <text:p>Tue Jun  1 18:00:00 2021</text:p>
          </table:table-cell>
          <table:table-cell office:value-type="float" office:value="251.0">
            <text:p>251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1-06-01T19:00:00">
            <text:p>Tue Jun  1 19:00:00 2021</text:p>
          </table:table-cell>
          <table:table-cell office:value-type="float" office:value="230.5">
            <text:p>230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06-01T20:00:00">
            <text:p>Tue Jun  1 20:00:00 2021</text:p>
          </table:table-cell>
          <table:table-cell office:value-type="float" office:value="220.6667">
            <text:p>220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1-06-01T21:00:00">
            <text:p>Tue Jun  1 21:00:00 2021</text:p>
          </table:table-cell>
          <table:table-cell office:value-type="float" office:value="228.0">
            <text:p>228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1-06-01T22:00:00">
            <text:p>Tue Jun  1 22:00:00 2021</text:p>
          </table:table-cell>
          <table:table-cell office:value-type="float" office:value="226.1667">
            <text:p>226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06-03T04:00:00">
            <text:p>Thu Jun  3 04:00:00 2021</text:p>
          </table:table-cell>
          <table:table-cell office:value-type="float" office:value="190.0">
            <text:p>190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6-03T05:00:00">
            <text:p>Thu Jun  3 05:00:00 2021</text:p>
          </table:table-cell>
          <table:table-cell office:value-type="float" office:value="244.0">
            <text:p>244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6-03T06:00:00">
            <text:p>Thu Jun  3 06:00:00 2021</text:p>
          </table:table-cell>
          <table:table-cell office:value-type="float" office:value="142.3333">
            <text:p>142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06-04T04:00:00">
            <text:p>Fri Jun  4 04:00:00 2021</text:p>
          </table:table-cell>
          <table:table-cell office:value-type="float" office:value="194.8333">
            <text:p>194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06-04T05:00:00">
            <text:p>Fri Jun  4 05:00:00 2021</text:p>
          </table:table-cell>
          <table:table-cell office:value-type="float" office:value="183.6667">
            <text:p>183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6-04T06:00:00">
            <text:p>Fri Jun  4 06:00:00 2021</text:p>
          </table:table-cell>
          <table:table-cell office:value-type="float" office:value="144.0">
            <text:p>144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6-05T04:00:00">
            <text:p>Sat Jun  5 04:00:00 2021</text:p>
          </table:table-cell>
          <table:table-cell office:value-type="float" office:value="197.1667">
            <text:p>197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6-05T05:00:00">
            <text:p>Sat Jun  5 05:00:00 2021</text:p>
          </table:table-cell>
          <table:table-cell office:value-type="float" office:value="201.3333">
            <text:p>201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6-05T06:00:00">
            <text:p>Sat Jun  5 06:00:00 2021</text:p>
          </table:table-cell>
          <table:table-cell office:value-type="float" office:value="240.5">
            <text:p>240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06-05T07:00:00">
            <text:p>Sat Jun  5 07:00:00 2021</text:p>
          </table:table-cell>
          <table:table-cell office:value-type="float" office:value="228.5">
            <text:p>228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06-05T08:00:00">
            <text:p>Sat Jun  5 08:00:00 2021</text:p>
          </table:table-cell>
          <table:table-cell office:value-type="float" office:value="199.5">
            <text:p>199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06-05T09:00:00">
            <text:p>Sat Jun  5 09:00:00 2021</text:p>
          </table:table-cell>
          <table:table-cell office:value-type="float" office:value="191.8333">
            <text:p>191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6-08T04:00:00">
            <text:p>Tue Jun  8 04:00:00 2021</text:p>
          </table:table-cell>
          <table:table-cell office:value-type="float" office:value="308.6667">
            <text:p>308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1-06-08T05:00:00">
            <text:p>Tue Jun  8 05:00:00 2021</text:p>
          </table:table-cell>
          <table:table-cell office:value-type="float" office:value="323.1667">
            <text:p>323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1-06-09T04:00:00">
            <text:p>Wed Jun  9 04:00:00 2021</text:p>
          </table:table-cell>
          <table:table-cell office:value-type="float" office:value="211.8333">
            <text:p>211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6-09T05:00:00">
            <text:p>Wed Jun  9 05:00:00 2021</text:p>
          </table:table-cell>
          <table:table-cell office:value-type="float" office:value="171.8333">
            <text:p>171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06-09T06:00:00">
            <text:p>Wed Jun  9 06:00:00 2021</text:p>
          </table:table-cell>
          <table:table-cell office:value-type="float" office:value="154.1667">
            <text:p>154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6-09T14:00:00">
            <text:p>Wed Jun  9 14:00:00 2021</text:p>
          </table:table-cell>
          <table:table-cell office:value-type="float" office:value="225.0">
            <text:p>225.0</text:p>
          </table:table-cell>
          <table:table-cell office:value-type="float" office:value="106.4">
            <text:p>106.4</text:p>
          </table:table-cell>
        </table:table-row>
        <table:table-row>
          <table:table-cell table:style-name="pd1" office:value-type="date" office:date-value="2021-06-10T05:00:00">
            <text:p>Thu Jun 10 05:00:00 2021</text:p>
          </table:table-cell>
          <table:table-cell office:value-type="float" office:value="228.1667">
            <text:p>228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1-06-11T04:00:00">
            <text:p>Fri Jun 11 04:00:00 2021</text:p>
          </table:table-cell>
          <table:table-cell office:value-type="float" office:value="219.5">
            <text:p>219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6-11T05:00:00">
            <text:p>Fri Jun 11 05:00:00 2021</text:p>
          </table:table-cell>
          <table:table-cell office:value-type="float" office:value="223.5">
            <text:p>223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6-11T06:00:00">
            <text:p>Fri Jun 11 06:00:00 2021</text:p>
          </table:table-cell>
          <table:table-cell office:value-type="float" office:value="236.5">
            <text:p>236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6-11T07:00:00">
            <text:p>Fri Jun 11 07:00:00 2021</text:p>
          </table:table-cell>
          <table:table-cell office:value-type="float" office:value="168.5">
            <text:p>168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6-11T09:00:00">
            <text:p>Fri Jun 11 09:00:00 2021</text:p>
          </table:table-cell>
          <table:table-cell office:value-type="float" office:value="189.1667">
            <text:p>189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6-11T10:00:00">
            <text:p>Fri Jun 11 10:00:00 2021</text:p>
          </table:table-cell>
          <table:table-cell office:value-type="float" office:value="240.3333">
            <text:p>240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1-06-12T03:00:00">
            <text:p>Sat Jun 12 03:00:00 2021</text:p>
          </table:table-cell>
          <table:table-cell office:value-type="float" office:value="292.0">
            <text:p>292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6-12T04:00:00">
            <text:p>Sat Jun 12 04:00:00 2021</text:p>
          </table:table-cell>
          <table:table-cell office:value-type="float" office:value="193.0">
            <text:p>193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6-12T06:00:00">
            <text:p>Sat Jun 12 06:00:00 2021</text:p>
          </table:table-cell>
          <table:table-cell office:value-type="float" office:value="172.8333">
            <text:p>172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6-12T07:00:00">
            <text:p>Sat Jun 12 07:00:00 2021</text:p>
          </table:table-cell>
          <table:table-cell office:value-type="float" office:value="184.5">
            <text:p>184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6-12T08:00:00">
            <text:p>Sat Jun 12 08:00:00 2021</text:p>
          </table:table-cell>
          <table:table-cell office:value-type="float" office:value="144.3333">
            <text:p>144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6-12T09:00:00">
            <text:p>Sat Jun 12 09:00:00 2021</text:p>
          </table:table-cell>
          <table:table-cell office:value-type="float" office:value="248.5">
            <text:p>248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6-13T04:00:00">
            <text:p>Sun Jun 13 04:00:00 2021</text:p>
          </table:table-cell>
          <table:table-cell office:value-type="float" office:value="238.5">
            <text:p>238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1-06-13T05:00:00">
            <text:p>Sun Jun 13 05:00:00 2021</text:p>
          </table:table-cell>
          <table:table-cell office:value-type="float" office:value="337.0">
            <text:p>337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06-13T06:00:00">
            <text:p>Sun Jun 13 06:00:00 2021</text:p>
          </table:table-cell>
          <table:table-cell office:value-type="float" office:value="305.6667">
            <text:p>305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1-06-13T07:00:00">
            <text:p>Sun Jun 13 07:00:00 2021</text:p>
          </table:table-cell>
          <table:table-cell office:value-type="float" office:value="298.1667">
            <text:p>298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06-13T08:00:00">
            <text:p>Sun Jun 13 08:00:00 2021</text:p>
          </table:table-cell>
          <table:table-cell office:value-type="float" office:value="306.6667">
            <text:p>306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1-06-13T09:00:00">
            <text:p>Sun Jun 13 09:00:00 2021</text:p>
          </table:table-cell>
          <table:table-cell office:value-type="float" office:value="299.0">
            <text:p>299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1-06-13T10:00:00">
            <text:p>Sun Jun 13 10:00:00 2021</text:p>
          </table:table-cell>
          <table:table-cell office:value-type="float" office:value="322.1667">
            <text:p>322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1-06-14T00:00:00">
            <text:p>Mon Jun 14 00:00:00 2021</text:p>
          </table:table-cell>
          <table:table-cell office:value-type="float" office:value="243.5">
            <text:p>243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6-14T01:00:00">
            <text:p>Mon Jun 14 01:00:00 2021</text:p>
          </table:table-cell>
          <table:table-cell office:value-type="float" office:value="240.8333">
            <text:p>240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6-14T02:00:00">
            <text:p>Mon Jun 14 02:00:00 2021</text:p>
          </table:table-cell>
          <table:table-cell office:value-type="float" office:value="236.5">
            <text:p>236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6-14T03:00:00">
            <text:p>Mon Jun 14 03:00:00 2021</text:p>
          </table:table-cell>
          <table:table-cell office:value-type="float" office:value="186.6667">
            <text:p>186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6-14T04:00:00">
            <text:p>Mon Jun 14 04:00:00 2021</text:p>
          </table:table-cell>
          <table:table-cell office:value-type="float" office:value="189.6667">
            <text:p>189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6-14T05:00:00">
            <text:p>Mon Jun 14 05:00:00 2021</text:p>
          </table:table-cell>
          <table:table-cell office:value-type="float" office:value="186.8333">
            <text:p>186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6-15T02:00:00">
            <text:p>Tue Jun 15 02:00:00 2021</text:p>
          </table:table-cell>
          <table:table-cell office:value-type="float" office:value="212.5">
            <text:p>212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6-15T03:00:00">
            <text:p>Tue Jun 15 03:00:00 2021</text:p>
          </table:table-cell>
          <table:table-cell office:value-type="float" office:value="210.5">
            <text:p>210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06-15T04:00:00">
            <text:p>Tue Jun 15 04:00:00 2021</text:p>
          </table:table-cell>
          <table:table-cell office:value-type="float" office:value="212.3333">
            <text:p>212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6-15T05:00:00">
            <text:p>Tue Jun 15 05:00:00 2021</text:p>
          </table:table-cell>
          <table:table-cell office:value-type="float" office:value="183.0">
            <text:p>183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06-15T06:00:00">
            <text:p>Tue Jun 15 06:00:00 2021</text:p>
          </table:table-cell>
          <table:table-cell office:value-type="float" office:value="192.1667">
            <text:p>192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6-15T07:00:00">
            <text:p>Tue Jun 15 07:00:00 2021</text:p>
          </table:table-cell>
          <table:table-cell office:value-type="float" office:value="221.3333">
            <text:p>221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06-15T08:00:00">
            <text:p>Tue Jun 15 08:00:00 2021</text:p>
          </table:table-cell>
          <table:table-cell office:value-type="float" office:value="213.5">
            <text:p>213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06-16T03:00:00">
            <text:p>Wed Jun 16 03:00:00 2021</text:p>
          </table:table-cell>
          <table:table-cell office:value-type="float" office:value="259.1667">
            <text:p>259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1-06-16T04:00:00">
            <text:p>Wed Jun 16 04:00:00 2021</text:p>
          </table:table-cell>
          <table:table-cell office:value-type="float" office:value="247.5">
            <text:p>247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1-06-16T05:00:00">
            <text:p>Wed Jun 16 05:00:00 2021</text:p>
          </table:table-cell>
          <table:table-cell office:value-type="float" office:value="239.5">
            <text:p>239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1-06-16T06:00:00">
            <text:p>Wed Jun 16 06:00:00 2021</text:p>
          </table:table-cell>
          <table:table-cell office:value-type="float" office:value="272.3333">
            <text:p>272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6-16T07:00:00">
            <text:p>Wed Jun 16 07:00:00 2021</text:p>
          </table:table-cell>
          <table:table-cell office:value-type="float" office:value="249.3333">
            <text:p>249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06-16T08:00:00">
            <text:p>Wed Jun 16 08:00:00 2021</text:p>
          </table:table-cell>
          <table:table-cell office:value-type="float" office:value="232.0">
            <text:p>232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06-16T09:00:00">
            <text:p>Wed Jun 16 09:00:00 2021</text:p>
          </table:table-cell>
          <table:table-cell office:value-type="float" office:value="213.3333">
            <text:p>213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6-16T10:00:00">
            <text:p>Wed Jun 16 10:00:00 2021</text:p>
          </table:table-cell>
          <table:table-cell office:value-type="float" office:value="206.0">
            <text:p>206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6-16T11:00:00">
            <text:p>Wed Jun 16 11:00:00 2021</text:p>
          </table:table-cell>
          <table:table-cell office:value-type="float" office:value="188.5">
            <text:p>188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06-16T12:00:00">
            <text:p>Wed Jun 16 12:00:00 2021</text:p>
          </table:table-cell>
          <table:table-cell office:value-type="float" office:value="226.8333">
            <text:p>226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6-16T13:00:00">
            <text:p>Wed Jun 16 13:00:00 2021</text:p>
          </table:table-cell>
          <table:table-cell office:value-type="float" office:value="202.8333">
            <text:p>202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6-16T19:00:00">
            <text:p>Wed Jun 16 19:00:00 2021</text:p>
          </table:table-cell>
          <table:table-cell office:value-type="float" office:value="228.3333">
            <text:p>228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1-06-16T20:00:00">
            <text:p>Wed Jun 16 20:00:00 2021</text:p>
          </table:table-cell>
          <table:table-cell office:value-type="float" office:value="233.0">
            <text:p>233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6-16T21:00:00">
            <text:p>Wed Jun 16 21:00:00 2021</text:p>
          </table:table-cell>
          <table:table-cell office:value-type="float" office:value="234.3333">
            <text:p>234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6-16T22:00:00">
            <text:p>Wed Jun 16 22:00:00 2021</text:p>
          </table:table-cell>
          <table:table-cell office:value-type="float" office:value="233.1667">
            <text:p>233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1-06-17T02:00:00">
            <text:p>Thu Jun 17 02:00:00 2021</text:p>
          </table:table-cell>
          <table:table-cell office:value-type="float" office:value="229.0">
            <text:p>229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1-06-17T03:00:00">
            <text:p>Thu Jun 17 03:00:00 2021</text:p>
          </table:table-cell>
          <table:table-cell office:value-type="float" office:value="210.0">
            <text:p>210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6-17T05:00:00">
            <text:p>Thu Jun 17 05:00:00 2021</text:p>
          </table:table-cell>
          <table:table-cell office:value-type="float" office:value="194.5">
            <text:p>194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6-17T06:00:00">
            <text:p>Thu Jun 17 06:00:00 2021</text:p>
          </table:table-cell>
          <table:table-cell office:value-type="float" office:value="189.6667">
            <text:p>189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1-06-17T07:00:00">
            <text:p>Thu Jun 17 07:00:00 2021</text:p>
          </table:table-cell>
          <table:table-cell office:value-type="float" office:value="196.1667">
            <text:p>196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6-17T08:00:00">
            <text:p>Thu Jun 17 08:00:00 2021</text:p>
          </table:table-cell>
          <table:table-cell office:value-type="float" office:value="183.6667">
            <text:p>183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6-17T09:00:00">
            <text:p>Thu Jun 17 09:00:00 2021</text:p>
          </table:table-cell>
          <table:table-cell office:value-type="float" office:value="180.1667">
            <text:p>180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1-06-17T10:00:00">
            <text:p>Thu Jun 17 10:00:00 2021</text:p>
          </table:table-cell>
          <table:table-cell office:value-type="float" office:value="197.6667">
            <text:p>197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06-18T03:00:00">
            <text:p>Fri Jun 18 03:00:00 2021</text:p>
          </table:table-cell>
          <table:table-cell office:value-type="float" office:value="207.3333">
            <text:p>207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06-18T04:00:00">
            <text:p>Fri Jun 18 04:00:00 2021</text:p>
          </table:table-cell>
          <table:table-cell office:value-type="float" office:value="198.1667">
            <text:p>198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6-18T05:00:00">
            <text:p>Fri Jun 18 05:00:00 2021</text:p>
          </table:table-cell>
          <table:table-cell office:value-type="float" office:value="207.6667">
            <text:p>207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06-18T06:00:00">
            <text:p>Fri Jun 18 06:00:00 2021</text:p>
          </table:table-cell>
          <table:table-cell office:value-type="float" office:value="211.3333">
            <text:p>211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06-18T07:00:00">
            <text:p>Fri Jun 18 07:00:00 2021</text:p>
          </table:table-cell>
          <table:table-cell office:value-type="float" office:value="184.1667">
            <text:p>184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6-18T08:00:00">
            <text:p>Fri Jun 18 08:00:00 2021</text:p>
          </table:table-cell>
          <table:table-cell office:value-type="float" office:value="205.3333">
            <text:p>205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06-18T09:00:00">
            <text:p>Fri Jun 18 09:00:00 2021</text:p>
          </table:table-cell>
          <table:table-cell office:value-type="float" office:value="157.3333">
            <text:p>157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6-19T04:00:00">
            <text:p>Sat Jun 19 04:00:00 2021</text:p>
          </table:table-cell>
          <table:table-cell office:value-type="float" office:value="274.8333">
            <text:p>274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6-19T05:00:00">
            <text:p>Sat Jun 19 05:00:00 2021</text:p>
          </table:table-cell>
          <table:table-cell office:value-type="float" office:value="258.5">
            <text:p>258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06-19T06:00:00">
            <text:p>Sat Jun 19 06:00:00 2021</text:p>
          </table:table-cell>
          <table:table-cell office:value-type="float" office:value="204.0">
            <text:p>204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6-19T07:00:00">
            <text:p>Sat Jun 19 07:00:00 2021</text:p>
          </table:table-cell>
          <table:table-cell office:value-type="float" office:value="272.0">
            <text:p>272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06-19T08:00:00">
            <text:p>Sat Jun 19 08:00:00 2021</text:p>
          </table:table-cell>
          <table:table-cell office:value-type="float" office:value="215.0">
            <text:p>215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6-19T09:00:00">
            <text:p>Sat Jun 19 09:00:00 2021</text:p>
          </table:table-cell>
          <table:table-cell office:value-type="float" office:value="260.6667">
            <text:p>260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06-19T11:00:00">
            <text:p>Sat Jun 19 11:00:00 2021</text:p>
          </table:table-cell>
          <table:table-cell office:value-type="float" office:value="195.1667">
            <text:p>195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6-20T03:00:00">
            <text:p>Sun Jun 20 03:00:00 2021</text:p>
          </table:table-cell>
          <table:table-cell office:value-type="float" office:value="208.8333">
            <text:p>208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06-20T04:00:00">
            <text:p>Sun Jun 20 04:00:00 2021</text:p>
          </table:table-cell>
          <table:table-cell office:value-type="float" office:value="203.6667">
            <text:p>203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6-20T05:00:00">
            <text:p>Sun Jun 20 05:00:00 2021</text:p>
          </table:table-cell>
          <table:table-cell office:value-type="float" office:value="225.8333">
            <text:p>225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6-20T06:00:00">
            <text:p>Sun Jun 20 06:00:00 2021</text:p>
          </table:table-cell>
          <table:table-cell office:value-type="float" office:value="240.0">
            <text:p>240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6-20T07:00:00">
            <text:p>Sun Jun 20 07:00:00 2021</text:p>
          </table:table-cell>
          <table:table-cell office:value-type="float" office:value="249.0">
            <text:p>249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6-20T08:00:00">
            <text:p>Sun Jun 20 08:00:00 2021</text:p>
          </table:table-cell>
          <table:table-cell office:value-type="float" office:value="258.8333">
            <text:p>258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06-20T22:00:00">
            <text:p>Sun Jun 20 22:00:00 2021</text:p>
          </table:table-cell>
          <table:table-cell office:value-type="float" office:value="231.1667">
            <text:p>231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6-20T23:00:00">
            <text:p>Sun Jun 20 23:00:00 2021</text:p>
          </table:table-cell>
          <table:table-cell office:value-type="float" office:value="230.1667">
            <text:p>230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6-21T00:00:00">
            <text:p>Mon Jun 21 00:00:00 2021</text:p>
          </table:table-cell>
          <table:table-cell office:value-type="float" office:value="229.5">
            <text:p>229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6-21T01:00:00">
            <text:p>Mon Jun 21 01:00:00 2021</text:p>
          </table:table-cell>
          <table:table-cell office:value-type="float" office:value="228.5">
            <text:p>228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6-21T02:00:00">
            <text:p>Mon Jun 21 02:00:00 2021</text:p>
          </table:table-cell>
          <table:table-cell office:value-type="float" office:value="236.0">
            <text:p>236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6-21T03:00:00">
            <text:p>Mon Jun 21 03:00:00 2021</text:p>
          </table:table-cell>
          <table:table-cell office:value-type="float" office:value="242.5">
            <text:p>242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6-21T23:00:00">
            <text:p>Mon Jun 21 23:00:00 2021</text:p>
          </table:table-cell>
          <table:table-cell office:value-type="float" office:value="260.3333">
            <text:p>260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6-22T00:00:00">
            <text:p>Tue Jun 22 00:00:00 2021</text:p>
          </table:table-cell>
          <table:table-cell office:value-type="float" office:value="267.3333">
            <text:p>267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6-22T01:00:00">
            <text:p>Tue Jun 22 01:00:00 2021</text:p>
          </table:table-cell>
          <table:table-cell office:value-type="float" office:value="282.0">
            <text:p>282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06-22T02:00:00">
            <text:p>Tue Jun 22 02:00:00 2021</text:p>
          </table:table-cell>
          <table:table-cell office:value-type="float" office:value="287.3333">
            <text:p>287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6-22T04:00:00">
            <text:p>Tue Jun 22 04:00:00 2021</text:p>
          </table:table-cell>
          <table:table-cell office:value-type="float" office:value="178.0">
            <text:p>178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06-23T09:00:00">
            <text:p>Wed Jun 23 09:00:00 2021</text:p>
          </table:table-cell>
          <table:table-cell office:value-type="float" office:value="142.3333">
            <text:p>142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6-23T10:00:00">
            <text:p>Wed Jun 23 10:00:00 2021</text:p>
          </table:table-cell>
          <table:table-cell office:value-type="float" office:value="167.0">
            <text:p>167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6-23T11:00:00">
            <text:p>Wed Jun 23 11:00:00 2021</text:p>
          </table:table-cell>
          <table:table-cell office:value-type="float" office:value="100.5">
            <text:p>100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6-24T05:00:00">
            <text:p>Thu Jun 24 05:00:00 2021</text:p>
          </table:table-cell>
          <table:table-cell office:value-type="float" office:value="270.8333">
            <text:p>270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06-24T06:00:00">
            <text:p>Thu Jun 24 06:00:00 2021</text:p>
          </table:table-cell>
          <table:table-cell office:value-type="float" office:value="213.6667">
            <text:p>213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6-25T04:00:00">
            <text:p>Fri Jun 25 04:00:00 2021</text:p>
          </table:table-cell>
          <table:table-cell office:value-type="float" office:value="308.5">
            <text:p>308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06-25T05:00:00">
            <text:p>Fri Jun 25 05:00:00 2021</text:p>
          </table:table-cell>
          <table:table-cell office:value-type="float" office:value="327.5">
            <text:p>327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6-26T02:00:00">
            <text:p>Sat Jun 26 02:00:00 2021</text:p>
          </table:table-cell>
          <table:table-cell office:value-type="float" office:value="280.8333">
            <text:p>280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1-06-26T03:00:00">
            <text:p>Sat Jun 26 03:00:00 2021</text:p>
          </table:table-cell>
          <table:table-cell office:value-type="float" office:value="271.6667">
            <text:p>271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06-26T04:00:00">
            <text:p>Sat Jun 26 04:00:00 2021</text:p>
          </table:table-cell>
          <table:table-cell office:value-type="float" office:value="276.6667">
            <text:p>276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06-26T05:00:00">
            <text:p>Sat Jun 26 05:00:00 2021</text:p>
          </table:table-cell>
          <table:table-cell office:value-type="float" office:value="291.5">
            <text:p>291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6-26T06:00:00">
            <text:p>Sat Jun 26 06:00:00 2021</text:p>
          </table:table-cell>
          <table:table-cell office:value-type="float" office:value="269.6667">
            <text:p>269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06-26T07:00:00">
            <text:p>Sat Jun 26 07:00:00 2021</text:p>
          </table:table-cell>
          <table:table-cell office:value-type="float" office:value="176.8333">
            <text:p>176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6-26T08:00:00">
            <text:p>Sat Jun 26 08:00:00 2021</text:p>
          </table:table-cell>
          <table:table-cell office:value-type="float" office:value="206.1667">
            <text:p>206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6-27T03:00:00">
            <text:p>Sun Jun 27 03:00:00 2021</text:p>
          </table:table-cell>
          <table:table-cell office:value-type="float" office:value="209.3333">
            <text:p>209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6-27T04:00:00">
            <text:p>Sun Jun 27 04:00:00 2021</text:p>
          </table:table-cell>
          <table:table-cell office:value-type="float" office:value="217.8333">
            <text:p>217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6-27T05:00:00">
            <text:p>Sun Jun 27 05:00:00 2021</text:p>
          </table:table-cell>
          <table:table-cell office:value-type="float" office:value="217.0">
            <text:p>217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6-27T06:00:00">
            <text:p>Sun Jun 27 06:00:00 2021</text:p>
          </table:table-cell>
          <table:table-cell office:value-type="float" office:value="211.0">
            <text:p>211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6-27T07:00:00">
            <text:p>Sun Jun 27 07:00:00 2021</text:p>
          </table:table-cell>
          <table:table-cell office:value-type="float" office:value="218.8333">
            <text:p>218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6-27T08:00:00">
            <text:p>Sun Jun 27 08:00:00 2021</text:p>
          </table:table-cell>
          <table:table-cell office:value-type="float" office:value="234.1667">
            <text:p>234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6-27T09:00:00">
            <text:p>Sun Jun 27 09:00:00 2021</text:p>
          </table:table-cell>
          <table:table-cell office:value-type="float" office:value="225.8333">
            <text:p>225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1-06-28T02:00:00">
            <text:p>Mon Jun 28 02:00:00 2021</text:p>
          </table:table-cell>
          <table:table-cell office:value-type="float" office:value="195.0">
            <text:p>195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6-28T03:00:00">
            <text:p>Mon Jun 28 03:00:00 2021</text:p>
          </table:table-cell>
          <table:table-cell office:value-type="float" office:value="189.5">
            <text:p>189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6-28T04:00:00">
            <text:p>Mon Jun 28 04:00:00 2021</text:p>
          </table:table-cell>
          <table:table-cell office:value-type="float" office:value="190.6667">
            <text:p>190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06-28T05:00:00">
            <text:p>Mon Jun 28 05:00:00 2021</text:p>
          </table:table-cell>
          <table:table-cell office:value-type="float" office:value="218.0">
            <text:p>218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6-28T06:00:00">
            <text:p>Mon Jun 28 06:00:00 2021</text:p>
          </table:table-cell>
          <table:table-cell office:value-type="float" office:value="226.0">
            <text:p>226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6-28T07:00:00">
            <text:p>Mon Jun 28 07:00:00 2021</text:p>
          </table:table-cell>
          <table:table-cell office:value-type="float" office:value="235.6667">
            <text:p>235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6-29T03:00:00">
            <text:p>Tue Jun 29 03:00:00 2021</text:p>
          </table:table-cell>
          <table:table-cell office:value-type="float" office:value="189.0">
            <text:p>189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1-06-29T04:00:00">
            <text:p>Tue Jun 29 04:00:00 2021</text:p>
          </table:table-cell>
          <table:table-cell office:value-type="float" office:value="126.5">
            <text:p>126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06-29T06:00:00">
            <text:p>Tue Jun 29 06:00:00 2021</text:p>
          </table:table-cell>
          <table:table-cell office:value-type="float" office:value="152.6667">
            <text:p>152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06-29T07:00:00">
            <text:p>Tue Jun 29 07:00:00 2021</text:p>
          </table:table-cell>
          <table:table-cell office:value-type="float" office:value="235.0">
            <text:p>235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06-29T08:00:00">
            <text:p>Tue Jun 29 08:00:00 2021</text:p>
          </table:table-cell>
          <table:table-cell office:value-type="float" office:value="121.3333">
            <text:p>121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6-30T04:00:00">
            <text:p>Wed Jun 30 04:00:00 2021</text:p>
          </table:table-cell>
          <table:table-cell office:value-type="float" office:value="185.0">
            <text:p>185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6-30T05:00:00">
            <text:p>Wed Jun 30 05:00:00 2021</text:p>
          </table:table-cell>
          <table:table-cell office:value-type="float" office:value="170.8333">
            <text:p>170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6-30T07:00:00">
            <text:p>Wed Jun 30 07:00:00 2021</text:p>
          </table:table-cell>
          <table:table-cell office:value-type="float" office:value="156.8333">
            <text:p>156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6-30T08:00:00">
            <text:p>Wed Jun 30 08:00:00 2021</text:p>
          </table:table-cell>
          <table:table-cell office:value-type="float" office:value="117.3333">
            <text:p>117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7-01T04:00:00">
            <text:p>Thu Jul  1 04:00:00 2021</text:p>
          </table:table-cell>
          <table:table-cell office:value-type="float" office:value="210.3333">
            <text:p>210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07-01T05:00:00">
            <text:p>Thu Jul  1 05:00:00 2021</text:p>
          </table:table-cell>
          <table:table-cell office:value-type="float" office:value="201.1667">
            <text:p>201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7-01T06:00:00">
            <text:p>Thu Jul  1 06:00:00 2021</text:p>
          </table:table-cell>
          <table:table-cell office:value-type="float" office:value="270.1667">
            <text:p>270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7-01T07:00:00">
            <text:p>Thu Jul  1 07:00:00 2021</text:p>
          </table:table-cell>
          <table:table-cell office:value-type="float" office:value="193.0">
            <text:p>193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07-01T08:00:00">
            <text:p>Thu Jul  1 08:00:00 2021</text:p>
          </table:table-cell>
          <table:table-cell office:value-type="float" office:value="200.5">
            <text:p>200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7-01T09:00:00">
            <text:p>Thu Jul  1 09:00:00 2021</text:p>
          </table:table-cell>
          <table:table-cell office:value-type="float" office:value="190.5">
            <text:p>190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07-01T10:00:00">
            <text:p>Thu Jul  1 10:00:00 2021</text:p>
          </table:table-cell>
          <table:table-cell office:value-type="float" office:value="229.5">
            <text:p>229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7-02T04:00:00">
            <text:p>Fri Jul  2 04:00:00 2021</text:p>
          </table:table-cell>
          <table:table-cell office:value-type="float" office:value="217.6667">
            <text:p>217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7-02T05:00:00">
            <text:p>Fri Jul  2 05:00:00 2021</text:p>
          </table:table-cell>
          <table:table-cell office:value-type="float" office:value="202.0">
            <text:p>20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7-02T07:00:00">
            <text:p>Fri Jul  2 07:00:00 2021</text:p>
          </table:table-cell>
          <table:table-cell office:value-type="float" office:value="142.8333">
            <text:p>142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7-02T09:00:00">
            <text:p>Fri Jul  2 09:00:00 2021</text:p>
          </table:table-cell>
          <table:table-cell office:value-type="float" office:value="158.3333">
            <text:p>158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07-03T03:00:00">
            <text:p>Sat Jul  3 03:00:00 2021</text:p>
          </table:table-cell>
          <table:table-cell office:value-type="float" office:value="226.8333">
            <text:p>226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07-03T04:00:00">
            <text:p>Sat Jul  3 04:00:00 2021</text:p>
          </table:table-cell>
          <table:table-cell office:value-type="float" office:value="181.6667">
            <text:p>181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7-03T05:00:00">
            <text:p>Sat Jul  3 05:00:00 2021</text:p>
          </table:table-cell>
          <table:table-cell office:value-type="float" office:value="212.6667">
            <text:p>212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7-03T06:00:00">
            <text:p>Sat Jul  3 06:00:00 2021</text:p>
          </table:table-cell>
          <table:table-cell office:value-type="float" office:value="196.5">
            <text:p>196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7-03T07:00:00">
            <text:p>Sat Jul  3 07:00:00 2021</text:p>
          </table:table-cell>
          <table:table-cell office:value-type="float" office:value="241.0">
            <text:p>241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7-04T02:00:00">
            <text:p>Sun Jul  4 02:00:00 2021</text:p>
          </table:table-cell>
          <table:table-cell office:value-type="float" office:value="185.6667">
            <text:p>185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7-04T03:00:00">
            <text:p>Sun Jul  4 03:00:00 2021</text:p>
          </table:table-cell>
          <table:table-cell office:value-type="float" office:value="192.5">
            <text:p>192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1-07-04T04:00:00">
            <text:p>Sun Jul  4 04:00:00 2021</text:p>
          </table:table-cell>
          <table:table-cell office:value-type="float" office:value="243.6667">
            <text:p>243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1-07-04T05:00:00">
            <text:p>Sun Jul  4 05:00:00 2021</text:p>
          </table:table-cell>
          <table:table-cell office:value-type="float" office:value="278.8333">
            <text:p>278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1-07-04T07:00:00">
            <text:p>Sun Jul  4 07:00:00 2021</text:p>
          </table:table-cell>
          <table:table-cell office:value-type="float" office:value="203.5">
            <text:p>203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7-04T08:00:00">
            <text:p>Sun Jul  4 08:00:00 2021</text:p>
          </table:table-cell>
          <table:table-cell office:value-type="float" office:value="207.6667">
            <text:p>207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7-05T02:00:00">
            <text:p>Mon Jul  5 02:00:00 2021</text:p>
          </table:table-cell>
          <table:table-cell office:value-type="float" office:value="188.6667">
            <text:p>188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7-05T03:00:00">
            <text:p>Mon Jul  5 03:00:00 2021</text:p>
          </table:table-cell>
          <table:table-cell office:value-type="float" office:value="196.3333">
            <text:p>196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7-05T04:00:00">
            <text:p>Mon Jul  5 04:00:00 2021</text:p>
          </table:table-cell>
          <table:table-cell office:value-type="float" office:value="187.8333">
            <text:p>187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7-05T05:00:00">
            <text:p>Mon Jul  5 05:00:00 2021</text:p>
          </table:table-cell>
          <table:table-cell office:value-type="float" office:value="197.3333">
            <text:p>197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7-05T06:00:00">
            <text:p>Mon Jul  5 06:00:00 2021</text:p>
          </table:table-cell>
          <table:table-cell office:value-type="float" office:value="227.1667">
            <text:p>227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7-05T07:00:00">
            <text:p>Mon Jul  5 07:00:00 2021</text:p>
          </table:table-cell>
          <table:table-cell office:value-type="float" office:value="176.5">
            <text:p>176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7-06T02:00:00">
            <text:p>Tue Jul  6 02:00:00 2021</text:p>
          </table:table-cell>
          <table:table-cell office:value-type="float" office:value="204.5">
            <text:p>204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7-06T03:00:00">
            <text:p>Tue Jul  6 03:00:00 2021</text:p>
          </table:table-cell>
          <table:table-cell office:value-type="float" office:value="216.1667">
            <text:p>216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07-06T04:00:00">
            <text:p>Tue Jul  6 04:00:00 2021</text:p>
          </table:table-cell>
          <table:table-cell office:value-type="float" office:value="179.3333">
            <text:p>179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07-06T05:00:00">
            <text:p>Tue Jul  6 05:00:00 2021</text:p>
          </table:table-cell>
          <table:table-cell office:value-type="float" office:value="176.8333">
            <text:p>176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7-06T06:00:00">
            <text:p>Tue Jul  6 06:00:00 2021</text:p>
          </table:table-cell>
          <table:table-cell office:value-type="float" office:value="205.8333">
            <text:p>205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7-06T07:00:00">
            <text:p>Tue Jul  6 07:00:00 2021</text:p>
          </table:table-cell>
          <table:table-cell office:value-type="float" office:value="258.0">
            <text:p>258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7-06T08:00:00">
            <text:p>Tue Jul  6 08:00:00 2021</text:p>
          </table:table-cell>
          <table:table-cell office:value-type="float" office:value="256.6667">
            <text:p>256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7-07T13:00:00">
            <text:p>Wed Jul  7 13:00:00 2021</text:p>
          </table:table-cell>
          <table:table-cell office:value-type="float" office:value="218.1667">
            <text:p>218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1-07-08T01:00:00">
            <text:p>Thu Jul  8 01:00:00 2021</text:p>
          </table:table-cell>
          <table:table-cell office:value-type="float" office:value="160.8333">
            <text:p>160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7-08T02:00:00">
            <text:p>Thu Jul  8 02:00:00 2021</text:p>
          </table:table-cell>
          <table:table-cell office:value-type="float" office:value="251.1667">
            <text:p>251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7-08T03:00:00">
            <text:p>Thu Jul  8 03:00:00 2021</text:p>
          </table:table-cell>
          <table:table-cell office:value-type="float" office:value="245.8333">
            <text:p>245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7-09T03:00:00">
            <text:p>Fri Jul  9 03:00:00 2021</text:p>
          </table:table-cell>
          <table:table-cell office:value-type="float" office:value="289.0">
            <text:p>289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7-09T04:00:00">
            <text:p>Fri Jul  9 04:00:00 2021</text:p>
          </table:table-cell>
          <table:table-cell office:value-type="float" office:value="315.3333">
            <text:p>315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7-09T05:00:00">
            <text:p>Fri Jul  9 05:00:00 2021</text:p>
          </table:table-cell>
          <table:table-cell office:value-type="float" office:value="171.0">
            <text:p>171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7-10T03:00:00">
            <text:p>Sat Jul 10 03:00:00 2021</text:p>
          </table:table-cell>
          <table:table-cell office:value-type="float" office:value="311.8333">
            <text:p>311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07-10T04:00:00">
            <text:p>Sat Jul 10 04:00:00 2021</text:p>
          </table:table-cell>
          <table:table-cell office:value-type="float" office:value="313.5">
            <text:p>313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7-10T05:00:00">
            <text:p>Sat Jul 10 05:00:00 2021</text:p>
          </table:table-cell>
          <table:table-cell office:value-type="float" office:value="234.0">
            <text:p>234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7-11T03:00:00">
            <text:p>Sun Jul 11 03:00:00 2021</text:p>
          </table:table-cell>
          <table:table-cell office:value-type="float" office:value="244.0">
            <text:p>244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7-11T04:00:00">
            <text:p>Sun Jul 11 04:00:00 2021</text:p>
          </table:table-cell>
          <table:table-cell office:value-type="float" office:value="269.3333">
            <text:p>269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7-11T05:00:00">
            <text:p>Sun Jul 11 05:00:00 2021</text:p>
          </table:table-cell>
          <table:table-cell office:value-type="float" office:value="250.3333">
            <text:p>250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7-11T06:00:00">
            <text:p>Sun Jul 11 06:00:00 2021</text:p>
          </table:table-cell>
          <table:table-cell office:value-type="float" office:value="306.8333">
            <text:p>306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7-11T07:00:00">
            <text:p>Sun Jul 11 07:00:00 2021</text:p>
          </table:table-cell>
          <table:table-cell office:value-type="float" office:value="330.8333">
            <text:p>330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7-11T08:00:00">
            <text:p>Sun Jul 11 08:00:00 2021</text:p>
          </table:table-cell>
          <table:table-cell office:value-type="float" office:value="162.5">
            <text:p>162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7-11T09:00:00">
            <text:p>Sun Jul 11 09:00:00 2021</text:p>
          </table:table-cell>
          <table:table-cell office:value-type="float" office:value="287.3333">
            <text:p>287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7-12T01:00:00">
            <text:p>Mon Jul 12 01:00:00 2021</text:p>
          </table:table-cell>
          <table:table-cell office:value-type="float" office:value="221.5">
            <text:p>221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7-12T02:00:00">
            <text:p>Mon Jul 12 02:00:00 2021</text:p>
          </table:table-cell>
          <table:table-cell office:value-type="float" office:value="226.6667">
            <text:p>226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7-12T03:00:00">
            <text:p>Mon Jul 12 03:00:00 2021</text:p>
          </table:table-cell>
          <table:table-cell office:value-type="float" office:value="230.8333">
            <text:p>230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7-12T04:00:00">
            <text:p>Mon Jul 12 04:00:00 2021</text:p>
          </table:table-cell>
          <table:table-cell office:value-type="float" office:value="221.3333">
            <text:p>221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7-12T05:00:00">
            <text:p>Mon Jul 12 05:00:00 2021</text:p>
          </table:table-cell>
          <table:table-cell office:value-type="float" office:value="228.3333">
            <text:p>228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7-12T06:00:00">
            <text:p>Mon Jul 12 06:00:00 2021</text:p>
          </table:table-cell>
          <table:table-cell office:value-type="float" office:value="217.0">
            <text:p>217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07-12T07:00:00">
            <text:p>Mon Jul 12 07:00:00 2021</text:p>
          </table:table-cell>
          <table:table-cell office:value-type="float" office:value="225.3333">
            <text:p>225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7-13T07:00:00">
            <text:p>Tue Jul 13 07:00:00 2021</text:p>
          </table:table-cell>
          <table:table-cell office:value-type="float" office:value="236.6667">
            <text:p>236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7-13T08:00:00">
            <text:p>Tue Jul 13 08:00:00 2021</text:p>
          </table:table-cell>
          <table:table-cell office:value-type="float" office:value="176.8333">
            <text:p>176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07-13T10:00:00">
            <text:p>Tue Jul 13 10:00:00 2021</text:p>
          </table:table-cell>
          <table:table-cell office:value-type="float" office:value="292.1667">
            <text:p>292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7-13T11:00:00">
            <text:p>Tue Jul 13 11:00:00 2021</text:p>
          </table:table-cell>
          <table:table-cell office:value-type="float" office:value="137.8333">
            <text:p>137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7-14T03:00:00">
            <text:p>Wed Jul 14 03:00:00 2021</text:p>
          </table:table-cell>
          <table:table-cell office:value-type="float" office:value="225.6667">
            <text:p>225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7-14T04:00:00">
            <text:p>Wed Jul 14 04:00:00 2021</text:p>
          </table:table-cell>
          <table:table-cell office:value-type="float" office:value="216.5">
            <text:p>216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7-14T05:00:00">
            <text:p>Wed Jul 14 05:00:00 2021</text:p>
          </table:table-cell>
          <table:table-cell office:value-type="float" office:value="262.1667">
            <text:p>262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7-14T06:00:00">
            <text:p>Wed Jul 14 06:00:00 2021</text:p>
          </table:table-cell>
          <table:table-cell office:value-type="float" office:value="283.0">
            <text:p>283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7-14T07:00:00">
            <text:p>Wed Jul 14 07:00:00 2021</text:p>
          </table:table-cell>
          <table:table-cell office:value-type="float" office:value="267.3333">
            <text:p>267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7-14T08:00:00">
            <text:p>Wed Jul 14 08:00:00 2021</text:p>
          </table:table-cell>
          <table:table-cell office:value-type="float" office:value="140.3333">
            <text:p>140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07-15T05:00:00">
            <text:p>Thu Jul 15 05:00:00 2021</text:p>
          </table:table-cell>
          <table:table-cell office:value-type="float" office:value="236.3333">
            <text:p>236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1-07-16T03:00:00">
            <text:p>Fri Jul 16 03:00:00 2021</text:p>
          </table:table-cell>
          <table:table-cell office:value-type="float" office:value="275.1667">
            <text:p>275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1-07-16T04:00:00">
            <text:p>Fri Jul 16 04:00:00 2021</text:p>
          </table:table-cell>
          <table:table-cell office:value-type="float" office:value="301.0">
            <text:p>301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7-16T05:00:00">
            <text:p>Fri Jul 16 05:00:00 2021</text:p>
          </table:table-cell>
          <table:table-cell office:value-type="float" office:value="307.0">
            <text:p>307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07-16T06:00:00">
            <text:p>Fri Jul 16 06:00:00 2021</text:p>
          </table:table-cell>
          <table:table-cell office:value-type="float" office:value="143.3333">
            <text:p>143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1-07-17T04:00:00">
            <text:p>Sat Jul 17 04:00:00 2021</text:p>
          </table:table-cell>
          <table:table-cell office:value-type="float" office:value="252.8333">
            <text:p>252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7-17T05:00:00">
            <text:p>Sat Jul 17 05:00:00 2021</text:p>
          </table:table-cell>
          <table:table-cell office:value-type="float" office:value="180.6667">
            <text:p>180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07-17T06:00:00">
            <text:p>Sat Jul 17 06:00:00 2021</text:p>
          </table:table-cell>
          <table:table-cell office:value-type="float" office:value="184.0">
            <text:p>184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7-17T07:00:00">
            <text:p>Sat Jul 17 07:00:00 2021</text:p>
          </table:table-cell>
          <table:table-cell office:value-type="float" office:value="223.3333">
            <text:p>223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07-17T08:00:00">
            <text:p>Sat Jul 17 08:00:00 2021</text:p>
          </table:table-cell>
          <table:table-cell office:value-type="float" office:value="231.0">
            <text:p>231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7-17T09:00:00">
            <text:p>Sat Jul 17 09:00:00 2021</text:p>
          </table:table-cell>
          <table:table-cell office:value-type="float" office:value="221.8333">
            <text:p>221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7-17T10:00:00">
            <text:p>Sat Jul 17 10:00:00 2021</text:p>
          </table:table-cell>
          <table:table-cell office:value-type="float" office:value="257.0">
            <text:p>257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7-18T03:00:00">
            <text:p>Sun Jul 18 03:00:00 2021</text:p>
          </table:table-cell>
          <table:table-cell office:value-type="float" office:value="211.5">
            <text:p>211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7-18T04:00:00">
            <text:p>Sun Jul 18 04:00:00 2021</text:p>
          </table:table-cell>
          <table:table-cell office:value-type="float" office:value="201.6667">
            <text:p>201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7-18T05:00:00">
            <text:p>Sun Jul 18 05:00:00 2021</text:p>
          </table:table-cell>
          <table:table-cell office:value-type="float" office:value="179.1667">
            <text:p>179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7-18T06:00:00">
            <text:p>Sun Jul 18 06:00:00 2021</text:p>
          </table:table-cell>
          <table:table-cell office:value-type="float" office:value="175.1667">
            <text:p>175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7-18T07:00:00">
            <text:p>Sun Jul 18 07:00:00 2021</text:p>
          </table:table-cell>
          <table:table-cell office:value-type="float" office:value="196.3333">
            <text:p>196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7-18T08:00:00">
            <text:p>Sun Jul 18 08:00:00 2021</text:p>
          </table:table-cell>
          <table:table-cell office:value-type="float" office:value="210.0">
            <text:p>210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1-07-19T02:00:00">
            <text:p>Mon Jul 19 02:00:00 2021</text:p>
          </table:table-cell>
          <table:table-cell office:value-type="float" office:value="195.0">
            <text:p>195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7-19T03:00:00">
            <text:p>Mon Jul 19 03:00:00 2021</text:p>
          </table:table-cell>
          <table:table-cell office:value-type="float" office:value="189.5">
            <text:p>189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7-19T04:00:00">
            <text:p>Mon Jul 19 04:00:00 2021</text:p>
          </table:table-cell>
          <table:table-cell office:value-type="float" office:value="198.5">
            <text:p>198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7-19T05:00:00">
            <text:p>Mon Jul 19 05:00:00 2021</text:p>
          </table:table-cell>
          <table:table-cell office:value-type="float" office:value="216.1667">
            <text:p>216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7-19T06:00:00">
            <text:p>Mon Jul 19 06:00:00 2021</text:p>
          </table:table-cell>
          <table:table-cell office:value-type="float" office:value="218.5">
            <text:p>218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7-19T07:00:00">
            <text:p>Mon Jul 19 07:00:00 2021</text:p>
          </table:table-cell>
          <table:table-cell office:value-type="float" office:value="189.0">
            <text:p>189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07-19T08:00:00">
            <text:p>Mon Jul 19 08:00:00 2021</text:p>
          </table:table-cell>
          <table:table-cell office:value-type="float" office:value="204.1667">
            <text:p>204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07-20T06:00:00">
            <text:p>Tue Jul 20 06:00:00 2021</text:p>
          </table:table-cell>
          <table:table-cell office:value-type="float" office:value="213.8333">
            <text:p>213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07-20T07:00:00">
            <text:p>Tue Jul 20 07:00:00 2021</text:p>
          </table:table-cell>
          <table:table-cell office:value-type="float" office:value="206.3333">
            <text:p>206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07-20T08:00:00">
            <text:p>Tue Jul 20 08:00:00 2021</text:p>
          </table:table-cell>
          <table:table-cell office:value-type="float" office:value="172.5">
            <text:p>172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7-20T09:00:00">
            <text:p>Tue Jul 20 09:00:00 2021</text:p>
          </table:table-cell>
          <table:table-cell office:value-type="float" office:value="197.5">
            <text:p>197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07-20T10:00:00">
            <text:p>Tue Jul 20 10:00:00 2021</text:p>
          </table:table-cell>
          <table:table-cell office:value-type="float" office:value="208.8333">
            <text:p>208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07-20T11:00:00">
            <text:p>Tue Jul 20 11:00:00 2021</text:p>
          </table:table-cell>
          <table:table-cell office:value-type="float" office:value="190.1667">
            <text:p>190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7-20T12:00:00">
            <text:p>Tue Jul 20 12:00:00 2021</text:p>
          </table:table-cell>
          <table:table-cell office:value-type="float" office:value="195.3333">
            <text:p>195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7-21T03:00:00">
            <text:p>Wed Jul 21 03:00:00 2021</text:p>
          </table:table-cell>
          <table:table-cell office:value-type="float" office:value="221.0">
            <text:p>221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7-21T04:00:00">
            <text:p>Wed Jul 21 04:00:00 2021</text:p>
          </table:table-cell>
          <table:table-cell office:value-type="float" office:value="215.8333">
            <text:p>215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07-21T05:00:00">
            <text:p>Wed Jul 21 05:00:00 2021</text:p>
          </table:table-cell>
          <table:table-cell office:value-type="float" office:value="179.3333">
            <text:p>179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7-21T06:00:00">
            <text:p>Wed Jul 21 06:00:00 2021</text:p>
          </table:table-cell>
          <table:table-cell office:value-type="float" office:value="183.1667">
            <text:p>183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7-21T07:00:00">
            <text:p>Wed Jul 21 07:00:00 2021</text:p>
          </table:table-cell>
          <table:table-cell office:value-type="float" office:value="153.8333">
            <text:p>153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7-22T04:00:00">
            <text:p>Thu Jul 22 04:00:00 2021</text:p>
          </table:table-cell>
          <table:table-cell office:value-type="float" office:value="188.5">
            <text:p>188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7-22T05:00:00">
            <text:p>Thu Jul 22 05:00:00 2021</text:p>
          </table:table-cell>
          <table:table-cell office:value-type="float" office:value="217.0">
            <text:p>217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7-22T06:00:00">
            <text:p>Thu Jul 22 06:00:00 2021</text:p>
          </table:table-cell>
          <table:table-cell office:value-type="float" office:value="242.0">
            <text:p>242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7-23T05:00:00">
            <text:p>Fri Jul 23 05:00:00 2021</text:p>
          </table:table-cell>
          <table:table-cell office:value-type="float" office:value="196.1667">
            <text:p>196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07-23T06:00:00">
            <text:p>Fri Jul 23 06:00:00 2021</text:p>
          </table:table-cell>
          <table:table-cell office:value-type="float" office:value="211.0">
            <text:p>211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7-23T07:00:00">
            <text:p>Fri Jul 23 07:00:00 2021</text:p>
          </table:table-cell>
          <table:table-cell office:value-type="float" office:value="187.6667">
            <text:p>187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7-23T08:00:00">
            <text:p>Fri Jul 23 08:00:00 2021</text:p>
          </table:table-cell>
          <table:table-cell office:value-type="float" office:value="173.3333">
            <text:p>173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7-24T02:00:00">
            <text:p>Sat Jul 24 02:00:00 2021</text:p>
          </table:table-cell>
          <table:table-cell office:value-type="float" office:value="322.1667">
            <text:p>322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7-24T03:00:00">
            <text:p>Sat Jul 24 03:00:00 2021</text:p>
          </table:table-cell>
          <table:table-cell office:value-type="float" office:value="340.3333">
            <text:p>340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1-07-24T04:00:00">
            <text:p>Sat Jul 24 04:00:00 2021</text:p>
          </table:table-cell>
          <table:table-cell office:value-type="float" office:value="348.6667">
            <text:p>348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7-24T05:00:00">
            <text:p>Sat Jul 24 05:00:00 2021</text:p>
          </table:table-cell>
          <table:table-cell office:value-type="float" office:value="351.1667">
            <text:p>351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7-24T06:00:00">
            <text:p>Sat Jul 24 06:00:00 2021</text:p>
          </table:table-cell>
          <table:table-cell office:value-type="float" office:value="235.1667">
            <text:p>235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7-24T07:00:00">
            <text:p>Sat Jul 24 07:00:00 2021</text:p>
          </table:table-cell>
          <table:table-cell office:value-type="float" office:value="178.6667">
            <text:p>178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7-25T01:00:00">
            <text:p>Sun Jul 25 01:00:00 2021</text:p>
          </table:table-cell>
          <table:table-cell office:value-type="float" office:value="319.8333">
            <text:p>319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7-25T02:00:00">
            <text:p>Sun Jul 25 02:00:00 2021</text:p>
          </table:table-cell>
          <table:table-cell office:value-type="float" office:value="300.6667">
            <text:p>300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7-25T03:00:00">
            <text:p>Sun Jul 25 03:00:00 2021</text:p>
          </table:table-cell>
          <table:table-cell office:value-type="float" office:value="197.0">
            <text:p>197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7-25T04:00:00">
            <text:p>Sun Jul 25 04:00:00 2021</text:p>
          </table:table-cell>
          <table:table-cell office:value-type="float" office:value="246.0">
            <text:p>246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7-25T05:00:00">
            <text:p>Sun Jul 25 05:00:00 2021</text:p>
          </table:table-cell>
          <table:table-cell office:value-type="float" office:value="306.0">
            <text:p>306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7-25T06:00:00">
            <text:p>Sun Jul 25 06:00:00 2021</text:p>
          </table:table-cell>
          <table:table-cell office:value-type="float" office:value="293.1667">
            <text:p>293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07-25T07:00:00">
            <text:p>Sun Jul 25 07:00:00 2021</text:p>
          </table:table-cell>
          <table:table-cell office:value-type="float" office:value="192.5">
            <text:p>192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7-25T08:00:00">
            <text:p>Sun Jul 25 08:00:00 2021</text:p>
          </table:table-cell>
          <table:table-cell office:value-type="float" office:value="124.3333">
            <text:p>124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07-25T09:00:00">
            <text:p>Sun Jul 25 09:00:00 2021</text:p>
          </table:table-cell>
          <table:table-cell office:value-type="float" office:value="286.5">
            <text:p>286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7-27T03:00:00">
            <text:p>Tue Jul 27 03:00:00 2021</text:p>
          </table:table-cell>
          <table:table-cell office:value-type="float" office:value="187.3333">
            <text:p>18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7-27T04:00:00">
            <text:p>Tue Jul 27 04:00:00 2021</text:p>
          </table:table-cell>
          <table:table-cell office:value-type="float" office:value="212.8333">
            <text:p>212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7-27T06:00:00">
            <text:p>Tue Jul 27 06:00:00 2021</text:p>
          </table:table-cell>
          <table:table-cell office:value-type="float" office:value="167.3333">
            <text:p>167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7-28T04:00:00">
            <text:p>Wed Jul 28 04:00:00 2021</text:p>
          </table:table-cell>
          <table:table-cell office:value-type="float" office:value="240.0">
            <text:p>240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07-28T05:00:00">
            <text:p>Wed Jul 28 05:00:00 2021</text:p>
          </table:table-cell>
          <table:table-cell office:value-type="float" office:value="246.6667">
            <text:p>246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7-28T06:00:00">
            <text:p>Wed Jul 28 06:00:00 2021</text:p>
          </table:table-cell>
          <table:table-cell office:value-type="float" office:value="236.0">
            <text:p>236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1-07-28T07:00:00">
            <text:p>Wed Jul 28 07:00:00 2021</text:p>
          </table:table-cell>
          <table:table-cell office:value-type="float" office:value="187.6667">
            <text:p>187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7-28T08:00:00">
            <text:p>Wed Jul 28 08:00:00 2021</text:p>
          </table:table-cell>
          <table:table-cell office:value-type="float" office:value="158.5">
            <text:p>158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7-28T09:00:00">
            <text:p>Wed Jul 28 09:00:00 2021</text:p>
          </table:table-cell>
          <table:table-cell office:value-type="float" office:value="139.0">
            <text:p>139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7-29T03:00:00">
            <text:p>Thu Jul 29 03:00:00 2021</text:p>
          </table:table-cell>
          <table:table-cell office:value-type="float" office:value="291.6667">
            <text:p>291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7-29T04:00:00">
            <text:p>Thu Jul 29 04:00:00 2021</text:p>
          </table:table-cell>
          <table:table-cell office:value-type="float" office:value="292.0">
            <text:p>292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7-29T05:00:00">
            <text:p>Thu Jul 29 05:00:00 2021</text:p>
          </table:table-cell>
          <table:table-cell office:value-type="float" office:value="263.8333">
            <text:p>263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7-29T07:00:00">
            <text:p>Thu Jul 29 07:00:00 2021</text:p>
          </table:table-cell>
          <table:table-cell office:value-type="float" office:value="155.3333">
            <text:p>155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7-29T08:00:00">
            <text:p>Thu Jul 29 08:00:00 2021</text:p>
          </table:table-cell>
          <table:table-cell office:value-type="float" office:value="151.5">
            <text:p>151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7-29T09:00:00">
            <text:p>Thu Jul 29 09:00:00 2021</text:p>
          </table:table-cell>
          <table:table-cell office:value-type="float" office:value="197.3333">
            <text:p>19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7-29T10:00:00">
            <text:p>Thu Jul 29 10:00:00 2021</text:p>
          </table:table-cell>
          <table:table-cell office:value-type="float" office:value="257.1667">
            <text:p>257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7-29T11:00:00">
            <text:p>Thu Jul 29 11:00:00 2021</text:p>
          </table:table-cell>
          <table:table-cell office:value-type="float" office:value="249.8333">
            <text:p>249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7-30T03:00:00">
            <text:p>Fri Jul 30 03:00:00 2021</text:p>
          </table:table-cell>
          <table:table-cell office:value-type="float" office:value="270.1667">
            <text:p>270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7-30T04:00:00">
            <text:p>Fri Jul 30 04:00:00 2021</text:p>
          </table:table-cell>
          <table:table-cell office:value-type="float" office:value="215.1667">
            <text:p>215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07-30T05:00:00">
            <text:p>Fri Jul 30 05:00:00 2021</text:p>
          </table:table-cell>
          <table:table-cell office:value-type="float" office:value="192.8333">
            <text:p>192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07-30T06:00:00">
            <text:p>Fri Jul 30 06:00:00 2021</text:p>
          </table:table-cell>
          <table:table-cell office:value-type="float" office:value="196.5">
            <text:p>196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7-30T07:00:00">
            <text:p>Fri Jul 30 07:00:00 2021</text:p>
          </table:table-cell>
          <table:table-cell office:value-type="float" office:value="179.8333">
            <text:p>179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07-30T08:00:00">
            <text:p>Fri Jul 30 08:00:00 2021</text:p>
          </table:table-cell>
          <table:table-cell office:value-type="float" office:value="195.1667">
            <text:p>195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1-07-30T09:00:00">
            <text:p>Fri Jul 30 09:00:00 2021</text:p>
          </table:table-cell>
          <table:table-cell office:value-type="float" office:value="235.6667">
            <text:p>235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7-30T10:00:00">
            <text:p>Fri Jul 30 10:00:00 2021</text:p>
          </table:table-cell>
          <table:table-cell office:value-type="float" office:value="231.1667">
            <text:p>231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07-31T03:00:00">
            <text:p>Sat Jul 31 03:00:00 2021</text:p>
          </table:table-cell>
          <table:table-cell office:value-type="float" office:value="272.8333">
            <text:p>272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7-31T04:00:00">
            <text:p>Sat Jul 31 04:00:00 2021</text:p>
          </table:table-cell>
          <table:table-cell office:value-type="float" office:value="230.8333">
            <text:p>230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7-31T05:00:00">
            <text:p>Sat Jul 31 05:00:00 2021</text:p>
          </table:table-cell>
          <table:table-cell office:value-type="float" office:value="256.0">
            <text:p>256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7-31T06:00:00">
            <text:p>Sat Jul 31 06:00:00 2021</text:p>
          </table:table-cell>
          <table:table-cell office:value-type="float" office:value="285.0">
            <text:p>285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7-31T07:00:00">
            <text:p>Sat Jul 31 07:00:00 2021</text:p>
          </table:table-cell>
          <table:table-cell office:value-type="float" office:value="304.3333">
            <text:p>304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7-31T08:00:00">
            <text:p>Sat Jul 31 08:00:00 2021</text:p>
          </table:table-cell>
          <table:table-cell office:value-type="float" office:value="327.8333">
            <text:p>327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1-07-31T09:00:00">
            <text:p>Sat Jul 31 09:00:00 2021</text:p>
          </table:table-cell>
          <table:table-cell office:value-type="float" office:value="312.5">
            <text:p>312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8-01T02:00:00">
            <text:p>Sun Aug  1 02:00:00 2021</text:p>
          </table:table-cell>
          <table:table-cell office:value-type="float" office:value="299.0">
            <text:p>299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01T03:00:00">
            <text:p>Sun Aug  1 03:00:00 2021</text:p>
          </table:table-cell>
          <table:table-cell office:value-type="float" office:value="305.0">
            <text:p>305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8-01T04:00:00">
            <text:p>Sun Aug  1 04:00:00 2021</text:p>
          </table:table-cell>
          <table:table-cell office:value-type="float" office:value="309.6667">
            <text:p>309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8-01T05:00:00">
            <text:p>Sun Aug  1 05:00:00 2021</text:p>
          </table:table-cell>
          <table:table-cell office:value-type="float" office:value="313.8333">
            <text:p>313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8-01T06:00:00">
            <text:p>Sun Aug  1 06:00:00 2021</text:p>
          </table:table-cell>
          <table:table-cell office:value-type="float" office:value="302.6667">
            <text:p>302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08-01T07:00:00">
            <text:p>Sun Aug  1 07:00:00 2021</text:p>
          </table:table-cell>
          <table:table-cell office:value-type="float" office:value="152.0">
            <text:p>152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08-02T02:00:00">
            <text:p>Mon Aug  2 02:00:00 2021</text:p>
          </table:table-cell>
          <table:table-cell office:value-type="float" office:value="190.3333">
            <text:p>190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8-02T03:00:00">
            <text:p>Mon Aug  2 03:00:00 2021</text:p>
          </table:table-cell>
          <table:table-cell office:value-type="float" office:value="203.0">
            <text:p>203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8-02T04:00:00">
            <text:p>Mon Aug  2 04:00:00 2021</text:p>
          </table:table-cell>
          <table:table-cell office:value-type="float" office:value="257.1667">
            <text:p>257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8-02T05:00:00">
            <text:p>Mon Aug  2 05:00:00 2021</text:p>
          </table:table-cell>
          <table:table-cell office:value-type="float" office:value="239.6667">
            <text:p>239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1-08-02T06:00:00">
            <text:p>Mon Aug  2 06:00:00 2021</text:p>
          </table:table-cell>
          <table:table-cell office:value-type="float" office:value="220.6667">
            <text:p>220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1-08-02T07:00:00">
            <text:p>Mon Aug  2 07:00:00 2021</text:p>
          </table:table-cell>
          <table:table-cell office:value-type="float" office:value="137.8333">
            <text:p>137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8-02T08:00:00">
            <text:p>Mon Aug  2 08:00:00 2021</text:p>
          </table:table-cell>
          <table:table-cell office:value-type="float" office:value="218.1667">
            <text:p>218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08-03T03:00:00">
            <text:p>Tue Aug  3 03:00:00 2021</text:p>
          </table:table-cell>
          <table:table-cell office:value-type="float" office:value="189.3333">
            <text:p>189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1-08-03T04:00:00">
            <text:p>Tue Aug  3 04:00:00 2021</text:p>
          </table:table-cell>
          <table:table-cell office:value-type="float" office:value="184.6667">
            <text:p>184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8-03T05:00:00">
            <text:p>Tue Aug  3 05:00:00 2021</text:p>
          </table:table-cell>
          <table:table-cell office:value-type="float" office:value="221.8333">
            <text:p>221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8-03T06:00:00">
            <text:p>Tue Aug  3 06:00:00 2021</text:p>
          </table:table-cell>
          <table:table-cell office:value-type="float" office:value="248.3333">
            <text:p>248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08-03T07:00:00">
            <text:p>Tue Aug  3 07:00:00 2021</text:p>
          </table:table-cell>
          <table:table-cell office:value-type="float" office:value="93.6667">
            <text:p>93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08-04T04:00:00">
            <text:p>Wed Aug  4 04:00:00 2021</text:p>
          </table:table-cell>
          <table:table-cell office:value-type="float" office:value="211.1667">
            <text:p>211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8-04T05:00:00">
            <text:p>Wed Aug  4 05:00:00 2021</text:p>
          </table:table-cell>
          <table:table-cell office:value-type="float" office:value="213.3333">
            <text:p>213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8-04T06:00:00">
            <text:p>Wed Aug  4 06:00:00 2021</text:p>
          </table:table-cell>
          <table:table-cell office:value-type="float" office:value="221.3333">
            <text:p>221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8-04T07:00:00">
            <text:p>Wed Aug  4 07:00:00 2021</text:p>
          </table:table-cell>
          <table:table-cell office:value-type="float" office:value="138.0">
            <text:p>138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8-04T08:00:00">
            <text:p>Wed Aug  4 08:00:00 2021</text:p>
          </table:table-cell>
          <table:table-cell office:value-type="float" office:value="132.5">
            <text:p>132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8-04T09:00:00">
            <text:p>Wed Aug  4 09:00:00 2021</text:p>
          </table:table-cell>
          <table:table-cell office:value-type="float" office:value="141.8333">
            <text:p>141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1-08-05T01:00:00">
            <text:p>Thu Aug  5 01:00:00 2021</text:p>
          </table:table-cell>
          <table:table-cell office:value-type="float" office:value="166.3333">
            <text:p>166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8-05T02:00:00">
            <text:p>Thu Aug  5 02:00:00 2021</text:p>
          </table:table-cell>
          <table:table-cell office:value-type="float" office:value="243.8333">
            <text:p>243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8-05T03:00:00">
            <text:p>Thu Aug  5 03:00:00 2021</text:p>
          </table:table-cell>
          <table:table-cell office:value-type="float" office:value="272.6667">
            <text:p>272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8-05T04:00:00">
            <text:p>Thu Aug  5 04:00:00 2021</text:p>
          </table:table-cell>
          <table:table-cell office:value-type="float" office:value="219.8333">
            <text:p>219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8-05T05:00:00">
            <text:p>Thu Aug  5 05:00:00 2021</text:p>
          </table:table-cell>
          <table:table-cell office:value-type="float" office:value="190.1667">
            <text:p>190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8-05T06:00:00">
            <text:p>Thu Aug  5 06:00:00 2021</text:p>
          </table:table-cell>
          <table:table-cell office:value-type="float" office:value="221.3333">
            <text:p>221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8-06T04:00:00">
            <text:p>Fri Aug  6 04:00:00 2021</text:p>
          </table:table-cell>
          <table:table-cell office:value-type="float" office:value="206.5">
            <text:p>206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08-06T05:00:00">
            <text:p>Fri Aug  6 05:00:00 2021</text:p>
          </table:table-cell>
          <table:table-cell office:value-type="float" office:value="205.0">
            <text:p>205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8-06T06:00:00">
            <text:p>Fri Aug  6 06:00:00 2021</text:p>
          </table:table-cell>
          <table:table-cell office:value-type="float" office:value="214.0">
            <text:p>214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8-06T07:00:00">
            <text:p>Fri Aug  6 07:00:00 2021</text:p>
          </table:table-cell>
          <table:table-cell office:value-type="float" office:value="256.5">
            <text:p>256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8-06T08:00:00">
            <text:p>Fri Aug  6 08:00:00 2021</text:p>
          </table:table-cell>
          <table:table-cell office:value-type="float" office:value="256.1667">
            <text:p>256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8-06T09:00:00">
            <text:p>Fri Aug  6 09:00:00 2021</text:p>
          </table:table-cell>
          <table:table-cell office:value-type="float" office:value="183.6667">
            <text:p>183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1-08-07T03:00:00">
            <text:p>Sat Aug  7 03:00:00 2021</text:p>
          </table:table-cell>
          <table:table-cell office:value-type="float" office:value="243.1667">
            <text:p>243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8-07T04:00:00">
            <text:p>Sat Aug  7 04:00:00 2021</text:p>
          </table:table-cell>
          <table:table-cell office:value-type="float" office:value="309.3333">
            <text:p>309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8-08T02:00:00">
            <text:p>Sun Aug  8 02:00:00 2021</text:p>
          </table:table-cell>
          <table:table-cell office:value-type="float" office:value="212.1667">
            <text:p>212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8-08T03:00:00">
            <text:p>Sun Aug  8 03:00:00 2021</text:p>
          </table:table-cell>
          <table:table-cell office:value-type="float" office:value="194.3333">
            <text:p>194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8-08T04:00:00">
            <text:p>Sun Aug  8 04:00:00 2021</text:p>
          </table:table-cell>
          <table:table-cell office:value-type="float" office:value="149.6667">
            <text:p>149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8-08T05:00:00">
            <text:p>Sun Aug  8 05:00:00 2021</text:p>
          </table:table-cell>
          <table:table-cell office:value-type="float" office:value="128.5">
            <text:p>128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8-08T06:00:00">
            <text:p>Sun Aug  8 06:00:00 2021</text:p>
          </table:table-cell>
          <table:table-cell office:value-type="float" office:value="189.5">
            <text:p>189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8-08T07:00:00">
            <text:p>Sun Aug  8 07:00:00 2021</text:p>
          </table:table-cell>
          <table:table-cell office:value-type="float" office:value="190.6667">
            <text:p>190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8-08T08:00:00">
            <text:p>Sun Aug  8 08:00:00 2021</text:p>
          </table:table-cell>
          <table:table-cell office:value-type="float" office:value="163.3333">
            <text:p>163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8-08T09:00:00">
            <text:p>Sun Aug  8 09:00:00 2021</text:p>
          </table:table-cell>
          <table:table-cell office:value-type="float" office:value="183.3333">
            <text:p>183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1-08-09T03:00:00">
            <text:p>Mon Aug  9 03:00:00 2021</text:p>
          </table:table-cell>
          <table:table-cell office:value-type="float" office:value="181.6667">
            <text:p>181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8-09T04:00:00">
            <text:p>Mon Aug  9 04:00:00 2021</text:p>
          </table:table-cell>
          <table:table-cell office:value-type="float" office:value="253.5">
            <text:p>25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8-09T05:00:00">
            <text:p>Mon Aug  9 05:00:00 2021</text:p>
          </table:table-cell>
          <table:table-cell office:value-type="float" office:value="238.8333">
            <text:p>238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1-08-10T05:00:00">
            <text:p>Tue Aug 10 05:00:00 2021</text:p>
          </table:table-cell>
          <table:table-cell office:value-type="float" office:value="250.8333">
            <text:p>250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8-10T06:00:00">
            <text:p>Tue Aug 10 06:00:00 2021</text:p>
          </table:table-cell>
          <table:table-cell office:value-type="float" office:value="258.1667">
            <text:p>258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10T07:00:00">
            <text:p>Tue Aug 10 07:00:00 2021</text:p>
          </table:table-cell>
          <table:table-cell office:value-type="float" office:value="275.1667">
            <text:p>275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8-10T08:00:00">
            <text:p>Tue Aug 10 08:00:00 2021</text:p>
          </table:table-cell>
          <table:table-cell office:value-type="float" office:value="276.6667">
            <text:p>276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08-10T09:00:00">
            <text:p>Tue Aug 10 09:00:00 2021</text:p>
          </table:table-cell>
          <table:table-cell office:value-type="float" office:value="193.3333">
            <text:p>193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8-10T10:00:00">
            <text:p>Tue Aug 10 10:00:00 2021</text:p>
          </table:table-cell>
          <table:table-cell office:value-type="float" office:value="163.5">
            <text:p>163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8-11T04:00:00">
            <text:p>Wed Aug 11 04:00:00 2021</text:p>
          </table:table-cell>
          <table:table-cell office:value-type="float" office:value="248.8333">
            <text:p>248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08-11T05:00:00">
            <text:p>Wed Aug 11 05:00:00 2021</text:p>
          </table:table-cell>
          <table:table-cell office:value-type="float" office:value="279.3333">
            <text:p>279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1-08-11T06:00:00">
            <text:p>Wed Aug 11 06:00:00 2021</text:p>
          </table:table-cell>
          <table:table-cell office:value-type="float" office:value="330.0">
            <text:p>330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8-11T09:00:00">
            <text:p>Wed Aug 11 09:00:00 2021</text:p>
          </table:table-cell>
          <table:table-cell office:value-type="float" office:value="144.5">
            <text:p>144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8-12T02:00:00">
            <text:p>Thu Aug 12 02:00:00 2021</text:p>
          </table:table-cell>
          <table:table-cell office:value-type="float" office:value="226.5">
            <text:p>226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8-12T03:00:00">
            <text:p>Thu Aug 12 03:00:00 2021</text:p>
          </table:table-cell>
          <table:table-cell office:value-type="float" office:value="247.0">
            <text:p>247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8-12T04:00:00">
            <text:p>Thu Aug 12 04:00:00 2021</text:p>
          </table:table-cell>
          <table:table-cell office:value-type="float" office:value="246.5">
            <text:p>246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8-12T05:00:00">
            <text:p>Thu Aug 12 05:00:00 2021</text:p>
          </table:table-cell>
          <table:table-cell office:value-type="float" office:value="187.8333">
            <text:p>187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8-12T06:00:00">
            <text:p>Thu Aug 12 06:00:00 2021</text:p>
          </table:table-cell>
          <table:table-cell office:value-type="float" office:value="192.5">
            <text:p>192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08-12T07:00:00">
            <text:p>Thu Aug 12 07:00:00 2021</text:p>
          </table:table-cell>
          <table:table-cell office:value-type="float" office:value="186.0">
            <text:p>186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8-12T08:00:00">
            <text:p>Thu Aug 12 08:00:00 2021</text:p>
          </table:table-cell>
          <table:table-cell office:value-type="float" office:value="227.6667">
            <text:p>227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08-12T09:00:00">
            <text:p>Thu Aug 12 09:00:00 2021</text:p>
          </table:table-cell>
          <table:table-cell office:value-type="float" office:value="231.5">
            <text:p>231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08-12T10:00:00">
            <text:p>Thu Aug 12 10:00:00 2021</text:p>
          </table:table-cell>
          <table:table-cell office:value-type="float" office:value="231.6667">
            <text:p>231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8-13T03:00:00">
            <text:p>Fri Aug 13 03:00:00 2021</text:p>
          </table:table-cell>
          <table:table-cell office:value-type="float" office:value="200.6667">
            <text:p>200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8-13T04:00:00">
            <text:p>Fri Aug 13 04:00:00 2021</text:p>
          </table:table-cell>
          <table:table-cell office:value-type="float" office:value="205.5">
            <text:p>205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8-13T05:00:00">
            <text:p>Fri Aug 13 05:00:00 2021</text:p>
          </table:table-cell>
          <table:table-cell office:value-type="float" office:value="189.3333">
            <text:p>189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8-13T06:00:00">
            <text:p>Fri Aug 13 06:00:00 2021</text:p>
          </table:table-cell>
          <table:table-cell office:value-type="float" office:value="156.3333">
            <text:p>156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8-13T07:00:00">
            <text:p>Fri Aug 13 07:00:00 2021</text:p>
          </table:table-cell>
          <table:table-cell office:value-type="float" office:value="121.1667">
            <text:p>121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8-13T08:00:00">
            <text:p>Fri Aug 13 08:00:00 2021</text:p>
          </table:table-cell>
          <table:table-cell office:value-type="float" office:value="162.0">
            <text:p>162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8-13T09:00:00">
            <text:p>Fri Aug 13 09:00:00 2021</text:p>
          </table:table-cell>
          <table:table-cell office:value-type="float" office:value="199.8333">
            <text:p>199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08-14T02:00:00">
            <text:p>Sat Aug 14 02:00:00 2021</text:p>
          </table:table-cell>
          <table:table-cell office:value-type="float" office:value="238.5">
            <text:p>238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8-14T03:00:00">
            <text:p>Sat Aug 14 03:00:00 2021</text:p>
          </table:table-cell>
          <table:table-cell office:value-type="float" office:value="194.5">
            <text:p>194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8-14T04:00:00">
            <text:p>Sat Aug 14 04:00:00 2021</text:p>
          </table:table-cell>
          <table:table-cell office:value-type="float" office:value="216.0">
            <text:p>216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08-14T05:00:00">
            <text:p>Sat Aug 14 05:00:00 2021</text:p>
          </table:table-cell>
          <table:table-cell office:value-type="float" office:value="188.5">
            <text:p>188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8-14T06:00:00">
            <text:p>Sat Aug 14 06:00:00 2021</text:p>
          </table:table-cell>
          <table:table-cell office:value-type="float" office:value="83.1667">
            <text:p>83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08-15T03:00:00">
            <text:p>Sun Aug 15 03:00:00 2021</text:p>
          </table:table-cell>
          <table:table-cell office:value-type="float" office:value="195.1667">
            <text:p>195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1-08-15T04:00:00">
            <text:p>Sun Aug 15 04:00:00 2021</text:p>
          </table:table-cell>
          <table:table-cell office:value-type="float" office:value="174.8333">
            <text:p>174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8-15T05:00:00">
            <text:p>Sun Aug 15 05:00:00 2021</text:p>
          </table:table-cell>
          <table:table-cell office:value-type="float" office:value="258.1667">
            <text:p>258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8-15T06:00:00">
            <text:p>Sun Aug 15 06:00:00 2021</text:p>
          </table:table-cell>
          <table:table-cell office:value-type="float" office:value="271.5">
            <text:p>271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8-15T07:00:00">
            <text:p>Sun Aug 15 07:00:00 2021</text:p>
          </table:table-cell>
          <table:table-cell office:value-type="float" office:value="164.8333">
            <text:p>164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8-16T03:00:00">
            <text:p>Mon Aug 16 03:00:00 2021</text:p>
          </table:table-cell>
          <table:table-cell office:value-type="float" office:value="236.1667">
            <text:p>236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8-16T04:00:00">
            <text:p>Mon Aug 16 04:00:00 2021</text:p>
          </table:table-cell>
          <table:table-cell office:value-type="float" office:value="148.0">
            <text:p>148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08-16T06:00:00">
            <text:p>Mon Aug 16 06:00:00 2021</text:p>
          </table:table-cell>
          <table:table-cell office:value-type="float" office:value="120.5">
            <text:p>120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8-16T07:00:00">
            <text:p>Mon Aug 16 07:00:00 2021</text:p>
          </table:table-cell>
          <table:table-cell office:value-type="float" office:value="259.5">
            <text:p>259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8-17T03:00:00">
            <text:p>Tue Aug 17 03:00:00 2021</text:p>
          </table:table-cell>
          <table:table-cell office:value-type="float" office:value="263.5">
            <text:p>263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08-17T04:00:00">
            <text:p>Tue Aug 17 04:00:00 2021</text:p>
          </table:table-cell>
          <table:table-cell office:value-type="float" office:value="325.0">
            <text:p>325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08-17T05:00:00">
            <text:p>Tue Aug 17 05:00:00 2021</text:p>
          </table:table-cell>
          <table:table-cell office:value-type="float" office:value="252.0">
            <text:p>252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8-17T06:00:00">
            <text:p>Tue Aug 17 06:00:00 2021</text:p>
          </table:table-cell>
          <table:table-cell office:value-type="float" office:value="200.5">
            <text:p>200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8-17T07:00:00">
            <text:p>Tue Aug 17 07:00:00 2021</text:p>
          </table:table-cell>
          <table:table-cell office:value-type="float" office:value="247.0">
            <text:p>247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8-17T08:00:00">
            <text:p>Tue Aug 17 08:00:00 2021</text:p>
          </table:table-cell>
          <table:table-cell office:value-type="float" office:value="198.3333">
            <text:p>198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08-18T05:00:00">
            <text:p>Wed Aug 18 05:00:00 2021</text:p>
          </table:table-cell>
          <table:table-cell office:value-type="float" office:value="255.1667">
            <text:p>255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1-08-18T06:00:00">
            <text:p>Wed Aug 18 06:00:00 2021</text:p>
          </table:table-cell>
          <table:table-cell office:value-type="float" office:value="279.3333">
            <text:p>279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1-08-18T07:00:00">
            <text:p>Wed Aug 18 07:00:00 2021</text:p>
          </table:table-cell>
          <table:table-cell office:value-type="float" office:value="275.5">
            <text:p>275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8-18T08:00:00">
            <text:p>Wed Aug 18 08:00:00 2021</text:p>
          </table:table-cell>
          <table:table-cell office:value-type="float" office:value="188.6667">
            <text:p>188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8-18T09:00:00">
            <text:p>Wed Aug 18 09:00:00 2021</text:p>
          </table:table-cell>
          <table:table-cell office:value-type="float" office:value="219.3333">
            <text:p>219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08-18T10:00:00">
            <text:p>Wed Aug 18 10:00:00 2021</text:p>
          </table:table-cell>
          <table:table-cell office:value-type="float" office:value="219.6667">
            <text:p>219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8-18T11:00:00">
            <text:p>Wed Aug 18 11:00:00 2021</text:p>
          </table:table-cell>
          <table:table-cell office:value-type="float" office:value="234.0">
            <text:p>234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08-19T04:00:00">
            <text:p>Thu Aug 19 04:00:00 2021</text:p>
          </table:table-cell>
          <table:table-cell office:value-type="float" office:value="227.1667">
            <text:p>227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8-19T05:00:00">
            <text:p>Thu Aug 19 05:00:00 2021</text:p>
          </table:table-cell>
          <table:table-cell office:value-type="float" office:value="196.1667">
            <text:p>196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8-19T06:00:00">
            <text:p>Thu Aug 19 06:00:00 2021</text:p>
          </table:table-cell>
          <table:table-cell office:value-type="float" office:value="229.6667">
            <text:p>229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8-19T07:00:00">
            <text:p>Thu Aug 19 07:00:00 2021</text:p>
          </table:table-cell>
          <table:table-cell office:value-type="float" office:value="244.1667">
            <text:p>244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1-08-19T08:00:00">
            <text:p>Thu Aug 19 08:00:00 2021</text:p>
          </table:table-cell>
          <table:table-cell office:value-type="float" office:value="241.0">
            <text:p>241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08-19T09:00:00">
            <text:p>Thu Aug 19 09:00:00 2021</text:p>
          </table:table-cell>
          <table:table-cell office:value-type="float" office:value="245.8333">
            <text:p>245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8-19T10:00:00">
            <text:p>Thu Aug 19 10:00:00 2021</text:p>
          </table:table-cell>
          <table:table-cell office:value-type="float" office:value="252.0">
            <text:p>252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8-20T03:00:00">
            <text:p>Fri Aug 20 03:00:00 2021</text:p>
          </table:table-cell>
          <table:table-cell office:value-type="float" office:value="260.0">
            <text:p>260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8-20T04:00:00">
            <text:p>Fri Aug 20 04:00:00 2021</text:p>
          </table:table-cell>
          <table:table-cell office:value-type="float" office:value="202.5">
            <text:p>202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20T05:00:00">
            <text:p>Fri Aug 20 05:00:00 2021</text:p>
          </table:table-cell>
          <table:table-cell office:value-type="float" office:value="160.5">
            <text:p>160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8-20T06:00:00">
            <text:p>Fri Aug 20 06:00:00 2021</text:p>
          </table:table-cell>
          <table:table-cell office:value-type="float" office:value="194.0">
            <text:p>194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8-20T07:00:00">
            <text:p>Fri Aug 20 07:00:00 2021</text:p>
          </table:table-cell>
          <table:table-cell office:value-type="float" office:value="180.8333">
            <text:p>180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8-20T08:00:00">
            <text:p>Fri Aug 20 08:00:00 2021</text:p>
          </table:table-cell>
          <table:table-cell office:value-type="float" office:value="137.6667">
            <text:p>137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8-20T09:00:00">
            <text:p>Fri Aug 20 09:00:00 2021</text:p>
          </table:table-cell>
          <table:table-cell office:value-type="float" office:value="226.5">
            <text:p>226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1-08-20T13:00:00">
            <text:p>Fri Aug 20 13:00:00 2021</text:p>
          </table:table-cell>
          <table:table-cell office:value-type="float" office:value="226.8333">
            <text:p>226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08-21T03:00:00">
            <text:p>Sat Aug 21 03:00:00 2021</text:p>
          </table:table-cell>
          <table:table-cell office:value-type="float" office:value="253.5">
            <text:p>253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1-08-21T04:00:00">
            <text:p>Sat Aug 21 04:00:00 2021</text:p>
          </table:table-cell>
          <table:table-cell office:value-type="float" office:value="227.6667">
            <text:p>227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8-21T05:00:00">
            <text:p>Sat Aug 21 05:00:00 2021</text:p>
          </table:table-cell>
          <table:table-cell office:value-type="float" office:value="190.0">
            <text:p>190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1-08-21T06:00:00">
            <text:p>Sat Aug 21 06:00:00 2021</text:p>
          </table:table-cell>
          <table:table-cell office:value-type="float" office:value="172.0">
            <text:p>172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8-21T07:00:00">
            <text:p>Sat Aug 21 07:00:00 2021</text:p>
          </table:table-cell>
          <table:table-cell office:value-type="float" office:value="175.3333">
            <text:p>175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8-21T08:00:00">
            <text:p>Sat Aug 21 08:00:00 2021</text:p>
          </table:table-cell>
          <table:table-cell office:value-type="float" office:value="222.0">
            <text:p>222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8-21T09:00:00">
            <text:p>Sat Aug 21 09:00:00 2021</text:p>
          </table:table-cell>
          <table:table-cell office:value-type="float" office:value="164.0">
            <text:p>164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1-08-22T03:00:00">
            <text:p>Sun Aug 22 03:00:00 2021</text:p>
          </table:table-cell>
          <table:table-cell office:value-type="float" office:value="195.1667">
            <text:p>195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8-22T05:00:00">
            <text:p>Sun Aug 22 05:00:00 2021</text:p>
          </table:table-cell>
          <table:table-cell office:value-type="float" office:value="184.6667">
            <text:p>184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1-08-22T06:00:00">
            <text:p>Sun Aug 22 06:00:00 2021</text:p>
          </table:table-cell>
          <table:table-cell office:value-type="float" office:value="96.6667">
            <text:p>96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8-23T04:00:00">
            <text:p>Mon Aug 23 04:00:00 2021</text:p>
          </table:table-cell>
          <table:table-cell office:value-type="float" office:value="213.6667">
            <text:p>213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8-23T05:00:00">
            <text:p>Mon Aug 23 05:00:00 2021</text:p>
          </table:table-cell>
          <table:table-cell office:value-type="float" office:value="231.0">
            <text:p>231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8-23T06:00:00">
            <text:p>Mon Aug 23 06:00:00 2021</text:p>
          </table:table-cell>
          <table:table-cell office:value-type="float" office:value="246.5">
            <text:p>246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8-23T07:00:00">
            <text:p>Mon Aug 23 07:00:00 2021</text:p>
          </table:table-cell>
          <table:table-cell office:value-type="float" office:value="215.8333">
            <text:p>215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08-23T08:00:00">
            <text:p>Mon Aug 23 08:00:00 2021</text:p>
          </table:table-cell>
          <table:table-cell office:value-type="float" office:value="285.5">
            <text:p>285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8-24T04:00:00">
            <text:p>Tue Aug 24 04:00:00 2021</text:p>
          </table:table-cell>
          <table:table-cell office:value-type="float" office:value="310.3333">
            <text:p>310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8-24T05:00:00">
            <text:p>Tue Aug 24 05:00:00 2021</text:p>
          </table:table-cell>
          <table:table-cell office:value-type="float" office:value="286.1667">
            <text:p>286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8-24T06:00:00">
            <text:p>Tue Aug 24 06:00:00 2021</text:p>
          </table:table-cell>
          <table:table-cell office:value-type="float" office:value="297.3333">
            <text:p>297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8-24T07:00:00">
            <text:p>Tue Aug 24 07:00:00 2021</text:p>
          </table:table-cell>
          <table:table-cell office:value-type="float" office:value="285.6667">
            <text:p>285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8-24T08:00:00">
            <text:p>Tue Aug 24 08:00:00 2021</text:p>
          </table:table-cell>
          <table:table-cell office:value-type="float" office:value="174.0">
            <text:p>174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08-24T09:00:00">
            <text:p>Tue Aug 24 09:00:00 2021</text:p>
          </table:table-cell>
          <table:table-cell office:value-type="float" office:value="226.0">
            <text:p>226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8-24T10:00:00">
            <text:p>Tue Aug 24 10:00:00 2021</text:p>
          </table:table-cell>
          <table:table-cell office:value-type="float" office:value="157.3333">
            <text:p>157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1-08-25T05:00:00">
            <text:p>Wed Aug 25 05:00:00 2021</text:p>
          </table:table-cell>
          <table:table-cell office:value-type="float" office:value="211.8333">
            <text:p>211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08-25T06:00:00">
            <text:p>Wed Aug 25 06:00:00 2021</text:p>
          </table:table-cell>
          <table:table-cell office:value-type="float" office:value="194.5">
            <text:p>194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8-25T07:00:00">
            <text:p>Wed Aug 25 07:00:00 2021</text:p>
          </table:table-cell>
          <table:table-cell office:value-type="float" office:value="165.1667">
            <text:p>165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1-08-25T08:00:00">
            <text:p>Wed Aug 25 08:00:00 2021</text:p>
          </table:table-cell>
          <table:table-cell office:value-type="float" office:value="176.6667">
            <text:p>176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8-25T09:00:00">
            <text:p>Wed Aug 25 09:00:00 2021</text:p>
          </table:table-cell>
          <table:table-cell office:value-type="float" office:value="181.1667">
            <text:p>181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8-25T10:00:00">
            <text:p>Wed Aug 25 10:00:00 2021</text:p>
          </table:table-cell>
          <table:table-cell office:value-type="float" office:value="190.0">
            <text:p>190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08-25T11:00:00">
            <text:p>Wed Aug 25 11:00:00 2021</text:p>
          </table:table-cell>
          <table:table-cell office:value-type="float" office:value="198.8333">
            <text:p>198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8-26T02:00:00">
            <text:p>Thu Aug 26 02:00:00 2021</text:p>
          </table:table-cell>
          <table:table-cell office:value-type="float" office:value="211.8333">
            <text:p>211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8-26T03:00:00">
            <text:p>Thu Aug 26 03:00:00 2021</text:p>
          </table:table-cell>
          <table:table-cell office:value-type="float" office:value="182.5">
            <text:p>182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8-26T04:00:00">
            <text:p>Thu Aug 26 04:00:00 2021</text:p>
          </table:table-cell>
          <table:table-cell office:value-type="float" office:value="214.6667">
            <text:p>214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8-26T05:00:00">
            <text:p>Thu Aug 26 05:00:00 2021</text:p>
          </table:table-cell>
          <table:table-cell office:value-type="float" office:value="232.3333">
            <text:p>232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8-26T06:00:00">
            <text:p>Thu Aug 26 06:00:00 2021</text:p>
          </table:table-cell>
          <table:table-cell office:value-type="float" office:value="172.6667">
            <text:p>172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8-27T03:00:00">
            <text:p>Fri Aug 27 03:00:00 2021</text:p>
          </table:table-cell>
          <table:table-cell office:value-type="float" office:value="221.0">
            <text:p>221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8-27T04:00:00">
            <text:p>Fri Aug 27 04:00:00 2021</text:p>
          </table:table-cell>
          <table:table-cell office:value-type="float" office:value="173.8333">
            <text:p>173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8-27T05:00:00">
            <text:p>Fri Aug 27 05:00:00 2021</text:p>
          </table:table-cell>
          <table:table-cell office:value-type="float" office:value="199.8333">
            <text:p>199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8-27T06:00:00">
            <text:p>Fri Aug 27 06:00:00 2021</text:p>
          </table:table-cell>
          <table:table-cell office:value-type="float" office:value="177.8333">
            <text:p>177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08-27T07:00:00">
            <text:p>Fri Aug 27 07:00:00 2021</text:p>
          </table:table-cell>
          <table:table-cell office:value-type="float" office:value="185.6667">
            <text:p>185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08-27T08:00:00">
            <text:p>Fri Aug 27 08:00:00 2021</text:p>
          </table:table-cell>
          <table:table-cell office:value-type="float" office:value="216.6667">
            <text:p>216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8-27T09:00:00">
            <text:p>Fri Aug 27 09:00:00 2021</text:p>
          </table:table-cell>
          <table:table-cell office:value-type="float" office:value="203.3333">
            <text:p>203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08-28T03:00:00">
            <text:p>Sat Aug 28 03:00:00 2021</text:p>
          </table:table-cell>
          <table:table-cell office:value-type="float" office:value="206.5">
            <text:p>206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8-28T04:00:00">
            <text:p>Sat Aug 28 04:00:00 2021</text:p>
          </table:table-cell>
          <table:table-cell office:value-type="float" office:value="198.3333">
            <text:p>198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08-28T05:00:00">
            <text:p>Sat Aug 28 05:00:00 2021</text:p>
          </table:table-cell>
          <table:table-cell office:value-type="float" office:value="194.5">
            <text:p>194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8-28T06:00:00">
            <text:p>Sat Aug 28 06:00:00 2021</text:p>
          </table:table-cell>
          <table:table-cell office:value-type="float" office:value="200.3333">
            <text:p>200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1-08-28T09:00:00">
            <text:p>Sat Aug 28 09:00:00 2021</text:p>
          </table:table-cell>
          <table:table-cell office:value-type="float" office:value="159.1667">
            <text:p>159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08-29T01:00:00">
            <text:p>Sun Aug 29 01:00:00 2021</text:p>
          </table:table-cell>
          <table:table-cell office:value-type="float" office:value="212.3333">
            <text:p>212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8-29T02:00:00">
            <text:p>Sun Aug 29 02:00:00 2021</text:p>
          </table:table-cell>
          <table:table-cell office:value-type="float" office:value="216.3333">
            <text:p>216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08-29T03:00:00">
            <text:p>Sun Aug 29 03:00:00 2021</text:p>
          </table:table-cell>
          <table:table-cell office:value-type="float" office:value="207.3333">
            <text:p>207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8-29T04:00:00">
            <text:p>Sun Aug 29 04:00:00 2021</text:p>
          </table:table-cell>
          <table:table-cell office:value-type="float" office:value="181.8333">
            <text:p>181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8-29T05:00:00">
            <text:p>Sun Aug 29 05:00:00 2021</text:p>
          </table:table-cell>
          <table:table-cell office:value-type="float" office:value="183.0">
            <text:p>183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08-29T06:00:00">
            <text:p>Sun Aug 29 06:00:00 2021</text:p>
          </table:table-cell>
          <table:table-cell office:value-type="float" office:value="182.6667">
            <text:p>182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8-29T07:00:00">
            <text:p>Sun Aug 29 07:00:00 2021</text:p>
          </table:table-cell>
          <table:table-cell office:value-type="float" office:value="186.3333">
            <text:p>186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8-30T03:00:00">
            <text:p>Mon Aug 30 03:00:00 2021</text:p>
          </table:table-cell>
          <table:table-cell office:value-type="float" office:value="209.8333">
            <text:p>209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08-30T04:00:00">
            <text:p>Mon Aug 30 04:00:00 2021</text:p>
          </table:table-cell>
          <table:table-cell office:value-type="float" office:value="184.8333">
            <text:p>184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1-08-30T05:00:00">
            <text:p>Mon Aug 30 05:00:00 2021</text:p>
          </table:table-cell>
          <table:table-cell office:value-type="float" office:value="185.6667">
            <text:p>185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08-30T06:00:00">
            <text:p>Mon Aug 30 06:00:00 2021</text:p>
          </table:table-cell>
          <table:table-cell office:value-type="float" office:value="204.8333">
            <text:p>204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8-30T07:00:00">
            <text:p>Mon Aug 30 07:00:00 2021</text:p>
          </table:table-cell>
          <table:table-cell office:value-type="float" office:value="197.1667">
            <text:p>197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08-30T08:00:00">
            <text:p>Mon Aug 30 08:00:00 2021</text:p>
          </table:table-cell>
          <table:table-cell office:value-type="float" office:value="171.0">
            <text:p>171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8-31T03:00:00">
            <text:p>Tue Aug 31 03:00:00 2021</text:p>
          </table:table-cell>
          <table:table-cell office:value-type="float" office:value="180.1667">
            <text:p>180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8-31T04:00:00">
            <text:p>Tue Aug 31 04:00:00 2021</text:p>
          </table:table-cell>
          <table:table-cell office:value-type="float" office:value="108.5">
            <text:p>108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8-31T06:00:00">
            <text:p>Tue Aug 31 06:00:00 2021</text:p>
          </table:table-cell>
          <table:table-cell office:value-type="float" office:value="136.1667">
            <text:p>136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08-31T07:00:00">
            <text:p>Tue Aug 31 07:00:00 2021</text:p>
          </table:table-cell>
          <table:table-cell office:value-type="float" office:value="275.6667">
            <text:p>275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9-01T04:00:00">
            <text:p>Wed Sep  1 04:00:00 2021</text:p>
          </table:table-cell>
          <table:table-cell office:value-type="float" office:value="210.5">
            <text:p>210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9-01T05:00:00">
            <text:p>Wed Sep  1 05:00:00 2021</text:p>
          </table:table-cell>
          <table:table-cell office:value-type="float" office:value="166.6667">
            <text:p>166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9-01T06:00:00">
            <text:p>Wed Sep  1 06:00:00 2021</text:p>
          </table:table-cell>
          <table:table-cell office:value-type="float" office:value="186.1667">
            <text:p>186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9-01T07:00:00">
            <text:p>Wed Sep  1 07:00:00 2021</text:p>
          </table:table-cell>
          <table:table-cell office:value-type="float" office:value="230.8333">
            <text:p>230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9-01T08:00:00">
            <text:p>Wed Sep  1 08:00:00 2021</text:p>
          </table:table-cell>
          <table:table-cell office:value-type="float" office:value="183.1667">
            <text:p>183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9-01T09:00:00">
            <text:p>Wed Sep  1 09:00:00 2021</text:p>
          </table:table-cell>
          <table:table-cell office:value-type="float" office:value="163.3333">
            <text:p>163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09-01T10:00:00">
            <text:p>Wed Sep  1 10:00:00 2021</text:p>
          </table:table-cell>
          <table:table-cell office:value-type="float" office:value="215.5">
            <text:p>215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9-02T03:00:00">
            <text:p>Thu Sep  2 03:00:00 2021</text:p>
          </table:table-cell>
          <table:table-cell office:value-type="float" office:value="184.0">
            <text:p>184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9-02T04:00:00">
            <text:p>Thu Sep  2 04:00:00 2021</text:p>
          </table:table-cell>
          <table:table-cell office:value-type="float" office:value="197.8333">
            <text:p>197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9-02T05:00:00">
            <text:p>Thu Sep  2 05:00:00 2021</text:p>
          </table:table-cell>
          <table:table-cell office:value-type="float" office:value="217.0">
            <text:p>217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9-02T06:00:00">
            <text:p>Thu Sep  2 06:00:00 2021</text:p>
          </table:table-cell>
          <table:table-cell office:value-type="float" office:value="175.3333">
            <text:p>175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9-02T07:00:00">
            <text:p>Thu Sep  2 07:00:00 2021</text:p>
          </table:table-cell>
          <table:table-cell office:value-type="float" office:value="114.3333">
            <text:p>114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9-03T03:00:00">
            <text:p>Fri Sep  3 03:00:00 2021</text:p>
          </table:table-cell>
          <table:table-cell office:value-type="float" office:value="213.0">
            <text:p>213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9-03T04:00:00">
            <text:p>Fri Sep  3 04:00:00 2021</text:p>
          </table:table-cell>
          <table:table-cell office:value-type="float" office:value="232.1667">
            <text:p>232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9-03T05:00:00">
            <text:p>Fri Sep  3 05:00:00 2021</text:p>
          </table:table-cell>
          <table:table-cell office:value-type="float" office:value="237.3333">
            <text:p>237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9-03T06:00:00">
            <text:p>Fri Sep  3 06:00:00 2021</text:p>
          </table:table-cell>
          <table:table-cell office:value-type="float" office:value="117.1667">
            <text:p>117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09-03T07:00:00">
            <text:p>Fri Sep  3 07:00:00 2021</text:p>
          </table:table-cell>
          <table:table-cell office:value-type="float" office:value="81.0">
            <text:p>81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1-09-04T04:00:00">
            <text:p>Sat Sep  4 04:00:00 2021</text:p>
          </table:table-cell>
          <table:table-cell office:value-type="float" office:value="231.3333">
            <text:p>231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9-04T05:00:00">
            <text:p>Sat Sep  4 05:00:00 2021</text:p>
          </table:table-cell>
          <table:table-cell office:value-type="float" office:value="135.1667">
            <text:p>135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9-04T06:00:00">
            <text:p>Sat Sep  4 06:00:00 2021</text:p>
          </table:table-cell>
          <table:table-cell office:value-type="float" office:value="127.0">
            <text:p>127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9-04T07:00:00">
            <text:p>Sat Sep  4 07:00:00 2021</text:p>
          </table:table-cell>
          <table:table-cell office:value-type="float" office:value="111.3333">
            <text:p>111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9-05T04:00:00">
            <text:p>Sun Sep  5 04:00:00 2021</text:p>
          </table:table-cell>
          <table:table-cell office:value-type="float" office:value="240.1667">
            <text:p>240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9-05T05:00:00">
            <text:p>Sun Sep  5 05:00:00 2021</text:p>
          </table:table-cell>
          <table:table-cell office:value-type="float" office:value="236.8333">
            <text:p>236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09-05T06:00:00">
            <text:p>Sun Sep  5 06:00:00 2021</text:p>
          </table:table-cell>
          <table:table-cell office:value-type="float" office:value="159.1667">
            <text:p>159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09-06T06:00:00">
            <text:p>Mon Sep  6 06:00:00 2021</text:p>
          </table:table-cell>
          <table:table-cell office:value-type="float" office:value="217.8333">
            <text:p>217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9-06T07:00:00">
            <text:p>Mon Sep  6 07:00:00 2021</text:p>
          </table:table-cell>
          <table:table-cell office:value-type="float" office:value="292.8333">
            <text:p>292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9-07T03:00:00">
            <text:p>Tue Sep  7 03:00:00 2021</text:p>
          </table:table-cell>
          <table:table-cell office:value-type="float" office:value="282.1667">
            <text:p>282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9-07T04:00:00">
            <text:p>Tue Sep  7 04:00:00 2021</text:p>
          </table:table-cell>
          <table:table-cell office:value-type="float" office:value="287.0">
            <text:p>287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09-07T05:00:00">
            <text:p>Tue Sep  7 05:00:00 2021</text:p>
          </table:table-cell>
          <table:table-cell office:value-type="float" office:value="298.6667">
            <text:p>298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09-07T06:00:00">
            <text:p>Tue Sep  7 06:00:00 2021</text:p>
          </table:table-cell>
          <table:table-cell office:value-type="float" office:value="300.8333">
            <text:p>300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9-07T07:00:00">
            <text:p>Tue Sep  7 07:00:00 2021</text:p>
          </table:table-cell>
          <table:table-cell office:value-type="float" office:value="305.8333">
            <text:p>305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09-07T08:00:00">
            <text:p>Tue Sep  7 08:00:00 2021</text:p>
          </table:table-cell>
          <table:table-cell office:value-type="float" office:value="289.6667">
            <text:p>289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9-07T09:00:00">
            <text:p>Tue Sep  7 09:00:00 2021</text:p>
          </table:table-cell>
          <table:table-cell office:value-type="float" office:value="248.8333">
            <text:p>248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9-13T15:00:00">
            <text:p>Mon Sep 13 15:00:00 2021</text:p>
          </table:table-cell>
          <table:table-cell office:value-type="float" office:value="158.5">
            <text:p>158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9-14T05:00:00">
            <text:p>Tue Sep 14 05:00:00 2021</text:p>
          </table:table-cell>
          <table:table-cell office:value-type="float" office:value="213.8333">
            <text:p>213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9-14T06:00:00">
            <text:p>Tue Sep 14 06:00:00 2021</text:p>
          </table:table-cell>
          <table:table-cell office:value-type="float" office:value="147.6667">
            <text:p>147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09-14T07:00:00">
            <text:p>Tue Sep 14 07:00:00 2021</text:p>
          </table:table-cell>
          <table:table-cell office:value-type="float" office:value="142.1667">
            <text:p>142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1-09-15T04:00:00">
            <text:p>Wed Sep 15 04:00:00 2021</text:p>
          </table:table-cell>
          <table:table-cell office:value-type="float" office:value="204.5">
            <text:p>204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1-09-15T06:00:00">
            <text:p>Wed Sep 15 06:00:00 2021</text:p>
          </table:table-cell>
          <table:table-cell office:value-type="float" office:value="174.8333">
            <text:p>174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9-15T07:00:00">
            <text:p>Wed Sep 15 07:00:00 2021</text:p>
          </table:table-cell>
          <table:table-cell office:value-type="float" office:value="171.1667">
            <text:p>171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9-15T10:00:00">
            <text:p>Wed Sep 15 10:00:00 2021</text:p>
          </table:table-cell>
          <table:table-cell office:value-type="float" office:value="157.0">
            <text:p>157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9-16T02:00:00">
            <text:p>Thu Sep 16 02:00:00 2021</text:p>
          </table:table-cell>
          <table:table-cell office:value-type="float" office:value="205.6667">
            <text:p>205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9-16T03:00:00">
            <text:p>Thu Sep 16 03:00:00 2021</text:p>
          </table:table-cell>
          <table:table-cell office:value-type="float" office:value="258.6667">
            <text:p>258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9-16T04:00:00">
            <text:p>Thu Sep 16 04:00:00 2021</text:p>
          </table:table-cell>
          <table:table-cell office:value-type="float" office:value="219.8333">
            <text:p>219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09-16T05:00:00">
            <text:p>Thu Sep 16 05:00:00 2021</text:p>
          </table:table-cell>
          <table:table-cell office:value-type="float" office:value="171.1667">
            <text:p>171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09-16T06:00:00">
            <text:p>Thu Sep 16 06:00:00 2021</text:p>
          </table:table-cell>
          <table:table-cell office:value-type="float" office:value="176.5">
            <text:p>176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9-16T08:00:00">
            <text:p>Thu Sep 16 08:00:00 2021</text:p>
          </table:table-cell>
          <table:table-cell office:value-type="float" office:value="205.0">
            <text:p>205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1-09-17T04:00:00">
            <text:p>Fri Sep 17 04:00:00 2021</text:p>
          </table:table-cell>
          <table:table-cell office:value-type="float" office:value="152.5">
            <text:p>152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1-09-17T05:00:00">
            <text:p>Fri Sep 17 05:00:00 2021</text:p>
          </table:table-cell>
          <table:table-cell office:value-type="float" office:value="257.1667">
            <text:p>257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09-17T06:00:00">
            <text:p>Fri Sep 17 06:00:00 2021</text:p>
          </table:table-cell>
          <table:table-cell office:value-type="float" office:value="184.3333">
            <text:p>184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9-17T08:00:00">
            <text:p>Fri Sep 17 08:00:00 2021</text:p>
          </table:table-cell>
          <table:table-cell office:value-type="float" office:value="130.8333">
            <text:p>130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9-17T09:00:00">
            <text:p>Fri Sep 17 09:00:00 2021</text:p>
          </table:table-cell>
          <table:table-cell office:value-type="float" office:value="90.5">
            <text:p>9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1-09-18T04:00:00">
            <text:p>Sat Sep 18 04:00:00 2021</text:p>
          </table:table-cell>
          <table:table-cell office:value-type="float" office:value="172.6667">
            <text:p>172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9-18T05:00:00">
            <text:p>Sat Sep 18 05:00:00 2021</text:p>
          </table:table-cell>
          <table:table-cell office:value-type="float" office:value="83.1667">
            <text:p>83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9-18T06:00:00">
            <text:p>Sat Sep 18 06:00:00 2021</text:p>
          </table:table-cell>
          <table:table-cell office:value-type="float" office:value="258.5">
            <text:p>258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9-18T07:00:00">
            <text:p>Sat Sep 18 07:00:00 2021</text:p>
          </table:table-cell>
          <table:table-cell office:value-type="float" office:value="69.1667">
            <text:p>69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9-18T08:00:00">
            <text:p>Sat Sep 18 08:00:00 2021</text:p>
          </table:table-cell>
          <table:table-cell office:value-type="float" office:value="179.6667">
            <text:p>179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9-18T09:00:00">
            <text:p>Sat Sep 18 09:00:00 2021</text:p>
          </table:table-cell>
          <table:table-cell office:value-type="float" office:value="178.6667">
            <text:p>178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09-19T03:00:00">
            <text:p>Sun Sep 19 03:00:00 2021</text:p>
          </table:table-cell>
          <table:table-cell office:value-type="float" office:value="237.8333">
            <text:p>237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9-19T04:00:00">
            <text:p>Sun Sep 19 04:00:00 2021</text:p>
          </table:table-cell>
          <table:table-cell office:value-type="float" office:value="270.8333">
            <text:p>270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1-09-19T05:00:00">
            <text:p>Sun Sep 19 05:00:00 2021</text:p>
          </table:table-cell>
          <table:table-cell office:value-type="float" office:value="177.3333">
            <text:p>177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09-20T03:00:00">
            <text:p>Mon Sep 20 03:00:00 2021</text:p>
          </table:table-cell>
          <table:table-cell office:value-type="float" office:value="265.5">
            <text:p>265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9-20T04:00:00">
            <text:p>Mon Sep 20 04:00:00 2021</text:p>
          </table:table-cell>
          <table:table-cell office:value-type="float" office:value="293.1667">
            <text:p>293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9-20T05:00:00">
            <text:p>Mon Sep 20 05:00:00 2021</text:p>
          </table:table-cell>
          <table:table-cell office:value-type="float" office:value="294.0">
            <text:p>294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09-20T06:00:00">
            <text:p>Mon Sep 20 06:00:00 2021</text:p>
          </table:table-cell>
          <table:table-cell office:value-type="float" office:value="304.8333">
            <text:p>304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09-20T07:00:00">
            <text:p>Mon Sep 20 07:00:00 2021</text:p>
          </table:table-cell>
          <table:table-cell office:value-type="float" office:value="266.5">
            <text:p>266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9-21T05:00:00">
            <text:p>Tue Sep 21 05:00:00 2021</text:p>
          </table:table-cell>
          <table:table-cell office:value-type="float" office:value="147.5">
            <text:p>147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9-21T09:00:00">
            <text:p>Tue Sep 21 09:00:00 2021</text:p>
          </table:table-cell>
          <table:table-cell office:value-type="float" office:value="67.6667">
            <text:p>67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09-24T02:00:00">
            <text:p>Fri Sep 24 02:00:00 2021</text:p>
          </table:table-cell>
          <table:table-cell office:value-type="float" office:value="204.6667">
            <text:p>204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1-09-24T03:00:00">
            <text:p>Fri Sep 24 03:00:00 2021</text:p>
          </table:table-cell>
          <table:table-cell office:value-type="float" office:value="233.6667">
            <text:p>233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09-24T04:00:00">
            <text:p>Fri Sep 24 04:00:00 2021</text:p>
          </table:table-cell>
          <table:table-cell office:value-type="float" office:value="255.0">
            <text:p>255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9-24T06:00:00">
            <text:p>Fri Sep 24 06:00:00 2021</text:p>
          </table:table-cell>
          <table:table-cell office:value-type="float" office:value="200.5">
            <text:p>200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9-24T07:00:00">
            <text:p>Fri Sep 24 07:00:00 2021</text:p>
          </table:table-cell>
          <table:table-cell office:value-type="float" office:value="220.5">
            <text:p>220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9-24T08:00:00">
            <text:p>Fri Sep 24 08:00:00 2021</text:p>
          </table:table-cell>
          <table:table-cell office:value-type="float" office:value="256.6667">
            <text:p>256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09-24T09:00:00">
            <text:p>Fri Sep 24 09:00:00 2021</text:p>
          </table:table-cell>
          <table:table-cell office:value-type="float" office:value="227.0">
            <text:p>227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9-24T10:00:00">
            <text:p>Fri Sep 24 10:00:00 2021</text:p>
          </table:table-cell>
          <table:table-cell office:value-type="float" office:value="236.8333">
            <text:p>236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9-25T03:00:00">
            <text:p>Sat Sep 25 03:00:00 2021</text:p>
          </table:table-cell>
          <table:table-cell office:value-type="float" office:value="218.0">
            <text:p>218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9-25T04:00:00">
            <text:p>Sat Sep 25 04:00:00 2021</text:p>
          </table:table-cell>
          <table:table-cell office:value-type="float" office:value="180.1667">
            <text:p>180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9-25T05:00:00">
            <text:p>Sat Sep 25 05:00:00 2021</text:p>
          </table:table-cell>
          <table:table-cell office:value-type="float" office:value="173.1667">
            <text:p>173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09-25T06:00:00">
            <text:p>Sat Sep 25 06:00:00 2021</text:p>
          </table:table-cell>
          <table:table-cell office:value-type="float" office:value="213.8333">
            <text:p>213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9-25T07:00:00">
            <text:p>Sat Sep 25 07:00:00 2021</text:p>
          </table:table-cell>
          <table:table-cell office:value-type="float" office:value="176.5">
            <text:p>176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9-25T08:00:00">
            <text:p>Sat Sep 25 08:00:00 2021</text:p>
          </table:table-cell>
          <table:table-cell office:value-type="float" office:value="166.1667">
            <text:p>166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9-26T03:00:00">
            <text:p>Sun Sep 26 03:00:00 2021</text:p>
          </table:table-cell>
          <table:table-cell office:value-type="float" office:value="208.1667">
            <text:p>208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09-26T04:00:00">
            <text:p>Sun Sep 26 04:00:00 2021</text:p>
          </table:table-cell>
          <table:table-cell office:value-type="float" office:value="218.5">
            <text:p>218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9-26T05:00:00">
            <text:p>Sun Sep 26 05:00:00 2021</text:p>
          </table:table-cell>
          <table:table-cell office:value-type="float" office:value="255.3333">
            <text:p>255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9-26T06:00:00">
            <text:p>Sun Sep 26 06:00:00 2021</text:p>
          </table:table-cell>
          <table:table-cell office:value-type="float" office:value="272.6667">
            <text:p>272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9-27T04:00:00">
            <text:p>Mon Sep 27 04:00:00 2021</text:p>
          </table:table-cell>
          <table:table-cell office:value-type="float" office:value="203.8333">
            <text:p>203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9-27T05:00:00">
            <text:p>Mon Sep 27 05:00:00 2021</text:p>
          </table:table-cell>
          <table:table-cell office:value-type="float" office:value="201.6667">
            <text:p>201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09-27T06:00:00">
            <text:p>Mon Sep 27 06:00:00 2021</text:p>
          </table:table-cell>
          <table:table-cell office:value-type="float" office:value="125.0">
            <text:p>125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09-28T04:00:00">
            <text:p>Tue Sep 28 04:00:00 2021</text:p>
          </table:table-cell>
          <table:table-cell office:value-type="float" office:value="301.6667">
            <text:p>301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9-28T05:00:00">
            <text:p>Tue Sep 28 05:00:00 2021</text:p>
          </table:table-cell>
          <table:table-cell office:value-type="float" office:value="251.1667">
            <text:p>251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9-28T06:00:00">
            <text:p>Tue Sep 28 06:00:00 2021</text:p>
          </table:table-cell>
          <table:table-cell office:value-type="float" office:value="301.0">
            <text:p>301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9-28T07:00:00">
            <text:p>Tue Sep 28 07:00:00 2021</text:p>
          </table:table-cell>
          <table:table-cell office:value-type="float" office:value="241.3333">
            <text:p>241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9-28T08:00:00">
            <text:p>Tue Sep 28 08:00:00 2021</text:p>
          </table:table-cell>
          <table:table-cell office:value-type="float" office:value="90.6667">
            <text:p>90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10-01T04:00:00">
            <text:p>Fri Oct  1 04:00:00 2021</text:p>
          </table:table-cell>
          <table:table-cell office:value-type="float" office:value="229.8333">
            <text:p>229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0-01T05:00:00">
            <text:p>Fri Oct  1 05:00:00 2021</text:p>
          </table:table-cell>
          <table:table-cell office:value-type="float" office:value="223.5">
            <text:p>223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10-01T06:00:00">
            <text:p>Fri Oct  1 06:00:00 2021</text:p>
          </table:table-cell>
          <table:table-cell office:value-type="float" office:value="291.6667">
            <text:p>291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0-01T07:00:00">
            <text:p>Fri Oct  1 07:00:00 2021</text:p>
          </table:table-cell>
          <table:table-cell office:value-type="float" office:value="177.0">
            <text:p>177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10-02T04:00:00">
            <text:p>Sat Oct  2 04:00:00 2021</text:p>
          </table:table-cell>
          <table:table-cell office:value-type="float" office:value="184.8333">
            <text:p>184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0-02T08:00:00">
            <text:p>Sat Oct  2 08:00:00 2021</text:p>
          </table:table-cell>
          <table:table-cell office:value-type="float" office:value="146.8333">
            <text:p>146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0-02T09:00:00">
            <text:p>Sat Oct  2 09:00:00 2021</text:p>
          </table:table-cell>
          <table:table-cell office:value-type="float" office:value="107.5">
            <text:p>107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1-10-03T04:00:00">
            <text:p>Sun Oct  3 04:00:00 2021</text:p>
          </table:table-cell>
          <table:table-cell office:value-type="float" office:value="184.8333">
            <text:p>184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1-10-03T05:00:00">
            <text:p>Sun Oct  3 05:00:00 2021</text:p>
          </table:table-cell>
          <table:table-cell office:value-type="float" office:value="201.5">
            <text:p>201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0-03T06:00:00">
            <text:p>Sun Oct  3 06:00:00 2021</text:p>
          </table:table-cell>
          <table:table-cell office:value-type="float" office:value="221.0">
            <text:p>221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1-10-03T07:00:00">
            <text:p>Sun Oct  3 07:00:00 2021</text:p>
          </table:table-cell>
          <table:table-cell office:value-type="float" office:value="246.5">
            <text:p>246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1-10-03T08:00:00">
            <text:p>Sun Oct  3 08:00:00 2021</text:p>
          </table:table-cell>
          <table:table-cell office:value-type="float" office:value="194.6667">
            <text:p>194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10-03T09:00:00">
            <text:p>Sun Oct  3 09:00:00 2021</text:p>
          </table:table-cell>
          <table:table-cell office:value-type="float" office:value="229.5">
            <text:p>229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0-04T08:00:00">
            <text:p>Mon Oct  4 08:00:00 2021</text:p>
          </table:table-cell>
          <table:table-cell office:value-type="float" office:value="121.6667">
            <text:p>121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10-04T09:00:00">
            <text:p>Mon Oct  4 09:00:00 2021</text:p>
          </table:table-cell>
          <table:table-cell office:value-type="float" office:value="179.1667">
            <text:p>179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10-13T04:00:00">
            <text:p>Wed Oct 13 04:00:00 2021</text:p>
          </table:table-cell>
          <table:table-cell office:value-type="float" office:value="238.6667">
            <text:p>238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10-13T05:00:00">
            <text:p>Wed Oct 13 05:00:00 2021</text:p>
          </table:table-cell>
          <table:table-cell office:value-type="float" office:value="272.5">
            <text:p>272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0-13T06:00:00">
            <text:p>Wed Oct 13 06:00:00 2021</text:p>
          </table:table-cell>
          <table:table-cell office:value-type="float" office:value="271.0">
            <text:p>271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10-13T07:00:00">
            <text:p>Wed Oct 13 07:00:00 2021</text:p>
          </table:table-cell>
          <table:table-cell office:value-type="float" office:value="254.8333">
            <text:p>254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10-13T08:00:00">
            <text:p>Wed Oct 13 08:00:00 2021</text:p>
          </table:table-cell>
          <table:table-cell office:value-type="float" office:value="139.0">
            <text:p>139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10-13T09:00:00">
            <text:p>Wed Oct 13 09:00:00 2021</text:p>
          </table:table-cell>
          <table:table-cell office:value-type="float" office:value="181.6667">
            <text:p>181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0-13T10:00:00">
            <text:p>Wed Oct 13 10:00:00 2021</text:p>
          </table:table-cell>
          <table:table-cell office:value-type="float" office:value="166.6667">
            <text:p>166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10-13T11:00:00">
            <text:p>Wed Oct 13 11:00:00 2021</text:p>
          </table:table-cell>
          <table:table-cell office:value-type="float" office:value="185.3333">
            <text:p>185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10-14T04:00:00">
            <text:p>Thu Oct 14 04:00:00 2021</text:p>
          </table:table-cell>
          <table:table-cell office:value-type="float" office:value="256.5">
            <text:p>256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10-14T05:00:00">
            <text:p>Thu Oct 14 05:00:00 2021</text:p>
          </table:table-cell>
          <table:table-cell office:value-type="float" office:value="223.8333">
            <text:p>223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10-15T03:00:00">
            <text:p>Fri Oct 15 03:00:00 2021</text:p>
          </table:table-cell>
          <table:table-cell office:value-type="float" office:value="325.8333">
            <text:p>325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0-17T05:00:00">
            <text:p>Sun Oct 17 05:00:00 2021</text:p>
          </table:table-cell>
          <table:table-cell office:value-type="float" office:value="155.3333">
            <text:p>155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10-17T06:00:00">
            <text:p>Sun Oct 17 06:00:00 2021</text:p>
          </table:table-cell>
          <table:table-cell office:value-type="float" office:value="298.6667">
            <text:p>298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10-21T05:00:00">
            <text:p>Thu Oct 21 05:00:00 2021</text:p>
          </table:table-cell>
          <table:table-cell office:value-type="float" office:value="196.0">
            <text:p>196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10-21T07:00:00">
            <text:p>Thu Oct 21 07:00:00 2021</text:p>
          </table:table-cell>
          <table:table-cell office:value-type="float" office:value="134.1667">
            <text:p>134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10-21T08:00:00">
            <text:p>Thu Oct 21 08:00:00 2021</text:p>
          </table:table-cell>
          <table:table-cell office:value-type="float" office:value="136.8333">
            <text:p>136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10-21T09:00:00">
            <text:p>Thu Oct 21 09:00:00 2021</text:p>
          </table:table-cell>
          <table:table-cell office:value-type="float" office:value="210.0">
            <text:p>210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10-22T04:00:00">
            <text:p>Fri Oct 22 04:00:00 2021</text:p>
          </table:table-cell>
          <table:table-cell office:value-type="float" office:value="312.1667">
            <text:p>312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1-10-22T05:00:00">
            <text:p>Fri Oct 22 05:00:00 2021</text:p>
          </table:table-cell>
          <table:table-cell office:value-type="float" office:value="315.6667">
            <text:p>315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10-22T09:00:00">
            <text:p>Fri Oct 22 09:00:00 2021</text:p>
          </table:table-cell>
          <table:table-cell office:value-type="float" office:value="160.5">
            <text:p>160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10-22T10:00:00">
            <text:p>Fri Oct 22 10:00:00 2021</text:p>
          </table:table-cell>
          <table:table-cell office:value-type="float" office:value="182.3333">
            <text:p>182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1-10-22T11:00:00">
            <text:p>Fri Oct 22 11:00:00 2021</text:p>
          </table:table-cell>
          <table:table-cell office:value-type="float" office:value="177.8333">
            <text:p>177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0-22T12:00:00">
            <text:p>Fri Oct 22 12:00:00 2021</text:p>
          </table:table-cell>
          <table:table-cell office:value-type="float" office:value="193.6667">
            <text:p>193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10-24T02:00:00">
            <text:p>Sun Oct 24 02:00:00 2021</text:p>
          </table:table-cell>
          <table:table-cell office:value-type="float" office:value="257.0">
            <text:p>257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10-24T03:00:00">
            <text:p>Sun Oct 24 03:00:00 2021</text:p>
          </table:table-cell>
          <table:table-cell office:value-type="float" office:value="278.0">
            <text:p>278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10-24T05:00:00">
            <text:p>Sun Oct 24 05:00:00 2021</text:p>
          </table:table-cell>
          <table:table-cell office:value-type="float" office:value="95.6667">
            <text:p>95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10-25T02:00:00">
            <text:p>Mon Oct 25 02:00:00 2021</text:p>
          </table:table-cell>
          <table:table-cell office:value-type="float" office:value="256.1667">
            <text:p>256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10-26T02:00:00">
            <text:p>Tue Oct 26 02:00:00 2021</text:p>
          </table:table-cell>
          <table:table-cell office:value-type="float" office:value="229.0">
            <text:p>229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10-26T06:00:00">
            <text:p>Tue Oct 26 06:00:00 2021</text:p>
          </table:table-cell>
          <table:table-cell office:value-type="float" office:value="171.1667">
            <text:p>171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1-05T07:00:00">
            <text:p>Wed Jan  5 07:00:00 2022</text:p>
          </table:table-cell>
          <table:table-cell office:value-type="float" office:value="254.5">
            <text:p>254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1-05T08:00:00">
            <text:p>Wed Jan  5 08:00:00 2022</text:p>
          </table:table-cell>
          <table:table-cell office:value-type="float" office:value="196.1667">
            <text:p>196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1-05T09:00:00">
            <text:p>Wed Jan  5 09:00:00 2022</text:p>
          </table:table-cell>
          <table:table-cell office:value-type="float" office:value="222.6667">
            <text:p>222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1-05T10:00:00">
            <text:p>Wed Jan  5 10:00:00 2022</text:p>
          </table:table-cell>
          <table:table-cell office:value-type="float" office:value="278.5">
            <text:p>278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1-05T11:00:00">
            <text:p>Wed Jan  5 11:00:00 2022</text:p>
          </table:table-cell>
          <table:table-cell office:value-type="float" office:value="199.8333">
            <text:p>199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1-05T12:00:00">
            <text:p>Wed Jan  5 12:00:00 2022</text:p>
          </table:table-cell>
          <table:table-cell office:value-type="float" office:value="183.6667">
            <text:p>183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1-05T13:00:00">
            <text:p>Wed Jan  5 13:00:00 2022</text:p>
          </table:table-cell>
          <table:table-cell office:value-type="float" office:value="207.6667">
            <text:p>207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1-05T14:00:00">
            <text:p>Wed Jan  5 14:00:00 2022</text:p>
          </table:table-cell>
          <table:table-cell office:value-type="float" office:value="242.0">
            <text:p>242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1-05T15:00:00">
            <text:p>Wed Jan  5 15:00:00 2022</text:p>
          </table:table-cell>
          <table:table-cell office:value-type="float" office:value="229.5">
            <text:p>229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1-06T07:00:00">
            <text:p>Thu Jan  6 07:00:00 2022</text:p>
          </table:table-cell>
          <table:table-cell office:value-type="float" office:value="238.0">
            <text:p>238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1-06T08:00:00">
            <text:p>Thu Jan  6 08:00:00 2022</text:p>
          </table:table-cell>
          <table:table-cell office:value-type="float" office:value="132.0">
            <text:p>132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1-06T10:00:00">
            <text:p>Thu Jan  6 10:00:00 2022</text:p>
          </table:table-cell>
          <table:table-cell office:value-type="float" office:value="180.3333">
            <text:p>180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1-06T20:00:00">
            <text:p>Thu Jan  6 20:00:00 2022</text:p>
          </table:table-cell>
          <table:table-cell office:value-type="float" office:value="222.1667">
            <text:p>222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1-06T21:00:00">
            <text:p>Thu Jan  6 21:00:00 2022</text:p>
          </table:table-cell>
          <table:table-cell office:value-type="float" office:value="215.1667">
            <text:p>215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1-06T23:00:00">
            <text:p>Thu Jan  6 23:00:00 2022</text:p>
          </table:table-cell>
          <table:table-cell office:value-type="float" office:value="138.6667">
            <text:p>138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1-09T23:00:00">
            <text:p>Sun Jan  9 23:00:00 2022</text:p>
          </table:table-cell>
          <table:table-cell office:value-type="float" office:value="170.3333">
            <text:p>170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1-10T04:00:00">
            <text:p>Mon Jan 10 04:00:00 2022</text:p>
          </table:table-cell>
          <table:table-cell office:value-type="float" office:value="135.1667">
            <text:p>135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1-11T03:00:00">
            <text:p>Tue Jan 11 03:00:00 2022</text:p>
          </table:table-cell>
          <table:table-cell office:value-type="float" office:value="75.5">
            <text:p>75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1-11T04:00:00">
            <text:p>Tue Jan 11 04:00:00 2022</text:p>
          </table:table-cell>
          <table:table-cell office:value-type="float" office:value="64.5">
            <text:p>64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1-11T07:00:00">
            <text:p>Tue Jan 11 07:00:00 2022</text:p>
          </table:table-cell>
          <table:table-cell office:value-type="float" office:value="29.0">
            <text:p>29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1-11T08:00:00">
            <text:p>Tue Jan 11 08:00:00 2022</text:p>
          </table:table-cell>
          <table:table-cell office:value-type="float" office:value="28.3333">
            <text:p>28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1-15T23:00:00">
            <text:p>Sat Jan 15 23:00:00 2022</text:p>
          </table:table-cell>
          <table:table-cell office:value-type="float" office:value="95.1667">
            <text:p>95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18T23:00:00">
            <text:p>Tue Jan 18 23:00:00 2022</text:p>
          </table:table-cell>
          <table:table-cell office:value-type="float" office:value="191.3333">
            <text:p>191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1-19T02:00:00">
            <text:p>Wed Jan 19 02:00:00 2022</text:p>
          </table:table-cell>
          <table:table-cell office:value-type="float" office:value="145.8333">
            <text:p>145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31T23:00:00">
            <text:p>Mon Jan 31 23:00:00 2022</text:p>
          </table:table-cell>
          <table:table-cell office:value-type="float" office:value="133.5">
            <text:p>133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01T00:00:00">
            <text:p>Tue Feb  1 00:00:00 2022</text:p>
          </table:table-cell>
          <table:table-cell office:value-type="float" office:value="120.1667">
            <text:p>120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2-01T03:00:00">
            <text:p>Tue Feb  1 03:00:00 2022</text:p>
          </table:table-cell>
          <table:table-cell office:value-type="float" office:value="136.6667">
            <text:p>136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2-01T04:00:00">
            <text:p>Tue Feb  1 04:00:00 2022</text:p>
          </table:table-cell>
          <table:table-cell office:value-type="float" office:value="133.5">
            <text:p>133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2-01T05:00:00">
            <text:p>Tue Feb  1 05:00:00 2022</text:p>
          </table:table-cell>
          <table:table-cell office:value-type="float" office:value="81.8333">
            <text:p>81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2-03T00:00:00">
            <text:p>Thu Feb  3 00:00:00 2022</text:p>
          </table:table-cell>
          <table:table-cell office:value-type="float" office:value="147.0">
            <text:p>147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2-03T02:00:00">
            <text:p>Thu Feb  3 02:00:00 2022</text:p>
          </table:table-cell>
          <table:table-cell office:value-type="float" office:value="197.5">
            <text:p>197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2-03T03:00:00">
            <text:p>Thu Feb  3 03:00:00 2022</text:p>
          </table:table-cell>
          <table:table-cell office:value-type="float" office:value="197.6667">
            <text:p>19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2-04T02:00:00">
            <text:p>Fri Feb  4 02:00:00 2022</text:p>
          </table:table-cell>
          <table:table-cell office:value-type="float" office:value="258.1667">
            <text:p>258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2-04T05:00:00">
            <text:p>Fri Feb  4 05:00:00 2022</text:p>
          </table:table-cell>
          <table:table-cell office:value-type="float" office:value="204.6667">
            <text:p>204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2-04T09:00:00">
            <text:p>Fri Feb  4 09:00:00 2022</text:p>
          </table:table-cell>
          <table:table-cell office:value-type="float" office:value="194.6667">
            <text:p>194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2-05T08:00:00">
            <text:p>Sat Feb  5 08:00:00 2022</text:p>
          </table:table-cell>
          <table:table-cell office:value-type="float" office:value="120.5">
            <text:p>120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2-05T09:00:00">
            <text:p>Sat Feb  5 09:00:00 2022</text:p>
          </table:table-cell>
          <table:table-cell office:value-type="float" office:value="28.6667">
            <text:p>28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2-10T23:00:00">
            <text:p>Thu Feb 10 23:00:00 2022</text:p>
          </table:table-cell>
          <table:table-cell office:value-type="float" office:value="217.0">
            <text:p>217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2-11T01:00:00">
            <text:p>Fri Feb 11 01:00:00 2022</text:p>
          </table:table-cell>
          <table:table-cell office:value-type="float" office:value="193.8333">
            <text:p>193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2-11T02:00:00">
            <text:p>Fri Feb 11 02:00:00 2022</text:p>
          </table:table-cell>
          <table:table-cell office:value-type="float" office:value="261.1667">
            <text:p>261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2-11T03:00:00">
            <text:p>Fri Feb 11 03:00:00 2022</text:p>
          </table:table-cell>
          <table:table-cell office:value-type="float" office:value="193.5">
            <text:p>193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2-11T04:00:00">
            <text:p>Fri Feb 11 04:00:00 2022</text:p>
          </table:table-cell>
          <table:table-cell office:value-type="float" office:value="210.3333">
            <text:p>210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2-11T05:00:00">
            <text:p>Fri Feb 11 05:00:00 2022</text:p>
          </table:table-cell>
          <table:table-cell office:value-type="float" office:value="219.8333">
            <text:p>219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2-12T08:00:00">
            <text:p>Sat Feb 12 08:00:00 2022</text:p>
          </table:table-cell>
          <table:table-cell office:value-type="float" office:value="103.5">
            <text:p>103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2-13T05:00:00">
            <text:p>Sun Feb 13 05:00:00 2022</text:p>
          </table:table-cell>
          <table:table-cell office:value-type="float" office:value="239.3333">
            <text:p>239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2-13T06:00:00">
            <text:p>Sun Feb 13 06:00:00 2022</text:p>
          </table:table-cell>
          <table:table-cell office:value-type="float" office:value="202.6667">
            <text:p>202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13T07:00:00">
            <text:p>Sun Feb 13 07:00:00 2022</text:p>
          </table:table-cell>
          <table:table-cell office:value-type="float" office:value="280.0">
            <text:p>280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2-13T08:00:00">
            <text:p>Sun Feb 13 08:00:00 2022</text:p>
          </table:table-cell>
          <table:table-cell office:value-type="float" office:value="228.8333">
            <text:p>228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2-14T04:00:00">
            <text:p>Mon Feb 14 04:00:00 2022</text:p>
          </table:table-cell>
          <table:table-cell office:value-type="float" office:value="189.8333">
            <text:p>189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2-14T05:00:00">
            <text:p>Mon Feb 14 05:00:00 2022</text:p>
          </table:table-cell>
          <table:table-cell office:value-type="float" office:value="215.5">
            <text:p>215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2-14T06:00:00">
            <text:p>Mon Feb 14 06:00:00 2022</text:p>
          </table:table-cell>
          <table:table-cell office:value-type="float" office:value="271.8333">
            <text:p>271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2-14T07:00:00">
            <text:p>Mon Feb 14 07:00:00 2022</text:p>
          </table:table-cell>
          <table:table-cell office:value-type="float" office:value="280.5">
            <text:p>280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14T08:00:00">
            <text:p>Mon Feb 14 08:00:00 2022</text:p>
          </table:table-cell>
          <table:table-cell office:value-type="float" office:value="311.1667">
            <text:p>311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2-15T02:00:00">
            <text:p>Tue Feb 15 02:00:00 2022</text:p>
          </table:table-cell>
          <table:table-cell office:value-type="float" office:value="347.3333">
            <text:p>347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2-15T03:00:00">
            <text:p>Tue Feb 15 03:00:00 2022</text:p>
          </table:table-cell>
          <table:table-cell office:value-type="float" office:value="240.5">
            <text:p>240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2-16T08:00:00">
            <text:p>Wed Feb 16 08:00:00 2022</text:p>
          </table:table-cell>
          <table:table-cell office:value-type="float" office:value="136.8333">
            <text:p>136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2-18T05:00:00">
            <text:p>Fri Feb 18 05:00:00 2022</text:p>
          </table:table-cell>
          <table:table-cell office:value-type="float" office:value="172.8333">
            <text:p>172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2-18T06:00:00">
            <text:p>Fri Feb 18 06:00:00 2022</text:p>
          </table:table-cell>
          <table:table-cell office:value-type="float" office:value="208.0">
            <text:p>208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2-19T03:00:00">
            <text:p>Sat Feb 19 03:00:00 2022</text:p>
          </table:table-cell>
          <table:table-cell office:value-type="float" office:value="196.6667">
            <text:p>196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02-19T04:00:00">
            <text:p>Sat Feb 19 04:00:00 2022</text:p>
          </table:table-cell>
          <table:table-cell office:value-type="float" office:value="179.3333">
            <text:p>179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2-19T05:00:00">
            <text:p>Sat Feb 19 05:00:00 2022</text:p>
          </table:table-cell>
          <table:table-cell office:value-type="float" office:value="211.3333">
            <text:p>211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2-19T06:00:00">
            <text:p>Sat Feb 19 06:00:00 2022</text:p>
          </table:table-cell>
          <table:table-cell office:value-type="float" office:value="234.8333">
            <text:p>234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2-19T07:00:00">
            <text:p>Sat Feb 19 07:00:00 2022</text:p>
          </table:table-cell>
          <table:table-cell office:value-type="float" office:value="157.6667">
            <text:p>157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2-19T08:00:00">
            <text:p>Sat Feb 19 08:00:00 2022</text:p>
          </table:table-cell>
          <table:table-cell office:value-type="float" office:value="94.0">
            <text:p>94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2-20T02:00:00">
            <text:p>Sun Feb 20 02:00:00 2022</text:p>
          </table:table-cell>
          <table:table-cell office:value-type="float" office:value="182.3333">
            <text:p>182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2-20T03:00:00">
            <text:p>Sun Feb 20 03:00:00 2022</text:p>
          </table:table-cell>
          <table:table-cell office:value-type="float" office:value="218.5">
            <text:p>218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20T04:00:00">
            <text:p>Sun Feb 20 04:00:00 2022</text:p>
          </table:table-cell>
          <table:table-cell office:value-type="float" office:value="132.3333">
            <text:p>132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2-20T05:00:00">
            <text:p>Sun Feb 20 05:00:00 2022</text:p>
          </table:table-cell>
          <table:table-cell office:value-type="float" office:value="143.5">
            <text:p>14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2T20:00:00">
            <text:p>Tue Feb 22 20:00:00 2022</text:p>
          </table:table-cell>
          <table:table-cell office:value-type="float" office:value="233.1667">
            <text:p>233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24T00:00:00">
            <text:p>Thu Feb 24 00:00:00 2022</text:p>
          </table:table-cell>
          <table:table-cell office:value-type="float" office:value="261.1667">
            <text:p>261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2-24T01:00:00">
            <text:p>Thu Feb 24 01:00:00 2022</text:p>
          </table:table-cell>
          <table:table-cell office:value-type="float" office:value="310.3333">
            <text:p>310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2-24T02:00:00">
            <text:p>Thu Feb 24 02:00:00 2022</text:p>
          </table:table-cell>
          <table:table-cell office:value-type="float" office:value="310.1667">
            <text:p>310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2-24T07:00:00">
            <text:p>Thu Feb 24 07:00:00 2022</text:p>
          </table:table-cell>
          <table:table-cell office:value-type="float" office:value="158.0">
            <text:p>158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2-25T04:00:00">
            <text:p>Fri Feb 25 04:00:00 2022</text:p>
          </table:table-cell>
          <table:table-cell office:value-type="float" office:value="146.1667">
            <text:p>146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2-27T03:00:00">
            <text:p>Sun Feb 27 03:00:00 2022</text:p>
          </table:table-cell>
          <table:table-cell office:value-type="float" office:value="279.3333">
            <text:p>279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2-27T04:00:00">
            <text:p>Sun Feb 27 04:00:00 2022</text:p>
          </table:table-cell>
          <table:table-cell office:value-type="float" office:value="272.3333">
            <text:p>272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2-27T05:00:00">
            <text:p>Sun Feb 27 05:00:00 2022</text:p>
          </table:table-cell>
          <table:table-cell office:value-type="float" office:value="277.0">
            <text:p>277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27T08:00:00">
            <text:p>Sun Feb 27 08:00:00 2022</text:p>
          </table:table-cell>
          <table:table-cell office:value-type="float" office:value="247.1667">
            <text:p>247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7T09:00:00">
            <text:p>Sun Feb 27 09:00:00 2022</text:p>
          </table:table-cell>
          <table:table-cell office:value-type="float" office:value="188.1667">
            <text:p>188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2-28T01:00:00">
            <text:p>Mon Feb 28 01:00:00 2022</text:p>
          </table:table-cell>
          <table:table-cell office:value-type="float" office:value="276.0">
            <text:p>276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2-28T02:00:00">
            <text:p>Mon Feb 28 02:00:00 2022</text:p>
          </table:table-cell>
          <table:table-cell office:value-type="float" office:value="261.6667">
            <text:p>261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2-28T03:00:00">
            <text:p>Mon Feb 28 03:00:00 2022</text:p>
          </table:table-cell>
          <table:table-cell office:value-type="float" office:value="266.1667">
            <text:p>266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2-28T04:00:00">
            <text:p>Mon Feb 28 04:00:00 2022</text:p>
          </table:table-cell>
          <table:table-cell office:value-type="float" office:value="242.8333">
            <text:p>242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2-28T05:00:00">
            <text:p>Mon Feb 28 05:00:00 2022</text:p>
          </table:table-cell>
          <table:table-cell office:value-type="float" office:value="282.3333">
            <text:p>282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2-28T06:00:00">
            <text:p>Mon Feb 28 06:00:00 2022</text:p>
          </table:table-cell>
          <table:table-cell office:value-type="float" office:value="275.1667">
            <text:p>275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3-01T07:00:00">
            <text:p>Tue Mar  1 07:00:00 2022</text:p>
          </table:table-cell>
          <table:table-cell office:value-type="float" office:value="177.5">
            <text:p>177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3-02T02:00:00">
            <text:p>Wed Mar  2 02:00:00 2022</text:p>
          </table:table-cell>
          <table:table-cell office:value-type="float" office:value="267.1667">
            <text:p>267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3-02T03:00:00">
            <text:p>Wed Mar  2 03:00:00 2022</text:p>
          </table:table-cell>
          <table:table-cell office:value-type="float" office:value="308.8333">
            <text:p>308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2T05:00:00">
            <text:p>Wed Mar  2 05:00:00 2022</text:p>
          </table:table-cell>
          <table:table-cell office:value-type="float" office:value="125.3333">
            <text:p>125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3-03T04:00:00">
            <text:p>Thu Mar  3 04:00:00 2022</text:p>
          </table:table-cell>
          <table:table-cell office:value-type="float" office:value="302.5">
            <text:p>302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3T05:00:00">
            <text:p>Thu Mar  3 05:00:00 2022</text:p>
          </table:table-cell>
          <table:table-cell office:value-type="float" office:value="218.0">
            <text:p>218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3-03T06:00:00">
            <text:p>Thu Mar  3 06:00:00 2022</text:p>
          </table:table-cell>
          <table:table-cell office:value-type="float" office:value="293.5">
            <text:p>293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3-03T07:00:00">
            <text:p>Thu Mar  3 07:00:00 2022</text:p>
          </table:table-cell>
          <table:table-cell office:value-type="float" office:value="301.5">
            <text:p>301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03T08:00:00">
            <text:p>Thu Mar  3 08:00:00 2022</text:p>
          </table:table-cell>
          <table:table-cell office:value-type="float" office:value="132.3333">
            <text:p>132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3-03T09:00:00">
            <text:p>Thu Mar  3 09:00:00 2022</text:p>
          </table:table-cell>
          <table:table-cell office:value-type="float" office:value="195.3333">
            <text:p>195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3-03T15:00:00">
            <text:p>Thu Mar  3 15:00:00 2022</text:p>
          </table:table-cell>
          <table:table-cell office:value-type="float" office:value="235.1667">
            <text:p>235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3-04T08:00:00">
            <text:p>Fri Mar  4 08:00:00 2022</text:p>
          </table:table-cell>
          <table:table-cell office:value-type="float" office:value="331.6667">
            <text:p>331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04T09:00:00">
            <text:p>Fri Mar  4 09:00:00 2022</text:p>
          </table:table-cell>
          <table:table-cell office:value-type="float" office:value="338.0">
            <text:p>338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04T10:00:00">
            <text:p>Fri Mar  4 10:00:00 2022</text:p>
          </table:table-cell>
          <table:table-cell office:value-type="float" office:value="334.8333">
            <text:p>334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04T11:00:00">
            <text:p>Fri Mar  4 11:00:00 2022</text:p>
          </table:table-cell>
          <table:table-cell office:value-type="float" office:value="348.5">
            <text:p>348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3-04T12:00:00">
            <text:p>Fri Mar  4 12:00:00 2022</text:p>
          </table:table-cell>
          <table:table-cell office:value-type="float" office:value="286.3333">
            <text:p>286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3-04T13:00:00">
            <text:p>Fri Mar  4 13:00:00 2022</text:p>
          </table:table-cell>
          <table:table-cell office:value-type="float" office:value="178.1667">
            <text:p>178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3-04T14:00:00">
            <text:p>Fri Mar  4 14:00:00 2022</text:p>
          </table:table-cell>
          <table:table-cell office:value-type="float" office:value="237.0">
            <text:p>237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3-04T22:00:00">
            <text:p>Fri Mar  4 22:00:00 2022</text:p>
          </table:table-cell>
          <table:table-cell office:value-type="float" office:value="345.0">
            <text:p>345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07T03:00:00">
            <text:p>Mon Mar  7 03:00:00 2022</text:p>
          </table:table-cell>
          <table:table-cell office:value-type="float" office:value="200.3333">
            <text:p>200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07T04:00:00">
            <text:p>Mon Mar  7 04:00:00 2022</text:p>
          </table:table-cell>
          <table:table-cell office:value-type="float" office:value="192.6667">
            <text:p>192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3-07T05:00:00">
            <text:p>Mon Mar  7 05:00:00 2022</text:p>
          </table:table-cell>
          <table:table-cell office:value-type="float" office:value="217.5">
            <text:p>217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07T06:00:00">
            <text:p>Mon Mar  7 06:00:00 2022</text:p>
          </table:table-cell>
          <table:table-cell office:value-type="float" office:value="237.5">
            <text:p>237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07T07:00:00">
            <text:p>Mon Mar  7 07:00:00 2022</text:p>
          </table:table-cell>
          <table:table-cell office:value-type="float" office:value="197.5">
            <text:p>197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3-07T08:00:00">
            <text:p>Mon Mar  7 08:00:00 2022</text:p>
          </table:table-cell>
          <table:table-cell office:value-type="float" office:value="125.6667">
            <text:p>125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07T09:00:00">
            <text:p>Mon Mar  7 09:00:00 2022</text:p>
          </table:table-cell>
          <table:table-cell office:value-type="float" office:value="148.6667">
            <text:p>148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3-07T10:00:00">
            <text:p>Mon Mar  7 10:00:00 2022</text:p>
          </table:table-cell>
          <table:table-cell office:value-type="float" office:value="290.3333">
            <text:p>290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3-08T04:00:00">
            <text:p>Tue Mar  8 04:00:00 2022</text:p>
          </table:table-cell>
          <table:table-cell office:value-type="float" office:value="303.6667">
            <text:p>303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3-08T05:00:00">
            <text:p>Tue Mar  8 05:00:00 2022</text:p>
          </table:table-cell>
          <table:table-cell office:value-type="float" office:value="309.1667">
            <text:p>309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08T06:00:00">
            <text:p>Tue Mar  8 06:00:00 2022</text:p>
          </table:table-cell>
          <table:table-cell office:value-type="float" office:value="197.5">
            <text:p>197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3-08T07:00:00">
            <text:p>Tue Mar  8 07:00:00 2022</text:p>
          </table:table-cell>
          <table:table-cell office:value-type="float" office:value="258.8333">
            <text:p>258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3-08T08:00:00">
            <text:p>Tue Mar  8 08:00:00 2022</text:p>
          </table:table-cell>
          <table:table-cell office:value-type="float" office:value="252.6667">
            <text:p>252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08T09:00:00">
            <text:p>Tue Mar  8 09:00:00 2022</text:p>
          </table:table-cell>
          <table:table-cell office:value-type="float" office:value="176.8333">
            <text:p>176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3-08T10:00:00">
            <text:p>Tue Mar  8 10:00:00 2022</text:p>
          </table:table-cell>
          <table:table-cell office:value-type="float" office:value="135.6667">
            <text:p>135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3-09T03:00:00">
            <text:p>Wed Mar  9 03:00:00 2022</text:p>
          </table:table-cell>
          <table:table-cell office:value-type="float" office:value="220.3333">
            <text:p>220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3-10T05:00:00">
            <text:p>Thu Mar 10 05:00:00 2022</text:p>
          </table:table-cell>
          <table:table-cell office:value-type="float" office:value="115.8333">
            <text:p>115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3-10T09:00:00">
            <text:p>Thu Mar 10 09:00:00 2022</text:p>
          </table:table-cell>
          <table:table-cell office:value-type="float" office:value="94.5">
            <text:p>94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3-10T10:00:00">
            <text:p>Thu Mar 10 10:00:00 2022</text:p>
          </table:table-cell>
          <table:table-cell office:value-type="float" office:value="112.5">
            <text:p>112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11T04:00:00">
            <text:p>Fri Mar 11 04:00:00 2022</text:p>
          </table:table-cell>
          <table:table-cell office:value-type="float" office:value="187.6667">
            <text:p>187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3-11T05:00:00">
            <text:p>Fri Mar 11 05:00:00 2022</text:p>
          </table:table-cell>
          <table:table-cell office:value-type="float" office:value="185.3333">
            <text:p>185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3-11T06:00:00">
            <text:p>Fri Mar 11 06:00:00 2022</text:p>
          </table:table-cell>
          <table:table-cell office:value-type="float" office:value="189.0">
            <text:p>189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11T07:00:00">
            <text:p>Fri Mar 11 07:00:00 2022</text:p>
          </table:table-cell>
          <table:table-cell office:value-type="float" office:value="189.3333">
            <text:p>189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1T08:00:00">
            <text:p>Fri Mar 11 08:00:00 2022</text:p>
          </table:table-cell>
          <table:table-cell office:value-type="float" office:value="186.1667">
            <text:p>186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3-11T09:00:00">
            <text:p>Fri Mar 11 09:00:00 2022</text:p>
          </table:table-cell>
          <table:table-cell office:value-type="float" office:value="194.5">
            <text:p>194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11T10:00:00">
            <text:p>Fri Mar 11 10:00:00 2022</text:p>
          </table:table-cell>
          <table:table-cell office:value-type="float" office:value="211.5">
            <text:p>211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3-11T23:00:00">
            <text:p>Fri Mar 11 23:00:00 2022</text:p>
          </table:table-cell>
          <table:table-cell office:value-type="float" office:value="268.1667">
            <text:p>268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3-12T00:00:00">
            <text:p>Sat Mar 12 00:00:00 2022</text:p>
          </table:table-cell>
          <table:table-cell office:value-type="float" office:value="270.8333">
            <text:p>270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2T02:00:00">
            <text:p>Sat Mar 12 02:00:00 2022</text:p>
          </table:table-cell>
          <table:table-cell office:value-type="float" office:value="215.0">
            <text:p>215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3-12T03:00:00">
            <text:p>Sat Mar 12 03:00:00 2022</text:p>
          </table:table-cell>
          <table:table-cell office:value-type="float" office:value="232.1667">
            <text:p>232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3-12T05:00:00">
            <text:p>Sat Mar 12 05:00:00 2022</text:p>
          </table:table-cell>
          <table:table-cell office:value-type="float" office:value="161.5">
            <text:p>161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3-12T07:00:00">
            <text:p>Sat Mar 12 07:00:00 2022</text:p>
          </table:table-cell>
          <table:table-cell office:value-type="float" office:value="217.3333">
            <text:p>217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3-13T05:00:00">
            <text:p>Sun Mar 13 05:00:00 2022</text:p>
          </table:table-cell>
          <table:table-cell office:value-type="float" office:value="265.0">
            <text:p>265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13T06:00:00">
            <text:p>Sun Mar 13 06:00:00 2022</text:p>
          </table:table-cell>
          <table:table-cell office:value-type="float" office:value="253.3333">
            <text:p>253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3-14T02:00:00">
            <text:p>Mon Mar 14 02:00:00 2022</text:p>
          </table:table-cell>
          <table:table-cell office:value-type="float" office:value="177.1667">
            <text:p>177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3-14T03:00:00">
            <text:p>Mon Mar 14 03:00:00 2022</text:p>
          </table:table-cell>
          <table:table-cell office:value-type="float" office:value="176.6667">
            <text:p>176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3-15T00:00:00">
            <text:p>Tue Mar 15 00:00:00 2022</text:p>
          </table:table-cell>
          <table:table-cell office:value-type="float" office:value="319.1667">
            <text:p>319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15T01:00:00">
            <text:p>Tue Mar 15 01:00:00 2022</text:p>
          </table:table-cell>
          <table:table-cell office:value-type="float" office:value="323.1667">
            <text:p>323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3-15T02:00:00">
            <text:p>Tue Mar 15 02:00:00 2022</text:p>
          </table:table-cell>
          <table:table-cell office:value-type="float" office:value="319.5">
            <text:p>319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3-15T06:00:00">
            <text:p>Tue Mar 15 06:00:00 2022</text:p>
          </table:table-cell>
          <table:table-cell office:value-type="float" office:value="187.8333">
            <text:p>187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3-16T09:00:00">
            <text:p>Wed Mar 16 09:00:00 2022</text:p>
          </table:table-cell>
          <table:table-cell office:value-type="float" office:value="253.3333">
            <text:p>253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3-16T10:00:00">
            <text:p>Wed Mar 16 10:00:00 2022</text:p>
          </table:table-cell>
          <table:table-cell office:value-type="float" office:value="198.0">
            <text:p>198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3-16T11:00:00">
            <text:p>Wed Mar 16 11:00:00 2022</text:p>
          </table:table-cell>
          <table:table-cell office:value-type="float" office:value="198.3333">
            <text:p>198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16T12:00:00">
            <text:p>Wed Mar 16 12:00:00 2022</text:p>
          </table:table-cell>
          <table:table-cell office:value-type="float" office:value="239.0">
            <text:p>239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3-16T13:00:00">
            <text:p>Wed Mar 16 13:00:00 2022</text:p>
          </table:table-cell>
          <table:table-cell office:value-type="float" office:value="180.8333">
            <text:p>180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16T14:00:00">
            <text:p>Wed Mar 16 14:00:00 2022</text:p>
          </table:table-cell>
          <table:table-cell office:value-type="float" office:value="187.8333">
            <text:p>187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3-16T15:00:00">
            <text:p>Wed Mar 16 15:00:00 2022</text:p>
          </table:table-cell>
          <table:table-cell office:value-type="float" office:value="183.3333">
            <text:p>183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6T16:00:00">
            <text:p>Wed Mar 16 16:00:00 2022</text:p>
          </table:table-cell>
          <table:table-cell office:value-type="float" office:value="193.0">
            <text:p>193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3-17T00:00:00">
            <text:p>Thu Mar 17 00:00:00 2022</text:p>
          </table:table-cell>
          <table:table-cell office:value-type="float" office:value="206.5">
            <text:p>206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3-19T02:00:00">
            <text:p>Sat Mar 19 02:00:00 2022</text:p>
          </table:table-cell>
          <table:table-cell office:value-type="float" office:value="185.0">
            <text:p>185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3-20T23:00:00">
            <text:p>Sun Mar 20 23:00:00 2022</text:p>
          </table:table-cell>
          <table:table-cell office:value-type="float" office:value="215.5">
            <text:p>215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3-21T00:00:00">
            <text:p>Mon Mar 21 00:00:00 2022</text:p>
          </table:table-cell>
          <table:table-cell office:value-type="float" office:value="189.6667">
            <text:p>189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3-21T01:00:00">
            <text:p>Mon Mar 21 01:00:00 2022</text:p>
          </table:table-cell>
          <table:table-cell office:value-type="float" office:value="186.3333">
            <text:p>186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21T03:00:00">
            <text:p>Mon Mar 21 03:00:00 2022</text:p>
          </table:table-cell>
          <table:table-cell office:value-type="float" office:value="192.6667">
            <text:p>192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3-21T04:00:00">
            <text:p>Mon Mar 21 04:00:00 2022</text:p>
          </table:table-cell>
          <table:table-cell office:value-type="float" office:value="206.6667">
            <text:p>206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3-21T06:00:00">
            <text:p>Mon Mar 21 06:00:00 2022</text:p>
          </table:table-cell>
          <table:table-cell office:value-type="float" office:value="176.1667">
            <text:p>176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3-21T07:00:00">
            <text:p>Mon Mar 21 07:00:00 2022</text:p>
          </table:table-cell>
          <table:table-cell office:value-type="float" office:value="181.0">
            <text:p>181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22T01:00:00">
            <text:p>Tue Mar 22 01:00:00 2022</text:p>
          </table:table-cell>
          <table:table-cell office:value-type="float" office:value="200.1667">
            <text:p>200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22T02:00:00">
            <text:p>Tue Mar 22 02:00:00 2022</text:p>
          </table:table-cell>
          <table:table-cell office:value-type="float" office:value="185.0">
            <text:p>185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3-22T03:00:00">
            <text:p>Tue Mar 22 03:00:00 2022</text:p>
          </table:table-cell>
          <table:table-cell office:value-type="float" office:value="238.6667">
            <text:p>238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22T04:00:00">
            <text:p>Tue Mar 22 04:00:00 2022</text:p>
          </table:table-cell>
          <table:table-cell office:value-type="float" office:value="183.1667">
            <text:p>183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3-22T05:00:00">
            <text:p>Tue Mar 22 05:00:00 2022</text:p>
          </table:table-cell>
          <table:table-cell office:value-type="float" office:value="199.3333">
            <text:p>199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22T06:00:00">
            <text:p>Tue Mar 22 06:00:00 2022</text:p>
          </table:table-cell>
          <table:table-cell office:value-type="float" office:value="221.1667">
            <text:p>221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3-23T21:00:00">
            <text:p>Wed Mar 23 21:00:00 2022</text:p>
          </table:table-cell>
          <table:table-cell office:value-type="float" office:value="259.1667">
            <text:p>259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3-23T22:00:00">
            <text:p>Wed Mar 23 22:00:00 2022</text:p>
          </table:table-cell>
          <table:table-cell office:value-type="float" office:value="287.0">
            <text:p>287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3-23T23:00:00">
            <text:p>Wed Mar 23 23:00:00 2022</text:p>
          </table:table-cell>
          <table:table-cell office:value-type="float" office:value="226.1667">
            <text:p>226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3-24T00:00:00">
            <text:p>Thu Mar 24 00:00:00 2022</text:p>
          </table:table-cell>
          <table:table-cell office:value-type="float" office:value="243.5">
            <text:p>243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24T01:00:00">
            <text:p>Thu Mar 24 01:00:00 2022</text:p>
          </table:table-cell>
          <table:table-cell office:value-type="float" office:value="137.0">
            <text:p>137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24T02:00:00">
            <text:p>Thu Mar 24 02:00:00 2022</text:p>
          </table:table-cell>
          <table:table-cell office:value-type="float" office:value="202.1667">
            <text:p>202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3-24T03:00:00">
            <text:p>Thu Mar 24 03:00:00 2022</text:p>
          </table:table-cell>
          <table:table-cell office:value-type="float" office:value="203.0">
            <text:p>203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3-24T04:00:00">
            <text:p>Thu Mar 24 04:00:00 2022</text:p>
          </table:table-cell>
          <table:table-cell office:value-type="float" office:value="209.6667">
            <text:p>209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24T05:00:00">
            <text:p>Thu Mar 24 05:00:00 2022</text:p>
          </table:table-cell>
          <table:table-cell office:value-type="float" office:value="249.3333">
            <text:p>249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3-24T18:00:00">
            <text:p>Thu Mar 24 18:00:00 2022</text:p>
          </table:table-cell>
          <table:table-cell office:value-type="float" office:value="256.8333">
            <text:p>256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3-24T21:00:00">
            <text:p>Thu Mar 24 21:00:00 2022</text:p>
          </table:table-cell>
          <table:table-cell office:value-type="float" office:value="120.8333">
            <text:p>120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03-24T22:00:00">
            <text:p>Thu Mar 24 22:00:00 2022</text:p>
          </table:table-cell>
          <table:table-cell office:value-type="float" office:value="107.5">
            <text:p>107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3-27T04:00:00">
            <text:p>Sun Mar 27 04:00:00 2022</text:p>
          </table:table-cell>
          <table:table-cell office:value-type="float" office:value="140.8333">
            <text:p>140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3-29T02:00:00">
            <text:p>Tue Mar 29 02:00:00 2022</text:p>
          </table:table-cell>
          <table:table-cell office:value-type="float" office:value="169.3333">
            <text:p>169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3-29T03:00:00">
            <text:p>Tue Mar 29 03:00:00 2022</text:p>
          </table:table-cell>
          <table:table-cell office:value-type="float" office:value="240.8333">
            <text:p>240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3-29T04:00:00">
            <text:p>Tue Mar 29 04:00:00 2022</text:p>
          </table:table-cell>
          <table:table-cell office:value-type="float" office:value="207.5">
            <text:p>207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3-30T04:00:00">
            <text:p>Wed Mar 30 04:00:00 2022</text:p>
          </table:table-cell>
          <table:table-cell office:value-type="float" office:value="194.0">
            <text:p>194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30T05:00:00">
            <text:p>Wed Mar 30 05:00:00 2022</text:p>
          </table:table-cell>
          <table:table-cell office:value-type="float" office:value="271.8333">
            <text:p>271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3-30T06:00:00">
            <text:p>Wed Mar 30 06:00:00 2022</text:p>
          </table:table-cell>
          <table:table-cell office:value-type="float" office:value="299.3333">
            <text:p>299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3-30T07:00:00">
            <text:p>Wed Mar 30 07:00:00 2022</text:p>
          </table:table-cell>
          <table:table-cell office:value-type="float" office:value="267.0">
            <text:p>267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3-30T08:00:00">
            <text:p>Wed Mar 30 08:00:00 2022</text:p>
          </table:table-cell>
          <table:table-cell office:value-type="float" office:value="291.1667">
            <text:p>291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3-30T09:00:00">
            <text:p>Wed Mar 30 09:00:00 2022</text:p>
          </table:table-cell>
          <table:table-cell office:value-type="float" office:value="246.1667">
            <text:p>246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3-31T04:00:00">
            <text:p>Thu Mar 31 04:00:00 2022</text:p>
          </table:table-cell>
          <table:table-cell office:value-type="float" office:value="300.5">
            <text:p>300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3-31T05:00:00">
            <text:p>Thu Mar 31 05:00:00 2022</text:p>
          </table:table-cell>
          <table:table-cell office:value-type="float" office:value="281.0">
            <text:p>281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3-31T06:00:00">
            <text:p>Thu Mar 31 06:00:00 2022</text:p>
          </table:table-cell>
          <table:table-cell office:value-type="float" office:value="258.3333">
            <text:p>258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31T07:00:00">
            <text:p>Thu Mar 31 07:00:00 2022</text:p>
          </table:table-cell>
          <table:table-cell office:value-type="float" office:value="225.5">
            <text:p>225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31T08:00:00">
            <text:p>Thu Mar 31 08:00:00 2022</text:p>
          </table:table-cell>
          <table:table-cell office:value-type="float" office:value="218.3333">
            <text:p>218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3-31T09:00:00">
            <text:p>Thu Mar 31 09:00:00 2022</text:p>
          </table:table-cell>
          <table:table-cell office:value-type="float" office:value="239.0">
            <text:p>239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3-31T10:00:00">
            <text:p>Thu Mar 31 10:00:00 2022</text:p>
          </table:table-cell>
          <table:table-cell office:value-type="float" office:value="259.0">
            <text:p>259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31T11:00:00">
            <text:p>Thu Mar 31 11:00:00 2022</text:p>
          </table:table-cell>
          <table:table-cell office:value-type="float" office:value="275.5">
            <text:p>275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3-31T12:00:00">
            <text:p>Thu Mar 31 12:00:00 2022</text:p>
          </table:table-cell>
          <table:table-cell office:value-type="float" office:value="300.8333">
            <text:p>300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31T13:00:00">
            <text:p>Thu Mar 31 13:00:00 2022</text:p>
          </table:table-cell>
          <table:table-cell office:value-type="float" office:value="293.8333">
            <text:p>293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3-31T14:00:00">
            <text:p>Thu Mar 31 14:00:00 2022</text:p>
          </table:table-cell>
          <table:table-cell office:value-type="float" office:value="282.0">
            <text:p>282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4-01T05:00:00">
            <text:p>Fri Apr  1 05:00:00 2022</text:p>
          </table:table-cell>
          <table:table-cell office:value-type="float" office:value="284.5">
            <text:p>284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4-01T06:00:00">
            <text:p>Fri Apr  1 06:00:00 2022</text:p>
          </table:table-cell>
          <table:table-cell office:value-type="float" office:value="206.3333">
            <text:p>206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4-01T07:00:00">
            <text:p>Fri Apr  1 07:00:00 2022</text:p>
          </table:table-cell>
          <table:table-cell office:value-type="float" office:value="240.5">
            <text:p>240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4-01T08:00:00">
            <text:p>Fri Apr  1 08:00:00 2022</text:p>
          </table:table-cell>
          <table:table-cell office:value-type="float" office:value="210.6667">
            <text:p>210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4-01T09:00:00">
            <text:p>Fri Apr  1 09:00:00 2022</text:p>
          </table:table-cell>
          <table:table-cell office:value-type="float" office:value="230.8333">
            <text:p>230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4-01T10:00:00">
            <text:p>Fri Apr  1 10:00:00 2022</text:p>
          </table:table-cell>
          <table:table-cell office:value-type="float" office:value="218.0">
            <text:p>218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4-01T13:00:00">
            <text:p>Fri Apr  1 13:00:00 2022</text:p>
          </table:table-cell>
          <table:table-cell office:value-type="float" office:value="333.1667">
            <text:p>333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4-01T14:00:00">
            <text:p>Fri Apr  1 14:00:00 2022</text:p>
          </table:table-cell>
          <table:table-cell office:value-type="float" office:value="301.0">
            <text:p>301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06T07:00:00">
            <text:p>Wed Apr  6 07:00:00 2022</text:p>
          </table:table-cell>
          <table:table-cell office:value-type="float" office:value="267.1667">
            <text:p>267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4-06T08:00:00">
            <text:p>Wed Apr  6 08:00:00 2022</text:p>
          </table:table-cell>
          <table:table-cell office:value-type="float" office:value="140.8333">
            <text:p>140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4-06T09:00:00">
            <text:p>Wed Apr  6 09:00:00 2022</text:p>
          </table:table-cell>
          <table:table-cell office:value-type="float" office:value="192.8333">
            <text:p>192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4-06T10:00:00">
            <text:p>Wed Apr  6 10:00:00 2022</text:p>
          </table:table-cell>
          <table:table-cell office:value-type="float" office:value="138.6667">
            <text:p>138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4-06T11:00:00">
            <text:p>Wed Apr  6 11:00:00 2022</text:p>
          </table:table-cell>
          <table:table-cell office:value-type="float" office:value="134.1667">
            <text:p>134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4-07T05:00:00">
            <text:p>Thu Apr  7 05:00:00 2022</text:p>
          </table:table-cell>
          <table:table-cell office:value-type="float" office:value="181.0">
            <text:p>181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07T07:00:00">
            <text:p>Thu Apr  7 07:00:00 2022</text:p>
          </table:table-cell>
          <table:table-cell office:value-type="float" office:value="94.0">
            <text:p>94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4-07T08:00:00">
            <text:p>Thu Apr  7 08:00:00 2022</text:p>
          </table:table-cell>
          <table:table-cell office:value-type="float" office:value="92.3333">
            <text:p>92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4-08T03:00:00">
            <text:p>Fri Apr  8 03:00:00 2022</text:p>
          </table:table-cell>
          <table:table-cell office:value-type="float" office:value="259.1667">
            <text:p>259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4-08T05:00:00">
            <text:p>Fri Apr  8 05:00:00 2022</text:p>
          </table:table-cell>
          <table:table-cell office:value-type="float" office:value="179.3333">
            <text:p>179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4-08T06:00:00">
            <text:p>Fri Apr  8 06:00:00 2022</text:p>
          </table:table-cell>
          <table:table-cell office:value-type="float" office:value="331.6667">
            <text:p>331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4-09T03:00:00">
            <text:p>Sat Apr  9 03:00:00 2022</text:p>
          </table:table-cell>
          <table:table-cell office:value-type="float" office:value="247.8333">
            <text:p>247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09T04:00:00">
            <text:p>Sat Apr  9 04:00:00 2022</text:p>
          </table:table-cell>
          <table:table-cell office:value-type="float" office:value="216.3333">
            <text:p>216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09T05:00:00">
            <text:p>Sat Apr  9 05:00:00 2022</text:p>
          </table:table-cell>
          <table:table-cell office:value-type="float" office:value="309.0">
            <text:p>309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4-09T06:00:00">
            <text:p>Sat Apr  9 06:00:00 2022</text:p>
          </table:table-cell>
          <table:table-cell office:value-type="float" office:value="242.8333">
            <text:p>242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4-09T07:00:00">
            <text:p>Sat Apr  9 07:00:00 2022</text:p>
          </table:table-cell>
          <table:table-cell office:value-type="float" office:value="207.6667">
            <text:p>207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4-09T08:00:00">
            <text:p>Sat Apr  9 08:00:00 2022</text:p>
          </table:table-cell>
          <table:table-cell office:value-type="float" office:value="130.3333">
            <text:p>130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4-09T09:00:00">
            <text:p>Sat Apr  9 09:00:00 2022</text:p>
          </table:table-cell>
          <table:table-cell office:value-type="float" office:value="117.1667">
            <text:p>117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4-10T08:00:00">
            <text:p>Sun Apr 10 08:00:00 2022</text:p>
          </table:table-cell>
          <table:table-cell office:value-type="float" office:value="119.1667">
            <text:p>119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4-10T09:00:00">
            <text:p>Sun Apr 10 09:00:00 2022</text:p>
          </table:table-cell>
          <table:table-cell office:value-type="float" office:value="139.6667">
            <text:p>139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4-11T04:00:00">
            <text:p>Mon Apr 11 04:00:00 2022</text:p>
          </table:table-cell>
          <table:table-cell office:value-type="float" office:value="281.0">
            <text:p>281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11T05:00:00">
            <text:p>Mon Apr 11 05:00:00 2022</text:p>
          </table:table-cell>
          <table:table-cell office:value-type="float" office:value="257.6667">
            <text:p>257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4-11T06:00:00">
            <text:p>Mon Apr 11 06:00:00 2022</text:p>
          </table:table-cell>
          <table:table-cell office:value-type="float" office:value="225.5">
            <text:p>225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11T07:00:00">
            <text:p>Mon Apr 11 07:00:00 2022</text:p>
          </table:table-cell>
          <table:table-cell office:value-type="float" office:value="221.5">
            <text:p>221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11T08:00:00">
            <text:p>Mon Apr 11 08:00:00 2022</text:p>
          </table:table-cell>
          <table:table-cell office:value-type="float" office:value="219.1667">
            <text:p>219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1T09:00:00">
            <text:p>Mon Apr 11 09:00:00 2022</text:p>
          </table:table-cell>
          <table:table-cell office:value-type="float" office:value="214.0">
            <text:p>214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4-11T10:00:00">
            <text:p>Mon Apr 11 10:00:00 2022</text:p>
          </table:table-cell>
          <table:table-cell office:value-type="float" office:value="189.3333">
            <text:p>189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1T11:00:00">
            <text:p>Mon Apr 11 11:00:00 2022</text:p>
          </table:table-cell>
          <table:table-cell office:value-type="float" office:value="195.5">
            <text:p>195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4-12T01:00:00">
            <text:p>Tue Apr 12 01:00:00 2022</text:p>
          </table:table-cell>
          <table:table-cell office:value-type="float" office:value="212.1667">
            <text:p>212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12T02:00:00">
            <text:p>Tue Apr 12 02:00:00 2022</text:p>
          </table:table-cell>
          <table:table-cell office:value-type="float" office:value="186.3333">
            <text:p>186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4-12T04:00:00">
            <text:p>Tue Apr 12 04:00:00 2022</text:p>
          </table:table-cell>
          <table:table-cell office:value-type="float" office:value="192.1667">
            <text:p>192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4-12T05:00:00">
            <text:p>Tue Apr 12 05:00:00 2022</text:p>
          </table:table-cell>
          <table:table-cell office:value-type="float" office:value="180.0">
            <text:p>180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4-12T06:00:00">
            <text:p>Tue Apr 12 06:00:00 2022</text:p>
          </table:table-cell>
          <table:table-cell office:value-type="float" office:value="192.1667">
            <text:p>192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4-12T07:00:00">
            <text:p>Tue Apr 12 07:00:00 2022</text:p>
          </table:table-cell>
          <table:table-cell office:value-type="float" office:value="196.0">
            <text:p>196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4-13T04:00:00">
            <text:p>Wed Apr 13 04:00:00 2022</text:p>
          </table:table-cell>
          <table:table-cell office:value-type="float" office:value="191.0">
            <text:p>191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4-13T05:00:00">
            <text:p>Wed Apr 13 05:00:00 2022</text:p>
          </table:table-cell>
          <table:table-cell office:value-type="float" office:value="298.8333">
            <text:p>298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4-13T07:00:00">
            <text:p>Wed Apr 13 07:00:00 2022</text:p>
          </table:table-cell>
          <table:table-cell office:value-type="float" office:value="117.6667">
            <text:p>117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4-13T08:00:00">
            <text:p>Wed Apr 13 08:00:00 2022</text:p>
          </table:table-cell>
          <table:table-cell office:value-type="float" office:value="252.6667">
            <text:p>252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4-13T09:00:00">
            <text:p>Wed Apr 13 09:00:00 2022</text:p>
          </table:table-cell>
          <table:table-cell office:value-type="float" office:value="147.5">
            <text:p>147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4-13T10:00:00">
            <text:p>Wed Apr 13 10:00:00 2022</text:p>
          </table:table-cell>
          <table:table-cell office:value-type="float" office:value="225.6667">
            <text:p>225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4-14T09:00:00">
            <text:p>Thu Apr 14 09:00:00 2022</text:p>
          </table:table-cell>
          <table:table-cell office:value-type="float" office:value="167.0">
            <text:p>167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4-15T03:00:00">
            <text:p>Fri Apr 15 03:00:00 2022</text:p>
          </table:table-cell>
          <table:table-cell office:value-type="float" office:value="124.3333">
            <text:p>124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4-15T05:00:00">
            <text:p>Fri Apr 15 05:00:00 2022</text:p>
          </table:table-cell>
          <table:table-cell office:value-type="float" office:value="95.1667">
            <text:p>95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4-16T04:00:00">
            <text:p>Sat Apr 16 04:00:00 2022</text:p>
          </table:table-cell>
          <table:table-cell office:value-type="float" office:value="267.0">
            <text:p>267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16T05:00:00">
            <text:p>Sat Apr 16 05:00:00 2022</text:p>
          </table:table-cell>
          <table:table-cell office:value-type="float" office:value="289.6667">
            <text:p>289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16T06:00:00">
            <text:p>Sat Apr 16 06:00:00 2022</text:p>
          </table:table-cell>
          <table:table-cell office:value-type="float" office:value="279.1667">
            <text:p>279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17T04:00:00">
            <text:p>Sun Apr 17 04:00:00 2022</text:p>
          </table:table-cell>
          <table:table-cell office:value-type="float" office:value="258.3333">
            <text:p>258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4-17T05:00:00">
            <text:p>Sun Apr 17 05:00:00 2022</text:p>
          </table:table-cell>
          <table:table-cell office:value-type="float" office:value="208.5">
            <text:p>208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18T03:00:00">
            <text:p>Mon Apr 18 03:00:00 2022</text:p>
          </table:table-cell>
          <table:table-cell office:value-type="float" office:value="180.0">
            <text:p>180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4-18T04:00:00">
            <text:p>Mon Apr 18 04:00:00 2022</text:p>
          </table:table-cell>
          <table:table-cell office:value-type="float" office:value="194.3333">
            <text:p>194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4-18T05:00:00">
            <text:p>Mon Apr 18 05:00:00 2022</text:p>
          </table:table-cell>
          <table:table-cell office:value-type="float" office:value="249.6667">
            <text:p>249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4-18T06:00:00">
            <text:p>Mon Apr 18 06:00:00 2022</text:p>
          </table:table-cell>
          <table:table-cell office:value-type="float" office:value="321.1667">
            <text:p>321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4-18T08:00:00">
            <text:p>Mon Apr 18 08:00:00 2022</text:p>
          </table:table-cell>
          <table:table-cell office:value-type="float" office:value="138.5">
            <text:p>138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4-18T09:00:00">
            <text:p>Mon Apr 18 09:00:00 2022</text:p>
          </table:table-cell>
          <table:table-cell office:value-type="float" office:value="216.0">
            <text:p>216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4-19T03:00:00">
            <text:p>Tue Apr 19 03:00:00 2022</text:p>
          </table:table-cell>
          <table:table-cell office:value-type="float" office:value="306.1667">
            <text:p>306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9T04:00:00">
            <text:p>Tue Apr 19 04:00:00 2022</text:p>
          </table:table-cell>
          <table:table-cell office:value-type="float" office:value="312.3333">
            <text:p>312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4-19T05:00:00">
            <text:p>Tue Apr 19 05:00:00 2022</text:p>
          </table:table-cell>
          <table:table-cell office:value-type="float" office:value="304.8333">
            <text:p>304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4-19T06:00:00">
            <text:p>Tue Apr 19 06:00:00 2022</text:p>
          </table:table-cell>
          <table:table-cell office:value-type="float" office:value="320.1667">
            <text:p>320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19T07:00:00">
            <text:p>Tue Apr 19 07:00:00 2022</text:p>
          </table:table-cell>
          <table:table-cell office:value-type="float" office:value="340.6667">
            <text:p>340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19T08:00:00">
            <text:p>Tue Apr 19 08:00:00 2022</text:p>
          </table:table-cell>
          <table:table-cell office:value-type="float" office:value="289.8333">
            <text:p>289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19T10:00:00">
            <text:p>Tue Apr 19 10:00:00 2022</text:p>
          </table:table-cell>
          <table:table-cell office:value-type="float" office:value="297.1667">
            <text:p>297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20T01:00:00">
            <text:p>Wed Apr 20 01:00:00 2022</text:p>
          </table:table-cell>
          <table:table-cell office:value-type="float" office:value="305.8333">
            <text:p>305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4-20T02:00:00">
            <text:p>Wed Apr 20 02:00:00 2022</text:p>
          </table:table-cell>
          <table:table-cell office:value-type="float" office:value="310.1667">
            <text:p>310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4-20T03:00:00">
            <text:p>Wed Apr 20 03:00:00 2022</text:p>
          </table:table-cell>
          <table:table-cell office:value-type="float" office:value="300.3333">
            <text:p>300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20T04:00:00">
            <text:p>Wed Apr 20 04:00:00 2022</text:p>
          </table:table-cell>
          <table:table-cell office:value-type="float" office:value="297.5">
            <text:p>297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4-20T05:00:00">
            <text:p>Wed Apr 20 05:00:00 2022</text:p>
          </table:table-cell>
          <table:table-cell office:value-type="float" office:value="285.5">
            <text:p>285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20T06:00:00">
            <text:p>Wed Apr 20 06:00:00 2022</text:p>
          </table:table-cell>
          <table:table-cell office:value-type="float" office:value="271.0">
            <text:p>271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20T07:00:00">
            <text:p>Wed Apr 20 07:00:00 2022</text:p>
          </table:table-cell>
          <table:table-cell office:value-type="float" office:value="241.5">
            <text:p>241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20T08:00:00">
            <text:p>Wed Apr 20 08:00:00 2022</text:p>
          </table:table-cell>
          <table:table-cell office:value-type="float" office:value="270.5">
            <text:p>270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4-20T09:00:00">
            <text:p>Wed Apr 20 09:00:00 2022</text:p>
          </table:table-cell>
          <table:table-cell office:value-type="float" office:value="275.1667">
            <text:p>275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20T10:00:00">
            <text:p>Wed Apr 20 10:00:00 2022</text:p>
          </table:table-cell>
          <table:table-cell office:value-type="float" office:value="284.0">
            <text:p>284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20T11:00:00">
            <text:p>Wed Apr 20 11:00:00 2022</text:p>
          </table:table-cell>
          <table:table-cell office:value-type="float" office:value="287.3333">
            <text:p>287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20T12:00:00">
            <text:p>Wed Apr 20 12:00:00 2022</text:p>
          </table:table-cell>
          <table:table-cell office:value-type="float" office:value="288.8333">
            <text:p>288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4-20T13:00:00">
            <text:p>Wed Apr 20 13:00:00 2022</text:p>
          </table:table-cell>
          <table:table-cell office:value-type="float" office:value="314.5">
            <text:p>314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4-20T14:00:00">
            <text:p>Wed Apr 20 14:00:00 2022</text:p>
          </table:table-cell>
          <table:table-cell office:value-type="float" office:value="320.5">
            <text:p>320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20T15:00:00">
            <text:p>Wed Apr 20 15:00:00 2022</text:p>
          </table:table-cell>
          <table:table-cell office:value-type="float" office:value="322.0">
            <text:p>322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20T16:00:00">
            <text:p>Wed Apr 20 16:00:00 2022</text:p>
          </table:table-cell>
          <table:table-cell office:value-type="float" office:value="328.0">
            <text:p>328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4-20T17:00:00">
            <text:p>Wed Apr 20 17:00:00 2022</text:p>
          </table:table-cell>
          <table:table-cell office:value-type="float" office:value="334.6667">
            <text:p>334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20T18:00:00">
            <text:p>Wed Apr 20 18:00:00 2022</text:p>
          </table:table-cell>
          <table:table-cell office:value-type="float" office:value="317.1667">
            <text:p>317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4-20T19:00:00">
            <text:p>Wed Apr 20 19:00:00 2022</text:p>
          </table:table-cell>
          <table:table-cell office:value-type="float" office:value="331.3333">
            <text:p>331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20T21:00:00">
            <text:p>Wed Apr 20 21:00:00 2022</text:p>
          </table:table-cell>
          <table:table-cell office:value-type="float" office:value="338.8333">
            <text:p>338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4-21T00:00:00">
            <text:p>Thu Apr 21 00:00:00 2022</text:p>
          </table:table-cell>
          <table:table-cell office:value-type="float" office:value="301.0">
            <text:p>301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21T01:00:00">
            <text:p>Thu Apr 21 01:00:00 2022</text:p>
          </table:table-cell>
          <table:table-cell office:value-type="float" office:value="301.6667">
            <text:p>301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4-21T02:00:00">
            <text:p>Thu Apr 21 02:00:00 2022</text:p>
          </table:table-cell>
          <table:table-cell office:value-type="float" office:value="287.3333">
            <text:p>287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21T03:00:00">
            <text:p>Thu Apr 21 03:00:00 2022</text:p>
          </table:table-cell>
          <table:table-cell office:value-type="float" office:value="291.6667">
            <text:p>291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4-21T04:00:00">
            <text:p>Thu Apr 21 04:00:00 2022</text:p>
          </table:table-cell>
          <table:table-cell office:value-type="float" office:value="303.1667">
            <text:p>303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1T05:00:00">
            <text:p>Thu Apr 21 05:00:00 2022</text:p>
          </table:table-cell>
          <table:table-cell office:value-type="float" office:value="269.6667">
            <text:p>269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21T07:00:00">
            <text:p>Thu Apr 21 07:00:00 2022</text:p>
          </table:table-cell>
          <table:table-cell office:value-type="float" office:value="181.6667">
            <text:p>181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21T08:00:00">
            <text:p>Thu Apr 21 08:00:00 2022</text:p>
          </table:table-cell>
          <table:table-cell office:value-type="float" office:value="198.3333">
            <text:p>198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4-21T09:00:00">
            <text:p>Thu Apr 21 09:00:00 2022</text:p>
          </table:table-cell>
          <table:table-cell office:value-type="float" office:value="248.3333">
            <text:p>248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21T10:00:00">
            <text:p>Thu Apr 21 10:00:00 2022</text:p>
          </table:table-cell>
          <table:table-cell office:value-type="float" office:value="231.6667">
            <text:p>231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4-21T11:00:00">
            <text:p>Thu Apr 21 11:00:00 2022</text:p>
          </table:table-cell>
          <table:table-cell office:value-type="float" office:value="265.0">
            <text:p>265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22T05:00:00">
            <text:p>Fri Apr 22 05:00:00 2022</text:p>
          </table:table-cell>
          <table:table-cell office:value-type="float" office:value="216.6667">
            <text:p>216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4-22T06:00:00">
            <text:p>Fri Apr 22 06:00:00 2022</text:p>
          </table:table-cell>
          <table:table-cell office:value-type="float" office:value="214.8333">
            <text:p>214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4-22T07:00:00">
            <text:p>Fri Apr 22 07:00:00 2022</text:p>
          </table:table-cell>
          <table:table-cell office:value-type="float" office:value="210.6667">
            <text:p>210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22T08:00:00">
            <text:p>Fri Apr 22 08:00:00 2022</text:p>
          </table:table-cell>
          <table:table-cell office:value-type="float" office:value="189.3333">
            <text:p>189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4-22T09:00:00">
            <text:p>Fri Apr 22 09:00:00 2022</text:p>
          </table:table-cell>
          <table:table-cell office:value-type="float" office:value="182.0">
            <text:p>182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4-22T10:00:00">
            <text:p>Fri Apr 22 10:00:00 2022</text:p>
          </table:table-cell>
          <table:table-cell office:value-type="float" office:value="207.0">
            <text:p>207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4-22T11:00:00">
            <text:p>Fri Apr 22 11:00:00 2022</text:p>
          </table:table-cell>
          <table:table-cell office:value-type="float" office:value="226.8333">
            <text:p>226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23T04:00:00">
            <text:p>Sat Apr 23 04:00:00 2022</text:p>
          </table:table-cell>
          <table:table-cell office:value-type="float" office:value="243.1667">
            <text:p>243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23T05:00:00">
            <text:p>Sat Apr 23 05:00:00 2022</text:p>
          </table:table-cell>
          <table:table-cell office:value-type="float" office:value="243.0">
            <text:p>243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23T06:00:00">
            <text:p>Sat Apr 23 06:00:00 2022</text:p>
          </table:table-cell>
          <table:table-cell office:value-type="float" office:value="247.6667">
            <text:p>247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4-23T07:00:00">
            <text:p>Sat Apr 23 07:00:00 2022</text:p>
          </table:table-cell>
          <table:table-cell office:value-type="float" office:value="240.0">
            <text:p>240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23T08:00:00">
            <text:p>Sat Apr 23 08:00:00 2022</text:p>
          </table:table-cell>
          <table:table-cell office:value-type="float" office:value="245.5">
            <text:p>245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23T09:00:00">
            <text:p>Sat Apr 23 09:00:00 2022</text:p>
          </table:table-cell>
          <table:table-cell office:value-type="float" office:value="246.5">
            <text:p>246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4-23T10:00:00">
            <text:p>Sat Apr 23 10:00:00 2022</text:p>
          </table:table-cell>
          <table:table-cell office:value-type="float" office:value="248.8333">
            <text:p>248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3T11:00:00">
            <text:p>Sat Apr 23 11:00:00 2022</text:p>
          </table:table-cell>
          <table:table-cell office:value-type="float" office:value="256.0">
            <text:p>256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23T12:00:00">
            <text:p>Sat Apr 23 12:00:00 2022</text:p>
          </table:table-cell>
          <table:table-cell office:value-type="float" office:value="254.0">
            <text:p>254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4-23T13:00:00">
            <text:p>Sat Apr 23 13:00:00 2022</text:p>
          </table:table-cell>
          <table:table-cell office:value-type="float" office:value="255.5">
            <text:p>255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24T01:00:00">
            <text:p>Sun Apr 24 01:00:00 2022</text:p>
          </table:table-cell>
          <table:table-cell office:value-type="float" office:value="243.6667">
            <text:p>243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4-24T02:00:00">
            <text:p>Sun Apr 24 02:00:00 2022</text:p>
          </table:table-cell>
          <table:table-cell office:value-type="float" office:value="189.5">
            <text:p>189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4-24T03:00:00">
            <text:p>Sun Apr 24 03:00:00 2022</text:p>
          </table:table-cell>
          <table:table-cell office:value-type="float" office:value="220.3333">
            <text:p>220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4-24T04:00:00">
            <text:p>Sun Apr 24 04:00:00 2022</text:p>
          </table:table-cell>
          <table:table-cell office:value-type="float" office:value="239.3333">
            <text:p>239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4-25T02:00:00">
            <text:p>Mon Apr 25 02:00:00 2022</text:p>
          </table:table-cell>
          <table:table-cell office:value-type="float" office:value="303.0">
            <text:p>303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4-25T03:00:00">
            <text:p>Mon Apr 25 03:00:00 2022</text:p>
          </table:table-cell>
          <table:table-cell office:value-type="float" office:value="175.0">
            <text:p>175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4-26T05:00:00">
            <text:p>Tue Apr 26 05:00:00 2022</text:p>
          </table:table-cell>
          <table:table-cell office:value-type="float" office:value="184.8333">
            <text:p>184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4-26T06:00:00">
            <text:p>Tue Apr 26 06:00:00 2022</text:p>
          </table:table-cell>
          <table:table-cell office:value-type="float" office:value="227.8333">
            <text:p>227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4-26T08:00:00">
            <text:p>Tue Apr 26 08:00:00 2022</text:p>
          </table:table-cell>
          <table:table-cell office:value-type="float" office:value="88.8333">
            <text:p>88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26T09:00:00">
            <text:p>Tue Apr 26 09:00:00 2022</text:p>
          </table:table-cell>
          <table:table-cell office:value-type="float" office:value="88.8333">
            <text:p>88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4-26T10:00:00">
            <text:p>Tue Apr 26 10:00:00 2022</text:p>
          </table:table-cell>
          <table:table-cell office:value-type="float" office:value="159.0">
            <text:p>15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4-27T04:00:00">
            <text:p>Wed Apr 27 04:00:00 2022</text:p>
          </table:table-cell>
          <table:table-cell office:value-type="float" office:value="220.1667">
            <text:p>220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27T05:00:00">
            <text:p>Wed Apr 27 05:00:00 2022</text:p>
          </table:table-cell>
          <table:table-cell office:value-type="float" office:value="233.8333">
            <text:p>233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4-27T06:00:00">
            <text:p>Wed Apr 27 06:00:00 2022</text:p>
          </table:table-cell>
          <table:table-cell office:value-type="float" office:value="180.1667">
            <text:p>180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4-27T07:00:00">
            <text:p>Wed Apr 27 07:00:00 2022</text:p>
          </table:table-cell>
          <table:table-cell office:value-type="float" office:value="158.6667">
            <text:p>158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4-27T08:00:00">
            <text:p>Wed Apr 27 08:00:00 2022</text:p>
          </table:table-cell>
          <table:table-cell office:value-type="float" office:value="178.0">
            <text:p>178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4-27T09:00:00">
            <text:p>Wed Apr 27 09:00:00 2022</text:p>
          </table:table-cell>
          <table:table-cell office:value-type="float" office:value="128.8333">
            <text:p>128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4-28T05:00:00">
            <text:p>Thu Apr 28 05:00:00 2022</text:p>
          </table:table-cell>
          <table:table-cell office:value-type="float" office:value="117.3333">
            <text:p>117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4-28T06:00:00">
            <text:p>Thu Apr 28 06:00:00 2022</text:p>
          </table:table-cell>
          <table:table-cell office:value-type="float" office:value="192.8333">
            <text:p>192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4-28T07:00:00">
            <text:p>Thu Apr 28 07:00:00 2022</text:p>
          </table:table-cell>
          <table:table-cell office:value-type="float" office:value="230.0">
            <text:p>230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4-28T09:00:00">
            <text:p>Thu Apr 28 09:00:00 2022</text:p>
          </table:table-cell>
          <table:table-cell office:value-type="float" office:value="150.6667">
            <text:p>150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28T10:00:00">
            <text:p>Thu Apr 28 10:00:00 2022</text:p>
          </table:table-cell>
          <table:table-cell office:value-type="float" office:value="233.8333">
            <text:p>233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4-30T04:00:00">
            <text:p>Sat Apr 30 04:00:00 2022</text:p>
          </table:table-cell>
          <table:table-cell office:value-type="float" office:value="247.8333">
            <text:p>247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4-30T05:00:00">
            <text:p>Sat Apr 30 05:00:00 2022</text:p>
          </table:table-cell>
          <table:table-cell office:value-type="float" office:value="214.5">
            <text:p>214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30T06:00:00">
            <text:p>Sat Apr 30 06:00:00 2022</text:p>
          </table:table-cell>
          <table:table-cell office:value-type="float" office:value="331.5">
            <text:p>331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01T05:00:00">
            <text:p>Sun May  1 05:00:00 2022</text:p>
          </table:table-cell>
          <table:table-cell office:value-type="float" office:value="185.0">
            <text:p>185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5-01T06:00:00">
            <text:p>Sun May  1 06:00:00 2022</text:p>
          </table:table-cell>
          <table:table-cell office:value-type="float" office:value="210.1667">
            <text:p>210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5-01T07:00:00">
            <text:p>Sun May  1 07:00:00 2022</text:p>
          </table:table-cell>
          <table:table-cell office:value-type="float" office:value="190.1667">
            <text:p>190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5-01T08:00:00">
            <text:p>Sun May  1 08:00:00 2022</text:p>
          </table:table-cell>
          <table:table-cell office:value-type="float" office:value="206.1667">
            <text:p>206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5-01T09:00:00">
            <text:p>Sun May  1 09:00:00 2022</text:p>
          </table:table-cell>
          <table:table-cell office:value-type="float" office:value="196.0">
            <text:p>196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5-01T10:00:00">
            <text:p>Sun May  1 10:00:00 2022</text:p>
          </table:table-cell>
          <table:table-cell office:value-type="float" office:value="261.5">
            <text:p>261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5-02T03:00:00">
            <text:p>Mon May  2 03:00:00 2022</text:p>
          </table:table-cell>
          <table:table-cell office:value-type="float" office:value="321.1667">
            <text:p>321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02T04:00:00">
            <text:p>Mon May  2 04:00:00 2022</text:p>
          </table:table-cell>
          <table:table-cell office:value-type="float" office:value="295.3333">
            <text:p>295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02T05:00:00">
            <text:p>Mon May  2 05:00:00 2022</text:p>
          </table:table-cell>
          <table:table-cell office:value-type="float" office:value="291.0">
            <text:p>291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5-02T06:00:00">
            <text:p>Mon May  2 06:00:00 2022</text:p>
          </table:table-cell>
          <table:table-cell office:value-type="float" office:value="291.3333">
            <text:p>291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02T07:00:00">
            <text:p>Mon May  2 07:00:00 2022</text:p>
          </table:table-cell>
          <table:table-cell office:value-type="float" office:value="291.0">
            <text:p>291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02T08:00:00">
            <text:p>Mon May  2 08:00:00 2022</text:p>
          </table:table-cell>
          <table:table-cell office:value-type="float" office:value="288.3333">
            <text:p>288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2T11:00:00">
            <text:p>Mon May  2 11:00:00 2022</text:p>
          </table:table-cell>
          <table:table-cell office:value-type="float" office:value="291.6667">
            <text:p>291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5-02T21:00:00">
            <text:p>Mon May  2 21:00:00 2022</text:p>
          </table:table-cell>
          <table:table-cell office:value-type="float" office:value="229.0">
            <text:p>229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02T22:00:00">
            <text:p>Mon May  2 22:00:00 2022</text:p>
          </table:table-cell>
          <table:table-cell office:value-type="float" office:value="227.5">
            <text:p>227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5-02T23:00:00">
            <text:p>Mon May  2 23:00:00 2022</text:p>
          </table:table-cell>
          <table:table-cell office:value-type="float" office:value="232.5">
            <text:p>232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5-03T00:00:00">
            <text:p>Tue May  3 00:00:00 2022</text:p>
          </table:table-cell>
          <table:table-cell office:value-type="float" office:value="247.3333">
            <text:p>247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5-03T01:00:00">
            <text:p>Tue May  3 01:00:00 2022</text:p>
          </table:table-cell>
          <table:table-cell office:value-type="float" office:value="233.6667">
            <text:p>233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03T02:00:00">
            <text:p>Tue May  3 02:00:00 2022</text:p>
          </table:table-cell>
          <table:table-cell office:value-type="float" office:value="228.8333">
            <text:p>228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5-03T03:00:00">
            <text:p>Tue May  3 03:00:00 2022</text:p>
          </table:table-cell>
          <table:table-cell office:value-type="float" office:value="303.8333">
            <text:p>303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5-04T02:00:00">
            <text:p>Wed May  4 02:00:00 2022</text:p>
          </table:table-cell>
          <table:table-cell office:value-type="float" office:value="276.3333">
            <text:p>276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5-04T03:00:00">
            <text:p>Wed May  4 03:00:00 2022</text:p>
          </table:table-cell>
          <table:table-cell office:value-type="float" office:value="172.0">
            <text:p>172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04T04:00:00">
            <text:p>Wed May  4 04:00:00 2022</text:p>
          </table:table-cell>
          <table:table-cell office:value-type="float" office:value="185.5">
            <text:p>185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04T05:00:00">
            <text:p>Wed May  4 05:00:00 2022</text:p>
          </table:table-cell>
          <table:table-cell office:value-type="float" office:value="216.0">
            <text:p>216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5-04T06:00:00">
            <text:p>Wed May  4 06:00:00 2022</text:p>
          </table:table-cell>
          <table:table-cell office:value-type="float" office:value="278.1667">
            <text:p>278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5-04T07:00:00">
            <text:p>Wed May  4 07:00:00 2022</text:p>
          </table:table-cell>
          <table:table-cell office:value-type="float" office:value="216.3333">
            <text:p>216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5-04T08:00:00">
            <text:p>Wed May  4 08:00:00 2022</text:p>
          </table:table-cell>
          <table:table-cell office:value-type="float" office:value="208.3333">
            <text:p>208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5-04T09:00:00">
            <text:p>Wed May  4 09:00:00 2022</text:p>
          </table:table-cell>
          <table:table-cell office:value-type="float" office:value="222.8333">
            <text:p>222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5-06T04:00:00">
            <text:p>Fri May  6 04:00:00 2022</text:p>
          </table:table-cell>
          <table:table-cell office:value-type="float" office:value="261.0">
            <text:p>261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5-06T05:00:00">
            <text:p>Fri May  6 05:00:00 2022</text:p>
          </table:table-cell>
          <table:table-cell office:value-type="float" office:value="202.8333">
            <text:p>202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06T06:00:00">
            <text:p>Fri May  6 06:00:00 2022</text:p>
          </table:table-cell>
          <table:table-cell office:value-type="float" office:value="143.5">
            <text:p>143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5-06T07:00:00">
            <text:p>Fri May  6 07:00:00 2022</text:p>
          </table:table-cell>
          <table:table-cell office:value-type="float" office:value="150.1667">
            <text:p>150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5-06T08:00:00">
            <text:p>Fri May  6 08:00:00 2022</text:p>
          </table:table-cell>
          <table:table-cell office:value-type="float" office:value="251.3333">
            <text:p>251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5-06T09:00:00">
            <text:p>Fri May  6 09:00:00 2022</text:p>
          </table:table-cell>
          <table:table-cell office:value-type="float" office:value="162.1667">
            <text:p>162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5-06T10:00:00">
            <text:p>Fri May  6 10:00:00 2022</text:p>
          </table:table-cell>
          <table:table-cell office:value-type="float" office:value="215.8333">
            <text:p>215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5-06T11:00:00">
            <text:p>Fri May  6 11:00:00 2022</text:p>
          </table:table-cell>
          <table:table-cell office:value-type="float" office:value="261.8333">
            <text:p>261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5-07T04:00:00">
            <text:p>Sat May  7 04:00:00 2022</text:p>
          </table:table-cell>
          <table:table-cell office:value-type="float" office:value="196.5">
            <text:p>196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5-07T05:00:00">
            <text:p>Sat May  7 05:00:00 2022</text:p>
          </table:table-cell>
          <table:table-cell office:value-type="float" office:value="235.8333">
            <text:p>235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7T06:00:00">
            <text:p>Sat May  7 06:00:00 2022</text:p>
          </table:table-cell>
          <table:table-cell office:value-type="float" office:value="187.1667">
            <text:p>187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5-08T03:00:00">
            <text:p>Sun May  8 03:00:00 2022</text:p>
          </table:table-cell>
          <table:table-cell office:value-type="float" office:value="226.3333">
            <text:p>226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08T04:00:00">
            <text:p>Sun May  8 04:00:00 2022</text:p>
          </table:table-cell>
          <table:table-cell office:value-type="float" office:value="257.3333">
            <text:p>257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5-08T05:00:00">
            <text:p>Sun May  8 05:00:00 2022</text:p>
          </table:table-cell>
          <table:table-cell office:value-type="float" office:value="282.3333">
            <text:p>282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5-08T06:00:00">
            <text:p>Sun May  8 06:00:00 2022</text:p>
          </table:table-cell>
          <table:table-cell office:value-type="float" office:value="132.0">
            <text:p>132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08T08:00:00">
            <text:p>Sun May  8 08:00:00 2022</text:p>
          </table:table-cell>
          <table:table-cell office:value-type="float" office:value="178.6667">
            <text:p>178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09T04:00:00">
            <text:p>Mon May  9 04:00:00 2022</text:p>
          </table:table-cell>
          <table:table-cell office:value-type="float" office:value="246.3333">
            <text:p>246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5-09T05:00:00">
            <text:p>Mon May  9 05:00:00 2022</text:p>
          </table:table-cell>
          <table:table-cell office:value-type="float" office:value="245.6667">
            <text:p>245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5-10T06:00:00">
            <text:p>Tue May 10 06:00:00 2022</text:p>
          </table:table-cell>
          <table:table-cell office:value-type="float" office:value="288.5">
            <text:p>288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5-14T04:00:00">
            <text:p>Sat May 14 04:00:00 2022</text:p>
          </table:table-cell>
          <table:table-cell office:value-type="float" office:value="295.0">
            <text:p>295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14T05:00:00">
            <text:p>Sat May 14 05:00:00 2022</text:p>
          </table:table-cell>
          <table:table-cell office:value-type="float" office:value="224.0">
            <text:p>224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14T08:00:00">
            <text:p>Sat May 14 08:00:00 2022</text:p>
          </table:table-cell>
          <table:table-cell office:value-type="float" office:value="216.5">
            <text:p>216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5-14T09:00:00">
            <text:p>Sat May 14 09:00:00 2022</text:p>
          </table:table-cell>
          <table:table-cell office:value-type="float" office:value="230.0">
            <text:p>230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5-14T10:00:00">
            <text:p>Sat May 14 10:00:00 2022</text:p>
          </table:table-cell>
          <table:table-cell office:value-type="float" office:value="243.3333">
            <text:p>243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5-15T03:00:00">
            <text:p>Sun May 15 03:00:00 2022</text:p>
          </table:table-cell>
          <table:table-cell office:value-type="float" office:value="223.6667">
            <text:p>223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5-15T04:00:00">
            <text:p>Sun May 15 04:00:00 2022</text:p>
          </table:table-cell>
          <table:table-cell office:value-type="float" office:value="220.6667">
            <text:p>220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5-15T05:00:00">
            <text:p>Sun May 15 05:00:00 2022</text:p>
          </table:table-cell>
          <table:table-cell office:value-type="float" office:value="220.0">
            <text:p>220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5-15T06:00:00">
            <text:p>Sun May 15 06:00:00 2022</text:p>
          </table:table-cell>
          <table:table-cell office:value-type="float" office:value="183.3333">
            <text:p>183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15T07:00:00">
            <text:p>Sun May 15 07:00:00 2022</text:p>
          </table:table-cell>
          <table:table-cell office:value-type="float" office:value="162.1667">
            <text:p>162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5-15T08:00:00">
            <text:p>Sun May 15 08:00:00 2022</text:p>
          </table:table-cell>
          <table:table-cell office:value-type="float" office:value="182.0">
            <text:p>182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16T02:00:00">
            <text:p>Mon May 16 02:00:00 2022</text:p>
          </table:table-cell>
          <table:table-cell office:value-type="float" office:value="213.3333">
            <text:p>213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5-16T03:00:00">
            <text:p>Mon May 16 03:00:00 2022</text:p>
          </table:table-cell>
          <table:table-cell office:value-type="float" office:value="208.5">
            <text:p>208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16T04:00:00">
            <text:p>Mon May 16 04:00:00 2022</text:p>
          </table:table-cell>
          <table:table-cell office:value-type="float" office:value="220.6667">
            <text:p>220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5-16T05:00:00">
            <text:p>Mon May 16 05:00:00 2022</text:p>
          </table:table-cell>
          <table:table-cell office:value-type="float" office:value="220.3333">
            <text:p>220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5-16T06:00:00">
            <text:p>Mon May 16 06:00:00 2022</text:p>
          </table:table-cell>
          <table:table-cell office:value-type="float" office:value="237.0">
            <text:p>237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5-16T07:00:00">
            <text:p>Mon May 16 07:00:00 2022</text:p>
          </table:table-cell>
          <table:table-cell office:value-type="float" office:value="180.5">
            <text:p>180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5-16T08:00:00">
            <text:p>Mon May 16 08:00:00 2022</text:p>
          </table:table-cell>
          <table:table-cell office:value-type="float" office:value="97.8333">
            <text:p>97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5-17T04:00:00">
            <text:p>Tue May 17 04:00:00 2022</text:p>
          </table:table-cell>
          <table:table-cell office:value-type="float" office:value="103.5">
            <text:p>103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5-17T05:00:00">
            <text:p>Tue May 17 05:00:00 2022</text:p>
          </table:table-cell>
          <table:table-cell office:value-type="float" office:value="138.6667">
            <text:p>138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5-17T06:00:00">
            <text:p>Tue May 17 06:00:00 2022</text:p>
          </table:table-cell>
          <table:table-cell office:value-type="float" office:value="125.1667">
            <text:p>125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5-18T04:00:00">
            <text:p>Wed May 18 04:00:00 2022</text:p>
          </table:table-cell>
          <table:table-cell office:value-type="float" office:value="189.5">
            <text:p>189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5-18T05:00:00">
            <text:p>Wed May 18 05:00:00 2022</text:p>
          </table:table-cell>
          <table:table-cell office:value-type="float" office:value="263.5">
            <text:p>263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5-18T06:00:00">
            <text:p>Wed May 18 06:00:00 2022</text:p>
          </table:table-cell>
          <table:table-cell office:value-type="float" office:value="217.8333">
            <text:p>217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5-19T04:00:00">
            <text:p>Thu May 19 04:00:00 2022</text:p>
          </table:table-cell>
          <table:table-cell office:value-type="float" office:value="231.6667">
            <text:p>231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5-19T05:00:00">
            <text:p>Thu May 19 05:00:00 2022</text:p>
          </table:table-cell>
          <table:table-cell office:value-type="float" office:value="241.8333">
            <text:p>241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5-19T06:00:00">
            <text:p>Thu May 19 06:00:00 2022</text:p>
          </table:table-cell>
          <table:table-cell office:value-type="float" office:value="244.3333">
            <text:p>244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21T02:00:00">
            <text:p>Sat May 21 02:00:00 2022</text:p>
          </table:table-cell>
          <table:table-cell office:value-type="float" office:value="237.1667">
            <text:p>237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5-21T05:00:00">
            <text:p>Sat May 21 05:00:00 2022</text:p>
          </table:table-cell>
          <table:table-cell office:value-type="float" office:value="299.0">
            <text:p>299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5-21T06:00:00">
            <text:p>Sat May 21 06:00:00 2022</text:p>
          </table:table-cell>
          <table:table-cell office:value-type="float" office:value="304.8333">
            <text:p>304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21T07:00:00">
            <text:p>Sat May 21 07:00:00 2022</text:p>
          </table:table-cell>
          <table:table-cell office:value-type="float" office:value="192.8333">
            <text:p>192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21T08:00:00">
            <text:p>Sat May 21 08:00:00 2022</text:p>
          </table:table-cell>
          <table:table-cell office:value-type="float" office:value="297.1667">
            <text:p>297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22T05:00:00">
            <text:p>Sun May 22 05:00:00 2022</text:p>
          </table:table-cell>
          <table:table-cell office:value-type="float" office:value="227.1667">
            <text:p>227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22T06:00:00">
            <text:p>Sun May 22 06:00:00 2022</text:p>
          </table:table-cell>
          <table:table-cell office:value-type="float" office:value="229.1667">
            <text:p>229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5-22T07:00:00">
            <text:p>Sun May 22 07:00:00 2022</text:p>
          </table:table-cell>
          <table:table-cell office:value-type="float" office:value="225.0">
            <text:p>225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5-22T08:00:00">
            <text:p>Sun May 22 08:00:00 2022</text:p>
          </table:table-cell>
          <table:table-cell office:value-type="float" office:value="218.8333">
            <text:p>218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09:00:00">
            <text:p>Sun May 22 09:00:00 2022</text:p>
          </table:table-cell>
          <table:table-cell office:value-type="float" office:value="225.6667">
            <text:p>225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22T10:00:00">
            <text:p>Sun May 22 10:00:00 2022</text:p>
          </table:table-cell>
          <table:table-cell office:value-type="float" office:value="216.8333">
            <text:p>216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23T03:00:00">
            <text:p>Mon May 23 03:00:00 2022</text:p>
          </table:table-cell>
          <table:table-cell office:value-type="float" office:value="210.1667">
            <text:p>210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5-23T04:00:00">
            <text:p>Mon May 23 04:00:00 2022</text:p>
          </table:table-cell>
          <table:table-cell office:value-type="float" office:value="192.0">
            <text:p>192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5-23T05:00:00">
            <text:p>Mon May 23 05:00:00 2022</text:p>
          </table:table-cell>
          <table:table-cell office:value-type="float" office:value="181.1667">
            <text:p>181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23T06:00:00">
            <text:p>Mon May 23 06:00:00 2022</text:p>
          </table:table-cell>
          <table:table-cell office:value-type="float" office:value="175.1667">
            <text:p>175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5-23T07:00:00">
            <text:p>Mon May 23 07:00:00 2022</text:p>
          </table:table-cell>
          <table:table-cell office:value-type="float" office:value="198.0">
            <text:p>198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5-23T08:00:00">
            <text:p>Mon May 23 08:00:00 2022</text:p>
          </table:table-cell>
          <table:table-cell office:value-type="float" office:value="186.5">
            <text:p>186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5-23T09:00:00">
            <text:p>Mon May 23 09:00:00 2022</text:p>
          </table:table-cell>
          <table:table-cell office:value-type="float" office:value="212.0">
            <text:p>212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5-23T10:00:00">
            <text:p>Mon May 23 10:00:00 2022</text:p>
          </table:table-cell>
          <table:table-cell office:value-type="float" office:value="225.5">
            <text:p>225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5-24T03:00:00">
            <text:p>Tue May 24 03:00:00 2022</text:p>
          </table:table-cell>
          <table:table-cell office:value-type="float" office:value="189.8333">
            <text:p>189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5-24T04:00:00">
            <text:p>Tue May 24 04:00:00 2022</text:p>
          </table:table-cell>
          <table:table-cell office:value-type="float" office:value="164.0">
            <text:p>164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5-24T06:00:00">
            <text:p>Tue May 24 06:00:00 2022</text:p>
          </table:table-cell>
          <table:table-cell office:value-type="float" office:value="129.3333">
            <text:p>129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24T07:00:00">
            <text:p>Tue May 24 07:00:00 2022</text:p>
          </table:table-cell>
          <table:table-cell office:value-type="float" office:value="285.1667">
            <text:p>285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5-24T08:00:00">
            <text:p>Tue May 24 08:00:00 2022</text:p>
          </table:table-cell>
          <table:table-cell office:value-type="float" office:value="292.1667">
            <text:p>292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5-25T03:00:00">
            <text:p>Wed May 25 03:00:00 2022</text:p>
          </table:table-cell>
          <table:table-cell office:value-type="float" office:value="331.1667">
            <text:p>331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5-25T04:00:00">
            <text:p>Wed May 25 04:00:00 2022</text:p>
          </table:table-cell>
          <table:table-cell office:value-type="float" office:value="335.1667">
            <text:p>335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5-25T05:00:00">
            <text:p>Wed May 25 05:00:00 2022</text:p>
          </table:table-cell>
          <table:table-cell office:value-type="float" office:value="345.6667">
            <text:p>345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25T06:00:00">
            <text:p>Wed May 25 06:00:00 2022</text:p>
          </table:table-cell>
          <table:table-cell office:value-type="float" office:value="347.6667">
            <text:p>347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26T03:00:00">
            <text:p>Thu May 26 03:00:00 2022</text:p>
          </table:table-cell>
          <table:table-cell office:value-type="float" office:value="236.0">
            <text:p>236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5-26T04:00:00">
            <text:p>Thu May 26 04:00:00 2022</text:p>
          </table:table-cell>
          <table:table-cell office:value-type="float" office:value="290.0">
            <text:p>290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5-26T05:00:00">
            <text:p>Thu May 26 05:00:00 2022</text:p>
          </table:table-cell>
          <table:table-cell office:value-type="float" office:value="277.1667">
            <text:p>277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26T06:00:00">
            <text:p>Thu May 26 06:00:00 2022</text:p>
          </table:table-cell>
          <table:table-cell office:value-type="float" office:value="301.0">
            <text:p>301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26T07:00:00">
            <text:p>Thu May 26 07:00:00 2022</text:p>
          </table:table-cell>
          <table:table-cell office:value-type="float" office:value="170.6667">
            <text:p>170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5-29T04:00:00">
            <text:p>Sun May 29 04:00:00 2022</text:p>
          </table:table-cell>
          <table:table-cell office:value-type="float" office:value="228.0">
            <text:p>228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29T05:00:00">
            <text:p>Sun May 29 05:00:00 2022</text:p>
          </table:table-cell>
          <table:table-cell office:value-type="float" office:value="230.5">
            <text:p>230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5-29T06:00:00">
            <text:p>Sun May 29 06:00:00 2022</text:p>
          </table:table-cell>
          <table:table-cell office:value-type="float" office:value="228.0">
            <text:p>228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29T07:00:00">
            <text:p>Sun May 29 07:00:00 2022</text:p>
          </table:table-cell>
          <table:table-cell office:value-type="float" office:value="223.0">
            <text:p>223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5-29T08:00:00">
            <text:p>Sun May 29 08:00:00 2022</text:p>
          </table:table-cell>
          <table:table-cell office:value-type="float" office:value="226.6667">
            <text:p>226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5-29T09:00:00">
            <text:p>Sun May 29 09:00:00 2022</text:p>
          </table:table-cell>
          <table:table-cell office:value-type="float" office:value="238.3333">
            <text:p>238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30T00:00:00">
            <text:p>Mon May 30 00:00:00 2022</text:p>
          </table:table-cell>
          <table:table-cell office:value-type="float" office:value="228.5">
            <text:p>228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30T01:00:00">
            <text:p>Mon May 30 01:00:00 2022</text:p>
          </table:table-cell>
          <table:table-cell office:value-type="float" office:value="219.3333">
            <text:p>219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30T02:00:00">
            <text:p>Mon May 30 02:00:00 2022</text:p>
          </table:table-cell>
          <table:table-cell office:value-type="float" office:value="227.5">
            <text:p>227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5-30T03:00:00">
            <text:p>Mon May 30 03:00:00 2022</text:p>
          </table:table-cell>
          <table:table-cell office:value-type="float" office:value="235.5">
            <text:p>235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5-30T04:00:00">
            <text:p>Mon May 30 04:00:00 2022</text:p>
          </table:table-cell>
          <table:table-cell office:value-type="float" office:value="247.0">
            <text:p>247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5-30T05:00:00">
            <text:p>Mon May 30 05:00:00 2022</text:p>
          </table:table-cell>
          <table:table-cell office:value-type="float" office:value="248.8333">
            <text:p>248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30T06:00:00">
            <text:p>Mon May 30 06:00:00 2022</text:p>
          </table:table-cell>
          <table:table-cell office:value-type="float" office:value="220.6667">
            <text:p>220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5-30T07:00:00">
            <text:p>Mon May 30 07:00:00 2022</text:p>
          </table:table-cell>
          <table:table-cell office:value-type="float" office:value="263.0">
            <text:p>263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5-30T08:00:00">
            <text:p>Mon May 30 08:00:00 2022</text:p>
          </table:table-cell>
          <table:table-cell office:value-type="float" office:value="215.0">
            <text:p>215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5-30T09:00:00">
            <text:p>Mon May 30 09:00:00 2022</text:p>
          </table:table-cell>
          <table:table-cell office:value-type="float" office:value="253.0">
            <text:p>253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31T01:00:00">
            <text:p>Tue May 31 01:00:00 2022</text:p>
          </table:table-cell>
          <table:table-cell office:value-type="float" office:value="255.0">
            <text:p>255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5-31T02:00:00">
            <text:p>Tue May 31 02:00:00 2022</text:p>
          </table:table-cell>
          <table:table-cell office:value-type="float" office:value="269.1667">
            <text:p>26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5-31T03:00:00">
            <text:p>Tue May 31 03:00:00 2022</text:p>
          </table:table-cell>
          <table:table-cell office:value-type="float" office:value="192.8333">
            <text:p>192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5-31T04:00:00">
            <text:p>Tue May 31 04:00:00 2022</text:p>
          </table:table-cell>
          <table:table-cell office:value-type="float" office:value="218.5">
            <text:p>218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5-31T05:00:00">
            <text:p>Tue May 31 05:00:00 2022</text:p>
          </table:table-cell>
          <table:table-cell office:value-type="float" office:value="227.6667">
            <text:p>227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5-31T06:00:00">
            <text:p>Tue May 31 06:00:00 2022</text:p>
          </table:table-cell>
          <table:table-cell office:value-type="float" office:value="206.5">
            <text:p>206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5-31T07:00:00">
            <text:p>Tue May 31 07:00:00 2022</text:p>
          </table:table-cell>
          <table:table-cell office:value-type="float" office:value="180.0">
            <text:p>180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5-31T08:00:00">
            <text:p>Tue May 31 08:00:00 2022</text:p>
          </table:table-cell>
          <table:table-cell office:value-type="float" office:value="184.8333">
            <text:p>184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6-01T03:00:00">
            <text:p>Wed Jun  1 03:00:00 2022</text:p>
          </table:table-cell>
          <table:table-cell office:value-type="float" office:value="216.5">
            <text:p>216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1T04:00:00">
            <text:p>Wed Jun  1 04:00:00 2022</text:p>
          </table:table-cell>
          <table:table-cell office:value-type="float" office:value="235.8333">
            <text:p>235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6-01T05:00:00">
            <text:p>Wed Jun  1 05:00:00 2022</text:p>
          </table:table-cell>
          <table:table-cell office:value-type="float" office:value="235.6667">
            <text:p>235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6-01T06:00:00">
            <text:p>Wed Jun  1 06:00:00 2022</text:p>
          </table:table-cell>
          <table:table-cell office:value-type="float" office:value="206.8333">
            <text:p>206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6-01T07:00:00">
            <text:p>Wed Jun  1 07:00:00 2022</text:p>
          </table:table-cell>
          <table:table-cell office:value-type="float" office:value="200.0">
            <text:p>200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01T08:00:00">
            <text:p>Wed Jun  1 08:00:00 2022</text:p>
          </table:table-cell>
          <table:table-cell office:value-type="float" office:value="200.1667">
            <text:p>200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6-01T09:00:00">
            <text:p>Wed Jun  1 09:00:00 2022</text:p>
          </table:table-cell>
          <table:table-cell office:value-type="float" office:value="173.1667">
            <text:p>173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6-02T02:00:00">
            <text:p>Thu Jun  2 02:00:00 2022</text:p>
          </table:table-cell>
          <table:table-cell office:value-type="float" office:value="231.8333">
            <text:p>231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2T03:00:00">
            <text:p>Thu Jun  2 03:00:00 2022</text:p>
          </table:table-cell>
          <table:table-cell office:value-type="float" office:value="233.6667">
            <text:p>233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6-02T04:00:00">
            <text:p>Thu Jun  2 04:00:00 2022</text:p>
          </table:table-cell>
          <table:table-cell office:value-type="float" office:value="246.8333">
            <text:p>246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6-02T05:00:00">
            <text:p>Thu Jun  2 05:00:00 2022</text:p>
          </table:table-cell>
          <table:table-cell office:value-type="float" office:value="239.6667">
            <text:p>239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6-02T06:00:00">
            <text:p>Thu Jun  2 06:00:00 2022</text:p>
          </table:table-cell>
          <table:table-cell office:value-type="float" office:value="227.1667">
            <text:p>227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6-02T07:00:00">
            <text:p>Thu Jun  2 07:00:00 2022</text:p>
          </table:table-cell>
          <table:table-cell office:value-type="float" office:value="225.8333">
            <text:p>225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02T08:00:00">
            <text:p>Thu Jun  2 08:00:00 2022</text:p>
          </table:table-cell>
          <table:table-cell office:value-type="float" office:value="218.3333">
            <text:p>218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6-03T02:00:00">
            <text:p>Fri Jun  3 02:00:00 2022</text:p>
          </table:table-cell>
          <table:table-cell office:value-type="float" office:value="224.0">
            <text:p>224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6-03T03:00:00">
            <text:p>Fri Jun  3 03:00:00 2022</text:p>
          </table:table-cell>
          <table:table-cell office:value-type="float" office:value="245.6667">
            <text:p>245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6-03T04:00:00">
            <text:p>Fri Jun  3 04:00:00 2022</text:p>
          </table:table-cell>
          <table:table-cell office:value-type="float" office:value="227.5">
            <text:p>227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6-03T05:00:00">
            <text:p>Fri Jun  3 05:00:00 2022</text:p>
          </table:table-cell>
          <table:table-cell office:value-type="float" office:value="182.3333">
            <text:p>182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6-03T06:00:00">
            <text:p>Fri Jun  3 06:00:00 2022</text:p>
          </table:table-cell>
          <table:table-cell office:value-type="float" office:value="181.1667">
            <text:p>181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6-03T07:00:00">
            <text:p>Fri Jun  3 07:00:00 2022</text:p>
          </table:table-cell>
          <table:table-cell office:value-type="float" office:value="209.0">
            <text:p>209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06-03T09:00:00">
            <text:p>Fri Jun  3 09:00:00 2022</text:p>
          </table:table-cell>
          <table:table-cell office:value-type="float" office:value="202.3333">
            <text:p>202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6-04T03:00:00">
            <text:p>Sat Jun  4 03:00:00 2022</text:p>
          </table:table-cell>
          <table:table-cell office:value-type="float" office:value="219.1667">
            <text:p>219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6-04T04:00:00">
            <text:p>Sat Jun  4 04:00:00 2022</text:p>
          </table:table-cell>
          <table:table-cell office:value-type="float" office:value="222.6667">
            <text:p>222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6-04T05:00:00">
            <text:p>Sat Jun  4 05:00:00 2022</text:p>
          </table:table-cell>
          <table:table-cell office:value-type="float" office:value="229.3333">
            <text:p>229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6-04T06:00:00">
            <text:p>Sat Jun  4 06:00:00 2022</text:p>
          </table:table-cell>
          <table:table-cell office:value-type="float" office:value="193.6667">
            <text:p>193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6-04T07:00:00">
            <text:p>Sat Jun  4 07:00:00 2022</text:p>
          </table:table-cell>
          <table:table-cell office:value-type="float" office:value="183.0">
            <text:p>183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6-04T08:00:00">
            <text:p>Sat Jun  4 08:00:00 2022</text:p>
          </table:table-cell>
          <table:table-cell office:value-type="float" office:value="150.0">
            <text:p>150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6-04T09:00:00">
            <text:p>Sat Jun  4 09:00:00 2022</text:p>
          </table:table-cell>
          <table:table-cell office:value-type="float" office:value="183.3333">
            <text:p>183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6-04T10:00:00">
            <text:p>Sat Jun  4 10:00:00 2022</text:p>
          </table:table-cell>
          <table:table-cell office:value-type="float" office:value="212.1667">
            <text:p>212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6-05T03:00:00">
            <text:p>Sun Jun  5 03:00:00 2022</text:p>
          </table:table-cell>
          <table:table-cell office:value-type="float" office:value="188.1667">
            <text:p>188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05T04:00:00">
            <text:p>Sun Jun  5 04:00:00 2022</text:p>
          </table:table-cell>
          <table:table-cell office:value-type="float" office:value="200.5">
            <text:p>200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6-05T05:00:00">
            <text:p>Sun Jun  5 05:00:00 2022</text:p>
          </table:table-cell>
          <table:table-cell office:value-type="float" office:value="250.8333">
            <text:p>250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6-05T06:00:00">
            <text:p>Sun Jun  5 06:00:00 2022</text:p>
          </table:table-cell>
          <table:table-cell office:value-type="float" office:value="140.3333">
            <text:p>140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6-05T07:00:00">
            <text:p>Sun Jun  5 07:00:00 2022</text:p>
          </table:table-cell>
          <table:table-cell office:value-type="float" office:value="172.0">
            <text:p>172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6-06T03:00:00">
            <text:p>Mon Jun  6 03:00:00 2022</text:p>
          </table:table-cell>
          <table:table-cell office:value-type="float" office:value="174.8333">
            <text:p>174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6-06T04:00:00">
            <text:p>Mon Jun  6 04:00:00 2022</text:p>
          </table:table-cell>
          <table:table-cell office:value-type="float" office:value="180.3333">
            <text:p>180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6-06T05:00:00">
            <text:p>Mon Jun  6 05:00:00 2022</text:p>
          </table:table-cell>
          <table:table-cell office:value-type="float" office:value="202.1667">
            <text:p>202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06T08:00:00">
            <text:p>Mon Jun  6 08:00:00 2022</text:p>
          </table:table-cell>
          <table:table-cell office:value-type="float" office:value="154.5">
            <text:p>154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6-06T09:00:00">
            <text:p>Mon Jun  6 09:00:00 2022</text:p>
          </table:table-cell>
          <table:table-cell office:value-type="float" office:value="178.3333">
            <text:p>178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6-07T04:00:00">
            <text:p>Tue Jun  7 04:00:00 2022</text:p>
          </table:table-cell>
          <table:table-cell office:value-type="float" office:value="345.6667">
            <text:p>345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6-08T03:00:00">
            <text:p>Wed Jun  8 03:00:00 2022</text:p>
          </table:table-cell>
          <table:table-cell office:value-type="float" office:value="202.0">
            <text:p>202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6-08T04:00:00">
            <text:p>Wed Jun  8 04:00:00 2022</text:p>
          </table:table-cell>
          <table:table-cell office:value-type="float" office:value="280.0">
            <text:p>280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6-08T06:00:00">
            <text:p>Wed Jun  8 06:00:00 2022</text:p>
          </table:table-cell>
          <table:table-cell office:value-type="float" office:value="269.0">
            <text:p>269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6-09T03:00:00">
            <text:p>Thu Jun  9 03:00:00 2022</text:p>
          </table:table-cell>
          <table:table-cell office:value-type="float" office:value="176.8333">
            <text:p>176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6-10T05:00:00">
            <text:p>Fri Jun 10 05:00:00 2022</text:p>
          </table:table-cell>
          <table:table-cell office:value-type="float" office:value="308.8333">
            <text:p>308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6-10T06:00:00">
            <text:p>Fri Jun 10 06:00:00 2022</text:p>
          </table:table-cell>
          <table:table-cell office:value-type="float" office:value="297.3333">
            <text:p>297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6-10T07:00:00">
            <text:p>Fri Jun 10 07:00:00 2022</text:p>
          </table:table-cell>
          <table:table-cell office:value-type="float" office:value="130.3333">
            <text:p>130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6-11T03:00:00">
            <text:p>Sat Jun 11 03:00:00 2022</text:p>
          </table:table-cell>
          <table:table-cell office:value-type="float" office:value="216.8333">
            <text:p>216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6-11T04:00:00">
            <text:p>Sat Jun 11 04:00:00 2022</text:p>
          </table:table-cell>
          <table:table-cell office:value-type="float" office:value="229.3333">
            <text:p>229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6-11T05:00:00">
            <text:p>Sat Jun 11 05:00:00 2022</text:p>
          </table:table-cell>
          <table:table-cell office:value-type="float" office:value="182.6667">
            <text:p>182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6-12T02:00:00">
            <text:p>Sun Jun 12 02:00:00 2022</text:p>
          </table:table-cell>
          <table:table-cell office:value-type="float" office:value="306.1667">
            <text:p>306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6-13T01:00:00">
            <text:p>Mon Jun 13 01:00:00 2022</text:p>
          </table:table-cell>
          <table:table-cell office:value-type="float" office:value="295.3333">
            <text:p>295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6-13T02:00:00">
            <text:p>Mon Jun 13 02:00:00 2022</text:p>
          </table:table-cell>
          <table:table-cell office:value-type="float" office:value="322.5">
            <text:p>322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6-13T03:00:00">
            <text:p>Mon Jun 13 03:00:00 2022</text:p>
          </table:table-cell>
          <table:table-cell office:value-type="float" office:value="269.1667">
            <text:p>269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6-13T04:00:00">
            <text:p>Mon Jun 13 04:00:00 2022</text:p>
          </table:table-cell>
          <table:table-cell office:value-type="float" office:value="250.5">
            <text:p>250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6-13T05:00:00">
            <text:p>Mon Jun 13 05:00:00 2022</text:p>
          </table:table-cell>
          <table:table-cell office:value-type="float" office:value="318.6667">
            <text:p>318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6-14T05:00:00">
            <text:p>Tue Jun 14 05:00:00 2022</text:p>
          </table:table-cell>
          <table:table-cell office:value-type="float" office:value="242.3333">
            <text:p>242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6-14T06:00:00">
            <text:p>Tue Jun 14 06:00:00 2022</text:p>
          </table:table-cell>
          <table:table-cell office:value-type="float" office:value="246.0">
            <text:p>246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6-14T07:00:00">
            <text:p>Tue Jun 14 07:00:00 2022</text:p>
          </table:table-cell>
          <table:table-cell office:value-type="float" office:value="245.0">
            <text:p>245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6-14T08:00:00">
            <text:p>Tue Jun 14 08:00:00 2022</text:p>
          </table:table-cell>
          <table:table-cell office:value-type="float" office:value="302.8333">
            <text:p>302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6-14T09:00:00">
            <text:p>Tue Jun 14 09:00:00 2022</text:p>
          </table:table-cell>
          <table:table-cell office:value-type="float" office:value="313.3333">
            <text:p>313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6-14T10:00:00">
            <text:p>Tue Jun 14 10:00:00 2022</text:p>
          </table:table-cell>
          <table:table-cell office:value-type="float" office:value="244.5">
            <text:p>244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6-15T02:00:00">
            <text:p>Wed Jun 15 02:00:00 2022</text:p>
          </table:table-cell>
          <table:table-cell office:value-type="float" office:value="188.5">
            <text:p>188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6-15T03:00:00">
            <text:p>Wed Jun 15 03:00:00 2022</text:p>
          </table:table-cell>
          <table:table-cell office:value-type="float" office:value="239.0">
            <text:p>239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6-15T04:00:00">
            <text:p>Wed Jun 15 04:00:00 2022</text:p>
          </table:table-cell>
          <table:table-cell office:value-type="float" office:value="230.0">
            <text:p>230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6-15T05:00:00">
            <text:p>Wed Jun 15 05:00:00 2022</text:p>
          </table:table-cell>
          <table:table-cell office:value-type="float" office:value="248.0">
            <text:p>248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6-15T06:00:00">
            <text:p>Wed Jun 15 06:00:00 2022</text:p>
          </table:table-cell>
          <table:table-cell office:value-type="float" office:value="211.5">
            <text:p>211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15T07:00:00">
            <text:p>Wed Jun 15 07:00:00 2022</text:p>
          </table:table-cell>
          <table:table-cell office:value-type="float" office:value="182.0">
            <text:p>182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6-15T08:00:00">
            <text:p>Wed Jun 15 08:00:00 2022</text:p>
          </table:table-cell>
          <table:table-cell office:value-type="float" office:value="224.8333">
            <text:p>224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6-16T04:00:00">
            <text:p>Thu Jun 16 04:00:00 2022</text:p>
          </table:table-cell>
          <table:table-cell office:value-type="float" office:value="209.1667">
            <text:p>209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6-16T05:00:00">
            <text:p>Thu Jun 16 05:00:00 2022</text:p>
          </table:table-cell>
          <table:table-cell office:value-type="float" office:value="218.8333">
            <text:p>218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6-16T06:00:00">
            <text:p>Thu Jun 16 06:00:00 2022</text:p>
          </table:table-cell>
          <table:table-cell office:value-type="float" office:value="229.3333">
            <text:p>229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6-16T07:00:00">
            <text:p>Thu Jun 16 07:00:00 2022</text:p>
          </table:table-cell>
          <table:table-cell office:value-type="float" office:value="209.3333">
            <text:p>209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6-16T08:00:00">
            <text:p>Thu Jun 16 08:00:00 2022</text:p>
          </table:table-cell>
          <table:table-cell office:value-type="float" office:value="192.8333">
            <text:p>192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6-16T09:00:00">
            <text:p>Thu Jun 16 09:00:00 2022</text:p>
          </table:table-cell>
          <table:table-cell office:value-type="float" office:value="205.0">
            <text:p>205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6-17T04:00:00">
            <text:p>Fri Jun 17 04:00:00 2022</text:p>
          </table:table-cell>
          <table:table-cell office:value-type="float" office:value="186.8333">
            <text:p>186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17T05:00:00">
            <text:p>Fri Jun 17 05:00:00 2022</text:p>
          </table:table-cell>
          <table:table-cell office:value-type="float" office:value="181.5">
            <text:p>181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17T06:00:00">
            <text:p>Fri Jun 17 06:00:00 2022</text:p>
          </table:table-cell>
          <table:table-cell office:value-type="float" office:value="230.5">
            <text:p>230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17T07:00:00">
            <text:p>Fri Jun 17 07:00:00 2022</text:p>
          </table:table-cell>
          <table:table-cell office:value-type="float" office:value="189.1667">
            <text:p>189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6-17T08:00:00">
            <text:p>Fri Jun 17 08:00:00 2022</text:p>
          </table:table-cell>
          <table:table-cell office:value-type="float" office:value="174.3333">
            <text:p>174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6-17T09:00:00">
            <text:p>Fri Jun 17 09:00:00 2022</text:p>
          </table:table-cell>
          <table:table-cell office:value-type="float" office:value="143.3333">
            <text:p>143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6-17T10:00:00">
            <text:p>Fri Jun 17 10:00:00 2022</text:p>
          </table:table-cell>
          <table:table-cell office:value-type="float" office:value="154.0">
            <text:p>154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18T04:00:00">
            <text:p>Sat Jun 18 04:00:00 2022</text:p>
          </table:table-cell>
          <table:table-cell office:value-type="float" office:value="201.1667">
            <text:p>201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6-18T05:00:00">
            <text:p>Sat Jun 18 05:00:00 2022</text:p>
          </table:table-cell>
          <table:table-cell office:value-type="float" office:value="198.1667">
            <text:p>198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6-18T06:00:00">
            <text:p>Sat Jun 18 06:00:00 2022</text:p>
          </table:table-cell>
          <table:table-cell office:value-type="float" office:value="207.1667">
            <text:p>207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6-18T07:00:00">
            <text:p>Sat Jun 18 07:00:00 2022</text:p>
          </table:table-cell>
          <table:table-cell office:value-type="float" office:value="204.3333">
            <text:p>204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6-18T08:00:00">
            <text:p>Sat Jun 18 08:00:00 2022</text:p>
          </table:table-cell>
          <table:table-cell office:value-type="float" office:value="218.8333">
            <text:p>218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6-18T09:00:00">
            <text:p>Sat Jun 18 09:00:00 2022</text:p>
          </table:table-cell>
          <table:table-cell office:value-type="float" office:value="209.0">
            <text:p>209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6-18T10:00:00">
            <text:p>Sat Jun 18 10:00:00 2022</text:p>
          </table:table-cell>
          <table:table-cell office:value-type="float" office:value="203.3333">
            <text:p>203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6-19T03:00:00">
            <text:p>Sun Jun 19 03:00:00 2022</text:p>
          </table:table-cell>
          <table:table-cell office:value-type="float" office:value="206.6667">
            <text:p>20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6-19T04:00:00">
            <text:p>Sun Jun 19 04:00:00 2022</text:p>
          </table:table-cell>
          <table:table-cell office:value-type="float" office:value="208.0">
            <text:p>208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6-19T05:00:00">
            <text:p>Sun Jun 19 05:00:00 2022</text:p>
          </table:table-cell>
          <table:table-cell office:value-type="float" office:value="204.6667">
            <text:p>204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6-19T06:00:00">
            <text:p>Sun Jun 19 06:00:00 2022</text:p>
          </table:table-cell>
          <table:table-cell office:value-type="float" office:value="219.0">
            <text:p>219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6-19T07:00:00">
            <text:p>Sun Jun 19 07:00:00 2022</text:p>
          </table:table-cell>
          <table:table-cell office:value-type="float" office:value="242.1667">
            <text:p>242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6-19T08:00:00">
            <text:p>Sun Jun 19 08:00:00 2022</text:p>
          </table:table-cell>
          <table:table-cell office:value-type="float" office:value="227.1667">
            <text:p>227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6-20T05:00:00">
            <text:p>Mon Jun 20 05:00:00 2022</text:p>
          </table:table-cell>
          <table:table-cell office:value-type="float" office:value="220.1667">
            <text:p>220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6-20T06:00:00">
            <text:p>Mon Jun 20 06:00:00 2022</text:p>
          </table:table-cell>
          <table:table-cell office:value-type="float" office:value="233.1667">
            <text:p>233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6-20T07:00:00">
            <text:p>Mon Jun 20 07:00:00 2022</text:p>
          </table:table-cell>
          <table:table-cell office:value-type="float" office:value="232.3333">
            <text:p>232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6-20T08:00:00">
            <text:p>Mon Jun 20 08:00:00 2022</text:p>
          </table:table-cell>
          <table:table-cell office:value-type="float" office:value="230.6667">
            <text:p>230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6-20T09:00:00">
            <text:p>Mon Jun 20 09:00:00 2022</text:p>
          </table:table-cell>
          <table:table-cell office:value-type="float" office:value="248.5">
            <text:p>248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6-20T11:00:00">
            <text:p>Mon Jun 20 11:00:00 2022</text:p>
          </table:table-cell>
          <table:table-cell office:value-type="float" office:value="168.6667">
            <text:p>168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6-21T04:00:00">
            <text:p>Tue Jun 21 04:00:00 2022</text:p>
          </table:table-cell>
          <table:table-cell office:value-type="float" office:value="173.0">
            <text:p>173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6-21T05:00:00">
            <text:p>Tue Jun 21 05:00:00 2022</text:p>
          </table:table-cell>
          <table:table-cell office:value-type="float" office:value="198.3333">
            <text:p>198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6-22T02:00:00">
            <text:p>Wed Jun 22 02:00:00 2022</text:p>
          </table:table-cell>
          <table:table-cell office:value-type="float" office:value="261.8333">
            <text:p>261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6-22T03:00:00">
            <text:p>Wed Jun 22 03:00:00 2022</text:p>
          </table:table-cell>
          <table:table-cell office:value-type="float" office:value="272.6667">
            <text:p>272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6-22T04:00:00">
            <text:p>Wed Jun 22 04:00:00 2022</text:p>
          </table:table-cell>
          <table:table-cell office:value-type="float" office:value="252.6667">
            <text:p>252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6-22T05:00:00">
            <text:p>Wed Jun 22 05:00:00 2022</text:p>
          </table:table-cell>
          <table:table-cell office:value-type="float" office:value="256.0">
            <text:p>256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22T06:00:00">
            <text:p>Wed Jun 22 06:00:00 2022</text:p>
          </table:table-cell>
          <table:table-cell office:value-type="float" office:value="252.3333">
            <text:p>252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6-22T07:00:00">
            <text:p>Wed Jun 22 07:00:00 2022</text:p>
          </table:table-cell>
          <table:table-cell office:value-type="float" office:value="263.5">
            <text:p>263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6-22T08:00:00">
            <text:p>Wed Jun 22 08:00:00 2022</text:p>
          </table:table-cell>
          <table:table-cell office:value-type="float" office:value="274.8333">
            <text:p>274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6-22T09:00:00">
            <text:p>Wed Jun 22 09:00:00 2022</text:p>
          </table:table-cell>
          <table:table-cell office:value-type="float" office:value="271.6667">
            <text:p>271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6-23T01:00:00">
            <text:p>Thu Jun 23 01:00:00 2022</text:p>
          </table:table-cell>
          <table:table-cell office:value-type="float" office:value="232.1667">
            <text:p>232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6-23T02:00:00">
            <text:p>Thu Jun 23 02:00:00 2022</text:p>
          </table:table-cell>
          <table:table-cell office:value-type="float" office:value="234.0">
            <text:p>234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6-23T03:00:00">
            <text:p>Thu Jun 23 03:00:00 2022</text:p>
          </table:table-cell>
          <table:table-cell office:value-type="float" office:value="194.6667">
            <text:p>194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6-23T04:00:00">
            <text:p>Thu Jun 23 04:00:00 2022</text:p>
          </table:table-cell>
          <table:table-cell office:value-type="float" office:value="213.3333">
            <text:p>213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6-23T05:00:00">
            <text:p>Thu Jun 23 05:00:00 2022</text:p>
          </table:table-cell>
          <table:table-cell office:value-type="float" office:value="216.5">
            <text:p>216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6-23T06:00:00">
            <text:p>Thu Jun 23 06:00:00 2022</text:p>
          </table:table-cell>
          <table:table-cell office:value-type="float" office:value="221.1667">
            <text:p>221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6-23T07:00:00">
            <text:p>Thu Jun 23 07:00:00 2022</text:p>
          </table:table-cell>
          <table:table-cell office:value-type="float" office:value="189.0">
            <text:p>189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6-23T08:00:00">
            <text:p>Thu Jun 23 08:00:00 2022</text:p>
          </table:table-cell>
          <table:table-cell office:value-type="float" office:value="208.0">
            <text:p>208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06-23T09:00:00">
            <text:p>Thu Jun 23 09:00:00 2022</text:p>
          </table:table-cell>
          <table:table-cell office:value-type="float" office:value="226.5">
            <text:p>226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6-24T03:00:00">
            <text:p>Fri Jun 24 03:00:00 2022</text:p>
          </table:table-cell>
          <table:table-cell office:value-type="float" office:value="213.3333">
            <text:p>213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6-24T04:00:00">
            <text:p>Fri Jun 24 04:00:00 2022</text:p>
          </table:table-cell>
          <table:table-cell office:value-type="float" office:value="209.0">
            <text:p>209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6-24T05:00:00">
            <text:p>Fri Jun 24 05:00:00 2022</text:p>
          </table:table-cell>
          <table:table-cell office:value-type="float" office:value="216.0">
            <text:p>216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6-24T06:00:00">
            <text:p>Fri Jun 24 06:00:00 2022</text:p>
          </table:table-cell>
          <table:table-cell office:value-type="float" office:value="237.5">
            <text:p>237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6-24T07:00:00">
            <text:p>Fri Jun 24 07:00:00 2022</text:p>
          </table:table-cell>
          <table:table-cell office:value-type="float" office:value="124.5">
            <text:p>124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6-24T08:00:00">
            <text:p>Fri Jun 24 08:00:00 2022</text:p>
          </table:table-cell>
          <table:table-cell office:value-type="float" office:value="178.6667">
            <text:p>178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06-24T09:00:00">
            <text:p>Fri Jun 24 09:00:00 2022</text:p>
          </table:table-cell>
          <table:table-cell office:value-type="float" office:value="222.3333">
            <text:p>222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6-25T03:00:00">
            <text:p>Sat Jun 25 03:00:00 2022</text:p>
          </table:table-cell>
          <table:table-cell office:value-type="float" office:value="219.6667">
            <text:p>219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6-25T04:00:00">
            <text:p>Sat Jun 25 04:00:00 2022</text:p>
          </table:table-cell>
          <table:table-cell office:value-type="float" office:value="208.0">
            <text:p>208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6-25T05:00:00">
            <text:p>Sat Jun 25 05:00:00 2022</text:p>
          </table:table-cell>
          <table:table-cell office:value-type="float" office:value="160.6667">
            <text:p>160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6-25T06:00:00">
            <text:p>Sat Jun 25 06:00:00 2022</text:p>
          </table:table-cell>
          <table:table-cell office:value-type="float" office:value="112.3333">
            <text:p>112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6-25T07:00:00">
            <text:p>Sat Jun 25 07:00:00 2022</text:p>
          </table:table-cell>
          <table:table-cell office:value-type="float" office:value="204.1667">
            <text:p>204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6-25T08:00:00">
            <text:p>Sat Jun 25 08:00:00 2022</text:p>
          </table:table-cell>
          <table:table-cell office:value-type="float" office:value="92.0">
            <text:p>92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6-26T01:00:00">
            <text:p>Sun Jun 26 01:00:00 2022</text:p>
          </table:table-cell>
          <table:table-cell office:value-type="float" office:value="201.5">
            <text:p>201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26T02:00:00">
            <text:p>Sun Jun 26 02:00:00 2022</text:p>
          </table:table-cell>
          <table:table-cell office:value-type="float" office:value="204.5">
            <text:p>204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6-26T03:00:00">
            <text:p>Sun Jun 26 03:00:00 2022</text:p>
          </table:table-cell>
          <table:table-cell office:value-type="float" office:value="240.1667">
            <text:p>240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6-26T04:00:00">
            <text:p>Sun Jun 26 04:00:00 2022</text:p>
          </table:table-cell>
          <table:table-cell office:value-type="float" office:value="135.5">
            <text:p>135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6-26T05:00:00">
            <text:p>Sun Jun 26 05:00:00 2022</text:p>
          </table:table-cell>
          <table:table-cell office:value-type="float" office:value="208.1667">
            <text:p>208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27T01:00:00">
            <text:p>Mon Jun 27 01:00:00 2022</text:p>
          </table:table-cell>
          <table:table-cell office:value-type="float" office:value="212.5">
            <text:p>212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6-27T02:00:00">
            <text:p>Mon Jun 27 02:00:00 2022</text:p>
          </table:table-cell>
          <table:table-cell office:value-type="float" office:value="319.0">
            <text:p>319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6-27T03:00:00">
            <text:p>Mon Jun 27 03:00:00 2022</text:p>
          </table:table-cell>
          <table:table-cell office:value-type="float" office:value="320.0">
            <text:p>320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6-27T04:00:00">
            <text:p>Mon Jun 27 04:00:00 2022</text:p>
          </table:table-cell>
          <table:table-cell office:value-type="float" office:value="333.1667">
            <text:p>333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6-27T05:00:00">
            <text:p>Mon Jun 27 05:00:00 2022</text:p>
          </table:table-cell>
          <table:table-cell office:value-type="float" office:value="324.6667">
            <text:p>324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6-27T06:00:00">
            <text:p>Mon Jun 27 06:00:00 2022</text:p>
          </table:table-cell>
          <table:table-cell office:value-type="float" office:value="320.8333">
            <text:p>320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6-27T07:00:00">
            <text:p>Mon Jun 27 07:00:00 2022</text:p>
          </table:table-cell>
          <table:table-cell office:value-type="float" office:value="301.6667">
            <text:p>301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6-27T08:00:00">
            <text:p>Mon Jun 27 08:00:00 2022</text:p>
          </table:table-cell>
          <table:table-cell office:value-type="float" office:value="291.0">
            <text:p>291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6-27T09:00:00">
            <text:p>Mon Jun 27 09:00:00 2022</text:p>
          </table:table-cell>
          <table:table-cell office:value-type="float" office:value="304.1667">
            <text:p>304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6-27T10:00:00">
            <text:p>Mon Jun 27 10:00:00 2022</text:p>
          </table:table-cell>
          <table:table-cell office:value-type="float" office:value="297.5">
            <text:p>297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6-27T11:00:00">
            <text:p>Mon Jun 27 11:00:00 2022</text:p>
          </table:table-cell>
          <table:table-cell office:value-type="float" office:value="278.8333">
            <text:p>278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6-28T03:00:00">
            <text:p>Tue Jun 28 03:00:00 2022</text:p>
          </table:table-cell>
          <table:table-cell office:value-type="float" office:value="206.6667">
            <text:p>206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28T06:00:00">
            <text:p>Tue Jun 28 06:00:00 2022</text:p>
          </table:table-cell>
          <table:table-cell office:value-type="float" office:value="129.5">
            <text:p>129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28T07:00:00">
            <text:p>Tue Jun 28 07:00:00 2022</text:p>
          </table:table-cell>
          <table:table-cell office:value-type="float" office:value="198.1667">
            <text:p>198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6-28T08:00:00">
            <text:p>Tue Jun 28 08:00:00 2022</text:p>
          </table:table-cell>
          <table:table-cell office:value-type="float" office:value="293.1667">
            <text:p>293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6-28T09:00:00">
            <text:p>Tue Jun 28 09:00:00 2022</text:p>
          </table:table-cell>
          <table:table-cell office:value-type="float" office:value="110.6667">
            <text:p>110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6-29T04:00:00">
            <text:p>Wed Jun 29 04:00:00 2022</text:p>
          </table:table-cell>
          <table:table-cell office:value-type="float" office:value="192.6667">
            <text:p>192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6-29T05:00:00">
            <text:p>Wed Jun 29 05:00:00 2022</text:p>
          </table:table-cell>
          <table:table-cell office:value-type="float" office:value="242.0">
            <text:p>242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6-29T06:00:00">
            <text:p>Wed Jun 29 06:00:00 2022</text:p>
          </table:table-cell>
          <table:table-cell office:value-type="float" office:value="192.1667">
            <text:p>192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6-29T07:00:00">
            <text:p>Wed Jun 29 07:00:00 2022</text:p>
          </table:table-cell>
          <table:table-cell office:value-type="float" office:value="143.3333">
            <text:p>143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6-29T08:00:00">
            <text:p>Wed Jun 29 08:00:00 2022</text:p>
          </table:table-cell>
          <table:table-cell office:value-type="float" office:value="157.5">
            <text:p>157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6-29T09:00:00">
            <text:p>Wed Jun 29 09:00:00 2022</text:p>
          </table:table-cell>
          <table:table-cell office:value-type="float" office:value="142.8333">
            <text:p>142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6-30T03:00:00">
            <text:p>Thu Jun 30 03:00:00 2022</text:p>
          </table:table-cell>
          <table:table-cell office:value-type="float" office:value="212.8333">
            <text:p>212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6-30T04:00:00">
            <text:p>Thu Jun 30 04:00:00 2022</text:p>
          </table:table-cell>
          <table:table-cell office:value-type="float" office:value="184.1667">
            <text:p>184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6-30T05:00:00">
            <text:p>Thu Jun 30 05:00:00 2022</text:p>
          </table:table-cell>
          <table:table-cell office:value-type="float" office:value="214.1667">
            <text:p>214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6-30T06:00:00">
            <text:p>Thu Jun 30 06:00:00 2022</text:p>
          </table:table-cell>
          <table:table-cell office:value-type="float" office:value="351.1667">
            <text:p>351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6-30T07:00:00">
            <text:p>Thu Jun 30 07:00:00 2022</text:p>
          </table:table-cell>
          <table:table-cell office:value-type="float" office:value="182.6667">
            <text:p>182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7-01T03:00:00">
            <text:p>Fri Jul  1 03:00:00 2022</text:p>
          </table:table-cell>
          <table:table-cell office:value-type="float" office:value="230.3333">
            <text:p>230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7-01T04:00:00">
            <text:p>Fri Jul  1 04:00:00 2022</text:p>
          </table:table-cell>
          <table:table-cell office:value-type="float" office:value="251.6667">
            <text:p>251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7-01T05:00:00">
            <text:p>Fri Jul  1 05:00:00 2022</text:p>
          </table:table-cell>
          <table:table-cell office:value-type="float" office:value="222.5">
            <text:p>222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7-01T06:00:00">
            <text:p>Fri Jul  1 06:00:00 2022</text:p>
          </table:table-cell>
          <table:table-cell office:value-type="float" office:value="257.0">
            <text:p>257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7-01T07:00:00">
            <text:p>Fri Jul  1 07:00:00 2022</text:p>
          </table:table-cell>
          <table:table-cell office:value-type="float" office:value="189.0">
            <text:p>189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7-01T08:00:00">
            <text:p>Fri Jul  1 08:00:00 2022</text:p>
          </table:table-cell>
          <table:table-cell office:value-type="float" office:value="150.0">
            <text:p>150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7-01T09:00:00">
            <text:p>Fri Jul  1 09:00:00 2022</text:p>
          </table:table-cell>
          <table:table-cell office:value-type="float" office:value="187.3333">
            <text:p>187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7-02T04:00:00">
            <text:p>Sat Jul  2 04:00:00 2022</text:p>
          </table:table-cell>
          <table:table-cell office:value-type="float" office:value="308.6667">
            <text:p>308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7-02T05:00:00">
            <text:p>Sat Jul  2 05:00:00 2022</text:p>
          </table:table-cell>
          <table:table-cell office:value-type="float" office:value="316.1667">
            <text:p>316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7-02T06:00:00">
            <text:p>Sat Jul  2 06:00:00 2022</text:p>
          </table:table-cell>
          <table:table-cell office:value-type="float" office:value="226.8333">
            <text:p>226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7-02T08:00:00">
            <text:p>Sat Jul  2 08:00:00 2022</text:p>
          </table:table-cell>
          <table:table-cell office:value-type="float" office:value="255.0">
            <text:p>255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7-02T09:00:00">
            <text:p>Sat Jul  2 09:00:00 2022</text:p>
          </table:table-cell>
          <table:table-cell office:value-type="float" office:value="216.3333">
            <text:p>216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7-02T10:00:00">
            <text:p>Sat Jul  2 10:00:00 2022</text:p>
          </table:table-cell>
          <table:table-cell office:value-type="float" office:value="163.1667">
            <text:p>163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7-02T11:00:00">
            <text:p>Sat Jul  2 11:00:00 2022</text:p>
          </table:table-cell>
          <table:table-cell office:value-type="float" office:value="219.3333">
            <text:p>219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7-03T02:00:00">
            <text:p>Sun Jul  3 02:00:00 2022</text:p>
          </table:table-cell>
          <table:table-cell office:value-type="float" office:value="232.8333">
            <text:p>232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7-03T03:00:00">
            <text:p>Sun Jul  3 03:00:00 2022</text:p>
          </table:table-cell>
          <table:table-cell office:value-type="float" office:value="224.6667">
            <text:p>224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7-03T04:00:00">
            <text:p>Sun Jul  3 04:00:00 2022</text:p>
          </table:table-cell>
          <table:table-cell office:value-type="float" office:value="231.1667">
            <text:p>231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7-03T05:00:00">
            <text:p>Sun Jul  3 05:00:00 2022</text:p>
          </table:table-cell>
          <table:table-cell office:value-type="float" office:value="231.8333">
            <text:p>231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7-03T06:00:00">
            <text:p>Sun Jul  3 06:00:00 2022</text:p>
          </table:table-cell>
          <table:table-cell office:value-type="float" office:value="237.0">
            <text:p>237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7-03T07:00:00">
            <text:p>Sun Jul  3 07:00:00 2022</text:p>
          </table:table-cell>
          <table:table-cell office:value-type="float" office:value="235.5">
            <text:p>235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7-03T08:00:00">
            <text:p>Sun Jul  3 08:00:00 2022</text:p>
          </table:table-cell>
          <table:table-cell office:value-type="float" office:value="229.1667">
            <text:p>229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7-03T09:00:00">
            <text:p>Sun Jul  3 09:00:00 2022</text:p>
          </table:table-cell>
          <table:table-cell office:value-type="float" office:value="242.0">
            <text:p>242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7-04T01:00:00">
            <text:p>Mon Jul  4 01:00:00 2022</text:p>
          </table:table-cell>
          <table:table-cell office:value-type="float" office:value="235.1667">
            <text:p>235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7-04T02:00:00">
            <text:p>Mon Jul  4 02:00:00 2022</text:p>
          </table:table-cell>
          <table:table-cell office:value-type="float" office:value="231.8333">
            <text:p>231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7-04T03:00:00">
            <text:p>Mon Jul  4 03:00:00 2022</text:p>
          </table:table-cell>
          <table:table-cell office:value-type="float" office:value="227.8333">
            <text:p>227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7-04T04:00:00">
            <text:p>Mon Jul  4 04:00:00 2022</text:p>
          </table:table-cell>
          <table:table-cell office:value-type="float" office:value="243.0">
            <text:p>243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04T05:00:00">
            <text:p>Mon Jul  4 05:00:00 2022</text:p>
          </table:table-cell>
          <table:table-cell office:value-type="float" office:value="256.5">
            <text:p>256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7-04T06:00:00">
            <text:p>Mon Jul  4 06:00:00 2022</text:p>
          </table:table-cell>
          <table:table-cell office:value-type="float" office:value="199.5">
            <text:p>199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7-04T07:00:00">
            <text:p>Mon Jul  4 07:00:00 2022</text:p>
          </table:table-cell>
          <table:table-cell office:value-type="float" office:value="144.8333">
            <text:p>144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7-04T08:00:00">
            <text:p>Mon Jul  4 08:00:00 2022</text:p>
          </table:table-cell>
          <table:table-cell office:value-type="float" office:value="165.8333">
            <text:p>165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7-04T10:00:00">
            <text:p>Mon Jul  4 10:00:00 2022</text:p>
          </table:table-cell>
          <table:table-cell office:value-type="float" office:value="197.5">
            <text:p>197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7-05T03:00:00">
            <text:p>Tue Jul  5 03:00:00 2022</text:p>
          </table:table-cell>
          <table:table-cell office:value-type="float" office:value="185.0">
            <text:p>185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7-05T04:00:00">
            <text:p>Tue Jul  5 04:00:00 2022</text:p>
          </table:table-cell>
          <table:table-cell office:value-type="float" office:value="194.3333">
            <text:p>194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7-05T05:00:00">
            <text:p>Tue Jul  5 05:00:00 2022</text:p>
          </table:table-cell>
          <table:table-cell office:value-type="float" office:value="213.0">
            <text:p>213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7-05T06:00:00">
            <text:p>Tue Jul  5 06:00:00 2022</text:p>
          </table:table-cell>
          <table:table-cell office:value-type="float" office:value="219.6667">
            <text:p>219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7-05T07:00:00">
            <text:p>Tue Jul  5 07:00:00 2022</text:p>
          </table:table-cell>
          <table:table-cell office:value-type="float" office:value="201.0">
            <text:p>201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7-05T08:00:00">
            <text:p>Tue Jul  5 08:00:00 2022</text:p>
          </table:table-cell>
          <table:table-cell office:value-type="float" office:value="215.5">
            <text:p>215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7-05T09:00:00">
            <text:p>Tue Jul  5 09:00:00 2022</text:p>
          </table:table-cell>
          <table:table-cell office:value-type="float" office:value="270.5">
            <text:p>270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7-06T04:00:00">
            <text:p>Wed Jul  6 04:00:00 2022</text:p>
          </table:table-cell>
          <table:table-cell office:value-type="float" office:value="215.3333">
            <text:p>215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7-06T05:00:00">
            <text:p>Wed Jul  6 05:00:00 2022</text:p>
          </table:table-cell>
          <table:table-cell office:value-type="float" office:value="205.1667">
            <text:p>205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7-06T06:00:00">
            <text:p>Wed Jul  6 06:00:00 2022</text:p>
          </table:table-cell>
          <table:table-cell office:value-type="float" office:value="168.0">
            <text:p>168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7-06T07:00:00">
            <text:p>Wed Jul  6 07:00:00 2022</text:p>
          </table:table-cell>
          <table:table-cell office:value-type="float" office:value="177.8333">
            <text:p>177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7-06T08:00:00">
            <text:p>Wed Jul  6 08:00:00 2022</text:p>
          </table:table-cell>
          <table:table-cell office:value-type="float" office:value="173.5">
            <text:p>173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7-06T09:00:00">
            <text:p>Wed Jul  6 09:00:00 2022</text:p>
          </table:table-cell>
          <table:table-cell office:value-type="float" office:value="169.5">
            <text:p>169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7-06T10:00:00">
            <text:p>Wed Jul  6 10:00:00 2022</text:p>
          </table:table-cell>
          <table:table-cell office:value-type="float" office:value="158.3333">
            <text:p>158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7-06T11:00:00">
            <text:p>Wed Jul  6 11:00:00 2022</text:p>
          </table:table-cell>
          <table:table-cell office:value-type="float" office:value="166.5">
            <text:p>166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06T12:00:00">
            <text:p>Wed Jul  6 12:00:00 2022</text:p>
          </table:table-cell>
          <table:table-cell office:value-type="float" office:value="216.6667">
            <text:p>216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7-06T13:00:00">
            <text:p>Wed Jul  6 13:00:00 2022</text:p>
          </table:table-cell>
          <table:table-cell office:value-type="float" office:value="249.8333">
            <text:p>249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7-07T03:00:00">
            <text:p>Thu Jul  7 03:00:00 2022</text:p>
          </table:table-cell>
          <table:table-cell office:value-type="float" office:value="201.3333">
            <text:p>201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7-07T04:00:00">
            <text:p>Thu Jul  7 04:00:00 2022</text:p>
          </table:table-cell>
          <table:table-cell office:value-type="float" office:value="178.1667">
            <text:p>178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7-07T07:00:00">
            <text:p>Thu Jul  7 07:00:00 2022</text:p>
          </table:table-cell>
          <table:table-cell office:value-type="float" office:value="160.3333">
            <text:p>160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7-07T08:00:00">
            <text:p>Thu Jul  7 08:00:00 2022</text:p>
          </table:table-cell>
          <table:table-cell office:value-type="float" office:value="306.0">
            <text:p>306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7-08T04:00:00">
            <text:p>Fri Jul  8 04:00:00 2022</text:p>
          </table:table-cell>
          <table:table-cell office:value-type="float" office:value="245.6667">
            <text:p>245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7-08T05:00:00">
            <text:p>Fri Jul  8 05:00:00 2022</text:p>
          </table:table-cell>
          <table:table-cell office:value-type="float" office:value="246.5">
            <text:p>246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7-09T04:00:00">
            <text:p>Sat Jul  9 04:00:00 2022</text:p>
          </table:table-cell>
          <table:table-cell office:value-type="float" office:value="273.3333">
            <text:p>273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7-09T05:00:00">
            <text:p>Sat Jul  9 05:00:00 2022</text:p>
          </table:table-cell>
          <table:table-cell office:value-type="float" office:value="314.1667">
            <text:p>314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7-09T06:00:00">
            <text:p>Sat Jul  9 06:00:00 2022</text:p>
          </table:table-cell>
          <table:table-cell office:value-type="float" office:value="230.6667">
            <text:p>230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7-10T03:00:00">
            <text:p>Sun Jul 10 03:00:00 2022</text:p>
          </table:table-cell>
          <table:table-cell office:value-type="float" office:value="273.3333">
            <text:p>273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10T04:00:00">
            <text:p>Sun Jul 10 04:00:00 2022</text:p>
          </table:table-cell>
          <table:table-cell office:value-type="float" office:value="277.8333">
            <text:p>277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7-10T05:00:00">
            <text:p>Sun Jul 10 05:00:00 2022</text:p>
          </table:table-cell>
          <table:table-cell office:value-type="float" office:value="285.6667">
            <text:p>285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7-10T06:00:00">
            <text:p>Sun Jul 10 06:00:00 2022</text:p>
          </table:table-cell>
          <table:table-cell office:value-type="float" office:value="205.8333">
            <text:p>205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7-11T03:00:00">
            <text:p>Mon Jul 11 03:00:00 2022</text:p>
          </table:table-cell>
          <table:table-cell office:value-type="float" office:value="262.5">
            <text:p>262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7-11T06:00:00">
            <text:p>Mon Jul 11 06:00:00 2022</text:p>
          </table:table-cell>
          <table:table-cell office:value-type="float" office:value="194.3333">
            <text:p>194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7-11T07:00:00">
            <text:p>Mon Jul 11 07:00:00 2022</text:p>
          </table:table-cell>
          <table:table-cell office:value-type="float" office:value="210.0">
            <text:p>210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7-14T03:00:00">
            <text:p>Thu Jul 14 03:00:00 2022</text:p>
          </table:table-cell>
          <table:table-cell office:value-type="float" office:value="276.8333">
            <text:p>276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7-16T03:00:00">
            <text:p>Sat Jul 16 03:00:00 2022</text:p>
          </table:table-cell>
          <table:table-cell office:value-type="float" office:value="295.6667">
            <text:p>295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7-16T04:00:00">
            <text:p>Sat Jul 16 04:00:00 2022</text:p>
          </table:table-cell>
          <table:table-cell office:value-type="float" office:value="263.0">
            <text:p>263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17T02:00:00">
            <text:p>Sun Jul 17 02:00:00 2022</text:p>
          </table:table-cell>
          <table:table-cell office:value-type="float" office:value="296.6667">
            <text:p>296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7-17T03:00:00">
            <text:p>Sun Jul 17 03:00:00 2022</text:p>
          </table:table-cell>
          <table:table-cell office:value-type="float" office:value="320.3333">
            <text:p>320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7-17T04:00:00">
            <text:p>Sun Jul 17 04:00:00 2022</text:p>
          </table:table-cell>
          <table:table-cell office:value-type="float" office:value="317.8333">
            <text:p>317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7-17T05:00:00">
            <text:p>Sun Jul 17 05:00:00 2022</text:p>
          </table:table-cell>
          <table:table-cell office:value-type="float" office:value="331.1667">
            <text:p>331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7-18T03:00:00">
            <text:p>Mon Jul 18 03:00:00 2022</text:p>
          </table:table-cell>
          <table:table-cell office:value-type="float" office:value="282.3333">
            <text:p>282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7-18T04:00:00">
            <text:p>Mon Jul 18 04:00:00 2022</text:p>
          </table:table-cell>
          <table:table-cell office:value-type="float" office:value="295.5">
            <text:p>295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7-18T05:00:00">
            <text:p>Mon Jul 18 05:00:00 2022</text:p>
          </table:table-cell>
          <table:table-cell office:value-type="float" office:value="292.6667">
            <text:p>292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7-18T06:00:00">
            <text:p>Mon Jul 18 06:00:00 2022</text:p>
          </table:table-cell>
          <table:table-cell office:value-type="float" office:value="276.8333">
            <text:p>276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7-18T07:00:00">
            <text:p>Mon Jul 18 07:00:00 2022</text:p>
          </table:table-cell>
          <table:table-cell office:value-type="float" office:value="247.0">
            <text:p>247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7-18T08:00:00">
            <text:p>Mon Jul 18 08:00:00 2022</text:p>
          </table:table-cell>
          <table:table-cell office:value-type="float" office:value="241.3333">
            <text:p>241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7-19T04:00:00">
            <text:p>Tue Jul 19 04:00:00 2022</text:p>
          </table:table-cell>
          <table:table-cell office:value-type="float" office:value="198.1667">
            <text:p>198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7-19T05:00:00">
            <text:p>Tue Jul 19 05:00:00 2022</text:p>
          </table:table-cell>
          <table:table-cell office:value-type="float" office:value="181.1667">
            <text:p>181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7-20T05:00:00">
            <text:p>Wed Jul 20 05:00:00 2022</text:p>
          </table:table-cell>
          <table:table-cell office:value-type="float" office:value="168.5">
            <text:p>168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7-20T06:00:00">
            <text:p>Wed Jul 20 06:00:00 2022</text:p>
          </table:table-cell>
          <table:table-cell office:value-type="float" office:value="244.0">
            <text:p>244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7-21T04:00:00">
            <text:p>Thu Jul 21 04:00:00 2022</text:p>
          </table:table-cell>
          <table:table-cell office:value-type="float" office:value="217.1667">
            <text:p>217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7-21T05:00:00">
            <text:p>Thu Jul 21 05:00:00 2022</text:p>
          </table:table-cell>
          <table:table-cell office:value-type="float" office:value="225.8333">
            <text:p>225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7-21T06:00:00">
            <text:p>Thu Jul 21 06:00:00 2022</text:p>
          </table:table-cell>
          <table:table-cell office:value-type="float" office:value="256.6667">
            <text:p>256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7-21T07:00:00">
            <text:p>Thu Jul 21 07:00:00 2022</text:p>
          </table:table-cell>
          <table:table-cell office:value-type="float" office:value="231.8333">
            <text:p>231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7-22T03:00:00">
            <text:p>Fri Jul 22 03:00:00 2022</text:p>
          </table:table-cell>
          <table:table-cell office:value-type="float" office:value="250.5">
            <text:p>250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7-22T04:00:00">
            <text:p>Fri Jul 22 04:00:00 2022</text:p>
          </table:table-cell>
          <table:table-cell office:value-type="float" office:value="228.6667">
            <text:p>228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7-22T05:00:00">
            <text:p>Fri Jul 22 05:00:00 2022</text:p>
          </table:table-cell>
          <table:table-cell office:value-type="float" office:value="216.3333">
            <text:p>216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7-22T06:00:00">
            <text:p>Fri Jul 22 06:00:00 2022</text:p>
          </table:table-cell>
          <table:table-cell office:value-type="float" office:value="179.5">
            <text:p>179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7-22T07:00:00">
            <text:p>Fri Jul 22 07:00:00 2022</text:p>
          </table:table-cell>
          <table:table-cell office:value-type="float" office:value="249.8333">
            <text:p>249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7-22T08:00:00">
            <text:p>Fri Jul 22 08:00:00 2022</text:p>
          </table:table-cell>
          <table:table-cell office:value-type="float" office:value="240.6667">
            <text:p>240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7-23T04:00:00">
            <text:p>Sat Jul 23 04:00:00 2022</text:p>
          </table:table-cell>
          <table:table-cell office:value-type="float" office:value="209.8333">
            <text:p>209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7-23T05:00:00">
            <text:p>Sat Jul 23 05:00:00 2022</text:p>
          </table:table-cell>
          <table:table-cell office:value-type="float" office:value="213.0">
            <text:p>213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7-23T06:00:00">
            <text:p>Sat Jul 23 06:00:00 2022</text:p>
          </table:table-cell>
          <table:table-cell office:value-type="float" office:value="215.5">
            <text:p>215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7-23T07:00:00">
            <text:p>Sat Jul 23 07:00:00 2022</text:p>
          </table:table-cell>
          <table:table-cell office:value-type="float" office:value="296.1667">
            <text:p>296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7-24T03:00:00">
            <text:p>Sun Jul 24 03:00:00 2022</text:p>
          </table:table-cell>
          <table:table-cell office:value-type="float" office:value="199.0">
            <text:p>199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7-24T04:00:00">
            <text:p>Sun Jul 24 04:00:00 2022</text:p>
          </table:table-cell>
          <table:table-cell office:value-type="float" office:value="265.3333">
            <text:p>265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7-24T05:00:00">
            <text:p>Sun Jul 24 05:00:00 2022</text:p>
          </table:table-cell>
          <table:table-cell office:value-type="float" office:value="297.5">
            <text:p>297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7-24T06:00:00">
            <text:p>Sun Jul 24 06:00:00 2022</text:p>
          </table:table-cell>
          <table:table-cell office:value-type="float" office:value="181.5">
            <text:p>181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25T06:00:00">
            <text:p>Mon Jul 25 06:00:00 2022</text:p>
          </table:table-cell>
          <table:table-cell office:value-type="float" office:value="299.8333">
            <text:p>299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7-26T04:00:00">
            <text:p>Tue Jul 26 04:00:00 2022</text:p>
          </table:table-cell>
          <table:table-cell office:value-type="float" office:value="309.8333">
            <text:p>309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7-26T05:00:00">
            <text:p>Tue Jul 26 05:00:00 2022</text:p>
          </table:table-cell>
          <table:table-cell office:value-type="float" office:value="344.0">
            <text:p>344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7-26T06:00:00">
            <text:p>Tue Jul 26 06:00:00 2022</text:p>
          </table:table-cell>
          <table:table-cell office:value-type="float" office:value="239.3333">
            <text:p>239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7-26T07:00:00">
            <text:p>Tue Jul 26 07:00:00 2022</text:p>
          </table:table-cell>
          <table:table-cell office:value-type="float" office:value="335.1667">
            <text:p>335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7-26T08:00:00">
            <text:p>Tue Jul 26 08:00:00 2022</text:p>
          </table:table-cell>
          <table:table-cell office:value-type="float" office:value="298.5">
            <text:p>298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7-26T09:00:00">
            <text:p>Tue Jul 26 09:00:00 2022</text:p>
          </table:table-cell>
          <table:table-cell office:value-type="float" office:value="212.1667">
            <text:p>212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7-26T10:00:00">
            <text:p>Tue Jul 26 10:00:00 2022</text:p>
          </table:table-cell>
          <table:table-cell office:value-type="float" office:value="243.8333">
            <text:p>243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7-27T03:00:00">
            <text:p>Wed Jul 27 03:00:00 2022</text:p>
          </table:table-cell>
          <table:table-cell office:value-type="float" office:value="306.6667">
            <text:p>306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7-27T04:00:00">
            <text:p>Wed Jul 27 04:00:00 2022</text:p>
          </table:table-cell>
          <table:table-cell office:value-type="float" office:value="315.6667">
            <text:p>315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7-27T05:00:00">
            <text:p>Wed Jul 27 05:00:00 2022</text:p>
          </table:table-cell>
          <table:table-cell office:value-type="float" office:value="323.0">
            <text:p>323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7-27T06:00:00">
            <text:p>Wed Jul 27 06:00:00 2022</text:p>
          </table:table-cell>
          <table:table-cell office:value-type="float" office:value="318.6667">
            <text:p>318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7-27T07:00:00">
            <text:p>Wed Jul 27 07:00:00 2022</text:p>
          </table:table-cell>
          <table:table-cell office:value-type="float" office:value="276.0">
            <text:p>276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7-27T08:00:00">
            <text:p>Wed Jul 27 08:00:00 2022</text:p>
          </table:table-cell>
          <table:table-cell office:value-type="float" office:value="244.3333">
            <text:p>244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7-27T09:00:00">
            <text:p>Wed Jul 27 09:00:00 2022</text:p>
          </table:table-cell>
          <table:table-cell office:value-type="float" office:value="312.5">
            <text:p>312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7-28T04:00:00">
            <text:p>Thu Jul 28 04:00:00 2022</text:p>
          </table:table-cell>
          <table:table-cell office:value-type="float" office:value="214.6667">
            <text:p>214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7-28T05:00:00">
            <text:p>Thu Jul 28 05:00:00 2022</text:p>
          </table:table-cell>
          <table:table-cell office:value-type="float" office:value="187.5">
            <text:p>187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7-28T06:00:00">
            <text:p>Thu Jul 28 06:00:00 2022</text:p>
          </table:table-cell>
          <table:table-cell office:value-type="float" office:value="171.0">
            <text:p>171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7-28T07:00:00">
            <text:p>Thu Jul 28 07:00:00 2022</text:p>
          </table:table-cell>
          <table:table-cell office:value-type="float" office:value="182.6667">
            <text:p>182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7-28T08:00:00">
            <text:p>Thu Jul 28 08:00:00 2022</text:p>
          </table:table-cell>
          <table:table-cell office:value-type="float" office:value="166.3333">
            <text:p>166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7-28T09:00:00">
            <text:p>Thu Jul 28 09:00:00 2022</text:p>
          </table:table-cell>
          <table:table-cell office:value-type="float" office:value="173.1667">
            <text:p>173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7-29T04:00:00">
            <text:p>Fri Jul 29 04:00:00 2022</text:p>
          </table:table-cell>
          <table:table-cell office:value-type="float" office:value="220.5">
            <text:p>220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7-29T05:00:00">
            <text:p>Fri Jul 29 05:00:00 2022</text:p>
          </table:table-cell>
          <table:table-cell office:value-type="float" office:value="205.3333">
            <text:p>205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7-29T06:00:00">
            <text:p>Fri Jul 29 06:00:00 2022</text:p>
          </table:table-cell>
          <table:table-cell office:value-type="float" office:value="220.6667">
            <text:p>220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7-29T07:00:00">
            <text:p>Fri Jul 29 07:00:00 2022</text:p>
          </table:table-cell>
          <table:table-cell office:value-type="float" office:value="181.6667">
            <text:p>181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7-29T08:00:00">
            <text:p>Fri Jul 29 08:00:00 2022</text:p>
          </table:table-cell>
          <table:table-cell office:value-type="float" office:value="168.3333">
            <text:p>168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7-29T09:00:00">
            <text:p>Fri Jul 29 09:00:00 2022</text:p>
          </table:table-cell>
          <table:table-cell office:value-type="float" office:value="174.0">
            <text:p>174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7-30T04:00:00">
            <text:p>Sat Jul 30 04:00:00 2022</text:p>
          </table:table-cell>
          <table:table-cell office:value-type="float" office:value="182.3333">
            <text:p>182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7-30T05:00:00">
            <text:p>Sat Jul 30 05:00:00 2022</text:p>
          </table:table-cell>
          <table:table-cell office:value-type="float" office:value="214.0">
            <text:p>214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7-30T06:00:00">
            <text:p>Sat Jul 30 06:00:00 2022</text:p>
          </table:table-cell>
          <table:table-cell office:value-type="float" office:value="240.3333">
            <text:p>240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7-30T07:00:00">
            <text:p>Sat Jul 30 07:00:00 2022</text:p>
          </table:table-cell>
          <table:table-cell office:value-type="float" office:value="309.5">
            <text:p>309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7-30T08:00:00">
            <text:p>Sat Jul 30 08:00:00 2022</text:p>
          </table:table-cell>
          <table:table-cell office:value-type="float" office:value="238.1667">
            <text:p>238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7-31T05:00:00">
            <text:p>Sun Jul 31 05:00:00 2022</text:p>
          </table:table-cell>
          <table:table-cell office:value-type="float" office:value="195.5">
            <text:p>195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7-31T06:00:00">
            <text:p>Sun Jul 31 06:00:00 2022</text:p>
          </table:table-cell>
          <table:table-cell office:value-type="float" office:value="229.8333">
            <text:p>229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7-31T07:00:00">
            <text:p>Sun Jul 31 07:00:00 2022</text:p>
          </table:table-cell>
          <table:table-cell office:value-type="float" office:value="216.8333">
            <text:p>216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7-31T08:00:00">
            <text:p>Sun Jul 31 08:00:00 2022</text:p>
          </table:table-cell>
          <table:table-cell office:value-type="float" office:value="197.0">
            <text:p>197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8-01T03:00:00">
            <text:p>Mon Aug  1 03:00:00 2022</text:p>
          </table:table-cell>
          <table:table-cell office:value-type="float" office:value="210.6667">
            <text:p>210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8-01T04:00:00">
            <text:p>Mon Aug  1 04:00:00 2022</text:p>
          </table:table-cell>
          <table:table-cell office:value-type="float" office:value="237.3333">
            <text:p>237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01T05:00:00">
            <text:p>Mon Aug  1 05:00:00 2022</text:p>
          </table:table-cell>
          <table:table-cell office:value-type="float" office:value="231.3333">
            <text:p>231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8-01T06:00:00">
            <text:p>Mon Aug  1 06:00:00 2022</text:p>
          </table:table-cell>
          <table:table-cell office:value-type="float" office:value="245.3333">
            <text:p>245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8-01T07:00:00">
            <text:p>Mon Aug  1 07:00:00 2022</text:p>
          </table:table-cell>
          <table:table-cell office:value-type="float" office:value="292.5">
            <text:p>292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8-01T08:00:00">
            <text:p>Mon Aug  1 08:00:00 2022</text:p>
          </table:table-cell>
          <table:table-cell office:value-type="float" office:value="285.1667">
            <text:p>285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8-03T05:00:00">
            <text:p>Wed Aug  3 05:00:00 2022</text:p>
          </table:table-cell>
          <table:table-cell office:value-type="float" office:value="180.8333">
            <text:p>180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8-03T06:00:00">
            <text:p>Wed Aug  3 06:00:00 2022</text:p>
          </table:table-cell>
          <table:table-cell office:value-type="float" office:value="174.6667">
            <text:p>174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8-03T07:00:00">
            <text:p>Wed Aug  3 07:00:00 2022</text:p>
          </table:table-cell>
          <table:table-cell office:value-type="float" office:value="175.0">
            <text:p>175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8-03T08:00:00">
            <text:p>Wed Aug  3 08:00:00 2022</text:p>
          </table:table-cell>
          <table:table-cell office:value-type="float" office:value="159.0">
            <text:p>159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8-03T09:00:00">
            <text:p>Wed Aug  3 09:00:00 2022</text:p>
          </table:table-cell>
          <table:table-cell office:value-type="float" office:value="218.0">
            <text:p>218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8-04T03:00:00">
            <text:p>Thu Aug  4 03:00:00 2022</text:p>
          </table:table-cell>
          <table:table-cell office:value-type="float" office:value="186.5">
            <text:p>186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8-04T04:00:00">
            <text:p>Thu Aug  4 04:00:00 2022</text:p>
          </table:table-cell>
          <table:table-cell office:value-type="float" office:value="205.0">
            <text:p>205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8-04T05:00:00">
            <text:p>Thu Aug  4 05:00:00 2022</text:p>
          </table:table-cell>
          <table:table-cell office:value-type="float" office:value="240.6667">
            <text:p>240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8-04T06:00:00">
            <text:p>Thu Aug  4 06:00:00 2022</text:p>
          </table:table-cell>
          <table:table-cell office:value-type="float" office:value="237.3333">
            <text:p>237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8-04T07:00:00">
            <text:p>Thu Aug  4 07:00:00 2022</text:p>
          </table:table-cell>
          <table:table-cell office:value-type="float" office:value="243.6667">
            <text:p>243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8-04T08:00:00">
            <text:p>Thu Aug  4 08:00:00 2022</text:p>
          </table:table-cell>
          <table:table-cell office:value-type="float" office:value="263.8333">
            <text:p>263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8-04T09:00:00">
            <text:p>Thu Aug  4 09:00:00 2022</text:p>
          </table:table-cell>
          <table:table-cell office:value-type="float" office:value="293.1667">
            <text:p>293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8-05T04:00:00">
            <text:p>Fri Aug  5 04:00:00 2022</text:p>
          </table:table-cell>
          <table:table-cell office:value-type="float" office:value="250.0">
            <text:p>250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8-05T05:00:00">
            <text:p>Fri Aug  5 05:00:00 2022</text:p>
          </table:table-cell>
          <table:table-cell office:value-type="float" office:value="258.3333">
            <text:p>258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8-05T06:00:00">
            <text:p>Fri Aug  5 06:00:00 2022</text:p>
          </table:table-cell>
          <table:table-cell office:value-type="float" office:value="269.3333">
            <text:p>269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8-05T07:00:00">
            <text:p>Fri Aug  5 07:00:00 2022</text:p>
          </table:table-cell>
          <table:table-cell office:value-type="float" office:value="303.5">
            <text:p>303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8-05T08:00:00">
            <text:p>Fri Aug  5 08:00:00 2022</text:p>
          </table:table-cell>
          <table:table-cell office:value-type="float" office:value="204.0">
            <text:p>204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8-05T09:00:00">
            <text:p>Fri Aug  5 09:00:00 2022</text:p>
          </table:table-cell>
          <table:table-cell office:value-type="float" office:value="189.5">
            <text:p>189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8-06T05:00:00">
            <text:p>Sat Aug  6 05:00:00 2022</text:p>
          </table:table-cell>
          <table:table-cell office:value-type="float" office:value="218.6667">
            <text:p>218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8-06T06:00:00">
            <text:p>Sat Aug  6 06:00:00 2022</text:p>
          </table:table-cell>
          <table:table-cell office:value-type="float" office:value="206.1667">
            <text:p>206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8-06T07:00:00">
            <text:p>Sat Aug  6 07:00:00 2022</text:p>
          </table:table-cell>
          <table:table-cell office:value-type="float" office:value="236.6667">
            <text:p>236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8-06T09:00:00">
            <text:p>Sat Aug  6 09:00:00 2022</text:p>
          </table:table-cell>
          <table:table-cell office:value-type="float" office:value="181.8333">
            <text:p>181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07T03:00:00">
            <text:p>Sun Aug  7 03:00:00 2022</text:p>
          </table:table-cell>
          <table:table-cell office:value-type="float" office:value="244.6667">
            <text:p>244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8-07T04:00:00">
            <text:p>Sun Aug  7 04:00:00 2022</text:p>
          </table:table-cell>
          <table:table-cell office:value-type="float" office:value="217.3333">
            <text:p>217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8-07T05:00:00">
            <text:p>Sun Aug  7 05:00:00 2022</text:p>
          </table:table-cell>
          <table:table-cell office:value-type="float" office:value="170.1667">
            <text:p>170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8-08T02:00:00">
            <text:p>Mon Aug  8 02:00:00 2022</text:p>
          </table:table-cell>
          <table:table-cell office:value-type="float" office:value="219.6667">
            <text:p>219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8-08T03:00:00">
            <text:p>Mon Aug  8 03:00:00 2022</text:p>
          </table:table-cell>
          <table:table-cell office:value-type="float" office:value="205.5">
            <text:p>205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8-08T04:00:00">
            <text:p>Mon Aug  8 04:00:00 2022</text:p>
          </table:table-cell>
          <table:table-cell office:value-type="float" office:value="214.5">
            <text:p>214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8-08T05:00:00">
            <text:p>Mon Aug  8 05:00:00 2022</text:p>
          </table:table-cell>
          <table:table-cell office:value-type="float" office:value="170.8333">
            <text:p>170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8-08T06:00:00">
            <text:p>Mon Aug  8 06:00:00 2022</text:p>
          </table:table-cell>
          <table:table-cell office:value-type="float" office:value="189.6667">
            <text:p>189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8-08T07:00:00">
            <text:p>Mon Aug  8 07:00:00 2022</text:p>
          </table:table-cell>
          <table:table-cell office:value-type="float" office:value="210.5">
            <text:p>210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8-08T08:00:00">
            <text:p>Mon Aug  8 08:00:00 2022</text:p>
          </table:table-cell>
          <table:table-cell office:value-type="float" office:value="153.3333">
            <text:p>153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8-09T04:00:00">
            <text:p>Tue Aug  9 04:00:00 2022</text:p>
          </table:table-cell>
          <table:table-cell office:value-type="float" office:value="200.8333">
            <text:p>200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8-09T05:00:00">
            <text:p>Tue Aug  9 05:00:00 2022</text:p>
          </table:table-cell>
          <table:table-cell office:value-type="float" office:value="157.8333">
            <text:p>157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8-09T07:00:00">
            <text:p>Tue Aug  9 07:00:00 2022</text:p>
          </table:table-cell>
          <table:table-cell office:value-type="float" office:value="184.1667">
            <text:p>184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8-09T08:00:00">
            <text:p>Tue Aug  9 08:00:00 2022</text:p>
          </table:table-cell>
          <table:table-cell office:value-type="float" office:value="179.5">
            <text:p>179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8-10T05:00:00">
            <text:p>Wed Aug 10 05:00:00 2022</text:p>
          </table:table-cell>
          <table:table-cell office:value-type="float" office:value="187.8333">
            <text:p>187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8-10T06:00:00">
            <text:p>Wed Aug 10 06:00:00 2022</text:p>
          </table:table-cell>
          <table:table-cell office:value-type="float" office:value="177.0">
            <text:p>177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8-10T07:00:00">
            <text:p>Wed Aug 10 07:00:00 2022</text:p>
          </table:table-cell>
          <table:table-cell office:value-type="float" office:value="181.6667">
            <text:p>181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8-10T09:00:00">
            <text:p>Wed Aug 10 09:00:00 2022</text:p>
          </table:table-cell>
          <table:table-cell office:value-type="float" office:value="217.8333">
            <text:p>217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8-10T10:00:00">
            <text:p>Wed Aug 10 10:00:00 2022</text:p>
          </table:table-cell>
          <table:table-cell office:value-type="float" office:value="226.3333">
            <text:p>226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8-11T03:00:00">
            <text:p>Thu Aug 11 03:00:00 2022</text:p>
          </table:table-cell>
          <table:table-cell office:value-type="float" office:value="247.8333">
            <text:p>247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8-11T04:00:00">
            <text:p>Thu Aug 11 04:00:00 2022</text:p>
          </table:table-cell>
          <table:table-cell office:value-type="float" office:value="239.8333">
            <text:p>239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11T05:00:00">
            <text:p>Thu Aug 11 05:00:00 2022</text:p>
          </table:table-cell>
          <table:table-cell office:value-type="float" office:value="213.8333">
            <text:p>213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8-11T06:00:00">
            <text:p>Thu Aug 11 06:00:00 2022</text:p>
          </table:table-cell>
          <table:table-cell office:value-type="float" office:value="170.6667">
            <text:p>170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8-11T07:00:00">
            <text:p>Thu Aug 11 07:00:00 2022</text:p>
          </table:table-cell>
          <table:table-cell office:value-type="float" office:value="164.6667">
            <text:p>164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8-11T08:00:00">
            <text:p>Thu Aug 11 08:00:00 2022</text:p>
          </table:table-cell>
          <table:table-cell office:value-type="float" office:value="188.1667">
            <text:p>188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12T03:00:00">
            <text:p>Fri Aug 12 03:00:00 2022</text:p>
          </table:table-cell>
          <table:table-cell office:value-type="float" office:value="191.1667">
            <text:p>191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8-12T04:00:00">
            <text:p>Fri Aug 12 04:00:00 2022</text:p>
          </table:table-cell>
          <table:table-cell office:value-type="float" office:value="204.0">
            <text:p>204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8-12T05:00:00">
            <text:p>Fri Aug 12 05:00:00 2022</text:p>
          </table:table-cell>
          <table:table-cell office:value-type="float" office:value="214.6667">
            <text:p>214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8-12T06:00:00">
            <text:p>Fri Aug 12 06:00:00 2022</text:p>
          </table:table-cell>
          <table:table-cell office:value-type="float" office:value="185.6667">
            <text:p>185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8-13T03:00:00">
            <text:p>Sat Aug 13 03:00:00 2022</text:p>
          </table:table-cell>
          <table:table-cell office:value-type="float" office:value="236.0">
            <text:p>236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13T04:00:00">
            <text:p>Sat Aug 13 04:00:00 2022</text:p>
          </table:table-cell>
          <table:table-cell office:value-type="float" office:value="171.0">
            <text:p>171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13T05:00:00">
            <text:p>Sat Aug 13 05:00:00 2022</text:p>
          </table:table-cell>
          <table:table-cell office:value-type="float" office:value="144.5">
            <text:p>144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13T06:00:00">
            <text:p>Sat Aug 13 06:00:00 2022</text:p>
          </table:table-cell>
          <table:table-cell office:value-type="float" office:value="294.8333">
            <text:p>294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8-13T07:00:00">
            <text:p>Sat Aug 13 07:00:00 2022</text:p>
          </table:table-cell>
          <table:table-cell office:value-type="float" office:value="184.6667">
            <text:p>184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8-13T08:00:00">
            <text:p>Sat Aug 13 08:00:00 2022</text:p>
          </table:table-cell>
          <table:table-cell office:value-type="float" office:value="201.8333">
            <text:p>201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8-14T06:00:00">
            <text:p>Sun Aug 14 06:00:00 2022</text:p>
          </table:table-cell>
          <table:table-cell office:value-type="float" office:value="220.8333">
            <text:p>220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8-14T07:00:00">
            <text:p>Sun Aug 14 07:00:00 2022</text:p>
          </table:table-cell>
          <table:table-cell office:value-type="float" office:value="173.8333">
            <text:p>173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8-14T08:00:00">
            <text:p>Sun Aug 14 08:00:00 2022</text:p>
          </table:table-cell>
          <table:table-cell office:value-type="float" office:value="125.6667">
            <text:p>125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8-15T03:00:00">
            <text:p>Mon Aug 15 03:00:00 2022</text:p>
          </table:table-cell>
          <table:table-cell office:value-type="float" office:value="214.0">
            <text:p>214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8-15T04:00:00">
            <text:p>Mon Aug 15 04:00:00 2022</text:p>
          </table:table-cell>
          <table:table-cell office:value-type="float" office:value="223.3333">
            <text:p>223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8-15T05:00:00">
            <text:p>Mon Aug 15 05:00:00 2022</text:p>
          </table:table-cell>
          <table:table-cell office:value-type="float" office:value="240.6667">
            <text:p>240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8-15T06:00:00">
            <text:p>Mon Aug 15 06:00:00 2022</text:p>
          </table:table-cell>
          <table:table-cell office:value-type="float" office:value="182.5">
            <text:p>182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15T07:00:00">
            <text:p>Mon Aug 15 07:00:00 2022</text:p>
          </table:table-cell>
          <table:table-cell office:value-type="float" office:value="189.1667">
            <text:p>189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8-15T08:00:00">
            <text:p>Mon Aug 15 08:00:00 2022</text:p>
          </table:table-cell>
          <table:table-cell office:value-type="float" office:value="214.1667">
            <text:p>214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8-16T04:00:00">
            <text:p>Tue Aug 16 04:00:00 2022</text:p>
          </table:table-cell>
          <table:table-cell office:value-type="float" office:value="186.1667">
            <text:p>186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8-16T05:00:00">
            <text:p>Tue Aug 16 05:00:00 2022</text:p>
          </table:table-cell>
          <table:table-cell office:value-type="float" office:value="180.0">
            <text:p>180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16T06:00:00">
            <text:p>Tue Aug 16 06:00:00 2022</text:p>
          </table:table-cell>
          <table:table-cell office:value-type="float" office:value="187.8333">
            <text:p>187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8-17T02:00:00">
            <text:p>Wed Aug 17 02:00:00 2022</text:p>
          </table:table-cell>
          <table:table-cell office:value-type="float" office:value="330.3333">
            <text:p>330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8-17T03:00:00">
            <text:p>Wed Aug 17 03:00:00 2022</text:p>
          </table:table-cell>
          <table:table-cell office:value-type="float" office:value="331.0">
            <text:p>331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7T04:00:00">
            <text:p>Wed Aug 17 04:00:00 2022</text:p>
          </table:table-cell>
          <table:table-cell office:value-type="float" office:value="349.8333">
            <text:p>349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8-17T05:00:00">
            <text:p>Wed Aug 17 05:00:00 2022</text:p>
          </table:table-cell>
          <table:table-cell office:value-type="float" office:value="341.3333">
            <text:p>341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8-17T06:00:00">
            <text:p>Wed Aug 17 06:00:00 2022</text:p>
          </table:table-cell>
          <table:table-cell office:value-type="float" office:value="342.0">
            <text:p>342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8-17T07:00:00">
            <text:p>Wed Aug 17 07:00:00 2022</text:p>
          </table:table-cell>
          <table:table-cell office:value-type="float" office:value="349.6667">
            <text:p>349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8-17T08:00:00">
            <text:p>Wed Aug 17 08:00:00 2022</text:p>
          </table:table-cell>
          <table:table-cell office:value-type="float" office:value="287.8333">
            <text:p>287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8-17T09:00:00">
            <text:p>Wed Aug 17 09:00:00 2022</text:p>
          </table:table-cell>
          <table:table-cell office:value-type="float" office:value="345.6667">
            <text:p>345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8-18T03:00:00">
            <text:p>Thu Aug 18 03:00:00 2022</text:p>
          </table:table-cell>
          <table:table-cell office:value-type="float" office:value="177.6667">
            <text:p>177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8-18T04:00:00">
            <text:p>Thu Aug 18 04:00:00 2022</text:p>
          </table:table-cell>
          <table:table-cell office:value-type="float" office:value="233.5">
            <text:p>233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8-18T05:00:00">
            <text:p>Thu Aug 18 05:00:00 2022</text:p>
          </table:table-cell>
          <table:table-cell office:value-type="float" office:value="187.5">
            <text:p>187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8-18T06:00:00">
            <text:p>Thu Aug 18 06:00:00 2022</text:p>
          </table:table-cell>
          <table:table-cell office:value-type="float" office:value="203.1667">
            <text:p>203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8-18T07:00:00">
            <text:p>Thu Aug 18 07:00:00 2022</text:p>
          </table:table-cell>
          <table:table-cell office:value-type="float" office:value="254.1667">
            <text:p>254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8-18T08:00:00">
            <text:p>Thu Aug 18 08:00:00 2022</text:p>
          </table:table-cell>
          <table:table-cell office:value-type="float" office:value="267.5">
            <text:p>267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8-18T09:00:00">
            <text:p>Thu Aug 18 09:00:00 2022</text:p>
          </table:table-cell>
          <table:table-cell office:value-type="float" office:value="264.1667">
            <text:p>264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8-19T04:00:00">
            <text:p>Fri Aug 19 04:00:00 2022</text:p>
          </table:table-cell>
          <table:table-cell office:value-type="float" office:value="314.3333">
            <text:p>314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19T07:00:00">
            <text:p>Fri Aug 19 07:00:00 2022</text:p>
          </table:table-cell>
          <table:table-cell office:value-type="float" office:value="157.8333">
            <text:p>157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8-20T04:00:00">
            <text:p>Sat Aug 20 04:00:00 2022</text:p>
          </table:table-cell>
          <table:table-cell office:value-type="float" office:value="266.0">
            <text:p>266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8-20T05:00:00">
            <text:p>Sat Aug 20 05:00:00 2022</text:p>
          </table:table-cell>
          <table:table-cell office:value-type="float" office:value="172.5">
            <text:p>172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20T06:00:00">
            <text:p>Sat Aug 20 06:00:00 2022</text:p>
          </table:table-cell>
          <table:table-cell office:value-type="float" office:value="166.6667">
            <text:p>166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8-20T07:00:00">
            <text:p>Sat Aug 20 07:00:00 2022</text:p>
          </table:table-cell>
          <table:table-cell office:value-type="float" office:value="152.0">
            <text:p>152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1T04:00:00">
            <text:p>Sun Aug 21 04:00:00 2022</text:p>
          </table:table-cell>
          <table:table-cell office:value-type="float" office:value="201.1667">
            <text:p>201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8-21T05:00:00">
            <text:p>Sun Aug 21 05:00:00 2022</text:p>
          </table:table-cell>
          <table:table-cell office:value-type="float" office:value="208.6667">
            <text:p>208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8-21T06:00:00">
            <text:p>Sun Aug 21 06:00:00 2022</text:p>
          </table:table-cell>
          <table:table-cell office:value-type="float" office:value="211.1667">
            <text:p>211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8-21T07:00:00">
            <text:p>Sun Aug 21 07:00:00 2022</text:p>
          </table:table-cell>
          <table:table-cell office:value-type="float" office:value="167.8333">
            <text:p>167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8-22T03:00:00">
            <text:p>Mon Aug 22 03:00:00 2022</text:p>
          </table:table-cell>
          <table:table-cell office:value-type="float" office:value="215.0">
            <text:p>215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8-22T04:00:00">
            <text:p>Mon Aug 22 04:00:00 2022</text:p>
          </table:table-cell>
          <table:table-cell office:value-type="float" office:value="225.5">
            <text:p>225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8-22T05:00:00">
            <text:p>Mon Aug 22 05:00:00 2022</text:p>
          </table:table-cell>
          <table:table-cell office:value-type="float" office:value="177.8333">
            <text:p>177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8-22T06:00:00">
            <text:p>Mon Aug 22 06:00:00 2022</text:p>
          </table:table-cell>
          <table:table-cell office:value-type="float" office:value="146.8333">
            <text:p>146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23T03:00:00">
            <text:p>Tue Aug 23 03:00:00 2022</text:p>
          </table:table-cell>
          <table:table-cell office:value-type="float" office:value="203.5">
            <text:p>203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8-23T04:00:00">
            <text:p>Tue Aug 23 04:00:00 2022</text:p>
          </table:table-cell>
          <table:table-cell office:value-type="float" office:value="177.3333">
            <text:p>177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8-23T05:00:00">
            <text:p>Tue Aug 23 05:00:00 2022</text:p>
          </table:table-cell>
          <table:table-cell office:value-type="float" office:value="184.0">
            <text:p>184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8-23T07:00:00">
            <text:p>Tue Aug 23 07:00:00 2022</text:p>
          </table:table-cell>
          <table:table-cell office:value-type="float" office:value="100.1667">
            <text:p>100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8-24T05:00:00">
            <text:p>Wed Aug 24 05:00:00 2022</text:p>
          </table:table-cell>
          <table:table-cell office:value-type="float" office:value="176.0">
            <text:p>176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24T06:00:00">
            <text:p>Wed Aug 24 06:00:00 2022</text:p>
          </table:table-cell>
          <table:table-cell office:value-type="float" office:value="162.8333">
            <text:p>162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8-24T07:00:00">
            <text:p>Wed Aug 24 07:00:00 2022</text:p>
          </table:table-cell>
          <table:table-cell office:value-type="float" office:value="245.5">
            <text:p>245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8-24T08:00:00">
            <text:p>Wed Aug 24 08:00:00 2022</text:p>
          </table:table-cell>
          <table:table-cell office:value-type="float" office:value="284.6667">
            <text:p>284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8-24T09:00:00">
            <text:p>Wed Aug 24 09:00:00 2022</text:p>
          </table:table-cell>
          <table:table-cell office:value-type="float" office:value="254.0">
            <text:p>254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8-24T10:00:00">
            <text:p>Wed Aug 24 10:00:00 2022</text:p>
          </table:table-cell>
          <table:table-cell office:value-type="float" office:value="233.1667">
            <text:p>233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8-25T03:00:00">
            <text:p>Thu Aug 25 03:00:00 2022</text:p>
          </table:table-cell>
          <table:table-cell office:value-type="float" office:value="216.5">
            <text:p>216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8-25T04:00:00">
            <text:p>Thu Aug 25 04:00:00 2022</text:p>
          </table:table-cell>
          <table:table-cell office:value-type="float" office:value="202.0">
            <text:p>202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8-25T05:00:00">
            <text:p>Thu Aug 25 05:00:00 2022</text:p>
          </table:table-cell>
          <table:table-cell office:value-type="float" office:value="232.8333">
            <text:p>232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8-26T15:00:00">
            <text:p>Fri Aug 26 15:00:00 2022</text:p>
          </table:table-cell>
          <table:table-cell office:value-type="float" office:value="183.0">
            <text:p>183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8-26T16:00:00">
            <text:p>Fri Aug 26 16:00:00 2022</text:p>
          </table:table-cell>
          <table:table-cell office:value-type="float" office:value="207.8333">
            <text:p>207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8-26T17:00:00">
            <text:p>Fri Aug 26 17:00:00 2022</text:p>
          </table:table-cell>
          <table:table-cell office:value-type="float" office:value="234.5">
            <text:p>234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8-26T18:00:00">
            <text:p>Fri Aug 26 18:00:00 2022</text:p>
          </table:table-cell>
          <table:table-cell office:value-type="float" office:value="232.1667">
            <text:p>232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8-27T05:00:00">
            <text:p>Sat Aug 27 05:00:00 2022</text:p>
          </table:table-cell>
          <table:table-cell office:value-type="float" office:value="249.6667">
            <text:p>249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8-27T07:00:00">
            <text:p>Sat Aug 27 07:00:00 2022</text:p>
          </table:table-cell>
          <table:table-cell office:value-type="float" office:value="236.8333">
            <text:p>236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8-28T03:00:00">
            <text:p>Sun Aug 28 03:00:00 2022</text:p>
          </table:table-cell>
          <table:table-cell office:value-type="float" office:value="228.0">
            <text:p>228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8-28T04:00:00">
            <text:p>Sun Aug 28 04:00:00 2022</text:p>
          </table:table-cell>
          <table:table-cell office:value-type="float" office:value="255.3333">
            <text:p>255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8-28T05:00:00">
            <text:p>Sun Aug 28 05:00:00 2022</text:p>
          </table:table-cell>
          <table:table-cell office:value-type="float" office:value="297.6667">
            <text:p>297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8T06:00:00">
            <text:p>Sun Aug 28 06:00:00 2022</text:p>
          </table:table-cell>
          <table:table-cell office:value-type="float" office:value="259.5">
            <text:p>259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28T07:00:00">
            <text:p>Sun Aug 28 07:00:00 2022</text:p>
          </table:table-cell>
          <table:table-cell office:value-type="float" office:value="201.5">
            <text:p>201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8-29T02:00:00">
            <text:p>Mon Aug 29 02:00:00 2022</text:p>
          </table:table-cell>
          <table:table-cell office:value-type="float" office:value="279.5">
            <text:p>279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8-29T03:00:00">
            <text:p>Mon Aug 29 03:00:00 2022</text:p>
          </table:table-cell>
          <table:table-cell office:value-type="float" office:value="287.3333">
            <text:p>287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8-29T04:00:00">
            <text:p>Mon Aug 29 04:00:00 2022</text:p>
          </table:table-cell>
          <table:table-cell office:value-type="float" office:value="308.3333">
            <text:p>308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8-29T05:00:00">
            <text:p>Mon Aug 29 05:00:00 2022</text:p>
          </table:table-cell>
          <table:table-cell office:value-type="float" office:value="297.6667">
            <text:p>297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8-29T06:00:00">
            <text:p>Mon Aug 29 06:00:00 2022</text:p>
          </table:table-cell>
          <table:table-cell office:value-type="float" office:value="266.0">
            <text:p>266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9T07:00:00">
            <text:p>Mon Aug 29 07:00:00 2022</text:p>
          </table:table-cell>
          <table:table-cell office:value-type="float" office:value="185.5">
            <text:p>185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8-29T08:00:00">
            <text:p>Mon Aug 29 08:00:00 2022</text:p>
          </table:table-cell>
          <table:table-cell office:value-type="float" office:value="181.6667">
            <text:p>181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8-29T09:00:00">
            <text:p>Mon Aug 29 09:00:00 2022</text:p>
          </table:table-cell>
          <table:table-cell office:value-type="float" office:value="186.1667">
            <text:p>186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8-29T10:00:00">
            <text:p>Mon Aug 29 10:00:00 2022</text:p>
          </table:table-cell>
          <table:table-cell office:value-type="float" office:value="208.1667">
            <text:p>208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8-29T11:00:00">
            <text:p>Mon Aug 29 11:00:00 2022</text:p>
          </table:table-cell>
          <table:table-cell office:value-type="float" office:value="242.3333">
            <text:p>242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8-30T05:00:00">
            <text:p>Tue Aug 30 05:00:00 2022</text:p>
          </table:table-cell>
          <table:table-cell office:value-type="float" office:value="226.8333">
            <text:p>226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8-30T06:00:00">
            <text:p>Tue Aug 30 06:00:00 2022</text:p>
          </table:table-cell>
          <table:table-cell office:value-type="float" office:value="185.0">
            <text:p>185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8-30T07:00:00">
            <text:p>Tue Aug 30 07:00:00 2022</text:p>
          </table:table-cell>
          <table:table-cell office:value-type="float" office:value="173.5">
            <text:p>173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30T08:00:00">
            <text:p>Tue Aug 30 08:00:00 2022</text:p>
          </table:table-cell>
          <table:table-cell office:value-type="float" office:value="169.6667">
            <text:p>169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8-30T09:00:00">
            <text:p>Tue Aug 30 09:00:00 2022</text:p>
          </table:table-cell>
          <table:table-cell office:value-type="float" office:value="162.6667">
            <text:p>162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8-30T10:00:00">
            <text:p>Tue Aug 30 10:00:00 2022</text:p>
          </table:table-cell>
          <table:table-cell office:value-type="float" office:value="179.6667">
            <text:p>179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8-31T03:00:00">
            <text:p>Wed Aug 31 03:00:00 2022</text:p>
          </table:table-cell>
          <table:table-cell office:value-type="float" office:value="239.8333">
            <text:p>239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8-31T04:00:00">
            <text:p>Wed Aug 31 04:00:00 2022</text:p>
          </table:table-cell>
          <table:table-cell office:value-type="float" office:value="267.8333">
            <text:p>267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8-31T05:00:00">
            <text:p>Wed Aug 31 05:00:00 2022</text:p>
          </table:table-cell>
          <table:table-cell office:value-type="float" office:value="209.5">
            <text:p>209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8-31T06:00:00">
            <text:p>Wed Aug 31 06:00:00 2022</text:p>
          </table:table-cell>
          <table:table-cell office:value-type="float" office:value="213.6667">
            <text:p>213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8-31T07:00:00">
            <text:p>Wed Aug 31 07:00:00 2022</text:p>
          </table:table-cell>
          <table:table-cell office:value-type="float" office:value="232.0">
            <text:p>232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8-31T08:00:00">
            <text:p>Wed Aug 31 08:00:00 2022</text:p>
          </table:table-cell>
          <table:table-cell office:value-type="float" office:value="247.1667">
            <text:p>247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8-31T09:00:00">
            <text:p>Wed Aug 31 09:00:00 2022</text:p>
          </table:table-cell>
          <table:table-cell office:value-type="float" office:value="228.5">
            <text:p>228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9-01T03:00:00">
            <text:p>Thu Sep  1 03:00:00 2022</text:p>
          </table:table-cell>
          <table:table-cell office:value-type="float" office:value="225.5">
            <text:p>225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9-01T04:00:00">
            <text:p>Thu Sep  1 04:00:00 2022</text:p>
          </table:table-cell>
          <table:table-cell office:value-type="float" office:value="199.0">
            <text:p>199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9-01T06:00:00">
            <text:p>Thu Sep  1 06:00:00 2022</text:p>
          </table:table-cell>
          <table:table-cell office:value-type="float" office:value="209.8333">
            <text:p>209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9-01T07:00:00">
            <text:p>Thu Sep  1 07:00:00 2022</text:p>
          </table:table-cell>
          <table:table-cell office:value-type="float" office:value="198.3333">
            <text:p>198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9-02T04:00:00">
            <text:p>Fri Sep  2 04:00:00 2022</text:p>
          </table:table-cell>
          <table:table-cell office:value-type="float" office:value="162.5">
            <text:p>162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9-02T05:00:00">
            <text:p>Fri Sep  2 05:00:00 2022</text:p>
          </table:table-cell>
          <table:table-cell office:value-type="float" office:value="218.3333">
            <text:p>218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9-02T06:00:00">
            <text:p>Fri Sep  2 06:00:00 2022</text:p>
          </table:table-cell>
          <table:table-cell office:value-type="float" office:value="218.5">
            <text:p>218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9-02T07:00:00">
            <text:p>Fri Sep  2 07:00:00 2022</text:p>
          </table:table-cell>
          <table:table-cell office:value-type="float" office:value="182.1667">
            <text:p>182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9-02T08:00:00">
            <text:p>Fri Sep  2 08:00:00 2022</text:p>
          </table:table-cell>
          <table:table-cell office:value-type="float" office:value="94.3333">
            <text:p>94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9-02T09:00:00">
            <text:p>Fri Sep  2 09:00:00 2022</text:p>
          </table:table-cell>
          <table:table-cell office:value-type="float" office:value="214.6667">
            <text:p>214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9-02T10:00:00">
            <text:p>Fri Sep  2 10:00:00 2022</text:p>
          </table:table-cell>
          <table:table-cell office:value-type="float" office:value="246.8333">
            <text:p>246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9-03T03:00:00">
            <text:p>Sat Sep  3 03:00:00 2022</text:p>
          </table:table-cell>
          <table:table-cell office:value-type="float" office:value="221.5">
            <text:p>221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9-03T04:00:00">
            <text:p>Sat Sep  3 04:00:00 2022</text:p>
          </table:table-cell>
          <table:table-cell office:value-type="float" office:value="197.3333">
            <text:p>197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9-03T05:00:00">
            <text:p>Sat Sep  3 05:00:00 2022</text:p>
          </table:table-cell>
          <table:table-cell office:value-type="float" office:value="104.1667">
            <text:p>104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9-03T07:00:00">
            <text:p>Sat Sep  3 07:00:00 2022</text:p>
          </table:table-cell>
          <table:table-cell office:value-type="float" office:value="314.5">
            <text:p>314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9-03T08:00:00">
            <text:p>Sat Sep  3 08:00:00 2022</text:p>
          </table:table-cell>
          <table:table-cell office:value-type="float" office:value="180.5">
            <text:p>180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9-04T03:00:00">
            <text:p>Sun Sep  4 03:00:00 2022</text:p>
          </table:table-cell>
          <table:table-cell office:value-type="float" office:value="185.1667">
            <text:p>185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9-04T04:00:00">
            <text:p>Sun Sep  4 04:00:00 2022</text:p>
          </table:table-cell>
          <table:table-cell office:value-type="float" office:value="219.5">
            <text:p>219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9-04T05:00:00">
            <text:p>Sun Sep  4 05:00:00 2022</text:p>
          </table:table-cell>
          <table:table-cell office:value-type="float" office:value="217.3333">
            <text:p>217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9-04T08:00:00">
            <text:p>Sun Sep  4 08:00:00 2022</text:p>
          </table:table-cell>
          <table:table-cell office:value-type="float" office:value="135.0">
            <text:p>135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9-05T03:00:00">
            <text:p>Mon Sep  5 03:00:00 2022</text:p>
          </table:table-cell>
          <table:table-cell office:value-type="float" office:value="213.3333">
            <text:p>213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9-05T04:00:00">
            <text:p>Mon Sep  5 04:00:00 2022</text:p>
          </table:table-cell>
          <table:table-cell office:value-type="float" office:value="210.6667">
            <text:p>210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9-05T05:00:00">
            <text:p>Mon Sep  5 05:00:00 2022</text:p>
          </table:table-cell>
          <table:table-cell office:value-type="float" office:value="238.5">
            <text:p>238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9-05T06:00:00">
            <text:p>Mon Sep  5 06:00:00 2022</text:p>
          </table:table-cell>
          <table:table-cell office:value-type="float" office:value="191.8333">
            <text:p>191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9-05T07:00:00">
            <text:p>Mon Sep  5 07:00:00 2022</text:p>
          </table:table-cell>
          <table:table-cell office:value-type="float" office:value="114.8333">
            <text:p>114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9-05T08:00:00">
            <text:p>Mon Sep  5 08:00:00 2022</text:p>
          </table:table-cell>
          <table:table-cell office:value-type="float" office:value="162.6667">
            <text:p>162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9-06T03:00:00">
            <text:p>Tue Sep  6 03:00:00 2022</text:p>
          </table:table-cell>
          <table:table-cell office:value-type="float" office:value="210.8333">
            <text:p>210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9-06T04:00:00">
            <text:p>Tue Sep  6 04:00:00 2022</text:p>
          </table:table-cell>
          <table:table-cell office:value-type="float" office:value="234.3333">
            <text:p>234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9-06T05:00:00">
            <text:p>Tue Sep  6 05:00:00 2022</text:p>
          </table:table-cell>
          <table:table-cell office:value-type="float" office:value="176.5">
            <text:p>176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9-06T06:00:00">
            <text:p>Tue Sep  6 06:00:00 2022</text:p>
          </table:table-cell>
          <table:table-cell office:value-type="float" office:value="126.5">
            <text:p>126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9-06T07:00:00">
            <text:p>Tue Sep  6 07:00:00 2022</text:p>
          </table:table-cell>
          <table:table-cell office:value-type="float" office:value="74.0">
            <text:p>74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9-06T08:00:00">
            <text:p>Tue Sep  6 08:00:00 2022</text:p>
          </table:table-cell>
          <table:table-cell office:value-type="float" office:value="184.6667">
            <text:p>184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9-06T09:00:00">
            <text:p>Tue Sep  6 09:00:00 2022</text:p>
          </table:table-cell>
          <table:table-cell office:value-type="float" office:value="168.8333">
            <text:p>168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9-07T03:00:00">
            <text:p>Wed Sep  7 03:00:00 2022</text:p>
          </table:table-cell>
          <table:table-cell office:value-type="float" office:value="211.3333">
            <text:p>211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9-07T06:00:00">
            <text:p>Wed Sep  7 06:00:00 2022</text:p>
          </table:table-cell>
          <table:table-cell office:value-type="float" office:value="75.3333">
            <text:p>75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9-08T00:00:00">
            <text:p>Thu Sep  8 00:00:00 2022</text:p>
          </table:table-cell>
          <table:table-cell office:value-type="float" office:value="300.5">
            <text:p>300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9-08T05:00:00">
            <text:p>Thu Sep  8 05:00:00 2022</text:p>
          </table:table-cell>
          <table:table-cell office:value-type="float" office:value="338.1667">
            <text:p>338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9-08T06:00:00">
            <text:p>Thu Sep  8 06:00:00 2022</text:p>
          </table:table-cell>
          <table:table-cell office:value-type="float" office:value="206.5">
            <text:p>206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9-08T07:00:00">
            <text:p>Thu Sep  8 07:00:00 2022</text:p>
          </table:table-cell>
          <table:table-cell office:value-type="float" office:value="112.0">
            <text:p>112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9-08T08:00:00">
            <text:p>Thu Sep  8 08:00:00 2022</text:p>
          </table:table-cell>
          <table:table-cell office:value-type="float" office:value="185.1667">
            <text:p>185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9-08T17:00:00">
            <text:p>Thu Sep  8 17:00:00 2022</text:p>
          </table:table-cell>
          <table:table-cell office:value-type="float" office:value="183.5">
            <text:p>183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9-09T05:00:00">
            <text:p>Fri Sep  9 05:00:00 2022</text:p>
          </table:table-cell>
          <table:table-cell office:value-type="float" office:value="147.3333">
            <text:p>147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9-10T02:00:00">
            <text:p>Sat Sep 10 02:00:00 2022</text:p>
          </table:table-cell>
          <table:table-cell office:value-type="float" office:value="181.5">
            <text:p>181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9-10T03:00:00">
            <text:p>Sat Sep 10 03:00:00 2022</text:p>
          </table:table-cell>
          <table:table-cell office:value-type="float" office:value="185.0">
            <text:p>185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9-10T04:00:00">
            <text:p>Sat Sep 10 04:00:00 2022</text:p>
          </table:table-cell>
          <table:table-cell office:value-type="float" office:value="195.1667">
            <text:p>195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9-10T05:00:00">
            <text:p>Sat Sep 10 05:00:00 2022</text:p>
          </table:table-cell>
          <table:table-cell office:value-type="float" office:value="100.0">
            <text:p>100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9-10T06:00:00">
            <text:p>Sat Sep 10 06:00:00 2022</text:p>
          </table:table-cell>
          <table:table-cell office:value-type="float" office:value="100.8333">
            <text:p>100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9-10T07:00:00">
            <text:p>Sat Sep 10 07:00:00 2022</text:p>
          </table:table-cell>
          <table:table-cell office:value-type="float" office:value="59.6667">
            <text:p>59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9-10T08:00:00">
            <text:p>Sat Sep 10 08:00:00 2022</text:p>
          </table:table-cell>
          <table:table-cell office:value-type="float" office:value="52.5">
            <text:p>52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9-11T04:00:00">
            <text:p>Sun Sep 11 04:00:00 2022</text:p>
          </table:table-cell>
          <table:table-cell office:value-type="float" office:value="193.0">
            <text:p>193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9-11T05:00:00">
            <text:p>Sun Sep 11 05:00:00 2022</text:p>
          </table:table-cell>
          <table:table-cell office:value-type="float" office:value="114.1667">
            <text:p>114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9-11T06:00:00">
            <text:p>Sun Sep 11 06:00:00 2022</text:p>
          </table:table-cell>
          <table:table-cell office:value-type="float" office:value="187.8333">
            <text:p>187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9-11T07:00:00">
            <text:p>Sun Sep 11 07:00:00 2022</text:p>
          </table:table-cell>
          <table:table-cell office:value-type="float" office:value="221.6667">
            <text:p>221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9-12T04:00:00">
            <text:p>Mon Sep 12 04:00:00 2022</text:p>
          </table:table-cell>
          <table:table-cell office:value-type="float" office:value="226.1667">
            <text:p>226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9-12T05:00:00">
            <text:p>Mon Sep 12 05:00:00 2022</text:p>
          </table:table-cell>
          <table:table-cell office:value-type="float" office:value="253.8333">
            <text:p>253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9-12T06:00:00">
            <text:p>Mon Sep 12 06:00:00 2022</text:p>
          </table:table-cell>
          <table:table-cell office:value-type="float" office:value="234.0">
            <text:p>234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12T07:00:00">
            <text:p>Mon Sep 12 07:00:00 2022</text:p>
          </table:table-cell>
          <table:table-cell office:value-type="float" office:value="185.3333">
            <text:p>185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9-12T09:00:00">
            <text:p>Mon Sep 12 09:00:00 2022</text:p>
          </table:table-cell>
          <table:table-cell office:value-type="float" office:value="160.0">
            <text:p>160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9-12T10:00:00">
            <text:p>Mon Sep 12 10:00:00 2022</text:p>
          </table:table-cell>
          <table:table-cell office:value-type="float" office:value="269.0">
            <text:p>269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9-15T06:00:00">
            <text:p>Thu Sep 15 06:00:00 2022</text:p>
          </table:table-cell>
          <table:table-cell office:value-type="float" office:value="209.6667">
            <text:p>209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09-16T02:00:00">
            <text:p>Fri Sep 16 02:00:00 2022</text:p>
          </table:table-cell>
          <table:table-cell office:value-type="float" office:value="194.5">
            <text:p>194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9-16T03:00:00">
            <text:p>Fri Sep 16 03:00:00 2022</text:p>
          </table:table-cell>
          <table:table-cell office:value-type="float" office:value="201.1667">
            <text:p>201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9-16T04:00:00">
            <text:p>Fri Sep 16 04:00:00 2022</text:p>
          </table:table-cell>
          <table:table-cell office:value-type="float" office:value="197.3333">
            <text:p>197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9-16T05:00:00">
            <text:p>Fri Sep 16 05:00:00 2022</text:p>
          </table:table-cell>
          <table:table-cell office:value-type="float" office:value="237.0">
            <text:p>237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9-16T06:00:00">
            <text:p>Fri Sep 16 06:00:00 2022</text:p>
          </table:table-cell>
          <table:table-cell office:value-type="float" office:value="219.3333">
            <text:p>219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9-16T07:00:00">
            <text:p>Fri Sep 16 07:00:00 2022</text:p>
          </table:table-cell>
          <table:table-cell office:value-type="float" office:value="184.1667">
            <text:p>184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9-16T08:00:00">
            <text:p>Fri Sep 16 08:00:00 2022</text:p>
          </table:table-cell>
          <table:table-cell office:value-type="float" office:value="203.6667">
            <text:p>203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9-17T04:00:00">
            <text:p>Sat Sep 17 04:00:00 2022</text:p>
          </table:table-cell>
          <table:table-cell office:value-type="float" office:value="184.8333">
            <text:p>184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9-17T05:00:00">
            <text:p>Sat Sep 17 05:00:00 2022</text:p>
          </table:table-cell>
          <table:table-cell office:value-type="float" office:value="226.1667">
            <text:p>226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9-17T06:00:00">
            <text:p>Sat Sep 17 06:00:00 2022</text:p>
          </table:table-cell>
          <table:table-cell office:value-type="float" office:value="251.6667">
            <text:p>251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9-17T07:00:00">
            <text:p>Sat Sep 17 07:00:00 2022</text:p>
          </table:table-cell>
          <table:table-cell office:value-type="float" office:value="225.8333">
            <text:p>225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9-17T08:00:00">
            <text:p>Sat Sep 17 08:00:00 2022</text:p>
          </table:table-cell>
          <table:table-cell office:value-type="float" office:value="148.5">
            <text:p>148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9-18T03:00:00">
            <text:p>Sun Sep 18 03:00:00 2022</text:p>
          </table:table-cell>
          <table:table-cell office:value-type="float" office:value="294.1667">
            <text:p>294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9-19T01:00:00">
            <text:p>Mon Sep 19 01:00:00 2022</text:p>
          </table:table-cell>
          <table:table-cell office:value-type="float" office:value="285.1667">
            <text:p>285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9-19T02:00:00">
            <text:p>Mon Sep 19 02:00:00 2022</text:p>
          </table:table-cell>
          <table:table-cell office:value-type="float" office:value="297.8333">
            <text:p>297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9-19T03:00:00">
            <text:p>Mon Sep 19 03:00:00 2022</text:p>
          </table:table-cell>
          <table:table-cell office:value-type="float" office:value="263.1667">
            <text:p>263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9-19T04:00:00">
            <text:p>Mon Sep 19 04:00:00 2022</text:p>
          </table:table-cell>
          <table:table-cell office:value-type="float" office:value="266.5">
            <text:p>266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9-19T05:00:00">
            <text:p>Mon Sep 19 05:00:00 2022</text:p>
          </table:table-cell>
          <table:table-cell office:value-type="float" office:value="169.8333">
            <text:p>169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9-19T06:00:00">
            <text:p>Mon Sep 19 06:00:00 2022</text:p>
          </table:table-cell>
          <table:table-cell office:value-type="float" office:value="184.1667">
            <text:p>184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9-24T05:00:00">
            <text:p>Sat Sep 24 05:00:00 2022</text:p>
          </table:table-cell>
          <table:table-cell office:value-type="float" office:value="240.3333">
            <text:p>240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9-24T06:00:00">
            <text:p>Sat Sep 24 06:00:00 2022</text:p>
          </table:table-cell>
          <table:table-cell office:value-type="float" office:value="254.0">
            <text:p>254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9-24T07:00:00">
            <text:p>Sat Sep 24 07:00:00 2022</text:p>
          </table:table-cell>
          <table:table-cell office:value-type="float" office:value="245.1667">
            <text:p>245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9-24T08:00:00">
            <text:p>Sat Sep 24 08:00:00 2022</text:p>
          </table:table-cell>
          <table:table-cell office:value-type="float" office:value="244.5">
            <text:p>244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9-25T04:00:00">
            <text:p>Sun Sep 25 04:00:00 2022</text:p>
          </table:table-cell>
          <table:table-cell office:value-type="float" office:value="318.0">
            <text:p>318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9-25T05:00:00">
            <text:p>Sun Sep 25 05:00:00 2022</text:p>
          </table:table-cell>
          <table:table-cell office:value-type="float" office:value="317.6667">
            <text:p>317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9-25T07:00:00">
            <text:p>Sun Sep 25 07:00:00 2022</text:p>
          </table:table-cell>
          <table:table-cell office:value-type="float" office:value="172.1667">
            <text:p>172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9-25T08:00:00">
            <text:p>Sun Sep 25 08:00:00 2022</text:p>
          </table:table-cell>
          <table:table-cell office:value-type="float" office:value="203.8333">
            <text:p>203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9-25T09:00:00">
            <text:p>Sun Sep 25 09:00:00 2022</text:p>
          </table:table-cell>
          <table:table-cell office:value-type="float" office:value="265.1667">
            <text:p>265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9-26T04:00:00">
            <text:p>Mon Sep 26 04:00:00 2022</text:p>
          </table:table-cell>
          <table:table-cell office:value-type="float" office:value="187.0">
            <text:p>187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9-26T05:00:00">
            <text:p>Mon Sep 26 05:00:00 2022</text:p>
          </table:table-cell>
          <table:table-cell office:value-type="float" office:value="174.6667">
            <text:p>174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9-26T06:00:00">
            <text:p>Mon Sep 26 06:00:00 2022</text:p>
          </table:table-cell>
          <table:table-cell office:value-type="float" office:value="196.5">
            <text:p>196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9-26T07:00:00">
            <text:p>Mon Sep 26 07:00:00 2022</text:p>
          </table:table-cell>
          <table:table-cell office:value-type="float" office:value="236.8333">
            <text:p>236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9-27T11:00:00">
            <text:p>Tue Sep 27 11:00:00 2022</text:p>
          </table:table-cell>
          <table:table-cell office:value-type="float" office:value="146.1667">
            <text:p>146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9-27T12:00:00">
            <text:p>Tue Sep 27 12:00:00 2022</text:p>
          </table:table-cell>
          <table:table-cell office:value-type="float" office:value="200.3333">
            <text:p>200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9-27T13:00:00">
            <text:p>Tue Sep 27 13:00:00 2022</text:p>
          </table:table-cell>
          <table:table-cell office:value-type="float" office:value="204.6667">
            <text:p>204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9-28T04:00:00">
            <text:p>Wed Sep 28 04:00:00 2022</text:p>
          </table:table-cell>
          <table:table-cell office:value-type="float" office:value="198.6667">
            <text:p>198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9-28T05:00:00">
            <text:p>Wed Sep 28 05:00:00 2022</text:p>
          </table:table-cell>
          <table:table-cell office:value-type="float" office:value="193.8333">
            <text:p>193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9-28T06:00:00">
            <text:p>Wed Sep 28 06:00:00 2022</text:p>
          </table:table-cell>
          <table:table-cell office:value-type="float" office:value="225.5">
            <text:p>225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9-28T07:00:00">
            <text:p>Wed Sep 28 07:00:00 2022</text:p>
          </table:table-cell>
          <table:table-cell office:value-type="float" office:value="249.1667">
            <text:p>249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9-28T08:00:00">
            <text:p>Wed Sep 28 08:00:00 2022</text:p>
          </table:table-cell>
          <table:table-cell office:value-type="float" office:value="258.1667">
            <text:p>258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9-28T09:00:00">
            <text:p>Wed Sep 28 09:00:00 2022</text:p>
          </table:table-cell>
          <table:table-cell office:value-type="float" office:value="154.1667">
            <text:p>154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9-29T03:00:00">
            <text:p>Thu Sep 29 03:00:00 2022</text:p>
          </table:table-cell>
          <table:table-cell office:value-type="float" office:value="304.5">
            <text:p>304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29T04:00:00">
            <text:p>Thu Sep 29 04:00:00 2022</text:p>
          </table:table-cell>
          <table:table-cell office:value-type="float" office:value="306.5">
            <text:p>306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9-29T05:00:00">
            <text:p>Thu Sep 29 05:00:00 2022</text:p>
          </table:table-cell>
          <table:table-cell office:value-type="float" office:value="272.3333">
            <text:p>272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9-29T06:00:00">
            <text:p>Thu Sep 29 06:00:00 2022</text:p>
          </table:table-cell>
          <table:table-cell office:value-type="float" office:value="277.5">
            <text:p>277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9-29T07:00:00">
            <text:p>Thu Sep 29 07:00:00 2022</text:p>
          </table:table-cell>
          <table:table-cell office:value-type="float" office:value="300.1667">
            <text:p>300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9-29T08:00:00">
            <text:p>Thu Sep 29 08:00:00 2022</text:p>
          </table:table-cell>
          <table:table-cell office:value-type="float" office:value="308.5">
            <text:p>308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9-29T09:00:00">
            <text:p>Thu Sep 29 09:00:00 2022</text:p>
          </table:table-cell>
          <table:table-cell office:value-type="float" office:value="311.1667">
            <text:p>311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9-29T10:00:00">
            <text:p>Thu Sep 29 10:00:00 2022</text:p>
          </table:table-cell>
          <table:table-cell office:value-type="float" office:value="294.8333">
            <text:p>294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9-29T11:00:00">
            <text:p>Thu Sep 29 11:00:00 2022</text:p>
          </table:table-cell>
          <table:table-cell office:value-type="float" office:value="272.8333">
            <text:p>272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9-29T23:00:00">
            <text:p>Thu Sep 29 23:00:00 2022</text:p>
          </table:table-cell>
          <table:table-cell office:value-type="float" office:value="281.6667">
            <text:p>281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9-30T00:00:00">
            <text:p>Fri Sep 30 00:00:00 2022</text:p>
          </table:table-cell>
          <table:table-cell office:value-type="float" office:value="252.6667">
            <text:p>252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9-30T01:00:00">
            <text:p>Fri Sep 30 01:00:00 2022</text:p>
          </table:table-cell>
          <table:table-cell office:value-type="float" office:value="250.5">
            <text:p>250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9-30T02:00:00">
            <text:p>Fri Sep 30 02:00:00 2022</text:p>
          </table:table-cell>
          <table:table-cell office:value-type="float" office:value="304.3333">
            <text:p>304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9-30T07:00:00">
            <text:p>Fri Sep 30 07:00:00 2022</text:p>
          </table:table-cell>
          <table:table-cell office:value-type="float" office:value="185.6667">
            <text:p>185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0-01T04:00:00">
            <text:p>Sat Oct  1 04:00:00 2022</text:p>
          </table:table-cell>
          <table:table-cell office:value-type="float" office:value="119.3333">
            <text:p>119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0-03T00:00:00">
            <text:p>Mon Oct  3 00:00:00 2022</text:p>
          </table:table-cell>
          <table:table-cell office:value-type="float" office:value="317.8333">
            <text:p>317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03T01:00:00">
            <text:p>Mon Oct  3 01:00:00 2022</text:p>
          </table:table-cell>
          <table:table-cell office:value-type="float" office:value="322.6667">
            <text:p>322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0-03T02:00:00">
            <text:p>Mon Oct  3 02:00:00 2022</text:p>
          </table:table-cell>
          <table:table-cell office:value-type="float" office:value="326.0">
            <text:p>326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03T03:00:00">
            <text:p>Mon Oct  3 03:00:00 2022</text:p>
          </table:table-cell>
          <table:table-cell office:value-type="float" office:value="235.3333">
            <text:p>235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3T04:00:00">
            <text:p>Mon Oct  3 04:00:00 2022</text:p>
          </table:table-cell>
          <table:table-cell office:value-type="float" office:value="245.3333">
            <text:p>245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0-03T05:00:00">
            <text:p>Mon Oct  3 05:00:00 2022</text:p>
          </table:table-cell>
          <table:table-cell office:value-type="float" office:value="320.6667">
            <text:p>320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03T06:00:00">
            <text:p>Mon Oct  3 06:00:00 2022</text:p>
          </table:table-cell>
          <table:table-cell office:value-type="float" office:value="310.1667">
            <text:p>31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10-03T08:00:00">
            <text:p>Mon Oct  3 08:00:00 2022</text:p>
          </table:table-cell>
          <table:table-cell office:value-type="float" office:value="201.6667">
            <text:p>201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04T03:00:00">
            <text:p>Tue Oct  4 03:00:00 2022</text:p>
          </table:table-cell>
          <table:table-cell office:value-type="float" office:value="223.6667">
            <text:p>223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04T04:00:00">
            <text:p>Tue Oct  4 04:00:00 2022</text:p>
          </table:table-cell>
          <table:table-cell office:value-type="float" office:value="240.0">
            <text:p>240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0-04T05:00:00">
            <text:p>Tue Oct  4 05:00:00 2022</text:p>
          </table:table-cell>
          <table:table-cell office:value-type="float" office:value="286.8333">
            <text:p>286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0-04T06:00:00">
            <text:p>Tue Oct  4 06:00:00 2022</text:p>
          </table:table-cell>
          <table:table-cell office:value-type="float" office:value="99.1667">
            <text:p>99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0-04T07:00:00">
            <text:p>Tue Oct  4 07:00:00 2022</text:p>
          </table:table-cell>
          <table:table-cell office:value-type="float" office:value="83.0">
            <text:p>83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04T08:00:00">
            <text:p>Tue Oct  4 08:00:00 2022</text:p>
          </table:table-cell>
          <table:table-cell office:value-type="float" office:value="70.8333">
            <text:p>70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0-05T04:00:00">
            <text:p>Wed Oct  5 04:00:00 2022</text:p>
          </table:table-cell>
          <table:table-cell office:value-type="float" office:value="249.6667">
            <text:p>249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0-05T05:00:00">
            <text:p>Wed Oct  5 05:00:00 2022</text:p>
          </table:table-cell>
          <table:table-cell office:value-type="float" office:value="259.8333">
            <text:p>259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0-05T06:00:00">
            <text:p>Wed Oct  5 06:00:00 2022</text:p>
          </table:table-cell>
          <table:table-cell office:value-type="float" office:value="255.0">
            <text:p>255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05T07:00:00">
            <text:p>Wed Oct  5 07:00:00 2022</text:p>
          </table:table-cell>
          <table:table-cell office:value-type="float" office:value="233.3333">
            <text:p>233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0-05T08:00:00">
            <text:p>Wed Oct  5 08:00:00 2022</text:p>
          </table:table-cell>
          <table:table-cell office:value-type="float" office:value="309.8333">
            <text:p>309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0-05T09:00:00">
            <text:p>Wed Oct  5 09:00:00 2022</text:p>
          </table:table-cell>
          <table:table-cell office:value-type="float" office:value="83.1667">
            <text:p>83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3-08T20:00:00">
            <text:p>Wed Mar  8 20:00:00 2023</text:p>
          </table:table-cell>
          <table:table-cell office:value-type="float" office:value="223.1667">
            <text:p>223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08T21:00:00">
            <text:p>Wed Mar  8 21:00:00 2023</text:p>
          </table:table-cell>
          <table:table-cell office:value-type="float" office:value="218.6667">
            <text:p>218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8T22:00:00">
            <text:p>Wed Mar  8 22:00:00 2023</text:p>
          </table:table-cell>
          <table:table-cell office:value-type="float" office:value="221.1667">
            <text:p>221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3-08T23:00:00">
            <text:p>Wed Mar  8 23:00:00 2023</text:p>
          </table:table-cell>
          <table:table-cell office:value-type="float" office:value="218.6667">
            <text:p>218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3-09T00:00:00">
            <text:p>Thu Mar  9 00:00:00 2023</text:p>
          </table:table-cell>
          <table:table-cell office:value-type="float" office:value="233.8333">
            <text:p>233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3-09T01:00:00">
            <text:p>Thu Mar  9 01:00:00 2023</text:p>
          </table:table-cell>
          <table:table-cell office:value-type="float" office:value="227.6667">
            <text:p>227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10T07:00:00">
            <text:p>Fri Mar 10 07:00:00 2023</text:p>
          </table:table-cell>
          <table:table-cell office:value-type="float" office:value="131.6667">
            <text:p>131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3-11T06:00:00">
            <text:p>Sat Mar 11 06:00:00 2023</text:p>
          </table:table-cell>
          <table:table-cell office:value-type="float" office:value="185.0">
            <text:p>185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3-11T08:00:00">
            <text:p>Sat Mar 11 08:00:00 2023</text:p>
          </table:table-cell>
          <table:table-cell office:value-type="float" office:value="125.8333">
            <text:p>125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3-11T09:00:00">
            <text:p>Sat Mar 11 09:00:00 2023</text:p>
          </table:table-cell>
          <table:table-cell office:value-type="float" office:value="31.5">
            <text:p>31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11T10:00:00">
            <text:p>Sat Mar 11 10:00:00 2023</text:p>
          </table:table-cell>
          <table:table-cell office:value-type="float" office:value="91.1667">
            <text:p>91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12T06:00:00">
            <text:p>Sun Mar 12 06:00:00 2023</text:p>
          </table:table-cell>
          <table:table-cell office:value-type="float" office:value="73.0">
            <text:p>73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3-13T02:00:00">
            <text:p>Mon Mar 13 02:00:00 2023</text:p>
          </table:table-cell>
          <table:table-cell office:value-type="float" office:value="173.0">
            <text:p>173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3-13T03:00:00">
            <text:p>Mon Mar 13 03:00:00 2023</text:p>
          </table:table-cell>
          <table:table-cell office:value-type="float" office:value="192.1667">
            <text:p>192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3-13T07:00:00">
            <text:p>Mon Mar 13 07:00:00 2023</text:p>
          </table:table-cell>
          <table:table-cell office:value-type="float" office:value="160.6667">
            <text:p>160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3-14T08:00:00">
            <text:p>Tue Mar 14 08:00:00 2023</text:p>
          </table:table-cell>
          <table:table-cell office:value-type="float" office:value="275.6667">
            <text:p>275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3-14T09:00:00">
            <text:p>Tue Mar 14 09:00:00 2023</text:p>
          </table:table-cell>
          <table:table-cell office:value-type="float" office:value="191.8333">
            <text:p>191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3-17T05:00:00">
            <text:p>Fri Mar 17 05:00:00 2023</text:p>
          </table:table-cell>
          <table:table-cell office:value-type="float" office:value="215.3333">
            <text:p>215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17T06:00:00">
            <text:p>Fri Mar 17 06:00:00 2023</text:p>
          </table:table-cell>
          <table:table-cell office:value-type="float" office:value="232.5">
            <text:p>232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3-17T07:00:00">
            <text:p>Fri Mar 17 07:00:00 2023</text:p>
          </table:table-cell>
          <table:table-cell office:value-type="float" office:value="241.8333">
            <text:p>241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17T08:00:00">
            <text:p>Fri Mar 17 08:00:00 2023</text:p>
          </table:table-cell>
          <table:table-cell office:value-type="float" office:value="256.1667">
            <text:p>256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3-17T09:00:00">
            <text:p>Fri Mar 17 09:00:00 2023</text:p>
          </table:table-cell>
          <table:table-cell office:value-type="float" office:value="291.6667">
            <text:p>291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17T10:00:00">
            <text:p>Fri Mar 17 10:00:00 2023</text:p>
          </table:table-cell>
          <table:table-cell office:value-type="float" office:value="287.0">
            <text:p>287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3-18T03:00:00">
            <text:p>Sat Mar 18 03:00:00 2023</text:p>
          </table:table-cell>
          <table:table-cell office:value-type="float" office:value="290.0">
            <text:p>290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3-18T04:00:00">
            <text:p>Sat Mar 18 04:00:00 2023</text:p>
          </table:table-cell>
          <table:table-cell office:value-type="float" office:value="258.5">
            <text:p>258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3-18T05:00:00">
            <text:p>Sat Mar 18 05:00:00 2023</text:p>
          </table:table-cell>
          <table:table-cell office:value-type="float" office:value="280.5">
            <text:p>280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18T06:00:00">
            <text:p>Sat Mar 18 06:00:00 2023</text:p>
          </table:table-cell>
          <table:table-cell office:value-type="float" office:value="286.0">
            <text:p>286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3-18T07:00:00">
            <text:p>Sat Mar 18 07:00:00 2023</text:p>
          </table:table-cell>
          <table:table-cell office:value-type="float" office:value="287.1667">
            <text:p>287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3-18T08:00:00">
            <text:p>Sat Mar 18 08:00:00 2023</text:p>
          </table:table-cell>
          <table:table-cell office:value-type="float" office:value="322.3333">
            <text:p>322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3-18T09:00:00">
            <text:p>Sat Mar 18 09:00:00 2023</text:p>
          </table:table-cell>
          <table:table-cell office:value-type="float" office:value="338.6667">
            <text:p>338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18T10:00:00">
            <text:p>Sat Mar 18 10:00:00 2023</text:p>
          </table:table-cell>
          <table:table-cell office:value-type="float" office:value="236.1667">
            <text:p>236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19T00:00:00">
            <text:p>Sun Mar 19 00:00:00 2023</text:p>
          </table:table-cell>
          <table:table-cell office:value-type="float" office:value="331.5">
            <text:p>331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19T01:00:00">
            <text:p>Sun Mar 19 01:00:00 2023</text:p>
          </table:table-cell>
          <table:table-cell office:value-type="float" office:value="295.0">
            <text:p>295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3-19T02:00:00">
            <text:p>Sun Mar 19 02:00:00 2023</text:p>
          </table:table-cell>
          <table:table-cell office:value-type="float" office:value="353.6667">
            <text:p>353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3-19T03:00:00">
            <text:p>Sun Mar 19 03:00:00 2023</text:p>
          </table:table-cell>
          <table:table-cell office:value-type="float" office:value="342.8333">
            <text:p>342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3-19T04:00:00">
            <text:p>Sun Mar 19 04:00:00 2023</text:p>
          </table:table-cell>
          <table:table-cell office:value-type="float" office:value="339.5">
            <text:p>339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19T05:00:00">
            <text:p>Sun Mar 19 05:00:00 2023</text:p>
          </table:table-cell>
          <table:table-cell office:value-type="float" office:value="236.3333">
            <text:p>236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3-20T02:00:00">
            <text:p>Mon Mar 20 02:00:00 2023</text:p>
          </table:table-cell>
          <table:table-cell office:value-type="float" office:value="270.0">
            <text:p>270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3-20T03:00:00">
            <text:p>Mon Mar 20 03:00:00 2023</text:p>
          </table:table-cell>
          <table:table-cell office:value-type="float" office:value="251.1667">
            <text:p>251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20T04:00:00">
            <text:p>Mon Mar 20 04:00:00 2023</text:p>
          </table:table-cell>
          <table:table-cell office:value-type="float" office:value="255.8333">
            <text:p>255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3-20T05:00:00">
            <text:p>Mon Mar 20 05:00:00 2023</text:p>
          </table:table-cell>
          <table:table-cell office:value-type="float" office:value="299.5">
            <text:p>299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3-22T04:00:00">
            <text:p>Wed Mar 22 04:00:00 2023</text:p>
          </table:table-cell>
          <table:table-cell office:value-type="float" office:value="270.0">
            <text:p>270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3-22T05:00:00">
            <text:p>Wed Mar 22 05:00:00 2023</text:p>
          </table:table-cell>
          <table:table-cell office:value-type="float" office:value="253.1667">
            <text:p>253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3-22T06:00:00">
            <text:p>Wed Mar 22 06:00:00 2023</text:p>
          </table:table-cell>
          <table:table-cell office:value-type="float" office:value="164.3333">
            <text:p>164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3-23T04:00:00">
            <text:p>Thu Mar 23 04:00:00 2023</text:p>
          </table:table-cell>
          <table:table-cell office:value-type="float" office:value="278.1667">
            <text:p>278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23T05:00:00">
            <text:p>Thu Mar 23 05:00:00 2023</text:p>
          </table:table-cell>
          <table:table-cell office:value-type="float" office:value="306.1667">
            <text:p>306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23T06:00:00">
            <text:p>Thu Mar 23 06:00:00 2023</text:p>
          </table:table-cell>
          <table:table-cell office:value-type="float" office:value="194.3333">
            <text:p>194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24T04:00:00">
            <text:p>Fri Mar 24 04:00:00 2023</text:p>
          </table:table-cell>
          <table:table-cell office:value-type="float" office:value="232.5">
            <text:p>232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24T07:00:00">
            <text:p>Fri Mar 24 07:00:00 2023</text:p>
          </table:table-cell>
          <table:table-cell office:value-type="float" office:value="176.3333">
            <text:p>176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3-24T08:00:00">
            <text:p>Fri Mar 24 08:00:00 2023</text:p>
          </table:table-cell>
          <table:table-cell office:value-type="float" office:value="85.0">
            <text:p>8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3-26T05:00:00">
            <text:p>Sun Mar 26 05:00:00 2023</text:p>
          </table:table-cell>
          <table:table-cell office:value-type="float" office:value="150.3333">
            <text:p>150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3-26T06:00:00">
            <text:p>Sun Mar 26 06:00:00 2023</text:p>
          </table:table-cell>
          <table:table-cell office:value-type="float" office:value="180.5">
            <text:p>180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3-28T07:00:00">
            <text:p>Tue Mar 28 07:00:00 2023</text:p>
          </table:table-cell>
          <table:table-cell office:value-type="float" office:value="185.5">
            <text:p>185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30T05:00:00">
            <text:p>Thu Mar 30 05:00:00 2023</text:p>
          </table:table-cell>
          <table:table-cell office:value-type="float" office:value="204.5">
            <text:p>204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3-30T06:00:00">
            <text:p>Thu Mar 30 06:00:00 2023</text:p>
          </table:table-cell>
          <table:table-cell office:value-type="float" office:value="209.5">
            <text:p>209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3-30T07:00:00">
            <text:p>Thu Mar 30 07:00:00 2023</text:p>
          </table:table-cell>
          <table:table-cell office:value-type="float" office:value="227.5">
            <text:p>227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3-30T08:00:00">
            <text:p>Thu Mar 30 08:00:00 2023</text:p>
          </table:table-cell>
          <table:table-cell office:value-type="float" office:value="251.5">
            <text:p>251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3-30T09:00:00">
            <text:p>Thu Mar 30 09:00:00 2023</text:p>
          </table:table-cell>
          <table:table-cell office:value-type="float" office:value="177.8333">
            <text:p>177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31T04:00:00">
            <text:p>Fri Mar 31 04:00:00 2023</text:p>
          </table:table-cell>
          <table:table-cell office:value-type="float" office:value="211.6667">
            <text:p>211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31T05:00:00">
            <text:p>Fri Mar 31 05:00:00 2023</text:p>
          </table:table-cell>
          <table:table-cell office:value-type="float" office:value="202.6667">
            <text:p>202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3-31T06:00:00">
            <text:p>Fri Mar 31 06:00:00 2023</text:p>
          </table:table-cell>
          <table:table-cell office:value-type="float" office:value="322.0">
            <text:p>322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3-31T07:00:00">
            <text:p>Fri Mar 31 07:00:00 2023</text:p>
          </table:table-cell>
          <table:table-cell office:value-type="float" office:value="344.8333">
            <text:p>344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4-01T05:00:00">
            <text:p>Sat Apr  1 05:00:00 2023</text:p>
          </table:table-cell>
          <table:table-cell office:value-type="float" office:value="317.5">
            <text:p>317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4-01T06:00:00">
            <text:p>Sat Apr  1 06:00:00 2023</text:p>
          </table:table-cell>
          <table:table-cell office:value-type="float" office:value="276.8333">
            <text:p>276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4-01T07:00:00">
            <text:p>Sat Apr  1 07:00:00 2023</text:p>
          </table:table-cell>
          <table:table-cell office:value-type="float" office:value="130.3333">
            <text:p>130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4-01T08:00:00">
            <text:p>Sat Apr  1 08:00:00 2023</text:p>
          </table:table-cell>
          <table:table-cell office:value-type="float" office:value="343.3333">
            <text:p>343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01T10:00:00">
            <text:p>Sat Apr  1 10:00:00 2023</text:p>
          </table:table-cell>
          <table:table-cell office:value-type="float" office:value="316.8333">
            <text:p>316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4-01T12:00:00">
            <text:p>Sat Apr  1 12:00:00 2023</text:p>
          </table:table-cell>
          <table:table-cell office:value-type="float" office:value="181.1667">
            <text:p>181.1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01T20:00:00">
            <text:p>Sat Apr  1 20:00:00 2023</text:p>
          </table:table-cell>
          <table:table-cell office:value-type="float" office:value="334.3333">
            <text:p>334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4-01T21:00:00">
            <text:p>Sat Apr  1 21:00:00 2023</text:p>
          </table:table-cell>
          <table:table-cell office:value-type="float" office:value="328.3333">
            <text:p>328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4-01T22:00:00">
            <text:p>Sat Apr  1 22:00:00 2023</text:p>
          </table:table-cell>
          <table:table-cell office:value-type="float" office:value="314.0">
            <text:p>314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4-01T23:00:00">
            <text:p>Sat Apr  1 23:00:00 2023</text:p>
          </table:table-cell>
          <table:table-cell office:value-type="float" office:value="316.5">
            <text:p>316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00:00:00">
            <text:p>Sun Apr  2 00:00:00 2023</text:p>
          </table:table-cell>
          <table:table-cell office:value-type="float" office:value="313.6667">
            <text:p>313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4-02T01:00:00">
            <text:p>Sun Apr  2 01:00:00 2023</text:p>
          </table:table-cell>
          <table:table-cell office:value-type="float" office:value="300.6667">
            <text:p>300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4-02T02:00:00">
            <text:p>Sun Apr  2 02:00:00 2023</text:p>
          </table:table-cell>
          <table:table-cell office:value-type="float" office:value="304.1667">
            <text:p>304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02T03:00:00">
            <text:p>Sun Apr  2 03:00:00 2023</text:p>
          </table:table-cell>
          <table:table-cell office:value-type="float" office:value="303.1667">
            <text:p>303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4-02T04:00:00">
            <text:p>Sun Apr  2 04:00:00 2023</text:p>
          </table:table-cell>
          <table:table-cell office:value-type="float" office:value="301.5">
            <text:p>301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4-02T05:00:00">
            <text:p>Sun Apr  2 05:00:00 2023</text:p>
          </table:table-cell>
          <table:table-cell office:value-type="float" office:value="317.3333">
            <text:p>317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04T06:00:00">
            <text:p>Tue Apr  4 06:00:00 2023</text:p>
          </table:table-cell>
          <table:table-cell office:value-type="float" office:value="220.5">
            <text:p>220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4-04T07:00:00">
            <text:p>Tue Apr  4 07:00:00 2023</text:p>
          </table:table-cell>
          <table:table-cell office:value-type="float" office:value="247.8333">
            <text:p>247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4-04T08:00:00">
            <text:p>Tue Apr  4 08:00:00 2023</text:p>
          </table:table-cell>
          <table:table-cell office:value-type="float" office:value="266.1667">
            <text:p>266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9T04:00:00">
            <text:p>Sun Apr  9 04:00:00 2023</text:p>
          </table:table-cell>
          <table:table-cell office:value-type="float" office:value="261.1667">
            <text:p>261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4-09T05:00:00">
            <text:p>Sun Apr  9 05:00:00 2023</text:p>
          </table:table-cell>
          <table:table-cell office:value-type="float" office:value="241.5">
            <text:p>241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09T08:00:00">
            <text:p>Sun Apr  9 08:00:00 2023</text:p>
          </table:table-cell>
          <table:table-cell office:value-type="float" office:value="258.0">
            <text:p>258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4-09T09:00:00">
            <text:p>Sun Apr  9 09:00:00 2023</text:p>
          </table:table-cell>
          <table:table-cell office:value-type="float" office:value="311.3333">
            <text:p>311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0T04:00:00">
            <text:p>Mon Apr 10 04:00:00 2023</text:p>
          </table:table-cell>
          <table:table-cell office:value-type="float" office:value="235.6667">
            <text:p>235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4-10T05:00:00">
            <text:p>Mon Apr 10 05:00:00 2023</text:p>
          </table:table-cell>
          <table:table-cell office:value-type="float" office:value="222.3333">
            <text:p>222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4-10T06:00:00">
            <text:p>Mon Apr 10 06:00:00 2023</text:p>
          </table:table-cell>
          <table:table-cell office:value-type="float" office:value="263.3333">
            <text:p>263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4-10T07:00:00">
            <text:p>Mon Apr 10 07:00:00 2023</text:p>
          </table:table-cell>
          <table:table-cell office:value-type="float" office:value="222.0">
            <text:p>222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11T04:00:00">
            <text:p>Tue Apr 11 04:00:00 2023</text:p>
          </table:table-cell>
          <table:table-cell office:value-type="float" office:value="234.8333">
            <text:p>234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12T04:00:00">
            <text:p>Wed Apr 12 04:00:00 2023</text:p>
          </table:table-cell>
          <table:table-cell office:value-type="float" office:value="196.5">
            <text:p>196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4-12T05:00:00">
            <text:p>Wed Apr 12 05:00:00 2023</text:p>
          </table:table-cell>
          <table:table-cell office:value-type="float" office:value="145.8333">
            <text:p>145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12T06:00:00">
            <text:p>Wed Apr 12 06:00:00 2023</text:p>
          </table:table-cell>
          <table:table-cell office:value-type="float" office:value="160.6667">
            <text:p>160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4-12T07:00:00">
            <text:p>Wed Apr 12 07:00:00 2023</text:p>
          </table:table-cell>
          <table:table-cell office:value-type="float" office:value="161.1667">
            <text:p>161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4-12T08:00:00">
            <text:p>Wed Apr 12 08:00:00 2023</text:p>
          </table:table-cell>
          <table:table-cell office:value-type="float" office:value="280.5">
            <text:p>280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4-12T09:00:00">
            <text:p>Wed Apr 12 09:00:00 2023</text:p>
          </table:table-cell>
          <table:table-cell office:value-type="float" office:value="296.1667">
            <text:p>296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4-13T05:00:00">
            <text:p>Thu Apr 13 05:00:00 2023</text:p>
          </table:table-cell>
          <table:table-cell office:value-type="float" office:value="341.0">
            <text:p>341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13T06:00:00">
            <text:p>Thu Apr 13 06:00:00 2023</text:p>
          </table:table-cell>
          <table:table-cell office:value-type="float" office:value="348.5">
            <text:p>348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4-13T07:00:00">
            <text:p>Thu Apr 13 07:00:00 2023</text:p>
          </table:table-cell>
          <table:table-cell office:value-type="float" office:value="176.1667">
            <text:p>176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4-13T08:00:00">
            <text:p>Thu Apr 13 08:00:00 2023</text:p>
          </table:table-cell>
          <table:table-cell office:value-type="float" office:value="177.8333">
            <text:p>177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4-13T09:00:00">
            <text:p>Thu Apr 13 09:00:00 2023</text:p>
          </table:table-cell>
          <table:table-cell office:value-type="float" office:value="236.6667">
            <text:p>236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4-14T01:00:00">
            <text:p>Fri Apr 14 01:00:00 2023</text:p>
          </table:table-cell>
          <table:table-cell office:value-type="float" office:value="349.8333">
            <text:p>349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14T02:00:00">
            <text:p>Fri Apr 14 02:00:00 2023</text:p>
          </table:table-cell>
          <table:table-cell office:value-type="float" office:value="344.5">
            <text:p>344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14T03:00:00">
            <text:p>Fri Apr 14 03:00:00 2023</text:p>
          </table:table-cell>
          <table:table-cell office:value-type="float" office:value="349.0">
            <text:p>349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4-14T04:00:00">
            <text:p>Fri Apr 14 04:00:00 2023</text:p>
          </table:table-cell>
          <table:table-cell office:value-type="float" office:value="348.8333">
            <text:p>348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14T05:00:00">
            <text:p>Fri Apr 14 05:00:00 2023</text:p>
          </table:table-cell>
          <table:table-cell office:value-type="float" office:value="236.3333">
            <text:p>236.3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4-14T21:00:00">
            <text:p>Fri Apr 14 21:00:00 2023</text:p>
          </table:table-cell>
          <table:table-cell office:value-type="float" office:value="340.8333">
            <text:p>340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4-14T22:00:00">
            <text:p>Fri Apr 14 22:00:00 2023</text:p>
          </table:table-cell>
          <table:table-cell office:value-type="float" office:value="334.6667">
            <text:p>334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4-14T23:00:00">
            <text:p>Fri Apr 14 23:00:00 2023</text:p>
          </table:table-cell>
          <table:table-cell office:value-type="float" office:value="336.5">
            <text:p>336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15T00:00:00">
            <text:p>Sat Apr 15 00:00:00 2023</text:p>
          </table:table-cell>
          <table:table-cell office:value-type="float" office:value="348.3333">
            <text:p>348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15T01:00:00">
            <text:p>Sat Apr 15 01:00:00 2023</text:p>
          </table:table-cell>
          <table:table-cell office:value-type="float" office:value="354.6667">
            <text:p>354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5T02:00:00">
            <text:p>Sat Apr 15 02:00:00 2023</text:p>
          </table:table-cell>
          <table:table-cell office:value-type="float" office:value="347.0">
            <text:p>347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15T03:00:00">
            <text:p>Sat Apr 15 03:00:00 2023</text:p>
          </table:table-cell>
          <table:table-cell office:value-type="float" office:value="293.0">
            <text:p>293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15T04:00:00">
            <text:p>Sat Apr 15 04:00:00 2023</text:p>
          </table:table-cell>
          <table:table-cell office:value-type="float" office:value="349.8333">
            <text:p>349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4-15T06:00:00">
            <text:p>Sat Apr 15 06:00:00 2023</text:p>
          </table:table-cell>
          <table:table-cell office:value-type="float" office:value="238.3333">
            <text:p>238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4-15T08:00:00">
            <text:p>Sat Apr 15 08:00:00 2023</text:p>
          </table:table-cell>
          <table:table-cell office:value-type="float" office:value="232.6667">
            <text:p>232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4-15T09:00:00">
            <text:p>Sat Apr 15 09:00:00 2023</text:p>
          </table:table-cell>
          <table:table-cell office:value-type="float" office:value="243.0">
            <text:p>24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4-17T02:00:00">
            <text:p>Mon Apr 17 02:00:00 2023</text:p>
          </table:table-cell>
          <table:table-cell office:value-type="float" office:value="285.1667">
            <text:p>285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20T06:00:00">
            <text:p>Thu Apr 20 06:00:00 2023</text:p>
          </table:table-cell>
          <table:table-cell office:value-type="float" office:value="321.1667">
            <text:p>321.1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3-04-21T05:00:00">
            <text:p>Fri Apr 21 05:00:00 2023</text:p>
          </table:table-cell>
          <table:table-cell office:value-type="float" office:value="214.8333">
            <text:p>214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4-21T06:00:00">
            <text:p>Fri Apr 21 06:00:00 2023</text:p>
          </table:table-cell>
          <table:table-cell office:value-type="float" office:value="199.0">
            <text:p>199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21T07:00:00">
            <text:p>Fri Apr 21 07:00:00 2023</text:p>
          </table:table-cell>
          <table:table-cell office:value-type="float" office:value="201.5">
            <text:p>201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4-21T08:00:00">
            <text:p>Fri Apr 21 08:00:00 2023</text:p>
          </table:table-cell>
          <table:table-cell office:value-type="float" office:value="219.1667">
            <text:p>219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4-21T09:00:00">
            <text:p>Fri Apr 21 09:00:00 2023</text:p>
          </table:table-cell>
          <table:table-cell office:value-type="float" office:value="221.6667">
            <text:p>221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4-22T04:00:00">
            <text:p>Sat Apr 22 04:00:00 2023</text:p>
          </table:table-cell>
          <table:table-cell office:value-type="float" office:value="182.0">
            <text:p>182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4-22T05:00:00">
            <text:p>Sat Apr 22 05:00:00 2023</text:p>
          </table:table-cell>
          <table:table-cell office:value-type="float" office:value="185.5">
            <text:p>185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22T06:00:00">
            <text:p>Sat Apr 22 06:00:00 2023</text:p>
          </table:table-cell>
          <table:table-cell office:value-type="float" office:value="181.6667">
            <text:p>181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22T07:00:00">
            <text:p>Sat Apr 22 07:00:00 2023</text:p>
          </table:table-cell>
          <table:table-cell office:value-type="float" office:value="199.6667">
            <text:p>199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22T08:00:00">
            <text:p>Sat Apr 22 08:00:00 2023</text:p>
          </table:table-cell>
          <table:table-cell office:value-type="float" office:value="220.6667">
            <text:p>220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4-28T05:00:00">
            <text:p>Fri Apr 28 05:00:00 2023</text:p>
          </table:table-cell>
          <table:table-cell office:value-type="float" office:value="252.6667">
            <text:p>252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4-28T06:00:00">
            <text:p>Fri Apr 28 06:00:00 2023</text:p>
          </table:table-cell>
          <table:table-cell office:value-type="float" office:value="272.3333">
            <text:p>272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4-29T06:00:00">
            <text:p>Sat Apr 29 06:00:00 2023</text:p>
          </table:table-cell>
          <table:table-cell office:value-type="float" office:value="229.5">
            <text:p>229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4-29T07:00:00">
            <text:p>Sat Apr 29 07:00:00 2023</text:p>
          </table:table-cell>
          <table:table-cell office:value-type="float" office:value="232.0">
            <text:p>232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4-29T08:00:00">
            <text:p>Sat Apr 29 08:00:00 2023</text:p>
          </table:table-cell>
          <table:table-cell office:value-type="float" office:value="239.8333">
            <text:p>239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4-30T04:00:00">
            <text:p>Sun Apr 30 04:00:00 2023</text:p>
          </table:table-cell>
          <table:table-cell office:value-type="float" office:value="293.1667">
            <text:p>293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4-30T06:00:00">
            <text:p>Sun Apr 30 06:00:00 2023</text:p>
          </table:table-cell>
          <table:table-cell office:value-type="float" office:value="187.8333">
            <text:p>187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4-30T07:00:00">
            <text:p>Sun Apr 30 07:00:00 2023</text:p>
          </table:table-cell>
          <table:table-cell office:value-type="float" office:value="216.5">
            <text:p>216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5-01T04:00:00">
            <text:p>Mon May  1 04:00:00 2023</text:p>
          </table:table-cell>
          <table:table-cell office:value-type="float" office:value="217.3333">
            <text:p>217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01T05:00:00">
            <text:p>Mon May  1 05:00:00 2023</text:p>
          </table:table-cell>
          <table:table-cell office:value-type="float" office:value="241.6667">
            <text:p>241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5-01T06:00:00">
            <text:p>Mon May  1 06:00:00 2023</text:p>
          </table:table-cell>
          <table:table-cell office:value-type="float" office:value="236.6667">
            <text:p>236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01T07:00:00">
            <text:p>Mon May  1 07:00:00 2023</text:p>
          </table:table-cell>
          <table:table-cell office:value-type="float" office:value="230.5">
            <text:p>230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1T08:00:00">
            <text:p>Mon May  1 08:00:00 2023</text:p>
          </table:table-cell>
          <table:table-cell office:value-type="float" office:value="206.8333">
            <text:p>206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5-01T09:00:00">
            <text:p>Mon May  1 09:00:00 2023</text:p>
          </table:table-cell>
          <table:table-cell office:value-type="float" office:value="203.6667">
            <text:p>203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5-01T10:00:00">
            <text:p>Mon May  1 10:00:00 2023</text:p>
          </table:table-cell>
          <table:table-cell office:value-type="float" office:value="238.6667">
            <text:p>238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02T05:00:00">
            <text:p>Tue May  2 05:00:00 2023</text:p>
          </table:table-cell>
          <table:table-cell office:value-type="float" office:value="226.6667">
            <text:p>226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02T06:00:00">
            <text:p>Tue May  2 06:00:00 2023</text:p>
          </table:table-cell>
          <table:table-cell office:value-type="float" office:value="240.3333">
            <text:p>240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03T05:00:00">
            <text:p>Wed May  3 05:00:00 2023</text:p>
          </table:table-cell>
          <table:table-cell office:value-type="float" office:value="176.6667">
            <text:p>176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5-03T07:00:00">
            <text:p>Wed May  3 07:00:00 2023</text:p>
          </table:table-cell>
          <table:table-cell office:value-type="float" office:value="229.0">
            <text:p>229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5-03T08:00:00">
            <text:p>Wed May  3 08:00:00 2023</text:p>
          </table:table-cell>
          <table:table-cell office:value-type="float" office:value="228.5">
            <text:p>228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03T09:00:00">
            <text:p>Wed May  3 09:00:00 2023</text:p>
          </table:table-cell>
          <table:table-cell office:value-type="float" office:value="172.3333">
            <text:p>172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5-03T10:00:00">
            <text:p>Wed May  3 10:00:00 2023</text:p>
          </table:table-cell>
          <table:table-cell office:value-type="float" office:value="190.3333">
            <text:p>190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5-04T07:00:00">
            <text:p>Thu May  4 07:00:00 2023</text:p>
          </table:table-cell>
          <table:table-cell office:value-type="float" office:value="265.1667">
            <text:p>265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5-04T08:00:00">
            <text:p>Thu May  4 08:00:00 2023</text:p>
          </table:table-cell>
          <table:table-cell office:value-type="float" office:value="208.1667">
            <text:p>208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05T04:00:00">
            <text:p>Fri May  5 04:00:00 2023</text:p>
          </table:table-cell>
          <table:table-cell office:value-type="float" office:value="348.6667">
            <text:p>348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06T06:00:00">
            <text:p>Sat May  6 06:00:00 2023</text:p>
          </table:table-cell>
          <table:table-cell office:value-type="float" office:value="171.6667">
            <text:p>171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5-06T07:00:00">
            <text:p>Sat May  6 07:00:00 2023</text:p>
          </table:table-cell>
          <table:table-cell office:value-type="float" office:value="177.8333">
            <text:p>177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5-06T09:00:00">
            <text:p>Sat May  6 09:00:00 2023</text:p>
          </table:table-cell>
          <table:table-cell office:value-type="float" office:value="145.0">
            <text:p>145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5-07T03:00:00">
            <text:p>Sun May  7 03:00:00 2023</text:p>
          </table:table-cell>
          <table:table-cell office:value-type="float" office:value="287.3333">
            <text:p>287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07T04:00:00">
            <text:p>Sun May  7 04:00:00 2023</text:p>
          </table:table-cell>
          <table:table-cell office:value-type="float" office:value="337.5">
            <text:p>337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5-07T05:00:00">
            <text:p>Sun May  7 05:00:00 2023</text:p>
          </table:table-cell>
          <table:table-cell office:value-type="float" office:value="344.6667">
            <text:p>344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07T06:00:00">
            <text:p>Sun May  7 06:00:00 2023</text:p>
          </table:table-cell>
          <table:table-cell office:value-type="float" office:value="297.8333">
            <text:p>297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07T07:00:00">
            <text:p>Sun May  7 07:00:00 2023</text:p>
          </table:table-cell>
          <table:table-cell office:value-type="float" office:value="328.5">
            <text:p>328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5-07T08:00:00">
            <text:p>Sun May  7 08:00:00 2023</text:p>
          </table:table-cell>
          <table:table-cell office:value-type="float" office:value="159.6667">
            <text:p>159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5-08T04:00:00">
            <text:p>Mon May  8 04:00:00 2023</text:p>
          </table:table-cell>
          <table:table-cell office:value-type="float" office:value="212.8333">
            <text:p>212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5-08T05:00:00">
            <text:p>Mon May  8 05:00:00 2023</text:p>
          </table:table-cell>
          <table:table-cell office:value-type="float" office:value="207.6667">
            <text:p>207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5-08T07:00:00">
            <text:p>Mon May  8 07:00:00 2023</text:p>
          </table:table-cell>
          <table:table-cell office:value-type="float" office:value="216.3333">
            <text:p>216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08T08:00:00">
            <text:p>Mon May  8 08:00:00 2023</text:p>
          </table:table-cell>
          <table:table-cell office:value-type="float" office:value="206.0">
            <text:p>206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09T05:00:00">
            <text:p>Tue May  9 05:00:00 2023</text:p>
          </table:table-cell>
          <table:table-cell office:value-type="float" office:value="212.0">
            <text:p>212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5-09T06:00:00">
            <text:p>Tue May  9 06:00:00 2023</text:p>
          </table:table-cell>
          <table:table-cell office:value-type="float" office:value="229.5">
            <text:p>229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5-09T07:00:00">
            <text:p>Tue May  9 07:00:00 2023</text:p>
          </table:table-cell>
          <table:table-cell office:value-type="float" office:value="297.8333">
            <text:p>297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09T08:00:00">
            <text:p>Tue May  9 08:00:00 2023</text:p>
          </table:table-cell>
          <table:table-cell office:value-type="float" office:value="314.0">
            <text:p>314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5-09T09:00:00">
            <text:p>Tue May  9 09:00:00 2023</text:p>
          </table:table-cell>
          <table:table-cell office:value-type="float" office:value="275.1667">
            <text:p>275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5-09T10:00:00">
            <text:p>Tue May  9 10:00:00 2023</text:p>
          </table:table-cell>
          <table:table-cell office:value-type="float" office:value="172.8333">
            <text:p>172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5-09T11:00:00">
            <text:p>Tue May  9 11:00:00 2023</text:p>
          </table:table-cell>
          <table:table-cell office:value-type="float" office:value="328.5">
            <text:p>328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10T05:00:00">
            <text:p>Wed May 10 05:00:00 2023</text:p>
          </table:table-cell>
          <table:table-cell office:value-type="float" office:value="344.6667">
            <text:p>344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10T06:00:00">
            <text:p>Wed May 10 06:00:00 2023</text:p>
          </table:table-cell>
          <table:table-cell office:value-type="float" office:value="345.1667">
            <text:p>345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5-10T07:00:00">
            <text:p>Wed May 10 07:00:00 2023</text:p>
          </table:table-cell>
          <table:table-cell office:value-type="float" office:value="236.3333">
            <text:p>236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10T15:00:00">
            <text:p>Wed May 10 15:00:00 2023</text:p>
          </table:table-cell>
          <table:table-cell office:value-type="float" office:value="240.5">
            <text:p>240.5</text:p>
          </table:table-cell>
          <table:table-cell office:value-type="float" office:value="120.1667">
            <text:p>120.1667</text:p>
          </table:table-cell>
        </table:table-row>
        <table:table-row>
          <table:table-cell table:style-name="pd1" office:value-type="date" office:date-value="2023-05-11T04:00:00">
            <text:p>Thu May 11 04:00:00 2023</text:p>
          </table:table-cell>
          <table:table-cell office:value-type="float" office:value="223.3333">
            <text:p>223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5-11T07:00:00">
            <text:p>Thu May 11 07:00:00 2023</text:p>
          </table:table-cell>
          <table:table-cell office:value-type="float" office:value="355.8333">
            <text:p>355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5-12T05:00:00">
            <text:p>Fri May 12 05:00:00 2023</text:p>
          </table:table-cell>
          <table:table-cell office:value-type="float" office:value="276.0">
            <text:p>276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2T06:00:00">
            <text:p>Fri May 12 06:00:00 2023</text:p>
          </table:table-cell>
          <table:table-cell office:value-type="float" office:value="255.6667">
            <text:p>255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5-14T04:00:00">
            <text:p>Sun May 14 04:00:00 2023</text:p>
          </table:table-cell>
          <table:table-cell office:value-type="float" office:value="251.6667">
            <text:p>251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14T05:00:00">
            <text:p>Sun May 14 05:00:00 2023</text:p>
          </table:table-cell>
          <table:table-cell office:value-type="float" office:value="261.1667">
            <text:p>261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5-14T06:00:00">
            <text:p>Sun May 14 06:00:00 2023</text:p>
          </table:table-cell>
          <table:table-cell office:value-type="float" office:value="255.6667">
            <text:p>255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14T07:00:00">
            <text:p>Sun May 14 07:00:00 2023</text:p>
          </table:table-cell>
          <table:table-cell office:value-type="float" office:value="256.3333">
            <text:p>256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14T08:00:00">
            <text:p>Sun May 14 08:00:00 2023</text:p>
          </table:table-cell>
          <table:table-cell office:value-type="float" office:value="273.5">
            <text:p>273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5-14T09:00:00">
            <text:p>Sun May 14 09:00:00 2023</text:p>
          </table:table-cell>
          <table:table-cell office:value-type="float" office:value="275.8333">
            <text:p>275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5-14T10:00:00">
            <text:p>Sun May 14 10:00:00 2023</text:p>
          </table:table-cell>
          <table:table-cell office:value-type="float" office:value="266.3333">
            <text:p>266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5-15T04:00:00">
            <text:p>Mon May 15 04:00:00 2023</text:p>
          </table:table-cell>
          <table:table-cell office:value-type="float" office:value="212.0">
            <text:p>212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17T05:00:00">
            <text:p>Wed May 17 05:00:00 2023</text:p>
          </table:table-cell>
          <table:table-cell office:value-type="float" office:value="286.8333">
            <text:p>286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5-17T06:00:00">
            <text:p>Wed May 17 06:00:00 2023</text:p>
          </table:table-cell>
          <table:table-cell office:value-type="float" office:value="277.3333">
            <text:p>277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5-17T07:00:00">
            <text:p>Wed May 17 07:00:00 2023</text:p>
          </table:table-cell>
          <table:table-cell office:value-type="float" office:value="275.3333">
            <text:p>275.3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3-05-17T08:00:00">
            <text:p>Wed May 17 08:00:00 2023</text:p>
          </table:table-cell>
          <table:table-cell office:value-type="float" office:value="290.3333">
            <text:p>290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17T09:00:00">
            <text:p>Wed May 17 09:00:00 2023</text:p>
          </table:table-cell>
          <table:table-cell office:value-type="float" office:value="319.0">
            <text:p>319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5-18T07:00:00">
            <text:p>Thu May 18 07:00:00 2023</text:p>
          </table:table-cell>
          <table:table-cell office:value-type="float" office:value="250.8333">
            <text:p>250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18T08:00:00">
            <text:p>Thu May 18 08:00:00 2023</text:p>
          </table:table-cell>
          <table:table-cell office:value-type="float" office:value="242.8333">
            <text:p>242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5-18T09:00:00">
            <text:p>Thu May 18 09:00:00 2023</text:p>
          </table:table-cell>
          <table:table-cell office:value-type="float" office:value="181.8333">
            <text:p>181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5-18T10:00:00">
            <text:p>Thu May 18 10:00:00 2023</text:p>
          </table:table-cell>
          <table:table-cell office:value-type="float" office:value="191.6667">
            <text:p>191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19T04:00:00">
            <text:p>Fri May 19 04:00:00 2023</text:p>
          </table:table-cell>
          <table:table-cell office:value-type="float" office:value="223.8333">
            <text:p>223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19T05:00:00">
            <text:p>Fri May 19 05:00:00 2023</text:p>
          </table:table-cell>
          <table:table-cell office:value-type="float" office:value="231.1667">
            <text:p>231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5-19T06:00:00">
            <text:p>Fri May 19 06:00:00 2023</text:p>
          </table:table-cell>
          <table:table-cell office:value-type="float" office:value="259.8333">
            <text:p>259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5-20T05:00:00">
            <text:p>Sat May 20 05:00:00 2023</text:p>
          </table:table-cell>
          <table:table-cell office:value-type="float" office:value="217.5">
            <text:p>217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5-20T06:00:00">
            <text:p>Sat May 20 06:00:00 2023</text:p>
          </table:table-cell>
          <table:table-cell office:value-type="float" office:value="218.0">
            <text:p>218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0T08:00:00">
            <text:p>Sat May 20 08:00:00 2023</text:p>
          </table:table-cell>
          <table:table-cell office:value-type="float" office:value="195.1667">
            <text:p>195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20T09:00:00">
            <text:p>Sat May 20 09:00:00 2023</text:p>
          </table:table-cell>
          <table:table-cell office:value-type="float" office:value="172.8333">
            <text:p>172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20T10:00:00">
            <text:p>Sat May 20 10:00:00 2023</text:p>
          </table:table-cell>
          <table:table-cell office:value-type="float" office:value="181.0">
            <text:p>181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2T03:00:00">
            <text:p>Mon May 22 03:00:00 2023</text:p>
          </table:table-cell>
          <table:table-cell office:value-type="float" office:value="239.3333">
            <text:p>239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5-22T04:00:00">
            <text:p>Mon May 22 04:00:00 2023</text:p>
          </table:table-cell>
          <table:table-cell office:value-type="float" office:value="258.6667">
            <text:p>258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22T06:00:00">
            <text:p>Mon May 22 06:00:00 2023</text:p>
          </table:table-cell>
          <table:table-cell office:value-type="float" office:value="182.8333">
            <text:p>182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5-22T07:00:00">
            <text:p>Mon May 22 07:00:00 2023</text:p>
          </table:table-cell>
          <table:table-cell office:value-type="float" office:value="217.6667">
            <text:p>217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5-23T09:00:00">
            <text:p>Tue May 23 09:00:00 2023</text:p>
          </table:table-cell>
          <table:table-cell office:value-type="float" office:value="258.1667">
            <text:p>258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5-23T10:00:00">
            <text:p>Tue May 23 10:00:00 2023</text:p>
          </table:table-cell>
          <table:table-cell office:value-type="float" office:value="215.0">
            <text:p>215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5-23T11:00:00">
            <text:p>Tue May 23 11:00:00 2023</text:p>
          </table:table-cell>
          <table:table-cell office:value-type="float" office:value="298.6667">
            <text:p>298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5-24T05:00:00">
            <text:p>Wed May 24 05:00:00 2023</text:p>
          </table:table-cell>
          <table:table-cell office:value-type="float" office:value="183.3333">
            <text:p>183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24T06:00:00">
            <text:p>Wed May 24 06:00:00 2023</text:p>
          </table:table-cell>
          <table:table-cell office:value-type="float" office:value="169.1667">
            <text:p>169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5-24T08:00:00">
            <text:p>Wed May 24 08:00:00 2023</text:p>
          </table:table-cell>
          <table:table-cell office:value-type="float" office:value="176.8333">
            <text:p>176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5-24T09:00:00">
            <text:p>Wed May 24 09:00:00 2023</text:p>
          </table:table-cell>
          <table:table-cell office:value-type="float" office:value="237.0">
            <text:p>237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5-25T05:00:00">
            <text:p>Thu May 25 05:00:00 2023</text:p>
          </table:table-cell>
          <table:table-cell office:value-type="float" office:value="244.1667">
            <text:p>244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25T06:00:00">
            <text:p>Thu May 25 06:00:00 2023</text:p>
          </table:table-cell>
          <table:table-cell office:value-type="float" office:value="241.8333">
            <text:p>241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5T07:00:00">
            <text:p>Thu May 25 07:00:00 2023</text:p>
          </table:table-cell>
          <table:table-cell office:value-type="float" office:value="205.1667">
            <text:p>205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5-25T08:00:00">
            <text:p>Thu May 25 08:00:00 2023</text:p>
          </table:table-cell>
          <table:table-cell office:value-type="float" office:value="235.6667">
            <text:p>235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5-25T09:00:00">
            <text:p>Thu May 25 09:00:00 2023</text:p>
          </table:table-cell>
          <table:table-cell office:value-type="float" office:value="188.6667">
            <text:p>188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5-26T06:00:00">
            <text:p>Fri May 26 06:00:00 2023</text:p>
          </table:table-cell>
          <table:table-cell office:value-type="float" office:value="210.5">
            <text:p>210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26T07:00:00">
            <text:p>Fri May 26 07:00:00 2023</text:p>
          </table:table-cell>
          <table:table-cell office:value-type="float" office:value="215.0">
            <text:p>215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5-26T08:00:00">
            <text:p>Fri May 26 08:00:00 2023</text:p>
          </table:table-cell>
          <table:table-cell office:value-type="float" office:value="210.8333">
            <text:p>210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5-26T09:00:00">
            <text:p>Fri May 26 09:00:00 2023</text:p>
          </table:table-cell>
          <table:table-cell office:value-type="float" office:value="217.1667">
            <text:p>217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26T10:00:00">
            <text:p>Fri May 26 10:00:00 2023</text:p>
          </table:table-cell>
          <table:table-cell office:value-type="float" office:value="221.6667">
            <text:p>221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5-28T05:00:00">
            <text:p>Sun May 28 05:00:00 2023</text:p>
          </table:table-cell>
          <table:table-cell office:value-type="float" office:value="204.1667">
            <text:p>204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5-28T06:00:00">
            <text:p>Sun May 28 06:00:00 2023</text:p>
          </table:table-cell>
          <table:table-cell office:value-type="float" office:value="166.6667">
            <text:p>16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5-29T05:00:00">
            <text:p>Mon May 29 05:00:00 2023</text:p>
          </table:table-cell>
          <table:table-cell office:value-type="float" office:value="203.5">
            <text:p>203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5-29T06:00:00">
            <text:p>Mon May 29 06:00:00 2023</text:p>
          </table:table-cell>
          <table:table-cell office:value-type="float" office:value="189.6667">
            <text:p>189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30T05:00:00">
            <text:p>Tue May 30 05:00:00 2023</text:p>
          </table:table-cell>
          <table:table-cell office:value-type="float" office:value="120.1667">
            <text:p>120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5-30T07:00:00">
            <text:p>Tue May 30 07:00:00 2023</text:p>
          </table:table-cell>
          <table:table-cell office:value-type="float" office:value="236.0">
            <text:p>236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5-30T08:00:00">
            <text:p>Tue May 30 08:00:00 2023</text:p>
          </table:table-cell>
          <table:table-cell office:value-type="float" office:value="250.6667">
            <text:p>250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5-30T09:00:00">
            <text:p>Tue May 30 09:00:00 2023</text:p>
          </table:table-cell>
          <table:table-cell office:value-type="float" office:value="250.6667">
            <text:p>250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5-30T10:00:00">
            <text:p>Tue May 30 10:00:00 2023</text:p>
          </table:table-cell>
          <table:table-cell office:value-type="float" office:value="263.5">
            <text:p>263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31T03:00:00">
            <text:p>Wed May 31 03:00:00 2023</text:p>
          </table:table-cell>
          <table:table-cell office:value-type="float" office:value="177.1667">
            <text:p>177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5-31T04:00:00">
            <text:p>Wed May 31 04:00:00 2023</text:p>
          </table:table-cell>
          <table:table-cell office:value-type="float" office:value="168.6667">
            <text:p>168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6-01T04:00:00">
            <text:p>Thu Jun  1 04:00:00 2023</text:p>
          </table:table-cell>
          <table:table-cell office:value-type="float" office:value="180.8333">
            <text:p>180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6-01T05:00:00">
            <text:p>Thu Jun  1 05:00:00 2023</text:p>
          </table:table-cell>
          <table:table-cell office:value-type="float" office:value="219.6667">
            <text:p>219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1T06:00:00">
            <text:p>Thu Jun  1 06:00:00 2023</text:p>
          </table:table-cell>
          <table:table-cell office:value-type="float" office:value="160.3333">
            <text:p>160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6-02T07:00:00">
            <text:p>Fri Jun  2 07:00:00 2023</text:p>
          </table:table-cell>
          <table:table-cell office:value-type="float" office:value="311.6667">
            <text:p>311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6-02T08:00:00">
            <text:p>Fri Jun  2 08:00:00 2023</text:p>
          </table:table-cell>
          <table:table-cell office:value-type="float" office:value="194.5">
            <text:p>194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6-04T05:00:00">
            <text:p>Sun Jun  4 05:00:00 2023</text:p>
          </table:table-cell>
          <table:table-cell office:value-type="float" office:value="212.1667">
            <text:p>212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04T06:00:00">
            <text:p>Sun Jun  4 06:00:00 2023</text:p>
          </table:table-cell>
          <table:table-cell office:value-type="float" office:value="223.8333">
            <text:p>223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04T07:00:00">
            <text:p>Sun Jun  4 07:00:00 2023</text:p>
          </table:table-cell>
          <table:table-cell office:value-type="float" office:value="231.3333">
            <text:p>231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6-04T08:00:00">
            <text:p>Sun Jun  4 08:00:00 2023</text:p>
          </table:table-cell>
          <table:table-cell office:value-type="float" office:value="211.0">
            <text:p>211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04T09:00:00">
            <text:p>Sun Jun  4 09:00:00 2023</text:p>
          </table:table-cell>
          <table:table-cell office:value-type="float" office:value="215.0">
            <text:p>215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6-04T10:00:00">
            <text:p>Sun Jun  4 10:00:00 2023</text:p>
          </table:table-cell>
          <table:table-cell office:value-type="float" office:value="266.0">
            <text:p>266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6-05T04:00:00">
            <text:p>Mon Jun  5 04:00:00 2023</text:p>
          </table:table-cell>
          <table:table-cell office:value-type="float" office:value="236.1667">
            <text:p>236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6-05T05:00:00">
            <text:p>Mon Jun  5 05:00:00 2023</text:p>
          </table:table-cell>
          <table:table-cell office:value-type="float" office:value="259.6667">
            <text:p>259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6-05T06:00:00">
            <text:p>Mon Jun  5 06:00:00 2023</text:p>
          </table:table-cell>
          <table:table-cell office:value-type="float" office:value="248.5">
            <text:p>248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6-05T08:00:00">
            <text:p>Mon Jun  5 08:00:00 2023</text:p>
          </table:table-cell>
          <table:table-cell office:value-type="float" office:value="195.5">
            <text:p>195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08T05:00:00">
            <text:p>Thu Jun  8 05:00:00 2023</text:p>
          </table:table-cell>
          <table:table-cell office:value-type="float" office:value="263.3333">
            <text:p>263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6-08T06:00:00">
            <text:p>Thu Jun  8 06:00:00 2023</text:p>
          </table:table-cell>
          <table:table-cell office:value-type="float" office:value="246.5">
            <text:p>246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08T07:00:00">
            <text:p>Thu Jun  8 07:00:00 2023</text:p>
          </table:table-cell>
          <table:table-cell office:value-type="float" office:value="314.3333">
            <text:p>314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6-08T08:00:00">
            <text:p>Thu Jun  8 08:00:00 2023</text:p>
          </table:table-cell>
          <table:table-cell office:value-type="float" office:value="202.0">
            <text:p>202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6-09T02:00:00">
            <text:p>Fri Jun  9 02:00:00 2023</text:p>
          </table:table-cell>
          <table:table-cell office:value-type="float" office:value="225.8333">
            <text:p>225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09T03:00:00">
            <text:p>Fri Jun  9 03:00:00 2023</text:p>
          </table:table-cell>
          <table:table-cell office:value-type="float" office:value="219.0">
            <text:p>219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09T04:00:00">
            <text:p>Fri Jun  9 04:00:00 2023</text:p>
          </table:table-cell>
          <table:table-cell office:value-type="float" office:value="208.0">
            <text:p>208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09T05:00:00">
            <text:p>Fri Jun  9 05:00:00 2023</text:p>
          </table:table-cell>
          <table:table-cell office:value-type="float" office:value="203.3333">
            <text:p>203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6-09T06:00:00">
            <text:p>Fri Jun  9 06:00:00 2023</text:p>
          </table:table-cell>
          <table:table-cell office:value-type="float" office:value="197.6667">
            <text:p>197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09T07:00:00">
            <text:p>Fri Jun  9 07:00:00 2023</text:p>
          </table:table-cell>
          <table:table-cell office:value-type="float" office:value="175.0">
            <text:p>175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09T08:00:00">
            <text:p>Fri Jun  9 08:00:00 2023</text:p>
          </table:table-cell>
          <table:table-cell office:value-type="float" office:value="184.8333">
            <text:p>184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6-09T09:00:00">
            <text:p>Fri Jun  9 09:00:00 2023</text:p>
          </table:table-cell>
          <table:table-cell office:value-type="float" office:value="228.5">
            <text:p>228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6-09T10:00:00">
            <text:p>Fri Jun  9 10:00:00 2023</text:p>
          </table:table-cell>
          <table:table-cell office:value-type="float" office:value="219.8333">
            <text:p>219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6-09T11:00:00">
            <text:p>Fri Jun  9 11:00:00 2023</text:p>
          </table:table-cell>
          <table:table-cell office:value-type="float" office:value="225.6667">
            <text:p>225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6-10T03:00:00">
            <text:p>Sat Jun 10 03:00:00 2023</text:p>
          </table:table-cell>
          <table:table-cell office:value-type="float" office:value="204.5">
            <text:p>204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10T04:00:00">
            <text:p>Sat Jun 10 04:00:00 2023</text:p>
          </table:table-cell>
          <table:table-cell office:value-type="float" office:value="226.3333">
            <text:p>226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6-10T05:00:00">
            <text:p>Sat Jun 10 05:00:00 2023</text:p>
          </table:table-cell>
          <table:table-cell office:value-type="float" office:value="189.3333">
            <text:p>189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6-10T06:00:00">
            <text:p>Sat Jun 10 06:00:00 2023</text:p>
          </table:table-cell>
          <table:table-cell office:value-type="float" office:value="194.3333">
            <text:p>194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6-10T07:00:00">
            <text:p>Sat Jun 10 07:00:00 2023</text:p>
          </table:table-cell>
          <table:table-cell office:value-type="float" office:value="187.3333">
            <text:p>187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6-10T08:00:00">
            <text:p>Sat Jun 10 08:00:00 2023</text:p>
          </table:table-cell>
          <table:table-cell office:value-type="float" office:value="183.0">
            <text:p>183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6-11T04:00:00">
            <text:p>Sun Jun 11 04:00:00 2023</text:p>
          </table:table-cell>
          <table:table-cell office:value-type="float" office:value="194.3333">
            <text:p>194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11T05:00:00">
            <text:p>Sun Jun 11 05:00:00 2023</text:p>
          </table:table-cell>
          <table:table-cell office:value-type="float" office:value="180.0">
            <text:p>180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6-11T06:00:00">
            <text:p>Sun Jun 11 06:00:00 2023</text:p>
          </table:table-cell>
          <table:table-cell office:value-type="float" office:value="178.3333">
            <text:p>178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11T07:00:00">
            <text:p>Sun Jun 11 07:00:00 2023</text:p>
          </table:table-cell>
          <table:table-cell office:value-type="float" office:value="127.1667">
            <text:p>127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6-11T08:00:00">
            <text:p>Sun Jun 11 08:00:00 2023</text:p>
          </table:table-cell>
          <table:table-cell office:value-type="float" office:value="175.6667">
            <text:p>175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6-11T09:00:00">
            <text:p>Sun Jun 11 09:00:00 2023</text:p>
          </table:table-cell>
          <table:table-cell office:value-type="float" office:value="210.8333">
            <text:p>210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6-12T04:00:00">
            <text:p>Mon Jun 12 04:00:00 2023</text:p>
          </table:table-cell>
          <table:table-cell office:value-type="float" office:value="175.6667">
            <text:p>175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12T05:00:00">
            <text:p>Mon Jun 12 05:00:00 2023</text:p>
          </table:table-cell>
          <table:table-cell office:value-type="float" office:value="192.3333">
            <text:p>192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6-12T06:00:00">
            <text:p>Mon Jun 12 06:00:00 2023</text:p>
          </table:table-cell>
          <table:table-cell office:value-type="float" office:value="215.3333">
            <text:p>215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6-12T07:00:00">
            <text:p>Mon Jun 12 07:00:00 2023</text:p>
          </table:table-cell>
          <table:table-cell office:value-type="float" office:value="184.8333">
            <text:p>184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6-12T08:00:00">
            <text:p>Mon Jun 12 08:00:00 2023</text:p>
          </table:table-cell>
          <table:table-cell office:value-type="float" office:value="126.5">
            <text:p>126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6-12T09:00:00">
            <text:p>Mon Jun 12 09:00:00 2023</text:p>
          </table:table-cell>
          <table:table-cell office:value-type="float" office:value="126.5">
            <text:p>126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6-13T03:00:00">
            <text:p>Tue Jun 13 03:00:00 2023</text:p>
          </table:table-cell>
          <table:table-cell office:value-type="float" office:value="203.1667">
            <text:p>203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6-13T04:00:00">
            <text:p>Tue Jun 13 04:00:00 2023</text:p>
          </table:table-cell>
          <table:table-cell office:value-type="float" office:value="237.6667">
            <text:p>237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6-13T05:00:00">
            <text:p>Tue Jun 13 05:00:00 2023</text:p>
          </table:table-cell>
          <table:table-cell office:value-type="float" office:value="275.6667">
            <text:p>275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6-13T06:00:00">
            <text:p>Tue Jun 13 06:00:00 2023</text:p>
          </table:table-cell>
          <table:table-cell office:value-type="float" office:value="277.8333">
            <text:p>277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13T07:00:00">
            <text:p>Tue Jun 13 07:00:00 2023</text:p>
          </table:table-cell>
          <table:table-cell office:value-type="float" office:value="264.1667">
            <text:p>264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6-13T08:00:00">
            <text:p>Tue Jun 13 08:00:00 2023</text:p>
          </table:table-cell>
          <table:table-cell office:value-type="float" office:value="252.3333">
            <text:p>252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6-13T09:00:00">
            <text:p>Tue Jun 13 09:00:00 2023</text:p>
          </table:table-cell>
          <table:table-cell office:value-type="float" office:value="277.8333">
            <text:p>277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6-13T10:00:00">
            <text:p>Tue Jun 13 10:00:00 2023</text:p>
          </table:table-cell>
          <table:table-cell office:value-type="float" office:value="283.5">
            <text:p>283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6-14T04:00:00">
            <text:p>Wed Jun 14 04:00:00 2023</text:p>
          </table:table-cell>
          <table:table-cell office:value-type="float" office:value="304.0">
            <text:p>304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6-14T05:00:00">
            <text:p>Wed Jun 14 05:00:00 2023</text:p>
          </table:table-cell>
          <table:table-cell office:value-type="float" office:value="320.1667">
            <text:p>320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14T06:00:00">
            <text:p>Wed Jun 14 06:00:00 2023</text:p>
          </table:table-cell>
          <table:table-cell office:value-type="float" office:value="351.6667">
            <text:p>351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6-14T07:00:00">
            <text:p>Wed Jun 14 07:00:00 2023</text:p>
          </table:table-cell>
          <table:table-cell office:value-type="float" office:value="290.1667">
            <text:p>290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6-14T08:00:00">
            <text:p>Wed Jun 14 08:00:00 2023</text:p>
          </table:table-cell>
          <table:table-cell office:value-type="float" office:value="222.1667">
            <text:p>222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6-14T09:00:00">
            <text:p>Wed Jun 14 09:00:00 2023</text:p>
          </table:table-cell>
          <table:table-cell office:value-type="float" office:value="197.8333">
            <text:p>197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6-14T10:00:00">
            <text:p>Wed Jun 14 10:00:00 2023</text:p>
          </table:table-cell>
          <table:table-cell office:value-type="float" office:value="190.6667">
            <text:p>190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6-16T06:00:00">
            <text:p>Fri Jun 16 06:00:00 2023</text:p>
          </table:table-cell>
          <table:table-cell office:value-type="float" office:value="220.3333">
            <text:p>220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16T07:00:00">
            <text:p>Fri Jun 16 07:00:00 2023</text:p>
          </table:table-cell>
          <table:table-cell office:value-type="float" office:value="207.3333">
            <text:p>207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6-17T05:00:00">
            <text:p>Sat Jun 17 05:00:00 2023</text:p>
          </table:table-cell>
          <table:table-cell office:value-type="float" office:value="242.3333">
            <text:p>242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6-17T06:00:00">
            <text:p>Sat Jun 17 06:00:00 2023</text:p>
          </table:table-cell>
          <table:table-cell office:value-type="float" office:value="231.3333">
            <text:p>231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6-18T05:00:00">
            <text:p>Sun Jun 18 05:00:00 2023</text:p>
          </table:table-cell>
          <table:table-cell office:value-type="float" office:value="231.0">
            <text:p>231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6-18T06:00:00">
            <text:p>Sun Jun 18 06:00:00 2023</text:p>
          </table:table-cell>
          <table:table-cell office:value-type="float" office:value="257.3333">
            <text:p>257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6-19T05:00:00">
            <text:p>Mon Jun 19 05:00:00 2023</text:p>
          </table:table-cell>
          <table:table-cell office:value-type="float" office:value="218.3333">
            <text:p>218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6-19T06:00:00">
            <text:p>Mon Jun 19 06:00:00 2023</text:p>
          </table:table-cell>
          <table:table-cell office:value-type="float" office:value="196.1667">
            <text:p>196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6-19T07:00:00">
            <text:p>Mon Jun 19 07:00:00 2023</text:p>
          </table:table-cell>
          <table:table-cell office:value-type="float" office:value="203.1667">
            <text:p>203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6-19T08:00:00">
            <text:p>Mon Jun 19 08:00:00 2023</text:p>
          </table:table-cell>
          <table:table-cell office:value-type="float" office:value="184.3333">
            <text:p>184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19T09:00:00">
            <text:p>Mon Jun 19 09:00:00 2023</text:p>
          </table:table-cell>
          <table:table-cell office:value-type="float" office:value="201.6667">
            <text:p>201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20T01:00:00">
            <text:p>Tue Jun 20 01:00:00 2023</text:p>
          </table:table-cell>
          <table:table-cell office:value-type="float" office:value="223.5">
            <text:p>223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20T02:00:00">
            <text:p>Tue Jun 20 02:00:00 2023</text:p>
          </table:table-cell>
          <table:table-cell office:value-type="float" office:value="232.6667">
            <text:p>232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6-20T03:00:00">
            <text:p>Tue Jun 20 03:00:00 2023</text:p>
          </table:table-cell>
          <table:table-cell office:value-type="float" office:value="237.6667">
            <text:p>237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6-20T04:00:00">
            <text:p>Tue Jun 20 04:00:00 2023</text:p>
          </table:table-cell>
          <table:table-cell office:value-type="float" office:value="231.8333">
            <text:p>231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20T05:00:00">
            <text:p>Tue Jun 20 05:00:00 2023</text:p>
          </table:table-cell>
          <table:table-cell office:value-type="float" office:value="226.8333">
            <text:p>226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0T06:00:00">
            <text:p>Tue Jun 20 06:00:00 2023</text:p>
          </table:table-cell>
          <table:table-cell office:value-type="float" office:value="242.5">
            <text:p>242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21T03:00:00">
            <text:p>Wed Jun 21 03:00:00 2023</text:p>
          </table:table-cell>
          <table:table-cell office:value-type="float" office:value="234.6667">
            <text:p>234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6-21T04:00:00">
            <text:p>Wed Jun 21 04:00:00 2023</text:p>
          </table:table-cell>
          <table:table-cell office:value-type="float" office:value="212.1667">
            <text:p>212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21T05:00:00">
            <text:p>Wed Jun 21 05:00:00 2023</text:p>
          </table:table-cell>
          <table:table-cell office:value-type="float" office:value="205.1667">
            <text:p>205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21T06:00:00">
            <text:p>Wed Jun 21 06:00:00 2023</text:p>
          </table:table-cell>
          <table:table-cell office:value-type="float" office:value="198.6667">
            <text:p>198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6-21T07:00:00">
            <text:p>Wed Jun 21 07:00:00 2023</text:p>
          </table:table-cell>
          <table:table-cell office:value-type="float" office:value="188.8333">
            <text:p>188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6-21T08:00:00">
            <text:p>Wed Jun 21 08:00:00 2023</text:p>
          </table:table-cell>
          <table:table-cell office:value-type="float" office:value="212.0">
            <text:p>212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6-21T09:00:00">
            <text:p>Wed Jun 21 09:00:00 2023</text:p>
          </table:table-cell>
          <table:table-cell office:value-type="float" office:value="178.5">
            <text:p>178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23T04:00:00">
            <text:p>Fri Jun 23 04:00:00 2023</text:p>
          </table:table-cell>
          <table:table-cell office:value-type="float" office:value="209.3333">
            <text:p>209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6-23T05:00:00">
            <text:p>Fri Jun 23 05:00:00 2023</text:p>
          </table:table-cell>
          <table:table-cell office:value-type="float" office:value="287.6667">
            <text:p>287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3T06:00:00">
            <text:p>Fri Jun 23 06:00:00 2023</text:p>
          </table:table-cell>
          <table:table-cell office:value-type="float" office:value="262.8333">
            <text:p>262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6-24T03:00:00">
            <text:p>Sat Jun 24 03:00:00 2023</text:p>
          </table:table-cell>
          <table:table-cell office:value-type="float" office:value="266.8333">
            <text:p>266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6-24T04:00:00">
            <text:p>Sat Jun 24 04:00:00 2023</text:p>
          </table:table-cell>
          <table:table-cell office:value-type="float" office:value="182.0">
            <text:p>182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24T05:00:00">
            <text:p>Sat Jun 24 05:00:00 2023</text:p>
          </table:table-cell>
          <table:table-cell office:value-type="float" office:value="291.1667">
            <text:p>291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25T03:00:00">
            <text:p>Sun Jun 25 03:00:00 2023</text:p>
          </table:table-cell>
          <table:table-cell office:value-type="float" office:value="253.8333">
            <text:p>253.8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6-25T04:00:00">
            <text:p>Sun Jun 25 04:00:00 2023</text:p>
          </table:table-cell>
          <table:table-cell office:value-type="float" office:value="224.5">
            <text:p>224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6-25T05:00:00">
            <text:p>Sun Jun 25 05:00:00 2023</text:p>
          </table:table-cell>
          <table:table-cell office:value-type="float" office:value="233.5">
            <text:p>233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6-26T05:00:00">
            <text:p>Mon Jun 26 05:00:00 2023</text:p>
          </table:table-cell>
          <table:table-cell office:value-type="float" office:value="285.0">
            <text:p>285.0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6-27T08:00:00">
            <text:p>Tue Jun 27 08:00:00 2023</text:p>
          </table:table-cell>
          <table:table-cell office:value-type="float" office:value="312.0">
            <text:p>312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6-27T09:00:00">
            <text:p>Tue Jun 27 09:00:00 2023</text:p>
          </table:table-cell>
          <table:table-cell office:value-type="float" office:value="220.5">
            <text:p>220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28T07:00:00">
            <text:p>Wed Jun 28 07:00:00 2023</text:p>
          </table:table-cell>
          <table:table-cell office:value-type="float" office:value="281.3333">
            <text:p>281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6-28T08:00:00">
            <text:p>Wed Jun 28 08:00:00 2023</text:p>
          </table:table-cell>
          <table:table-cell office:value-type="float" office:value="277.6667">
            <text:p>277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6-29T05:00:00">
            <text:p>Thu Jun 29 05:00:00 2023</text:p>
          </table:table-cell>
          <table:table-cell office:value-type="float" office:value="221.3333">
            <text:p>221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29T06:00:00">
            <text:p>Thu Jun 29 06:00:00 2023</text:p>
          </table:table-cell>
          <table:table-cell office:value-type="float" office:value="230.0">
            <text:p>230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6-29T07:00:00">
            <text:p>Thu Jun 29 07:00:00 2023</text:p>
          </table:table-cell>
          <table:table-cell office:value-type="float" office:value="230.6667">
            <text:p>230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6-29T08:00:00">
            <text:p>Thu Jun 29 08:00:00 2023</text:p>
          </table:table-cell>
          <table:table-cell office:value-type="float" office:value="233.6667">
            <text:p>233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6-29T09:00:00">
            <text:p>Thu Jun 29 09:00:00 2023</text:p>
          </table:table-cell>
          <table:table-cell office:value-type="float" office:value="226.3333">
            <text:p>226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29T10:00:00">
            <text:p>Thu Jun 29 10:00:00 2023</text:p>
          </table:table-cell>
          <table:table-cell office:value-type="float" office:value="226.3333">
            <text:p>226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6-30T03:00:00">
            <text:p>Fri Jun 30 03:00:00 2023</text:p>
          </table:table-cell>
          <table:table-cell office:value-type="float" office:value="322.5">
            <text:p>322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30T04:00:00">
            <text:p>Fri Jun 30 04:00:00 2023</text:p>
          </table:table-cell>
          <table:table-cell office:value-type="float" office:value="321.8333">
            <text:p>321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6-30T05:00:00">
            <text:p>Fri Jun 30 05:00:00 2023</text:p>
          </table:table-cell>
          <table:table-cell office:value-type="float" office:value="276.5">
            <text:p>276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6-30T08:00:00">
            <text:p>Fri Jun 30 08:00:00 2023</text:p>
          </table:table-cell>
          <table:table-cell office:value-type="float" office:value="197.0">
            <text:p>197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7-01T05:00:00">
            <text:p>Sat Jul  1 05:00:00 2023</text:p>
          </table:table-cell>
          <table:table-cell office:value-type="float" office:value="243.1667">
            <text:p>243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01T06:00:00">
            <text:p>Sat Jul  1 06:00:00 2023</text:p>
          </table:table-cell>
          <table:table-cell office:value-type="float" office:value="252.0">
            <text:p>252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01T07:00:00">
            <text:p>Sat Jul  1 07:00:00 2023</text:p>
          </table:table-cell>
          <table:table-cell office:value-type="float" office:value="241.3333">
            <text:p>241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01T08:00:00">
            <text:p>Sat Jul  1 08:00:00 2023</text:p>
          </table:table-cell>
          <table:table-cell office:value-type="float" office:value="287.1667">
            <text:p>287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7-01T09:00:00">
            <text:p>Sat Jul  1 09:00:00 2023</text:p>
          </table:table-cell>
          <table:table-cell office:value-type="float" office:value="264.6667">
            <text:p>264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7-01T10:00:00">
            <text:p>Sat Jul  1 10:00:00 2023</text:p>
          </table:table-cell>
          <table:table-cell office:value-type="float" office:value="283.0">
            <text:p>283.0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7-02T05:00:00">
            <text:p>Sun Jul  2 05:00:00 2023</text:p>
          </table:table-cell>
          <table:table-cell office:value-type="float" office:value="233.8333">
            <text:p>233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02T06:00:00">
            <text:p>Sun Jul  2 06:00:00 2023</text:p>
          </table:table-cell>
          <table:table-cell office:value-type="float" office:value="236.8333">
            <text:p>236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7-02T07:00:00">
            <text:p>Sun Jul  2 07:00:00 2023</text:p>
          </table:table-cell>
          <table:table-cell office:value-type="float" office:value="234.0">
            <text:p>234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7-03T04:00:00">
            <text:p>Mon Jul  3 04:00:00 2023</text:p>
          </table:table-cell>
          <table:table-cell office:value-type="float" office:value="243.1667">
            <text:p>243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7-03T05:00:00">
            <text:p>Mon Jul  3 05:00:00 2023</text:p>
          </table:table-cell>
          <table:table-cell office:value-type="float" office:value="252.0">
            <text:p>252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03T06:00:00">
            <text:p>Mon Jul  3 06:00:00 2023</text:p>
          </table:table-cell>
          <table:table-cell office:value-type="float" office:value="249.1667">
            <text:p>249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7-03T07:00:00">
            <text:p>Mon Jul  3 07:00:00 2023</text:p>
          </table:table-cell>
          <table:table-cell office:value-type="float" office:value="226.0">
            <text:p>226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04T04:00:00">
            <text:p>Tue Jul  4 04:00:00 2023</text:p>
          </table:table-cell>
          <table:table-cell office:value-type="float" office:value="211.8333">
            <text:p>211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7-04T05:00:00">
            <text:p>Tue Jul  4 05:00:00 2023</text:p>
          </table:table-cell>
          <table:table-cell office:value-type="float" office:value="221.5">
            <text:p>221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7-04T06:00:00">
            <text:p>Tue Jul  4 06:00:00 2023</text:p>
          </table:table-cell>
          <table:table-cell office:value-type="float" office:value="223.0">
            <text:p>223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7-04T07:00:00">
            <text:p>Tue Jul  4 07:00:00 2023</text:p>
          </table:table-cell>
          <table:table-cell office:value-type="float" office:value="212.1667">
            <text:p>212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04T08:00:00">
            <text:p>Tue Jul  4 08:00:00 2023</text:p>
          </table:table-cell>
          <table:table-cell office:value-type="float" office:value="211.3333">
            <text:p>211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05T06:00:00">
            <text:p>Wed Jul  5 06:00:00 2023</text:p>
          </table:table-cell>
          <table:table-cell office:value-type="float" office:value="310.5">
            <text:p>310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7-06T04:00:00">
            <text:p>Thu Jul  6 04:00:00 2023</text:p>
          </table:table-cell>
          <table:table-cell office:value-type="float" office:value="208.8333">
            <text:p>208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7-06T05:00:00">
            <text:p>Thu Jul  6 05:00:00 2023</text:p>
          </table:table-cell>
          <table:table-cell office:value-type="float" office:value="204.1667">
            <text:p>204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7-06T06:00:00">
            <text:p>Thu Jul  6 06:00:00 2023</text:p>
          </table:table-cell>
          <table:table-cell office:value-type="float" office:value="169.8333">
            <text:p>169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7-06T07:00:00">
            <text:p>Thu Jul  6 07:00:00 2023</text:p>
          </table:table-cell>
          <table:table-cell office:value-type="float" office:value="208.5">
            <text:p>208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7-06T08:00:00">
            <text:p>Thu Jul  6 08:00:00 2023</text:p>
          </table:table-cell>
          <table:table-cell office:value-type="float" office:value="233.8333">
            <text:p>233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7-06T09:00:00">
            <text:p>Thu Jul  6 09:00:00 2023</text:p>
          </table:table-cell>
          <table:table-cell office:value-type="float" office:value="206.3333">
            <text:p>206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7-07T04:00:00">
            <text:p>Fri Jul  7 04:00:00 2023</text:p>
          </table:table-cell>
          <table:table-cell office:value-type="float" office:value="187.1667">
            <text:p>187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7-07T05:00:00">
            <text:p>Fri Jul  7 05:00:00 2023</text:p>
          </table:table-cell>
          <table:table-cell office:value-type="float" office:value="201.5">
            <text:p>201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7-07T06:00:00">
            <text:p>Fri Jul  7 06:00:00 2023</text:p>
          </table:table-cell>
          <table:table-cell office:value-type="float" office:value="263.5">
            <text:p>263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7-08T03:00:00">
            <text:p>Sat Jul  8 03:00:00 2023</text:p>
          </table:table-cell>
          <table:table-cell office:value-type="float" office:value="211.5">
            <text:p>211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7-08T04:00:00">
            <text:p>Sat Jul  8 04:00:00 2023</text:p>
          </table:table-cell>
          <table:table-cell office:value-type="float" office:value="220.8333">
            <text:p>220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7-08T05:00:00">
            <text:p>Sat Jul  8 05:00:00 2023</text:p>
          </table:table-cell>
          <table:table-cell office:value-type="float" office:value="200.6667">
            <text:p>200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08T06:00:00">
            <text:p>Sat Jul  8 06:00:00 2023</text:p>
          </table:table-cell>
          <table:table-cell office:value-type="float" office:value="193.3333">
            <text:p>193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7-08T07:00:00">
            <text:p>Sat Jul  8 07:00:00 2023</text:p>
          </table:table-cell>
          <table:table-cell office:value-type="float" office:value="186.0">
            <text:p>186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7-08T08:00:00">
            <text:p>Sat Jul  8 08:00:00 2023</text:p>
          </table:table-cell>
          <table:table-cell office:value-type="float" office:value="165.5">
            <text:p>165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7-09T04:00:00">
            <text:p>Sun Jul  9 04:00:00 2023</text:p>
          </table:table-cell>
          <table:table-cell office:value-type="float" office:value="146.3333">
            <text:p>146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7-09T05:00:00">
            <text:p>Sun Jul  9 05:00:00 2023</text:p>
          </table:table-cell>
          <table:table-cell office:value-type="float" office:value="246.1667">
            <text:p>246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7-10T04:00:00">
            <text:p>Mon Jul 10 04:00:00 2023</text:p>
          </table:table-cell>
          <table:table-cell office:value-type="float" office:value="207.1667">
            <text:p>207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10T05:00:00">
            <text:p>Mon Jul 10 05:00:00 2023</text:p>
          </table:table-cell>
          <table:table-cell office:value-type="float" office:value="210.5">
            <text:p>210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7-10T06:00:00">
            <text:p>Mon Jul 10 06:00:00 2023</text:p>
          </table:table-cell>
          <table:table-cell office:value-type="float" office:value="256.6667">
            <text:p>256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7-10T07:00:00">
            <text:p>Mon Jul 10 07:00:00 2023</text:p>
          </table:table-cell>
          <table:table-cell office:value-type="float" office:value="237.1667">
            <text:p>237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7-11T05:00:00">
            <text:p>Tue Jul 11 05:00:00 2023</text:p>
          </table:table-cell>
          <table:table-cell office:value-type="float" office:value="238.6667">
            <text:p>238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7-11T06:00:00">
            <text:p>Tue Jul 11 06:00:00 2023</text:p>
          </table:table-cell>
          <table:table-cell office:value-type="float" office:value="213.6667">
            <text:p>213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7-11T07:00:00">
            <text:p>Tue Jul 11 07:00:00 2023</text:p>
          </table:table-cell>
          <table:table-cell office:value-type="float" office:value="223.3333">
            <text:p>223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11T08:00:00">
            <text:p>Tue Jul 11 08:00:00 2023</text:p>
          </table:table-cell>
          <table:table-cell office:value-type="float" office:value="225.0">
            <text:p>225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1T09:00:00">
            <text:p>Tue Jul 11 09:00:00 2023</text:p>
          </table:table-cell>
          <table:table-cell office:value-type="float" office:value="220.8333">
            <text:p>220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7-12T05:00:00">
            <text:p>Wed Jul 12 05:00:00 2023</text:p>
          </table:table-cell>
          <table:table-cell office:value-type="float" office:value="240.5">
            <text:p>240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7-12T06:00:00">
            <text:p>Wed Jul 12 06:00:00 2023</text:p>
          </table:table-cell>
          <table:table-cell office:value-type="float" office:value="310.5">
            <text:p>310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7-12T07:00:00">
            <text:p>Wed Jul 12 07:00:00 2023</text:p>
          </table:table-cell>
          <table:table-cell office:value-type="float" office:value="280.6667">
            <text:p>280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7-13T03:00:00">
            <text:p>Thu Jul 13 03:00:00 2023</text:p>
          </table:table-cell>
          <table:table-cell office:value-type="float" office:value="204.5">
            <text:p>204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7-13T04:00:00">
            <text:p>Thu Jul 13 04:00:00 2023</text:p>
          </table:table-cell>
          <table:table-cell office:value-type="float" office:value="200.3333">
            <text:p>200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7-13T05:00:00">
            <text:p>Thu Jul 13 05:00:00 2023</text:p>
          </table:table-cell>
          <table:table-cell office:value-type="float" office:value="202.3333">
            <text:p>202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7-13T06:00:00">
            <text:p>Thu Jul 13 06:00:00 2023</text:p>
          </table:table-cell>
          <table:table-cell office:value-type="float" office:value="195.3333">
            <text:p>195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7-13T07:00:00">
            <text:p>Thu Jul 13 07:00:00 2023</text:p>
          </table:table-cell>
          <table:table-cell office:value-type="float" office:value="215.5">
            <text:p>215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7-13T08:00:00">
            <text:p>Thu Jul 13 08:00:00 2023</text:p>
          </table:table-cell>
          <table:table-cell office:value-type="float" office:value="191.3333">
            <text:p>191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7-14T04:00:00">
            <text:p>Fri Jul 14 04:00:00 2023</text:p>
          </table:table-cell>
          <table:table-cell office:value-type="float" office:value="220.3333">
            <text:p>220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7-14T05:00:00">
            <text:p>Fri Jul 14 05:00:00 2023</text:p>
          </table:table-cell>
          <table:table-cell office:value-type="float" office:value="229.6667">
            <text:p>229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7-14T06:00:00">
            <text:p>Fri Jul 14 06:00:00 2023</text:p>
          </table:table-cell>
          <table:table-cell office:value-type="float" office:value="243.3333">
            <text:p>243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14T07:00:00">
            <text:p>Fri Jul 14 07:00:00 2023</text:p>
          </table:table-cell>
          <table:table-cell office:value-type="float" office:value="247.6667">
            <text:p>247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7-14T08:00:00">
            <text:p>Fri Jul 14 08:00:00 2023</text:p>
          </table:table-cell>
          <table:table-cell office:value-type="float" office:value="248.1667">
            <text:p>248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14T09:00:00">
            <text:p>Fri Jul 14 09:00:00 2023</text:p>
          </table:table-cell>
          <table:table-cell office:value-type="float" office:value="236.1667">
            <text:p>236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15T03:00:00">
            <text:p>Sat Jul 15 03:00:00 2023</text:p>
          </table:table-cell>
          <table:table-cell office:value-type="float" office:value="225.8333">
            <text:p>225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7-15T04:00:00">
            <text:p>Sat Jul 15 04:00:00 2023</text:p>
          </table:table-cell>
          <table:table-cell office:value-type="float" office:value="190.3333">
            <text:p>190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7-15T05:00:00">
            <text:p>Sat Jul 15 05:00:00 2023</text:p>
          </table:table-cell>
          <table:table-cell office:value-type="float" office:value="195.6667">
            <text:p>195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7-15T06:00:00">
            <text:p>Sat Jul 15 06:00:00 2023</text:p>
          </table:table-cell>
          <table:table-cell office:value-type="float" office:value="242.3333">
            <text:p>242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7-15T07:00:00">
            <text:p>Sat Jul 15 07:00:00 2023</text:p>
          </table:table-cell>
          <table:table-cell office:value-type="float" office:value="254.6667">
            <text:p>254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7-15T08:00:00">
            <text:p>Sat Jul 15 08:00:00 2023</text:p>
          </table:table-cell>
          <table:table-cell office:value-type="float" office:value="305.8333">
            <text:p>305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7-16T04:00:00">
            <text:p>Sun Jul 16 04:00:00 2023</text:p>
          </table:table-cell>
          <table:table-cell office:value-type="float" office:value="197.1667">
            <text:p>197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7-16T05:00:00">
            <text:p>Sun Jul 16 05:00:00 2023</text:p>
          </table:table-cell>
          <table:table-cell office:value-type="float" office:value="203.1667">
            <text:p>203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7-17T04:00:00">
            <text:p>Mon Jul 17 04:00:00 2023</text:p>
          </table:table-cell>
          <table:table-cell office:value-type="float" office:value="203.0">
            <text:p>203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7-17T05:00:00">
            <text:p>Mon Jul 17 05:00:00 2023</text:p>
          </table:table-cell>
          <table:table-cell office:value-type="float" office:value="283.0">
            <text:p>283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17T06:00:00">
            <text:p>Mon Jul 17 06:00:00 2023</text:p>
          </table:table-cell>
          <table:table-cell office:value-type="float" office:value="215.0">
            <text:p>215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7T09:00:00">
            <text:p>Mon Jul 17 09:00:00 2023</text:p>
          </table:table-cell>
          <table:table-cell office:value-type="float" office:value="173.6667">
            <text:p>173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7-18T04:00:00">
            <text:p>Tue Jul 18 04:00:00 2023</text:p>
          </table:table-cell>
          <table:table-cell office:value-type="float" office:value="244.1667">
            <text:p>244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7-18T05:00:00">
            <text:p>Tue Jul 18 05:00:00 2023</text:p>
          </table:table-cell>
          <table:table-cell office:value-type="float" office:value="252.0">
            <text:p>252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7-18T06:00:00">
            <text:p>Tue Jul 18 06:00:00 2023</text:p>
          </table:table-cell>
          <table:table-cell office:value-type="float" office:value="246.3333">
            <text:p>246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18T08:00:00">
            <text:p>Tue Jul 18 08:00:00 2023</text:p>
          </table:table-cell>
          <table:table-cell office:value-type="float" office:value="215.3333">
            <text:p>215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7-18T09:00:00">
            <text:p>Tue Jul 18 09:00:00 2023</text:p>
          </table:table-cell>
          <table:table-cell office:value-type="float" office:value="218.8333">
            <text:p>218.8333</text:p>
          </table:table-cell>
          <table:table-cell office:value-type="float" office:value="62.6">
            <text:p>62.6</text:p>
          </table:table-cell>
        </table:table-row>
        <table:table-row>
          <table:table-cell table:style-name="pd1" office:value-type="date" office:date-value="2023-07-19T04:00:00">
            <text:p>Wed Jul 19 04:00:00 2023</text:p>
          </table:table-cell>
          <table:table-cell office:value-type="float" office:value="216.3333">
            <text:p>216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7-19T05:00:00">
            <text:p>Wed Jul 19 05:00:00 2023</text:p>
          </table:table-cell>
          <table:table-cell office:value-type="float" office:value="212.6667">
            <text:p>212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7-19T06:00:00">
            <text:p>Wed Jul 19 06:00:00 2023</text:p>
          </table:table-cell>
          <table:table-cell office:value-type="float" office:value="202.3333">
            <text:p>202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7-19T07:00:00">
            <text:p>Wed Jul 19 07:00:00 2023</text:p>
          </table:table-cell>
          <table:table-cell office:value-type="float" office:value="222.5">
            <text:p>222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19T08:00:00">
            <text:p>Wed Jul 19 08:00:00 2023</text:p>
          </table:table-cell>
          <table:table-cell office:value-type="float" office:value="180.0">
            <text:p>180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20T02:00:00">
            <text:p>Thu Jul 20 02:00:00 2023</text:p>
          </table:table-cell>
          <table:table-cell office:value-type="float" office:value="181.8333">
            <text:p>181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7-20T03:00:00">
            <text:p>Thu Jul 20 03:00:00 2023</text:p>
          </table:table-cell>
          <table:table-cell office:value-type="float" office:value="201.6667">
            <text:p>201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7-20T04:00:00">
            <text:p>Thu Jul 20 04:00:00 2023</text:p>
          </table:table-cell>
          <table:table-cell office:value-type="float" office:value="211.5">
            <text:p>211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7-20T05:00:00">
            <text:p>Thu Jul 20 05:00:00 2023</text:p>
          </table:table-cell>
          <table:table-cell office:value-type="float" office:value="209.5">
            <text:p>209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0T06:00:00">
            <text:p>Thu Jul 20 06:00:00 2023</text:p>
          </table:table-cell>
          <table:table-cell office:value-type="float" office:value="235.8333">
            <text:p>235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7-20T07:00:00">
            <text:p>Thu Jul 20 07:00:00 2023</text:p>
          </table:table-cell>
          <table:table-cell office:value-type="float" office:value="208.5">
            <text:p>208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7-21T03:00:00">
            <text:p>Fri Jul 21 03:00:00 2023</text:p>
          </table:table-cell>
          <table:table-cell office:value-type="float" office:value="256.5">
            <text:p>256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7-21T04:00:00">
            <text:p>Fri Jul 21 04:00:00 2023</text:p>
          </table:table-cell>
          <table:table-cell office:value-type="float" office:value="319.5">
            <text:p>319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7-21T05:00:00">
            <text:p>Fri Jul 21 05:00:00 2023</text:p>
          </table:table-cell>
          <table:table-cell office:value-type="float" office:value="323.1667">
            <text:p>323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7-21T06:00:00">
            <text:p>Fri Jul 21 06:00:00 2023</text:p>
          </table:table-cell>
          <table:table-cell office:value-type="float" office:value="291.3333">
            <text:p>291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7-21T07:00:00">
            <text:p>Fri Jul 21 07:00:00 2023</text:p>
          </table:table-cell>
          <table:table-cell office:value-type="float" office:value="294.5">
            <text:p>294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21T08:00:00">
            <text:p>Fri Jul 21 08:00:00 2023</text:p>
          </table:table-cell>
          <table:table-cell office:value-type="float" office:value="332.6667">
            <text:p>332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22T03:00:00">
            <text:p>Sat Jul 22 03:00:00 2023</text:p>
          </table:table-cell>
          <table:table-cell office:value-type="float" office:value="308.5">
            <text:p>308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7-22T04:00:00">
            <text:p>Sat Jul 22 04:00:00 2023</text:p>
          </table:table-cell>
          <table:table-cell office:value-type="float" office:value="318.5">
            <text:p>318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7-22T05:00:00">
            <text:p>Sat Jul 22 05:00:00 2023</text:p>
          </table:table-cell>
          <table:table-cell office:value-type="float" office:value="198.3333">
            <text:p>198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7-22T07:00:00">
            <text:p>Sat Jul 22 07:00:00 2023</text:p>
          </table:table-cell>
          <table:table-cell office:value-type="float" office:value="144.1667">
            <text:p>144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7-22T08:00:00">
            <text:p>Sat Jul 22 08:00:00 2023</text:p>
          </table:table-cell>
          <table:table-cell office:value-type="float" office:value="141.8333">
            <text:p>141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7-23T04:00:00">
            <text:p>Sun Jul 23 04:00:00 2023</text:p>
          </table:table-cell>
          <table:table-cell office:value-type="float" office:value="205.1667">
            <text:p>205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7-23T05:00:00">
            <text:p>Sun Jul 23 05:00:00 2023</text:p>
          </table:table-cell>
          <table:table-cell office:value-type="float" office:value="194.5">
            <text:p>194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7-23T06:00:00">
            <text:p>Sun Jul 23 06:00:00 2023</text:p>
          </table:table-cell>
          <table:table-cell office:value-type="float" office:value="144.1667">
            <text:p>144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23T07:00:00">
            <text:p>Sun Jul 23 07:00:00 2023</text:p>
          </table:table-cell>
          <table:table-cell office:value-type="float" office:value="233.1667">
            <text:p>233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23T08:00:00">
            <text:p>Sun Jul 23 08:00:00 2023</text:p>
          </table:table-cell>
          <table:table-cell office:value-type="float" office:value="181.8333">
            <text:p>181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7-24T04:00:00">
            <text:p>Mon Jul 24 04:00:00 2023</text:p>
          </table:table-cell>
          <table:table-cell office:value-type="float" office:value="218.3333">
            <text:p>218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7-24T05:00:00">
            <text:p>Mon Jul 24 05:00:00 2023</text:p>
          </table:table-cell>
          <table:table-cell office:value-type="float" office:value="226.0">
            <text:p>226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24T07:00:00">
            <text:p>Mon Jul 24 07:00:00 2023</text:p>
          </table:table-cell>
          <table:table-cell office:value-type="float" office:value="204.8333">
            <text:p>204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4T09:00:00">
            <text:p>Mon Jul 24 09:00:00 2023</text:p>
          </table:table-cell>
          <table:table-cell office:value-type="float" office:value="188.5">
            <text:p>188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7-25T03:00:00">
            <text:p>Tue Jul 25 03:00:00 2023</text:p>
          </table:table-cell>
          <table:table-cell office:value-type="float" office:value="187.6667">
            <text:p>187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7-25T04:00:00">
            <text:p>Tue Jul 25 04:00:00 2023</text:p>
          </table:table-cell>
          <table:table-cell office:value-type="float" office:value="175.0">
            <text:p>175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25T05:00:00">
            <text:p>Tue Jul 25 05:00:00 2023</text:p>
          </table:table-cell>
          <table:table-cell office:value-type="float" office:value="290.8333">
            <text:p>290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7-25T06:00:00">
            <text:p>Tue Jul 25 06:00:00 2023</text:p>
          </table:table-cell>
          <table:table-cell office:value-type="float" office:value="283.8333">
            <text:p>283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7-25T07:00:00">
            <text:p>Tue Jul 25 07:00:00 2023</text:p>
          </table:table-cell>
          <table:table-cell office:value-type="float" office:value="125.5">
            <text:p>125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7-26T08:00:00">
            <text:p>Wed Jul 26 08:00:00 2023</text:p>
          </table:table-cell>
          <table:table-cell office:value-type="float" office:value="202.8333">
            <text:p>202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27T05:00:00">
            <text:p>Thu Jul 27 05:00:00 2023</text:p>
          </table:table-cell>
          <table:table-cell office:value-type="float" office:value="204.1667">
            <text:p>204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7-27T07:00:00">
            <text:p>Thu Jul 27 07:00:00 2023</text:p>
          </table:table-cell>
          <table:table-cell office:value-type="float" office:value="192.5">
            <text:p>192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7-27T08:00:00">
            <text:p>Thu Jul 27 08:00:00 2023</text:p>
          </table:table-cell>
          <table:table-cell office:value-type="float" office:value="191.3333">
            <text:p>191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7-27T09:00:00">
            <text:p>Thu Jul 27 09:00:00 2023</text:p>
          </table:table-cell>
          <table:table-cell office:value-type="float" office:value="226.0">
            <text:p>226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27T10:00:00">
            <text:p>Thu Jul 27 10:00:00 2023</text:p>
          </table:table-cell>
          <table:table-cell office:value-type="float" office:value="215.1667">
            <text:p>215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7-28T04:00:00">
            <text:p>Fri Jul 28 04:00:00 2023</text:p>
          </table:table-cell>
          <table:table-cell office:value-type="float" office:value="222.5">
            <text:p>222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7-28T05:00:00">
            <text:p>Fri Jul 28 05:00:00 2023</text:p>
          </table:table-cell>
          <table:table-cell office:value-type="float" office:value="243.0">
            <text:p>243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7-28T06:00:00">
            <text:p>Fri Jul 28 06:00:00 2023</text:p>
          </table:table-cell>
          <table:table-cell office:value-type="float" office:value="207.1667">
            <text:p>207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8T08:00:00">
            <text:p>Fri Jul 28 08:00:00 2023</text:p>
          </table:table-cell>
          <table:table-cell office:value-type="float" office:value="187.8333">
            <text:p>187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8T09:00:00">
            <text:p>Fri Jul 28 09:00:00 2023</text:p>
          </table:table-cell>
          <table:table-cell office:value-type="float" office:value="195.6667">
            <text:p>195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30T03:00:00">
            <text:p>Sun Jul 30 03:00:00 2023</text:p>
          </table:table-cell>
          <table:table-cell office:value-type="float" office:value="288.1667">
            <text:p>288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7-30T04:00:00">
            <text:p>Sun Jul 30 04:00:00 2023</text:p>
          </table:table-cell>
          <table:table-cell office:value-type="float" office:value="294.5">
            <text:p>294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7-30T05:00:00">
            <text:p>Sun Jul 30 05:00:00 2023</text:p>
          </table:table-cell>
          <table:table-cell office:value-type="float" office:value="179.1667">
            <text:p>179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7-30T06:00:00">
            <text:p>Sun Jul 30 06:00:00 2023</text:p>
          </table:table-cell>
          <table:table-cell office:value-type="float" office:value="211.1667">
            <text:p>211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7-30T07:00:00">
            <text:p>Sun Jul 30 07:00:00 2023</text:p>
          </table:table-cell>
          <table:table-cell office:value-type="float" office:value="196.3333">
            <text:p>196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7-30T08:00:00">
            <text:p>Sun Jul 30 08:00:00 2023</text:p>
          </table:table-cell>
          <table:table-cell office:value-type="float" office:value="204.1667">
            <text:p>204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7-31T04:00:00">
            <text:p>Mon Jul 31 04:00:00 2023</text:p>
          </table:table-cell>
          <table:table-cell office:value-type="float" office:value="179.5">
            <text:p>179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7-31T05:00:00">
            <text:p>Mon Jul 31 05:00:00 2023</text:p>
          </table:table-cell>
          <table:table-cell office:value-type="float" office:value="226.8333">
            <text:p>226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31T06:00:00">
            <text:p>Mon Jul 31 06:00:00 2023</text:p>
          </table:table-cell>
          <table:table-cell office:value-type="float" office:value="200.8333">
            <text:p>200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31T07:00:00">
            <text:p>Mon Jul 31 07:00:00 2023</text:p>
          </table:table-cell>
          <table:table-cell office:value-type="float" office:value="193.0">
            <text:p>193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7-31T08:00:00">
            <text:p>Mon Jul 31 08:00:00 2023</text:p>
          </table:table-cell>
          <table:table-cell office:value-type="float" office:value="237.3333">
            <text:p>237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7-31T09:00:00">
            <text:p>Mon Jul 31 09:00:00 2023</text:p>
          </table:table-cell>
          <table:table-cell office:value-type="float" office:value="200.3333">
            <text:p>200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8-01T04:00:00">
            <text:p>Tue Aug  1 04:00:00 2023</text:p>
          </table:table-cell>
          <table:table-cell office:value-type="float" office:value="191.1667">
            <text:p>191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8-01T05:00:00">
            <text:p>Tue Aug  1 05:00:00 2023</text:p>
          </table:table-cell>
          <table:table-cell office:value-type="float" office:value="173.0">
            <text:p>173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8-01T06:00:00">
            <text:p>Tue Aug  1 06:00:00 2023</text:p>
          </table:table-cell>
          <table:table-cell office:value-type="float" office:value="223.0">
            <text:p>223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8-01T07:00:00">
            <text:p>Tue Aug  1 07:00:00 2023</text:p>
          </table:table-cell>
          <table:table-cell office:value-type="float" office:value="199.5">
            <text:p>199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8-01T08:00:00">
            <text:p>Tue Aug  1 08:00:00 2023</text:p>
          </table:table-cell>
          <table:table-cell office:value-type="float" office:value="173.0">
            <text:p>173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8-01T09:00:00">
            <text:p>Tue Aug  1 09:00:00 2023</text:p>
          </table:table-cell>
          <table:table-cell office:value-type="float" office:value="168.0">
            <text:p>168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8-02T03:00:00">
            <text:p>Wed Aug  2 03:00:00 2023</text:p>
          </table:table-cell>
          <table:table-cell office:value-type="float" office:value="229.3333">
            <text:p>229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8-02T04:00:00">
            <text:p>Wed Aug  2 04:00:00 2023</text:p>
          </table:table-cell>
          <table:table-cell office:value-type="float" office:value="225.8333">
            <text:p>225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8-02T05:00:00">
            <text:p>Wed Aug  2 05:00:00 2023</text:p>
          </table:table-cell>
          <table:table-cell office:value-type="float" office:value="216.6667">
            <text:p>216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8-02T06:00:00">
            <text:p>Wed Aug  2 06:00:00 2023</text:p>
          </table:table-cell>
          <table:table-cell office:value-type="float" office:value="192.5">
            <text:p>192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8-02T07:00:00">
            <text:p>Wed Aug  2 07:00:00 2023</text:p>
          </table:table-cell>
          <table:table-cell office:value-type="float" office:value="189.3333">
            <text:p>189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8-02T08:00:00">
            <text:p>Wed Aug  2 08:00:00 2023</text:p>
          </table:table-cell>
          <table:table-cell office:value-type="float" office:value="211.3333">
            <text:p>211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8-02T09:00:00">
            <text:p>Wed Aug  2 09:00:00 2023</text:p>
          </table:table-cell>
          <table:table-cell office:value-type="float" office:value="209.5">
            <text:p>209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8-03T03:00:00">
            <text:p>Thu Aug  3 03:00:00 2023</text:p>
          </table:table-cell>
          <table:table-cell office:value-type="float" office:value="335.5">
            <text:p>335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8-03T04:00:00">
            <text:p>Thu Aug  3 04:00:00 2023</text:p>
          </table:table-cell>
          <table:table-cell office:value-type="float" office:value="324.8333">
            <text:p>324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8-03T05:00:00">
            <text:p>Thu Aug  3 05:00:00 2023</text:p>
          </table:table-cell>
          <table:table-cell office:value-type="float" office:value="333.6667">
            <text:p>333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8-03T06:00:00">
            <text:p>Thu Aug  3 06:00:00 2023</text:p>
          </table:table-cell>
          <table:table-cell office:value-type="float" office:value="311.8333">
            <text:p>311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8-03T07:00:00">
            <text:p>Thu Aug  3 07:00:00 2023</text:p>
          </table:table-cell>
          <table:table-cell office:value-type="float" office:value="310.5">
            <text:p>310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8-03T08:00:00">
            <text:p>Thu Aug  3 08:00:00 2023</text:p>
          </table:table-cell>
          <table:table-cell office:value-type="float" office:value="302.3333">
            <text:p>302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8-03T09:00:00">
            <text:p>Thu Aug  3 09:00:00 2023</text:p>
          </table:table-cell>
          <table:table-cell office:value-type="float" office:value="306.0">
            <text:p>306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8-04T04:00:00">
            <text:p>Fri Aug  4 04:00:00 2023</text:p>
          </table:table-cell>
          <table:table-cell office:value-type="float" office:value="191.6667">
            <text:p>191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8-04T05:00:00">
            <text:p>Fri Aug  4 05:00:00 2023</text:p>
          </table:table-cell>
          <table:table-cell office:value-type="float" office:value="194.6667">
            <text:p>194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04T06:00:00">
            <text:p>Fri Aug  4 06:00:00 2023</text:p>
          </table:table-cell>
          <table:table-cell office:value-type="float" office:value="194.3333">
            <text:p>194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8-04T07:00:00">
            <text:p>Fri Aug  4 07:00:00 2023</text:p>
          </table:table-cell>
          <table:table-cell office:value-type="float" office:value="197.0">
            <text:p>197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8-04T08:00:00">
            <text:p>Fri Aug  4 08:00:00 2023</text:p>
          </table:table-cell>
          <table:table-cell office:value-type="float" office:value="244.5">
            <text:p>244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8-04T09:00:00">
            <text:p>Fri Aug  4 09:00:00 2023</text:p>
          </table:table-cell>
          <table:table-cell office:value-type="float" office:value="166.1667">
            <text:p>166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8-06T06:00:00">
            <text:p>Sun Aug  6 06:00:00 2023</text:p>
          </table:table-cell>
          <table:table-cell office:value-type="float" office:value="204.8333">
            <text:p>204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8-07T04:00:00">
            <text:p>Mon Aug  7 04:00:00 2023</text:p>
          </table:table-cell>
          <table:table-cell office:value-type="float" office:value="243.3333">
            <text:p>243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07T05:00:00">
            <text:p>Mon Aug  7 05:00:00 2023</text:p>
          </table:table-cell>
          <table:table-cell office:value-type="float" office:value="186.6667">
            <text:p>186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07T06:00:00">
            <text:p>Mon Aug  7 06:00:00 2023</text:p>
          </table:table-cell>
          <table:table-cell office:value-type="float" office:value="185.0">
            <text:p>185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8-08T04:00:00">
            <text:p>Tue Aug  8 04:00:00 2023</text:p>
          </table:table-cell>
          <table:table-cell office:value-type="float" office:value="300.1667">
            <text:p>300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8-08T05:00:00">
            <text:p>Tue Aug  8 05:00:00 2023</text:p>
          </table:table-cell>
          <table:table-cell office:value-type="float" office:value="280.1667">
            <text:p>280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08T06:00:00">
            <text:p>Tue Aug  8 06:00:00 2023</text:p>
          </table:table-cell>
          <table:table-cell office:value-type="float" office:value="307.5">
            <text:p>307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8-08T07:00:00">
            <text:p>Tue Aug  8 07:00:00 2023</text:p>
          </table:table-cell>
          <table:table-cell office:value-type="float" office:value="304.1667">
            <text:p>304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8-08T09:00:00">
            <text:p>Tue Aug  8 09:00:00 2023</text:p>
          </table:table-cell>
          <table:table-cell office:value-type="float" office:value="233.8333">
            <text:p>233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8-09T04:00:00">
            <text:p>Wed Aug  9 04:00:00 2023</text:p>
          </table:table-cell>
          <table:table-cell office:value-type="float" office:value="287.8333">
            <text:p>287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8-09T05:00:00">
            <text:p>Wed Aug  9 05:00:00 2023</text:p>
          </table:table-cell>
          <table:table-cell office:value-type="float" office:value="228.3333">
            <text:p>228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9T06:00:00">
            <text:p>Wed Aug  9 06:00:00 2023</text:p>
          </table:table-cell>
          <table:table-cell office:value-type="float" office:value="211.3333">
            <text:p>211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8-09T07:00:00">
            <text:p>Wed Aug  9 07:00:00 2023</text:p>
          </table:table-cell>
          <table:table-cell office:value-type="float" office:value="213.5">
            <text:p>213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8-09T08:00:00">
            <text:p>Wed Aug  9 08:00:00 2023</text:p>
          </table:table-cell>
          <table:table-cell office:value-type="float" office:value="222.3333">
            <text:p>222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09T09:00:00">
            <text:p>Wed Aug  9 09:00:00 2023</text:p>
          </table:table-cell>
          <table:table-cell office:value-type="float" office:value="195.0">
            <text:p>195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8-10T04:00:00">
            <text:p>Thu Aug 10 04:00:00 2023</text:p>
          </table:table-cell>
          <table:table-cell office:value-type="float" office:value="197.6667">
            <text:p>197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8-10T05:00:00">
            <text:p>Thu Aug 10 05:00:00 2023</text:p>
          </table:table-cell>
          <table:table-cell office:value-type="float" office:value="215.5">
            <text:p>215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8-10T06:00:00">
            <text:p>Thu Aug 10 06:00:00 2023</text:p>
          </table:table-cell>
          <table:table-cell office:value-type="float" office:value="206.8333">
            <text:p>206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8-10T07:00:00">
            <text:p>Thu Aug 10 07:00:00 2023</text:p>
          </table:table-cell>
          <table:table-cell office:value-type="float" office:value="207.3333">
            <text:p>207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8-10T08:00:00">
            <text:p>Thu Aug 10 08:00:00 2023</text:p>
          </table:table-cell>
          <table:table-cell office:value-type="float" office:value="203.3333">
            <text:p>203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8-10T09:00:00">
            <text:p>Thu Aug 10 09:00:00 2023</text:p>
          </table:table-cell>
          <table:table-cell office:value-type="float" office:value="193.1667">
            <text:p>193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8-11T03:00:00">
            <text:p>Fri Aug 11 03:00:00 2023</text:p>
          </table:table-cell>
          <table:table-cell office:value-type="float" office:value="187.6667">
            <text:p>187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8-11T04:00:00">
            <text:p>Fri Aug 11 04:00:00 2023</text:p>
          </table:table-cell>
          <table:table-cell office:value-type="float" office:value="215.1667">
            <text:p>215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8-11T05:00:00">
            <text:p>Fri Aug 11 05:00:00 2023</text:p>
          </table:table-cell>
          <table:table-cell office:value-type="float" office:value="101.3333">
            <text:p>101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8-11T06:00:00">
            <text:p>Fri Aug 11 06:00:00 2023</text:p>
          </table:table-cell>
          <table:table-cell office:value-type="float" office:value="110.3333">
            <text:p>110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11T07:00:00">
            <text:p>Fri Aug 11 07:00:00 2023</text:p>
          </table:table-cell>
          <table:table-cell office:value-type="float" office:value="106.1667">
            <text:p>106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8-12T03:00:00">
            <text:p>Sat Aug 12 03:00:00 2023</text:p>
          </table:table-cell>
          <table:table-cell office:value-type="float" office:value="245.5">
            <text:p>245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8-12T04:00:00">
            <text:p>Sat Aug 12 04:00:00 2023</text:p>
          </table:table-cell>
          <table:table-cell office:value-type="float" office:value="247.8333">
            <text:p>247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8-12T05:00:00">
            <text:p>Sat Aug 12 05:00:00 2023</text:p>
          </table:table-cell>
          <table:table-cell office:value-type="float" office:value="237.1667">
            <text:p>237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8-12T06:00:00">
            <text:p>Sat Aug 12 06:00:00 2023</text:p>
          </table:table-cell>
          <table:table-cell office:value-type="float" office:value="267.6667">
            <text:p>267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8-12T07:00:00">
            <text:p>Sat Aug 12 07:00:00 2023</text:p>
          </table:table-cell>
          <table:table-cell office:value-type="float" office:value="245.6667">
            <text:p>245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8-12T08:00:00">
            <text:p>Sat Aug 12 08:00:00 2023</text:p>
          </table:table-cell>
          <table:table-cell office:value-type="float" office:value="218.0">
            <text:p>218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8-13T02:00:00">
            <text:p>Sun Aug 13 02:00:00 2023</text:p>
          </table:table-cell>
          <table:table-cell office:value-type="float" office:value="203.6667">
            <text:p>203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8-13T03:00:00">
            <text:p>Sun Aug 13 03:00:00 2023</text:p>
          </table:table-cell>
          <table:table-cell office:value-type="float" office:value="222.8333">
            <text:p>222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8-13T04:00:00">
            <text:p>Sun Aug 13 04:00:00 2023</text:p>
          </table:table-cell>
          <table:table-cell office:value-type="float" office:value="191.3333">
            <text:p>191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8-13T05:00:00">
            <text:p>Sun Aug 13 05:00:00 2023</text:p>
          </table:table-cell>
          <table:table-cell office:value-type="float" office:value="196.8333">
            <text:p>196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8-13T06:00:00">
            <text:p>Sun Aug 13 06:00:00 2023</text:p>
          </table:table-cell>
          <table:table-cell office:value-type="float" office:value="184.5">
            <text:p>184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8-13T07:00:00">
            <text:p>Sun Aug 13 07:00:00 2023</text:p>
          </table:table-cell>
          <table:table-cell office:value-type="float" office:value="191.0">
            <text:p>191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8-14T04:00:00">
            <text:p>Mon Aug 14 04:00:00 2023</text:p>
          </table:table-cell>
          <table:table-cell office:value-type="float" office:value="238.5">
            <text:p>238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4T05:00:00">
            <text:p>Mon Aug 14 05:00:00 2023</text:p>
          </table:table-cell>
          <table:table-cell office:value-type="float" office:value="268.3333">
            <text:p>268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8-14T06:00:00">
            <text:p>Mon Aug 14 06:00:00 2023</text:p>
          </table:table-cell>
          <table:table-cell office:value-type="float" office:value="202.1667">
            <text:p>202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8-14T07:00:00">
            <text:p>Mon Aug 14 07:00:00 2023</text:p>
          </table:table-cell>
          <table:table-cell office:value-type="float" office:value="152.3333">
            <text:p>152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8-14T08:00:00">
            <text:p>Mon Aug 14 08:00:00 2023</text:p>
          </table:table-cell>
          <table:table-cell office:value-type="float" office:value="179.1667">
            <text:p>179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8-14T09:00:00">
            <text:p>Mon Aug 14 09:00:00 2023</text:p>
          </table:table-cell>
          <table:table-cell office:value-type="float" office:value="195.8333">
            <text:p>195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8-14T10:00:00">
            <text:p>Mon Aug 14 10:00:00 2023</text:p>
          </table:table-cell>
          <table:table-cell office:value-type="float" office:value="183.1667">
            <text:p>183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8-15T04:00:00">
            <text:p>Tue Aug 15 04:00:00 2023</text:p>
          </table:table-cell>
          <table:table-cell office:value-type="float" office:value="220.1667">
            <text:p>220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15T05:00:00">
            <text:p>Tue Aug 15 05:00:00 2023</text:p>
          </table:table-cell>
          <table:table-cell office:value-type="float" office:value="221.3333">
            <text:p>221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8-15T06:00:00">
            <text:p>Tue Aug 15 06:00:00 2023</text:p>
          </table:table-cell>
          <table:table-cell office:value-type="float" office:value="178.3333">
            <text:p>178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8-15T07:00:00">
            <text:p>Tue Aug 15 07:00:00 2023</text:p>
          </table:table-cell>
          <table:table-cell office:value-type="float" office:value="163.3333">
            <text:p>163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8-16T04:00:00">
            <text:p>Wed Aug 16 04:00:00 2023</text:p>
          </table:table-cell>
          <table:table-cell office:value-type="float" office:value="232.8333">
            <text:p>232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8-16T05:00:00">
            <text:p>Wed Aug 16 05:00:00 2023</text:p>
          </table:table-cell>
          <table:table-cell office:value-type="float" office:value="211.6667">
            <text:p>211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8-16T07:00:00">
            <text:p>Wed Aug 16 07:00:00 2023</text:p>
          </table:table-cell>
          <table:table-cell office:value-type="float" office:value="219.6667">
            <text:p>219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8-16T08:00:00">
            <text:p>Wed Aug 16 08:00:00 2023</text:p>
          </table:table-cell>
          <table:table-cell office:value-type="float" office:value="185.8333">
            <text:p>185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8-17T04:00:00">
            <text:p>Thu Aug 17 04:00:00 2023</text:p>
          </table:table-cell>
          <table:table-cell office:value-type="float" office:value="241.8333">
            <text:p>241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8-17T05:00:00">
            <text:p>Thu Aug 17 05:00:00 2023</text:p>
          </table:table-cell>
          <table:table-cell office:value-type="float" office:value="220.5">
            <text:p>220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8-17T06:00:00">
            <text:p>Thu Aug 17 06:00:00 2023</text:p>
          </table:table-cell>
          <table:table-cell office:value-type="float" office:value="211.5">
            <text:p>211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8-17T07:00:00">
            <text:p>Thu Aug 17 07:00:00 2023</text:p>
          </table:table-cell>
          <table:table-cell office:value-type="float" office:value="195.1667">
            <text:p>195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8-17T08:00:00">
            <text:p>Thu Aug 17 08:00:00 2023</text:p>
          </table:table-cell>
          <table:table-cell office:value-type="float" office:value="188.5">
            <text:p>18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17T10:00:00">
            <text:p>Thu Aug 17 10:00:00 2023</text:p>
          </table:table-cell>
          <table:table-cell office:value-type="float" office:value="205.1667">
            <text:p>205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18T04:00:00">
            <text:p>Fri Aug 18 04:00:00 2023</text:p>
          </table:table-cell>
          <table:table-cell office:value-type="float" office:value="206.5">
            <text:p>206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8-18T05:00:00">
            <text:p>Fri Aug 18 05:00:00 2023</text:p>
          </table:table-cell>
          <table:table-cell office:value-type="float" office:value="188.3333">
            <text:p>188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8-18T06:00:00">
            <text:p>Fri Aug 18 06:00:00 2023</text:p>
          </table:table-cell>
          <table:table-cell office:value-type="float" office:value="224.6667">
            <text:p>224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8-18T09:00:00">
            <text:p>Fri Aug 18 09:00:00 2023</text:p>
          </table:table-cell>
          <table:table-cell office:value-type="float" office:value="163.3333">
            <text:p>163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8-19T04:00:00">
            <text:p>Sat Aug 19 04:00:00 2023</text:p>
          </table:table-cell>
          <table:table-cell office:value-type="float" office:value="211.3333">
            <text:p>211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8-19T05:00:00">
            <text:p>Sat Aug 19 05:00:00 2023</text:p>
          </table:table-cell>
          <table:table-cell office:value-type="float" office:value="193.3333">
            <text:p>193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19T06:00:00">
            <text:p>Sat Aug 19 06:00:00 2023</text:p>
          </table:table-cell>
          <table:table-cell office:value-type="float" office:value="173.8333">
            <text:p>173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19T07:00:00">
            <text:p>Sat Aug 19 07:00:00 2023</text:p>
          </table:table-cell>
          <table:table-cell office:value-type="float" office:value="171.8333">
            <text:p>171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8-19T08:00:00">
            <text:p>Sat Aug 19 08:00:00 2023</text:p>
          </table:table-cell>
          <table:table-cell office:value-type="float" office:value="238.1667">
            <text:p>238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8-20T03:00:00">
            <text:p>Sun Aug 20 03:00:00 2023</text:p>
          </table:table-cell>
          <table:table-cell office:value-type="float" office:value="176.8333">
            <text:p>176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8-20T04:00:00">
            <text:p>Sun Aug 20 04:00:00 2023</text:p>
          </table:table-cell>
          <table:table-cell office:value-type="float" office:value="177.6667">
            <text:p>177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20T05:00:00">
            <text:p>Sun Aug 20 05:00:00 2023</text:p>
          </table:table-cell>
          <table:table-cell office:value-type="float" office:value="148.3333">
            <text:p>148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8-20T06:00:00">
            <text:p>Sun Aug 20 06:00:00 2023</text:p>
          </table:table-cell>
          <table:table-cell office:value-type="float" office:value="276.0">
            <text:p>276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8-20T07:00:00">
            <text:p>Sun Aug 20 07:00:00 2023</text:p>
          </table:table-cell>
          <table:table-cell office:value-type="float" office:value="226.5">
            <text:p>226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8-21T04:00:00">
            <text:p>Mon Aug 21 04:00:00 2023</text:p>
          </table:table-cell>
          <table:table-cell office:value-type="float" office:value="154.5">
            <text:p>154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8-22T04:00:00">
            <text:p>Tue Aug 22 04:00:00 2023</text:p>
          </table:table-cell>
          <table:table-cell office:value-type="float" office:value="329.0">
            <text:p>329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22T05:00:00">
            <text:p>Tue Aug 22 05:00:00 2023</text:p>
          </table:table-cell>
          <table:table-cell office:value-type="float" office:value="348.1667">
            <text:p>348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8-25T05:00:00">
            <text:p>Fri Aug 25 05:00:00 2023</text:p>
          </table:table-cell>
          <table:table-cell office:value-type="float" office:value="233.5">
            <text:p>233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25T06:00:00">
            <text:p>Fri Aug 25 06:00:00 2023</text:p>
          </table:table-cell>
          <table:table-cell office:value-type="float" office:value="206.3333">
            <text:p>206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8-26T10:00:00">
            <text:p>Sat Aug 26 10:00:00 2023</text:p>
          </table:table-cell>
          <table:table-cell office:value-type="float" office:value="236.3333">
            <text:p>236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8-27T03:00:00">
            <text:p>Sun Aug 27 03:00:00 2023</text:p>
          </table:table-cell>
          <table:table-cell office:value-type="float" office:value="337.6667">
            <text:p>337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8-27T04:00:00">
            <text:p>Sun Aug 27 04:00:00 2023</text:p>
          </table:table-cell>
          <table:table-cell office:value-type="float" office:value="325.3333">
            <text:p>325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27T05:00:00">
            <text:p>Sun Aug 27 05:00:00 2023</text:p>
          </table:table-cell>
          <table:table-cell office:value-type="float" office:value="328.6667">
            <text:p>328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8-27T06:00:00">
            <text:p>Sun Aug 27 06:00:00 2023</text:p>
          </table:table-cell>
          <table:table-cell office:value-type="float" office:value="319.0">
            <text:p>319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8-27T07:00:00">
            <text:p>Sun Aug 27 07:00:00 2023</text:p>
          </table:table-cell>
          <table:table-cell office:value-type="float" office:value="311.1667">
            <text:p>311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7T08:00:00">
            <text:p>Sun Aug 27 08:00:00 2023</text:p>
          </table:table-cell>
          <table:table-cell office:value-type="float" office:value="305.8333">
            <text:p>305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8-27T09:00:00">
            <text:p>Sun Aug 27 09:00:00 2023</text:p>
          </table:table-cell>
          <table:table-cell office:value-type="float" office:value="307.1667">
            <text:p>307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8-27T10:00:00">
            <text:p>Sun Aug 27 10:00:00 2023</text:p>
          </table:table-cell>
          <table:table-cell office:value-type="float" office:value="305.3333">
            <text:p>305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8-27T11:00:00">
            <text:p>Sun Aug 27 11:00:00 2023</text:p>
          </table:table-cell>
          <table:table-cell office:value-type="float" office:value="310.1667">
            <text:p>310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27T12:00:00">
            <text:p>Sun Aug 27 12:00:00 2023</text:p>
          </table:table-cell>
          <table:table-cell office:value-type="float" office:value="279.1667">
            <text:p>279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8-27T14:00:00">
            <text:p>Sun Aug 27 14:00:00 2023</text:p>
          </table:table-cell>
          <table:table-cell office:value-type="float" office:value="227.1667">
            <text:p>227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8-27T15:00:00">
            <text:p>Sun Aug 27 15:00:00 2023</text:p>
          </table:table-cell>
          <table:table-cell office:value-type="float" office:value="244.1667">
            <text:p>244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28T02:00:00">
            <text:p>Mon Aug 28 02:00:00 2023</text:p>
          </table:table-cell>
          <table:table-cell office:value-type="float" office:value="352.0">
            <text:p>352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8-28T03:00:00">
            <text:p>Mon Aug 28 03:00:00 2023</text:p>
          </table:table-cell>
          <table:table-cell office:value-type="float" office:value="295.3333">
            <text:p>295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9T05:00:00">
            <text:p>Tue Aug 29 05:00:00 2023</text:p>
          </table:table-cell>
          <table:table-cell office:value-type="float" office:value="269.6667">
            <text:p>269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8-29T07:00:00">
            <text:p>Tue Aug 29 07:00:00 2023</text:p>
          </table:table-cell>
          <table:table-cell office:value-type="float" office:value="213.0">
            <text:p>213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8-29T08:00:00">
            <text:p>Tue Aug 29 08:00:00 2023</text:p>
          </table:table-cell>
          <table:table-cell office:value-type="float" office:value="270.0">
            <text:p>270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8-29T09:00:00">
            <text:p>Tue Aug 29 09:00:00 2023</text:p>
          </table:table-cell>
          <table:table-cell office:value-type="float" office:value="346.3333">
            <text:p>346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8-29T10:00:00">
            <text:p>Tue Aug 29 10:00:00 2023</text:p>
          </table:table-cell>
          <table:table-cell office:value-type="float" office:value="188.3333">
            <text:p>188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30T02:00:00">
            <text:p>Wed Aug 30 02:00:00 2023</text:p>
          </table:table-cell>
          <table:table-cell office:value-type="float" office:value="345.1667">
            <text:p>345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30T03:00:00">
            <text:p>Wed Aug 30 03:00:00 2023</text:p>
          </table:table-cell>
          <table:table-cell office:value-type="float" office:value="350.1667">
            <text:p>350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8-30T04:00:00">
            <text:p>Wed Aug 30 04:00:00 2023</text:p>
          </table:table-cell>
          <table:table-cell office:value-type="float" office:value="350.1667">
            <text:p>350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8-30T05:00:00">
            <text:p>Wed Aug 30 05:00:00 2023</text:p>
          </table:table-cell>
          <table:table-cell office:value-type="float" office:value="351.3333">
            <text:p>351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30T06:00:00">
            <text:p>Wed Aug 30 06:00:00 2023</text:p>
          </table:table-cell>
          <table:table-cell office:value-type="float" office:value="352.0">
            <text:p>352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8-30T07:00:00">
            <text:p>Wed Aug 30 07:00:00 2023</text:p>
          </table:table-cell>
          <table:table-cell office:value-type="float" office:value="235.6667">
            <text:p>235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30T08:00:00">
            <text:p>Wed Aug 30 08:00:00 2023</text:p>
          </table:table-cell>
          <table:table-cell office:value-type="float" office:value="327.1667">
            <text:p>327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8-30T09:00:00">
            <text:p>Wed Aug 30 09:00:00 2023</text:p>
          </table:table-cell>
          <table:table-cell office:value-type="float" office:value="329.3333">
            <text:p>329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31T03:00:00">
            <text:p>Thu Aug 31 03:00:00 2023</text:p>
          </table:table-cell>
          <table:table-cell office:value-type="float" office:value="245.0">
            <text:p>245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31T06:00:00">
            <text:p>Thu Aug 31 06:00:00 2023</text:p>
          </table:table-cell>
          <table:table-cell office:value-type="float" office:value="211.5">
            <text:p>211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01T05:00:00">
            <text:p>Fri Sep  1 05:00:00 2023</text:p>
          </table:table-cell>
          <table:table-cell office:value-type="float" office:value="250.8333">
            <text:p>250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9-01T06:00:00">
            <text:p>Fri Sep  1 06:00:00 2023</text:p>
          </table:table-cell>
          <table:table-cell office:value-type="float" office:value="300.0">
            <text:p>300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9-01T07:00:00">
            <text:p>Fri Sep  1 07:00:00 2023</text:p>
          </table:table-cell>
          <table:table-cell office:value-type="float" office:value="313.0">
            <text:p>31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02T10:00:00">
            <text:p>Sat Sep  2 10:00:00 2023</text:p>
          </table:table-cell>
          <table:table-cell office:value-type="float" office:value="189.5">
            <text:p>189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9-03T04:00:00">
            <text:p>Sun Sep  3 04:00:00 2023</text:p>
          </table:table-cell>
          <table:table-cell office:value-type="float" office:value="245.6667">
            <text:p>245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9-03T08:00:00">
            <text:p>Sun Sep  3 08:00:00 2023</text:p>
          </table:table-cell>
          <table:table-cell office:value-type="float" office:value="228.8333">
            <text:p>228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04T01:00:00">
            <text:p>Mon Sep  4 01:00:00 2023</text:p>
          </table:table-cell>
          <table:table-cell office:value-type="float" office:value="174.1667">
            <text:p>174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04T02:00:00">
            <text:p>Mon Sep  4 02:00:00 2023</text:p>
          </table:table-cell>
          <table:table-cell office:value-type="float" office:value="193.1667">
            <text:p>193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9-04T03:00:00">
            <text:p>Mon Sep  4 03:00:00 2023</text:p>
          </table:table-cell>
          <table:table-cell office:value-type="float" office:value="129.1667">
            <text:p>129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9-04T04:00:00">
            <text:p>Mon Sep  4 04:00:00 2023</text:p>
          </table:table-cell>
          <table:table-cell office:value-type="float" office:value="221.6667">
            <text:p>221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9-04T05:00:00">
            <text:p>Mon Sep  4 05:00:00 2023</text:p>
          </table:table-cell>
          <table:table-cell office:value-type="float" office:value="123.0">
            <text:p>123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9-05T02:00:00">
            <text:p>Tue Sep  5 02:00:00 2023</text:p>
          </table:table-cell>
          <table:table-cell office:value-type="float" office:value="251.8333">
            <text:p>251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9-05T03:00:00">
            <text:p>Tue Sep  5 03:00:00 2023</text:p>
          </table:table-cell>
          <table:table-cell office:value-type="float" office:value="240.0">
            <text:p>240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9-05T04:00:00">
            <text:p>Tue Sep  5 04:00:00 2023</text:p>
          </table:table-cell>
          <table:table-cell office:value-type="float" office:value="183.6667">
            <text:p>183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9-05T05:00:00">
            <text:p>Tue Sep  5 05:00:00 2023</text:p>
          </table:table-cell>
          <table:table-cell office:value-type="float" office:value="196.8333">
            <text:p>196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9-05T06:00:00">
            <text:p>Tue Sep  5 06:00:00 2023</text:p>
          </table:table-cell>
          <table:table-cell office:value-type="float" office:value="149.0">
            <text:p>149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9-06T04:00:00">
            <text:p>Wed Sep  6 04:00:00 2023</text:p>
          </table:table-cell>
          <table:table-cell office:value-type="float" office:value="181.8333">
            <text:p>181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06T05:00:00">
            <text:p>Wed Sep  6 05:00:00 2023</text:p>
          </table:table-cell>
          <table:table-cell office:value-type="float" office:value="197.5">
            <text:p>197.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9-06T06:00:00">
            <text:p>Wed Sep  6 06:00:00 2023</text:p>
          </table:table-cell>
          <table:table-cell office:value-type="float" office:value="200.8333">
            <text:p>200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06T07:00:00">
            <text:p>Wed Sep  6 07:00:00 2023</text:p>
          </table:table-cell>
          <table:table-cell office:value-type="float" office:value="180.8333">
            <text:p>180.8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9-06T08:00:00">
            <text:p>Wed Sep  6 08:00:00 2023</text:p>
          </table:table-cell>
          <table:table-cell office:value-type="float" office:value="137.5">
            <text:p>137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9-06T09:00:00">
            <text:p>Wed Sep  6 09:00:00 2023</text:p>
          </table:table-cell>
          <table:table-cell office:value-type="float" office:value="99.8333">
            <text:p>99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9-07T05:00:00">
            <text:p>Thu Sep  7 05:00:00 2023</text:p>
          </table:table-cell>
          <table:table-cell office:value-type="float" office:value="210.6667">
            <text:p>210.6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9-07T06:00:00">
            <text:p>Thu Sep  7 06:00:00 2023</text:p>
          </table:table-cell>
          <table:table-cell office:value-type="float" office:value="313.3333">
            <text:p>313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9-07T08:00:00">
            <text:p>Thu Sep  7 08:00:00 2023</text:p>
          </table:table-cell>
          <table:table-cell office:value-type="float" office:value="45.6667">
            <text:p>45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9-07T10:00:00">
            <text:p>Thu Sep  7 10:00:00 2023</text:p>
          </table:table-cell>
          <table:table-cell office:value-type="float" office:value="236.6667">
            <text:p>236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9-08T05:00:00">
            <text:p>Fri Sep  8 05:00:00 2023</text:p>
          </table:table-cell>
          <table:table-cell office:value-type="float" office:value="226.3333">
            <text:p>226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9-08T06:00:00">
            <text:p>Fri Sep  8 06:00:00 2023</text:p>
          </table:table-cell>
          <table:table-cell office:value-type="float" office:value="260.8333">
            <text:p>260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9-08T07:00:00">
            <text:p>Fri Sep  8 07:00:00 2023</text:p>
          </table:table-cell>
          <table:table-cell office:value-type="float" office:value="228.6667">
            <text:p>228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9-08T08:00:00">
            <text:p>Fri Sep  8 08:00:00 2023</text:p>
          </table:table-cell>
          <table:table-cell office:value-type="float" office:value="59.1667">
            <text:p>59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08T09:00:00">
            <text:p>Fri Sep  8 09:00:00 2023</text:p>
          </table:table-cell>
          <table:table-cell office:value-type="float" office:value="337.0">
            <text:p>337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9-08T10:00:00">
            <text:p>Fri Sep  8 10:00:00 2023</text:p>
          </table:table-cell>
          <table:table-cell office:value-type="float" office:value="124.0">
            <text:p>124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9-09T05:00:00">
            <text:p>Sat Sep  9 05:00:00 2023</text:p>
          </table:table-cell>
          <table:table-cell office:value-type="float" office:value="145.0">
            <text:p>145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9-10T01:00:00">
            <text:p>Sun Sep 10 01:00:00 2023</text:p>
          </table:table-cell>
          <table:table-cell office:value-type="float" office:value="232.3333">
            <text:p>232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0T02:00:00">
            <text:p>Sun Sep 10 02:00:00 2023</text:p>
          </table:table-cell>
          <table:table-cell office:value-type="float" office:value="244.8333">
            <text:p>244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9-10T03:00:00">
            <text:p>Sun Sep 10 03:00:00 2023</text:p>
          </table:table-cell>
          <table:table-cell office:value-type="float" office:value="206.0">
            <text:p>206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0T04:00:00">
            <text:p>Sun Sep 10 04:00:00 2023</text:p>
          </table:table-cell>
          <table:table-cell office:value-type="float" office:value="181.6667">
            <text:p>181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9-10T05:00:00">
            <text:p>Sun Sep 10 05:00:00 2023</text:p>
          </table:table-cell>
          <table:table-cell office:value-type="float" office:value="178.8333">
            <text:p>178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9-10T06:00:00">
            <text:p>Sun Sep 10 06:00:00 2023</text:p>
          </table:table-cell>
          <table:table-cell office:value-type="float" office:value="203.8333">
            <text:p>203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9-10T07:00:00">
            <text:p>Sun Sep 10 07:00:00 2023</text:p>
          </table:table-cell>
          <table:table-cell office:value-type="float" office:value="266.5">
            <text:p>266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9-11T03:00:00">
            <text:p>Mon Sep 11 03:00:00 2023</text:p>
          </table:table-cell>
          <table:table-cell office:value-type="float" office:value="238.0">
            <text:p>238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11T04:00:00">
            <text:p>Mon Sep 11 04:00:00 2023</text:p>
          </table:table-cell>
          <table:table-cell office:value-type="float" office:value="254.3333">
            <text:p>254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9-11T05:00:00">
            <text:p>Mon Sep 11 05:00:00 2023</text:p>
          </table:table-cell>
          <table:table-cell office:value-type="float" office:value="237.1667">
            <text:p>237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11T06:00:00">
            <text:p>Mon Sep 11 06:00:00 2023</text:p>
          </table:table-cell>
          <table:table-cell office:value-type="float" office:value="188.1667">
            <text:p>188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9-11T07:00:00">
            <text:p>Mon Sep 11 07:00:00 2023</text:p>
          </table:table-cell>
          <table:table-cell office:value-type="float" office:value="237.5">
            <text:p>237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9-11T08:00:00">
            <text:p>Mon Sep 11 08:00:00 2023</text:p>
          </table:table-cell>
          <table:table-cell office:value-type="float" office:value="196.5">
            <text:p>196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9-11T09:00:00">
            <text:p>Mon Sep 11 09:00:00 2023</text:p>
          </table:table-cell>
          <table:table-cell office:value-type="float" office:value="214.3333">
            <text:p>21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9-12T04:00:00">
            <text:p>Tue Sep 12 04:00:00 2023</text:p>
          </table:table-cell>
          <table:table-cell office:value-type="float" office:value="223.3333">
            <text:p>223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9-12T05:00:00">
            <text:p>Tue Sep 12 05:00:00 2023</text:p>
          </table:table-cell>
          <table:table-cell office:value-type="float" office:value="214.1667">
            <text:p>214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9-12T06:00:00">
            <text:p>Tue Sep 12 06:00:00 2023</text:p>
          </table:table-cell>
          <table:table-cell office:value-type="float" office:value="178.3333">
            <text:p>178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9-12T07:00:00">
            <text:p>Tue Sep 12 07:00:00 2023</text:p>
          </table:table-cell>
          <table:table-cell office:value-type="float" office:value="205.8333">
            <text:p>205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9-12T08:00:00">
            <text:p>Tue Sep 12 08:00:00 2023</text:p>
          </table:table-cell>
          <table:table-cell office:value-type="float" office:value="210.1667">
            <text:p>210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9-12T09:00:00">
            <text:p>Tue Sep 12 09:00:00 2023</text:p>
          </table:table-cell>
          <table:table-cell office:value-type="float" office:value="197.0">
            <text:p>197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9-13T04:00:00">
            <text:p>Wed Sep 13 04:00:00 2023</text:p>
          </table:table-cell>
          <table:table-cell office:value-type="float" office:value="216.5">
            <text:p>216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3T05:00:00">
            <text:p>Wed Sep 13 05:00:00 2023</text:p>
          </table:table-cell>
          <table:table-cell office:value-type="float" office:value="197.5">
            <text:p>197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3T06:00:00">
            <text:p>Wed Sep 13 06:00:00 2023</text:p>
          </table:table-cell>
          <table:table-cell office:value-type="float" office:value="188.1667">
            <text:p>188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9-13T07:00:00">
            <text:p>Wed Sep 13 07:00:00 2023</text:p>
          </table:table-cell>
          <table:table-cell office:value-type="float" office:value="119.8333">
            <text:p>119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9-13T08:00:00">
            <text:p>Wed Sep 13 08:00:00 2023</text:p>
          </table:table-cell>
          <table:table-cell office:value-type="float" office:value="92.0">
            <text:p>92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3T09:00:00">
            <text:p>Wed Sep 13 09:00:00 2023</text:p>
          </table:table-cell>
          <table:table-cell office:value-type="float" office:value="69.8333">
            <text:p>69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9-14T05:00:00">
            <text:p>Thu Sep 14 05:00:00 2023</text:p>
          </table:table-cell>
          <table:table-cell office:value-type="float" office:value="326.3333">
            <text:p>326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9-15T05:00:00">
            <text:p>Fri Sep 15 05:00:00 2023</text:p>
          </table:table-cell>
          <table:table-cell office:value-type="float" office:value="245.1667">
            <text:p>245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9-15T06:00:00">
            <text:p>Fri Sep 15 06:00:00 2023</text:p>
          </table:table-cell>
          <table:table-cell office:value-type="float" office:value="179.5">
            <text:p>179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15T15:00:00">
            <text:p>Fri Sep 15 15:00:00 2023</text:p>
          </table:table-cell>
          <table:table-cell office:value-type="float" office:value="226.1667">
            <text:p>226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9-16T07:00:00">
            <text:p>Sat Sep 16 07:00:00 2023</text:p>
          </table:table-cell>
          <table:table-cell office:value-type="float" office:value="199.5">
            <text:p>199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9-16T08:00:00">
            <text:p>Sat Sep 16 08:00:00 2023</text:p>
          </table:table-cell>
          <table:table-cell office:value-type="float" office:value="250.5">
            <text:p>250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9-16T09:00:00">
            <text:p>Sat Sep 16 09:00:00 2023</text:p>
          </table:table-cell>
          <table:table-cell office:value-type="float" office:value="202.8333">
            <text:p>202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9-16T10:00:00">
            <text:p>Sat Sep 16 10:00:00 2023</text:p>
          </table:table-cell>
          <table:table-cell office:value-type="float" office:value="180.3333">
            <text:p>180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16T11:00:00">
            <text:p>Sat Sep 16 11:00:00 2023</text:p>
          </table:table-cell>
          <table:table-cell office:value-type="float" office:value="176.1667">
            <text:p>176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17T03:00:00">
            <text:p>Sun Sep 17 03:00:00 2023</text:p>
          </table:table-cell>
          <table:table-cell office:value-type="float" office:value="199.8333">
            <text:p>199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17T04:00:00">
            <text:p>Sun Sep 17 04:00:00 2023</text:p>
          </table:table-cell>
          <table:table-cell office:value-type="float" office:value="194.5">
            <text:p>194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17T05:00:00">
            <text:p>Sun Sep 17 05:00:00 2023</text:p>
          </table:table-cell>
          <table:table-cell office:value-type="float" office:value="215.0">
            <text:p>215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9-17T06:00:00">
            <text:p>Sun Sep 17 06:00:00 2023</text:p>
          </table:table-cell>
          <table:table-cell office:value-type="float" office:value="230.3333">
            <text:p>230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17T07:00:00">
            <text:p>Sun Sep 17 07:00:00 2023</text:p>
          </table:table-cell>
          <table:table-cell office:value-type="float" office:value="230.0">
            <text:p>230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7T08:00:00">
            <text:p>Sun Sep 17 08:00:00 2023</text:p>
          </table:table-cell>
          <table:table-cell office:value-type="float" office:value="215.3333">
            <text:p>215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7T09:00:00">
            <text:p>Sun Sep 17 09:00:00 2023</text:p>
          </table:table-cell>
          <table:table-cell office:value-type="float" office:value="198.6667">
            <text:p>198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17T10:00:00">
            <text:p>Sun Sep 17 10:00:00 2023</text:p>
          </table:table-cell>
          <table:table-cell office:value-type="float" office:value="221.8333">
            <text:p>221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9-18T03:00:00">
            <text:p>Mon Sep 18 03:00:00 2023</text:p>
          </table:table-cell>
          <table:table-cell office:value-type="float" office:value="229.3333">
            <text:p>229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9-18T04:00:00">
            <text:p>Mon Sep 18 04:00:00 2023</text:p>
          </table:table-cell>
          <table:table-cell office:value-type="float" office:value="177.1667">
            <text:p>177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9-18T05:00:00">
            <text:p>Mon Sep 18 05:00:00 2023</text:p>
          </table:table-cell>
          <table:table-cell office:value-type="float" office:value="232.6667">
            <text:p>232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9-18T07:00:00">
            <text:p>Mon Sep 18 07:00:00 2023</text:p>
          </table:table-cell>
          <table:table-cell office:value-type="float" office:value="132.3333">
            <text:p>132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9-18T08:00:00">
            <text:p>Mon Sep 18 08:00:00 2023</text:p>
          </table:table-cell>
          <table:table-cell office:value-type="float" office:value="95.0">
            <text:p>95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9-19T04:00:00">
            <text:p>Tue Sep 19 04:00:00 2023</text:p>
          </table:table-cell>
          <table:table-cell office:value-type="float" office:value="210.3333">
            <text:p>210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19T05:00:00">
            <text:p>Tue Sep 19 05:00:00 2023</text:p>
          </table:table-cell>
          <table:table-cell office:value-type="float" office:value="196.1667">
            <text:p>196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9-19T06:00:00">
            <text:p>Tue Sep 19 06:00:00 2023</text:p>
          </table:table-cell>
          <table:table-cell office:value-type="float" office:value="183.0">
            <text:p>183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9-19T07:00:00">
            <text:p>Tue Sep 19 07:00:00 2023</text:p>
          </table:table-cell>
          <table:table-cell office:value-type="float" office:value="199.0">
            <text:p>199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9-19T08:00:00">
            <text:p>Tue Sep 19 08:00:00 2023</text:p>
          </table:table-cell>
          <table:table-cell office:value-type="float" office:value="96.6667">
            <text:p>96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9-19T09:00:00">
            <text:p>Tue Sep 19 09:00:00 2023</text:p>
          </table:table-cell>
          <table:table-cell office:value-type="float" office:value="137.3333">
            <text:p>137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9-20T05:00:00">
            <text:p>Wed Sep 20 05:00:00 2023</text:p>
          </table:table-cell>
          <table:table-cell office:value-type="float" office:value="185.6667">
            <text:p>185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0T06:00:00">
            <text:p>Wed Sep 20 06:00:00 2023</text:p>
          </table:table-cell>
          <table:table-cell office:value-type="float" office:value="291.3333">
            <text:p>291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9-20T07:00:00">
            <text:p>Wed Sep 20 07:00:00 2023</text:p>
          </table:table-cell>
          <table:table-cell office:value-type="float" office:value="280.1667">
            <text:p>280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9-20T08:00:00">
            <text:p>Wed Sep 20 08:00:00 2023</text:p>
          </table:table-cell>
          <table:table-cell office:value-type="float" office:value="193.5">
            <text:p>193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9-20T10:00:00">
            <text:p>Wed Sep 20 10:00:00 2023</text:p>
          </table:table-cell>
          <table:table-cell office:value-type="float" office:value="105.0">
            <text:p>105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9-21T04:00:00">
            <text:p>Thu Sep 21 04:00:00 2023</text:p>
          </table:table-cell>
          <table:table-cell office:value-type="float" office:value="217.6667">
            <text:p>217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21T05:00:00">
            <text:p>Thu Sep 21 05:00:00 2023</text:p>
          </table:table-cell>
          <table:table-cell office:value-type="float" office:value="223.1667">
            <text:p>223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9-21T06:00:00">
            <text:p>Thu Sep 21 06:00:00 2023</text:p>
          </table:table-cell>
          <table:table-cell office:value-type="float" office:value="242.0">
            <text:p>242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9-21T07:00:00">
            <text:p>Thu Sep 21 07:00:00 2023</text:p>
          </table:table-cell>
          <table:table-cell office:value-type="float" office:value="199.8333">
            <text:p>199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21T08:00:00">
            <text:p>Thu Sep 21 08:00:00 2023</text:p>
          </table:table-cell>
          <table:table-cell office:value-type="float" office:value="289.8333">
            <text:p>289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9-21T09:00:00">
            <text:p>Thu Sep 21 09:00:00 2023</text:p>
          </table:table-cell>
          <table:table-cell office:value-type="float" office:value="308.8333">
            <text:p>308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23T05:00:00">
            <text:p>Sat Sep 23 05:00:00 2023</text:p>
          </table:table-cell>
          <table:table-cell office:value-type="float" office:value="199.6667">
            <text:p>199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9-23T06:00:00">
            <text:p>Sat Sep 23 06:00:00 2023</text:p>
          </table:table-cell>
          <table:table-cell office:value-type="float" office:value="190.1667">
            <text:p>190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9-25T04:00:00">
            <text:p>Mon Sep 25 04:00:00 2023</text:p>
          </table:table-cell>
          <table:table-cell office:value-type="float" office:value="291.8333">
            <text:p>291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9-25T05:00:00">
            <text:p>Mon Sep 25 05:00:00 2023</text:p>
          </table:table-cell>
          <table:table-cell office:value-type="float" office:value="315.3333">
            <text:p>315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9-25T06:00:00">
            <text:p>Mon Sep 25 06:00:00 2023</text:p>
          </table:table-cell>
          <table:table-cell office:value-type="float" office:value="231.0">
            <text:p>231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26T05:00:00">
            <text:p>Tue Sep 26 05:00:00 2023</text:p>
          </table:table-cell>
          <table:table-cell office:value-type="float" office:value="207.1667">
            <text:p>207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9-26T06:00:00">
            <text:p>Tue Sep 26 06:00:00 2023</text:p>
          </table:table-cell>
          <table:table-cell office:value-type="float" office:value="163.8333">
            <text:p>163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6T08:00:00">
            <text:p>Tue Sep 26 08:00:00 2023</text:p>
          </table:table-cell>
          <table:table-cell office:value-type="float" office:value="166.3333">
            <text:p>166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9-26T09:00:00">
            <text:p>Tue Sep 26 09:00:00 2023</text:p>
          </table:table-cell>
          <table:table-cell office:value-type="float" office:value="177.0">
            <text:p>177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9-27T05:00:00">
            <text:p>Wed Sep 27 05:00:00 2023</text:p>
          </table:table-cell>
          <table:table-cell office:value-type="float" office:value="232.1667">
            <text:p>232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04T04:00:00">
            <text:p>Wed Oct  4 04:00:00 2023</text:p>
          </table:table-cell>
          <table:table-cell office:value-type="float" office:value="246.6667">
            <text:p>246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10-04T05:00:00">
            <text:p>Wed Oct  4 05:00:00 2023</text:p>
          </table:table-cell>
          <table:table-cell office:value-type="float" office:value="274.8333">
            <text:p>274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10-04T06:00:00">
            <text:p>Wed Oct  4 06:00:00 2023</text:p>
          </table:table-cell>
          <table:table-cell office:value-type="float" office:value="132.6667">
            <text:p>132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10-09T02:00:00">
            <text:p>Mon Oct  9 02:00:00 2023</text:p>
          </table:table-cell>
          <table:table-cell office:value-type="float" office:value="315.1667">
            <text:p>315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09T03:00:00">
            <text:p>Mon Oct  9 03:00:00 2023</text:p>
          </table:table-cell>
          <table:table-cell office:value-type="float" office:value="314.3333">
            <text:p>314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0-10T05:00:00">
            <text:p>Tue Oct 10 05:00:00 2023</text:p>
          </table:table-cell>
          <table:table-cell office:value-type="float" office:value="311.8333">
            <text:p>311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10-10T06:00:00">
            <text:p>Tue Oct 10 06:00:00 2023</text:p>
          </table:table-cell>
          <table:table-cell office:value-type="float" office:value="223.8333">
            <text:p>223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0-12T05:00:00">
            <text:p>Thu Oct 12 05:00:00 2023</text:p>
          </table:table-cell>
          <table:table-cell office:value-type="float" office:value="213.5">
            <text:p>213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13T04:00:00">
            <text:p>Fri Oct 13 04:00:00 2023</text:p>
          </table:table-cell>
          <table:table-cell office:value-type="float" office:value="269.8333">
            <text:p>269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0-13T06:00:00">
            <text:p>Fri Oct 13 06:00:00 2023</text:p>
          </table:table-cell>
          <table:table-cell office:value-type="float" office:value="190.3333">
            <text:p>190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3T08:00:00">
            <text:p>Fri Oct 13 08:00:00 2023</text:p>
          </table:table-cell>
          <table:table-cell office:value-type="float" office:value="224.5">
            <text:p>224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0-13T09:00:00">
            <text:p>Fri Oct 13 09:00:00 2023</text:p>
          </table:table-cell>
          <table:table-cell office:value-type="float" office:value="183.6667">
            <text:p>183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13T10:00:00">
            <text:p>Fri Oct 13 10:00:00 2023</text:p>
          </table:table-cell>
          <table:table-cell office:value-type="float" office:value="203.5">
            <text:p>203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0-14T05:00:00">
            <text:p>Sat Oct 14 05:00:00 2023</text:p>
          </table:table-cell>
          <table:table-cell office:value-type="float" office:value="302.5">
            <text:p>302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14T06:00:00">
            <text:p>Sat Oct 14 06:00:00 2023</text:p>
          </table:table-cell>
          <table:table-cell office:value-type="float" office:value="207.8333">
            <text:p>207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14T07:00:00">
            <text:p>Sat Oct 14 07:00:00 2023</text:p>
          </table:table-cell>
          <table:table-cell office:value-type="float" office:value="179.0">
            <text:p>179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14T08:00:00">
            <text:p>Sat Oct 14 08:00:00 2023</text:p>
          </table:table-cell>
          <table:table-cell office:value-type="float" office:value="187.6667">
            <text:p>187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0-14T10:00:00">
            <text:p>Sat Oct 14 10:00:00 2023</text:p>
          </table:table-cell>
          <table:table-cell office:value-type="float" office:value="114.8333">
            <text:p>114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0-15T04:00:00">
            <text:p>Sun Oct 15 04:00:00 2023</text:p>
          </table:table-cell>
          <table:table-cell office:value-type="float" office:value="150.0">
            <text:p>150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15T05:00:00">
            <text:p>Sun Oct 15 05:00:00 2023</text:p>
          </table:table-cell>
          <table:table-cell office:value-type="float" office:value="136.6667">
            <text:p>136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15T06:00:00">
            <text:p>Sun Oct 15 06:00:00 2023</text:p>
          </table:table-cell>
          <table:table-cell office:value-type="float" office:value="192.6667">
            <text:p>192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0-15T07:00:00">
            <text:p>Sun Oct 15 07:00:00 2023</text:p>
          </table:table-cell>
          <table:table-cell office:value-type="float" office:value="162.8333">
            <text:p>162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15T08:00:00">
            <text:p>Sun Oct 15 08:00:00 2023</text:p>
          </table:table-cell>
          <table:table-cell office:value-type="float" office:value="112.5">
            <text:p>112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15T09:00:00">
            <text:p>Sun Oct 15 09:00:00 2023</text:p>
          </table:table-cell>
          <table:table-cell office:value-type="float" office:value="273.0">
            <text:p>27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0-16T04:00:00">
            <text:p>Mon Oct 16 04:00:00 2023</text:p>
          </table:table-cell>
          <table:table-cell office:value-type="float" office:value="203.3333">
            <text:p>203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16T05:00:00">
            <text:p>Mon Oct 16 05:00:00 2023</text:p>
          </table:table-cell>
          <table:table-cell office:value-type="float" office:value="220.5">
            <text:p>220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0-16T06:00:00">
            <text:p>Mon Oct 16 06:00:00 2023</text:p>
          </table:table-cell>
          <table:table-cell office:value-type="float" office:value="232.3333">
            <text:p>232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16T07:00:00">
            <text:p>Mon Oct 16 07:00:00 2023</text:p>
          </table:table-cell>
          <table:table-cell office:value-type="float" office:value="178.1667">
            <text:p>178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16T08:00:00">
            <text:p>Mon Oct 16 08:00:00 2023</text:p>
          </table:table-cell>
          <table:table-cell office:value-type="float" office:value="193.6667">
            <text:p>193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16T09:00:00">
            <text:p>Mon Oct 16 09:00:00 2023</text:p>
          </table:table-cell>
          <table:table-cell office:value-type="float" office:value="166.5">
            <text:p>166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0-16T10:00:00">
            <text:p>Mon Oct 16 10:00:00 2023</text:p>
          </table:table-cell>
          <table:table-cell office:value-type="float" office:value="179.8333">
            <text:p>179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17T03:00:00">
            <text:p>Tue Oct 17 03:00:00 2023</text:p>
          </table:table-cell>
          <table:table-cell office:value-type="float" office:value="213.1667">
            <text:p>213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17T04:00:00">
            <text:p>Tue Oct 17 04:00:00 2023</text:p>
          </table:table-cell>
          <table:table-cell office:value-type="float" office:value="180.8333">
            <text:p>180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0-17T05:00:00">
            <text:p>Tue Oct 17 05:00:00 2023</text:p>
          </table:table-cell>
          <table:table-cell office:value-type="float" office:value="153.6667">
            <text:p>153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17T06:00:00">
            <text:p>Tue Oct 17 06:00:00 2023</text:p>
          </table:table-cell>
          <table:table-cell office:value-type="float" office:value="185.8333">
            <text:p>185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17T07:00:00">
            <text:p>Tue Oct 17 07:00:00 2023</text:p>
          </table:table-cell>
          <table:table-cell office:value-type="float" office:value="171.0">
            <text:p>171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17T08:00:00">
            <text:p>Tue Oct 17 08:00:00 2023</text:p>
          </table:table-cell>
          <table:table-cell office:value-type="float" office:value="188.8333">
            <text:p>188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0-17T09:00:00">
            <text:p>Tue Oct 17 09:00:00 2023</text:p>
          </table:table-cell>
          <table:table-cell office:value-type="float" office:value="176.6667">
            <text:p>176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18T03:00:00">
            <text:p>Wed Oct 18 03:00:00 2023</text:p>
          </table:table-cell>
          <table:table-cell office:value-type="float" office:value="212.8333">
            <text:p>212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18T04:00:00">
            <text:p>Wed Oct 18 04:00:00 2023</text:p>
          </table:table-cell>
          <table:table-cell office:value-type="float" office:value="219.1667">
            <text:p>219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0-18T05:00:00">
            <text:p>Wed Oct 18 05:00:00 2023</text:p>
          </table:table-cell>
          <table:table-cell office:value-type="float" office:value="225.5">
            <text:p>225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8T06:00:00">
            <text:p>Wed Oct 18 06:00:00 2023</text:p>
          </table:table-cell>
          <table:table-cell office:value-type="float" office:value="228.3333">
            <text:p>228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18T07:00:00">
            <text:p>Wed Oct 18 07:00:00 2023</text:p>
          </table:table-cell>
          <table:table-cell office:value-type="float" office:value="228.8333">
            <text:p>228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0-18T08:00:00">
            <text:p>Wed Oct 18 08:00:00 2023</text:p>
          </table:table-cell>
          <table:table-cell office:value-type="float" office:value="232.3333">
            <text:p>232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0-18T09:00:00">
            <text:p>Wed Oct 18 09:00:00 2023</text:p>
          </table:table-cell>
          <table:table-cell office:value-type="float" office:value="209.5">
            <text:p>209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0-18T10:00:00">
            <text:p>Wed Oct 18 10:00:00 2023</text:p>
          </table:table-cell>
          <table:table-cell office:value-type="float" office:value="199.6667">
            <text:p>199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9T03:00:00">
            <text:p>Thu Oct 19 03:00:00 2023</text:p>
          </table:table-cell>
          <table:table-cell office:value-type="float" office:value="207.0">
            <text:p>207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19T04:00:00">
            <text:p>Thu Oct 19 04:00:00 2023</text:p>
          </table:table-cell>
          <table:table-cell office:value-type="float" office:value="222.8333">
            <text:p>222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0-19T05:00:00">
            <text:p>Thu Oct 19 05:00:00 2023</text:p>
          </table:table-cell>
          <table:table-cell office:value-type="float" office:value="220.6667">
            <text:p>220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0-19T06:00:00">
            <text:p>Thu Oct 19 06:00:00 2023</text:p>
          </table:table-cell>
          <table:table-cell office:value-type="float" office:value="207.5">
            <text:p>207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19T07:00:00">
            <text:p>Thu Oct 19 07:00:00 2023</text:p>
          </table:table-cell>
          <table:table-cell office:value-type="float" office:value="204.6667">
            <text:p>204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10-19T08:00:00">
            <text:p>Thu Oct 19 08:00:00 2023</text:p>
          </table:table-cell>
          <table:table-cell office:value-type="float" office:value="214.6667">
            <text:p>214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0-19T09:00:00">
            <text:p>Thu Oct 19 09:00:00 2023</text:p>
          </table:table-cell>
          <table:table-cell office:value-type="float" office:value="226.6667">
            <text:p>226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0-20T01:00:00">
            <text:p>Fri Oct 20 01:00:00 2023</text:p>
          </table:table-cell>
          <table:table-cell office:value-type="float" office:value="252.0">
            <text:p>252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10-20T02:00:00">
            <text:p>Fri Oct 20 02:00:00 2023</text:p>
          </table:table-cell>
          <table:table-cell office:value-type="float" office:value="232.6667">
            <text:p>232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0-20T03:00:00">
            <text:p>Fri Oct 20 03:00:00 2023</text:p>
          </table:table-cell>
          <table:table-cell office:value-type="float" office:value="225.0">
            <text:p>225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0-20T04:00:00">
            <text:p>Fri Oct 20 04:00:00 2023</text:p>
          </table:table-cell>
          <table:table-cell office:value-type="float" office:value="217.5">
            <text:p>217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20T05:00:00">
            <text:p>Fri Oct 20 05:00:00 2023</text:p>
          </table:table-cell>
          <table:table-cell office:value-type="float" office:value="212.1667">
            <text:p>212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0T06:00:00">
            <text:p>Fri Oct 20 06:00:00 2023</text:p>
          </table:table-cell>
          <table:table-cell office:value-type="float" office:value="217.5">
            <text:p>217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0-20T07:00:00">
            <text:p>Fri Oct 20 07:00:00 2023</text:p>
          </table:table-cell>
          <table:table-cell office:value-type="float" office:value="226.5">
            <text:p>226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0-20T08:00:00">
            <text:p>Fri Oct 20 08:00:00 2023</text:p>
          </table:table-cell>
          <table:table-cell office:value-type="float" office:value="227.1667">
            <text:p>227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0-20T09:00:00">
            <text:p>Fri Oct 20 09:00:00 2023</text:p>
          </table:table-cell>
          <table:table-cell office:value-type="float" office:value="239.3333">
            <text:p>239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20T10:00:00">
            <text:p>Fri Oct 20 10:00:00 2023</text:p>
          </table:table-cell>
          <table:table-cell office:value-type="float" office:value="244.6667">
            <text:p>244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0T11:00:00">
            <text:p>Fri Oct 20 11:00:00 2023</text:p>
          </table:table-cell>
          <table:table-cell office:value-type="float" office:value="245.8333">
            <text:p>245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0-20T12:00:00">
            <text:p>Fri Oct 20 12:00:00 2023</text:p>
          </table:table-cell>
          <table:table-cell office:value-type="float" office:value="261.8333">
            <text:p>261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0-21T03:00:00">
            <text:p>Sat Oct 21 03:00:00 2023</text:p>
          </table:table-cell>
          <table:table-cell office:value-type="float" office:value="298.5">
            <text:p>298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0-21T04:00:00">
            <text:p>Sat Oct 21 04:00:00 2023</text:p>
          </table:table-cell>
          <table:table-cell office:value-type="float" office:value="318.6667">
            <text:p>318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21T05:00:00">
            <text:p>Sat Oct 21 05:00:00 2023</text:p>
          </table:table-cell>
          <table:table-cell office:value-type="float" office:value="311.0">
            <text:p>311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0-21T06:00:00">
            <text:p>Sat Oct 21 06:00:00 2023</text:p>
          </table:table-cell>
          <table:table-cell office:value-type="float" office:value="320.8333">
            <text:p>32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21T07:00:00">
            <text:p>Sat Oct 21 07:00:00 2023</text:p>
          </table:table-cell>
          <table:table-cell office:value-type="float" office:value="295.8333">
            <text:p>295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23T05:00:00">
            <text:p>Mon Oct 23 05:00:00 2023</text:p>
          </table:table-cell>
          <table:table-cell office:value-type="float" office:value="201.0">
            <text:p>201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23T06:00:00">
            <text:p>Mon Oct 23 06:00:00 2023</text:p>
          </table:table-cell>
          <table:table-cell office:value-type="float" office:value="248.1667">
            <text:p>248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23T07:00:00">
            <text:p>Mon Oct 23 07:00:00 2023</text:p>
          </table:table-cell>
          <table:table-cell office:value-type="float" office:value="130.3333">
            <text:p>130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0-24T04:00:00">
            <text:p>Tue Oct 24 04:00:00 2023</text:p>
          </table:table-cell>
          <table:table-cell office:value-type="float" office:value="255.3333">
            <text:p>255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24T05:00:00">
            <text:p>Tue Oct 24 05:00:00 2023</text:p>
          </table:table-cell>
          <table:table-cell office:value-type="float" office:value="247.1667">
            <text:p>247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0-24T08:00:00">
            <text:p>Tue Oct 24 08:00:00 2023</text:p>
          </table:table-cell>
          <table:table-cell office:value-type="float" office:value="65.3333">
            <text:p>65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25T05:00:00">
            <text:p>Wed Oct 25 05:00:00 2023</text:p>
          </table:table-cell>
          <table:table-cell office:value-type="float" office:value="217.0">
            <text:p>217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0-25T06:00:00">
            <text:p>Wed Oct 25 06:00:00 2023</text:p>
          </table:table-cell>
          <table:table-cell office:value-type="float" office:value="215.1667">
            <text:p>215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5T07:00:00">
            <text:p>Wed Oct 25 07:00:00 2023</text:p>
          </table:table-cell>
          <table:table-cell office:value-type="float" office:value="222.8333">
            <text:p>222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0-25T08:00:00">
            <text:p>Wed Oct 25 08:00:00 2023</text:p>
          </table:table-cell>
          <table:table-cell office:value-type="float" office:value="224.3333">
            <text:p>224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10-25T09:00:00">
            <text:p>Wed Oct 25 09:00:00 2023</text:p>
          </table:table-cell>
          <table:table-cell office:value-type="float" office:value="239.1667">
            <text:p>239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0-25T10:00:00">
            <text:p>Wed Oct 25 10:00:00 2023</text:p>
          </table:table-cell>
          <table:table-cell office:value-type="float" office:value="225.6667">
            <text:p>225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0-25T11:00:00">
            <text:p>Wed Oct 25 11:00:00 2023</text:p>
          </table:table-cell>
          <table:table-cell office:value-type="float" office:value="209.3333">
            <text:p>209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25T12:00:00">
            <text:p>Wed Oct 25 12:00:00 2023</text:p>
          </table:table-cell>
          <table:table-cell office:value-type="float" office:value="231.3333">
            <text:p>231.3333</text:p>
          </table:table-cell>
          <table:table-cell office:value-type="float" office:value="35.8">
            <text:p>35.8</text:p>
          </table:table-cell>
        </table:table-row>
        <table:table-row>
          <table:table-cell table:style-name="pd1" office:value-type="date" office:date-value="2023-10-25T23:00:00">
            <text:p>Wed Oct 25 23:00:00 2023</text:p>
          </table:table-cell>
          <table:table-cell office:value-type="float" office:value="242.3333">
            <text:p>242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26T00:00:00">
            <text:p>Thu Oct 26 00:00:00 2023</text:p>
          </table:table-cell>
          <table:table-cell office:value-type="float" office:value="230.3333">
            <text:p>230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0-26T01:00:00">
            <text:p>Thu Oct 26 01:00:00 2023</text:p>
          </table:table-cell>
          <table:table-cell office:value-type="float" office:value="193.0">
            <text:p>193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0-26T02:00:00">
            <text:p>Thu Oct 26 02:00:00 2023</text:p>
          </table:table-cell>
          <table:table-cell office:value-type="float" office:value="189.1667">
            <text:p>189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0-26T03:00:00">
            <text:p>Thu Oct 26 03:00:00 2023</text:p>
          </table:table-cell>
          <table:table-cell office:value-type="float" office:value="184.1667">
            <text:p>184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0-26T04:00:00">
            <text:p>Thu Oct 26 04:00:00 2023</text:p>
          </table:table-cell>
          <table:table-cell office:value-type="float" office:value="187.1667">
            <text:p>187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0-26T05:00:00">
            <text:p>Thu Oct 26 05:00:00 2023</text:p>
          </table:table-cell>
          <table:table-cell office:value-type="float" office:value="233.0">
            <text:p>233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0-26T06:00:00">
            <text:p>Thu Oct 26 06:00:00 2023</text:p>
          </table:table-cell>
          <table:table-cell office:value-type="float" office:value="206.8333">
            <text:p>206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26T07:00:00">
            <text:p>Thu Oct 26 07:00:00 2023</text:p>
          </table:table-cell>
          <table:table-cell office:value-type="float" office:value="198.3333">
            <text:p>198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0-26T08:00:00">
            <text:p>Thu Oct 26 08:00:00 2023</text:p>
          </table:table-cell>
          <table:table-cell office:value-type="float" office:value="217.3333">
            <text:p>217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0-28T04:00:00">
            <text:p>Sat Oct 28 04:00:00 2023</text:p>
          </table:table-cell>
          <table:table-cell office:value-type="float" office:value="207.0">
            <text:p>207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28T05:00:00">
            <text:p>Sat Oct 28 05:00:00 2023</text:p>
          </table:table-cell>
          <table:table-cell office:value-type="float" office:value="189.3333">
            <text:p>189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0-28T06:00:00">
            <text:p>Sat Oct 28 06:00:00 2023</text:p>
          </table:table-cell>
          <table:table-cell office:value-type="float" office:value="192.3333">
            <text:p>19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0-28T07:00:00">
            <text:p>Sat Oct 28 07:00:00 2023</text:p>
          </table:table-cell>
          <table:table-cell office:value-type="float" office:value="210.8333">
            <text:p>210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0-28T08:00:00">
            <text:p>Sat Oct 28 08:00:00 2023</text:p>
          </table:table-cell>
          <table:table-cell office:value-type="float" office:value="188.0">
            <text:p>188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0-28T09:00:00">
            <text:p>Sat Oct 28 09:00:00 2023</text:p>
          </table:table-cell>
          <table:table-cell office:value-type="float" office:value="198.0">
            <text:p>198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0-28T10:00:00">
            <text:p>Sat Oct 28 10:00:00 2023</text:p>
          </table:table-cell>
          <table:table-cell office:value-type="float" office:value="206.5">
            <text:p>206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0-29T04:00:00">
            <text:p>Sun Oct 29 04:00:00 2023</text:p>
          </table:table-cell>
          <table:table-cell office:value-type="float" office:value="189.0">
            <text:p>189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0-29T05:00:00">
            <text:p>Sun Oct 29 05:00:00 2023</text:p>
          </table:table-cell>
          <table:table-cell office:value-type="float" office:value="184.0">
            <text:p>184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0-29T06:00:00">
            <text:p>Sun Oct 29 06:00:00 2023</text:p>
          </table:table-cell>
          <table:table-cell office:value-type="float" office:value="198.3333">
            <text:p>198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9T07:00:00">
            <text:p>Sun Oct 29 07:00:00 2023</text:p>
          </table:table-cell>
          <table:table-cell office:value-type="float" office:value="196.6667">
            <text:p>196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29T08:00:00">
            <text:p>Sun Oct 29 08:00:00 2023</text:p>
          </table:table-cell>
          <table:table-cell office:value-type="float" office:value="184.0">
            <text:p>184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29T09:00:00">
            <text:p>Sun Oct 29 09:00:00 2023</text:p>
          </table:table-cell>
          <table:table-cell office:value-type="float" office:value="182.1667">
            <text:p>182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0-30T03:00:00">
            <text:p>Mon Oct 30 03:00:00 2023</text:p>
          </table:table-cell>
          <table:table-cell office:value-type="float" office:value="228.1667">
            <text:p>228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0-30T06:00:00">
            <text:p>Mon Oct 30 06:00:00 2023</text:p>
          </table:table-cell>
          <table:table-cell office:value-type="float" office:value="195.8333">
            <text:p>195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10-30T07:00:00">
            <text:p>Mon Oct 30 07:00:00 2023</text:p>
          </table:table-cell>
          <table:table-cell office:value-type="float" office:value="250.3333">
            <text:p>250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0-30T08:00:00">
            <text:p>Mon Oct 30 08:00:00 2023</text:p>
          </table:table-cell>
          <table:table-cell office:value-type="float" office:value="278.6667">
            <text:p>278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30T09:00:00">
            <text:p>Mon Oct 30 09:00:00 2023</text:p>
          </table:table-cell>
          <table:table-cell office:value-type="float" office:value="296.8333">
            <text:p>296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30T10:00:00">
            <text:p>Mon Oct 30 10:00:00 2023</text:p>
          </table:table-cell>
          <table:table-cell office:value-type="float" office:value="304.0">
            <text:p>304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30T11:00:00">
            <text:p>Mon Oct 30 11:00:00 2023</text:p>
          </table:table-cell>
          <table:table-cell office:value-type="float" office:value="314.5">
            <text:p>314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10-30T12:00:00">
            <text:p>Mon Oct 30 12:00:00 2023</text:p>
          </table:table-cell>
          <table:table-cell office:value-type="float" office:value="286.1667">
            <text:p>286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10-30T13:00:00">
            <text:p>Mon Oct 30 13:00:00 2023</text:p>
          </table:table-cell>
          <table:table-cell office:value-type="float" office:value="283.5">
            <text:p>283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0-30T14:00:00">
            <text:p>Mon Oct 30 14:00:00 2023</text:p>
          </table:table-cell>
          <table:table-cell office:value-type="float" office:value="274.5">
            <text:p>274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10-30T15:00:00">
            <text:p>Mon Oct 30 15:00:00 2023</text:p>
          </table:table-cell>
          <table:table-cell office:value-type="float" office:value="279.5">
            <text:p>279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10-30T16:00:00">
            <text:p>Mon Oct 30 16:00:00 2023</text:p>
          </table:table-cell>
          <table:table-cell office:value-type="float" office:value="276.5">
            <text:p>276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10-30T17:00:00">
            <text:p>Mon Oct 30 17:00:00 2023</text:p>
          </table:table-cell>
          <table:table-cell office:value-type="float" office:value="290.5">
            <text:p>290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10-30T18:00:00">
            <text:p>Mon Oct 30 18:00:00 2023</text:p>
          </table:table-cell>
          <table:table-cell office:value-type="float" office:value="277.6667">
            <text:p>277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10-30T19:00:00">
            <text:p>Mon Oct 30 19:00:00 2023</text:p>
          </table:table-cell>
          <table:table-cell office:value-type="float" office:value="275.5">
            <text:p>275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10-30T20:00:00">
            <text:p>Mon Oct 30 20:00:00 2023</text:p>
          </table:table-cell>
          <table:table-cell office:value-type="float" office:value="299.0">
            <text:p>299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0-30T21:00:00">
            <text:p>Mon Oct 30 21:00:00 2023</text:p>
          </table:table-cell>
          <table:table-cell office:value-type="float" office:value="305.3333">
            <text:p>305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0-30T22:00:00">
            <text:p>Mon Oct 30 22:00:00 2023</text:p>
          </table:table-cell>
          <table:table-cell office:value-type="float" office:value="307.0">
            <text:p>307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0-30T23:00:00">
            <text:p>Mon Oct 30 23:00:00 2023</text:p>
          </table:table-cell>
          <table:table-cell office:value-type="float" office:value="187.8333">
            <text:p>187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1-01T00:00:00">
            <text:p>Wed Nov  1 00:00:00 2023</text:p>
          </table:table-cell>
          <table:table-cell office:value-type="float" office:value="83.0">
            <text:p>83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02T04:00:00">
            <text:p>Thu Nov  2 04:00:00 2023</text:p>
          </table:table-cell>
          <table:table-cell office:value-type="float" office:value="216.5">
            <text:p>216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1-02T05:00:00">
            <text:p>Thu Nov  2 05:00:00 2023</text:p>
          </table:table-cell>
          <table:table-cell office:value-type="float" office:value="214.1667">
            <text:p>214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02T06:00:00">
            <text:p>Thu Nov  2 06:00:00 2023</text:p>
          </table:table-cell>
          <table:table-cell office:value-type="float" office:value="226.8333">
            <text:p>226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1-02T07:00:00">
            <text:p>Thu Nov  2 07:00:00 2023</text:p>
          </table:table-cell>
          <table:table-cell office:value-type="float" office:value="223.1667">
            <text:p>223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02T08:00:00">
            <text:p>Thu Nov  2 08:00:00 2023</text:p>
          </table:table-cell>
          <table:table-cell office:value-type="float" office:value="217.0">
            <text:p>217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1-02T09:00:00">
            <text:p>Thu Nov  2 09:00:00 2023</text:p>
          </table:table-cell>
          <table:table-cell office:value-type="float" office:value="230.8333">
            <text:p>230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02T10:00:00">
            <text:p>Thu Nov  2 10:00:00 2023</text:p>
          </table:table-cell>
          <table:table-cell office:value-type="float" office:value="240.3333">
            <text:p>240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1-02T11:00:00">
            <text:p>Thu Nov  2 11:00:00 2023</text:p>
          </table:table-cell>
          <table:table-cell office:value-type="float" office:value="236.6667">
            <text:p>236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1-02T12:00:00">
            <text:p>Thu Nov  2 12:00:00 2023</text:p>
          </table:table-cell>
          <table:table-cell office:value-type="float" office:value="238.3333">
            <text:p>238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1-03T00:00:00">
            <text:p>Fri Nov  3 00:00:00 2023</text:p>
          </table:table-cell>
          <table:table-cell office:value-type="float" office:value="281.0">
            <text:p>281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11-03T01:00:00">
            <text:p>Fri Nov  3 01:00:00 2023</text:p>
          </table:table-cell>
          <table:table-cell office:value-type="float" office:value="277.5">
            <text:p>277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1-03T02:00:00">
            <text:p>Fri Nov  3 02:00:00 2023</text:p>
          </table:table-cell>
          <table:table-cell office:value-type="float" office:value="263.5">
            <text:p>263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1-03T03:00:00">
            <text:p>Fri Nov  3 03:00:00 2023</text:p>
          </table:table-cell>
          <table:table-cell office:value-type="float" office:value="274.3333">
            <text:p>274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11-03T04:00:00">
            <text:p>Fri Nov  3 04:00:00 2023</text:p>
          </table:table-cell>
          <table:table-cell office:value-type="float" office:value="251.1667">
            <text:p>251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3T05:00:00">
            <text:p>Fri Nov  3 05:00:00 2023</text:p>
          </table:table-cell>
          <table:table-cell office:value-type="float" office:value="265.3333">
            <text:p>265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03T06:00:00">
            <text:p>Fri Nov  3 06:00:00 2023</text:p>
          </table:table-cell>
          <table:table-cell office:value-type="float" office:value="247.6667">
            <text:p>247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03T07:00:00">
            <text:p>Fri Nov  3 07:00:00 2023</text:p>
          </table:table-cell>
          <table:table-cell office:value-type="float" office:value="262.0">
            <text:p>262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1-03T08:00:00">
            <text:p>Fri Nov  3 08:00:00 2023</text:p>
          </table:table-cell>
          <table:table-cell office:value-type="float" office:value="242.0">
            <text:p>24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1-03T09:00:00">
            <text:p>Fri Nov  3 09:00:00 2023</text:p>
          </table:table-cell>
          <table:table-cell office:value-type="float" office:value="263.5">
            <text:p>263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03T10:00:00">
            <text:p>Fri Nov  3 10:00:00 2023</text:p>
          </table:table-cell>
          <table:table-cell office:value-type="float" office:value="258.0">
            <text:p>258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1-03T11:00:00">
            <text:p>Fri Nov  3 11:00:00 2023</text:p>
          </table:table-cell>
          <table:table-cell office:value-type="float" office:value="248.8333">
            <text:p>248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1-03T12:00:00">
            <text:p>Fri Nov  3 12:00:00 2023</text:p>
          </table:table-cell>
          <table:table-cell office:value-type="float" office:value="262.3333">
            <text:p>262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1-04T02:00:00">
            <text:p>Sat Nov  4 02:00:00 2023</text:p>
          </table:table-cell>
          <table:table-cell office:value-type="float" office:value="253.8333">
            <text:p>253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1-04T03:00:00">
            <text:p>Sat Nov  4 03:00:00 2023</text:p>
          </table:table-cell>
          <table:table-cell office:value-type="float" office:value="257.0">
            <text:p>257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1-04T04:00:00">
            <text:p>Sat Nov  4 04:00:00 2023</text:p>
          </table:table-cell>
          <table:table-cell office:value-type="float" office:value="216.6667">
            <text:p>216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04T05:00:00">
            <text:p>Sat Nov  4 05:00:00 2023</text:p>
          </table:table-cell>
          <table:table-cell office:value-type="float" office:value="207.6667">
            <text:p>207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1-04T06:00:00">
            <text:p>Sat Nov  4 06:00:00 2023</text:p>
          </table:table-cell>
          <table:table-cell office:value-type="float" office:value="231.5">
            <text:p>231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4T07:00:00">
            <text:p>Sat Nov  4 07:00:00 2023</text:p>
          </table:table-cell>
          <table:table-cell office:value-type="float" office:value="232.8333">
            <text:p>232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04T08:00:00">
            <text:p>Sat Nov  4 08:00:00 2023</text:p>
          </table:table-cell>
          <table:table-cell office:value-type="float" office:value="207.0">
            <text:p>207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1-04T09:00:00">
            <text:p>Sat Nov  4 09:00:00 2023</text:p>
          </table:table-cell>
          <table:table-cell office:value-type="float" office:value="211.3333">
            <text:p>211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1-05T03:00:00">
            <text:p>Sun Nov  5 03:00:00 2023</text:p>
          </table:table-cell>
          <table:table-cell office:value-type="float" office:value="235.5">
            <text:p>235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05T04:00:00">
            <text:p>Sun Nov  5 04:00:00 2023</text:p>
          </table:table-cell>
          <table:table-cell office:value-type="float" office:value="241.5">
            <text:p>241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5T05:00:00">
            <text:p>Sun Nov  5 05:00:00 2023</text:p>
          </table:table-cell>
          <table:table-cell office:value-type="float" office:value="253.6667">
            <text:p>253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05T06:00:00">
            <text:p>Sun Nov  5 06:00:00 2023</text:p>
          </table:table-cell>
          <table:table-cell office:value-type="float" office:value="272.6667">
            <text:p>272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1-05T07:00:00">
            <text:p>Sun Nov  5 07:00:00 2023</text:p>
          </table:table-cell>
          <table:table-cell office:value-type="float" office:value="289.3333">
            <text:p>289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1-05T08:00:00">
            <text:p>Sun Nov  5 08:00:00 2023</text:p>
          </table:table-cell>
          <table:table-cell office:value-type="float" office:value="305.3333">
            <text:p>305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1-05T09:00:00">
            <text:p>Sun Nov  5 09:00:00 2023</text:p>
          </table:table-cell>
          <table:table-cell office:value-type="float" office:value="228.5">
            <text:p>22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06T03:00:00">
            <text:p>Mon Nov  6 03:00:00 2023</text:p>
          </table:table-cell>
          <table:table-cell office:value-type="float" office:value="285.5">
            <text:p>285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06T08:00:00">
            <text:p>Mon Nov  6 08:00:00 2023</text:p>
          </table:table-cell>
          <table:table-cell office:value-type="float" office:value="224.8333">
            <text:p>224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06T09:00:00">
            <text:p>Mon Nov  6 09:00:00 2023</text:p>
          </table:table-cell>
          <table:table-cell office:value-type="float" office:value="244.6667">
            <text:p>244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07T08:00:00">
            <text:p>Tue Nov  7 08:00:00 2023</text:p>
          </table:table-cell>
          <table:table-cell office:value-type="float" office:value="291.0">
            <text:p>291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07T09:00:00">
            <text:p>Tue Nov  7 09:00:00 2023</text:p>
          </table:table-cell>
          <table:table-cell office:value-type="float" office:value="136.0">
            <text:p>136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1-09T05:00:00">
            <text:p>Thu Nov  9 05:00:00 2023</text:p>
          </table:table-cell>
          <table:table-cell office:value-type="float" office:value="208.3333">
            <text:p>208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1-09T06:00:00">
            <text:p>Thu Nov  9 06:00:00 2023</text:p>
          </table:table-cell>
          <table:table-cell office:value-type="float" office:value="188.0">
            <text:p>188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1-09T07:00:00">
            <text:p>Thu Nov  9 07:00:00 2023</text:p>
          </table:table-cell>
          <table:table-cell office:value-type="float" office:value="173.6667">
            <text:p>173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1-10T11:00:00">
            <text:p>Fri Nov 10 11:00:00 2023</text:p>
          </table:table-cell>
          <table:table-cell office:value-type="float" office:value="92.0">
            <text:p>92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10T12:00:00">
            <text:p>Fri Nov 10 12:00:00 2023</text:p>
          </table:table-cell>
          <table:table-cell office:value-type="float" office:value="174.8333">
            <text:p>174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11T06:00:00">
            <text:p>Sat Nov 11 06:00:00 2023</text:p>
          </table:table-cell>
          <table:table-cell office:value-type="float" office:value="222.6667">
            <text:p>222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11T07:00:00">
            <text:p>Sat Nov 11 07:00:00 2023</text:p>
          </table:table-cell>
          <table:table-cell office:value-type="float" office:value="254.5">
            <text:p>254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11T08:00:00">
            <text:p>Sat Nov 11 08:00:00 2023</text:p>
          </table:table-cell>
          <table:table-cell office:value-type="float" office:value="273.5">
            <text:p>273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11T09:00:00">
            <text:p>Sat Nov 11 09:00:00 2023</text:p>
          </table:table-cell>
          <table:table-cell office:value-type="float" office:value="174.5">
            <text:p>174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1-11T10:00:00">
            <text:p>Sat Nov 11 10:00:00 2023</text:p>
          </table:table-cell>
          <table:table-cell office:value-type="float" office:value="204.1667">
            <text:p>204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11T11:00:00">
            <text:p>Sat Nov 11 11:00:00 2023</text:p>
          </table:table-cell>
          <table:table-cell office:value-type="float" office:value="121.3333">
            <text:p>121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1T12:00:00">
            <text:p>Sat Nov 11 12:00:00 2023</text:p>
          </table:table-cell>
          <table:table-cell office:value-type="float" office:value="202.8333">
            <text:p>202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1-12T05:00:00">
            <text:p>Sun Nov 12 05:00:00 2023</text:p>
          </table:table-cell>
          <table:table-cell office:value-type="float" office:value="109.8333">
            <text:p>109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1-12T06:00:00">
            <text:p>Sun Nov 12 06:00:00 2023</text:p>
          </table:table-cell>
          <table:table-cell office:value-type="float" office:value="103.0">
            <text:p>103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1-12T07:00:00">
            <text:p>Sun Nov 12 07:00:00 2023</text:p>
          </table:table-cell>
          <table:table-cell office:value-type="float" office:value="223.6667">
            <text:p>223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1-12T08:00:00">
            <text:p>Sun Nov 12 08:00:00 2023</text:p>
          </table:table-cell>
          <table:table-cell office:value-type="float" office:value="192.0">
            <text:p>192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129.3333">
            <text:p>129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52.5">
            <text:p>52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36.3333">
            <text:p>36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33.8333">
            <text:p>33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33.5">
            <text:p>33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36.8333">
            <text:p>36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40.1667">
            <text:p>40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125.5">
            <text:p>125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47.6667">
            <text:p>47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42.3333">
            <text:p>42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228.0">
            <text:p>228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151.8333">
            <text:p>151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174.1667">
            <text:p>174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48.3333">
            <text:p>4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4:00:00">
            <text:p>Mon Nov 20 04:00:00 2023</text:p>
          </table:table-cell>
          <table:table-cell office:value-type="float" office:value="92.6667">
            <text:p>92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1-20T05:00:00">
            <text:p>Mon Nov 20 05:00:00 2023</text:p>
          </table:table-cell>
          <table:table-cell office:value-type="float" office:value="91.5">
            <text:p>91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20T06:00:00">
            <text:p>Mon Nov 20 06:00:00 2023</text:p>
          </table:table-cell>
          <table:table-cell office:value-type="float" office:value="101.5">
            <text:p>101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1T04:00:00">
            <text:p>Tue Nov 21 04:00:00 2023</text:p>
          </table:table-cell>
          <table:table-cell office:value-type="float" office:value="179.6667">
            <text:p>179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1-21T05:00:00">
            <text:p>Tue Nov 21 05:00:00 2023</text:p>
          </table:table-cell>
          <table:table-cell office:value-type="float" office:value="256.1667">
            <text:p>256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21T06:00:00">
            <text:p>Tue Nov 21 06:00:00 2023</text:p>
          </table:table-cell>
          <table:table-cell office:value-type="float" office:value="138.8333">
            <text:p>138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21T07:00:00">
            <text:p>Tue Nov 21 07:00:00 2023</text:p>
          </table:table-cell>
          <table:table-cell office:value-type="float" office:value="50.0">
            <text:p>50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11-21T08:00:00">
            <text:p>Tue Nov 21 08:00:00 2023</text:p>
          </table:table-cell>
          <table:table-cell office:value-type="float" office:value="163.1667">
            <text:p>163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11-25T05:00:00">
            <text:p>Sat Nov 25 05:00:00 2023</text:p>
          </table:table-cell>
          <table:table-cell office:value-type="float" office:value="75.5">
            <text:p>75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1-25T07:00:00">
            <text:p>Sat Nov 25 07:00:00 2023</text:p>
          </table:table-cell>
          <table:table-cell office:value-type="float" office:value="75.8333">
            <text:p>75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1-25T08:00:00">
            <text:p>Sat Nov 25 08:00:00 2023</text:p>
          </table:table-cell>
          <table:table-cell office:value-type="float" office:value="136.3333">
            <text:p>136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26T03:00:00">
            <text:p>Sun Nov 26 03:00:00 2023</text:p>
          </table:table-cell>
          <table:table-cell office:value-type="float" office:value="244.8333">
            <text:p>244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6T04:00:00">
            <text:p>Sun Nov 26 04:00:00 2023</text:p>
          </table:table-cell>
          <table:table-cell office:value-type="float" office:value="241.8333">
            <text:p>241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11-26T05:00:00">
            <text:p>Sun Nov 26 05:00:00 2023</text:p>
          </table:table-cell>
          <table:table-cell office:value-type="float" office:value="139.1667">
            <text:p>139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27T03:00:00">
            <text:p>Mon Nov 27 03:00:00 2023</text:p>
          </table:table-cell>
          <table:table-cell office:value-type="float" office:value="105.1667">
            <text:p>105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7T04:00:00">
            <text:p>Mon Nov 27 04:00:00 2023</text:p>
          </table:table-cell>
          <table:table-cell office:value-type="float" office:value="131.5">
            <text:p>131.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11-27T05:00:00">
            <text:p>Mon Nov 27 05:00:00 2023</text:p>
          </table:table-cell>
          <table:table-cell office:value-type="float" office:value="75.5">
            <text:p>75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11-27T06:00:00">
            <text:p>Mon Nov 27 06:00:00 2023</text:p>
          </table:table-cell>
          <table:table-cell office:value-type="float" office:value="43.1667">
            <text:p>43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7T08:00:00">
            <text:p>Mon Nov 27 08:00:00 2023</text:p>
          </table:table-cell>
          <table:table-cell office:value-type="float" office:value="82.0">
            <text:p>82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8T03:00:00">
            <text:p>Tue Nov 28 03:00:00 2023</text:p>
          </table:table-cell>
          <table:table-cell office:value-type="float" office:value="41.8333">
            <text:p>41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28T08:00:00">
            <text:p>Tue Nov 28 08:00:00 2023</text:p>
          </table:table-cell>
          <table:table-cell office:value-type="float" office:value="28.0">
            <text:p>28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34.1667">
            <text:p>34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29T06:00:00">
            <text:p>Wed Nov 29 06:00:00 2023</text:p>
          </table:table-cell>
          <table:table-cell office:value-type="float" office:value="38.6667">
            <text:p>38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11-29T07:00:00">
            <text:p>Wed Nov 29 07:00:00 2023</text:p>
          </table:table-cell>
          <table:table-cell office:value-type="float" office:value="46.5">
            <text:p>46.5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11-30T02:00:00">
            <text:p>Thu Nov 30 02:00:00 2023</text:p>
          </table:table-cell>
          <table:table-cell office:value-type="float" office:value="227.3333">
            <text:p>227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30T03:00:00">
            <text:p>Thu Nov 30 03:00:00 2023</text:p>
          </table:table-cell>
          <table:table-cell office:value-type="float" office:value="242.1667">
            <text:p>242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30T04:00:00">
            <text:p>Thu Nov 30 04:00:00 2023</text:p>
          </table:table-cell>
          <table:table-cell office:value-type="float" office:value="245.6667">
            <text:p>245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30T05:00:00">
            <text:p>Thu Nov 30 05:00:00 2023</text:p>
          </table:table-cell>
          <table:table-cell office:value-type="float" office:value="241.3333">
            <text:p>241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30T06:00:00">
            <text:p>Thu Nov 30 06:00:00 2023</text:p>
          </table:table-cell>
          <table:table-cell office:value-type="float" office:value="228.0">
            <text:p>228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212.0">
            <text:p>212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204.3333">
            <text:p>204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188.8333">
            <text:p>188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01T06:00:00">
            <text:p>Fri Dec  1 06:00:00 2023</text:p>
          </table:table-cell>
          <table:table-cell office:value-type="float" office:value="259.5">
            <text:p>259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2-01T08:00:00">
            <text:p>Fri Dec  1 08:00:00 2023</text:p>
          </table:table-cell>
          <table:table-cell office:value-type="float" office:value="323.1667">
            <text:p>323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12-01T09:00:00">
            <text:p>Fri Dec  1 09:00:00 2023</text:p>
          </table:table-cell>
          <table:table-cell office:value-type="float" office:value="274.8333">
            <text:p>274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01T10:00:00">
            <text:p>Fri Dec  1 10:00:00 2023</text:p>
          </table:table-cell>
          <table:table-cell office:value-type="float" office:value="267.1667">
            <text:p>267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2-01T11:00:00">
            <text:p>Fri Dec  1 11:00:00 2023</text:p>
          </table:table-cell>
          <table:table-cell office:value-type="float" office:value="195.0">
            <text:p>195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2-01T12:00:00">
            <text:p>Fri Dec  1 12:00:00 2023</text:p>
          </table:table-cell>
          <table:table-cell office:value-type="float" office:value="234.3333">
            <text:p>234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2-01T13:00:00">
            <text:p>Fri Dec  1 13:00:00 2023</text:p>
          </table:table-cell>
          <table:table-cell office:value-type="float" office:value="247.1667">
            <text:p>247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2-01T14:00:00">
            <text:p>Fri Dec  1 14:00:00 2023</text:p>
          </table:table-cell>
          <table:table-cell office:value-type="float" office:value="243.1667">
            <text:p>243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12-01T15:00:00">
            <text:p>Fri Dec  1 15:00:00 2023</text:p>
          </table:table-cell>
          <table:table-cell office:value-type="float" office:value="291.3333">
            <text:p>291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12-01T16:00:00">
            <text:p>Fri Dec  1 16:00:00 2023</text:p>
          </table:table-cell>
          <table:table-cell office:value-type="float" office:value="256.3333">
            <text:p>256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12-01T17:00:00">
            <text:p>Fri Dec  1 17:00:00 2023</text:p>
          </table:table-cell>
          <table:table-cell office:value-type="float" office:value="263.1667">
            <text:p>263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12-01T18:00:00">
            <text:p>Fri Dec  1 18:00:00 2023</text:p>
          </table:table-cell>
          <table:table-cell office:value-type="float" office:value="268.8333">
            <text:p>268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12-01T19:00:00">
            <text:p>Fri Dec  1 19:00:00 2023</text:p>
          </table:table-cell>
          <table:table-cell office:value-type="float" office:value="257.6667">
            <text:p>257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2-01T20:00:00">
            <text:p>Fri Dec  1 20:00:00 2023</text:p>
          </table:table-cell>
          <table:table-cell office:value-type="float" office:value="262.8333">
            <text:p>262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2-01T21:00:00">
            <text:p>Fri Dec  1 21:00:00 2023</text:p>
          </table:table-cell>
          <table:table-cell office:value-type="float" office:value="282.5">
            <text:p>282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01T22:00:00">
            <text:p>Fri Dec  1 22:00:00 2023</text:p>
          </table:table-cell>
          <table:table-cell office:value-type="float" office:value="274.8333">
            <text:p>274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2-02T04:00:00">
            <text:p>Sat Dec  2 04:00:00 2023</text:p>
          </table:table-cell>
          <table:table-cell office:value-type="float" office:value="255.1667">
            <text:p>255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02T06:00:00">
            <text:p>Sat Dec  2 06:00:00 2023</text:p>
          </table:table-cell>
          <table:table-cell office:value-type="float" office:value="213.6667">
            <text:p>213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86.1667">
            <text:p>86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04T06:00:00">
            <text:p>Mon Dec  4 06:00:00 2023</text:p>
          </table:table-cell>
          <table:table-cell office:value-type="float" office:value="43.0">
            <text:p>43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04T07:00:00">
            <text:p>Mon Dec  4 07:00:00 2023</text:p>
          </table:table-cell>
          <table:table-cell office:value-type="float" office:value="47.1667">
            <text:p>47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08T05:00:00">
            <text:p>Fri Dec  8 05:00:00 2023</text:p>
          </table:table-cell>
          <table:table-cell office:value-type="float" office:value="179.6667">
            <text:p>179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08T06:00:00">
            <text:p>Fri Dec  8 06:00:00 2023</text:p>
          </table:table-cell>
          <table:table-cell office:value-type="float" office:value="171.0">
            <text:p>171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09T00:00:00">
            <text:p>Sat Dec  9 00:00:00 2023</text:p>
          </table:table-cell>
          <table:table-cell office:value-type="float" office:value="227.6667">
            <text:p>227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09T03:00:00">
            <text:p>Sat Dec  9 03:00:00 2023</text:p>
          </table:table-cell>
          <table:table-cell office:value-type="float" office:value="128.0">
            <text:p>128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37.5">
            <text:p>37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10T06:00:00">
            <text:p>Sun Dec 10 06:00:00 2023</text:p>
          </table:table-cell>
          <table:table-cell office:value-type="float" office:value="71.3333">
            <text:p>71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4T02:00:00">
            <text:p>Thu Dec 14 02:00:00 2023</text:p>
          </table:table-cell>
          <table:table-cell office:value-type="float" office:value="248.1667">
            <text:p>248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14T03:00:00">
            <text:p>Thu Dec 14 03:00:00 2023</text:p>
          </table:table-cell>
          <table:table-cell office:value-type="float" office:value="277.5">
            <text:p>277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4T04:00:00">
            <text:p>Thu Dec 14 04:00:00 2023</text:p>
          </table:table-cell>
          <table:table-cell office:value-type="float" office:value="223.6667">
            <text:p>223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4T05:00:00">
            <text:p>Thu Dec 14 05:00:00 2023</text:p>
          </table:table-cell>
          <table:table-cell office:value-type="float" office:value="178.5">
            <text:p>178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2-14T06:00:00">
            <text:p>Thu Dec 14 06:00:00 2023</text:p>
          </table:table-cell>
          <table:table-cell office:value-type="float" office:value="105.6667">
            <text:p>105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14T08:00:00">
            <text:p>Thu Dec 14 08:00:00 2023</text:p>
          </table:table-cell>
          <table:table-cell office:value-type="float" office:value="238.3333">
            <text:p>238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2-14T09:00:00">
            <text:p>Thu Dec 14 09:00:00 2023</text:p>
          </table:table-cell>
          <table:table-cell office:value-type="float" office:value="137.6667">
            <text:p>137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131.5">
            <text:p>131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92.1667">
            <text:p>92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2-20T05:00:00">
            <text:p>Wed Dec 20 05:00:00 2023</text:p>
          </table:table-cell>
          <table:table-cell office:value-type="float" office:value="129.0">
            <text:p>129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20T07:00:00">
            <text:p>Wed Dec 20 07:00:00 2023</text:p>
          </table:table-cell>
          <table:table-cell office:value-type="float" office:value="66.3333">
            <text:p>66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180.6667">
            <text:p>180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138.8333">
            <text:p>138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42.6667">
            <text:p>4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47.0">
            <text:p>4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40.6667">
            <text:p>40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41.8333">
            <text:p>41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33.5">
            <text:p>33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95.5">
            <text:p>95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84.5">
            <text:p>84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43.1667">
            <text:p>43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119.8333">
            <text:p>119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71.5">
            <text:p>71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147.8333">
            <text:p>147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86.3333">
            <text:p>86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32.0">
            <text:p>32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154.6667">
            <text:p>154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83.0">
            <text:p>8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31T06:00:00">
            <text:p>Sun Dec 31 06:00:00 2023</text:p>
          </table:table-cell>
          <table:table-cell office:value-type="float" office:value="49.8333">
            <text:p>49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31T08:00:00">
            <text:p>Sun Dec 31 08:00:00 2023</text:p>
          </table:table-cell>
          <table:table-cell office:value-type="float" office:value="40.5">
            <text:p>40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31T09:00:00">
            <text:p>Sun Dec 31 09:00:00 2023</text:p>
          </table:table-cell>
          <table:table-cell office:value-type="float" office:value="100.3333">
            <text:p>100.3333</text:p>
          </table:table-cell>
          <table:table-cell office:value-type="float" office:value="8.0">
            <text:p>8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